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45in"/>
    </style:style>
    <style:style style:name="co2" style:family="table-column">
      <style:table-column-properties fo:break-before="auto" style:column-width="0.8516in"/>
    </style:style>
    <style:style style:name="co3" style:family="table-column">
      <style:table-column-properties fo:break-before="auto" style:column-width="1.0335in"/>
    </style:style>
    <style:style style:name="co4" style:family="table-column">
      <style:table-column-properties fo:break-before="auto" style:column-width="0.8165in"/>
    </style:style>
    <style:style style:name="co5" style:family="table-column">
      <style:table-column-properties fo:break-before="auto" style:column-width="0.990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>
        <table:iteration table:status="enable" table:steps="1" table:maximum-difference="100"/>
      </table:calculation-settings>
      <table:table table:name="Sheet1" table:style-name="ta1">
        <table:shapes>
          <draw:frame draw:z-index="0" draw:style-name="gr1" draw:text-style-name="P1" svg:width="6.3016in" svg:height="3.5469in" svg:x="5.0028in" svg:y="0.4421in">
            <draw:object draw:notify-on-update-of-ranges="Sheet1.B2:Sheet1.B102 Sheet1.C2:Sheet1.C102 Sheet1.B103:Sheet1.B203 Sheet1.C103:Sheet1.C203 Sheet1.B204:Sheet1.B304 Sheet1.C204:Sheet1.C304 Sheet1.B305:Sheet1.B405 Sheet1.C305:Sheet1.C405 Sheet1.B406:Sheet1.B506 Sheet1.C406:Sheet1.C506 Sheet1.B507:Sheet1.B607 Sheet1.C507:Sheet1.C607 Sheet1.B608:Sheet1.B708 Sheet1.C608:Sheet1.C708 Sheet1.B709:Sheet1.B809 Sheet1.C709:Sheet1.C809 Sheet1.B810:Sheet1.B910 Sheet1.C810:Sheet1.C910 Sheet1.B911:Sheet1.B1011 Sheet1.C911:Sheet1.C1011 Sheet1.B1012:Sheet1.B1112 Sheet1.C1012:Sheet1.C1112 Sheet1.B1113:Sheet1.B1213 Sheet1.C1113:Sheet1.C1213 Sheet1.B1214:Sheet1.B1314 Sheet1.C1214:Sheet1.C1314 Sheet1.B1315:Sheet1.B1415 Sheet1.C1315:Sheet1.C1415 Sheet1.B1416:Sheet1.B1516 Sheet1.C1416:Sheet1.C151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3016in" svg:height="3.5469in" svg:x="4.872in" svg:y="4.3165in">
            <draw:object draw:notify-on-update-of-ranges="Sheet1.B2:Sheet1.B102 Sheet1.D2:Sheet1.D102 Sheet1.B103:Sheet1.B203 Sheet1.D103:Sheet1.D203 Sheet1.B204:Sheet1.B304 Sheet1.D204:Sheet1.D304 Sheet1.B305:Sheet1.B405 Sheet1.D305:Sheet1.D405 Sheet1.B406:Sheet1.B506 Sheet1.D406:Sheet1.D506 Sheet1.B507:Sheet1.B607 Sheet1.D507:Sheet1.D607 Sheet1.B608:Sheet1.B708 Sheet1.D608:Sheet1.D708 Sheet1.B709:Sheet1.B809 Sheet1.D709:Sheet1.D809 Sheet1.B810:Sheet1.B910 Sheet1.D810:Sheet1.D910 Sheet1.B911:Sheet1.B1011 Sheet1.D911:Sheet1.D1011 Sheet1.B1012:Sheet1.B1112 Sheet1.D1012:Sheet1.D1112 Sheet1.B1113:Sheet1.B1213 Sheet1.D1113:Sheet1.D1213 Sheet1.B1214:Sheet1.B1314 Sheet1.D1214:Sheet1.D1314 Sheet1.B1315:Sheet1.B1415 Sheet1.D1315:Sheet1.D1415 Sheet1.B1416:Sheet1.B1516 Sheet1.D1416:Sheet1.D1516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Temperature</text:p>
          </table:table-cell>
          <table:table-cell office:value-type="string">
            <text:p><text:s/>Et</text:p>
          </table:table-cell>
          <table:table-cell office:value-type="string">
            <text:p><text:s/>tn0</text:p>
          </table:table-cell>
          <table:table-cell office:value-type="string">
            <text:p><text:s/>k</text:p>
          </table:table-cell>
          <table:table-cell office:value-type="string">
            <text:p><text:s/>chi2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461313">
            <text:p>0.0461313</text:p>
          </table:table-cell>
          <table:table-cell office:value-type="float" office:value="0.0000000385552">
            <text:p>3.85552E-008</text:p>
          </table:table-cell>
          <table:table-cell office:value-type="float" office:value="6006.34">
            <text:p>6006.34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569086">
            <text:p>0.0569086</text:p>
          </table:table-cell>
          <table:table-cell office:value-type="float" office:value="0.0000000505099">
            <text:p>5.05099E-008</text:p>
          </table:table-cell>
          <table:table-cell office:value-type="float" office:value="4584.52">
            <text:p>4584.52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67686">
            <text:p>0.067686</text:p>
          </table:table-cell>
          <table:table-cell office:value-type="float" office:value="0.0000000661704">
            <text:p>6.61704E-008</text:p>
          </table:table-cell>
          <table:table-cell office:value-type="float" office:value="3499.27">
            <text:p>3499.27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784634">
            <text:p>0.0784634</text:p>
          </table:table-cell>
          <table:table-cell office:value-type="float" office:value="0.0000000866848">
            <text:p>8.66848E-008</text:p>
          </table:table-cell>
          <table:table-cell office:value-type="float" office:value="2670.91">
            <text:p>2670.91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0892408">
            <text:p>0.0892408</text:p>
          </table:table-cell>
          <table:table-cell office:value-type="float" office:value="0.000000113556">
            <text:p>1.13556E-007</text:p>
          </table:table-cell>
          <table:table-cell office:value-type="float" office:value="2038.64">
            <text:p>2038.64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00018">
            <text:p>0.100018</text:p>
          </table:table-cell>
          <table:table-cell office:value-type="float" office:value="0.000000148753">
            <text:p>1.48753E-007</text:p>
          </table:table-cell>
          <table:table-cell office:value-type="float" office:value="1556.03">
            <text:p>1556.03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10796">
            <text:p>0.110796</text:p>
          </table:table-cell>
          <table:table-cell office:value-type="float" office:value="0.000000194852">
            <text:p>1.94852E-007</text:p>
          </table:table-cell>
          <table:table-cell office:value-type="float" office:value="1187.67">
            <text:p>1187.67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21573">
            <text:p>0.121573</text:p>
          </table:table-cell>
          <table:table-cell office:value-type="float" office:value="0.000000255222">
            <text:p>2.55222E-007</text:p>
          </table:table-cell>
          <table:table-cell office:value-type="float" office:value="906.499">
            <text:p>906.499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3235">
            <text:p>0.13235</text:p>
          </table:table-cell>
          <table:table-cell office:value-type="float" office:value="0.000000334274">
            <text:p>3.34274E-007</text:p>
          </table:table-cell>
          <table:table-cell office:value-type="float" office:value="691.887">
            <text:p>691.887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43128">
            <text:p>0.143128</text:p>
          </table:table-cell>
          <table:table-cell office:value-type="float" office:value="0.00000043777">
            <text:p>4.3777E-007</text:p>
          </table:table-cell>
          <table:table-cell office:value-type="float" office:value="528.077">
            <text:p>528.077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53905">
            <text:p>0.153905</text:p>
          </table:table-cell>
          <table:table-cell office:value-type="float" office:value="0.000000573241">
            <text:p>5.73241E-007</text:p>
          </table:table-cell>
          <table:table-cell office:value-type="float" office:value="403.043">
            <text:p>403.043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64682">
            <text:p>0.164682</text:p>
          </table:table-cell>
          <table:table-cell office:value-type="float" office:value="0.000000750517">
            <text:p>7.50517E-007</text:p>
          </table:table-cell>
          <table:table-cell office:value-type="float" office:value="307.606">
            <text:p>307.606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7546">
            <text:p>0.17546</text:p>
          </table:table-cell>
          <table:table-cell office:value-type="float" office:value="0.000000982413">
            <text:p>9.82413E-007</text:p>
          </table:table-cell>
          <table:table-cell office:value-type="float" office:value="234.761">
            <text:p>234.761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86237">
            <text:p>0.186237</text:p>
          </table:table-cell>
          <table:table-cell office:value-type="float" office:value="0.00000128561">
            <text:p>1.28561E-006</text:p>
          </table:table-cell>
          <table:table-cell office:value-type="float" office:value="179.159">
            <text:p>179.159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197015">
            <text:p>0.197015</text:p>
          </table:table-cell>
          <table:table-cell office:value-type="float" office:value="0.0000016818">
            <text:p>1.6818E-006</text:p>
          </table:table-cell>
          <table:table-cell office:value-type="float" office:value="136.718">
            <text:p>136.718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07792">
            <text:p>0.207792</text:p>
          </table:table-cell>
          <table:table-cell office:value-type="float" office:value="0.00000219906">
            <text:p>2.19906E-006</text:p>
          </table:table-cell>
          <table:table-cell office:value-type="float" office:value="104.324">
            <text:p>104.324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18569">
            <text:p>0.218569</text:p>
          </table:table-cell>
          <table:table-cell office:value-type="float" office:value="0.00000287368">
            <text:p>2.87368E-006</text:p>
          </table:table-cell>
          <table:table-cell office:value-type="float" office:value="79.5984">
            <text:p>79.5984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29347">
            <text:p>0.229347</text:p>
          </table:table-cell>
          <table:table-cell office:value-type="float" office:value="0.00000375233">
            <text:p>3.75233E-006</text:p>
          </table:table-cell>
          <table:table-cell office:value-type="float" office:value="60.7254">
            <text:p>60.7254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40124">
            <text:p>0.240124</text:p>
          </table:table-cell>
          <table:table-cell office:value-type="float" office:value="0.00000489464">
            <text:p>4.89464E-006</text:p>
          </table:table-cell>
          <table:table-cell office:value-type="float" office:value="46.32">
            <text:p>46.32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50901">
            <text:p>0.250901</text:p>
          </table:table-cell>
          <table:table-cell office:value-type="float" office:value="0.00000637625">
            <text:p>6.37625E-006</text:p>
          </table:table-cell>
          <table:table-cell office:value-type="float" office:value="35.3245">
            <text:p>35.3245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61679">
            <text:p>0.261679</text:p>
          </table:table-cell>
          <table:table-cell office:value-type="float" office:value="0.00000829213">
            <text:p>8.29213E-006</text:p>
          </table:table-cell>
          <table:table-cell office:value-type="float" office:value="26.9318">
            <text:p>26.9318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72456">
            <text:p>0.272456</text:p>
          </table:table-cell>
          <table:table-cell office:value-type="float" office:value="0.0000107599">
            <text:p>1.07599E-005</text:p>
          </table:table-cell>
          <table:table-cell office:value-type="float" office:value="20.5258">
            <text:p>20.5258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83234">
            <text:p>0.283234</text:p>
          </table:table-cell>
          <table:table-cell office:value-type="float" office:value="0.0000139223">
            <text:p>1.39223E-005</text:p>
          </table:table-cell>
          <table:table-cell office:value-type="float" office:value="15.6361">
            <text:p>15.6361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294011">
            <text:p>0.294011</text:p>
          </table:table-cell>
          <table:table-cell office:value-type="float" office:value="0.0000179491">
            <text:p>1.79491E-005</text:p>
          </table:table-cell>
          <table:table-cell office:value-type="float" office:value="11.904">
            <text:p>11.904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04788">
            <text:p>0.304788</text:p>
          </table:table-cell>
          <table:table-cell office:value-type="float" office:value="0.0000230342">
            <text:p>2.30342E-005</text:p>
          </table:table-cell>
          <table:table-cell office:value-type="float" office:value="9.05523">
            <text:p>9.05523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15566">
            <text:p>0.315566</text:p>
          </table:table-cell>
          <table:table-cell office:value-type="float" office:value="0.0000293895">
            <text:p>2.93895E-005</text:p>
          </table:table-cell>
          <table:table-cell office:value-type="float" office:value="6.88084">
            <text:p>6.88084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26343">
            <text:p>0.326343</text:p>
          </table:table-cell>
          <table:table-cell office:value-type="float" office:value="0.0000372301">
            <text:p>3.72301E-005</text:p>
          </table:table-cell>
          <table:table-cell office:value-type="float" office:value="5.22115">
            <text:p>5.22115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3712">
            <text:p>0.33712</text:p>
          </table:table-cell>
          <table:table-cell office:value-type="float" office:value="0.0000467497">
            <text:p>4.67497E-005</text:p>
          </table:table-cell>
          <table:table-cell office:value-type="float" office:value="3.95434">
            <text:p>3.95434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47898">
            <text:p>0.347898</text:p>
          </table:table-cell>
          <table:table-cell office:value-type="float" office:value="0.0000580865">
            <text:p>5.80865E-005</text:p>
          </table:table-cell>
          <table:table-cell office:value-type="float" office:value="2.9874">
            <text:p>2.9874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58675">
            <text:p>0.358675</text:p>
          </table:table-cell>
          <table:table-cell office:value-type="float" office:value="0.0000712802">
            <text:p>7.12802E-005</text:p>
          </table:table-cell>
          <table:table-cell office:value-type="float" office:value="2.24935">
            <text:p>2.24935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69453">
            <text:p>0.369453</text:p>
          </table:table-cell>
          <table:table-cell office:value-type="float" office:value="0.00008623">
            <text:p>0.00008623</text:p>
          </table:table-cell>
          <table:table-cell office:value-type="float" office:value="1.686">
            <text:p>1.686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8023">
            <text:p>0.38023</text:p>
          </table:table-cell>
          <table:table-cell office:value-type="float" office:value="0.000102665">
            <text:p>0.000102665</text:p>
          </table:table-cell>
          <table:table-cell office:value-type="float" office:value="1.25601">
            <text:p>1.25601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391007">
            <text:p>0.391007</text:p>
          </table:table-cell>
          <table:table-cell office:value-type="float" office:value="0.000120144">
            <text:p>0.000120144</text:p>
          </table:table-cell>
          <table:table-cell office:value-type="float" office:value="0.927803">
            <text:p>0.927803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01785">
            <text:p>0.401785</text:p>
          </table:table-cell>
          <table:table-cell office:value-type="float" office:value="0.000138089">
            <text:p>0.000138089</text:p>
          </table:table-cell>
          <table:table-cell office:value-type="float" office:value="0.677286">
            <text:p>0.677286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12562">
            <text:p>0.412562</text:p>
          </table:table-cell>
          <table:table-cell office:value-type="float" office:value="0.000155857">
            <text:p>0.000155857</text:p>
          </table:table-cell>
          <table:table-cell office:value-type="float" office:value="0.486071">
            <text:p>0.486071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23339">
            <text:p>0.423339</text:p>
          </table:table-cell>
          <table:table-cell office:value-type="float" office:value="0.000172831">
            <text:p>0.000172831</text:p>
          </table:table-cell>
          <table:table-cell office:value-type="float" office:value="0.340118">
            <text:p>0.340118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34117">
            <text:p>0.434117</text:p>
          </table:table-cell>
          <table:table-cell office:value-type="float" office:value="0.000188501">
            <text:p>0.000188501</text:p>
          </table:table-cell>
          <table:table-cell office:value-type="float" office:value="0.228715">
            <text:p>0.228715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44894">
            <text:p>0.444894</text:p>
          </table:table-cell>
          <table:table-cell office:value-type="float" office:value="0.000202516">
            <text:p>0.000202516</text:p>
          </table:table-cell>
          <table:table-cell office:value-type="float" office:value="0.143682">
            <text:p>0.143682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55672">
            <text:p>0.455672</text:p>
          </table:table-cell>
          <table:table-cell office:value-type="float" office:value="0.0002147">
            <text:p>0.0002147</text:p>
          </table:table-cell>
          <table:table-cell office:value-type="float" office:value="0.0787783">
            <text:p>0.0787783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66449">
            <text:p>0.466449</text:p>
          </table:table-cell>
          <table:table-cell office:value-type="float" office:value="0.000225035">
            <text:p>0.000225035</text:p>
          </table:table-cell>
          <table:table-cell office:value-type="float" office:value="0.0292379">
            <text:p>0.0292379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77226">
            <text:p>0.477226</text:p>
          </table:table-cell>
          <table:table-cell office:value-type="float" office:value="0.000233618">
            <text:p>0.000233618</text:p>
          </table:table-cell>
          <table:table-cell office:value-type="float" office:value="-0.00857615">
            <text:p>-0.00857615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88004">
            <text:p>0.488004</text:p>
          </table:table-cell>
          <table:table-cell office:value-type="float" office:value="0.000240623">
            <text:p>0.000240623</text:p>
          </table:table-cell>
          <table:table-cell office:value-type="float" office:value="-0.0374383">
            <text:p>-0.0374383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498781">
            <text:p>0.498781</text:p>
          </table:table-cell>
          <table:table-cell office:value-type="float" office:value="0.000246259">
            <text:p>0.000246259</text:p>
          </table:table-cell>
          <table:table-cell office:value-type="float" office:value="-0.0594687">
            <text:p>-0.0594687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09558">
            <text:p>0.509558</text:p>
          </table:table-cell>
          <table:table-cell office:value-type="float" office:value="0.000250742">
            <text:p>0.000250742</text:p>
          </table:table-cell>
          <table:table-cell office:value-type="float" office:value="-0.0762842">
            <text:p>-0.0762842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20336">
            <text:p>0.520336</text:p>
          </table:table-cell>
          <table:table-cell office:value-type="float" office:value="0.000254275">
            <text:p>0.000254275</text:p>
          </table:table-cell>
          <table:table-cell office:value-type="float" office:value="-0.0891193">
            <text:p>-0.0891193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31113">
            <text:p>0.531113</text:p>
          </table:table-cell>
          <table:table-cell office:value-type="float" office:value="0.000257039">
            <text:p>0.000257039</text:p>
          </table:table-cell>
          <table:table-cell office:value-type="float" office:value="-0.0989161">
            <text:p>-0.0989161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41891">
            <text:p>0.541891</text:p>
          </table:table-cell>
          <table:table-cell office:value-type="float" office:value="0.00025919">
            <text:p>0.00025919</text:p>
          </table:table-cell>
          <table:table-cell office:value-type="float" office:value="-0.106394">
            <text:p>-0.106394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52668">
            <text:p>0.552668</text:p>
          </table:table-cell>
          <table:table-cell office:value-type="float" office:value="0.000260857">
            <text:p>0.000260857</text:p>
          </table:table-cell>
          <table:table-cell office:value-type="float" office:value="-0.112102">
            <text:p>-0.112102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63445">
            <text:p>0.563445</text:p>
          </table:table-cell>
          <table:table-cell office:value-type="float" office:value="0.000262143">
            <text:p>0.000262143</text:p>
          </table:table-cell>
          <table:table-cell office:value-type="float" office:value="-0.116459">
            <text:p>-0.116459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74223">
            <text:p>0.574223</text:p>
          </table:table-cell>
          <table:table-cell office:value-type="float" office:value="0.000263133">
            <text:p>0.000263133</text:p>
          </table:table-cell>
          <table:table-cell office:value-type="float" office:value="-0.119784">
            <text:p>-0.119784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85">
            <text:p>0.585</text:p>
          </table:table-cell>
          <table:table-cell office:value-type="float" office:value="0.000263894">
            <text:p>0.000263894</text:p>
          </table:table-cell>
          <table:table-cell office:value-type="float" office:value="-0.122323">
            <text:p>-0.122323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595777">
            <text:p>0.595777</text:p>
          </table:table-cell>
          <table:table-cell office:value-type="float" office:value="0.000264478">
            <text:p>0.000264478</text:p>
          </table:table-cell>
          <table:table-cell office:value-type="float" office:value="-0.12426">
            <text:p>-0.12426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06555">
            <text:p>0.606555</text:p>
          </table:table-cell>
          <table:table-cell office:value-type="float" office:value="0.000264926">
            <text:p>0.000264926</text:p>
          </table:table-cell>
          <table:table-cell office:value-type="float" office:value="-0.12574">
            <text:p>-0.12574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17332">
            <text:p>0.617332</text:p>
          </table:table-cell>
          <table:table-cell office:value-type="float" office:value="0.000265268">
            <text:p>0.000265268</text:p>
          </table:table-cell>
          <table:table-cell office:value-type="float" office:value="-0.126869">
            <text:p>-0.126869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28109">
            <text:p>0.628109</text:p>
          </table:table-cell>
          <table:table-cell office:value-type="float" office:value="0.000265531">
            <text:p>0.000265531</text:p>
          </table:table-cell>
          <table:table-cell office:value-type="float" office:value="-0.127731">
            <text:p>-0.127731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38887">
            <text:p>0.638887</text:p>
          </table:table-cell>
          <table:table-cell office:value-type="float" office:value="0.000265731">
            <text:p>0.000265731</text:p>
          </table:table-cell>
          <table:table-cell office:value-type="float" office:value="-0.12839">
            <text:p>-0.12839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49664">
            <text:p>0.649664</text:p>
          </table:table-cell>
          <table:table-cell office:value-type="float" office:value="0.000265885">
            <text:p>0.000265885</text:p>
          </table:table-cell>
          <table:table-cell office:value-type="float" office:value="-0.128893">
            <text:p>-0.128893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60442">
            <text:p>0.660442</text:p>
          </table:table-cell>
          <table:table-cell office:value-type="float" office:value="0.000266003">
            <text:p>0.000266003</text:p>
          </table:table-cell>
          <table:table-cell office:value-type="float" office:value="-0.129279">
            <text:p>-0.129279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71219">
            <text:p>0.671219</text:p>
          </table:table-cell>
          <table:table-cell office:value-type="float" office:value="0.000266093">
            <text:p>0.000266093</text:p>
          </table:table-cell>
          <table:table-cell office:value-type="float" office:value="-0.129574">
            <text:p>-0.129574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81996">
            <text:p>0.681996</text:p>
          </table:table-cell>
          <table:table-cell office:value-type="float" office:value="0.000266162">
            <text:p>0.000266162</text:p>
          </table:table-cell>
          <table:table-cell office:value-type="float" office:value="-0.1298">
            <text:p>-0.1298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692774">
            <text:p>0.692774</text:p>
          </table:table-cell>
          <table:table-cell office:value-type="float" office:value="0.000266215">
            <text:p>0.000266215</text:p>
          </table:table-cell>
          <table:table-cell office:value-type="float" office:value="-0.129975">
            <text:p>-0.129975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03551">
            <text:p>0.703551</text:p>
          </table:table-cell>
          <table:table-cell office:value-type="float" office:value="0.000266257">
            <text:p>0.000266257</text:p>
          </table:table-cell>
          <table:table-cell office:value-type="float" office:value="-0.130111">
            <text:p>-0.130111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14328">
            <text:p>0.714328</text:p>
          </table:table-cell>
          <table:table-cell office:value-type="float" office:value="0.00026629">
            <text:p>0.00026629</text:p>
          </table:table-cell>
          <table:table-cell office:value-type="float" office:value="-0.130218">
            <text:p>-0.130218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25106">
            <text:p>0.725106</text:p>
          </table:table-cell>
          <table:table-cell office:value-type="float" office:value="0.000266316">
            <text:p>0.000266316</text:p>
          </table:table-cell>
          <table:table-cell office:value-type="float" office:value="-0.130303">
            <text:p>-0.130303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35883">
            <text:p>0.735883</text:p>
          </table:table-cell>
          <table:table-cell office:value-type="float" office:value="0.000266338">
            <text:p>0.000266338</text:p>
          </table:table-cell>
          <table:table-cell office:value-type="float" office:value="-0.130374">
            <text:p>-0.130374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46661">
            <text:p>0.746661</text:p>
          </table:table-cell>
          <table:table-cell office:value-type="float" office:value="0.000266356">
            <text:p>0.000266356</text:p>
          </table:table-cell>
          <table:table-cell office:value-type="float" office:value="-0.130435">
            <text:p>-0.130435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57438">
            <text:p>0.757438</text:p>
          </table:table-cell>
          <table:table-cell office:value-type="float" office:value="0.000266374">
            <text:p>0.000266374</text:p>
          </table:table-cell>
          <table:table-cell office:value-type="float" office:value="-0.130491">
            <text:p>-0.130491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68215">
            <text:p>0.768215</text:p>
          </table:table-cell>
          <table:table-cell office:value-type="float" office:value="0.00026639">
            <text:p>0.00026639</text:p>
          </table:table-cell>
          <table:table-cell office:value-type="float" office:value="-0.130546">
            <text:p>-0.130546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78993">
            <text:p>0.778993</text:p>
          </table:table-cell>
          <table:table-cell office:value-type="float" office:value="0.000266408">
            <text:p>0.000266408</text:p>
          </table:table-cell>
          <table:table-cell office:value-type="float" office:value="-0.130604">
            <text:p>-0.130604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78977">
            <text:p>0.78977</text:p>
          </table:table-cell>
          <table:table-cell office:value-type="float" office:value="0.000266428">
            <text:p>0.000266428</text:p>
          </table:table-cell>
          <table:table-cell office:value-type="float" office:value="-0.13067">
            <text:p>-0.13067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00547">
            <text:p>0.800547</text:p>
          </table:table-cell>
          <table:table-cell office:value-type="float" office:value="0.000266452">
            <text:p>0.000266452</text:p>
          </table:table-cell>
          <table:table-cell office:value-type="float" office:value="-0.130747">
            <text:p>-0.130747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11325">
            <text:p>0.811325</text:p>
          </table:table-cell>
          <table:table-cell office:value-type="float" office:value="0.000266481">
            <text:p>0.000266481</text:p>
          </table:table-cell>
          <table:table-cell office:value-type="float" office:value="-0.130842">
            <text:p>-0.130842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22102">
            <text:p>0.822102</text:p>
          </table:table-cell>
          <table:table-cell office:value-type="float" office:value="0.000266518">
            <text:p>0.000266518</text:p>
          </table:table-cell>
          <table:table-cell office:value-type="float" office:value="-0.130963">
            <text:p>-0.130963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3288">
            <text:p>0.83288</text:p>
          </table:table-cell>
          <table:table-cell office:value-type="float" office:value="0.000266565">
            <text:p>0.000266565</text:p>
          </table:table-cell>
          <table:table-cell office:value-type="float" office:value="-0.131117">
            <text:p>-0.131117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43657">
            <text:p>0.843657</text:p>
          </table:table-cell>
          <table:table-cell office:value-type="float" office:value="0.000266627">
            <text:p>0.000266627</text:p>
          </table:table-cell>
          <table:table-cell office:value-type="float" office:value="-0.131317">
            <text:p>-0.131317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54434">
            <text:p>0.854434</text:p>
          </table:table-cell>
          <table:table-cell office:value-type="float" office:value="0.000266707">
            <text:p>0.000266707</text:p>
          </table:table-cell>
          <table:table-cell office:value-type="float" office:value="-0.131577">
            <text:p>-0.131577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65212">
            <text:p>0.865212</text:p>
          </table:table-cell>
          <table:table-cell office:value-type="float" office:value="0.000266811">
            <text:p>0.000266811</text:p>
          </table:table-cell>
          <table:table-cell office:value-type="float" office:value="-0.131918">
            <text:p>-0.131918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75989">
            <text:p>0.875989</text:p>
          </table:table-cell>
          <table:table-cell office:value-type="float" office:value="0.000266949">
            <text:p>0.000266949</text:p>
          </table:table-cell>
          <table:table-cell office:value-type="float" office:value="-0.132367">
            <text:p>-0.132367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86766">
            <text:p>0.886766</text:p>
          </table:table-cell>
          <table:table-cell office:value-type="float" office:value="0.000267131">
            <text:p>0.000267131</text:p>
          </table:table-cell>
          <table:table-cell office:value-type="float" office:value="-0.132958">
            <text:p>-0.132958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897544">
            <text:p>0.897544</text:p>
          </table:table-cell>
          <table:table-cell office:value-type="float" office:value="0.000267372">
            <text:p>0.000267372</text:p>
          </table:table-cell>
          <table:table-cell office:value-type="float" office:value="-0.13374">
            <text:p>-0.13374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08321">
            <text:p>0.908321</text:p>
          </table:table-cell>
          <table:table-cell office:value-type="float" office:value="0.000267693">
            <text:p>0.000267693</text:p>
          </table:table-cell>
          <table:table-cell office:value-type="float" office:value="-0.134777">
            <text:p>-0.134777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19099">
            <text:p>0.919099</text:p>
          </table:table-cell>
          <table:table-cell office:value-type="float" office:value="0.000268122">
            <text:p>0.000268122</text:p>
          </table:table-cell>
          <table:table-cell office:value-type="float" office:value="-0.136161">
            <text:p>-0.136161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29876">
            <text:p>0.929876</text:p>
          </table:table-cell>
          <table:table-cell office:value-type="float" office:value="0.000268699">
            <text:p>0.000268699</text:p>
          </table:table-cell>
          <table:table-cell office:value-type="float" office:value="-0.138017">
            <text:p>-0.138017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40653">
            <text:p>0.940653</text:p>
          </table:table-cell>
          <table:table-cell office:value-type="float" office:value="0.000269484">
            <text:p>0.000269484</text:p>
          </table:table-cell>
          <table:table-cell office:value-type="float" office:value="-0.140526">
            <text:p>-0.140526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51431">
            <text:p>0.951431</text:p>
          </table:table-cell>
          <table:table-cell office:value-type="float" office:value="0.000270563">
            <text:p>0.000270563</text:p>
          </table:table-cell>
          <table:table-cell office:value-type="float" office:value="-0.143954">
            <text:p>-0.143954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62208">
            <text:p>0.962208</text:p>
          </table:table-cell>
          <table:table-cell office:value-type="float" office:value="0.000272074">
            <text:p>0.000272074</text:p>
          </table:table-cell>
          <table:table-cell office:value-type="float" office:value="-0.148708">
            <text:p>-0.148708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72985">
            <text:p>0.972985</text:p>
          </table:table-cell>
          <table:table-cell office:value-type="float" office:value="0.000274239">
            <text:p>0.000274239</text:p>
          </table:table-cell>
          <table:table-cell office:value-type="float" office:value="-0.155431">
            <text:p>-0.155431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83763">
            <text:p>0.983763</text:p>
          </table:table-cell>
          <table:table-cell office:value-type="float" office:value="0.000277454">
            <text:p>0.000277454</text:p>
          </table:table-cell>
          <table:table-cell office:value-type="float" office:value="-0.165217">
            <text:p>-0.165217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0.99454">
            <text:p>0.99454</text:p>
          </table:table-cell>
          <table:table-cell office:value-type="float" office:value="0.000282481">
            <text:p>0.000282481</text:p>
          </table:table-cell>
          <table:table-cell office:value-type="float" office:value="-0.180071">
            <text:p>-0.180071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0532">
            <text:p>1.00532</text:p>
          </table:table-cell>
          <table:table-cell office:value-type="float" office:value="0.000291014">
            <text:p>0.000291014</text:p>
          </table:table-cell>
          <table:table-cell office:value-type="float" office:value="-0.204112">
            <text:p>-0.204112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1609">
            <text:p>1.01609</text:p>
          </table:table-cell>
          <table:table-cell office:value-type="float" office:value="0.000307745">
            <text:p>0.000307745</text:p>
          </table:table-cell>
          <table:table-cell office:value-type="float" office:value="-0.247383">
            <text:p>-0.247383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2687">
            <text:p>1.02687</text:p>
          </table:table-cell>
          <table:table-cell office:value-type="float" office:value="0.000352272">
            <text:p>0.000352272</text:p>
          </table:table-cell>
          <table:table-cell office:value-type="float" office:value="-0.342514">
            <text:p>-0.342514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3765">
            <text:p>1.03765</text:p>
          </table:table-cell>
          <table:table-cell office:value-type="float" office:value="0.00074781">
            <text:p>0.00074781</text:p>
          </table:table-cell>
          <table:table-cell office:value-type="float" office:value="-0.690277">
            <text:p>-0.690277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4843">
            <text:p>1.04843</text:p>
          </table:table-cell>
          <table:table-cell office:value-type="float" office:value="0.000074945">
            <text:p>0.000074945</text:p>
          </table:table-cell>
          <table:table-cell office:value-type="float" office:value="2.09046">
            <text:p>2.09046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592">
            <text:p>1.0592</text:p>
          </table:table-cell>
          <table:table-cell office:value-type="float" office:value="0.000173755">
            <text:p>0.000173755</text:p>
          </table:table-cell>
          <table:table-cell office:value-type="float" office:value="0.332995">
            <text:p>0.332995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6998">
            <text:p>1.06998</text:p>
          </table:table-cell>
          <table:table-cell office:value-type="float" office:value="0.000199933">
            <text:p>0.000199933</text:p>
          </table:table-cell>
          <table:table-cell office:value-type="float" office:value="0.158461">
            <text:p>0.158461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8076">
            <text:p>1.08076</text:p>
          </table:table-cell>
          <table:table-cell office:value-type="float" office:value="0.000211723">
            <text:p>0.000211723</text:p>
          </table:table-cell>
          <table:table-cell office:value-type="float" office:value="0.0939484">
            <text:p>0.0939484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09154">
            <text:p>1.09154</text:p>
          </table:table-cell>
          <table:table-cell office:value-type="float" office:value="0.000218243">
            <text:p>0.000218243</text:p>
          </table:table-cell>
          <table:table-cell office:value-type="float" office:value="0.0612689">
            <text:p>0.0612689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10231">
            <text:p>1.10231</text:p>
          </table:table-cell>
          <table:table-cell office:value-type="float" office:value="0.00022226">
            <text:p>0.00022226</text:p>
          </table:table-cell>
          <table:table-cell office:value-type="float" office:value="0.0420884">
            <text:p>0.0420884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11309">
            <text:p>1.11309</text:p>
          </table:table-cell>
          <table:table-cell office:value-type="float" office:value="0.000224902">
            <text:p>0.000224902</text:p>
          </table:table-cell>
          <table:table-cell office:value-type="float" office:value="0.0298469">
            <text:p>0.0298469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office:value-type="float" office:value="1.12387">
            <text:p>1.12387</text:p>
          </table:table-cell>
          <table:table-cell office:value-type="float" office:value="0.000226714">
            <text:p>0.000226714</text:p>
          </table:table-cell>
          <table:table-cell office:value-type="float" office:value="0.0216118">
            <text:p>0.0216118</text:p>
          </table:table-cell>
          <table:table-cell office:value-type="float" office:value="0.00141397">
            <text:p>0.00141397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445656">
            <text:p>0.0445656</text:p>
          </table:table-cell>
          <table:table-cell office:value-type="float" office:value="0.0000000391963">
            <text:p>3.91963E-008</text:p>
          </table:table-cell>
          <table:table-cell office:value-type="float" office:value="6054.36">
            <text:p>6054.36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553743">
            <text:p>0.0553743</text:p>
          </table:table-cell>
          <table:table-cell office:value-type="float" office:value="0.0000000516981">
            <text:p>5.16981E-008</text:p>
          </table:table-cell>
          <table:table-cell office:value-type="float" office:value="4590.03">
            <text:p>4590.03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66183">
            <text:p>0.066183</text:p>
          </table:table-cell>
          <table:table-cell office:value-type="float" office:value="0.0000000681865">
            <text:p>6.81865E-008</text:p>
          </table:table-cell>
          <table:table-cell office:value-type="float" office:value="3479.86">
            <text:p>3479.86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769917">
            <text:p>0.0769917</text:p>
          </table:table-cell>
          <table:table-cell office:value-type="float" office:value="0.0000000899317">
            <text:p>8.99317E-008</text:p>
          </table:table-cell>
          <table:table-cell office:value-type="float" office:value="2638.2">
            <text:p>2638.2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878003">
            <text:p>0.0878003</text:p>
          </table:table-cell>
          <table:table-cell office:value-type="float" office:value="0.000000118608">
            <text:p>1.18608E-007</text:p>
          </table:table-cell>
          <table:table-cell office:value-type="float" office:value="2000.1">
            <text:p>2000.1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098609">
            <text:p>0.098609</text:p>
          </table:table-cell>
          <table:table-cell office:value-type="float" office:value="0.000000156424">
            <text:p>1.56424E-007</text:p>
          </table:table-cell>
          <table:table-cell office:value-type="float" office:value="1516.34">
            <text:p>1516.34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09418">
            <text:p>0.109418</text:p>
          </table:table-cell>
          <table:table-cell office:value-type="float" office:value="0.000000206287">
            <text:p>2.06287E-007</text:p>
          </table:table-cell>
          <table:table-cell office:value-type="float" office:value="1149.57">
            <text:p>1149.57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20226">
            <text:p>0.120226</text:p>
          </table:table-cell>
          <table:table-cell office:value-type="float" office:value="0.000000272027">
            <text:p>0.000000272</text:p>
          </table:table-cell>
          <table:table-cell office:value-type="float" office:value="871.515">
            <text:p>871.515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31035">
            <text:p>0.131035</text:p>
          </table:table-cell>
          <table:table-cell office:value-type="float" office:value="0.000000358689">
            <text:p>3.58689E-007</text:p>
          </table:table-cell>
          <table:table-cell office:value-type="float" office:value="660.708">
            <text:p>660.708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41844">
            <text:p>0.141844</text:p>
          </table:table-cell>
          <table:table-cell office:value-type="float" office:value="0.00000047291">
            <text:p>4.7291E-007</text:p>
          </table:table-cell>
          <table:table-cell office:value-type="float" office:value="500.888">
            <text:p>500.888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52652">
            <text:p>0.152652</text:p>
          </table:table-cell>
          <table:table-cell office:value-type="float" office:value="0.000000623416">
            <text:p>6.23416E-007</text:p>
          </table:table-cell>
          <table:table-cell office:value-type="float" office:value="379.721">
            <text:p>379.721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63461">
            <text:p>0.163461</text:p>
          </table:table-cell>
          <table:table-cell office:value-type="float" office:value="0.000000821669">
            <text:p>8.21669E-007</text:p>
          </table:table-cell>
          <table:table-cell office:value-type="float" office:value="287.86">
            <text:p>287.86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7427">
            <text:p>0.17427</text:p>
          </table:table-cell>
          <table:table-cell office:value-type="float" office:value="0.00000108271">
            <text:p>1.08271E-006</text:p>
          </table:table-cell>
          <table:table-cell office:value-type="float" office:value="218.217">
            <text:p>218.217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85079">
            <text:p>0.185079</text:p>
          </table:table-cell>
          <table:table-cell office:value-type="float" office:value="0.00000142622">
            <text:p>1.42622E-006</text:p>
          </table:table-cell>
          <table:table-cell office:value-type="float" office:value="165.417">
            <text:p>165.417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195887">
            <text:p>0.195887</text:p>
          </table:table-cell>
          <table:table-cell office:value-type="float" office:value="0.00000187793">
            <text:p>1.87793E-006</text:p>
          </table:table-cell>
          <table:table-cell office:value-type="float" office:value="125.388">
            <text:p>125.388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06696">
            <text:p>0.206696</text:p>
          </table:table-cell>
          <table:table-cell office:value-type="float" office:value="0.00000247134">
            <text:p>2.47134E-006</text:p>
          </table:table-cell>
          <table:table-cell office:value-type="float" office:value="95.0399">
            <text:p>95.0399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17505">
            <text:p>0.217505</text:p>
          </table:table-cell>
          <table:table-cell office:value-type="float" office:value="0.00000324991">
            <text:p>3.24991E-006</text:p>
          </table:table-cell>
          <table:table-cell office:value-type="float" office:value="72.032">
            <text:p>72.032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28313">
            <text:p>0.228313</text:p>
          </table:table-cell>
          <table:table-cell office:value-type="float" office:value="0.00000426971">
            <text:p>4.26971E-006</text:p>
          </table:table-cell>
          <table:table-cell office:value-type="float" office:value="54.5887">
            <text:p>54.5887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39122">
            <text:p>0.239122</text:p>
          </table:table-cell>
          <table:table-cell office:value-type="float" office:value="0.00000560253">
            <text:p>5.60253E-006</text:p>
          </table:table-cell>
          <table:table-cell office:value-type="float" office:value="41.3643">
            <text:p>41.3643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49931">
            <text:p>0.249931</text:p>
          </table:table-cell>
          <table:table-cell office:value-type="float" office:value="0.0000073395">
            <text:p>7.3395E-006</text:p>
          </table:table-cell>
          <table:table-cell office:value-type="float" office:value="31.3384">
            <text:p>31.3384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60739">
            <text:p>0.260739</text:p>
          </table:table-cell>
          <table:table-cell office:value-type="float" office:value="0.00000959472">
            <text:p>9.59472E-006</text:p>
          </table:table-cell>
          <table:table-cell office:value-type="float" office:value="23.7373">
            <text:p>23.7373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71548">
            <text:p>0.271548</text:p>
          </table:table-cell>
          <table:table-cell office:value-type="float" office:value="0.0000125087">
            <text:p>1.25087E-005</text:p>
          </table:table-cell>
          <table:table-cell office:value-type="float" office:value="17.9746">
            <text:p>17.9746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82357">
            <text:p>0.282357</text:p>
          </table:table-cell>
          <table:table-cell office:value-type="float" office:value="0.0000162503">
            <text:p>1.62503E-005</text:p>
          </table:table-cell>
          <table:table-cell office:value-type="float" office:value="13.6057">
            <text:p>13.6057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293165">
            <text:p>0.293165</text:p>
          </table:table-cell>
          <table:table-cell office:value-type="float" office:value="0.0000210163">
            <text:p>2.10163E-005</text:p>
          </table:table-cell>
          <table:table-cell office:value-type="float" office:value="10.2935">
            <text:p>10.2935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03974">
            <text:p>0.303974</text:p>
          </table:table-cell>
          <table:table-cell office:value-type="float" office:value="0.0000270255">
            <text:p>2.70255E-005</text:p>
          </table:table-cell>
          <table:table-cell office:value-type="float" office:value="7.78235">
            <text:p>7.78235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14783">
            <text:p>0.314783</text:p>
          </table:table-cell>
          <table:table-cell office:value-type="float" office:value="0.0000345055">
            <text:p>3.45055E-005</text:p>
          </table:table-cell>
          <table:table-cell office:value-type="float" office:value="5.87855">
            <text:p>5.87855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25591">
            <text:p>0.325591</text:p>
          </table:table-cell>
          <table:table-cell office:value-type="float" office:value="0.0000436685">
            <text:p>4.36685E-005</text:p>
          </table:table-cell>
          <table:table-cell office:value-type="float" office:value="4.43521">
            <text:p>4.43521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364">
            <text:p>0.3364</text:p>
          </table:table-cell>
          <table:table-cell office:value-type="float" office:value="0.0000546764">
            <text:p>5.46764E-005</text:p>
          </table:table-cell>
          <table:table-cell office:value-type="float" office:value="3.34095">
            <text:p>3.34095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47209">
            <text:p>0.347209</text:p>
          </table:table-cell>
          <table:table-cell office:value-type="float" office:value="0.0000675943">
            <text:p>6.75943E-005</text:p>
          </table:table-cell>
          <table:table-cell office:value-type="float" office:value="2.51135">
            <text:p>2.51135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58018">
            <text:p>0.358018</text:p>
          </table:table-cell>
          <table:table-cell office:value-type="float" office:value="0.0000823437">
            <text:p>8.23437E-005</text:p>
          </table:table-cell>
          <table:table-cell office:value-type="float" office:value="1.8824">
            <text:p>1.8824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68826">
            <text:p>0.368826</text:p>
          </table:table-cell>
          <table:table-cell office:value-type="float" office:value="0.0000986659">
            <text:p>9.86659E-005</text:p>
          </table:table-cell>
          <table:table-cell office:value-type="float" office:value="1.40557">
            <text:p>1.40557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79635">
            <text:p>0.379635</text:p>
          </table:table-cell>
          <table:table-cell office:value-type="float" office:value="0.000116116">
            <text:p>0.000116116</text:p>
          </table:table-cell>
          <table:table-cell office:value-type="float" office:value="1.04406">
            <text:p>1.04406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390444">
            <text:p>0.390444</text:p>
          </table:table-cell>
          <table:table-cell office:value-type="float" office:value="0.000134095">
            <text:p>0.000134095</text:p>
          </table:table-cell>
          <table:table-cell office:value-type="float" office:value="0.76999">
            <text:p>0.76999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01252">
            <text:p>0.401252</text:p>
          </table:table-cell>
          <table:table-cell office:value-type="float" office:value="0.000151931">
            <text:p>0.000151931</text:p>
          </table:table-cell>
          <table:table-cell office:value-type="float" office:value="0.562205">
            <text:p>0.562205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12061">
            <text:p>0.412061</text:p>
          </table:table-cell>
          <table:table-cell office:value-type="float" office:value="0.00016897">
            <text:p>0.00016897</text:p>
          </table:table-cell>
          <table:table-cell office:value-type="float" office:value="0.404675">
            <text:p>0.404675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2287">
            <text:p>0.42287</text:p>
          </table:table-cell>
          <table:table-cell office:value-type="float" office:value="0.000184671">
            <text:p>0.000184671</text:p>
          </table:table-cell>
          <table:table-cell office:value-type="float" office:value="0.285245">
            <text:p>0.285245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33678">
            <text:p>0.433678</text:p>
          </table:table-cell>
          <table:table-cell office:value-type="float" office:value="0.000198667">
            <text:p>0.000198667</text:p>
          </table:table-cell>
          <table:table-cell office:value-type="float" office:value="0.194701">
            <text:p>0.194701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44487">
            <text:p>0.444487</text:p>
          </table:table-cell>
          <table:table-cell office:value-type="float" office:value="0.000210778">
            <text:p>0.000210778</text:p>
          </table:table-cell>
          <table:table-cell office:value-type="float" office:value="0.126055">
            <text:p>0.126055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55296">
            <text:p>0.455296</text:p>
          </table:table-cell>
          <table:table-cell office:value-type="float" office:value="0.000220992">
            <text:p>0.000220992</text:p>
          </table:table-cell>
          <table:table-cell office:value-type="float" office:value="0.0740124">
            <text:p>0.0740124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66104">
            <text:p>0.466104</text:p>
          </table:table-cell>
          <table:table-cell office:value-type="float" office:value="0.00022942">
            <text:p>0.00022942</text:p>
          </table:table-cell>
          <table:table-cell office:value-type="float" office:value="0.0345567">
            <text:p>0.0345567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76913">
            <text:p>0.476913</text:p>
          </table:table-cell>
          <table:table-cell office:value-type="float" office:value="0.000236251">
            <text:p>0.000236251</text:p>
          </table:table-cell>
          <table:table-cell office:value-type="float" office:value="0.00464387">
            <text:p>0.00464387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87722">
            <text:p>0.487722</text:p>
          </table:table-cell>
          <table:table-cell office:value-type="float" office:value="0.000241707">
            <text:p>0.000241707</text:p>
          </table:table-cell>
          <table:table-cell office:value-type="float" office:value="-0.0180344">
            <text:p>-0.0180344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49853">
            <text:p>0.49853</text:p>
          </table:table-cell>
          <table:table-cell office:value-type="float" office:value="0.000246014">
            <text:p>0.000246014</text:p>
          </table:table-cell>
          <table:table-cell office:value-type="float" office:value="-0.0352276">
            <text:p>-0.0352276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09339">
            <text:p>0.509339</text:p>
          </table:table-cell>
          <table:table-cell office:value-type="float" office:value="0.000249384">
            <text:p>0.000249384</text:p>
          </table:table-cell>
          <table:table-cell office:value-type="float" office:value="-0.0482625">
            <text:p>-0.0482625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20148">
            <text:p>0.520148</text:p>
          </table:table-cell>
          <table:table-cell office:value-type="float" office:value="0.000252">
            <text:p>0.000252</text:p>
          </table:table-cell>
          <table:table-cell office:value-type="float" office:value="-0.0581449">
            <text:p>-0.0581449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30957">
            <text:p>0.530957</text:p>
          </table:table-cell>
          <table:table-cell office:value-type="float" office:value="0.000254021">
            <text:p>0.000254021</text:p>
          </table:table-cell>
          <table:table-cell office:value-type="float" office:value="-0.065637">
            <text:p>-0.065637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41765">
            <text:p>0.541765</text:p>
          </table:table-cell>
          <table:table-cell office:value-type="float" office:value="0.000255574">
            <text:p>0.000255574</text:p>
          </table:table-cell>
          <table:table-cell office:value-type="float" office:value="-0.0713172">
            <text:p>-0.0713172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52574">
            <text:p>0.552574</text:p>
          </table:table-cell>
          <table:table-cell office:value-type="float" office:value="0.000256765">
            <text:p>0.000256765</text:p>
          </table:table-cell>
          <table:table-cell office:value-type="float" office:value="-0.0756235">
            <text:p>-0.0756235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63383">
            <text:p>0.563383</text:p>
          </table:table-cell>
          <table:table-cell office:value-type="float" office:value="0.000257675">
            <text:p>0.000257675</text:p>
          </table:table-cell>
          <table:table-cell office:value-type="float" office:value="-0.0788884">
            <text:p>-0.0788884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74191">
            <text:p>0.574191</text:p>
          </table:table-cell>
          <table:table-cell office:value-type="float" office:value="0.00025837">
            <text:p>0.00025837</text:p>
          </table:table-cell>
          <table:table-cell office:value-type="float" office:value="-0.0813637">
            <text:p>-0.0813637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85">
            <text:p>0.585</text:p>
          </table:table-cell>
          <table:table-cell office:value-type="float" office:value="0.000258898">
            <text:p>0.000258898</text:p>
          </table:table-cell>
          <table:table-cell office:value-type="float" office:value="-0.0832403">
            <text:p>-0.0832403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595809">
            <text:p>0.595809</text:p>
          </table:table-cell>
          <table:table-cell office:value-type="float" office:value="0.000259301">
            <text:p>0.000259301</text:p>
          </table:table-cell>
          <table:table-cell office:value-type="float" office:value="-0.0846631">
            <text:p>-0.0846631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06617">
            <text:p>0.606617</text:p>
          </table:table-cell>
          <table:table-cell office:value-type="float" office:value="0.000259607">
            <text:p>0.000259607</text:p>
          </table:table-cell>
          <table:table-cell office:value-type="float" office:value="-0.085742">
            <text:p>-0.085742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17426">
            <text:p>0.617426</text:p>
          </table:table-cell>
          <table:table-cell office:value-type="float" office:value="0.000259839">
            <text:p>0.000259839</text:p>
          </table:table-cell>
          <table:table-cell office:value-type="float" office:value="-0.08656">
            <text:p>-0.08656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28235">
            <text:p>0.628235</text:p>
          </table:table-cell>
          <table:table-cell office:value-type="float" office:value="0.000260016">
            <text:p>0.000260016</text:p>
          </table:table-cell>
          <table:table-cell office:value-type="float" office:value="-0.0871804">
            <text:p>-0.0871804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39043">
            <text:p>0.639043</text:p>
          </table:table-cell>
          <table:table-cell office:value-type="float" office:value="0.00026015">
            <text:p>0.00026015</text:p>
          </table:table-cell>
          <table:table-cell office:value-type="float" office:value="-0.087651">
            <text:p>-0.087651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49852">
            <text:p>0.649852</text:p>
          </table:table-cell>
          <table:table-cell office:value-type="float" office:value="0.000260252">
            <text:p>0.000260252</text:p>
          </table:table-cell>
          <table:table-cell office:value-type="float" office:value="-0.0880081">
            <text:p>-0.0880081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60661">
            <text:p>0.660661</text:p>
          </table:table-cell>
          <table:table-cell office:value-type="float" office:value="0.000260329">
            <text:p>0.000260329</text:p>
          </table:table-cell>
          <table:table-cell office:value-type="float" office:value="-0.0882793">
            <text:p>-0.0882793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7147">
            <text:p>0.67147</text:p>
          </table:table-cell>
          <table:table-cell office:value-type="float" office:value="0.000260388">
            <text:p>0.000260388</text:p>
          </table:table-cell>
          <table:table-cell office:value-type="float" office:value="-0.0884855">
            <text:p>-0.0884855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82278">
            <text:p>0.682278</text:p>
          </table:table-cell>
          <table:table-cell office:value-type="float" office:value="0.000260433">
            <text:p>0.000260433</text:p>
          </table:table-cell>
          <table:table-cell office:value-type="float" office:value="-0.0886426">
            <text:p>-0.0886426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693087">
            <text:p>0.693087</text:p>
          </table:table-cell>
          <table:table-cell office:value-type="float" office:value="0.000260467">
            <text:p>0.000260467</text:p>
          </table:table-cell>
          <table:table-cell office:value-type="float" office:value="-0.0887626">
            <text:p>-0.0887626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03896">
            <text:p>0.703896</text:p>
          </table:table-cell>
          <table:table-cell office:value-type="float" office:value="0.000260494">
            <text:p>0.000260494</text:p>
          </table:table-cell>
          <table:table-cell office:value-type="float" office:value="-0.088855">
            <text:p>-0.088855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14704">
            <text:p>0.714704</text:p>
          </table:table-cell>
          <table:table-cell office:value-type="float" office:value="0.000260514">
            <text:p>0.000260514</text:p>
          </table:table-cell>
          <table:table-cell office:value-type="float" office:value="-0.0889268">
            <text:p>-0.0889268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25513">
            <text:p>0.725513</text:p>
          </table:table-cell>
          <table:table-cell office:value-type="float" office:value="0.000260531">
            <text:p>0.000260531</text:p>
          </table:table-cell>
          <table:table-cell office:value-type="float" office:value="-0.0889836">
            <text:p>-0.0889836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36322">
            <text:p>0.736322</text:p>
          </table:table-cell>
          <table:table-cell office:value-type="float" office:value="0.000260544">
            <text:p>0.000260544</text:p>
          </table:table-cell>
          <table:table-cell office:value-type="float" office:value="-0.0890297">
            <text:p>-0.0890297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4713">
            <text:p>0.74713</text:p>
          </table:table-cell>
          <table:table-cell office:value-type="float" office:value="0.000260555">
            <text:p>0.000260555</text:p>
          </table:table-cell>
          <table:table-cell office:value-type="float" office:value="-0.0890686">
            <text:p>-0.0890686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57939">
            <text:p>0.757939</text:p>
          </table:table-cell>
          <table:table-cell office:value-type="float" office:value="0.000260565">
            <text:p>0.000260565</text:p>
          </table:table-cell>
          <table:table-cell office:value-type="float" office:value="-0.0891035">
            <text:p>-0.0891035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68748">
            <text:p>0.768748</text:p>
          </table:table-cell>
          <table:table-cell office:value-type="float" office:value="0.000260574">
            <text:p>0.000260574</text:p>
          </table:table-cell>
          <table:table-cell office:value-type="float" office:value="-0.089137">
            <text:p>-0.089137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79556">
            <text:p>0.779556</text:p>
          </table:table-cell>
          <table:table-cell office:value-type="float" office:value="0.000260584">
            <text:p>0.000260584</text:p>
          </table:table-cell>
          <table:table-cell office:value-type="float" office:value="-0.0891716">
            <text:p>-0.0891716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790365">
            <text:p>0.790365</text:p>
          </table:table-cell>
          <table:table-cell office:value-type="float" office:value="0.000260595">
            <text:p>0.000260595</text:p>
          </table:table-cell>
          <table:table-cell office:value-type="float" office:value="-0.0892102">
            <text:p>-0.0892102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01174">
            <text:p>0.801174</text:p>
          </table:table-cell>
          <table:table-cell office:value-type="float" office:value="0.000260608">
            <text:p>0.000260608</text:p>
          </table:table-cell>
          <table:table-cell office:value-type="float" office:value="-0.0892555">
            <text:p>-0.0892555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11982">
            <text:p>0.811982</text:p>
          </table:table-cell>
          <table:table-cell office:value-type="float" office:value="0.000260624">
            <text:p>0.000260624</text:p>
          </table:table-cell>
          <table:table-cell office:value-type="float" office:value="-0.0893113">
            <text:p>-0.0893113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22791">
            <text:p>0.822791</text:p>
          </table:table-cell>
          <table:table-cell office:value-type="float" office:value="0.000260645">
            <text:p>0.000260645</text:p>
          </table:table-cell>
          <table:table-cell office:value-type="float" office:value="-0.0893818">
            <text:p>-0.0893818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336">
            <text:p>0.8336</text:p>
          </table:table-cell>
          <table:table-cell office:value-type="float" office:value="0.00026067">
            <text:p>0.00026067</text:p>
          </table:table-cell>
          <table:table-cell office:value-type="float" office:value="-0.0894725">
            <text:p>-0.0894725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44409">
            <text:p>0.844409</text:p>
          </table:table-cell>
          <table:table-cell office:value-type="float" office:value="0.000260704">
            <text:p>0.000260704</text:p>
          </table:table-cell>
          <table:table-cell office:value-type="float" office:value="-0.0895906">
            <text:p>-0.0895906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55217">
            <text:p>0.855217</text:p>
          </table:table-cell>
          <table:table-cell office:value-type="float" office:value="0.000260749">
            <text:p>0.000260749</text:p>
          </table:table-cell>
          <table:table-cell office:value-type="float" office:value="-0.0897455">
            <text:p>-0.0897455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66026">
            <text:p>0.866026</text:p>
          </table:table-cell>
          <table:table-cell office:value-type="float" office:value="0.000260807">
            <text:p>0.000260807</text:p>
          </table:table-cell>
          <table:table-cell office:value-type="float" office:value="-0.0899496">
            <text:p>-0.0899496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76835">
            <text:p>0.876835</text:p>
          </table:table-cell>
          <table:table-cell office:value-type="float" office:value="0.000260884">
            <text:p>0.000260884</text:p>
          </table:table-cell>
          <table:table-cell office:value-type="float" office:value="-0.0902194">
            <text:p>-0.0902194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87643">
            <text:p>0.887643</text:p>
          </table:table-cell>
          <table:table-cell office:value-type="float" office:value="0.000260987">
            <text:p>0.000260987</text:p>
          </table:table-cell>
          <table:table-cell office:value-type="float" office:value="-0.0905772">
            <text:p>-0.0905772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898452">
            <text:p>0.898452</text:p>
          </table:table-cell>
          <table:table-cell office:value-type="float" office:value="0.000261124">
            <text:p>0.000261124</text:p>
          </table:table-cell>
          <table:table-cell office:value-type="float" office:value="-0.0910529">
            <text:p>-0.0910529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09261">
            <text:p>0.909261</text:p>
          </table:table-cell>
          <table:table-cell office:value-type="float" office:value="0.000261306">
            <text:p>0.000261306</text:p>
          </table:table-cell>
          <table:table-cell office:value-type="float" office:value="-0.0916878">
            <text:p>-0.0916878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20069">
            <text:p>0.920069</text:p>
          </table:table-cell>
          <table:table-cell office:value-type="float" office:value="0.000261551">
            <text:p>0.000261551</text:p>
          </table:table-cell>
          <table:table-cell office:value-type="float" office:value="-0.0925386">
            <text:p>-0.0925386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30878">
            <text:p>0.930878</text:p>
          </table:table-cell>
          <table:table-cell office:value-type="float" office:value="0.000261882">
            <text:p>0.000261882</text:p>
          </table:table-cell>
          <table:table-cell office:value-type="float" office:value="-0.0936851">
            <text:p>-0.0936851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41687">
            <text:p>0.941687</text:p>
          </table:table-cell>
          <table:table-cell office:value-type="float" office:value="0.000262333">
            <text:p>0.000262333</text:p>
          </table:table-cell>
          <table:table-cell office:value-type="float" office:value="-0.0952414">
            <text:p>-0.0952414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52495">
            <text:p>0.952495</text:p>
          </table:table-cell>
          <table:table-cell office:value-type="float" office:value="0.000262953">
            <text:p>0.000262953</text:p>
          </table:table-cell>
          <table:table-cell office:value-type="float" office:value="-0.0973748">
            <text:p>-0.0973748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63304">
            <text:p>0.963304</text:p>
          </table:table-cell>
          <table:table-cell office:value-type="float" office:value="0.000263819">
            <text:p>0.000263819</text:p>
          </table:table-cell>
          <table:table-cell office:value-type="float" office:value="-0.100339">
            <text:p>-0.100339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74113">
            <text:p>0.974113</text:p>
          </table:table-cell>
          <table:table-cell office:value-type="float" office:value="0.000265056">
            <text:p>0.000265056</text:p>
          </table:table-cell>
          <table:table-cell office:value-type="float" office:value="-0.104537">
            <text:p>-0.104537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84921">
            <text:p>0.984921</text:p>
          </table:table-cell>
          <table:table-cell office:value-type="float" office:value="0.000266875">
            <text:p>0.000266875</text:p>
          </table:table-cell>
          <table:table-cell office:value-type="float" office:value="-0.110643">
            <text:p>-0.110643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0.99573">
            <text:p>0.99573</text:p>
          </table:table-cell>
          <table:table-cell office:value-type="float" office:value="0.000269676">
            <text:p>0.000269676</text:p>
          </table:table-cell>
          <table:table-cell office:value-type="float" office:value="-0.119878">
            <text:p>-0.119878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0654">
            <text:p>1.00654</text:p>
          </table:table-cell>
          <table:table-cell office:value-type="float" office:value="0.000274298">
            <text:p>0.000274298</text:p>
          </table:table-cell>
          <table:table-cell office:value-type="float" office:value="-0.134708">
            <text:p>-0.134708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1735">
            <text:p>1.01735</text:p>
          </table:table-cell>
          <table:table-cell office:value-type="float" office:value="0.000282885">
            <text:p>0.000282885</text:p>
          </table:table-cell>
          <table:table-cell office:value-type="float" office:value="-0.160976">
            <text:p>-0.160976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2816">
            <text:p>1.02816</text:p>
          </table:table-cell>
          <table:table-cell office:value-type="float" office:value="0.000303016">
            <text:p>0.000303016</text:p>
          </table:table-cell>
          <table:table-cell office:value-type="float" office:value="-0.216717">
            <text:p>-0.216717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3896">
            <text:p>1.03896</text:p>
          </table:table-cell>
          <table:table-cell office:value-type="float" office:value="0.000394867">
            <text:p>0.000394867</text:p>
          </table:table-cell>
          <table:table-cell office:value-type="float" office:value="-0.398917">
            <text:p>-0.398917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4977">
            <text:p>1.04977</text:p>
          </table:table-cell>
          <table:table-cell office:value-type="float" office:value="0.0000509111">
            <text:p>5.09111E-005</text:p>
          </table:table-cell>
          <table:table-cell office:value-type="float" office:value="3.662">
            <text:p>3.662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6058">
            <text:p>1.06058</text:p>
          </table:table-cell>
          <table:table-cell office:value-type="float" office:value="0.000189299">
            <text:p>0.000189299</text:p>
          </table:table-cell>
          <table:table-cell office:value-type="float" office:value="0.253822">
            <text:p>0.253822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7139">
            <text:p>1.07139</text:p>
          </table:table-cell>
          <table:table-cell office:value-type="float" office:value="0.00021307">
            <text:p>0.00021307</text:p>
          </table:table-cell>
          <table:table-cell office:value-type="float" office:value="0.113945">
            <text:p>0.113945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822">
            <text:p>1.0822</text:p>
          </table:table-cell>
          <table:table-cell office:value-type="float" office:value="0.000222656">
            <text:p>0.000222656</text:p>
          </table:table-cell>
          <table:table-cell office:value-type="float" office:value="0.0659825">
            <text:p>0.0659825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09301">
            <text:p>1.09301</text:p>
          </table:table-cell>
          <table:table-cell office:value-type="float" office:value="0.000227688">
            <text:p>0.000227688</text:p>
          </table:table-cell>
          <table:table-cell office:value-type="float" office:value="0.0424268">
            <text:p>0.0424268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10382">
            <text:p>1.10382</text:p>
          </table:table-cell>
          <table:table-cell office:value-type="float" office:value="0.000230693">
            <text:p>0.000230693</text:p>
          </table:table-cell>
          <table:table-cell office:value-type="float" office:value="0.0288444">
            <text:p>0.0288444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11463">
            <text:p>1.11463</text:p>
          </table:table-cell>
          <table:table-cell office:value-type="float" office:value="0.00023263">
            <text:p>0.00023263</text:p>
          </table:table-cell>
          <table:table-cell office:value-type="float" office:value="0.0202805">
            <text:p>0.0202805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office:value-type="float" office:value="1.12543">
            <text:p>1.12543</text:p>
          </table:table-cell>
          <table:table-cell office:value-type="float" office:value="0.000233938">
            <text:p>0.000233938</text:p>
          </table:table-cell>
          <table:table-cell office:value-type="float" office:value="0.0145734">
            <text:p>0.0145734</text:p>
          </table:table-cell>
          <table:table-cell office:value-type="float" office:value="0.00140514">
            <text:p>0.00140514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430147">
            <text:p>0.0430147</text:p>
          </table:table-cell>
          <table:table-cell office:value-type="float" office:value="0.0000000383391">
            <text:p>3.83391E-008</text:p>
          </table:table-cell>
          <table:table-cell office:value-type="float" office:value="6176.81">
            <text:p>6176.81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538544">
            <text:p>0.0538544</text:p>
          </table:table-cell>
          <table:table-cell office:value-type="float" office:value="0.0000000509257">
            <text:p>5.09257E-008</text:p>
          </table:table-cell>
          <table:table-cell office:value-type="float" office:value="4649.92">
            <text:p>4649.92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646941">
            <text:p>0.0646941</text:p>
          </table:table-cell>
          <table:table-cell office:value-type="float" office:value="0.0000000676435">
            <text:p>6.76435E-008</text:p>
          </table:table-cell>
          <table:table-cell office:value-type="float" office:value="3500.47">
            <text:p>3500.47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755338">
            <text:p>0.0755338</text:p>
          </table:table-cell>
          <table:table-cell office:value-type="float" office:value="0.0000000898472">
            <text:p>8.98472E-008</text:p>
          </table:table-cell>
          <table:table-cell office:value-type="float" office:value="2635.16">
            <text:p>2635.16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863735">
            <text:p>0.0863735</text:p>
          </table:table-cell>
          <table:table-cell office:value-type="float" office:value="0.000000119336">
            <text:p>1.19336E-007</text:p>
          </table:table-cell>
          <table:table-cell office:value-type="float" office:value="1983.75">
            <text:p>1983.75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0972133">
            <text:p>0.0972133</text:p>
          </table:table-cell>
          <table:table-cell office:value-type="float" office:value="0.000000158496">
            <text:p>1.58496E-007</text:p>
          </table:table-cell>
          <table:table-cell office:value-type="float" office:value="1493.37">
            <text:p>1493.37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08053">
            <text:p>0.108053</text:p>
          </table:table-cell>
          <table:table-cell office:value-type="float" office:value="0.000000210497">
            <text:p>2.10497E-007</text:p>
          </table:table-cell>
          <table:table-cell office:value-type="float" office:value="1124.2">
            <text:p>1124.2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18893">
            <text:p>0.118893</text:p>
          </table:table-cell>
          <table:table-cell office:value-type="float" office:value="0.000000279538">
            <text:p>2.79538E-007</text:p>
          </table:table-cell>
          <table:table-cell office:value-type="float" office:value="846.297">
            <text:p>846.297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29732">
            <text:p>0.129732</text:p>
          </table:table-cell>
          <table:table-cell office:value-type="float" office:value="0.00000037119">
            <text:p>3.7119E-007</text:p>
          </table:table-cell>
          <table:table-cell office:value-type="float" office:value="637.087">
            <text:p>637.087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40572">
            <text:p>0.140572</text:p>
          </table:table-cell>
          <table:table-cell office:value-type="float" office:value="0.000000492831">
            <text:p>4.92831E-007</text:p>
          </table:table-cell>
          <table:table-cell office:value-type="float" office:value="479.594">
            <text:p>479.594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51412">
            <text:p>0.151412</text:p>
          </table:table-cell>
          <table:table-cell office:value-type="float" office:value="0.000000654228">
            <text:p>6.54228E-007</text:p>
          </table:table-cell>
          <table:table-cell office:value-type="float" office:value="361.032">
            <text:p>361.032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62251">
            <text:p>0.162251</text:p>
          </table:table-cell>
          <table:table-cell office:value-type="float" office:value="0.000000868294">
            <text:p>8.68294E-007</text:p>
          </table:table-cell>
          <table:table-cell office:value-type="float" office:value="271.778">
            <text:p>271.778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73091">
            <text:p>0.173091</text:p>
          </table:table-cell>
          <table:table-cell office:value-type="float" office:value="0.00000115207">
            <text:p>1.15207E-006</text:p>
          </table:table-cell>
          <table:table-cell office:value-type="float" office:value="204.587">
            <text:p>204.587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83931">
            <text:p>0.183931</text:p>
          </table:table-cell>
          <table:table-cell office:value-type="float" office:value="0.00000152802">
            <text:p>0.000001528</text:p>
          </table:table-cell>
          <table:table-cell office:value-type="float" office:value="154.006">
            <text:p>154.006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194771">
            <text:p>0.194771</text:p>
          </table:table-cell>
          <table:table-cell office:value-type="float" office:value="0.00000202562">
            <text:p>2.02562E-006</text:p>
          </table:table-cell>
          <table:table-cell office:value-type="float" office:value="115.928">
            <text:p>115.928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0561">
            <text:p>0.20561</text:p>
          </table:table-cell>
          <table:table-cell office:value-type="float" office:value="0.00000268348">
            <text:p>2.68348E-006</text:p>
          </table:table-cell>
          <table:table-cell office:value-type="float" office:value="87.2629">
            <text:p>87.2629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1645">
            <text:p>0.21645</text:p>
          </table:table-cell>
          <table:table-cell office:value-type="float" office:value="0.00000355187">
            <text:p>3.55187E-006</text:p>
          </table:table-cell>
          <table:table-cell office:value-type="float" office:value="65.6836">
            <text:p>65.6836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2729">
            <text:p>0.22729</text:p>
          </table:table-cell>
          <table:table-cell office:value-type="float" office:value="0.00000469583">
            <text:p>4.69583E-006</text:p>
          </table:table-cell>
          <table:table-cell office:value-type="float" office:value="49.4387">
            <text:p>49.4387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38129">
            <text:p>0.238129</text:p>
          </table:table-cell>
          <table:table-cell office:value-type="float" office:value="0.00000619877">
            <text:p>6.19877E-006</text:p>
          </table:table-cell>
          <table:table-cell office:value-type="float" office:value="37.2094">
            <text:p>37.2094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48969">
            <text:p>0.248969</text:p>
          </table:table-cell>
          <table:table-cell office:value-type="float" office:value="0.0000081664">
            <text:p>8.1664E-006</text:p>
          </table:table-cell>
          <table:table-cell office:value-type="float" office:value="28.0032">
            <text:p>28.0032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59809">
            <text:p>0.259809</text:p>
          </table:table-cell>
          <table:table-cell office:value-type="float" office:value="0.0000107305">
            <text:p>1.07305E-005</text:p>
          </table:table-cell>
          <table:table-cell office:value-type="float" office:value="21.0727">
            <text:p>21.0727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70649">
            <text:p>0.270649</text:p>
          </table:table-cell>
          <table:table-cell office:value-type="float" office:value="0.000014052">
            <text:p>0.000014052</text:p>
          </table:table-cell>
          <table:table-cell office:value-type="float" office:value="15.8554">
            <text:p>15.8554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81488">
            <text:p>0.281488</text:p>
          </table:table-cell>
          <table:table-cell office:value-type="float" office:value="0.0000183211">
            <text:p>1.83211E-005</text:p>
          </table:table-cell>
          <table:table-cell office:value-type="float" office:value="11.9278">
            <text:p>11.9278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292328">
            <text:p>0.292328</text:p>
          </table:table-cell>
          <table:table-cell office:value-type="float" office:value="0.0000237539">
            <text:p>2.37539E-005</text:p>
          </table:table-cell>
          <table:table-cell office:value-type="float" office:value="8.97105">
            <text:p>8.97105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03168">
            <text:p>0.303168</text:p>
          </table:table-cell>
          <table:table-cell office:value-type="float" office:value="0.0000305803">
            <text:p>3.05803E-005</text:p>
          </table:table-cell>
          <table:table-cell office:value-type="float" office:value="6.74522">
            <text:p>6.74522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14007">
            <text:p>0.314007</text:p>
          </table:table-cell>
          <table:table-cell office:value-type="float" office:value="0.0000390225">
            <text:p>3.90225E-005</text:p>
          </table:table-cell>
          <table:table-cell office:value-type="float" office:value="5.06961">
            <text:p>5.06961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24847">
            <text:p>0.324847</text:p>
          </table:table-cell>
          <table:table-cell office:value-type="float" office:value="0.0000492598">
            <text:p>4.92598E-005</text:p>
          </table:table-cell>
          <table:table-cell office:value-type="float" office:value="3.80821">
            <text:p>3.80821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35687">
            <text:p>0.335687</text:p>
          </table:table-cell>
          <table:table-cell office:value-type="float" office:value="0.0000613825">
            <text:p>6.13825E-005</text:p>
          </table:table-cell>
          <table:table-cell office:value-type="float" office:value="2.85861">
            <text:p>2.85861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46526">
            <text:p>0.346526</text:p>
          </table:table-cell>
          <table:table-cell office:value-type="float" office:value="0.0000753403">
            <text:p>7.53403E-005</text:p>
          </table:table-cell>
          <table:table-cell office:value-type="float" office:value="2.14376">
            <text:p>2.14376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57366">
            <text:p>0.357366</text:p>
          </table:table-cell>
          <table:table-cell office:value-type="float" office:value="0.0000909006">
            <text:p>9.09006E-005</text:p>
          </table:table-cell>
          <table:table-cell office:value-type="float" office:value="1.60561">
            <text:p>1.60561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68206">
            <text:p>0.368206</text:p>
          </table:table-cell>
          <table:table-cell office:value-type="float" office:value="0.000107636">
            <text:p>0.000107636</text:p>
          </table:table-cell>
          <table:table-cell office:value-type="float" office:value="1.20049">
            <text:p>1.20049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79046">
            <text:p>0.379046</text:p>
          </table:table-cell>
          <table:table-cell office:value-type="float" office:value="0.000124954">
            <text:p>0.000124954</text:p>
          </table:table-cell>
          <table:table-cell office:value-type="float" office:value="0.895515">
            <text:p>0.895515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389885">
            <text:p>0.389885</text:p>
          </table:table-cell>
          <table:table-cell office:value-type="float" office:value="0.000142174">
            <text:p>0.000142174</text:p>
          </table:table-cell>
          <table:table-cell office:value-type="float" office:value="0.665928">
            <text:p>0.665928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00725">
            <text:p>0.400725</text:p>
          </table:table-cell>
          <table:table-cell office:value-type="float" office:value="0.000158631">
            <text:p>0.000158631</text:p>
          </table:table-cell>
          <table:table-cell office:value-type="float" office:value="0.493094">
            <text:p>0.493094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11565">
            <text:p>0.411565</text:p>
          </table:table-cell>
          <table:table-cell office:value-type="float" office:value="0.000173774">
            <text:p>0.000173774</text:p>
          </table:table-cell>
          <table:table-cell office:value-type="float" office:value="0.362984">
            <text:p>0.362984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22404">
            <text:p>0.422404</text:p>
          </table:table-cell>
          <table:table-cell office:value-type="float" office:value="0.000187229">
            <text:p>0.000187229</text:p>
          </table:table-cell>
          <table:table-cell office:value-type="float" office:value="0.265037">
            <text:p>0.265037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33244">
            <text:p>0.433244</text:p>
          </table:table-cell>
          <table:table-cell office:value-type="float" office:value="0.000198817">
            <text:p>0.000198817</text:p>
          </table:table-cell>
          <table:table-cell office:value-type="float" office:value="0.191302">
            <text:p>0.191302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44084">
            <text:p>0.444084</text:p>
          </table:table-cell>
          <table:table-cell office:value-type="float" office:value="0.000208534">
            <text:p>0.000208534</text:p>
          </table:table-cell>
          <table:table-cell office:value-type="float" office:value="0.135794">
            <text:p>0.135794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54924">
            <text:p>0.454924</text:p>
          </table:table-cell>
          <table:table-cell office:value-type="float" office:value="0.000216499">
            <text:p>0.000216499</text:p>
          </table:table-cell>
          <table:table-cell office:value-type="float" office:value="0.0940073">
            <text:p>0.0940073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65763">
            <text:p>0.465763</text:p>
          </table:table-cell>
          <table:table-cell office:value-type="float" office:value="0.000222908">
            <text:p>0.000222908</text:p>
          </table:table-cell>
          <table:table-cell office:value-type="float" office:value="0.0625501">
            <text:p>0.0625501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76603">
            <text:p>0.476603</text:p>
          </table:table-cell>
          <table:table-cell office:value-type="float" office:value="0.00022799">
            <text:p>0.00022799</text:p>
          </table:table-cell>
          <table:table-cell office:value-type="float" office:value="0.0388691">
            <text:p>0.0388691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87443">
            <text:p>0.487443</text:p>
          </table:table-cell>
          <table:table-cell office:value-type="float" office:value="0.00023197">
            <text:p>0.00023197</text:p>
          </table:table-cell>
          <table:table-cell office:value-type="float" office:value="0.0210417">
            <text:p>0.0210417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498282">
            <text:p>0.498282</text:p>
          </table:table-cell>
          <table:table-cell office:value-type="float" office:value="0.00023506">
            <text:p>0.00023506</text:p>
          </table:table-cell>
          <table:table-cell office:value-type="float" office:value="0.00762147">
            <text:p>0.00762147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09122">
            <text:p>0.509122</text:p>
          </table:table-cell>
          <table:table-cell office:value-type="float" office:value="0.000237441">
            <text:p>0.000237441</text:p>
          </table:table-cell>
          <table:table-cell office:value-type="float" office:value="-0.00248109">
            <text:p>-0.00248109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19962">
            <text:p>0.519962</text:p>
          </table:table-cell>
          <table:table-cell office:value-type="float" office:value="0.000239265">
            <text:p>0.000239265</text:p>
          </table:table-cell>
          <table:table-cell office:value-type="float" office:value="-0.0100874">
            <text:p>-0.0100874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30801">
            <text:p>0.530801</text:p>
          </table:table-cell>
          <table:table-cell office:value-type="float" office:value="0.000240657">
            <text:p>0.000240657</text:p>
          </table:table-cell>
          <table:table-cell office:value-type="float" office:value="-0.0158126">
            <text:p>-0.0158126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41641">
            <text:p>0.541641</text:p>
          </table:table-cell>
          <table:table-cell office:value-type="float" office:value="0.000241715">
            <text:p>0.000241715</text:p>
          </table:table-cell>
          <table:table-cell office:value-type="float" office:value="-0.0201227">
            <text:p>-0.0201227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52481">
            <text:p>0.552481</text:p>
          </table:table-cell>
          <table:table-cell office:value-type="float" office:value="0.000242518">
            <text:p>0.000242518</text:p>
          </table:table-cell>
          <table:table-cell office:value-type="float" office:value="-0.0233673">
            <text:p>-0.0233673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63321">
            <text:p>0.563321</text:p>
          </table:table-cell>
          <table:table-cell office:value-type="float" office:value="0.000243127">
            <text:p>0.000243127</text:p>
          </table:table-cell>
          <table:table-cell office:value-type="float" office:value="-0.02581">
            <text:p>-0.02581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7416">
            <text:p>0.57416</text:p>
          </table:table-cell>
          <table:table-cell office:value-type="float" office:value="0.000243586">
            <text:p>0.000243586</text:p>
          </table:table-cell>
          <table:table-cell office:value-type="float" office:value="-0.027649">
            <text:p>-0.027649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85">
            <text:p>0.585</text:p>
          </table:table-cell>
          <table:table-cell office:value-type="float" office:value="0.000243934">
            <text:p>0.000243934</text:p>
          </table:table-cell>
          <table:table-cell office:value-type="float" office:value="-0.0290333">
            <text:p>-0.0290333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59584">
            <text:p>0.59584</text:p>
          </table:table-cell>
          <table:table-cell office:value-type="float" office:value="0.000244196">
            <text:p>0.000244196</text:p>
          </table:table-cell>
          <table:table-cell office:value-type="float" office:value="-0.0300753">
            <text:p>-0.0300753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06679">
            <text:p>0.606679</text:p>
          </table:table-cell>
          <table:table-cell office:value-type="float" office:value="0.000244393">
            <text:p>0.000244393</text:p>
          </table:table-cell>
          <table:table-cell office:value-type="float" office:value="-0.0308599">
            <text:p>-0.0308599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17519">
            <text:p>0.617519</text:p>
          </table:table-cell>
          <table:table-cell office:value-type="float" office:value="0.000244542">
            <text:p>0.000244542</text:p>
          </table:table-cell>
          <table:table-cell office:value-type="float" office:value="-0.0314506">
            <text:p>-0.0314506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28359">
            <text:p>0.628359</text:p>
          </table:table-cell>
          <table:table-cell office:value-type="float" office:value="0.000244655">
            <text:p>0.000244655</text:p>
          </table:table-cell>
          <table:table-cell office:value-type="float" office:value="-0.0318953">
            <text:p>-0.0318953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39199">
            <text:p>0.639199</text:p>
          </table:table-cell>
          <table:table-cell office:value-type="float" office:value="0.000244739">
            <text:p>0.000244739</text:p>
          </table:table-cell>
          <table:table-cell office:value-type="float" office:value="-0.0322301">
            <text:p>-0.0322301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50038">
            <text:p>0.650038</text:p>
          </table:table-cell>
          <table:table-cell office:value-type="float" office:value="0.000244803">
            <text:p>0.000244803</text:p>
          </table:table-cell>
          <table:table-cell office:value-type="float" office:value="-0.0324823">
            <text:p>-0.0324823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60878">
            <text:p>0.660878</text:p>
          </table:table-cell>
          <table:table-cell office:value-type="float" office:value="0.000244851">
            <text:p>0.000244851</text:p>
          </table:table-cell>
          <table:table-cell office:value-type="float" office:value="-0.0326724">
            <text:p>-0.0326724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71718">
            <text:p>0.671718</text:p>
          </table:table-cell>
          <table:table-cell office:value-type="float" office:value="0.000244888">
            <text:p>0.000244888</text:p>
          </table:table-cell>
          <table:table-cell office:value-type="float" office:value="-0.0328154">
            <text:p>-0.0328154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82557">
            <text:p>0.682557</text:p>
          </table:table-cell>
          <table:table-cell office:value-type="float" office:value="0.000244915">
            <text:p>0.000244915</text:p>
          </table:table-cell>
          <table:table-cell office:value-type="float" office:value="-0.0329234">
            <text:p>-0.0329234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693397">
            <text:p>0.693397</text:p>
          </table:table-cell>
          <table:table-cell office:value-type="float" office:value="0.000244936">
            <text:p>0.000244936</text:p>
          </table:table-cell>
          <table:table-cell office:value-type="float" office:value="-0.0330051">
            <text:p>-0.0330051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04237">
            <text:p>0.704237</text:p>
          </table:table-cell>
          <table:table-cell office:value-type="float" office:value="0.000244951">
            <text:p>0.000244951</text:p>
          </table:table-cell>
          <table:table-cell office:value-type="float" office:value="-0.0330669">
            <text:p>-0.0330669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15076">
            <text:p>0.715076</text:p>
          </table:table-cell>
          <table:table-cell office:value-type="float" office:value="0.000244963">
            <text:p>0.000244963</text:p>
          </table:table-cell>
          <table:table-cell office:value-type="float" office:value="-0.0331141">
            <text:p>-0.0331141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25916">
            <text:p>0.725916</text:p>
          </table:table-cell>
          <table:table-cell office:value-type="float" office:value="0.000244972">
            <text:p>0.000244972</text:p>
          </table:table-cell>
          <table:table-cell office:value-type="float" office:value="-0.0331503">
            <text:p>-0.0331503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36756">
            <text:p>0.736756</text:p>
          </table:table-cell>
          <table:table-cell office:value-type="float" office:value="0.000244979">
            <text:p>0.000244979</text:p>
          </table:table-cell>
          <table:table-cell office:value-type="float" office:value="-0.0331783">
            <text:p>-0.0331783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47596">
            <text:p>0.747596</text:p>
          </table:table-cell>
          <table:table-cell office:value-type="float" office:value="0.000244985">
            <text:p>0.000244985</text:p>
          </table:table-cell>
          <table:table-cell office:value-type="float" office:value="-0.0332009">
            <text:p>-0.0332009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58435">
            <text:p>0.758435</text:p>
          </table:table-cell>
          <table:table-cell office:value-type="float" office:value="0.00024499">
            <text:p>0.00024499</text:p>
          </table:table-cell>
          <table:table-cell office:value-type="float" office:value="-0.0332194">
            <text:p>-0.0332194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69275">
            <text:p>0.769275</text:p>
          </table:table-cell>
          <table:table-cell office:value-type="float" office:value="0.000244994">
            <text:p>0.000244994</text:p>
          </table:table-cell>
          <table:table-cell office:value-type="float" office:value="-0.0332356">
            <text:p>-0.0332356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80115">
            <text:p>0.780115</text:p>
          </table:table-cell>
          <table:table-cell office:value-type="float" office:value="0.000244998">
            <text:p>0.000244998</text:p>
          </table:table-cell>
          <table:table-cell office:value-type="float" office:value="-0.0332506">
            <text:p>-0.0332506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790954">
            <text:p>0.790954</text:p>
          </table:table-cell>
          <table:table-cell office:value-type="float" office:value="0.000245002">
            <text:p>0.000245002</text:p>
          </table:table-cell>
          <table:table-cell office:value-type="float" office:value="-0.033266">
            <text:p>-0.033266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01794">
            <text:p>0.801794</text:p>
          </table:table-cell>
          <table:table-cell office:value-type="float" office:value="0.000245006">
            <text:p>0.000245006</text:p>
          </table:table-cell>
          <table:table-cell office:value-type="float" office:value="-0.0332826">
            <text:p>-0.0332826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12634">
            <text:p>0.812634</text:p>
          </table:table-cell>
          <table:table-cell office:value-type="float" office:value="0.000245011">
            <text:p>0.000245011</text:p>
          </table:table-cell>
          <table:table-cell office:value-type="float" office:value="-0.0333021">
            <text:p>-0.0333021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23474">
            <text:p>0.823474</text:p>
          </table:table-cell>
          <table:table-cell office:value-type="float" office:value="0.000245017">
            <text:p>0.000245017</text:p>
          </table:table-cell>
          <table:table-cell office:value-type="float" office:value="-0.033326">
            <text:p>-0.033326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34313">
            <text:p>0.834313</text:p>
          </table:table-cell>
          <table:table-cell office:value-type="float" office:value="0.000245025">
            <text:p>0.000245025</text:p>
          </table:table-cell>
          <table:table-cell office:value-type="float" office:value="-0.0333563">
            <text:p>-0.0333563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45153">
            <text:p>0.845153</text:p>
          </table:table-cell>
          <table:table-cell office:value-type="float" office:value="0.000245034">
            <text:p>0.000245034</text:p>
          </table:table-cell>
          <table:table-cell office:value-type="float" office:value="-0.0333953">
            <text:p>-0.0333953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55993">
            <text:p>0.855993</text:p>
          </table:table-cell>
          <table:table-cell office:value-type="float" office:value="0.000245047">
            <text:p>0.000245047</text:p>
          </table:table-cell>
          <table:table-cell office:value-type="float" office:value="-0.0334464">
            <text:p>-0.0334464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66832">
            <text:p>0.866832</text:p>
          </table:table-cell>
          <table:table-cell office:value-type="float" office:value="0.000245064">
            <text:p>0.000245064</text:p>
          </table:table-cell>
          <table:table-cell office:value-type="float" office:value="-0.0335139">
            <text:p>-0.0335139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77672">
            <text:p>0.877672</text:p>
          </table:table-cell>
          <table:table-cell office:value-type="float" office:value="0.000245087">
            <text:p>0.000245087</text:p>
          </table:table-cell>
          <table:table-cell office:value-type="float" office:value="-0.0336034">
            <text:p>-0.0336034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88512">
            <text:p>0.888512</text:p>
          </table:table-cell>
          <table:table-cell office:value-type="float" office:value="0.000245117">
            <text:p>0.000245117</text:p>
          </table:table-cell>
          <table:table-cell office:value-type="float" office:value="-0.0337227">
            <text:p>-0.0337227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899351">
            <text:p>0.899351</text:p>
          </table:table-cell>
          <table:table-cell office:value-type="float" office:value="0.000245158">
            <text:p>0.000245158</text:p>
          </table:table-cell>
          <table:table-cell office:value-type="float" office:value="-0.0338823">
            <text:p>-0.0338823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10191">
            <text:p>0.910191</text:p>
          </table:table-cell>
          <table:table-cell office:value-type="float" office:value="0.000245212">
            <text:p>0.000245212</text:p>
          </table:table-cell>
          <table:table-cell office:value-type="float" office:value="-0.0340963">
            <text:p>-0.0340963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21031">
            <text:p>0.921031</text:p>
          </table:table-cell>
          <table:table-cell office:value-type="float" office:value="0.000245285">
            <text:p>0.000245285</text:p>
          </table:table-cell>
          <table:table-cell office:value-type="float" office:value="-0.0343847">
            <text:p>-0.0343847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31871">
            <text:p>0.931871</text:p>
          </table:table-cell>
          <table:table-cell office:value-type="float" office:value="0.000245385">
            <text:p>0.000245385</text:p>
          </table:table-cell>
          <table:table-cell office:value-type="float" office:value="-0.034775">
            <text:p>-0.034775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4271">
            <text:p>0.94271</text:p>
          </table:table-cell>
          <table:table-cell office:value-type="float" office:value="0.00024552">
            <text:p>0.00024552</text:p>
          </table:table-cell>
          <table:table-cell office:value-type="float" office:value="-0.0353077">
            <text:p>-0.0353077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5355">
            <text:p>0.95355</text:p>
          </table:table-cell>
          <table:table-cell office:value-type="float" office:value="0.000245707">
            <text:p>0.000245707</text:p>
          </table:table-cell>
          <table:table-cell office:value-type="float" office:value="-0.0360408">
            <text:p>-0.0360408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6439">
            <text:p>0.96439</text:p>
          </table:table-cell>
          <table:table-cell office:value-type="float" office:value="0.000245968">
            <text:p>0.000245968</text:p>
          </table:table-cell>
          <table:table-cell office:value-type="float" office:value="-0.037063">
            <text:p>-0.037063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75229">
            <text:p>0.975229</text:p>
          </table:table-cell>
          <table:table-cell office:value-type="float" office:value="0.000246339">
            <text:p>0.000246339</text:p>
          </table:table-cell>
          <table:table-cell office:value-type="float" office:value="-0.038514">
            <text:p>-0.038514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86069">
            <text:p>0.986069</text:p>
          </table:table-cell>
          <table:table-cell office:value-type="float" office:value="0.000246881">
            <text:p>0.000246881</text:p>
          </table:table-cell>
          <table:table-cell office:value-type="float" office:value="-0.0406267">
            <text:p>-0.0406267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0.996909">
            <text:p>0.996909</text:p>
          </table:table-cell>
          <table:table-cell office:value-type="float" office:value="0.000247706">
            <text:p>0.000247706</text:p>
          </table:table-cell>
          <table:table-cell office:value-type="float" office:value="-0.0438197">
            <text:p>-0.0438197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0775">
            <text:p>1.00775</text:p>
          </table:table-cell>
          <table:table-cell office:value-type="float" office:value="0.000249036">
            <text:p>0.000249036</text:p>
          </table:table-cell>
          <table:table-cell office:value-type="float" office:value="-0.0489278">
            <text:p>-0.0489278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1859">
            <text:p>1.01859</text:p>
          </table:table-cell>
          <table:table-cell office:value-type="float" office:value="0.000251406">
            <text:p>0.000251406</text:p>
          </table:table-cell>
          <table:table-cell office:value-type="float" office:value="-0.0578924">
            <text:p>-0.0578924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2943">
            <text:p>1.02943</text:p>
          </table:table-cell>
          <table:table-cell office:value-type="float" office:value="0.000256476">
            <text:p>0.000256476</text:p>
          </table:table-cell>
          <table:table-cell office:value-type="float" office:value="-0.0765151">
            <text:p>-0.0765151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4027">
            <text:p>1.04027</text:p>
          </table:table-cell>
          <table:table-cell office:value-type="float" office:value="0.000273376">
            <text:p>0.000273376</text:p>
          </table:table-cell>
          <table:table-cell office:value-type="float" office:value="-0.133605">
            <text:p>-0.133605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5111">
            <text:p>1.05111</text:p>
          </table:table-cell>
          <table:table-cell office:value-type="float" office:value="0.00000990368">
            <text:p>9.90368E-006</text:p>
          </table:table-cell>
          <table:table-cell office:value-type="float" office:value="22.9633">
            <text:p>22.9633</text:p>
          </table:table-cell>
          <table:table-cell office:value-type="float" office:value="0.00148664">
            <text:p>0.00148664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6195">
            <text:p>1.06195</text:p>
          </table:table-cell>
          <table:table-cell office:value-type="float" office:value="0.000214896">
            <text:p>0.000214896</text:p>
          </table:table-cell>
          <table:table-cell office:value-type="float" office:value="0.102167">
            <text:p>0.102167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7279">
            <text:p>1.07279</text:p>
          </table:table-cell>
          <table:table-cell office:value-type="float" office:value="0.000226932">
            <text:p>0.000226932</text:p>
          </table:table-cell>
          <table:table-cell office:value-type="float" office:value="0.0437101">
            <text:p>0.0437101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8363">
            <text:p>1.08363</text:p>
          </table:table-cell>
          <table:table-cell office:value-type="float" office:value="0.000231112">
            <text:p>0.000231112</text:p>
          </table:table-cell>
          <table:table-cell office:value-type="float" office:value="0.0248347">
            <text:p>0.0248347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09447">
            <text:p>1.09447</text:p>
          </table:table-cell>
          <table:table-cell office:value-type="float" office:value="0.000233172">
            <text:p>0.000233172</text:p>
          </table:table-cell>
          <table:table-cell office:value-type="float" office:value="0.0157817">
            <text:p>0.0157817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10531">
            <text:p>1.10531</text:p>
          </table:table-cell>
          <table:table-cell office:value-type="float" office:value="0.000234359">
            <text:p>0.000234359</text:p>
          </table:table-cell>
          <table:table-cell office:value-type="float" office:value="0.0106329">
            <text:p>0.0106329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11615">
            <text:p>1.11615</text:p>
          </table:table-cell>
          <table:table-cell office:value-type="float" office:value="0.000235107">
            <text:p>0.000235107</text:p>
          </table:table-cell>
          <table:table-cell office:value-type="float" office:value="0.00741808">
            <text:p>0.00741808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office:value-type="float" office:value="1.12699">
            <text:p>1.12699</text:p>
          </table:table-cell>
          <table:table-cell office:value-type="float" office:value="0.000235605">
            <text:p>0.000235605</text:p>
          </table:table-cell>
          <table:table-cell office:value-type="float" office:value="0.00529247">
            <text:p>0.00529247</text:p>
          </table:table-cell>
          <table:table-cell office:value-type="float" office:value="0.00148669">
            <text:p>0.00148669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414791">
            <text:p>0.0414791</text:p>
          </table:table-cell>
          <table:table-cell office:value-type="float" office:value="0.0000000371698">
            <text:p>3.71698E-008</text:p>
          </table:table-cell>
          <table:table-cell office:value-type="float" office:value="6397.52">
            <text:p>6397.52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523495">
            <text:p>0.0523495</text:p>
          </table:table-cell>
          <table:table-cell office:value-type="float" office:value="0.0000000497381">
            <text:p>4.97381E-008</text:p>
          </table:table-cell>
          <table:table-cell office:value-type="float" office:value="4780.67">
            <text:p>4780.67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632199">
            <text:p>0.0632199</text:p>
          </table:table-cell>
          <table:table-cell office:value-type="float" office:value="0.000000066555">
            <text:p>6.6555E-008</text:p>
          </table:table-cell>
          <table:table-cell office:value-type="float" office:value="3572.45">
            <text:p>3572.45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740903">
            <text:p>0.0740903</text:p>
          </table:table-cell>
          <table:table-cell office:value-type="float" office:value="0.0000000890557">
            <text:p>8.90557E-008</text:p>
          </table:table-cell>
          <table:table-cell office:value-type="float" office:value="2669.59">
            <text:p>2669.59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849608">
            <text:p>0.0849608</text:p>
          </table:table-cell>
          <table:table-cell office:value-type="float" office:value="0.000000119159">
            <text:p>1.19159E-007</text:p>
          </table:table-cell>
          <table:table-cell office:value-type="float" office:value="1994.91">
            <text:p>1994.91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0958312">
            <text:p>0.0958312</text:p>
          </table:table-cell>
          <table:table-cell office:value-type="float" office:value="0.000000159432">
            <text:p>1.59432E-007</text:p>
          </table:table-cell>
          <table:table-cell office:value-type="float" office:value="1490.74">
            <text:p>1490.74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106702">
            <text:p>0.106702</text:p>
          </table:table-cell>
          <table:table-cell office:value-type="float" office:value="0.000000213302">
            <text:p>2.13302E-007</text:p>
          </table:table-cell>
          <table:table-cell office:value-type="float" office:value="1114">
            <text:p>1114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117572">
            <text:p>0.117572</text:p>
          </table:table-cell>
          <table:table-cell office:value-type="float" office:value="0.000000285353">
            <text:p>2.85353E-007</text:p>
          </table:table-cell>
          <table:table-cell office:value-type="float" office:value="832.465">
            <text:p>832.465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128442">
            <text:p>0.128442</text:p>
          </table:table-cell>
          <table:table-cell office:value-type="float" office:value="0.0000003817">
            <text:p>3.817E-007</text:p>
          </table:table-cell>
          <table:table-cell office:value-type="float" office:value="622.085">
            <text:p>622.085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139313">
            <text:p>0.139313</text:p>
          </table:table-cell>
          <table:table-cell office:value-type="float" office:value="0.000000510505">
            <text:p>5.10505E-007</text:p>
          </table:table-cell>
          <table:table-cell office:value-type="float" office:value="464.875">
            <text:p>464.875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150183">
            <text:p>0.150183</text:p>
          </table:table-cell>
          <table:table-cell office:value-type="float" office:value="0.000000682644">
            <text:p>6.82644E-007</text:p>
          </table:table-cell>
          <table:table-cell office:value-type="float" office:value="347.397">
            <text:p>347.397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161054">
            <text:p>0.161054</text:p>
          </table:table-cell>
          <table:table-cell office:value-type="float" office:value="0.000000912596">
            <text:p>9.12596E-007</text:p>
          </table:table-cell>
          <table:table-cell office:value-type="float" office:value="259.61">
            <text:p>259.61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171924">
            <text:p>0.171924</text:p>
          </table:table-cell>
          <table:table-cell office:value-type="float" office:value="0.00000121959">
            <text:p>1.21959E-006</text:p>
          </table:table-cell>
          <table:table-cell office:value-type="float" office:value="194.009">
            <text:p>194.009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182795">
            <text:p>0.182795</text:p>
          </table:table-cell>
          <table:table-cell office:value-type="float" office:value="0.00000162912">
            <text:p>1.62912E-006</text:p>
          </table:table-cell>
          <table:table-cell office:value-type="float" office:value="144.987">
            <text:p>144.987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193665">
            <text:p>0.193665</text:p>
          </table:table-cell>
          <table:table-cell office:value-type="float" office:value="0.00000217485">
            <text:p>2.17485E-006</text:p>
          </table:table-cell>
          <table:table-cell office:value-type="float" office:value="108.355">
            <text:p>108.355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204535">
            <text:p>0.204535</text:p>
          </table:table-cell>
          <table:table-cell office:value-type="float" office:value="0.00000290105">
            <text:p>2.90105E-006</text:p>
          </table:table-cell>
          <table:table-cell office:value-type="float" office:value="80.9812">
            <text:p>80.9812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215406">
            <text:p>0.215406</text:p>
          </table:table-cell>
          <table:table-cell office:value-type="float" office:value="0.00000386558">
            <text:p>3.86558E-006</text:p>
          </table:table-cell>
          <table:table-cell office:value-type="float" office:value="60.5255">
            <text:p>60.5255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226276">
            <text:p>0.226276</text:p>
          </table:table-cell>
          <table:table-cell office:value-type="float" office:value="0.00000514346">
            <text:p>5.14346E-006</text:p>
          </table:table-cell>
          <table:table-cell office:value-type="float" office:value="45.2395">
            <text:p>45.2395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237147">
            <text:p>0.237147</text:p>
          </table:table-cell>
          <table:table-cell office:value-type="float" office:value="0.00000683093">
            <text:p>6.83093E-006</text:p>
          </table:table-cell>
          <table:table-cell office:value-type="float" office:value="33.8169">
            <text:p>33.8169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248017">
            <text:p>0.248017</text:p>
          </table:table-cell>
          <table:table-cell office:value-type="float" office:value="0.00000904954">
            <text:p>9.04954E-006</text:p>
          </table:table-cell>
          <table:table-cell office:value-type="float" office:value="25.2811">
            <text:p>25.2811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258887">
            <text:p>0.258887</text:p>
          </table:table-cell>
          <table:table-cell office:value-type="float" office:value="0.0000119498">
            <text:p>1.19498E-005</text:p>
          </table:table-cell>
          <table:table-cell office:value-type="float" office:value="18.9025">
            <text:p>18.9025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269758">
            <text:p>0.269758</text:p>
          </table:table-cell>
          <table:table-cell office:value-type="float" office:value="0.0000157129">
            <text:p>1.57129E-005</text:p>
          </table:table-cell>
          <table:table-cell office:value-type="float" office:value="14.136">
            <text:p>14.136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280628">
            <text:p>0.280628</text:p>
          </table:table-cell>
          <table:table-cell office:value-type="float" office:value="0.0000205484">
            <text:p>2.05484E-005</text:p>
          </table:table-cell>
          <table:table-cell office:value-type="float" office:value="10.5742">
            <text:p>10.5742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291499">
            <text:p>0.291499</text:p>
          </table:table-cell>
          <table:table-cell office:value-type="float" office:value="0.000026685">
            <text:p>0.000026685</text:p>
          </table:table-cell>
          <table:table-cell office:value-type="float" office:value="7.91256">
            <text:p>7.91256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302369">
            <text:p>0.302369</text:p>
          </table:table-cell>
          <table:table-cell office:value-type="float" office:value="0.0000343508">
            <text:p>3.43508E-005</text:p>
          </table:table-cell>
          <table:table-cell office:value-type="float" office:value="5.9236">
            <text:p>5.9236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31324">
            <text:p>0.31324</text:p>
          </table:table-cell>
          <table:table-cell office:value-type="float" office:value="0.0000437406">
            <text:p>4.37406E-005</text:p>
          </table:table-cell>
          <table:table-cell office:value-type="float" office:value="4.43731">
            <text:p>4.43731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32411">
            <text:p>0.32411</text:p>
          </table:table-cell>
          <table:table-cell office:value-type="float" office:value="0.0000549689">
            <text:p>5.49689E-005</text:p>
          </table:table-cell>
          <table:table-cell office:value-type="float" office:value="3.32666">
            <text:p>3.32666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33498">
            <text:p>0.33498</text:p>
          </table:table-cell>
          <table:table-cell office:value-type="float" office:value="0.000068016">
            <text:p>0.000068016</text:p>
          </table:table-cell>
          <table:table-cell office:value-type="float" office:value="2.4967">
            <text:p>2.4967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345851">
            <text:p>0.345851</text:p>
          </table:table-cell>
          <table:table-cell office:value-type="float" office:value="0.0000826808">
            <text:p>8.26808E-005</text:p>
          </table:table-cell>
          <table:table-cell office:value-type="float" office:value="1.8765">
            <text:p>1.8765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356721">
            <text:p>0.356721</text:p>
          </table:table-cell>
          <table:table-cell office:value-type="float" office:value="0.0000985608">
            <text:p>9.85608E-005</text:p>
          </table:table-cell>
          <table:table-cell office:value-type="float" office:value="1.41304">
            <text:p>1.41304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367592">
            <text:p>0.367592</text:p>
          </table:table-cell>
          <table:table-cell office:value-type="float" office:value="0.000115077">
            <text:p>0.000115077</text:p>
          </table:table-cell>
          <table:table-cell office:value-type="float" office:value="1.06672">
            <text:p>1.06672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378462">
            <text:p>0.378462</text:p>
          </table:table-cell>
          <table:table-cell office:value-type="float" office:value="0.00013155">
            <text:p>0.00013155</text:p>
          </table:table-cell>
          <table:table-cell office:value-type="float" office:value="0.807919">
            <text:p>0.807919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389332">
            <text:p>0.389332</text:p>
          </table:table-cell>
          <table:table-cell office:value-type="float" office:value="0.000147307">
            <text:p>0.000147307</text:p>
          </table:table-cell>
          <table:table-cell office:value-type="float" office:value="0.614527">
            <text:p>0.614527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00203">
            <text:p>0.400203</text:p>
          </table:table-cell>
          <table:table-cell office:value-type="float" office:value="0.000161789">
            <text:p>0.000161789</text:p>
          </table:table-cell>
          <table:table-cell office:value-type="float" office:value="0.470012">
            <text:p>0.470012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11073">
            <text:p>0.411073</text:p>
          </table:table-cell>
          <table:table-cell office:value-type="float" office:value="0.000174617">
            <text:p>0.000174617</text:p>
          </table:table-cell>
          <table:table-cell office:value-type="float" office:value="0.36202">
            <text:p>0.36202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21944">
            <text:p>0.421944</text:p>
          </table:table-cell>
          <table:table-cell office:value-type="float" office:value="0.000185614">
            <text:p>0.000185614</text:p>
          </table:table-cell>
          <table:table-cell office:value-type="float" office:value="0.281321">
            <text:p>0.281321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32814">
            <text:p>0.432814</text:p>
          </table:table-cell>
          <table:table-cell office:value-type="float" office:value="0.000194781">
            <text:p>0.000194781</text:p>
          </table:table-cell>
          <table:table-cell office:value-type="float" office:value="0.221018">
            <text:p>0.221018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43685">
            <text:p>0.443685</text:p>
          </table:table-cell>
          <table:table-cell office:value-type="float" office:value="0.000202245">
            <text:p>0.000202245</text:p>
          </table:table-cell>
          <table:table-cell office:value-type="float" office:value="0.175955">
            <text:p>0.175955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54555">
            <text:p>0.454555</text:p>
          </table:table-cell>
          <table:table-cell office:value-type="float" office:value="0.000208208">
            <text:p>0.000208208</text:p>
          </table:table-cell>
          <table:table-cell office:value-type="float" office:value="0.142281">
            <text:p>0.142281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65425">
            <text:p>0.465425</text:p>
          </table:table-cell>
          <table:table-cell office:value-type="float" office:value="0.000212898">
            <text:p>0.000212898</text:p>
          </table:table-cell>
          <table:table-cell office:value-type="float" office:value="0.117117">
            <text:p>0.117117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76296">
            <text:p>0.476296</text:p>
          </table:table-cell>
          <table:table-cell office:value-type="float" office:value="0.000216543">
            <text:p>0.000216543</text:p>
          </table:table-cell>
          <table:table-cell office:value-type="float" office:value="0.0983129">
            <text:p>0.0983129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87166">
            <text:p>0.487166</text:p>
          </table:table-cell>
          <table:table-cell office:value-type="float" office:value="0.000219349">
            <text:p>0.000219349</text:p>
          </table:table-cell>
          <table:table-cell office:value-type="float" office:value="0.0842613">
            <text:p>0.0842613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498037">
            <text:p>0.498037</text:p>
          </table:table-cell>
          <table:table-cell office:value-type="float" office:value="0.000221494">
            <text:p>0.000221494</text:p>
          </table:table-cell>
          <table:table-cell office:value-type="float" office:value="0.0737611">
            <text:p>0.0737611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508907">
            <text:p>0.508907</text:p>
          </table:table-cell>
          <table:table-cell office:value-type="float" office:value="0.000223124">
            <text:p>0.000223124</text:p>
          </table:table-cell>
          <table:table-cell office:value-type="float" office:value="0.0659145">
            <text:p>0.0659145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519777">
            <text:p>0.519777</text:p>
          </table:table-cell>
          <table:table-cell office:value-type="float" office:value="0.000224358">
            <text:p>0.000224358</text:p>
          </table:table-cell>
          <table:table-cell office:value-type="float" office:value="0.060051">
            <text:p>0.060051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530648">
            <text:p>0.530648</text:p>
          </table:table-cell>
          <table:table-cell office:value-type="float" office:value="0.00022529">
            <text:p>0.00022529</text:p>
          </table:table-cell>
          <table:table-cell office:value-type="float" office:value="0.0556695">
            <text:p>0.0556695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541518">
            <text:p>0.541518</text:p>
          </table:table-cell>
          <table:table-cell office:value-type="float" office:value="0.000225991">
            <text:p>0.000225991</text:p>
          </table:table-cell>
          <table:table-cell office:value-type="float" office:value="0.0523953">
            <text:p>0.0523953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552389">
            <text:p>0.552389</text:p>
          </table:table-cell>
          <table:table-cell office:value-type="float" office:value="0.000226517">
            <text:p>0.000226517</text:p>
          </table:table-cell>
          <table:table-cell office:value-type="float" office:value="0.0499486">
            <text:p>0.0499486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563259">
            <text:p>0.563259</text:p>
          </table:table-cell>
          <table:table-cell office:value-type="float" office:value="0.000226912">
            <text:p>0.000226912</text:p>
          </table:table-cell>
          <table:table-cell office:value-type="float" office:value="0.0481202">
            <text:p>0.0481202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57413">
            <text:p>0.57413</text:p>
          </table:table-cell>
          <table:table-cell office:value-type="float" office:value="0.000227209">
            <text:p>0.000227209</text:p>
          </table:table-cell>
          <table:table-cell office:value-type="float" office:value="0.046754">
            <text:p>0.046754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585">
            <text:p>0.585</text:p>
          </table:table-cell>
          <table:table-cell office:value-type="float" office:value="0.00022743">
            <text:p>0.00022743</text:p>
          </table:table-cell>
          <table:table-cell office:value-type="float" office:value="0.0457329">
            <text:p>0.0457329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59587">
            <text:p>0.59587</text:p>
          </table:table-cell>
          <table:table-cell office:value-type="float" office:value="0.000227596">
            <text:p>0.000227596</text:p>
          </table:table-cell>
          <table:table-cell office:value-type="float" office:value="0.0449701">
            <text:p>0.0449701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606741">
            <text:p>0.606741</text:p>
          </table:table-cell>
          <table:table-cell office:value-type="float" office:value="0.000227721">
            <text:p>0.000227721</text:p>
          </table:table-cell>
          <table:table-cell office:value-type="float" office:value="0.0444001">
            <text:p>0.0444001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617611">
            <text:p>0.617611</text:p>
          </table:table-cell>
          <table:table-cell office:value-type="float" office:value="0.000227814">
            <text:p>0.000227814</text:p>
          </table:table-cell>
          <table:table-cell office:value-type="float" office:value="0.0439742">
            <text:p>0.0439742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628482">
            <text:p>0.628482</text:p>
          </table:table-cell>
          <table:table-cell office:value-type="float" office:value="0.000227883">
            <text:p>0.000227883</text:p>
          </table:table-cell>
          <table:table-cell office:value-type="float" office:value="0.0436559">
            <text:p>0.0436559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639352">
            <text:p>0.639352</text:p>
          </table:table-cell>
          <table:table-cell office:value-type="float" office:value="0.000227935">
            <text:p>0.000227935</text:p>
          </table:table-cell>
          <table:table-cell office:value-type="float" office:value="0.0434183">
            <text:p>0.0434183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650223">
            <text:p>0.650223</text:p>
          </table:table-cell>
          <table:table-cell office:value-type="float" office:value="0.000227974">
            <text:p>0.000227974</text:p>
          </table:table-cell>
          <table:table-cell office:value-type="float" office:value="0.0432407">
            <text:p>0.0432407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661093">
            <text:p>0.661093</text:p>
          </table:table-cell>
          <table:table-cell office:value-type="float" office:value="0.000228003">
            <text:p>0.000228003</text:p>
          </table:table-cell>
          <table:table-cell office:value-type="float" office:value="0.043108">
            <text:p>0.043108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671963">
            <text:p>0.671963</text:p>
          </table:table-cell>
          <table:table-cell office:value-type="float" office:value="0.000228024">
            <text:p>0.000228024</text:p>
          </table:table-cell>
          <table:table-cell office:value-type="float" office:value="0.0430092">
            <text:p>0.0430092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682834">
            <text:p>0.682834</text:p>
          </table:table-cell>
          <table:table-cell office:value-type="float" office:value="0.00022804">
            <text:p>0.00022804</text:p>
          </table:table-cell>
          <table:table-cell office:value-type="float" office:value="0.0429356">
            <text:p>0.0429356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693704">
            <text:p>0.693704</text:p>
          </table:table-cell>
          <table:table-cell office:value-type="float" office:value="0.000228052">
            <text:p>0.000228052</text:p>
          </table:table-cell>
          <table:table-cell office:value-type="float" office:value="0.0428808">
            <text:p>0.0428808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704575">
            <text:p>0.704575</text:p>
          </table:table-cell>
          <table:table-cell office:value-type="float" office:value="0.000228061">
            <text:p>0.000228061</text:p>
          </table:table-cell>
          <table:table-cell office:value-type="float" office:value="0.0428403">
            <text:p>0.0428403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715445">
            <text:p>0.715445</text:p>
          </table:table-cell>
          <table:table-cell office:value-type="float" office:value="0.000228068">
            <text:p>0.000228068</text:p>
          </table:table-cell>
          <table:table-cell office:value-type="float" office:value="0.0428107">
            <text:p>0.0428107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726315">
            <text:p>0.726315</text:p>
          </table:table-cell>
          <table:table-cell office:value-type="float" office:value="0.000228072">
            <text:p>0.000228072</text:p>
          </table:table-cell>
          <table:table-cell office:value-type="float" office:value="0.0427893">
            <text:p>0.0427893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737186">
            <text:p>0.737186</text:p>
          </table:table-cell>
          <table:table-cell office:value-type="float" office:value="0.000228076">
            <text:p>0.000228076</text:p>
          </table:table-cell>
          <table:table-cell office:value-type="float" office:value="0.0427742">
            <text:p>0.0427742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748056">
            <text:p>0.748056</text:p>
          </table:table-cell>
          <table:table-cell office:value-type="float" office:value="0.000228078">
            <text:p>0.000228078</text:p>
          </table:table-cell>
          <table:table-cell office:value-type="float" office:value="0.0427644">
            <text:p>0.0427644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758927">
            <text:p>0.758927</text:p>
          </table:table-cell>
          <table:table-cell office:value-type="float" office:value="0.000228079">
            <text:p>0.000228079</text:p>
          </table:table-cell>
          <table:table-cell office:value-type="float" office:value="0.0427588">
            <text:p>0.0427588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769797">
            <text:p>0.769797</text:p>
          </table:table-cell>
          <table:table-cell office:value-type="float" office:value="0.000228079">
            <text:p>0.000228079</text:p>
          </table:table-cell>
          <table:table-cell office:value-type="float" office:value="0.042757">
            <text:p>0.042757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780668">
            <text:p>0.780668</text:p>
          </table:table-cell>
          <table:table-cell office:value-type="float" office:value="0.000228079">
            <text:p>0.000228079</text:p>
          </table:table-cell>
          <table:table-cell office:value-type="float" office:value="0.042759">
            <text:p>0.042759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791538">
            <text:p>0.791538</text:p>
          </table:table-cell>
          <table:table-cell office:value-type="float" office:value="0.000228078">
            <text:p>0.000228078</text:p>
          </table:table-cell>
          <table:table-cell office:value-type="float" office:value="0.0427647">
            <text:p>0.0427647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802408">
            <text:p>0.802408</text:p>
          </table:table-cell>
          <table:table-cell office:value-type="float" office:value="0.000228076">
            <text:p>0.000228076</text:p>
          </table:table-cell>
          <table:table-cell office:value-type="float" office:value="0.0427748">
            <text:p>0.0427748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813279">
            <text:p>0.813279</text:p>
          </table:table-cell>
          <table:table-cell office:value-type="float" office:value="0.000228072">
            <text:p>0.000228072</text:p>
          </table:table-cell>
          <table:table-cell office:value-type="float" office:value="0.0427901">
            <text:p>0.0427901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824149">
            <text:p>0.824149</text:p>
          </table:table-cell>
          <table:table-cell office:value-type="float" office:value="0.000228067">
            <text:p>0.000228067</text:p>
          </table:table-cell>
          <table:table-cell office:value-type="float" office:value="0.0428119">
            <text:p>0.0428119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83502">
            <text:p>0.83502</text:p>
          </table:table-cell>
          <table:table-cell office:value-type="float" office:value="0.000228061">
            <text:p>0.000228061</text:p>
          </table:table-cell>
          <table:table-cell office:value-type="float" office:value="0.0428422">
            <text:p>0.0428422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84589">
            <text:p>0.84589</text:p>
          </table:table-cell>
          <table:table-cell office:value-type="float" office:value="0.000228052">
            <text:p>0.000228052</text:p>
          </table:table-cell>
          <table:table-cell office:value-type="float" office:value="0.0428835">
            <text:p>0.0428835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85676">
            <text:p>0.85676</text:p>
          </table:table-cell>
          <table:table-cell office:value-type="float" office:value="0.00022804">
            <text:p>0.00022804</text:p>
          </table:table-cell>
          <table:table-cell office:value-type="float" office:value="0.0429394">
            <text:p>0.0429394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867631">
            <text:p>0.867631</text:p>
          </table:table-cell>
          <table:table-cell office:value-type="float" office:value="0.000228023">
            <text:p>0.000228023</text:p>
          </table:table-cell>
          <table:table-cell office:value-type="float" office:value="0.043015">
            <text:p>0.043015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878501">
            <text:p>0.878501</text:p>
          </table:table-cell>
          <table:table-cell office:value-type="float" office:value="0.000228001">
            <text:p>0.000228001</text:p>
          </table:table-cell>
          <table:table-cell office:value-type="float" office:value="0.0431167">
            <text:p>0.0431167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889372">
            <text:p>0.889372</text:p>
          </table:table-cell>
          <table:table-cell office:value-type="float" office:value="0.000227971">
            <text:p>0.000227971</text:p>
          </table:table-cell>
          <table:table-cell office:value-type="float" office:value="0.0432538">
            <text:p>0.0432538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00242">
            <text:p>0.900242</text:p>
          </table:table-cell>
          <table:table-cell office:value-type="float" office:value="0.00022793">
            <text:p>0.00022793</text:p>
          </table:table-cell>
          <table:table-cell office:value-type="float" office:value="0.043439">
            <text:p>0.043439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11113">
            <text:p>0.911113</text:p>
          </table:table-cell>
          <table:table-cell office:value-type="float" office:value="0.000227876">
            <text:p>0.000227876</text:p>
          </table:table-cell>
          <table:table-cell office:value-type="float" office:value="0.0436894">
            <text:p>0.0436894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21983">
            <text:p>0.921983</text:p>
          </table:table-cell>
          <table:table-cell office:value-type="float" office:value="0.000227802">
            <text:p>0.000227802</text:p>
          </table:table-cell>
          <table:table-cell office:value-type="float" office:value="0.044029">
            <text:p>0.044029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32853">
            <text:p>0.932853</text:p>
          </table:table-cell>
          <table:table-cell office:value-type="float" office:value="0.000227701">
            <text:p>0.000227701</text:p>
          </table:table-cell>
          <table:table-cell office:value-type="float" office:value="0.0444921">
            <text:p>0.0444921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43724">
            <text:p>0.943724</text:p>
          </table:table-cell>
          <table:table-cell office:value-type="float" office:value="0.000227562">
            <text:p>0.000227562</text:p>
          </table:table-cell>
          <table:table-cell office:value-type="float" office:value="0.0451273">
            <text:p>0.0451273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54594">
            <text:p>0.954594</text:p>
          </table:table-cell>
          <table:table-cell office:value-type="float" office:value="0.000227371">
            <text:p>0.000227371</text:p>
          </table:table-cell>
          <table:table-cell office:value-type="float" office:value="0.0460062">
            <text:p>0.0460062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65465">
            <text:p>0.965465</text:p>
          </table:table-cell>
          <table:table-cell office:value-type="float" office:value="0.000227104">
            <text:p>0.000227104</text:p>
          </table:table-cell>
          <table:table-cell office:value-type="float" office:value="0.0472374">
            <text:p>0.0472374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76335">
            <text:p>0.976335</text:p>
          </table:table-cell>
          <table:table-cell office:value-type="float" office:value="0.000226724">
            <text:p>0.000226724</text:p>
          </table:table-cell>
          <table:table-cell office:value-type="float" office:value="0.0489921">
            <text:p>0.0489921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87205">
            <text:p>0.987205</text:p>
          </table:table-cell>
          <table:table-cell office:value-type="float" office:value="0.000226171">
            <text:p>0.000226171</text:p>
          </table:table-cell>
          <table:table-cell office:value-type="float" office:value="0.0515547">
            <text:p>0.0515547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0.998076">
            <text:p>0.998076</text:p>
          </table:table-cell>
          <table:table-cell office:value-type="float" office:value="0.00022534">
            <text:p>0.00022534</text:p>
          </table:table-cell>
          <table:table-cell office:value-type="float" office:value="0.055435">
            <text:p>0.055435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00895">
            <text:p>1.00895</text:p>
          </table:table-cell>
          <table:table-cell office:value-type="float" office:value="0.000224022">
            <text:p>0.000224022</text:p>
          </table:table-cell>
          <table:table-cell office:value-type="float" office:value="0.0616439">
            <text:p>0.0616439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01982">
            <text:p>1.01982</text:p>
          </table:table-cell>
          <table:table-cell office:value-type="float" office:value="0.000221752">
            <text:p>0.000221752</text:p>
          </table:table-cell>
          <table:table-cell office:value-type="float" office:value="0.0725123">
            <text:p>0.0725123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03069">
            <text:p>1.03069</text:p>
          </table:table-cell>
          <table:table-cell office:value-type="float" office:value="0.000217217">
            <text:p>0.000217217</text:p>
          </table:table-cell>
          <table:table-cell office:value-type="float" office:value="0.0949041">
            <text:p>0.0949041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04156">
            <text:p>1.04156</text:p>
          </table:table-cell>
          <table:table-cell office:value-type="float" office:value="0.00020472">
            <text:p>0.00020472</text:p>
          </table:table-cell>
          <table:table-cell office:value-type="float" office:value="0.161742">
            <text:p>0.161742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05243">
            <text:p>1.05243</text:p>
          </table:table-cell>
          <table:table-cell office:value-type="float" office:value="0.0000624111">
            <text:p>6.24111E-005</text:p>
          </table:table-cell>
          <table:table-cell office:value-type="float" office:value="2.81073">
            <text:p>2.81073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0633">
            <text:p>1.0633</text:p>
          </table:table-cell>
          <table:table-cell office:value-type="float" office:value="0.000274751">
            <text:p>0.000274751</text:p>
          </table:table-cell>
          <table:table-cell office:value-type="float" office:value="-0.134375">
            <text:p>-0.134375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07417">
            <text:p>1.07417</text:p>
          </table:table-cell>
          <table:table-cell office:value-type="float" office:value="0.000251924">
            <text:p>0.000251924</text:p>
          </table:table-cell>
          <table:table-cell office:value-type="float" office:value="-0.0559387">
            <text:p>-0.0559387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08504">
            <text:p>1.08504</text:p>
          </table:table-cell>
          <table:table-cell office:value-type="float" office:value="0.000245543">
            <text:p>0.000245543</text:p>
          </table:table-cell>
          <table:table-cell office:value-type="float" office:value="-0.0314064">
            <text:p>-0.0314064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09591">
            <text:p>1.09591</text:p>
          </table:table-cell>
          <table:table-cell office:value-type="float" office:value="0.000242633">
            <text:p>0.000242633</text:p>
          </table:table-cell>
          <table:table-cell office:value-type="float" office:value="-0.0197913">
            <text:p>-0.0197913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10678">
            <text:p>1.10678</text:p>
          </table:table-cell>
          <table:table-cell office:value-type="float" office:value="0.000241022">
            <text:p>0.000241022</text:p>
          </table:table-cell>
          <table:table-cell office:value-type="float" office:value="-0.0132391">
            <text:p>-0.0132391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11765">
            <text:p>1.11765</text:p>
          </table:table-cell>
          <table:table-cell office:value-type="float" office:value="0.000240034">
            <text:p>0.000240034</text:p>
          </table:table-cell>
          <table:table-cell office:value-type="float" office:value="-0.00917446">
            <text:p>-0.00917446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office:value-type="float" office:value="1.12852">
            <text:p>1.12852</text:p>
          </table:table-cell>
          <table:table-cell office:value-type="float" office:value="0.000239388">
            <text:p>0.000239388</text:p>
          </table:table-cell>
          <table:table-cell office:value-type="float" office:value="-0.00650278">
            <text:p>-0.00650278</text:p>
          </table:table-cell>
          <table:table-cell office:value-type="float" office:value="0.00146078">
            <text:p>0.00146078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392051">
            <text:p>0.0392051</text:p>
          </table:table-cell>
          <table:table-cell office:value-type="float" office:value="0.0000000349134">
            <text:p>3.49134E-008</text:p>
          </table:table-cell>
          <table:table-cell office:value-type="float" office:value="6821.66">
            <text:p>6821.66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50121">
            <text:p>0.050121</text:p>
          </table:table-cell>
          <table:table-cell office:value-type="float" office:value="0.0000000472691">
            <text:p>4.72691E-008</text:p>
          </table:table-cell>
          <table:table-cell office:value-type="float" office:value="5038.27">
            <text:p>5038.27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610369">
            <text:p>0.0610369</text:p>
          </table:table-cell>
          <table:table-cell office:value-type="float" office:value="0.0000000639961">
            <text:p>0.000000064</text:p>
          </table:table-cell>
          <table:table-cell office:value-type="float" office:value="3721.13">
            <text:p>3721.13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719528">
            <text:p>0.0719528</text:p>
          </table:table-cell>
          <table:table-cell office:value-type="float" office:value="0.0000000866396">
            <text:p>8.66396E-008</text:p>
          </table:table-cell>
          <table:table-cell office:value-type="float" office:value="2748.34">
            <text:p>2748.34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828687">
            <text:p>0.0828687</text:p>
          </table:table-cell>
          <table:table-cell office:value-type="float" office:value="0.00000011729">
            <text:p>1.1729E-007</text:p>
          </table:table-cell>
          <table:table-cell office:value-type="float" office:value="2029.87">
            <text:p>2029.87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0937846">
            <text:p>0.0937846</text:p>
          </table:table-cell>
          <table:table-cell office:value-type="float" office:value="0.000000158776">
            <text:p>1.58776E-007</text:p>
          </table:table-cell>
          <table:table-cell office:value-type="float" office:value="1499.24">
            <text:p>1499.24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04701">
            <text:p>0.104701</text:p>
          </table:table-cell>
          <table:table-cell office:value-type="float" office:value="0.00000021492">
            <text:p>2.1492E-007</text:p>
          </table:table-cell>
          <table:table-cell office:value-type="float" office:value="1107.33">
            <text:p>1107.33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15616">
            <text:p>0.115616</text:p>
          </table:table-cell>
          <table:table-cell office:value-type="float" office:value="0.000000290887">
            <text:p>2.90887E-007</text:p>
          </table:table-cell>
          <table:table-cell office:value-type="float" office:value="817.881">
            <text:p>817.881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26532">
            <text:p>0.126532</text:p>
          </table:table-cell>
          <table:table-cell office:value-type="float" office:value="0.000000393654">
            <text:p>3.93654E-007</text:p>
          </table:table-cell>
          <table:table-cell office:value-type="float" office:value="604.105">
            <text:p>604.105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37448">
            <text:p>0.137448</text:p>
          </table:table-cell>
          <table:table-cell office:value-type="float" office:value="0.00000053263">
            <text:p>5.3263E-007</text:p>
          </table:table-cell>
          <table:table-cell office:value-type="float" office:value="446.218">
            <text:p>446.218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48364">
            <text:p>0.148364</text:p>
          </table:table-cell>
          <table:table-cell office:value-type="float" office:value="0.000000720496">
            <text:p>7.20496E-007</text:p>
          </table:table-cell>
          <table:table-cell office:value-type="float" office:value="329.608">
            <text:p>329.608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5928">
            <text:p>0.15928</text:p>
          </table:table-cell>
          <table:table-cell office:value-type="float" office:value="0.000000974301">
            <text:p>9.74301E-007</text:p>
          </table:table-cell>
          <table:table-cell office:value-type="float" office:value="243.485">
            <text:p>243.485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70196">
            <text:p>0.170196</text:p>
          </table:table-cell>
          <table:table-cell office:value-type="float" office:value="0.00000131693">
            <text:p>1.31693E-006</text:p>
          </table:table-cell>
          <table:table-cell office:value-type="float" office:value="179.877">
            <text:p>179.877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81112">
            <text:p>0.181112</text:p>
          </table:table-cell>
          <table:table-cell office:value-type="float" office:value="0.00000177897">
            <text:p>0.000001779</text:p>
          </table:table-cell>
          <table:table-cell office:value-type="float" office:value="132.899">
            <text:p>132.899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192028">
            <text:p>0.192028</text:p>
          </table:table-cell>
          <table:table-cell office:value-type="float" office:value="0.00000240118">
            <text:p>2.40118E-006</text:p>
          </table:table-cell>
          <table:table-cell office:value-type="float" office:value="98.2022">
            <text:p>98.2022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02944">
            <text:p>0.202944</text:p>
          </table:table-cell>
          <table:table-cell office:value-type="float" office:value="0.00000323747">
            <text:p>3.23747E-006</text:p>
          </table:table-cell>
          <table:table-cell office:value-type="float" office:value="72.5766">
            <text:p>72.5766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1386">
            <text:p>0.21386</text:p>
          </table:table-cell>
          <table:table-cell office:value-type="float" office:value="0.00000435864">
            <text:p>4.35864E-006</text:p>
          </table:table-cell>
          <table:table-cell office:value-type="float" office:value="53.6505">
            <text:p>53.6505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24775">
            <text:p>0.224775</text:p>
          </table:table-cell>
          <table:table-cell office:value-type="float" office:value="0.0000058566">
            <text:p>5.8566E-006</text:p>
          </table:table-cell>
          <table:table-cell office:value-type="float" office:value="39.6724">
            <text:p>39.6724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35691">
            <text:p>0.235691</text:p>
          </table:table-cell>
          <table:table-cell office:value-type="float" office:value="0.00000784884">
            <text:p>7.84884E-006</text:p>
          </table:table-cell>
          <table:table-cell office:value-type="float" office:value="29.3487">
            <text:p>29.3487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46607">
            <text:p>0.246607</text:p>
          </table:table-cell>
          <table:table-cell office:value-type="float" office:value="0.0000104824">
            <text:p>1.04824E-005</text:p>
          </table:table-cell>
          <table:table-cell office:value-type="float" office:value="21.724">
            <text:p>21.724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57523">
            <text:p>0.257523</text:p>
          </table:table-cell>
          <table:table-cell office:value-type="float" office:value="0.000013936">
            <text:p>0.000013936</text:p>
          </table:table-cell>
          <table:table-cell office:value-type="float" office:value="16.0926">
            <text:p>16.0926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68439">
            <text:p>0.268439</text:p>
          </table:table-cell>
          <table:table-cell office:value-type="float" office:value="0.0000184174">
            <text:p>1.84174E-005</text:p>
          </table:table-cell>
          <table:table-cell office:value-type="float" office:value="11.9335">
            <text:p>11.9335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79355">
            <text:p>0.279355</text:p>
          </table:table-cell>
          <table:table-cell office:value-type="float" office:value="0.0000241542">
            <text:p>2.41542E-005</text:p>
          </table:table-cell>
          <table:table-cell office:value-type="float" office:value="8.86173">
            <text:p>8.86173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290271">
            <text:p>0.290271</text:p>
          </table:table-cell>
          <table:table-cell office:value-type="float" office:value="0.0000313711">
            <text:p>3.13711E-005</text:p>
          </table:table-cell>
          <table:table-cell office:value-type="float" office:value="6.59304">
            <text:p>6.59304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01187">
            <text:p>0.301187</text:p>
          </table:table-cell>
          <table:table-cell office:value-type="float" office:value="0.000040254">
            <text:p>0.000040254</text:p>
          </table:table-cell>
          <table:table-cell office:value-type="float" office:value="4.91747">
            <text:p>4.91747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12103">
            <text:p>0.312103</text:p>
          </table:table-cell>
          <table:table-cell office:value-type="float" office:value="0.0000508984">
            <text:p>5.08984E-005</text:p>
          </table:table-cell>
          <table:table-cell office:value-type="float" office:value="3.67995">
            <text:p>3.67995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23018">
            <text:p>0.323018</text:p>
          </table:table-cell>
          <table:table-cell office:value-type="float" office:value="0.0000632512">
            <text:p>6.32512E-005</text:p>
          </table:table-cell>
          <table:table-cell office:value-type="float" office:value="2.76597">
            <text:p>2.76597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33934">
            <text:p>0.333934</text:p>
          </table:table-cell>
          <table:table-cell office:value-type="float" office:value="0.0000770647">
            <text:p>7.70647E-005</text:p>
          </table:table-cell>
          <table:table-cell office:value-type="float" office:value="2.09093">
            <text:p>2.09093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4485">
            <text:p>0.34485</text:p>
          </table:table-cell>
          <table:table-cell office:value-type="float" office:value="0.0000918855">
            <text:p>9.18855E-005</text:p>
          </table:table-cell>
          <table:table-cell office:value-type="float" office:value="1.59238">
            <text:p>1.59238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55766">
            <text:p>0.355766</text:p>
          </table:table-cell>
          <table:table-cell office:value-type="float" office:value="0.000107097">
            <text:p>0.000107097</text:p>
          </table:table-cell>
          <table:table-cell office:value-type="float" office:value="1.22416">
            <text:p>1.22416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66682">
            <text:p>0.366682</text:p>
          </table:table-cell>
          <table:table-cell office:value-type="float" office:value="0.000122017">
            <text:p>0.000122017</text:p>
          </table:table-cell>
          <table:table-cell office:value-type="float" office:value="0.95221">
            <text:p>0.95221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77598">
            <text:p>0.377598</text:p>
          </table:table-cell>
          <table:table-cell office:value-type="float" office:value="0.00013601">
            <text:p>0.00013601</text:p>
          </table:table-cell>
          <table:table-cell office:value-type="float" office:value="0.751357">
            <text:p>0.751357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88514">
            <text:p>0.388514</text:p>
          </table:table-cell>
          <table:table-cell office:value-type="float" office:value="0.000148596">
            <text:p>0.000148596</text:p>
          </table:table-cell>
          <table:table-cell office:value-type="float" office:value="0.603015">
            <text:p>0.603015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39943">
            <text:p>0.39943</text:p>
          </table:table-cell>
          <table:table-cell office:value-type="float" office:value="0.000159497">
            <text:p>0.000159497</text:p>
          </table:table-cell>
          <table:table-cell office:value-type="float" office:value="0.493455">
            <text:p>0.493455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10346">
            <text:p>0.410346</text:p>
          </table:table-cell>
          <table:table-cell office:value-type="float" office:value="0.000168634">
            <text:p>0.000168634</text:p>
          </table:table-cell>
          <table:table-cell office:value-type="float" office:value="0.412537">
            <text:p>0.412537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21262">
            <text:p>0.421262</text:p>
          </table:table-cell>
          <table:table-cell office:value-type="float" office:value="0.000176084">
            <text:p>0.000176084</text:p>
          </table:table-cell>
          <table:table-cell office:value-type="float" office:value="0.352775">
            <text:p>0.352775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32177">
            <text:p>0.432177</text:p>
          </table:table-cell>
          <table:table-cell office:value-type="float" office:value="0.000182023">
            <text:p>0.000182023</text:p>
          </table:table-cell>
          <table:table-cell office:value-type="float" office:value="0.308636">
            <text:p>0.308636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43093">
            <text:p>0.443093</text:p>
          </table:table-cell>
          <table:table-cell office:value-type="float" office:value="0.000186673">
            <text:p>0.000186673</text:p>
          </table:table-cell>
          <table:table-cell office:value-type="float" office:value="0.276037">
            <text:p>0.276037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54009">
            <text:p>0.454009</text:p>
          </table:table-cell>
          <table:table-cell office:value-type="float" office:value="0.000190263">
            <text:p>0.000190263</text:p>
          </table:table-cell>
          <table:table-cell office:value-type="float" office:value="0.251961">
            <text:p>0.251961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64925">
            <text:p>0.464925</text:p>
          </table:table-cell>
          <table:table-cell office:value-type="float" office:value="0.000193004">
            <text:p>0.000193004</text:p>
          </table:table-cell>
          <table:table-cell office:value-type="float" office:value="0.234179">
            <text:p>0.234179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75841">
            <text:p>0.475841</text:p>
          </table:table-cell>
          <table:table-cell office:value-type="float" office:value="0.00019508">
            <text:p>0.00019508</text:p>
          </table:table-cell>
          <table:table-cell office:value-type="float" office:value="0.221046">
            <text:p>0.221046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86757">
            <text:p>0.486757</text:p>
          </table:table-cell>
          <table:table-cell office:value-type="float" office:value="0.000196642">
            <text:p>0.000196642</text:p>
          </table:table-cell>
          <table:table-cell office:value-type="float" office:value="0.211346">
            <text:p>0.211346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497673">
            <text:p>0.497673</text:p>
          </table:table-cell>
          <table:table-cell office:value-type="float" office:value="0.000197812">
            <text:p>0.000197812</text:p>
          </table:table-cell>
          <table:table-cell office:value-type="float" office:value="0.204183">
            <text:p>0.204183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08589">
            <text:p>0.508589</text:p>
          </table:table-cell>
          <table:table-cell office:value-type="float" office:value="0.000198685">
            <text:p>0.000198685</text:p>
          </table:table-cell>
          <table:table-cell office:value-type="float" office:value="0.198892">
            <text:p>0.198892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19505">
            <text:p>0.519505</text:p>
          </table:table-cell>
          <table:table-cell office:value-type="float" office:value="0.000199335">
            <text:p>0.000199335</text:p>
          </table:table-cell>
          <table:table-cell office:value-type="float" office:value="0.194984">
            <text:p>0.194984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30421">
            <text:p>0.530421</text:p>
          </table:table-cell>
          <table:table-cell office:value-type="float" office:value="0.000199817">
            <text:p>0.000199817</text:p>
          </table:table-cell>
          <table:table-cell office:value-type="float" office:value="0.192098">
            <text:p>0.192098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41336">
            <text:p>0.541336</text:p>
          </table:table-cell>
          <table:table-cell office:value-type="float" office:value="0.000200175">
            <text:p>0.000200175</text:p>
          </table:table-cell>
          <table:table-cell office:value-type="float" office:value="0.189966">
            <text:p>0.189966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52252">
            <text:p>0.552252</text:p>
          </table:table-cell>
          <table:table-cell office:value-type="float" office:value="0.00020044">
            <text:p>0.00020044</text:p>
          </table:table-cell>
          <table:table-cell office:value-type="float" office:value="0.188392">
            <text:p>0.188392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63168">
            <text:p>0.563168</text:p>
          </table:table-cell>
          <table:table-cell office:value-type="float" office:value="0.000200637">
            <text:p>0.000200637</text:p>
          </table:table-cell>
          <table:table-cell office:value-type="float" office:value="0.18723">
            <text:p>0.18723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74084">
            <text:p>0.574084</text:p>
          </table:table-cell>
          <table:table-cell office:value-type="float" office:value="0.000200782">
            <text:p>0.000200782</text:p>
          </table:table-cell>
          <table:table-cell office:value-type="float" office:value="0.186371">
            <text:p>0.186371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85">
            <text:p>0.585</text:p>
          </table:table-cell>
          <table:table-cell office:value-type="float" office:value="0.000200889">
            <text:p>0.000200889</text:p>
          </table:table-cell>
          <table:table-cell office:value-type="float" office:value="0.185737">
            <text:p>0.185737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595916">
            <text:p>0.595916</text:p>
          </table:table-cell>
          <table:table-cell office:value-type="float" office:value="0.000200969">
            <text:p>0.000200969</text:p>
          </table:table-cell>
          <table:table-cell office:value-type="float" office:value="0.185268">
            <text:p>0.185268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06832">
            <text:p>0.606832</text:p>
          </table:table-cell>
          <table:table-cell office:value-type="float" office:value="0.000201027">
            <text:p>0.000201027</text:p>
          </table:table-cell>
          <table:table-cell office:value-type="float" office:value="0.184923">
            <text:p>0.184923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17748">
            <text:p>0.617748</text:p>
          </table:table-cell>
          <table:table-cell office:value-type="float" office:value="0.000201071">
            <text:p>0.000201071</text:p>
          </table:table-cell>
          <table:table-cell office:value-type="float" office:value="0.184667">
            <text:p>0.184667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28664">
            <text:p>0.628664</text:p>
          </table:table-cell>
          <table:table-cell office:value-type="float" office:value="0.000201103">
            <text:p>0.000201103</text:p>
          </table:table-cell>
          <table:table-cell office:value-type="float" office:value="0.184479">
            <text:p>0.184479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39579">
            <text:p>0.639579</text:p>
          </table:table-cell>
          <table:table-cell office:value-type="float" office:value="0.000201126">
            <text:p>0.000201126</text:p>
          </table:table-cell>
          <table:table-cell office:value-type="float" office:value="0.18434">
            <text:p>0.18434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50495">
            <text:p>0.650495</text:p>
          </table:table-cell>
          <table:table-cell office:value-type="float" office:value="0.000201144">
            <text:p>0.000201144</text:p>
          </table:table-cell>
          <table:table-cell office:value-type="float" office:value="0.184238">
            <text:p>0.184238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61411">
            <text:p>0.661411</text:p>
          </table:table-cell>
          <table:table-cell office:value-type="float" office:value="0.000201156">
            <text:p>0.000201156</text:p>
          </table:table-cell>
          <table:table-cell office:value-type="float" office:value="0.184163">
            <text:p>0.184163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72327">
            <text:p>0.672327</text:p>
          </table:table-cell>
          <table:table-cell office:value-type="float" office:value="0.000201166">
            <text:p>0.000201166</text:p>
          </table:table-cell>
          <table:table-cell office:value-type="float" office:value="0.184108">
            <text:p>0.184108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83243">
            <text:p>0.683243</text:p>
          </table:table-cell>
          <table:table-cell office:value-type="float" office:value="0.000201173">
            <text:p>0.000201173</text:p>
          </table:table-cell>
          <table:table-cell office:value-type="float" office:value="0.184068">
            <text:p>0.184068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694159">
            <text:p>0.694159</text:p>
          </table:table-cell>
          <table:table-cell office:value-type="float" office:value="0.000201177">
            <text:p>0.000201177</text:p>
          </table:table-cell>
          <table:table-cell office:value-type="float" office:value="0.184039">
            <text:p>0.184039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05075">
            <text:p>0.705075</text:p>
          </table:table-cell>
          <table:table-cell office:value-type="float" office:value="0.000201181">
            <text:p>0.000201181</text:p>
          </table:table-cell>
          <table:table-cell office:value-type="float" office:value="0.18402">
            <text:p>0.18402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15991">
            <text:p>0.715991</text:p>
          </table:table-cell>
          <table:table-cell office:value-type="float" office:value="0.000201183">
            <text:p>0.000201183</text:p>
          </table:table-cell>
          <table:table-cell office:value-type="float" office:value="0.184007">
            <text:p>0.184007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26907">
            <text:p>0.726907</text:p>
          </table:table-cell>
          <table:table-cell office:value-type="float" office:value="0.000201184">
            <text:p>0.000201184</text:p>
          </table:table-cell>
          <table:table-cell office:value-type="float" office:value="0.184">
            <text:p>0.184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37823">
            <text:p>0.737823</text:p>
          </table:table-cell>
          <table:table-cell office:value-type="float" office:value="0.000201184">
            <text:p>0.000201184</text:p>
          </table:table-cell>
          <table:table-cell office:value-type="float" office:value="0.183998">
            <text:p>0.183998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48738">
            <text:p>0.748738</text:p>
          </table:table-cell>
          <table:table-cell office:value-type="float" office:value="0.000201184">
            <text:p>0.000201184</text:p>
          </table:table-cell>
          <table:table-cell office:value-type="float" office:value="0.184001">
            <text:p>0.184001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59654">
            <text:p>0.759654</text:p>
          </table:table-cell>
          <table:table-cell office:value-type="float" office:value="0.000201183">
            <text:p>0.000201183</text:p>
          </table:table-cell>
          <table:table-cell office:value-type="float" office:value="0.184009">
            <text:p>0.184009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7057">
            <text:p>0.77057</text:p>
          </table:table-cell>
          <table:table-cell office:value-type="float" office:value="0.00020118">
            <text:p>0.00020118</text:p>
          </table:table-cell>
          <table:table-cell office:value-type="float" office:value="0.184023">
            <text:p>0.184023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81486">
            <text:p>0.781486</text:p>
          </table:table-cell>
          <table:table-cell office:value-type="float" office:value="0.000201177">
            <text:p>0.000201177</text:p>
          </table:table-cell>
          <table:table-cell office:value-type="float" office:value="0.184044">
            <text:p>0.184044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792402">
            <text:p>0.792402</text:p>
          </table:table-cell>
          <table:table-cell office:value-type="float" office:value="0.000201171">
            <text:p>0.000201171</text:p>
          </table:table-cell>
          <table:table-cell office:value-type="float" office:value="0.184075">
            <text:p>0.184075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03318">
            <text:p>0.803318</text:p>
          </table:table-cell>
          <table:table-cell office:value-type="float" office:value="0.000201164">
            <text:p>0.000201164</text:p>
          </table:table-cell>
          <table:table-cell office:value-type="float" office:value="0.184117">
            <text:p>0.184117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14234">
            <text:p>0.814234</text:p>
          </table:table-cell>
          <table:table-cell office:value-type="float" office:value="0.000201154">
            <text:p>0.000201154</text:p>
          </table:table-cell>
          <table:table-cell office:value-type="float" office:value="0.184176">
            <text:p>0.184176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2515">
            <text:p>0.82515</text:p>
          </table:table-cell>
          <table:table-cell office:value-type="float" office:value="0.000201141">
            <text:p>0.000201141</text:p>
          </table:table-cell>
          <table:table-cell office:value-type="float" office:value="0.184256">
            <text:p>0.184256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36066">
            <text:p>0.836066</text:p>
          </table:table-cell>
          <table:table-cell office:value-type="float" office:value="0.000201122">
            <text:p>0.000201122</text:p>
          </table:table-cell>
          <table:table-cell office:value-type="float" office:value="0.184365">
            <text:p>0.184365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46982">
            <text:p>0.846982</text:p>
          </table:table-cell>
          <table:table-cell office:value-type="float" office:value="0.000201097">
            <text:p>0.000201097</text:p>
          </table:table-cell>
          <table:table-cell office:value-type="float" office:value="0.184513">
            <text:p>0.184513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57897">
            <text:p>0.857897</text:p>
          </table:table-cell>
          <table:table-cell office:value-type="float" office:value="0.000201063">
            <text:p>0.000201063</text:p>
          </table:table-cell>
          <table:table-cell office:value-type="float" office:value="0.184714">
            <text:p>0.184714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68813">
            <text:p>0.868813</text:p>
          </table:table-cell>
          <table:table-cell office:value-type="float" office:value="0.000201016">
            <text:p>0.000201016</text:p>
          </table:table-cell>
          <table:table-cell office:value-type="float" office:value="0.184987">
            <text:p>0.184987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79729">
            <text:p>0.879729</text:p>
          </table:table-cell>
          <table:table-cell office:value-type="float" office:value="0.000200953">
            <text:p>0.000200953</text:p>
          </table:table-cell>
          <table:table-cell office:value-type="float" office:value="0.185359">
            <text:p>0.185359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890645">
            <text:p>0.890645</text:p>
          </table:table-cell>
          <table:table-cell office:value-type="float" office:value="0.000200868">
            <text:p>0.000200868</text:p>
          </table:table-cell>
          <table:table-cell office:value-type="float" office:value="0.185864">
            <text:p>0.185864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01561">
            <text:p>0.901561</text:p>
          </table:table-cell>
          <table:table-cell office:value-type="float" office:value="0.000200751">
            <text:p>0.000200751</text:p>
          </table:table-cell>
          <table:table-cell office:value-type="float" office:value="0.186553">
            <text:p>0.186553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12477">
            <text:p>0.912477</text:p>
          </table:table-cell>
          <table:table-cell office:value-type="float" office:value="0.000200592">
            <text:p>0.000200592</text:p>
          </table:table-cell>
          <table:table-cell office:value-type="float" office:value="0.187494">
            <text:p>0.187494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23393">
            <text:p>0.923393</text:p>
          </table:table-cell>
          <table:table-cell office:value-type="float" office:value="0.000200374">
            <text:p>0.000200374</text:p>
          </table:table-cell>
          <table:table-cell office:value-type="float" office:value="0.188784">
            <text:p>0.188784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34309">
            <text:p>0.934309</text:p>
          </table:table-cell>
          <table:table-cell office:value-type="float" office:value="0.000200076">
            <text:p>0.000200076</text:p>
          </table:table-cell>
          <table:table-cell office:value-type="float" office:value="0.190558">
            <text:p>0.190558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45225">
            <text:p>0.945225</text:p>
          </table:table-cell>
          <table:table-cell office:value-type="float" office:value="0.000199664">
            <text:p>0.000199664</text:p>
          </table:table-cell>
          <table:table-cell office:value-type="float" office:value="0.193014">
            <text:p>0.193014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5614">
            <text:p>0.95614</text:p>
          </table:table-cell>
          <table:table-cell office:value-type="float" office:value="0.000199092">
            <text:p>0.000199092</text:p>
          </table:table-cell>
          <table:table-cell office:value-type="float" office:value="0.196443">
            <text:p>0.196443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67056">
            <text:p>0.967056</text:p>
          </table:table-cell>
          <table:table-cell office:value-type="float" office:value="0.000198289">
            <text:p>0.000198289</text:p>
          </table:table-cell>
          <table:table-cell office:value-type="float" office:value="0.201284">
            <text:p>0.201284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77972">
            <text:p>0.977972</text:p>
          </table:table-cell>
          <table:table-cell office:value-type="float" office:value="0.000197149">
            <text:p>0.000197149</text:p>
          </table:table-cell>
          <table:table-cell office:value-type="float" office:value="0.208232">
            <text:p>0.208232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88888">
            <text:p>0.988888</text:p>
          </table:table-cell>
          <table:table-cell office:value-type="float" office:value="0.000195497">
            <text:p>0.000195497</text:p>
          </table:table-cell>
          <table:table-cell office:value-type="float" office:value="0.218441">
            <text:p>0.218441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0.999804">
            <text:p>0.999804</text:p>
          </table:table-cell>
          <table:table-cell office:value-type="float" office:value="0.000193036">
            <text:p>0.000193036</text:p>
          </table:table-cell>
          <table:table-cell office:value-type="float" office:value="0.233973">
            <text:p>0.233973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1072">
            <text:p>1.01072</text:p>
          </table:table-cell>
          <table:table-cell office:value-type="float" office:value="0.000189214">
            <text:p>0.000189214</text:p>
          </table:table-cell>
          <table:table-cell office:value-type="float" office:value="0.258899">
            <text:p>0.258899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2164">
            <text:p>1.02164</text:p>
          </table:table-cell>
          <table:table-cell office:value-type="float" office:value="0.000182875">
            <text:p>0.000182875</text:p>
          </table:table-cell>
          <table:table-cell office:value-type="float" office:value="0.302537">
            <text:p>0.302537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3255">
            <text:p>1.03255</text:p>
          </table:table-cell>
          <table:table-cell office:value-type="float" office:value="0.000171122">
            <text:p>0.000171122</text:p>
          </table:table-cell>
          <table:table-cell office:value-type="float" office:value="0.391997">
            <text:p>0.391997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4347">
            <text:p>1.04347</text:p>
          </table:table-cell>
          <table:table-cell office:value-type="float" office:value="0.000144039">
            <text:p>0.000144039</text:p>
          </table:table-cell>
          <table:table-cell office:value-type="float" office:value="0.653735">
            <text:p>0.653735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5438">
            <text:p>1.05438</text:p>
          </table:table-cell>
          <table:table-cell office:value-type="float" office:value="0.0000304851">
            <text:p>3.04851E-005</text:p>
          </table:table-cell>
          <table:table-cell office:value-type="float" office:value="6.81371">
            <text:p>6.81371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653">
            <text:p>1.0653</text:p>
          </table:table-cell>
          <table:table-cell office:value-type="float" office:value="0.000566453">
            <text:p>0.000566453</text:p>
          </table:table-cell>
          <table:table-cell office:value-type="float" office:value="-0.579485">
            <text:p>-0.579485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7622">
            <text:p>1.07622</text:p>
          </table:table-cell>
          <table:table-cell office:value-type="float" office:value="0.00031125">
            <text:p>0.00031125</text:p>
          </table:table-cell>
          <table:table-cell office:value-type="float" office:value="-0.234692">
            <text:p>-0.234692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8713">
            <text:p>1.08713</text:p>
          </table:table-cell>
          <table:table-cell office:value-type="float" office:value="0.000273789">
            <text:p>0.000273789</text:p>
          </table:table-cell>
          <table:table-cell office:value-type="float" office:value="-0.129979">
            <text:p>-0.129979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09805">
            <text:p>1.09805</text:p>
          </table:table-cell>
          <table:table-cell office:value-type="float" office:value="0.000259205">
            <text:p>0.000259205</text:p>
          </table:table-cell>
          <table:table-cell office:value-type="float" office:value="-0.0810287">
            <text:p>-0.0810287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10896">
            <text:p>1.10896</text:p>
          </table:table-cell>
          <table:table-cell office:value-type="float" office:value="0.00025171">
            <text:p>0.00025171</text:p>
          </table:table-cell>
          <table:table-cell office:value-type="float" office:value="-0.0536646">
            <text:p>-0.0536646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11988">
            <text:p>1.11988</text:p>
          </table:table-cell>
          <table:table-cell office:value-type="float" office:value="0.000247309">
            <text:p>0.000247309</text:p>
          </table:table-cell>
          <table:table-cell office:value-type="float" office:value="-0.0368259">
            <text:p>-0.0368259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office:value-type="float" office:value="1.13079">
            <text:p>1.13079</text:p>
          </table:table-cell>
          <table:table-cell office:value-type="float" office:value="0.000244522">
            <text:p>0.000244522</text:p>
          </table:table-cell>
          <table:table-cell office:value-type="float" office:value="-0.0258455">
            <text:p>-0.0258455</text:p>
          </table:table-cell>
          <table:table-cell office:value-type="float" office:value="0.00154482">
            <text:p>0.00154482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377095">
            <text:p>0.0377095</text:p>
          </table:table-cell>
          <table:table-cell office:value-type="float" office:value="0.0000000336541">
            <text:p>3.36541E-008</text:p>
          </table:table-cell>
          <table:table-cell office:value-type="float" office:value="7017.22">
            <text:p>7017.22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486553">
            <text:p>0.0486553</text:p>
          </table:table-cell>
          <table:table-cell office:value-type="float" office:value="0.0000000459427">
            <text:p>4.59427E-008</text:p>
          </table:table-cell>
          <table:table-cell office:value-type="float" office:value="5140.01">
            <text:p>5140.01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596011">
            <text:p>0.0596011</text:p>
          </table:table-cell>
          <table:table-cell office:value-type="float" office:value="0.000000062717">
            <text:p>6.2717E-008</text:p>
          </table:table-cell>
          <table:table-cell office:value-type="float" office:value="3765">
            <text:p>3765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705469">
            <text:p>0.0705469</text:p>
          </table:table-cell>
          <table:table-cell office:value-type="float" office:value="0.0000000856129">
            <text:p>8.56129E-008</text:p>
          </table:table-cell>
          <table:table-cell office:value-type="float" office:value="2757.84">
            <text:p>2757.84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814928">
            <text:p>0.0814928</text:p>
          </table:table-cell>
          <table:table-cell office:value-type="float" office:value="0.000000116862">
            <text:p>1.16862E-007</text:p>
          </table:table-cell>
          <table:table-cell office:value-type="float" office:value="2020.12">
            <text:p>2020.12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0924386">
            <text:p>0.0924386</text:p>
          </table:table-cell>
          <table:table-cell office:value-type="float" office:value="0.000000159507">
            <text:p>1.59507E-007</text:p>
          </table:table-cell>
          <table:table-cell office:value-type="float" office:value="1479.76">
            <text:p>1479.76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03384">
            <text:p>0.103384</text:p>
          </table:table-cell>
          <table:table-cell office:value-type="float" office:value="0.000000217697">
            <text:p>2.17697E-007</text:p>
          </table:table-cell>
          <table:table-cell office:value-type="float" office:value="1083.96">
            <text:p>1083.96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1433">
            <text:p>0.11433</text:p>
          </table:table-cell>
          <table:table-cell office:value-type="float" office:value="0.00000029708">
            <text:p>2.9708E-007</text:p>
          </table:table-cell>
          <table:table-cell office:value-type="float" office:value="794.044">
            <text:p>794.044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25276">
            <text:p>0.125276</text:p>
          </table:table-cell>
          <table:table-cell office:value-type="float" office:value="0.000000405348">
            <text:p>4.05348E-007</text:p>
          </table:table-cell>
          <table:table-cell office:value-type="float" office:value="581.69">
            <text:p>581.69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36222">
            <text:p>0.136222</text:p>
          </table:table-cell>
          <table:table-cell office:value-type="float" office:value="0.000000552954">
            <text:p>0.000000553</text:p>
          </table:table-cell>
          <table:table-cell office:value-type="float" office:value="426.146">
            <text:p>426.146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47168">
            <text:p>0.147168</text:p>
          </table:table-cell>
          <table:table-cell office:value-type="float" office:value="0.000000754093">
            <text:p>7.54093E-007</text:p>
          </table:table-cell>
          <table:table-cell office:value-type="float" office:value="312.214">
            <text:p>312.214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58113">
            <text:p>0.158113</text:p>
          </table:table-cell>
          <table:table-cell office:value-type="float" office:value="0.00000102799">
            <text:p>0.000001028</text:p>
          </table:table-cell>
          <table:table-cell office:value-type="float" office:value="228.761">
            <text:p>228.761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69059">
            <text:p>0.169059</text:p>
          </table:table-cell>
          <table:table-cell office:value-type="float" office:value="0.00000140062">
            <text:p>1.40062E-006</text:p>
          </table:table-cell>
          <table:table-cell office:value-type="float" office:value="167.634">
            <text:p>167.634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80005">
            <text:p>0.180005</text:p>
          </table:table-cell>
          <table:table-cell office:value-type="float" office:value="0.00000190692">
            <text:p>1.90692E-006</text:p>
          </table:table-cell>
          <table:table-cell office:value-type="float" office:value="122.861">
            <text:p>122.861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190951">
            <text:p>0.190951</text:p>
          </table:table-cell>
          <table:table-cell office:value-type="float" office:value="0.00000259366">
            <text:p>2.59366E-006</text:p>
          </table:table-cell>
          <table:table-cell office:value-type="float" office:value="90.065">
            <text:p>90.065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01897">
            <text:p>0.201897</text:p>
          </table:table-cell>
          <table:table-cell office:value-type="float" office:value="0.00000352299">
            <text:p>0.000003523</text:p>
          </table:table-cell>
          <table:table-cell office:value-type="float" office:value="66.043">
            <text:p>66.043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12842">
            <text:p>0.212842</text:p>
          </table:table-cell>
          <table:table-cell office:value-type="float" office:value="0.00000477662">
            <text:p>4.77662E-006</text:p>
          </table:table-cell>
          <table:table-cell office:value-type="float" office:value="48.4476">
            <text:p>48.4476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23788">
            <text:p>0.223788</text:p>
          </table:table-cell>
          <table:table-cell office:value-type="float" office:value="0.00000646052">
            <text:p>6.46052E-006</text:p>
          </table:table-cell>
          <table:table-cell office:value-type="float" office:value="35.5593">
            <text:p>35.5593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34734">
            <text:p>0.234734</text:p>
          </table:table-cell>
          <table:table-cell office:value-type="float" office:value="0.00000870947">
            <text:p>8.70947E-006</text:p>
          </table:table-cell>
          <table:table-cell office:value-type="float" office:value="26.119">
            <text:p>26.119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4568">
            <text:p>0.24568</text:p>
          </table:table-cell>
          <table:table-cell office:value-type="float" office:value="0.0000116902">
            <text:p>1.16902E-005</text:p>
          </table:table-cell>
          <table:table-cell office:value-type="float" office:value="19.2042">
            <text:p>19.2042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56626">
            <text:p>0.256626</text:p>
          </table:table-cell>
          <table:table-cell office:value-type="float" office:value="0.0000156012">
            <text:p>1.56012E-005</text:p>
          </table:table-cell>
          <table:table-cell office:value-type="float" office:value="14.1393">
            <text:p>14.1393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67572">
            <text:p>0.267572</text:p>
          </table:table-cell>
          <table:table-cell office:value-type="float" office:value="0.0000206653">
            <text:p>2.06653E-005</text:p>
          </table:table-cell>
          <table:table-cell office:value-type="float" office:value="10.4294">
            <text:p>10.4294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78517">
            <text:p>0.278517</text:p>
          </table:table-cell>
          <table:table-cell office:value-type="float" office:value="0.0000271111">
            <text:p>2.71111E-005</text:p>
          </table:table-cell>
          <table:table-cell office:value-type="float" office:value="7.71199">
            <text:p>7.71199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289463">
            <text:p>0.289463</text:p>
          </table:table-cell>
          <table:table-cell office:value-type="float" office:value="0.0000351395">
            <text:p>3.51395E-005</text:p>
          </table:table-cell>
          <table:table-cell office:value-type="float" office:value="5.72156">
            <text:p>5.72156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00409">
            <text:p>0.300409</text:p>
          </table:table-cell>
          <table:table-cell office:value-type="float" office:value="0.0000448726">
            <text:p>4.48726E-005</text:p>
          </table:table-cell>
          <table:table-cell office:value-type="float" office:value="4.26361">
            <text:p>4.26361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11355">
            <text:p>0.311355</text:p>
          </table:table-cell>
          <table:table-cell office:value-type="float" office:value="0.0000562938">
            <text:p>5.62938E-005</text:p>
          </table:table-cell>
          <table:table-cell office:value-type="float" office:value="3.1957">
            <text:p>3.1957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22301">
            <text:p>0.322301</text:p>
          </table:table-cell>
          <table:table-cell office:value-type="float" office:value="0.0000691937">
            <text:p>6.91937E-005</text:p>
          </table:table-cell>
          <table:table-cell office:value-type="float" office:value="2.41349">
            <text:p>2.41349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33246">
            <text:p>0.333246</text:p>
          </table:table-cell>
          <table:table-cell office:value-type="float" office:value="0.0000831505">
            <text:p>8.31505E-005</text:p>
          </table:table-cell>
          <table:table-cell office:value-type="float" office:value="1.84054">
            <text:p>1.84054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44192">
            <text:p>0.344192</text:p>
          </table:table-cell>
          <table:table-cell office:value-type="float" office:value="0.0000975652">
            <text:p>9.75652E-005</text:p>
          </table:table-cell>
          <table:table-cell office:value-type="float" office:value="1.42086">
            <text:p>1.42086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55138">
            <text:p>0.355138</text:p>
          </table:table-cell>
          <table:table-cell office:value-type="float" office:value="0.000111756">
            <text:p>0.000111756</text:p>
          </table:table-cell>
          <table:table-cell office:value-type="float" office:value="1.11347">
            <text:p>1.11347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66084">
            <text:p>0.366084</text:p>
          </table:table-cell>
          <table:table-cell office:value-type="float" office:value="0.000125082">
            <text:p>0.000125082</text:p>
          </table:table-cell>
          <table:table-cell office:value-type="float" office:value="0.888303">
            <text:p>0.888303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7703">
            <text:p>0.37703</text:p>
          </table:table-cell>
          <table:table-cell office:value-type="float" office:value="0.000137052">
            <text:p>0.000137052</text:p>
          </table:table-cell>
          <table:table-cell office:value-type="float" office:value="0.723377">
            <text:p>0.723377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87975">
            <text:p>0.387975</text:p>
          </table:table-cell>
          <table:table-cell office:value-type="float" office:value="0.000147383">
            <text:p>0.000147383</text:p>
          </table:table-cell>
          <table:table-cell office:value-type="float" office:value="0.602573">
            <text:p>0.602573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398921">
            <text:p>0.398921</text:p>
          </table:table-cell>
          <table:table-cell office:value-type="float" office:value="0.000155996">
            <text:p>0.000155996</text:p>
          </table:table-cell>
          <table:table-cell office:value-type="float" office:value="0.514087">
            <text:p>0.514087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09867">
            <text:p>0.409867</text:p>
          </table:table-cell>
          <table:table-cell office:value-type="float" office:value="0.000162973">
            <text:p>0.000162973</text:p>
          </table:table-cell>
          <table:table-cell office:value-type="float" office:value="0.449274">
            <text:p>0.449274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20813">
            <text:p>0.420813</text:p>
          </table:table-cell>
          <table:table-cell office:value-type="float" office:value="0.000168492">
            <text:p>0.000168492</text:p>
          </table:table-cell>
          <table:table-cell office:value-type="float" office:value="0.401799">
            <text:p>0.401799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31759">
            <text:p>0.431759</text:p>
          </table:table-cell>
          <table:table-cell office:value-type="float" office:value="0.000172778">
            <text:p>0.000172778</text:p>
          </table:table-cell>
          <table:table-cell office:value-type="float" office:value="0.367026">
            <text:p>0.367026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42704">
            <text:p>0.442704</text:p>
          </table:table-cell>
          <table:table-cell office:value-type="float" office:value="0.000176058">
            <text:p>0.000176058</text:p>
          </table:table-cell>
          <table:table-cell office:value-type="float" office:value="0.341555">
            <text:p>0.341555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5365">
            <text:p>0.45365</text:p>
          </table:table-cell>
          <table:table-cell office:value-type="float" office:value="0.000178541">
            <text:p>0.000178541</text:p>
          </table:table-cell>
          <table:table-cell office:value-type="float" office:value="0.322898">
            <text:p>0.322898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64596">
            <text:p>0.464596</text:p>
          </table:table-cell>
          <table:table-cell office:value-type="float" office:value="0.000180405">
            <text:p>0.000180405</text:p>
          </table:table-cell>
          <table:table-cell office:value-type="float" office:value="0.309233">
            <text:p>0.309233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75542">
            <text:p>0.475542</text:p>
          </table:table-cell>
          <table:table-cell office:value-type="float" office:value="0.000181795">
            <text:p>0.000181795</text:p>
          </table:table-cell>
          <table:table-cell office:value-type="float" office:value="0.299223">
            <text:p>0.299223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86488">
            <text:p>0.486488</text:p>
          </table:table-cell>
          <table:table-cell office:value-type="float" office:value="0.000182827">
            <text:p>0.000182827</text:p>
          </table:table-cell>
          <table:table-cell office:value-type="float" office:value="0.291891">
            <text:p>0.291891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497434">
            <text:p>0.497434</text:p>
          </table:table-cell>
          <table:table-cell office:value-type="float" office:value="0.00018359">
            <text:p>0.00018359</text:p>
          </table:table-cell>
          <table:table-cell office:value-type="float" office:value="0.286521">
            <text:p>0.286521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08379">
            <text:p>0.508379</text:p>
          </table:table-cell>
          <table:table-cell office:value-type="float" office:value="0.000184153">
            <text:p>0.000184153</text:p>
          </table:table-cell>
          <table:table-cell office:value-type="float" office:value="0.282587">
            <text:p>0.282587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19325">
            <text:p>0.519325</text:p>
          </table:table-cell>
          <table:table-cell office:value-type="float" office:value="0.000184567">
            <text:p>0.000184567</text:p>
          </table:table-cell>
          <table:table-cell office:value-type="float" office:value="0.279706">
            <text:p>0.279706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30271">
            <text:p>0.530271</text:p>
          </table:table-cell>
          <table:table-cell office:value-type="float" office:value="0.000184872">
            <text:p>0.000184872</text:p>
          </table:table-cell>
          <table:table-cell office:value-type="float" office:value="0.277595">
            <text:p>0.277595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41217">
            <text:p>0.541217</text:p>
          </table:table-cell>
          <table:table-cell office:value-type="float" office:value="0.000185096">
            <text:p>0.000185096</text:p>
          </table:table-cell>
          <table:table-cell office:value-type="float" office:value="0.276049">
            <text:p>0.276049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52163">
            <text:p>0.552163</text:p>
          </table:table-cell>
          <table:table-cell office:value-type="float" office:value="0.000185261">
            <text:p>0.000185261</text:p>
          </table:table-cell>
          <table:table-cell office:value-type="float" office:value="0.274917">
            <text:p>0.274917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63108">
            <text:p>0.563108</text:p>
          </table:table-cell>
          <table:table-cell office:value-type="float" office:value="0.000185381">
            <text:p>0.000185381</text:p>
          </table:table-cell>
          <table:table-cell office:value-type="float" office:value="0.274088">
            <text:p>0.274088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74054">
            <text:p>0.574054</text:p>
          </table:table-cell>
          <table:table-cell office:value-type="float" office:value="0.00018547">
            <text:p>0.00018547</text:p>
          </table:table-cell>
          <table:table-cell office:value-type="float" office:value="0.27348">
            <text:p>0.27348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85">
            <text:p>0.585</text:p>
          </table:table-cell>
          <table:table-cell office:value-type="float" office:value="0.000185535">
            <text:p>0.000185535</text:p>
          </table:table-cell>
          <table:table-cell office:value-type="float" office:value="0.273035">
            <text:p>0.273035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595946">
            <text:p>0.595946</text:p>
          </table:table-cell>
          <table:table-cell office:value-type="float" office:value="0.000185582">
            <text:p>0.000185582</text:p>
          </table:table-cell>
          <table:table-cell office:value-type="float" office:value="0.27271">
            <text:p>0.27271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06892">
            <text:p>0.606892</text:p>
          </table:table-cell>
          <table:table-cell office:value-type="float" office:value="0.000185617">
            <text:p>0.000185617</text:p>
          </table:table-cell>
          <table:table-cell office:value-type="float" office:value="0.272471">
            <text:p>0.272471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17837">
            <text:p>0.617837</text:p>
          </table:table-cell>
          <table:table-cell office:value-type="float" office:value="0.000185642">
            <text:p>0.000185642</text:p>
          </table:table-cell>
          <table:table-cell office:value-type="float" office:value="0.272297">
            <text:p>0.272297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28783">
            <text:p>0.628783</text:p>
          </table:table-cell>
          <table:table-cell office:value-type="float" office:value="0.000185661">
            <text:p>0.000185661</text:p>
          </table:table-cell>
          <table:table-cell office:value-type="float" office:value="0.272169">
            <text:p>0.272169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39729">
            <text:p>0.639729</text:p>
          </table:table-cell>
          <table:table-cell office:value-type="float" office:value="0.000185675">
            <text:p>0.000185675</text:p>
          </table:table-cell>
          <table:table-cell office:value-type="float" office:value="0.272076">
            <text:p>0.272076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50675">
            <text:p>0.650675</text:p>
          </table:table-cell>
          <table:table-cell office:value-type="float" office:value="0.000185684">
            <text:p>0.000185684</text:p>
          </table:table-cell>
          <table:table-cell office:value-type="float" office:value="0.272007">
            <text:p>0.272007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61621">
            <text:p>0.661621</text:p>
          </table:table-cell>
          <table:table-cell office:value-type="float" office:value="0.000185692">
            <text:p>0.000185692</text:p>
          </table:table-cell>
          <table:table-cell office:value-type="float" office:value="0.271958">
            <text:p>0.271958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72566">
            <text:p>0.672566</text:p>
          </table:table-cell>
          <table:table-cell office:value-type="float" office:value="0.000185697">
            <text:p>0.000185697</text:p>
          </table:table-cell>
          <table:table-cell office:value-type="float" office:value="0.271922">
            <text:p>0.271922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83512">
            <text:p>0.683512</text:p>
          </table:table-cell>
          <table:table-cell office:value-type="float" office:value="0.000185701">
            <text:p>0.000185701</text:p>
          </table:table-cell>
          <table:table-cell office:value-type="float" office:value="0.271897">
            <text:p>0.271897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694458">
            <text:p>0.694458</text:p>
          </table:table-cell>
          <table:table-cell office:value-type="float" office:value="0.000185703">
            <text:p>0.000185703</text:p>
          </table:table-cell>
          <table:table-cell office:value-type="float" office:value="0.27188">
            <text:p>0.27188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05404">
            <text:p>0.705404</text:p>
          </table:table-cell>
          <table:table-cell office:value-type="float" office:value="0.000185705">
            <text:p>0.000185705</text:p>
          </table:table-cell>
          <table:table-cell office:value-type="float" office:value="0.271869">
            <text:p>0.271869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1635">
            <text:p>0.71635</text:p>
          </table:table-cell>
          <table:table-cell office:value-type="float" office:value="0.000185706">
            <text:p>0.000185706</text:p>
          </table:table-cell>
          <table:table-cell office:value-type="float" office:value="0.271862">
            <text:p>0.271862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27296">
            <text:p>0.727296</text:p>
          </table:table-cell>
          <table:table-cell office:value-type="float" office:value="0.000185706">
            <text:p>0.000185706</text:p>
          </table:table-cell>
          <table:table-cell office:value-type="float" office:value="0.271861">
            <text:p>0.271861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38241">
            <text:p>0.738241</text:p>
          </table:table-cell>
          <table:table-cell office:value-type="float" office:value="0.000185706">
            <text:p>0.000185706</text:p>
          </table:table-cell>
          <table:table-cell office:value-type="float" office:value="0.271863">
            <text:p>0.271863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49187">
            <text:p>0.749187</text:p>
          </table:table-cell>
          <table:table-cell office:value-type="float" office:value="0.000185704">
            <text:p>0.000185704</text:p>
          </table:table-cell>
          <table:table-cell office:value-type="float" office:value="0.27187">
            <text:p>0.27187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60133">
            <text:p>0.760133</text:p>
          </table:table-cell>
          <table:table-cell office:value-type="float" office:value="0.000185703">
            <text:p>0.000185703</text:p>
          </table:table-cell>
          <table:table-cell office:value-type="float" office:value="0.271883">
            <text:p>0.271883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71079">
            <text:p>0.771079</text:p>
          </table:table-cell>
          <table:table-cell office:value-type="float" office:value="0.0001857">
            <text:p>0.0001857</text:p>
          </table:table-cell>
          <table:table-cell office:value-type="float" office:value="0.271902">
            <text:p>0.271902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82025">
            <text:p>0.782025</text:p>
          </table:table-cell>
          <table:table-cell office:value-type="float" office:value="0.000185696">
            <text:p>0.000185696</text:p>
          </table:table-cell>
          <table:table-cell office:value-type="float" office:value="0.271929">
            <text:p>0.271929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79297">
            <text:p>0.79297</text:p>
          </table:table-cell>
          <table:table-cell office:value-type="float" office:value="0.00018569">
            <text:p>0.00018569</text:p>
          </table:table-cell>
          <table:table-cell office:value-type="float" office:value="0.271967">
            <text:p>0.271967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03916">
            <text:p>0.803916</text:p>
          </table:table-cell>
          <table:table-cell office:value-type="float" office:value="0.000185683">
            <text:p>0.000185683</text:p>
          </table:table-cell>
          <table:table-cell office:value-type="float" office:value="0.27202">
            <text:p>0.27202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14862">
            <text:p>0.814862</text:p>
          </table:table-cell>
          <table:table-cell office:value-type="float" office:value="0.000185672">
            <text:p>0.000185672</text:p>
          </table:table-cell>
          <table:table-cell office:value-type="float" office:value="0.272092">
            <text:p>0.272092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25808">
            <text:p>0.825808</text:p>
          </table:table-cell>
          <table:table-cell office:value-type="float" office:value="0.000185658">
            <text:p>0.000185658</text:p>
          </table:table-cell>
          <table:table-cell office:value-type="float" office:value="0.272192">
            <text:p>0.272192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36754">
            <text:p>0.836754</text:p>
          </table:table-cell>
          <table:table-cell office:value-type="float" office:value="0.000185638">
            <text:p>0.000185638</text:p>
          </table:table-cell>
          <table:table-cell office:value-type="float" office:value="0.272328">
            <text:p>0.272328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47699">
            <text:p>0.847699</text:p>
          </table:table-cell>
          <table:table-cell office:value-type="float" office:value="0.00018561">
            <text:p>0.00018561</text:p>
          </table:table-cell>
          <table:table-cell office:value-type="float" office:value="0.272515">
            <text:p>0.272515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58645">
            <text:p>0.858645</text:p>
          </table:table-cell>
          <table:table-cell office:value-type="float" office:value="0.000185573">
            <text:p>0.000185573</text:p>
          </table:table-cell>
          <table:table-cell office:value-type="float" office:value="0.27277">
            <text:p>0.27277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69591">
            <text:p>0.869591</text:p>
          </table:table-cell>
          <table:table-cell office:value-type="float" office:value="0.000185522">
            <text:p>0.000185522</text:p>
          </table:table-cell>
          <table:table-cell office:value-type="float" office:value="0.27312">
            <text:p>0.27312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80537">
            <text:p>0.880537</text:p>
          </table:table-cell>
          <table:table-cell office:value-type="float" office:value="0.000185452">
            <text:p>0.000185452</text:p>
          </table:table-cell>
          <table:table-cell office:value-type="float" office:value="0.273599">
            <text:p>0.273599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891483">
            <text:p>0.891483</text:p>
          </table:table-cell>
          <table:table-cell office:value-type="float" office:value="0.000185357">
            <text:p>0.000185357</text:p>
          </table:table-cell>
          <table:table-cell office:value-type="float" office:value="0.274255">
            <text:p>0.274255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02428">
            <text:p>0.902428</text:p>
          </table:table-cell>
          <table:table-cell office:value-type="float" office:value="0.000185226">
            <text:p>0.000185226</text:p>
          </table:table-cell>
          <table:table-cell office:value-type="float" office:value="0.275157">
            <text:p>0.275157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13374">
            <text:p>0.913374</text:p>
          </table:table-cell>
          <table:table-cell office:value-type="float" office:value="0.000185046">
            <text:p>0.000185046</text:p>
          </table:table-cell>
          <table:table-cell office:value-type="float" office:value="0.276397">
            <text:p>0.276397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2432">
            <text:p>0.92432</text:p>
          </table:table-cell>
          <table:table-cell office:value-type="float" office:value="0.000184798">
            <text:p>0.000184798</text:p>
          </table:table-cell>
          <table:table-cell office:value-type="float" office:value="0.278109">
            <text:p>0.278109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35266">
            <text:p>0.935266</text:p>
          </table:table-cell>
          <table:table-cell office:value-type="float" office:value="0.000184456">
            <text:p>0.000184456</text:p>
          </table:table-cell>
          <table:table-cell office:value-type="float" office:value="0.28048">
            <text:p>0.28048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46212">
            <text:p>0.946212</text:p>
          </table:table-cell>
          <table:table-cell office:value-type="float" office:value="0.000183981">
            <text:p>0.000183981</text:p>
          </table:table-cell>
          <table:table-cell office:value-type="float" office:value="0.283784">
            <text:p>0.283784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57158">
            <text:p>0.957158</text:p>
          </table:table-cell>
          <table:table-cell office:value-type="float" office:value="0.000183319">
            <text:p>0.000183319</text:p>
          </table:table-cell>
          <table:table-cell office:value-type="float" office:value="0.288422">
            <text:p>0.288422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68103">
            <text:p>0.968103</text:p>
          </table:table-cell>
          <table:table-cell office:value-type="float" office:value="0.000182387">
            <text:p>0.000182387</text:p>
          </table:table-cell>
          <table:table-cell office:value-type="float" office:value="0.295004">
            <text:p>0.295004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79049">
            <text:p>0.979049</text:p>
          </table:table-cell>
          <table:table-cell office:value-type="float" office:value="0.000181061">
            <text:p>0.000181061</text:p>
          </table:table-cell>
          <table:table-cell office:value-type="float" office:value="0.304491">
            <text:p>0.304491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0.989995">
            <text:p>0.989995</text:p>
          </table:table-cell>
          <table:table-cell office:value-type="float" office:value="0.000179141">
            <text:p>0.000179141</text:p>
          </table:table-cell>
          <table:table-cell office:value-type="float" office:value="0.318472">
            <text:p>0.318472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0094">
            <text:p>1.00094</text:p>
          </table:table-cell>
          <table:table-cell office:value-type="float" office:value="0.000176293">
            <text:p>0.000176293</text:p>
          </table:table-cell>
          <table:table-cell office:value-type="float" office:value="0.339773">
            <text:p>0.339773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1189">
            <text:p>1.01189</text:p>
          </table:table-cell>
          <table:table-cell office:value-type="float" office:value="0.000171912">
            <text:p>0.000171912</text:p>
          </table:table-cell>
          <table:table-cell office:value-type="float" office:value="0.373916">
            <text:p>0.373916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2283">
            <text:p>1.02283</text:p>
          </table:table-cell>
          <table:table-cell office:value-type="float" office:value="0.000164781">
            <text:p>0.000164781</text:p>
          </table:table-cell>
          <table:table-cell office:value-type="float" office:value="0.433369">
            <text:p>0.433369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3378">
            <text:p>1.03378</text:p>
          </table:table-cell>
          <table:table-cell office:value-type="float" office:value="0.000152036">
            <text:p>0.000152036</text:p>
          </table:table-cell>
          <table:table-cell office:value-type="float" office:value="0.553526">
            <text:p>0.553526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4472">
            <text:p>1.04472</text:p>
          </table:table-cell>
          <table:table-cell office:value-type="float" office:value="0.000124925">
            <text:p>0.000124925</text:p>
          </table:table-cell>
          <table:table-cell office:value-type="float" office:value="0.890668">
            <text:p>0.890668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5567">
            <text:p>1.05567</text:p>
          </table:table-cell>
          <table:table-cell office:value-type="float" office:value="0.0000375676">
            <text:p>3.75676E-005</text:p>
          </table:table-cell>
          <table:table-cell office:value-type="float" office:value="5.28712">
            <text:p>5.28712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6662">
            <text:p>1.06662</text:p>
          </table:table-cell>
          <table:table-cell office:value-type="float" office:value="0.00299987">
            <text:p>0.00299987</text:p>
          </table:table-cell>
          <table:table-cell office:value-type="float" office:value="-0.921266">
            <text:p>-0.921266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7756">
            <text:p>1.07756</text:p>
          </table:table-cell>
          <table:table-cell office:value-type="float" office:value="0.00036557">
            <text:p>0.00036557</text:p>
          </table:table-cell>
          <table:table-cell office:value-type="float" office:value="-0.353908">
            <text:p>-0.353908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8851">
            <text:p>1.08851</text:p>
          </table:table-cell>
          <table:table-cell office:value-type="float" office:value="0.000292411">
            <text:p>0.000292411</text:p>
          </table:table-cell>
          <table:table-cell office:value-type="float" office:value="-0.19226">
            <text:p>-0.19226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09945">
            <text:p>1.09945</text:p>
          </table:table-cell>
          <table:table-cell office:value-type="float" office:value="0.000267918">
            <text:p>0.000267918</text:p>
          </table:table-cell>
          <table:table-cell office:value-type="float" office:value="-0.118418">
            <text:p>-0.118418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1104">
            <text:p>1.1104</text:p>
          </table:table-cell>
          <table:table-cell office:value-type="float" office:value="0.000256086">
            <text:p>0.000256086</text:p>
          </table:table-cell>
          <table:table-cell office:value-type="float" office:value="-0.0776842">
            <text:p>-0.0776842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12134">
            <text:p>1.12134</text:p>
          </table:table-cell>
          <table:table-cell office:value-type="float" office:value="0.000249374">
            <text:p>0.000249374</text:p>
          </table:table-cell>
          <table:table-cell office:value-type="float" office:value="-0.0528601">
            <text:p>-0.0528601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office:value-type="float" office:value="1.13229">
            <text:p>1.13229</text:p>
          </table:table-cell>
          <table:table-cell office:value-type="float" office:value="0.000245217">
            <text:p>0.000245217</text:p>
          </table:table-cell>
          <table:table-cell office:value-type="float" office:value="-0.0368039">
            <text:p>-0.0368039</text:p>
          </table:table-cell>
          <table:table-cell office:value-type="float" office:value="0.00152393">
            <text:p>0.00152393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362307">
            <text:p>0.0362307</text:p>
          </table:table-cell>
          <table:table-cell office:value-type="float" office:value="0.0000000320643">
            <text:p>3.20643E-008</text:p>
          </table:table-cell>
          <table:table-cell office:value-type="float" office:value="7336.24">
            <text:p>7336.24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472061">
            <text:p>0.0472061</text:p>
          </table:table-cell>
          <table:table-cell office:value-type="float" office:value="0.000000044154">
            <text:p>4.4154E-008</text:p>
          </table:table-cell>
          <table:table-cell office:value-type="float" office:value="5327.25">
            <text:p>5327.25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581815">
            <text:p>0.0581815</text:p>
          </table:table-cell>
          <table:table-cell office:value-type="float" office:value="0.0000000608005">
            <text:p>6.08005E-008</text:p>
          </table:table-cell>
          <table:table-cell office:value-type="float" office:value="3868.44">
            <text:p>3868.44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691569">
            <text:p>0.0691569</text:p>
          </table:table-cell>
          <table:table-cell office:value-type="float" office:value="0.0000000837196">
            <text:p>8.37196E-008</text:p>
          </table:table-cell>
          <table:table-cell office:value-type="float" office:value="2809.14">
            <text:p>2809.14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801322">
            <text:p>0.0801322</text:p>
          </table:table-cell>
          <table:table-cell office:value-type="float" office:value="0.000000115272">
            <text:p>1.15272E-007</text:p>
          </table:table-cell>
          <table:table-cell office:value-type="float" office:value="2039.94">
            <text:p>2039.94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0911076">
            <text:p>0.0911076</text:p>
          </table:table-cell>
          <table:table-cell office:value-type="float" office:value="0.000000158706">
            <text:p>1.58706E-007</text:p>
          </table:table-cell>
          <table:table-cell office:value-type="float" office:value="1481.39">
            <text:p>1481.39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02083">
            <text:p>0.102083</text:p>
          </table:table-cell>
          <table:table-cell office:value-type="float" office:value="0.000000218484">
            <text:p>2.18484E-007</text:p>
          </table:table-cell>
          <table:table-cell office:value-type="float" office:value="1075.8">
            <text:p>1075.8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13058">
            <text:p>0.113058</text:p>
          </table:table-cell>
          <table:table-cell office:value-type="float" office:value="0.000000300737">
            <text:p>3.00737E-007</text:p>
          </table:table-cell>
          <table:table-cell office:value-type="float" office:value="781.291">
            <text:p>781.291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24034">
            <text:p>0.124034</text:p>
          </table:table-cell>
          <table:table-cell office:value-type="float" office:value="0.00000041388">
            <text:p>4.1388E-007</text:p>
          </table:table-cell>
          <table:table-cell office:value-type="float" office:value="567.434">
            <text:p>567.434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35009">
            <text:p>0.135009</text:p>
          </table:table-cell>
          <table:table-cell office:value-type="float" office:value="0.000000569447">
            <text:p>5.69447E-007</text:p>
          </table:table-cell>
          <table:table-cell office:value-type="float" office:value="412.144">
            <text:p>412.144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45985">
            <text:p>0.145985</text:p>
          </table:table-cell>
          <table:table-cell office:value-type="float" office:value="0.000000783217">
            <text:p>7.83217E-007</text:p>
          </table:table-cell>
          <table:table-cell office:value-type="float" office:value="299.381">
            <text:p>299.381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5696">
            <text:p>0.15696</text:p>
          </table:table-cell>
          <table:table-cell office:value-type="float" office:value="0.00000107672">
            <text:p>1.07672E-006</text:p>
          </table:table-cell>
          <table:table-cell office:value-type="float" office:value="217.5">
            <text:p>217.5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67935">
            <text:p>0.167935</text:p>
          </table:table-cell>
          <table:table-cell office:value-type="float" office:value="0.00000147925">
            <text:p>1.47925E-006</text:p>
          </table:table-cell>
          <table:table-cell office:value-type="float" office:value="158.042">
            <text:p>158.042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78911">
            <text:p>0.178911</text:p>
          </table:table-cell>
          <table:table-cell office:value-type="float" office:value="0.00000203045">
            <text:p>2.03045E-006</text:p>
          </table:table-cell>
          <table:table-cell office:value-type="float" office:value="114.868">
            <text:p>114.868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189886">
            <text:p>0.189886</text:p>
          </table:table-cell>
          <table:table-cell office:value-type="float" office:value="0.00000278362">
            <text:p>2.78362E-006</text:p>
          </table:table-cell>
          <table:table-cell office:value-type="float" office:value="83.5171">
            <text:p>83.5171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00861">
            <text:p>0.200861</text:p>
          </table:table-cell>
          <table:table-cell office:value-type="float" office:value="0.00000380981">
            <text:p>3.80981E-006</text:p>
          </table:table-cell>
          <table:table-cell office:value-type="float" office:value="60.752">
            <text:p>60.752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11837">
            <text:p>0.211837</text:p>
          </table:table-cell>
          <table:table-cell office:value-type="float" office:value="0.00000520249">
            <text:p>5.20249E-006</text:p>
          </table:table-cell>
          <table:table-cell office:value-type="float" office:value="44.2214">
            <text:p>44.2214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22812">
            <text:p>0.222812</text:p>
          </table:table-cell>
          <table:table-cell office:value-type="float" office:value="0.00000708246">
            <text:p>7.08246E-006</text:p>
          </table:table-cell>
          <table:table-cell office:value-type="float" office:value="32.2178">
            <text:p>32.2178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33788">
            <text:p>0.233788</text:p>
          </table:table-cell>
          <table:table-cell office:value-type="float" office:value="0.000009602">
            <text:p>0.000009602</text:p>
          </table:table-cell>
          <table:table-cell office:value-type="float" office:value="23.5015">
            <text:p>23.5015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44763">
            <text:p>0.244763</text:p>
          </table:table-cell>
          <table:table-cell office:value-type="float" office:value="0.0000129463">
            <text:p>1.29463E-005</text:p>
          </table:table-cell>
          <table:table-cell office:value-type="float" office:value="17.1723">
            <text:p>17.1723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55738">
            <text:p>0.255738</text:p>
          </table:table-cell>
          <table:table-cell office:value-type="float" office:value="0.0000173289">
            <text:p>1.73289E-005</text:p>
          </table:table-cell>
          <table:table-cell office:value-type="float" office:value="12.5763">
            <text:p>12.5763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66714">
            <text:p>0.266714</text:p>
          </table:table-cell>
          <table:table-cell office:value-type="float" office:value="0.0000229771">
            <text:p>2.29771E-005</text:p>
          </table:table-cell>
          <table:table-cell office:value-type="float" office:value="9.23906">
            <text:p>9.23906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77689">
            <text:p>0.277689</text:p>
          </table:table-cell>
          <table:table-cell office:value-type="float" office:value="0.0000301013">
            <text:p>3.01013E-005</text:p>
          </table:table-cell>
          <table:table-cell office:value-type="float" office:value="6.81572">
            <text:p>6.81572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88665">
            <text:p>0.288665</text:p>
          </table:table-cell>
          <table:table-cell office:value-type="float" office:value="0.0000388478">
            <text:p>3.88478E-005</text:p>
          </table:table-cell>
          <table:table-cell office:value-type="float" office:value="5.05603">
            <text:p>5.05603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29964">
            <text:p>0.29964</text:p>
          </table:table-cell>
          <table:table-cell office:value-type="float" office:value="0.0000492363">
            <text:p>4.92363E-005</text:p>
          </table:table-cell>
          <table:table-cell office:value-type="float" office:value="3.77825">
            <text:p>3.77825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10615">
            <text:p>0.310615</text:p>
          </table:table-cell>
          <table:table-cell office:value-type="float" office:value="0.000061101">
            <text:p>0.000061101</text:p>
          </table:table-cell>
          <table:table-cell office:value-type="float" office:value="2.85041">
            <text:p>2.85041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21591">
            <text:p>0.321591</text:p>
          </table:table-cell>
          <table:table-cell office:value-type="float" office:value="0.0000740601">
            <text:p>7.40601E-005</text:p>
          </table:table-cell>
          <table:table-cell office:value-type="float" office:value="2.17666">
            <text:p>2.17666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32566">
            <text:p>0.332566</text:p>
          </table:table-cell>
          <table:table-cell office:value-type="float" office:value="0.0000875425">
            <text:p>8.75425E-005</text:p>
          </table:table-cell>
          <table:table-cell office:value-type="float" office:value="1.68742">
            <text:p>1.68742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43542">
            <text:p>0.343542</text:p>
          </table:table-cell>
          <table:table-cell office:value-type="float" office:value="0.000100878">
            <text:p>0.000100878</text:p>
          </table:table-cell>
          <table:table-cell office:value-type="float" office:value="1.33217">
            <text:p>1.33217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54517">
            <text:p>0.354517</text:p>
          </table:table-cell>
          <table:table-cell office:value-type="float" office:value="0.000113424">
            <text:p>0.000113424</text:p>
          </table:table-cell>
          <table:table-cell office:value-type="float" office:value="1.0742">
            <text:p>1.0742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65492">
            <text:p>0.365492</text:p>
          </table:table-cell>
          <table:table-cell office:value-type="float" office:value="0.000124684">
            <text:p>0.000124684</text:p>
          </table:table-cell>
          <table:table-cell office:value-type="float" office:value="0.886884">
            <text:p>0.886884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76468">
            <text:p>0.376468</text:p>
          </table:table-cell>
          <table:table-cell office:value-type="float" office:value="0.00013437">
            <text:p>0.00013437</text:p>
          </table:table-cell>
          <table:table-cell office:value-type="float" office:value="0.750865">
            <text:p>0.750865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87443">
            <text:p>0.387443</text:p>
          </table:table-cell>
          <table:table-cell office:value-type="float" office:value="0.000142403">
            <text:p>0.000142403</text:p>
          </table:table-cell>
          <table:table-cell office:value-type="float" office:value="0.652095">
            <text:p>0.652095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398418">
            <text:p>0.398418</text:p>
          </table:table-cell>
          <table:table-cell office:value-type="float" office:value="0.000148866">
            <text:p>0.000148866</text:p>
          </table:table-cell>
          <table:table-cell office:value-type="float" office:value="0.580375">
            <text:p>0.580375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09394">
            <text:p>0.409394</text:p>
          </table:table-cell>
          <table:table-cell office:value-type="float" office:value="0.000153939">
            <text:p>0.000153939</text:p>
          </table:table-cell>
          <table:table-cell office:value-type="float" office:value="0.528296">
            <text:p>0.528296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20369">
            <text:p>0.420369</text:p>
          </table:table-cell>
          <table:table-cell office:value-type="float" office:value="0.000157844">
            <text:p>0.000157844</text:p>
          </table:table-cell>
          <table:table-cell office:value-type="float" office:value="0.490479">
            <text:p>0.490479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31345">
            <text:p>0.431345</text:p>
          </table:table-cell>
          <table:table-cell office:value-type="float" office:value="0.000160807">
            <text:p>0.000160807</text:p>
          </table:table-cell>
          <table:table-cell office:value-type="float" office:value="0.463019">
            <text:p>0.463019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4232">
            <text:p>0.44232</text:p>
          </table:table-cell>
          <table:table-cell office:value-type="float" office:value="0.000163029">
            <text:p>0.000163029</text:p>
          </table:table-cell>
          <table:table-cell office:value-type="float" office:value="0.443079">
            <text:p>0.443079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53295">
            <text:p>0.453295</text:p>
          </table:table-cell>
          <table:table-cell office:value-type="float" office:value="0.000164681">
            <text:p>0.000164681</text:p>
          </table:table-cell>
          <table:table-cell office:value-type="float" office:value="0.428599">
            <text:p>0.428599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64271">
            <text:p>0.464271</text:p>
          </table:table-cell>
          <table:table-cell office:value-type="float" office:value="0.000165902">
            <text:p>0.000165902</text:p>
          </table:table-cell>
          <table:table-cell office:value-type="float" office:value="0.418085">
            <text:p>0.418085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75246">
            <text:p>0.475246</text:p>
          </table:table-cell>
          <table:table-cell office:value-type="float" office:value="0.0001668">
            <text:p>0.0001668</text:p>
          </table:table-cell>
          <table:table-cell office:value-type="float" office:value="0.410451">
            <text:p>0.410451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86222">
            <text:p>0.486222</text:p>
          </table:table-cell>
          <table:table-cell office:value-type="float" office:value="0.000167459">
            <text:p>0.000167459</text:p>
          </table:table-cell>
          <table:table-cell office:value-type="float" office:value="0.404907">
            <text:p>0.404907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497197">
            <text:p>0.497197</text:p>
          </table:table-cell>
          <table:table-cell office:value-type="float" office:value="0.00016794">
            <text:p>0.00016794</text:p>
          </table:table-cell>
          <table:table-cell office:value-type="float" office:value="0.400881">
            <text:p>0.400881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08172">
            <text:p>0.508172</text:p>
          </table:table-cell>
          <table:table-cell office:value-type="float" office:value="0.000168291">
            <text:p>0.000168291</text:p>
          </table:table-cell>
          <table:table-cell office:value-type="float" office:value="0.397958">
            <text:p>0.397958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19148">
            <text:p>0.519148</text:p>
          </table:table-cell>
          <table:table-cell office:value-type="float" office:value="0.000168547">
            <text:p>0.000168547</text:p>
          </table:table-cell>
          <table:table-cell office:value-type="float" office:value="0.395836">
            <text:p>0.395836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30123">
            <text:p>0.530123</text:p>
          </table:table-cell>
          <table:table-cell office:value-type="float" office:value="0.000168733">
            <text:p>0.000168733</text:p>
          </table:table-cell>
          <table:table-cell office:value-type="float" office:value="0.394294">
            <text:p>0.394294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41098">
            <text:p>0.541098</text:p>
          </table:table-cell>
          <table:table-cell office:value-type="float" office:value="0.000168869">
            <text:p>0.000168869</text:p>
          </table:table-cell>
          <table:table-cell office:value-type="float" office:value="0.393175">
            <text:p>0.393175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52074">
            <text:p>0.552074</text:p>
          </table:table-cell>
          <table:table-cell office:value-type="float" office:value="0.000168967">
            <text:p>0.000168967</text:p>
          </table:table-cell>
          <table:table-cell office:value-type="float" office:value="0.392362">
            <text:p>0.392362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63049">
            <text:p>0.563049</text:p>
          </table:table-cell>
          <table:table-cell office:value-type="float" office:value="0.000169039">
            <text:p>0.000169039</text:p>
          </table:table-cell>
          <table:table-cell office:value-type="float" office:value="0.391772">
            <text:p>0.391772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74025">
            <text:p>0.574025</text:p>
          </table:table-cell>
          <table:table-cell office:value-type="float" office:value="0.000169091">
            <text:p>0.000169091</text:p>
          </table:table-cell>
          <table:table-cell office:value-type="float" office:value="0.391344">
            <text:p>0.391344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85">
            <text:p>0.585</text:p>
          </table:table-cell>
          <table:table-cell office:value-type="float" office:value="0.000169129">
            <text:p>0.000169129</text:p>
          </table:table-cell>
          <table:table-cell office:value-type="float" office:value="0.391033">
            <text:p>0.391033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595975">
            <text:p>0.595975</text:p>
          </table:table-cell>
          <table:table-cell office:value-type="float" office:value="0.000169156">
            <text:p>0.000169156</text:p>
          </table:table-cell>
          <table:table-cell office:value-type="float" office:value="0.390807">
            <text:p>0.390807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06951">
            <text:p>0.606951</text:p>
          </table:table-cell>
          <table:table-cell office:value-type="float" office:value="0.000169176">
            <text:p>0.000169176</text:p>
          </table:table-cell>
          <table:table-cell office:value-type="float" office:value="0.390643">
            <text:p>0.390643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17926">
            <text:p>0.617926</text:p>
          </table:table-cell>
          <table:table-cell office:value-type="float" office:value="0.000169191">
            <text:p>0.000169191</text:p>
          </table:table-cell>
          <table:table-cell office:value-type="float" office:value="0.390524">
            <text:p>0.390524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28902">
            <text:p>0.628902</text:p>
          </table:table-cell>
          <table:table-cell office:value-type="float" office:value="0.000169201">
            <text:p>0.000169201</text:p>
          </table:table-cell>
          <table:table-cell office:value-type="float" office:value="0.390438">
            <text:p>0.390438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39877">
            <text:p>0.639877</text:p>
          </table:table-cell>
          <table:table-cell office:value-type="float" office:value="0.000169209">
            <text:p>0.000169209</text:p>
          </table:table-cell>
          <table:table-cell office:value-type="float" office:value="0.390376">
            <text:p>0.390376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50852">
            <text:p>0.650852</text:p>
          </table:table-cell>
          <table:table-cell office:value-type="float" office:value="0.000169214">
            <text:p>0.000169214</text:p>
          </table:table-cell>
          <table:table-cell office:value-type="float" office:value="0.390331">
            <text:p>0.390331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61828">
            <text:p>0.661828</text:p>
          </table:table-cell>
          <table:table-cell office:value-type="float" office:value="0.000169218">
            <text:p>0.000169218</text:p>
          </table:table-cell>
          <table:table-cell office:value-type="float" office:value="0.390299">
            <text:p>0.390299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72803">
            <text:p>0.672803</text:p>
          </table:table-cell>
          <table:table-cell office:value-type="float" office:value="0.000169221">
            <text:p>0.000169221</text:p>
          </table:table-cell>
          <table:table-cell office:value-type="float" office:value="0.390276">
            <text:p>0.390276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83778">
            <text:p>0.683778</text:p>
          </table:table-cell>
          <table:table-cell office:value-type="float" office:value="0.000169223">
            <text:p>0.000169223</text:p>
          </table:table-cell>
          <table:table-cell office:value-type="float" office:value="0.390261">
            <text:p>0.390261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694754">
            <text:p>0.694754</text:p>
          </table:table-cell>
          <table:table-cell office:value-type="float" office:value="0.000169224">
            <text:p>0.000169224</text:p>
          </table:table-cell>
          <table:table-cell office:value-type="float" office:value="0.39025">
            <text:p>0.39025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05729">
            <text:p>0.705729</text:p>
          </table:table-cell>
          <table:table-cell office:value-type="float" office:value="0.000169225">
            <text:p>0.000169225</text:p>
          </table:table-cell>
          <table:table-cell office:value-type="float" office:value="0.390245">
            <text:p>0.390245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16705">
            <text:p>0.716705</text:p>
          </table:table-cell>
          <table:table-cell office:value-type="float" office:value="0.000169225">
            <text:p>0.000169225</text:p>
          </table:table-cell>
          <table:table-cell office:value-type="float" office:value="0.390243">
            <text:p>0.390243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2768">
            <text:p>0.72768</text:p>
          </table:table-cell>
          <table:table-cell office:value-type="float" office:value="0.000169225">
            <text:p>0.000169225</text:p>
          </table:table-cell>
          <table:table-cell office:value-type="float" office:value="0.390245">
            <text:p>0.390245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38655">
            <text:p>0.738655</text:p>
          </table:table-cell>
          <table:table-cell office:value-type="float" office:value="0.000169224">
            <text:p>0.000169224</text:p>
          </table:table-cell>
          <table:table-cell office:value-type="float" office:value="0.390251">
            <text:p>0.390251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49631">
            <text:p>0.749631</text:p>
          </table:table-cell>
          <table:table-cell office:value-type="float" office:value="0.000169223">
            <text:p>0.000169223</text:p>
          </table:table-cell>
          <table:table-cell office:value-type="float" office:value="0.390261">
            <text:p>0.390261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60606">
            <text:p>0.760606</text:p>
          </table:table-cell>
          <table:table-cell office:value-type="float" office:value="0.000169221">
            <text:p>0.000169221</text:p>
          </table:table-cell>
          <table:table-cell office:value-type="float" office:value="0.390277">
            <text:p>0.390277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71582">
            <text:p>0.771582</text:p>
          </table:table-cell>
          <table:table-cell office:value-type="float" office:value="0.000169218">
            <text:p>0.000169218</text:p>
          </table:table-cell>
          <table:table-cell office:value-type="float" office:value="0.3903">
            <text:p>0.3903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82557">
            <text:p>0.782557</text:p>
          </table:table-cell>
          <table:table-cell office:value-type="float" office:value="0.000169214">
            <text:p>0.000169214</text:p>
          </table:table-cell>
          <table:table-cell office:value-type="float" office:value="0.390333">
            <text:p>0.390333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793532">
            <text:p>0.793532</text:p>
          </table:table-cell>
          <table:table-cell office:value-type="float" office:value="0.000169208">
            <text:p>0.000169208</text:p>
          </table:table-cell>
          <table:table-cell office:value-type="float" office:value="0.390378">
            <text:p>0.390378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04508">
            <text:p>0.804508</text:p>
          </table:table-cell>
          <table:table-cell office:value-type="float" office:value="0.000169201">
            <text:p>0.000169201</text:p>
          </table:table-cell>
          <table:table-cell office:value-type="float" office:value="0.390442">
            <text:p>0.390442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15483">
            <text:p>0.815483</text:p>
          </table:table-cell>
          <table:table-cell office:value-type="float" office:value="0.00016919">
            <text:p>0.00016919</text:p>
          </table:table-cell>
          <table:table-cell office:value-type="float" office:value="0.390529">
            <text:p>0.390529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26458">
            <text:p>0.826458</text:p>
          </table:table-cell>
          <table:table-cell office:value-type="float" office:value="0.000169175">
            <text:p>0.000169175</text:p>
          </table:table-cell>
          <table:table-cell office:value-type="float" office:value="0.39065">
            <text:p>0.39065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37434">
            <text:p>0.837434</text:p>
          </table:table-cell>
          <table:table-cell office:value-type="float" office:value="0.000169155">
            <text:p>0.000169155</text:p>
          </table:table-cell>
          <table:table-cell office:value-type="float" office:value="0.390817">
            <text:p>0.390817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48409">
            <text:p>0.848409</text:p>
          </table:table-cell>
          <table:table-cell office:value-type="float" office:value="0.000169127">
            <text:p>0.000169127</text:p>
          </table:table-cell>
          <table:table-cell office:value-type="float" office:value="0.391046">
            <text:p>0.391046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59385">
            <text:p>0.859385</text:p>
          </table:table-cell>
          <table:table-cell office:value-type="float" office:value="0.000169089">
            <text:p>0.000169089</text:p>
          </table:table-cell>
          <table:table-cell office:value-type="float" office:value="0.391364">
            <text:p>0.391364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7036">
            <text:p>0.87036</text:p>
          </table:table-cell>
          <table:table-cell office:value-type="float" office:value="0.000169035">
            <text:p>0.000169035</text:p>
          </table:table-cell>
          <table:table-cell office:value-type="float" office:value="0.391801">
            <text:p>0.391801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81335">
            <text:p>0.881335</text:p>
          </table:table-cell>
          <table:table-cell office:value-type="float" office:value="0.000168962">
            <text:p>0.000168962</text:p>
          </table:table-cell>
          <table:table-cell office:value-type="float" office:value="0.392406">
            <text:p>0.392406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892311">
            <text:p>0.892311</text:p>
          </table:table-cell>
          <table:table-cell office:value-type="float" office:value="0.000168861">
            <text:p>0.000168861</text:p>
          </table:table-cell>
          <table:table-cell office:value-type="float" office:value="0.393241">
            <text:p>0.393241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03286">
            <text:p>0.903286</text:p>
          </table:table-cell>
          <table:table-cell office:value-type="float" office:value="0.000168721">
            <text:p>0.000168721</text:p>
          </table:table-cell>
          <table:table-cell office:value-type="float" office:value="0.394397">
            <text:p>0.394397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14262">
            <text:p>0.914262</text:p>
          </table:table-cell>
          <table:table-cell office:value-type="float" office:value="0.000168527">
            <text:p>0.000168527</text:p>
          </table:table-cell>
          <table:table-cell office:value-type="float" office:value="0.396001">
            <text:p>0.396001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25237">
            <text:p>0.925237</text:p>
          </table:table-cell>
          <table:table-cell office:value-type="float" office:value="0.000168258">
            <text:p>0.000168258</text:p>
          </table:table-cell>
          <table:table-cell office:value-type="float" office:value="0.398231">
            <text:p>0.398231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36212">
            <text:p>0.936212</text:p>
          </table:table-cell>
          <table:table-cell office:value-type="float" office:value="0.000167884">
            <text:p>0.000167884</text:p>
          </table:table-cell>
          <table:table-cell office:value-type="float" office:value="0.401344">
            <text:p>0.401344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47188">
            <text:p>0.947188</text:p>
          </table:table-cell>
          <table:table-cell office:value-type="float" office:value="0.000167363">
            <text:p>0.000167363</text:p>
          </table:table-cell>
          <table:table-cell office:value-type="float" office:value="0.40571">
            <text:p>0.40571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58163">
            <text:p>0.958163</text:p>
          </table:table-cell>
          <table:table-cell office:value-type="float" office:value="0.000166631">
            <text:p>0.000166631</text:p>
          </table:table-cell>
          <table:table-cell office:value-type="float" office:value="0.411882">
            <text:p>0.411882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69139">
            <text:p>0.969139</text:p>
          </table:table-cell>
          <table:table-cell office:value-type="float" office:value="0.000165598">
            <text:p>0.000165598</text:p>
          </table:table-cell>
          <table:table-cell office:value-type="float" office:value="0.420695">
            <text:p>0.420695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80114">
            <text:p>0.980114</text:p>
          </table:table-cell>
          <table:table-cell office:value-type="float" office:value="0.000164122">
            <text:p>0.000164122</text:p>
          </table:table-cell>
          <table:table-cell office:value-type="float" office:value="0.433468">
            <text:p>0.433468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0.991089">
            <text:p>0.991089</text:p>
          </table:table-cell>
          <table:table-cell office:value-type="float" office:value="0.000161984">
            <text:p>0.000161984</text:p>
          </table:table-cell>
          <table:table-cell office:value-type="float" office:value="0.452384">
            <text:p>0.452384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0206">
            <text:p>1.00206</text:p>
          </table:table-cell>
          <table:table-cell office:value-type="float" office:value="0.000158822">
            <text:p>0.000158822</text:p>
          </table:table-cell>
          <table:table-cell office:value-type="float" office:value="0.481308">
            <text:p>0.481308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1304">
            <text:p>1.01304</text:p>
          </table:table-cell>
          <table:table-cell office:value-type="float" office:value="0.000153991">
            <text:p>0.000153991</text:p>
          </table:table-cell>
          <table:table-cell office:value-type="float" office:value="0.527779">
            <text:p>0.527779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2402">
            <text:p>1.02402</text:p>
          </table:table-cell>
          <table:table-cell office:value-type="float" office:value="0.000146243">
            <text:p>0.000146243</text:p>
          </table:table-cell>
          <table:table-cell office:value-type="float" office:value="0.608718">
            <text:p>0.608718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3499">
            <text:p>1.03499</text:p>
          </table:table-cell>
          <table:table-cell office:value-type="float" office:value="0.00013279">
            <text:p>0.00013279</text:p>
          </table:table-cell>
          <table:table-cell office:value-type="float" office:value="0.771696">
            <text:p>0.771696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4597">
            <text:p>1.04597</text:p>
          </table:table-cell>
          <table:table-cell office:value-type="float" office:value="0.000105859">
            <text:p>0.000105859</text:p>
          </table:table-cell>
          <table:table-cell office:value-type="float" office:value="1.22242">
            <text:p>1.22242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5694">
            <text:p>1.05694</text:p>
          </table:table-cell>
          <table:table-cell office:value-type="float" office:value="0.0000324584">
            <text:p>3.24584E-005</text:p>
          </table:table-cell>
          <table:table-cell office:value-type="float" office:value="6.24816">
            <text:p>6.24816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6792">
            <text:p>1.06792</text:p>
          </table:table-cell>
          <table:table-cell office:value-type="float" office:value="-0.000691382">
            <text:p>-0.000691382</text:p>
          </table:table-cell>
          <table:table-cell office:value-type="float" office:value="-1.34028">
            <text:p>-1.34028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7889">
            <text:p>1.07889</text:p>
          </table:table-cell>
          <table:table-cell office:value-type="float" office:value="0.000471941">
            <text:p>0.000471941</text:p>
          </table:table-cell>
          <table:table-cell office:value-type="float" office:value="-0.501498">
            <text:p>-0.501498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08987">
            <text:p>1.08987</text:p>
          </table:table-cell>
          <table:table-cell office:value-type="float" office:value="0.000321994">
            <text:p>0.000321994</text:p>
          </table:table-cell>
          <table:table-cell office:value-type="float" office:value="-0.269355">
            <text:p>-0.269355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0084">
            <text:p>1.10084</text:p>
          </table:table-cell>
          <table:table-cell office:value-type="float" office:value="0.000281582">
            <text:p>0.000281582</text:p>
          </table:table-cell>
          <table:table-cell office:value-type="float" office:value="-0.164493">
            <text:p>-0.164493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1182">
            <text:p>1.11182</text:p>
          </table:table-cell>
          <table:table-cell office:value-type="float" office:value="0.000263478">
            <text:p>0.000263478</text:p>
          </table:table-cell>
          <table:table-cell office:value-type="float" office:value="-0.107083">
            <text:p>-0.107083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2279">
            <text:p>1.12279</text:p>
          </table:table-cell>
          <table:table-cell office:value-type="float" office:value="0.000253605">
            <text:p>0.000253605</text:p>
          </table:table-cell>
          <table:table-cell office:value-type="float" office:value="-0.072322">
            <text:p>-0.072322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.13377">
            <text:p>1.13377</text:p>
          </table:table-cell>
          <table:table-cell office:value-type="float" office:value="0.00024764">
            <text:p>0.00024764</text:p>
          </table:table-cell>
          <table:table-cell office:value-type="float" office:value="-0.0499791">
            <text:p>-0.0499791</text:p>
          </table:table-cell>
          <table:table-cell office:value-type="float" office:value="0.00148427">
            <text:p>0.00148427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347692">
            <text:p>0.0347692</text:p>
          </table:table-cell>
          <table:table-cell office:value-type="float" office:value="0.0000000304923">
            <text:p>3.04923E-008</text:p>
          </table:table-cell>
          <table:table-cell office:value-type="float" office:value="7634.86">
            <text:p>7634.86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457738">
            <text:p>0.0457738</text:p>
          </table:table-cell>
          <table:table-cell office:value-type="float" office:value="0.0000000423738">
            <text:p>4.23738E-008</text:p>
          </table:table-cell>
          <table:table-cell office:value-type="float" office:value="5493.79">
            <text:p>5493.79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567784">
            <text:p>0.0567784</text:p>
          </table:table-cell>
          <table:table-cell office:value-type="float" office:value="0.0000000588833">
            <text:p>5.88833E-008</text:p>
          </table:table-cell>
          <table:table-cell office:value-type="float" office:value="3953.18">
            <text:p>3953.18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67783">
            <text:p>0.067783</text:p>
          </table:table-cell>
          <table:table-cell office:value-type="float" office:value="0.0000000818216">
            <text:p>8.18216E-008</text:p>
          </table:table-cell>
          <table:table-cell office:value-type="float" office:value="2844.64">
            <text:p>2844.64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787877">
            <text:p>0.0787877</text:p>
          </table:table-cell>
          <table:table-cell office:value-type="float" office:value="0.000000113689">
            <text:p>1.13689E-007</text:p>
          </table:table-cell>
          <table:table-cell office:value-type="float" office:value="2047">
            <text:p>2047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0897923">
            <text:p>0.0897923</text:p>
          </table:table-cell>
          <table:table-cell office:value-type="float" office:value="0.000000157955">
            <text:p>0.000000158</text:p>
          </table:table-cell>
          <table:table-cell office:value-type="float" office:value="1473.06">
            <text:p>1473.06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00797">
            <text:p>0.100797</text:p>
          </table:table-cell>
          <table:table-cell office:value-type="float" office:value="0.000000219433">
            <text:p>2.19433E-007</text:p>
          </table:table-cell>
          <table:table-cell office:value-type="float" office:value="1060.08">
            <text:p>1060.08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11802">
            <text:p>0.111802</text:p>
          </table:table-cell>
          <table:table-cell office:value-type="float" office:value="0.00000030479">
            <text:p>3.0479E-007</text:p>
          </table:table-cell>
          <table:table-cell office:value-type="float" office:value="762.92">
            <text:p>762.92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22806">
            <text:p>0.122806</text:p>
          </table:table-cell>
          <table:table-cell office:value-type="float" office:value="0.000000423259">
            <text:p>4.23259E-007</text:p>
          </table:table-cell>
          <table:table-cell office:value-type="float" office:value="549.101">
            <text:p>549.101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33811">
            <text:p>0.133811</text:p>
          </table:table-cell>
          <table:table-cell office:value-type="float" office:value="0.000000587599">
            <text:p>5.87599E-007</text:p>
          </table:table-cell>
          <table:table-cell office:value-type="float" office:value="395.249">
            <text:p>395.249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44815">
            <text:p>0.144815</text:p>
          </table:table-cell>
          <table:table-cell office:value-type="float" office:value="0.000000815408">
            <text:p>8.15408E-007</text:p>
          </table:table-cell>
          <table:table-cell office:value-type="float" office:value="284.544">
            <text:p>284.544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5582">
            <text:p>0.15582</text:p>
          </table:table-cell>
          <table:table-cell office:value-type="float" office:value="0.00000113089">
            <text:p>1.13089E-006</text:p>
          </table:table-cell>
          <table:table-cell office:value-type="float" office:value="204.887">
            <text:p>204.887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66825">
            <text:p>0.166825</text:p>
          </table:table-cell>
          <table:table-cell office:value-type="float" office:value="0.00000156717">
            <text:p>1.56717E-006</text:p>
          </table:table-cell>
          <table:table-cell office:value-type="float" office:value="147.57">
            <text:p>147.57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77829">
            <text:p>0.177829</text:p>
          </table:table-cell>
          <table:table-cell office:value-type="float" office:value="0.00000216938">
            <text:p>2.16938E-006</text:p>
          </table:table-cell>
          <table:table-cell office:value-type="float" office:value="106.328">
            <text:p>106.328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88834">
            <text:p>0.188834</text:p>
          </table:table-cell>
          <table:table-cell office:value-type="float" office:value="0.00000299843">
            <text:p>2.99843E-006</text:p>
          </table:table-cell>
          <table:table-cell office:value-type="float" office:value="76.6525">
            <text:p>76.6525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199838">
            <text:p>0.199838</text:p>
          </table:table-cell>
          <table:table-cell office:value-type="float" office:value="0.00000413566">
            <text:p>4.13566E-006</text:p>
          </table:table-cell>
          <table:table-cell office:value-type="float" office:value="55.2994">
            <text:p>55.2994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210843">
            <text:p>0.210843</text:p>
          </table:table-cell>
          <table:table-cell office:value-type="float" office:value="0.00000568794">
            <text:p>5.68794E-006</text:p>
          </table:table-cell>
          <table:table-cell office:value-type="float" office:value="39.9348">
            <text:p>39.9348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221848">
            <text:p>0.221848</text:p>
          </table:table-cell>
          <table:table-cell office:value-type="float" office:value="0.00000779251">
            <text:p>7.79251E-006</text:p>
          </table:table-cell>
          <table:table-cell office:value-type="float" office:value="28.8793">
            <text:p>28.8793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232852">
            <text:p>0.232852</text:p>
          </table:table-cell>
          <table:table-cell office:value-type="float" office:value="0.0000106199">
            <text:p>1.06199E-005</text:p>
          </table:table-cell>
          <table:table-cell office:value-type="float" office:value="20.9244">
            <text:p>20.9244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243857">
            <text:p>0.243857</text:p>
          </table:table-cell>
          <table:table-cell office:value-type="float" office:value="0.0000143722">
            <text:p>1.43722E-005</text:p>
          </table:table-cell>
          <table:table-cell office:value-type="float" office:value="15.2004">
            <text:p>15.2004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254862">
            <text:p>0.254862</text:p>
          </table:table-cell>
          <table:table-cell office:value-type="float" office:value="0.0000192716">
            <text:p>1.92716E-005</text:p>
          </table:table-cell>
          <table:table-cell office:value-type="float" office:value="11.0817">
            <text:p>11.0817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265866">
            <text:p>0.265866</text:p>
          </table:table-cell>
          <table:table-cell office:value-type="float" office:value="0.0000255353">
            <text:p>2.55353E-005</text:p>
          </table:table-cell>
          <table:table-cell office:value-type="float" office:value="8.11817">
            <text:p>8.11817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276871">
            <text:p>0.276871</text:p>
          </table:table-cell>
          <table:table-cell office:value-type="float" office:value="0.00003333">
            <text:p>0.00003333</text:p>
          </table:table-cell>
          <table:table-cell office:value-type="float" office:value="5.98574">
            <text:p>5.98574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287875">
            <text:p>0.287875</text:p>
          </table:table-cell>
          <table:table-cell office:value-type="float" office:value="0.0000427114">
            <text:p>4.27114E-005</text:p>
          </table:table-cell>
          <table:table-cell office:value-type="float" office:value="4.45136">
            <text:p>4.45136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29888">
            <text:p>0.29888</text:p>
          </table:table-cell>
          <table:table-cell office:value-type="float" office:value="0.0000535585">
            <text:p>5.35585E-005</text:p>
          </table:table-cell>
          <table:table-cell office:value-type="float" office:value="3.3473">
            <text:p>3.3473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309885">
            <text:p>0.309885</text:p>
          </table:table-cell>
          <table:table-cell office:value-type="float" office:value="0.0000655342">
            <text:p>6.55342E-005</text:p>
          </table:table-cell>
          <table:table-cell office:value-type="float" office:value="2.55288">
            <text:p>2.55288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320889">
            <text:p>0.320889</text:p>
          </table:table-cell>
          <table:table-cell office:value-type="float" office:value="0.0000780998">
            <text:p>7.80998E-005</text:p>
          </table:table-cell>
          <table:table-cell office:value-type="float" office:value="1.98125">
            <text:p>1.98125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331894">
            <text:p>0.331894</text:p>
          </table:table-cell>
          <table:table-cell office:value-type="float" office:value="0.0000905994">
            <text:p>9.05994E-005</text:p>
          </table:table-cell>
          <table:table-cell office:value-type="float" office:value="1.56994">
            <text:p>1.56994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342898">
            <text:p>0.342898</text:p>
          </table:table-cell>
          <table:table-cell office:value-type="float" office:value="0.000102391">
            <text:p>0.000102391</text:p>
          </table:table-cell>
          <table:table-cell office:value-type="float" office:value="1.27398">
            <text:p>1.27398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353903">
            <text:p>0.353903</text:p>
          </table:table-cell>
          <table:table-cell office:value-type="float" office:value="0.00011297">
            <text:p>0.00011297</text:p>
          </table:table-cell>
          <table:table-cell office:value-type="float" office:value="1.06103">
            <text:p>1.06103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364908">
            <text:p>0.364908</text:p>
          </table:table-cell>
          <table:table-cell office:value-type="float" office:value="0.000122044">
            <text:p>0.000122044</text:p>
          </table:table-cell>
          <table:table-cell office:value-type="float" office:value="0.907795">
            <text:p>0.907795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375912">
            <text:p>0.375912</text:p>
          </table:table-cell>
          <table:table-cell office:value-type="float" office:value="0.00012953">
            <text:p>0.00012953</text:p>
          </table:table-cell>
          <table:table-cell office:value-type="float" office:value="0.797538">
            <text:p>0.797538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386917">
            <text:p>0.386917</text:p>
          </table:table-cell>
          <table:table-cell office:value-type="float" office:value="0.000135511">
            <text:p>0.000135511</text:p>
          </table:table-cell>
          <table:table-cell office:value-type="float" office:value="0.718203">
            <text:p>0.718203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397922">
            <text:p>0.397922</text:p>
          </table:table-cell>
          <table:table-cell office:value-type="float" office:value="0.000140168">
            <text:p>0.000140168</text:p>
          </table:table-cell>
          <table:table-cell office:value-type="float" office:value="0.661117">
            <text:p>0.661117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408926">
            <text:p>0.408926</text:p>
          </table:table-cell>
          <table:table-cell office:value-type="float" office:value="0.000143722">
            <text:p>0.000143722</text:p>
          </table:table-cell>
          <table:table-cell office:value-type="float" office:value="0.620042">
            <text:p>0.620042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419931">
            <text:p>0.419931</text:p>
          </table:table-cell>
          <table:table-cell office:value-type="float" office:value="0.000146392">
            <text:p>0.000146392</text:p>
          </table:table-cell>
          <table:table-cell office:value-type="float" office:value="0.590486">
            <text:p>0.590486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430935">
            <text:p>0.430935</text:p>
          </table:table-cell>
          <table:table-cell office:value-type="float" office:value="0.000148376">
            <text:p>0.000148376</text:p>
          </table:table-cell>
          <table:table-cell office:value-type="float" office:value="0.569219">
            <text:p>0.569219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44194">
            <text:p>0.44194</text:p>
          </table:table-cell>
          <table:table-cell office:value-type="float" office:value="0.000149838">
            <text:p>0.000149838</text:p>
          </table:table-cell>
          <table:table-cell office:value-type="float" office:value="0.553916">
            <text:p>0.553916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452945">
            <text:p>0.452945</text:p>
          </table:table-cell>
          <table:table-cell office:value-type="float" office:value="0.000150907">
            <text:p>0.000150907</text:p>
          </table:table-cell>
          <table:table-cell office:value-type="float" office:value="0.542905">
            <text:p>0.542905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463949">
            <text:p>0.463949</text:p>
          </table:table-cell>
          <table:table-cell office:value-type="float" office:value="0.000151686">
            <text:p>0.000151686</text:p>
          </table:table-cell>
          <table:table-cell office:value-type="float" office:value="0.534983">
            <text:p>0.534983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474954">
            <text:p>0.474954</text:p>
          </table:table-cell>
          <table:table-cell office:value-type="float" office:value="0.000152251">
            <text:p>0.000152251</text:p>
          </table:table-cell>
          <table:table-cell office:value-type="float" office:value="0.529282">
            <text:p>0.529282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485958">
            <text:p>0.485958</text:p>
          </table:table-cell>
          <table:table-cell office:value-type="float" office:value="0.000152661">
            <text:p>0.000152661</text:p>
          </table:table-cell>
          <table:table-cell office:value-type="float" office:value="0.52518">
            <text:p>0.52518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496963">
            <text:p>0.496963</text:p>
          </table:table-cell>
          <table:table-cell office:value-type="float" office:value="0.000152957">
            <text:p>0.000152957</text:p>
          </table:table-cell>
          <table:table-cell office:value-type="float" office:value="0.522228">
            <text:p>0.522228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507968">
            <text:p>0.507968</text:p>
          </table:table-cell>
          <table:table-cell office:value-type="float" office:value="0.00015317">
            <text:p>0.00015317</text:p>
          </table:table-cell>
          <table:table-cell office:value-type="float" office:value="0.520104">
            <text:p>0.520104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518972">
            <text:p>0.518972</text:p>
          </table:table-cell>
          <table:table-cell office:value-type="float" office:value="0.000153325">
            <text:p>0.000153325</text:p>
          </table:table-cell>
          <table:table-cell office:value-type="float" office:value="0.518576">
            <text:p>0.518576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529977">
            <text:p>0.529977</text:p>
          </table:table-cell>
          <table:table-cell office:value-type="float" office:value="0.000153436">
            <text:p>0.000153436</text:p>
          </table:table-cell>
          <table:table-cell office:value-type="float" office:value="0.517476">
            <text:p>0.517476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540982">
            <text:p>0.540982</text:p>
          </table:table-cell>
          <table:table-cell office:value-type="float" office:value="0.000153516">
            <text:p>0.000153516</text:p>
          </table:table-cell>
          <table:table-cell office:value-type="float" office:value="0.516685">
            <text:p>0.516685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551986">
            <text:p>0.551986</text:p>
          </table:table-cell>
          <table:table-cell office:value-type="float" office:value="0.000153573">
            <text:p>0.000153573</text:p>
          </table:table-cell>
          <table:table-cell office:value-type="float" office:value="0.516116">
            <text:p>0.516116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562991">
            <text:p>0.562991</text:p>
          </table:table-cell>
          <table:table-cell office:value-type="float" office:value="0.000153615">
            <text:p>0.000153615</text:p>
          </table:table-cell>
          <table:table-cell office:value-type="float" office:value="0.515706">
            <text:p>0.515706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573995">
            <text:p>0.573995</text:p>
          </table:table-cell>
          <table:table-cell office:value-type="float" office:value="0.000153645">
            <text:p>0.000153645</text:p>
          </table:table-cell>
          <table:table-cell office:value-type="float" office:value="0.515412">
            <text:p>0.515412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585">
            <text:p>0.585</text:p>
          </table:table-cell>
          <table:table-cell office:value-type="float" office:value="0.000153666">
            <text:p>0.000153666</text:p>
          </table:table-cell>
          <table:table-cell office:value-type="float" office:value="0.5152">
            <text:p>0.5152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596005">
            <text:p>0.596005</text:p>
          </table:table-cell>
          <table:table-cell office:value-type="float" office:value="0.000153682">
            <text:p>0.000153682</text:p>
          </table:table-cell>
          <table:table-cell office:value-type="float" office:value="0.515047">
            <text:p>0.515047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607009">
            <text:p>0.607009</text:p>
          </table:table-cell>
          <table:table-cell office:value-type="float" office:value="0.000153693">
            <text:p>0.000153693</text:p>
          </table:table-cell>
          <table:table-cell office:value-type="float" office:value="0.514938">
            <text:p>0.514938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618014">
            <text:p>0.618014</text:p>
          </table:table-cell>
          <table:table-cell office:value-type="float" office:value="0.000153701">
            <text:p>0.000153701</text:p>
          </table:table-cell>
          <table:table-cell office:value-type="float" office:value="0.514859">
            <text:p>0.514859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629018">
            <text:p>0.629018</text:p>
          </table:table-cell>
          <table:table-cell office:value-type="float" office:value="0.000153707">
            <text:p>0.000153707</text:p>
          </table:table-cell>
          <table:table-cell office:value-type="float" office:value="0.514802">
            <text:p>0.514802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640023">
            <text:p>0.640023</text:p>
          </table:table-cell>
          <table:table-cell office:value-type="float" office:value="0.000153711">
            <text:p>0.000153711</text:p>
          </table:table-cell>
          <table:table-cell office:value-type="float" office:value="0.514762">
            <text:p>0.514762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651028">
            <text:p>0.651028</text:p>
          </table:table-cell>
          <table:table-cell office:value-type="float" office:value="0.000153714">
            <text:p>0.000153714</text:p>
          </table:table-cell>
          <table:table-cell office:value-type="float" office:value="0.514733">
            <text:p>0.514733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662032">
            <text:p>0.662032</text:p>
          </table:table-cell>
          <table:table-cell office:value-type="float" office:value="0.000153716">
            <text:p>0.000153716</text:p>
          </table:table-cell>
          <table:table-cell office:value-type="float" office:value="0.514713">
            <text:p>0.514713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673037">
            <text:p>0.673037</text:p>
          </table:table-cell>
          <table:table-cell office:value-type="float" office:value="0.000153717">
            <text:p>0.000153717</text:p>
          </table:table-cell>
          <table:table-cell office:value-type="float" office:value="0.514699">
            <text:p>0.514699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684042">
            <text:p>0.684042</text:p>
          </table:table-cell>
          <table:table-cell office:value-type="float" office:value="0.000153718">
            <text:p>0.000153718</text:p>
          </table:table-cell>
          <table:table-cell office:value-type="float" office:value="0.51469">
            <text:p>0.51469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695046">
            <text:p>0.695046</text:p>
          </table:table-cell>
          <table:table-cell office:value-type="float" office:value="0.000153719">
            <text:p>0.000153719</text:p>
          </table:table-cell>
          <table:table-cell office:value-type="float" office:value="0.514685">
            <text:p>0.514685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706051">
            <text:p>0.706051</text:p>
          </table:table-cell>
          <table:table-cell office:value-type="float" office:value="0.000153719">
            <text:p>0.000153719</text:p>
          </table:table-cell>
          <table:table-cell office:value-type="float" office:value="0.514682">
            <text:p>0.514682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717055">
            <text:p>0.717055</text:p>
          </table:table-cell>
          <table:table-cell office:value-type="float" office:value="0.000153719">
            <text:p>0.000153719</text:p>
          </table:table-cell>
          <table:table-cell office:value-type="float" office:value="0.514683">
            <text:p>0.514683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72806">
            <text:p>0.72806</text:p>
          </table:table-cell>
          <table:table-cell office:value-type="float" office:value="0.000153718">
            <text:p>0.000153718</text:p>
          </table:table-cell>
          <table:table-cell office:value-type="float" office:value="0.514687">
            <text:p>0.514687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739065">
            <text:p>0.739065</text:p>
          </table:table-cell>
          <table:table-cell office:value-type="float" office:value="0.000153718">
            <text:p>0.000153718</text:p>
          </table:table-cell>
          <table:table-cell office:value-type="float" office:value="0.514695">
            <text:p>0.514695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750069">
            <text:p>0.750069</text:p>
          </table:table-cell>
          <table:table-cell office:value-type="float" office:value="0.000153716">
            <text:p>0.000153716</text:p>
          </table:table-cell>
          <table:table-cell office:value-type="float" office:value="0.514706">
            <text:p>0.514706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761074">
            <text:p>0.761074</text:p>
          </table:table-cell>
          <table:table-cell office:value-type="float" office:value="0.000153715">
            <text:p>0.000153715</text:p>
          </table:table-cell>
          <table:table-cell office:value-type="float" office:value="0.514724">
            <text:p>0.514724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772078">
            <text:p>0.772078</text:p>
          </table:table-cell>
          <table:table-cell office:value-type="float" office:value="0.000153712">
            <text:p>0.000153712</text:p>
          </table:table-cell>
          <table:table-cell office:value-type="float" office:value="0.514748">
            <text:p>0.514748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783083">
            <text:p>0.783083</text:p>
          </table:table-cell>
          <table:table-cell office:value-type="float" office:value="0.000153709">
            <text:p>0.000153709</text:p>
          </table:table-cell>
          <table:table-cell office:value-type="float" office:value="0.514783">
            <text:p>0.514783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794088">
            <text:p>0.794088</text:p>
          </table:table-cell>
          <table:table-cell office:value-type="float" office:value="0.000153704">
            <text:p>0.000153704</text:p>
          </table:table-cell>
          <table:table-cell office:value-type="float" office:value="0.514832">
            <text:p>0.514832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805092">
            <text:p>0.805092</text:p>
          </table:table-cell>
          <table:table-cell office:value-type="float" office:value="0.000153697">
            <text:p>0.000153697</text:p>
          </table:table-cell>
          <table:table-cell office:value-type="float" office:value="0.5149">
            <text:p>0.5149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816097">
            <text:p>0.816097</text:p>
          </table:table-cell>
          <table:table-cell office:value-type="float" office:value="0.000153687">
            <text:p>0.000153687</text:p>
          </table:table-cell>
          <table:table-cell office:value-type="float" office:value="0.514995">
            <text:p>0.514995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827102">
            <text:p>0.827102</text:p>
          </table:table-cell>
          <table:table-cell office:value-type="float" office:value="0.000153674">
            <text:p>0.000153674</text:p>
          </table:table-cell>
          <table:table-cell office:value-type="float" office:value="0.515128">
            <text:p>0.515128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838106">
            <text:p>0.838106</text:p>
          </table:table-cell>
          <table:table-cell office:value-type="float" office:value="0.000153655">
            <text:p>0.000153655</text:p>
          </table:table-cell>
          <table:table-cell office:value-type="float" office:value="0.515312">
            <text:p>0.515312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849111">
            <text:p>0.849111</text:p>
          </table:table-cell>
          <table:table-cell office:value-type="float" office:value="0.000153629">
            <text:p>0.000153629</text:p>
          </table:table-cell>
          <table:table-cell office:value-type="float" office:value="0.515568">
            <text:p>0.515568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860115">
            <text:p>0.860115</text:p>
          </table:table-cell>
          <table:table-cell office:value-type="float" office:value="0.000153593">
            <text:p>0.000153593</text:p>
          </table:table-cell>
          <table:table-cell office:value-type="float" office:value="0.515924">
            <text:p>0.515924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87112">
            <text:p>0.87112</text:p>
          </table:table-cell>
          <table:table-cell office:value-type="float" office:value="0.000153543">
            <text:p>0.000153543</text:p>
          </table:table-cell>
          <table:table-cell office:value-type="float" office:value="0.51642">
            <text:p>0.51642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882125">
            <text:p>0.882125</text:p>
          </table:table-cell>
          <table:table-cell office:value-type="float" office:value="0.000153473">
            <text:p>0.000153473</text:p>
          </table:table-cell>
          <table:table-cell office:value-type="float" office:value="0.517112">
            <text:p>0.517112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893129">
            <text:p>0.893129</text:p>
          </table:table-cell>
          <table:table-cell office:value-type="float" office:value="0.000153375">
            <text:p>0.000153375</text:p>
          </table:table-cell>
          <table:table-cell office:value-type="float" office:value="0.518075">
            <text:p>0.518075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904134">
            <text:p>0.904134</text:p>
          </table:table-cell>
          <table:table-cell office:value-type="float" office:value="0.000153239">
            <text:p>0.000153239</text:p>
          </table:table-cell>
          <table:table-cell office:value-type="float" office:value="0.519421">
            <text:p>0.519421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915138">
            <text:p>0.915138</text:p>
          </table:table-cell>
          <table:table-cell office:value-type="float" office:value="0.00015305">
            <text:p>0.00015305</text:p>
          </table:table-cell>
          <table:table-cell office:value-type="float" office:value="0.521302">
            <text:p>0.521302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926143">
            <text:p>0.926143</text:p>
          </table:table-cell>
          <table:table-cell office:value-type="float" office:value="0.000152785">
            <text:p>0.000152785</text:p>
          </table:table-cell>
          <table:table-cell office:value-type="float" office:value="0.52394">
            <text:p>0.52394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937148">
            <text:p>0.937148</text:p>
          </table:table-cell>
          <table:table-cell office:value-type="float" office:value="0.000152414">
            <text:p>0.000152414</text:p>
          </table:table-cell>
          <table:table-cell office:value-type="float" office:value="0.52765">
            <text:p>0.52765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948152">
            <text:p>0.948152</text:p>
          </table:table-cell>
          <table:table-cell office:value-type="float" office:value="0.000151892">
            <text:p>0.000151892</text:p>
          </table:table-cell>
          <table:table-cell office:value-type="float" office:value="0.532894">
            <text:p>0.532894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959157">
            <text:p>0.959157</text:p>
          </table:table-cell>
          <table:table-cell office:value-type="float" office:value="0.000151156">
            <text:p>0.000151156</text:p>
          </table:table-cell>
          <table:table-cell office:value-type="float" office:value="0.540358">
            <text:p>0.540358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970162">
            <text:p>0.970162</text:p>
          </table:table-cell>
          <table:table-cell office:value-type="float" office:value="0.000150111">
            <text:p>0.000150111</text:p>
          </table:table-cell>
          <table:table-cell office:value-type="float" office:value="0.551085">
            <text:p>0.551085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981166">
            <text:p>0.981166</text:p>
          </table:table-cell>
          <table:table-cell office:value-type="float" office:value="0.000148613">
            <text:p>0.000148613</text:p>
          </table:table-cell>
          <table:table-cell office:value-type="float" office:value="0.56672">
            <text:p>0.56672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0.992171">
            <text:p>0.992171</text:p>
          </table:table-cell>
          <table:table-cell office:value-type="float" office:value="0.000146439">
            <text:p>0.000146439</text:p>
          </table:table-cell>
          <table:table-cell office:value-type="float" office:value="0.589984">
            <text:p>0.589984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00318">
            <text:p>1.00318</text:p>
          </table:table-cell>
          <table:table-cell office:value-type="float" office:value="0.000143223">
            <text:p>0.000143223</text:p>
          </table:table-cell>
          <table:table-cell office:value-type="float" office:value="0.625678">
            <text:p>0.625678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01418">
            <text:p>1.01418</text:p>
          </table:table-cell>
          <table:table-cell office:value-type="float" office:value="0.000138336">
            <text:p>0.000138336</text:p>
          </table:table-cell>
          <table:table-cell office:value-type="float" office:value="0.683114">
            <text:p>0.683114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02518">
            <text:p>1.02518</text:p>
          </table:table-cell>
          <table:table-cell office:value-type="float" office:value="0.000130585">
            <text:p>0.000130585</text:p>
          </table:table-cell>
          <table:table-cell office:value-type="float" office:value="0.78301">
            <text:p>0.78301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03619">
            <text:p>1.03619</text:p>
          </table:table-cell>
          <table:table-cell office:value-type="float" office:value="0.000117431">
            <text:p>0.000117431</text:p>
          </table:table-cell>
          <table:table-cell office:value-type="float" office:value="0.982734">
            <text:p>0.982734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04719">
            <text:p>1.04719</text:p>
          </table:table-cell>
          <table:table-cell office:value-type="float" office:value="0.0000923065">
            <text:p>9.23065E-005</text:p>
          </table:table-cell>
          <table:table-cell office:value-type="float" office:value="1.52241">
            <text:p>1.52241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0582">
            <text:p>1.0582</text:p>
          </table:table-cell>
          <table:table-cell office:value-type="float" office:value="0.0000313405">
            <text:p>3.13405E-005</text:p>
          </table:table-cell>
          <table:table-cell office:value-type="float" office:value="6.42921">
            <text:p>6.42921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0692">
            <text:p>1.0692</text:p>
          </table:table-cell>
          <table:table-cell office:value-type="float" office:value="-0.000274613">
            <text:p>-0.000274613</text:p>
          </table:table-cell>
          <table:table-cell office:value-type="float" office:value="-1.84787">
            <text:p>-1.84787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08021">
            <text:p>1.08021</text:p>
          </table:table-cell>
          <table:table-cell office:value-type="float" office:value="0.000689894">
            <text:p>0.000689894</text:p>
          </table:table-cell>
          <table:table-cell office:value-type="float" office:value="-0.662506">
            <text:p>-0.662506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09121">
            <text:p>1.09121</text:p>
          </table:table-cell>
          <table:table-cell office:value-type="float" office:value="0.000358348">
            <text:p>0.000358348</text:p>
          </table:table-cell>
          <table:table-cell office:value-type="float" office:value="-0.350255">
            <text:p>-0.350255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10222">
            <text:p>1.10222</text:p>
          </table:table-cell>
          <table:table-cell office:value-type="float" office:value="0.000295338">
            <text:p>0.000295338</text:p>
          </table:table-cell>
          <table:table-cell office:value-type="float" office:value="-0.211632">
            <text:p>-0.211632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11322">
            <text:p>1.11322</text:p>
          </table:table-cell>
          <table:table-cell office:value-type="float" office:value="0.000269651">
            <text:p>0.000269651</text:p>
          </table:table-cell>
          <table:table-cell office:value-type="float" office:value="-0.136533">
            <text:p>-0.136533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12423">
            <text:p>1.12423</text:p>
          </table:table-cell>
          <table:table-cell office:value-type="float" office:value="0.000256268">
            <text:p>0.000256268</text:p>
          </table:table-cell>
          <table:table-cell office:value-type="float" office:value="-0.0914388">
            <text:p>-0.0914388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1.13523">
            <text:p>1.13523</text:p>
          </table:table-cell>
          <table:table-cell office:value-type="float" office:value="0.000248403">
            <text:p>0.000248403</text:p>
          </table:table-cell>
          <table:table-cell office:value-type="float" office:value="-0.0626717">
            <text:p>-0.0626717</text:p>
          </table:table-cell>
          <table:table-cell office:value-type="float" office:value="0.00146893">
            <text:p>0.001468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333255">
            <text:p>0.0333255</text:p>
          </table:table-cell>
          <table:table-cell office:value-type="float" office:value="0.0000000289451">
            <text:p>2.89451E-008</text:p>
          </table:table-cell>
          <table:table-cell office:value-type="float" office:value="7921.09">
            <text:p>7921.09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44359">
            <text:p>0.044359</text:p>
          </table:table-cell>
          <table:table-cell office:value-type="float" office:value="0.0000000406112">
            <text:p>4.06112E-008</text:p>
          </table:table-cell>
          <table:table-cell office:value-type="float" office:value="5645.36">
            <text:p>5645.36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553925">
            <text:p>0.0553925</text:p>
          </table:table-cell>
          <table:table-cell office:value-type="float" office:value="0.0000000569774">
            <text:p>0.000000057</text:p>
          </table:table-cell>
          <table:table-cell office:value-type="float" office:value="4023.51">
            <text:p>4023.51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66426">
            <text:p>0.066426</text:p>
          </table:table-cell>
          <table:table-cell office:value-type="float" office:value="0.0000000799352">
            <text:p>7.99352E-008</text:p>
          </table:table-cell>
          <table:table-cell office:value-type="float" office:value="2867.65">
            <text:p>2867.65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774595">
            <text:p>0.0774595</text:p>
          </table:table-cell>
          <table:table-cell office:value-type="float" office:value="0.000000112136">
            <text:p>1.12136E-007</text:p>
          </table:table-cell>
          <table:table-cell office:value-type="float" office:value="2043.89">
            <text:p>2043.89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88493">
            <text:p>0.088493</text:p>
          </table:table-cell>
          <table:table-cell office:value-type="float" office:value="0.000000157294">
            <text:p>1.57294E-007</text:p>
          </table:table-cell>
          <table:table-cell office:value-type="float" office:value="1456.82">
            <text:p>1456.82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0995264">
            <text:p>0.0995264</text:p>
          </table:table-cell>
          <table:table-cell office:value-type="float" office:value="0.000000220608">
            <text:p>2.20608E-007</text:p>
          </table:table-cell>
          <table:table-cell office:value-type="float" office:value="1038.43">
            <text:p>1038.43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11056">
            <text:p>0.11056</text:p>
          </table:table-cell>
          <table:table-cell office:value-type="float" office:value="0.00000030935">
            <text:p>3.0935E-007</text:p>
          </table:table-cell>
          <table:table-cell office:value-type="float" office:value="740.25">
            <text:p>740.25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121593">
            <text:p>0.121593</text:p>
          </table:table-cell>
          <table:table-cell office:value-type="float" office:value="0.000000433679">
            <text:p>4.33679E-007</text:p>
          </table:table-cell>
          <table:table-cell office:value-type="float" office:value="527.745">
            <text:p>527.745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132627">
            <text:p>0.132627</text:p>
          </table:table-cell>
          <table:table-cell office:value-type="float" office:value="0.000000607758">
            <text:p>6.07758E-007</text:p>
          </table:table-cell>
          <table:table-cell office:value-type="float" office:value="376.298">
            <text:p>376.298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14366">
            <text:p>0.14366</text:p>
          </table:table-cell>
          <table:table-cell office:value-type="float" office:value="0.000000851284">
            <text:p>8.51284E-007</text:p>
          </table:table-cell>
          <table:table-cell office:value-type="float" office:value="268.365">
            <text:p>268.365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154694">
            <text:p>0.154694</text:p>
          </table:table-cell>
          <table:table-cell office:value-type="float" office:value="0.00000119155">
            <text:p>1.19155E-006</text:p>
          </table:table-cell>
          <table:table-cell office:value-type="float" office:value="191.443">
            <text:p>191.443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165727">
            <text:p>0.165727</text:p>
          </table:table-cell>
          <table:table-cell office:value-type="float" office:value="0.00000166618">
            <text:p>1.66618E-006</text:p>
          </table:table-cell>
          <table:table-cell office:value-type="float" office:value="136.623">
            <text:p>136.623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176761">
            <text:p>0.176761</text:p>
          </table:table-cell>
          <table:table-cell office:value-type="float" office:value="0.0000023267">
            <text:p>2.3267E-006</text:p>
          </table:table-cell>
          <table:table-cell office:value-type="float" office:value="97.5542">
            <text:p>97.5542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187794">
            <text:p>0.187794</text:p>
          </table:table-cell>
          <table:table-cell office:value-type="float" office:value="0.00000324287">
            <text:p>3.24287E-006</text:p>
          </table:table-cell>
          <table:table-cell office:value-type="float" office:value="69.7107">
            <text:p>69.7107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198828">
            <text:p>0.198828</text:p>
          </table:table-cell>
          <table:table-cell office:value-type="float" office:value="0.00000450793">
            <text:p>4.50793E-006</text:p>
          </table:table-cell>
          <table:table-cell office:value-type="float" office:value="49.8672">
            <text:p>49.8672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209861">
            <text:p>0.209861</text:p>
          </table:table-cell>
          <table:table-cell office:value-type="float" office:value="0.00000624382">
            <text:p>6.24382E-006</text:p>
          </table:table-cell>
          <table:table-cell office:value-type="float" office:value="35.7252">
            <text:p>35.7252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220895">
            <text:p>0.220895</text:p>
          </table:table-cell>
          <table:table-cell office:value-type="float" office:value="0.00000860546">
            <text:p>8.60546E-006</text:p>
          </table:table-cell>
          <table:table-cell office:value-type="float" office:value="25.6465">
            <text:p>25.6465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231928">
            <text:p>0.231928</text:p>
          </table:table-cell>
          <table:table-cell office:value-type="float" office:value="0.0000117812">
            <text:p>1.17812E-005</text:p>
          </table:table-cell>
          <table:table-cell office:value-type="float" office:value="18.4637">
            <text:p>18.4637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242962">
            <text:p>0.242962</text:p>
          </table:table-cell>
          <table:table-cell office:value-type="float" office:value="0.0000159854">
            <text:p>1.59854E-005</text:p>
          </table:table-cell>
          <table:table-cell office:value-type="float" office:value="13.3447">
            <text:p>13.3447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253995">
            <text:p>0.253995</text:p>
          </table:table-cell>
          <table:table-cell office:value-type="float" office:value="0.0000214376">
            <text:p>2.14376E-005</text:p>
          </table:table-cell>
          <table:table-cell office:value-type="float" office:value="9.69644">
            <text:p>9.69644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265029">
            <text:p>0.265029</text:p>
          </table:table-cell>
          <table:table-cell office:value-type="float" office:value="0.0000283218">
            <text:p>2.83218E-005</text:p>
          </table:table-cell>
          <table:table-cell office:value-type="float" office:value="7.09644">
            <text:p>7.09644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276062">
            <text:p>0.276062</text:p>
          </table:table-cell>
          <table:table-cell office:value-type="float" office:value="0.0000367273">
            <text:p>3.67273E-005</text:p>
          </table:table-cell>
          <table:table-cell office:value-type="float" office:value="5.24347">
            <text:p>5.24347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287096">
            <text:p>0.287096</text:p>
          </table:table-cell>
          <table:table-cell office:value-type="float" office:value="0.0000465793">
            <text:p>4.65793E-005</text:p>
          </table:table-cell>
          <table:table-cell office:value-type="float" office:value="3.92291">
            <text:p>3.92291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298129">
            <text:p>0.298129</text:p>
          </table:table-cell>
          <table:table-cell office:value-type="float" office:value="0.0000575888">
            <text:p>5.75888E-005</text:p>
          </table:table-cell>
          <table:table-cell office:value-type="float" office:value="2.98177">
            <text:p>2.98177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309163">
            <text:p>0.309163</text:p>
          </table:table-cell>
          <table:table-cell office:value-type="float" office:value="0.0000692547">
            <text:p>6.92547E-005</text:p>
          </table:table-cell>
          <table:table-cell office:value-type="float" office:value="2.31105">
            <text:p>2.31105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320196">
            <text:p>0.320196</text:p>
          </table:table-cell>
          <table:table-cell office:value-type="float" office:value="0.0000809398">
            <text:p>8.09398E-005</text:p>
          </table:table-cell>
          <table:table-cell office:value-type="float" office:value="1.83304">
            <text:p>1.83304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33123">
            <text:p>0.33123</text:p>
          </table:table-cell>
          <table:table-cell office:value-type="float" office:value="0.000092003">
            <text:p>0.000092003</text:p>
          </table:table-cell>
          <table:table-cell office:value-type="float" office:value="1.49237">
            <text:p>1.49237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342263">
            <text:p>0.342263</text:p>
          </table:table-cell>
          <table:table-cell office:value-type="float" office:value="0.000101932">
            <text:p>0.000101932</text:p>
          </table:table-cell>
          <table:table-cell office:value-type="float" office:value="1.24959">
            <text:p>1.24959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353297">
            <text:p>0.353297</text:p>
          </table:table-cell>
          <table:table-cell office:value-type="float" office:value="0.000110426">
            <text:p>0.000110426</text:p>
          </table:table-cell>
          <table:table-cell office:value-type="float" office:value="1.07656">
            <text:p>1.07656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36433">
            <text:p>0.36433</text:p>
          </table:table-cell>
          <table:table-cell office:value-type="float" office:value="0.000117397">
            <text:p>0.000117397</text:p>
          </table:table-cell>
          <table:table-cell office:value-type="float" office:value="0.953246">
            <text:p>0.953246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375364">
            <text:p>0.375364</text:p>
          </table:table-cell>
          <table:table-cell office:value-type="float" office:value="0.000122928">
            <text:p>0.000122928</text:p>
          </table:table-cell>
          <table:table-cell office:value-type="float" office:value="0.865364">
            <text:p>0.865364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386397">
            <text:p>0.386397</text:p>
          </table:table-cell>
          <table:table-cell office:value-type="float" office:value="0.000127199">
            <text:p>0.000127199</text:p>
          </table:table-cell>
          <table:table-cell office:value-type="float" office:value="0.802732">
            <text:p>0.802732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397431">
            <text:p>0.397431</text:p>
          </table:table-cell>
          <table:table-cell office:value-type="float" office:value="0.000130428">
            <text:p>0.000130428</text:p>
          </table:table-cell>
          <table:table-cell office:value-type="float" office:value="0.758096">
            <text:p>0.758096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408464">
            <text:p>0.408464</text:p>
          </table:table-cell>
          <table:table-cell office:value-type="float" office:value="0.000132832">
            <text:p>0.000132832</text:p>
          </table:table-cell>
          <table:table-cell office:value-type="float" office:value="0.726285">
            <text:p>0.726285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419498">
            <text:p>0.419498</text:p>
          </table:table-cell>
          <table:table-cell office:value-type="float" office:value="0.0001346">
            <text:p>0.0001346</text:p>
          </table:table-cell>
          <table:table-cell office:value-type="float" office:value="0.703614">
            <text:p>0.703614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430531">
            <text:p>0.430531</text:p>
          </table:table-cell>
          <table:table-cell office:value-type="float" office:value="0.000135888">
            <text:p>0.000135888</text:p>
          </table:table-cell>
          <table:table-cell office:value-type="float" office:value="0.687456">
            <text:p>0.687456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441565">
            <text:p>0.441565</text:p>
          </table:table-cell>
          <table:table-cell office:value-type="float" office:value="0.000136822">
            <text:p>0.000136822</text:p>
          </table:table-cell>
          <table:table-cell office:value-type="float" office:value="0.675942">
            <text:p>0.675942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452598">
            <text:p>0.452598</text:p>
          </table:table-cell>
          <table:table-cell office:value-type="float" office:value="0.000137495">
            <text:p>0.000137495</text:p>
          </table:table-cell>
          <table:table-cell office:value-type="float" office:value="0.667735">
            <text:p>0.667735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463632">
            <text:p>0.463632</text:p>
          </table:table-cell>
          <table:table-cell office:value-type="float" office:value="0.000137979">
            <text:p>0.000137979</text:p>
          </table:table-cell>
          <table:table-cell office:value-type="float" office:value="0.661887">
            <text:p>0.661887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474665">
            <text:p>0.474665</text:p>
          </table:table-cell>
          <table:table-cell office:value-type="float" office:value="0.000138326">
            <text:p>0.000138326</text:p>
          </table:table-cell>
          <table:table-cell office:value-type="float" office:value="0.657719">
            <text:p>0.657719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485699">
            <text:p>0.485699</text:p>
          </table:table-cell>
          <table:table-cell office:value-type="float" office:value="0.000138574">
            <text:p>0.000138574</text:p>
          </table:table-cell>
          <table:table-cell office:value-type="float" office:value="0.654748">
            <text:p>0.654748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496732">
            <text:p>0.496732</text:p>
          </table:table-cell>
          <table:table-cell office:value-type="float" office:value="0.000138752">
            <text:p>0.000138752</text:p>
          </table:table-cell>
          <table:table-cell office:value-type="float" office:value="0.652631">
            <text:p>0.652631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507766">
            <text:p>0.507766</text:p>
          </table:table-cell>
          <table:table-cell office:value-type="float" office:value="0.000138879">
            <text:p>0.000138879</text:p>
          </table:table-cell>
          <table:table-cell office:value-type="float" office:value="0.651123">
            <text:p>0.651123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518799">
            <text:p>0.518799</text:p>
          </table:table-cell>
          <table:table-cell office:value-type="float" office:value="0.000138969">
            <text:p>0.000138969</text:p>
          </table:table-cell>
          <table:table-cell office:value-type="float" office:value="0.650047">
            <text:p>0.650047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529833">
            <text:p>0.529833</text:p>
          </table:table-cell>
          <table:table-cell office:value-type="float" office:value="0.000139034">
            <text:p>0.000139034</text:p>
          </table:table-cell>
          <table:table-cell office:value-type="float" office:value="0.649281">
            <text:p>0.649281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540866">
            <text:p>0.540866</text:p>
          </table:table-cell>
          <table:table-cell office:value-type="float" office:value="0.00013908">
            <text:p>0.00013908</text:p>
          </table:table-cell>
          <table:table-cell office:value-type="float" office:value="0.648735">
            <text:p>0.648735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5519">
            <text:p>0.5519</text:p>
          </table:table-cell>
          <table:table-cell office:value-type="float" office:value="0.000139113">
            <text:p>0.000139113</text:p>
          </table:table-cell>
          <table:table-cell office:value-type="float" office:value="0.648346">
            <text:p>0.648346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562933">
            <text:p>0.562933</text:p>
          </table:table-cell>
          <table:table-cell office:value-type="float" office:value="0.000139136">
            <text:p>0.000139136</text:p>
          </table:table-cell>
          <table:table-cell office:value-type="float" office:value="0.648068">
            <text:p>0.648068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573967">
            <text:p>0.573967</text:p>
          </table:table-cell>
          <table:table-cell office:value-type="float" office:value="0.000139153">
            <text:p>0.000139153</text:p>
          </table:table-cell>
          <table:table-cell office:value-type="float" office:value="0.647871">
            <text:p>0.647871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585">
            <text:p>0.585</text:p>
          </table:table-cell>
          <table:table-cell office:value-type="float" office:value="0.000139165">
            <text:p>0.000139165</text:p>
          </table:table-cell>
          <table:table-cell office:value-type="float" office:value="0.64773">
            <text:p>0.64773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596033">
            <text:p>0.596033</text:p>
          </table:table-cell>
          <table:table-cell office:value-type="float" office:value="0.000139173">
            <text:p>0.000139173</text:p>
          </table:table-cell>
          <table:table-cell office:value-type="float" office:value="0.64763">
            <text:p>0.64763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607067">
            <text:p>0.607067</text:p>
          </table:table-cell>
          <table:table-cell office:value-type="float" office:value="0.000139179">
            <text:p>0.000139179</text:p>
          </table:table-cell>
          <table:table-cell office:value-type="float" office:value="0.647558">
            <text:p>0.647558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6181">
            <text:p>0.6181</text:p>
          </table:table-cell>
          <table:table-cell office:value-type="float" office:value="0.000139183">
            <text:p>0.000139183</text:p>
          </table:table-cell>
          <table:table-cell office:value-type="float" office:value="0.647508">
            <text:p>0.647508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629134">
            <text:p>0.629134</text:p>
          </table:table-cell>
          <table:table-cell office:value-type="float" office:value="0.000139186">
            <text:p>0.000139186</text:p>
          </table:table-cell>
          <table:table-cell office:value-type="float" office:value="0.647471">
            <text:p>0.647471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640167">
            <text:p>0.640167</text:p>
          </table:table-cell>
          <table:table-cell office:value-type="float" office:value="0.000139189">
            <text:p>0.000139189</text:p>
          </table:table-cell>
          <table:table-cell office:value-type="float" office:value="0.647446">
            <text:p>0.647446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651201">
            <text:p>0.651201</text:p>
          </table:table-cell>
          <table:table-cell office:value-type="float" office:value="0.00013919">
            <text:p>0.00013919</text:p>
          </table:table-cell>
          <table:table-cell office:value-type="float" office:value="0.647428">
            <text:p>0.647428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662234">
            <text:p>0.662234</text:p>
          </table:table-cell>
          <table:table-cell office:value-type="float" office:value="0.000139191">
            <text:p>0.000139191</text:p>
          </table:table-cell>
          <table:table-cell office:value-type="float" office:value="0.647416">
            <text:p>0.647416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673268">
            <text:p>0.673268</text:p>
          </table:table-cell>
          <table:table-cell office:value-type="float" office:value="0.000139192">
            <text:p>0.000139192</text:p>
          </table:table-cell>
          <table:table-cell office:value-type="float" office:value="0.647408">
            <text:p>0.647408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684301">
            <text:p>0.684301</text:p>
          </table:table-cell>
          <table:table-cell office:value-type="float" office:value="0.000139192">
            <text:p>0.000139192</text:p>
          </table:table-cell>
          <table:table-cell office:value-type="float" office:value="0.647403">
            <text:p>0.647403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695335">
            <text:p>0.695335</text:p>
          </table:table-cell>
          <table:table-cell office:value-type="float" office:value="0.000139192">
            <text:p>0.000139192</text:p>
          </table:table-cell>
          <table:table-cell office:value-type="float" office:value="0.6474">
            <text:p>0.6474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706368">
            <text:p>0.706368</text:p>
          </table:table-cell>
          <table:table-cell office:value-type="float" office:value="0.000139192">
            <text:p>0.000139192</text:p>
          </table:table-cell>
          <table:table-cell office:value-type="float" office:value="0.6474">
            <text:p>0.6474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717402">
            <text:p>0.717402</text:p>
          </table:table-cell>
          <table:table-cell office:value-type="float" office:value="0.000139192">
            <text:p>0.000139192</text:p>
          </table:table-cell>
          <table:table-cell office:value-type="float" office:value="0.647402">
            <text:p>0.647402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728435">
            <text:p>0.728435</text:p>
          </table:table-cell>
          <table:table-cell office:value-type="float" office:value="0.000139192">
            <text:p>0.000139192</text:p>
          </table:table-cell>
          <table:table-cell office:value-type="float" office:value="0.647407">
            <text:p>0.647407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739469">
            <text:p>0.739469</text:p>
          </table:table-cell>
          <table:table-cell office:value-type="float" office:value="0.000139191">
            <text:p>0.000139191</text:p>
          </table:table-cell>
          <table:table-cell office:value-type="float" office:value="0.647415">
            <text:p>0.647415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750502">
            <text:p>0.750502</text:p>
          </table:table-cell>
          <table:table-cell office:value-type="float" office:value="0.00013919">
            <text:p>0.00013919</text:p>
          </table:table-cell>
          <table:table-cell office:value-type="float" office:value="0.647427">
            <text:p>0.647427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761536">
            <text:p>0.761536</text:p>
          </table:table-cell>
          <table:table-cell office:value-type="float" office:value="0.000139189">
            <text:p>0.000139189</text:p>
          </table:table-cell>
          <table:table-cell office:value-type="float" office:value="0.647444">
            <text:p>0.647444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772569">
            <text:p>0.772569</text:p>
          </table:table-cell>
          <table:table-cell office:value-type="float" office:value="0.000139187">
            <text:p>0.000139187</text:p>
          </table:table-cell>
          <table:table-cell office:value-type="float" office:value="0.647468">
            <text:p>0.647468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783603">
            <text:p>0.783603</text:p>
          </table:table-cell>
          <table:table-cell office:value-type="float" office:value="0.000139184">
            <text:p>0.000139184</text:p>
          </table:table-cell>
          <table:table-cell office:value-type="float" office:value="0.647503">
            <text:p>0.647503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794636">
            <text:p>0.794636</text:p>
          </table:table-cell>
          <table:table-cell office:value-type="float" office:value="0.00013918">
            <text:p>0.00013918</text:p>
          </table:table-cell>
          <table:table-cell office:value-type="float" office:value="0.647552">
            <text:p>0.647552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80567">
            <text:p>0.80567</text:p>
          </table:table-cell>
          <table:table-cell office:value-type="float" office:value="0.000139174">
            <text:p>0.000139174</text:p>
          </table:table-cell>
          <table:table-cell office:value-type="float" office:value="0.647621">
            <text:p>0.647621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816703">
            <text:p>0.816703</text:p>
          </table:table-cell>
          <table:table-cell office:value-type="float" office:value="0.000139166">
            <text:p>0.000139166</text:p>
          </table:table-cell>
          <table:table-cell office:value-type="float" office:value="0.647718">
            <text:p>0.647718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827737">
            <text:p>0.827737</text:p>
          </table:table-cell>
          <table:table-cell office:value-type="float" office:value="0.000139154">
            <text:p>0.000139154</text:p>
          </table:table-cell>
          <table:table-cell office:value-type="float" office:value="0.647854">
            <text:p>0.647854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83877">
            <text:p>0.83877</text:p>
          </table:table-cell>
          <table:table-cell office:value-type="float" office:value="0.000139138">
            <text:p>0.000139138</text:p>
          </table:table-cell>
          <table:table-cell office:value-type="float" office:value="0.648045">
            <text:p>0.648045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849804">
            <text:p>0.849804</text:p>
          </table:table-cell>
          <table:table-cell office:value-type="float" office:value="0.000139115">
            <text:p>0.000139115</text:p>
          </table:table-cell>
          <table:table-cell office:value-type="float" office:value="0.648313">
            <text:p>0.648313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860837">
            <text:p>0.860837</text:p>
          </table:table-cell>
          <table:table-cell office:value-type="float" office:value="0.000139084">
            <text:p>0.000139084</text:p>
          </table:table-cell>
          <table:table-cell office:value-type="float" office:value="0.64869">
            <text:p>0.64869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871871">
            <text:p>0.871871</text:p>
          </table:table-cell>
          <table:table-cell office:value-type="float" office:value="0.000139039">
            <text:p>0.000139039</text:p>
          </table:table-cell>
          <table:table-cell office:value-type="float" office:value="0.649219">
            <text:p>0.649219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882904">
            <text:p>0.882904</text:p>
          </table:table-cell>
          <table:table-cell office:value-type="float" office:value="0.000138976">
            <text:p>0.000138976</text:p>
          </table:table-cell>
          <table:table-cell office:value-type="float" office:value="0.649963">
            <text:p>0.649963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893938">
            <text:p>0.893938</text:p>
          </table:table-cell>
          <table:table-cell office:value-type="float" office:value="0.000138888">
            <text:p>0.000138888</text:p>
          </table:table-cell>
          <table:table-cell office:value-type="float" office:value="0.65101">
            <text:p>0.65101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904971">
            <text:p>0.904971</text:p>
          </table:table-cell>
          <table:table-cell office:value-type="float" office:value="0.000138764">
            <text:p>0.000138764</text:p>
          </table:table-cell>
          <table:table-cell office:value-type="float" office:value="0.652485">
            <text:p>0.652485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916005">
            <text:p>0.916005</text:p>
          </table:table-cell>
          <table:table-cell office:value-type="float" office:value="0.00013859">
            <text:p>0.00013859</text:p>
          </table:table-cell>
          <table:table-cell office:value-type="float" office:value="0.654566">
            <text:p>0.654566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927038">
            <text:p>0.927038</text:p>
          </table:table-cell>
          <table:table-cell office:value-type="float" office:value="0.000138344">
            <text:p>0.000138344</text:p>
          </table:table-cell>
          <table:table-cell office:value-type="float" office:value="0.657509">
            <text:p>0.657509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938072">
            <text:p>0.938072</text:p>
          </table:table-cell>
          <table:table-cell office:value-type="float" office:value="0.000137996">
            <text:p>0.000137996</text:p>
          </table:table-cell>
          <table:table-cell office:value-type="float" office:value="0.661682">
            <text:p>0.661682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949105">
            <text:p>0.949105</text:p>
          </table:table-cell>
          <table:table-cell office:value-type="float" office:value="0.000137504">
            <text:p>0.000137504</text:p>
          </table:table-cell>
          <table:table-cell office:value-type="float" office:value="0.667629">
            <text:p>0.667629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960139">
            <text:p>0.960139</text:p>
          </table:table-cell>
          <table:table-cell office:value-type="float" office:value="0.000136805">
            <text:p>0.000136805</text:p>
          </table:table-cell>
          <table:table-cell office:value-type="float" office:value="0.676155">
            <text:p>0.676155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971172">
            <text:p>0.971172</text:p>
          </table:table-cell>
          <table:table-cell office:value-type="float" office:value="0.000135805">
            <text:p>0.000135805</text:p>
          </table:table-cell>
          <table:table-cell office:value-type="float" office:value="0.688493">
            <text:p>0.688493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982206">
            <text:p>0.982206</text:p>
          </table:table-cell>
          <table:table-cell office:value-type="float" office:value="0.000134365">
            <text:p>0.000134365</text:p>
          </table:table-cell>
          <table:table-cell office:value-type="float" office:value="0.706583">
            <text:p>0.706583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0.993239">
            <text:p>0.993239</text:p>
          </table:table-cell>
          <table:table-cell office:value-type="float" office:value="0.000132269">
            <text:p>0.000132269</text:p>
          </table:table-cell>
          <table:table-cell office:value-type="float" office:value="0.733632">
            <text:p>0.733632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00427">
            <text:p>1.00427</text:p>
          </table:table-cell>
          <table:table-cell office:value-type="float" office:value="0.000129166">
            <text:p>0.000129166</text:p>
          </table:table-cell>
          <table:table-cell office:value-type="float" office:value="0.775274">
            <text:p>0.775274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01531">
            <text:p>1.01531</text:p>
          </table:table-cell>
          <table:table-cell office:value-type="float" office:value="0.000124463">
            <text:p>0.000124463</text:p>
          </table:table-cell>
          <table:table-cell office:value-type="float" office:value="0.842366">
            <text:p>0.842366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02634">
            <text:p>1.02634</text:p>
          </table:table-cell>
          <table:table-cell office:value-type="float" office:value="0.000117065">
            <text:p>0.000117065</text:p>
          </table:table-cell>
          <table:table-cell office:value-type="float" office:value="0.958791">
            <text:p>0.958791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03737">
            <text:p>1.03737</text:p>
          </table:table-cell>
          <table:table-cell office:value-type="float" office:value="0.000104731">
            <text:p>0.000104731</text:p>
          </table:table-cell>
          <table:table-cell office:value-type="float" office:value="1.18947">
            <text:p>1.18947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04841">
            <text:p>1.04841</text:p>
          </table:table-cell>
          <table:table-cell office:value-type="float" office:value="0.0000820219">
            <text:p>8.20219E-005</text:p>
          </table:table-cell>
          <table:table-cell office:value-type="float" office:value="1.79566">
            <text:p>1.79566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05944">
            <text:p>1.05944</text:p>
          </table:table-cell>
          <table:table-cell office:value-type="float" office:value="0.0000313997">
            <text:p>3.13997E-005</text:p>
          </table:table-cell>
          <table:table-cell office:value-type="float" office:value="6.3028">
            <text:p>6.3028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07047">
            <text:p>1.07047</text:p>
          </table:table-cell>
          <table:table-cell office:value-type="float" office:value="-0.000152954">
            <text:p>-0.000152954</text:p>
          </table:table-cell>
          <table:table-cell office:value-type="float" office:value="-2.49918">
            <text:p>-2.49918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08151">
            <text:p>1.08151</text:p>
          </table:table-cell>
          <table:table-cell office:value-type="float" office:value="0.00147414">
            <text:p>0.00147414</text:p>
          </table:table-cell>
          <table:table-cell office:value-type="float" office:value="-0.844448">
            <text:p>-0.844448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09254">
            <text:p>1.09254</text:p>
          </table:table-cell>
          <table:table-cell office:value-type="float" office:value="0.000407839">
            <text:p>0.000407839</text:p>
          </table:table-cell>
          <table:table-cell office:value-type="float" office:value="-0.437754">
            <text:p>-0.437754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10357">
            <text:p>1.10357</text:p>
          </table:table-cell>
          <table:table-cell office:value-type="float" office:value="0.000310386">
            <text:p>0.000310386</text:p>
          </table:table-cell>
          <table:table-cell office:value-type="float" office:value="-0.261225">
            <text:p>-0.261225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11461">
            <text:p>1.11461</text:p>
          </table:table-cell>
          <table:table-cell office:value-type="float" office:value="0.00027522">
            <text:p>0.00027522</text:p>
          </table:table-cell>
          <table:table-cell office:value-type="float" office:value="-0.166827">
            <text:p>-0.166827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12564">
            <text:p>1.12564</text:p>
          </table:table-cell>
          <table:table-cell office:value-type="float" office:value="0.000257849">
            <text:p>0.000257849</text:p>
          </table:table-cell>
          <table:table-cell office:value-type="float" office:value="-0.110698">
            <text:p>-0.110698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.13667">
            <text:p>1.13667</text:p>
          </table:table-cell>
          <table:table-cell office:value-type="float" office:value="0.000247951">
            <text:p>0.000247951</text:p>
          </table:table-cell>
          <table:table-cell office:value-type="float" office:value="-0.0751973">
            <text:p>-0.0751973</text:p>
          </table:table-cell>
          <table:table-cell office:value-type="float" office:value="0.00148793">
            <text:p>0.00148793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319002">
            <text:p>0.0319002</text:p>
          </table:table-cell>
          <table:table-cell office:value-type="float" office:value="0.00000002712">
            <text:p>2.712E-008</text:p>
          </table:table-cell>
          <table:table-cell office:value-type="float" office:value="8422.49">
            <text:p>8422.49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429622">
            <text:p>0.0429622</text:p>
          </table:table-cell>
          <table:table-cell office:value-type="float" office:value="0.0000000384367">
            <text:p>3.84367E-008</text:p>
          </table:table-cell>
          <table:table-cell office:value-type="float" office:value="5942.42">
            <text:p>5942.42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540242">
            <text:p>0.0540242</text:p>
          </table:table-cell>
          <table:table-cell office:value-type="float" office:value="0.0000000544734">
            <text:p>5.44734E-008</text:p>
          </table:table-cell>
          <table:table-cell office:value-type="float" office:value="4192.7">
            <text:p>4192.7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650862">
            <text:p>0.0650862</text:p>
          </table:table-cell>
          <table:table-cell office:value-type="float" office:value="0.000000077197">
            <text:p>7.7197E-008</text:p>
          </table:table-cell>
          <table:table-cell office:value-type="float" office:value="2958.25">
            <text:p>2958.25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761482">
            <text:p>0.0761482</text:p>
          </table:table-cell>
          <table:table-cell office:value-type="float" office:value="0.000000109391">
            <text:p>1.09391E-007</text:p>
          </table:table-cell>
          <table:table-cell office:value-type="float" office:value="2087.33">
            <text:p>2087.33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872102">
            <text:p>0.0872102</text:p>
          </table:table-cell>
          <table:table-cell office:value-type="float" office:value="0.000000154995">
            <text:p>0.000000155</text:p>
          </table:table-cell>
          <table:table-cell office:value-type="float" office:value="1472.88">
            <text:p>1472.88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0982722">
            <text:p>0.0982722</text:p>
          </table:table-cell>
          <table:table-cell office:value-type="float" office:value="0.000000219577">
            <text:p>2.19577E-007</text:p>
          </table:table-cell>
          <table:table-cell office:value-type="float" office:value="1039.39">
            <text:p>1039.39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109334">
            <text:p>0.109334</text:p>
          </table:table-cell>
          <table:table-cell office:value-type="float" office:value="0.000000311002">
            <text:p>0.000000311</text:p>
          </table:table-cell>
          <table:table-cell office:value-type="float" office:value="733.547">
            <text:p>733.547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120396">
            <text:p>0.120396</text:p>
          </table:table-cell>
          <table:table-cell office:value-type="float" office:value="0.000000440356">
            <text:p>4.40356E-007</text:p>
          </table:table-cell>
          <table:table-cell office:value-type="float" office:value="517.774">
            <text:p>517.774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131458">
            <text:p>0.131458</text:p>
          </table:table-cell>
          <table:table-cell office:value-type="float" office:value="0.000000623243">
            <text:p>6.23243E-007</text:p>
          </table:table-cell>
          <table:table-cell office:value-type="float" office:value="365.543">
            <text:p>365.543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14252">
            <text:p>0.14252</text:p>
          </table:table-cell>
          <table:table-cell office:value-type="float" office:value="0.000000881544">
            <text:p>8.81544E-007</text:p>
          </table:table-cell>
          <table:table-cell office:value-type="float" office:value="258.142">
            <text:p>258.142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153582">
            <text:p>0.153582</text:p>
          </table:table-cell>
          <table:table-cell office:value-type="float" office:value="0.00000124582">
            <text:p>1.24582E-006</text:p>
          </table:table-cell>
          <table:table-cell office:value-type="float" office:value="182.37">
            <text:p>182.37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164644">
            <text:p>0.164644</text:p>
          </table:table-cell>
          <table:table-cell office:value-type="float" office:value="0.00000175847">
            <text:p>1.75847E-006</text:p>
          </table:table-cell>
          <table:table-cell office:value-type="float" office:value="128.911">
            <text:p>128.911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175706">
            <text:p>0.175706</text:p>
          </table:table-cell>
          <table:table-cell office:value-type="float" office:value="0.00000247783">
            <text:p>2.47783E-006</text:p>
          </table:table-cell>
          <table:table-cell office:value-type="float" office:value="91.1956">
            <text:p>91.1956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186768">
            <text:p>0.186768</text:p>
          </table:table-cell>
          <table:table-cell office:value-type="float" office:value="0.0000034831">
            <text:p>3.4831E-006</text:p>
          </table:table-cell>
          <table:table-cell office:value-type="float" office:value="64.5867">
            <text:p>64.5867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19783">
            <text:p>0.19783</text:p>
          </table:table-cell>
          <table:table-cell office:value-type="float" office:value="0.00000487987">
            <text:p>4.87987E-006</text:p>
          </table:table-cell>
          <table:table-cell office:value-type="float" office:value="45.8138">
            <text:p>45.8138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208892">
            <text:p>0.208892</text:p>
          </table:table-cell>
          <table:table-cell office:value-type="float" office:value="0.00000680519">
            <text:p>6.80519E-006</text:p>
          </table:table-cell>
          <table:table-cell office:value-type="float" office:value="32.5693">
            <text:p>32.5693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219954">
            <text:p>0.219954</text:p>
          </table:table-cell>
          <table:table-cell office:value-type="float" office:value="0.00000943011">
            <text:p>9.43011E-006</text:p>
          </table:table-cell>
          <table:table-cell office:value-type="float" office:value="23.2251">
            <text:p>23.2251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231016">
            <text:p>0.231016</text:p>
          </table:table-cell>
          <table:table-cell office:value-type="float" office:value="0.0000129558">
            <text:p>1.29558E-005</text:p>
          </table:table-cell>
          <table:table-cell office:value-type="float" office:value="16.6326">
            <text:p>16.6326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242078">
            <text:p>0.242078</text:p>
          </table:table-cell>
          <table:table-cell office:value-type="float" office:value="0.0000175976">
            <text:p>1.75976E-005</text:p>
          </table:table-cell>
          <table:table-cell office:value-type="float" office:value="11.9816">
            <text:p>11.9816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25314">
            <text:p>0.25314</text:p>
          </table:table-cell>
          <table:table-cell office:value-type="float" office:value="0.0000235505">
            <text:p>2.35505E-005</text:p>
          </table:table-cell>
          <table:table-cell office:value-type="float" office:value="8.70023">
            <text:p>8.70023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264202">
            <text:p>0.264202</text:p>
          </table:table-cell>
          <table:table-cell office:value-type="float" office:value="0.0000309329">
            <text:p>3.09329E-005</text:p>
          </table:table-cell>
          <table:table-cell office:value-type="float" office:value="6.38518">
            <text:p>6.38518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275264">
            <text:p>0.275264</text:p>
          </table:table-cell>
          <table:table-cell office:value-type="float" office:value="0.0000397166">
            <text:p>3.97166E-005</text:p>
          </table:table-cell>
          <table:table-cell office:value-type="float" office:value="4.75188">
            <text:p>4.75188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286326">
            <text:p>0.286326</text:p>
          </table:table-cell>
          <table:table-cell office:value-type="float" office:value="0.0000496666">
            <text:p>4.96666E-005</text:p>
          </table:table-cell>
          <table:table-cell office:value-type="float" office:value="3.59957">
            <text:p>3.59957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297388">
            <text:p>0.297388</text:p>
          </table:table-cell>
          <table:table-cell office:value-type="float" office:value="0.0000603299">
            <text:p>6.03299E-005</text:p>
          </table:table-cell>
          <table:table-cell office:value-type="float" office:value="2.7866">
            <text:p>2.7866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30845">
            <text:p>0.30845</text:p>
          </table:table-cell>
          <table:table-cell office:value-type="float" office:value="0.0000710994">
            <text:p>7.10994E-005</text:p>
          </table:table-cell>
          <table:table-cell office:value-type="float" office:value="2.21304">
            <text:p>2.21304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319512">
            <text:p>0.319512</text:p>
          </table:table-cell>
          <table:table-cell office:value-type="float" office:value="0.000081344">
            <text:p>0.000081344</text:p>
          </table:table-cell>
          <table:table-cell office:value-type="float" office:value="1.80839">
            <text:p>1.80839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330574">
            <text:p>0.330574</text:p>
          </table:table-cell>
          <table:table-cell office:value-type="float" office:value="0.0000905488">
            <text:p>9.05488E-005</text:p>
          </table:table-cell>
          <table:table-cell office:value-type="float" office:value="1.5229">
            <text:p>1.5229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341636">
            <text:p>0.341636</text:p>
          </table:table-cell>
          <table:table-cell office:value-type="float" office:value="0.000098405">
            <text:p>0.000098405</text:p>
          </table:table-cell>
          <table:table-cell office:value-type="float" office:value="1.32148">
            <text:p>1.32148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352698">
            <text:p>0.352698</text:p>
          </table:table-cell>
          <table:table-cell office:value-type="float" office:value="0.000104821">
            <text:p>0.000104821</text:p>
          </table:table-cell>
          <table:table-cell office:value-type="float" office:value="1.17938">
            <text:p>1.17938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36376">
            <text:p>0.36376</text:p>
          </table:table-cell>
          <table:table-cell office:value-type="float" office:value="0.000109876">
            <text:p>0.000109876</text:p>
          </table:table-cell>
          <table:table-cell office:value-type="float" office:value="1.07912">
            <text:p>1.07912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374822">
            <text:p>0.374822</text:p>
          </table:table-cell>
          <table:table-cell office:value-type="float" office:value="0.000113745">
            <text:p>0.000113745</text:p>
          </table:table-cell>
          <table:table-cell office:value-type="float" office:value="1.00839">
            <text:p>1.00839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385884">
            <text:p>0.385884</text:p>
          </table:table-cell>
          <table:table-cell office:value-type="float" office:value="0.000116643">
            <text:p>0.000116643</text:p>
          </table:table-cell>
          <table:table-cell office:value-type="float" office:value="0.958492">
            <text:p>0.958492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396946">
            <text:p>0.396946</text:p>
          </table:table-cell>
          <table:table-cell office:value-type="float" office:value="0.000118779">
            <text:p>0.000118779</text:p>
          </table:table-cell>
          <table:table-cell office:value-type="float" office:value="0.923286">
            <text:p>0.923286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408008">
            <text:p>0.408008</text:p>
          </table:table-cell>
          <table:table-cell office:value-type="float" office:value="0.000120333">
            <text:p>0.000120333</text:p>
          </table:table-cell>
          <table:table-cell office:value-type="float" office:value="0.898447">
            <text:p>0.898447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41907">
            <text:p>0.41907</text:p>
          </table:table-cell>
          <table:table-cell office:value-type="float" office:value="0.000121454">
            <text:p>0.000121454</text:p>
          </table:table-cell>
          <table:table-cell office:value-type="float" office:value="0.880924">
            <text:p>0.880924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430132">
            <text:p>0.430132</text:p>
          </table:table-cell>
          <table:table-cell office:value-type="float" office:value="0.000122257">
            <text:p>0.000122257</text:p>
          </table:table-cell>
          <table:table-cell office:value-type="float" office:value="0.86856">
            <text:p>0.86856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441194">
            <text:p>0.441194</text:p>
          </table:table-cell>
          <table:table-cell office:value-type="float" office:value="0.000122831">
            <text:p>0.000122831</text:p>
          </table:table-cell>
          <table:table-cell office:value-type="float" office:value="0.859838">
            <text:p>0.859838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452256">
            <text:p>0.452256</text:p>
          </table:table-cell>
          <table:table-cell office:value-type="float" office:value="0.000123239">
            <text:p>0.000123239</text:p>
          </table:table-cell>
          <table:table-cell office:value-type="float" office:value="0.853684">
            <text:p>0.853684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463318">
            <text:p>0.463318</text:p>
          </table:table-cell>
          <table:table-cell office:value-type="float" office:value="0.000123528">
            <text:p>0.000123528</text:p>
          </table:table-cell>
          <table:table-cell office:value-type="float" office:value="0.849342">
            <text:p>0.849342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47438">
            <text:p>0.47438</text:p>
          </table:table-cell>
          <table:table-cell office:value-type="float" office:value="0.000123733">
            <text:p>0.000123733</text:p>
          </table:table-cell>
          <table:table-cell office:value-type="float" office:value="0.846279">
            <text:p>0.846279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485442">
            <text:p>0.485442</text:p>
          </table:table-cell>
          <table:table-cell office:value-type="float" office:value="0.000123878">
            <text:p>0.000123878</text:p>
          </table:table-cell>
          <table:table-cell office:value-type="float" office:value="0.844118">
            <text:p>0.844118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496504">
            <text:p>0.496504</text:p>
          </table:table-cell>
          <table:table-cell office:value-type="float" office:value="0.00012398">
            <text:p>0.00012398</text:p>
          </table:table-cell>
          <table:table-cell office:value-type="float" office:value="0.842594">
            <text:p>0.842594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507566">
            <text:p>0.507566</text:p>
          </table:table-cell>
          <table:table-cell office:value-type="float" office:value="0.000124053">
            <text:p>0.000124053</text:p>
          </table:table-cell>
          <table:table-cell office:value-type="float" office:value="0.841518">
            <text:p>0.841518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518628">
            <text:p>0.518628</text:p>
          </table:table-cell>
          <table:table-cell office:value-type="float" office:value="0.000124104">
            <text:p>0.000124104</text:p>
          </table:table-cell>
          <table:table-cell office:value-type="float" office:value="0.840759">
            <text:p>0.840759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52969">
            <text:p>0.52969</text:p>
          </table:table-cell>
          <table:table-cell office:value-type="float" office:value="0.00012414">
            <text:p>0.00012414</text:p>
          </table:table-cell>
          <table:table-cell office:value-type="float" office:value="0.840224">
            <text:p>0.840224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540752">
            <text:p>0.540752</text:p>
          </table:table-cell>
          <table:table-cell office:value-type="float" office:value="0.000124165">
            <text:p>0.000124165</text:p>
          </table:table-cell>
          <table:table-cell office:value-type="float" office:value="0.839846">
            <text:p>0.839846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551814">
            <text:p>0.551814</text:p>
          </table:table-cell>
          <table:table-cell office:value-type="float" office:value="0.000124183">
            <text:p>0.000124183</text:p>
          </table:table-cell>
          <table:table-cell office:value-type="float" office:value="0.83958">
            <text:p>0.83958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562876">
            <text:p>0.562876</text:p>
          </table:table-cell>
          <table:table-cell office:value-type="float" office:value="0.000124196">
            <text:p>0.000124196</text:p>
          </table:table-cell>
          <table:table-cell office:value-type="float" office:value="0.839392">
            <text:p>0.839392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573938">
            <text:p>0.573938</text:p>
          </table:table-cell>
          <table:table-cell office:value-type="float" office:value="0.000124205">
            <text:p>0.000124205</text:p>
          </table:table-cell>
          <table:table-cell office:value-type="float" office:value="0.839259">
            <text:p>0.839259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585">
            <text:p>0.585</text:p>
          </table:table-cell>
          <table:table-cell office:value-type="float" office:value="0.000124211">
            <text:p>0.000124211</text:p>
          </table:table-cell>
          <table:table-cell office:value-type="float" office:value="0.839166">
            <text:p>0.839166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596062">
            <text:p>0.596062</text:p>
          </table:table-cell>
          <table:table-cell office:value-type="float" office:value="0.000124216">
            <text:p>0.000124216</text:p>
          </table:table-cell>
          <table:table-cell office:value-type="float" office:value="0.8391">
            <text:p>0.8391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607124">
            <text:p>0.607124</text:p>
          </table:table-cell>
          <table:table-cell office:value-type="float" office:value="0.000124219">
            <text:p>0.000124219</text:p>
          </table:table-cell>
          <table:table-cell office:value-type="float" office:value="0.839053">
            <text:p>0.839053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618186">
            <text:p>0.618186</text:p>
          </table:table-cell>
          <table:table-cell office:value-type="float" office:value="0.000124221">
            <text:p>0.000124221</text:p>
          </table:table-cell>
          <table:table-cell office:value-type="float" office:value="0.839021">
            <text:p>0.839021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629248">
            <text:p>0.629248</text:p>
          </table:table-cell>
          <table:table-cell office:value-type="float" office:value="0.000124223">
            <text:p>0.000124223</text:p>
          </table:table-cell>
          <table:table-cell office:value-type="float" office:value="0.838998">
            <text:p>0.838998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64031">
            <text:p>0.64031</text:p>
          </table:table-cell>
          <table:table-cell office:value-type="float" office:value="0.000124224">
            <text:p>0.000124224</text:p>
          </table:table-cell>
          <table:table-cell office:value-type="float" office:value="0.838982">
            <text:p>0.838982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651372">
            <text:p>0.651372</text:p>
          </table:table-cell>
          <table:table-cell office:value-type="float" office:value="0.000124225">
            <text:p>0.000124225</text:p>
          </table:table-cell>
          <table:table-cell office:value-type="float" office:value="0.838971">
            <text:p>0.838971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662434">
            <text:p>0.662434</text:p>
          </table:table-cell>
          <table:table-cell office:value-type="float" office:value="0.000124225">
            <text:p>0.000124225</text:p>
          </table:table-cell>
          <table:table-cell office:value-type="float" office:value="0.838963">
            <text:p>0.838963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673496">
            <text:p>0.673496</text:p>
          </table:table-cell>
          <table:table-cell office:value-type="float" office:value="0.000124225">
            <text:p>0.000124225</text:p>
          </table:table-cell>
          <table:table-cell office:value-type="float" office:value="0.838959">
            <text:p>0.838959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684558">
            <text:p>0.684558</text:p>
          </table:table-cell>
          <table:table-cell office:value-type="float" office:value="0.000124226">
            <text:p>0.000124226</text:p>
          </table:table-cell>
          <table:table-cell office:value-type="float" office:value="0.838956">
            <text:p>0.838956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69562">
            <text:p>0.69562</text:p>
          </table:table-cell>
          <table:table-cell office:value-type="float" office:value="0.000124226">
            <text:p>0.000124226</text:p>
          </table:table-cell>
          <table:table-cell office:value-type="float" office:value="0.838956">
            <text:p>0.838956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706682">
            <text:p>0.706682</text:p>
          </table:table-cell>
          <table:table-cell office:value-type="float" office:value="0.000124225">
            <text:p>0.000124225</text:p>
          </table:table-cell>
          <table:table-cell office:value-type="float" office:value="0.838957">
            <text:p>0.838957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717744">
            <text:p>0.717744</text:p>
          </table:table-cell>
          <table:table-cell office:value-type="float" office:value="0.000124225">
            <text:p>0.000124225</text:p>
          </table:table-cell>
          <table:table-cell office:value-type="float" office:value="0.83896">
            <text:p>0.83896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728806">
            <text:p>0.728806</text:p>
          </table:table-cell>
          <table:table-cell office:value-type="float" office:value="0.000124225">
            <text:p>0.000124225</text:p>
          </table:table-cell>
          <table:table-cell office:value-type="float" office:value="0.838965">
            <text:p>0.838965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739868">
            <text:p>0.739868</text:p>
          </table:table-cell>
          <table:table-cell office:value-type="float" office:value="0.000124224">
            <text:p>0.000124224</text:p>
          </table:table-cell>
          <table:table-cell office:value-type="float" office:value="0.838973">
            <text:p>0.838973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75093">
            <text:p>0.75093</text:p>
          </table:table-cell>
          <table:table-cell office:value-type="float" office:value="0.000124224">
            <text:p>0.000124224</text:p>
          </table:table-cell>
          <table:table-cell office:value-type="float" office:value="0.838985">
            <text:p>0.838985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761992">
            <text:p>0.761992</text:p>
          </table:table-cell>
          <table:table-cell office:value-type="float" office:value="0.000124222">
            <text:p>0.000124222</text:p>
          </table:table-cell>
          <table:table-cell office:value-type="float" office:value="0.839003">
            <text:p>0.839003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773054">
            <text:p>0.773054</text:p>
          </table:table-cell>
          <table:table-cell office:value-type="float" office:value="0.000124221">
            <text:p>0.000124221</text:p>
          </table:table-cell>
          <table:table-cell office:value-type="float" office:value="0.839028">
            <text:p>0.839028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784116">
            <text:p>0.784116</text:p>
          </table:table-cell>
          <table:table-cell office:value-type="float" office:value="0.000124218">
            <text:p>0.000124218</text:p>
          </table:table-cell>
          <table:table-cell office:value-type="float" office:value="0.839064">
            <text:p>0.839064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795178">
            <text:p>0.795178</text:p>
          </table:table-cell>
          <table:table-cell office:value-type="float" office:value="0.000124215">
            <text:p>0.000124215</text:p>
          </table:table-cell>
          <table:table-cell office:value-type="float" office:value="0.839115">
            <text:p>0.839115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80624">
            <text:p>0.80624</text:p>
          </table:table-cell>
          <table:table-cell office:value-type="float" office:value="0.00012421">
            <text:p>0.00012421</text:p>
          </table:table-cell>
          <table:table-cell office:value-type="float" office:value="0.839187">
            <text:p>0.839187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817302">
            <text:p>0.817302</text:p>
          </table:table-cell>
          <table:table-cell office:value-type="float" office:value="0.000124203">
            <text:p>0.000124203</text:p>
          </table:table-cell>
          <table:table-cell office:value-type="float" office:value="0.83929">
            <text:p>0.83929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828364">
            <text:p>0.828364</text:p>
          </table:table-cell>
          <table:table-cell office:value-type="float" office:value="0.000124193">
            <text:p>0.000124193</text:p>
          </table:table-cell>
          <table:table-cell office:value-type="float" office:value="0.839436">
            <text:p>0.839436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839426">
            <text:p>0.839426</text:p>
          </table:table-cell>
          <table:table-cell office:value-type="float" office:value="0.000124179">
            <text:p>0.000124179</text:p>
          </table:table-cell>
          <table:table-cell office:value-type="float" office:value="0.839642">
            <text:p>0.839642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850488">
            <text:p>0.850488</text:p>
          </table:table-cell>
          <table:table-cell office:value-type="float" office:value="0.000124159">
            <text:p>0.000124159</text:p>
          </table:table-cell>
          <table:table-cell office:value-type="float" office:value="0.839935">
            <text:p>0.839935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86155">
            <text:p>0.86155</text:p>
          </table:table-cell>
          <table:table-cell office:value-type="float" office:value="0.000124131">
            <text:p>0.000124131</text:p>
          </table:table-cell>
          <table:table-cell office:value-type="float" office:value="0.84035">
            <text:p>0.84035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872612">
            <text:p>0.872612</text:p>
          </table:table-cell>
          <table:table-cell office:value-type="float" office:value="0.000124092">
            <text:p>0.000124092</text:p>
          </table:table-cell>
          <table:table-cell office:value-type="float" office:value="0.84094">
            <text:p>0.84094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883674">
            <text:p>0.883674</text:p>
          </table:table-cell>
          <table:table-cell office:value-type="float" office:value="0.000124035">
            <text:p>0.000124035</text:p>
          </table:table-cell>
          <table:table-cell office:value-type="float" office:value="0.841777">
            <text:p>0.841777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894736">
            <text:p>0.894736</text:p>
          </table:table-cell>
          <table:table-cell office:value-type="float" office:value="0.000123955">
            <text:p>0.000123955</text:p>
          </table:table-cell>
          <table:table-cell office:value-type="float" office:value="0.842966">
            <text:p>0.842966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905798">
            <text:p>0.905798</text:p>
          </table:table-cell>
          <table:table-cell office:value-type="float" office:value="0.000123842">
            <text:p>0.000123842</text:p>
          </table:table-cell>
          <table:table-cell office:value-type="float" office:value="0.844658">
            <text:p>0.844658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91686">
            <text:p>0.91686</text:p>
          </table:table-cell>
          <table:table-cell office:value-type="float" office:value="0.00012368">
            <text:p>0.00012368</text:p>
          </table:table-cell>
          <table:table-cell office:value-type="float" office:value="0.847067">
            <text:p>0.847067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927922">
            <text:p>0.927922</text:p>
          </table:table-cell>
          <table:table-cell office:value-type="float" office:value="0.00012345">
            <text:p>0.00012345</text:p>
          </table:table-cell>
          <table:table-cell office:value-type="float" office:value="0.850506">
            <text:p>0.850506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938984">
            <text:p>0.938984</text:p>
          </table:table-cell>
          <table:table-cell office:value-type="float" office:value="0.000123123">
            <text:p>0.000123123</text:p>
          </table:table-cell>
          <table:table-cell office:value-type="float" office:value="0.855428">
            <text:p>0.855428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950046">
            <text:p>0.950046</text:p>
          </table:table-cell>
          <table:table-cell office:value-type="float" office:value="0.000122655">
            <text:p>0.000122655</text:p>
          </table:table-cell>
          <table:table-cell office:value-type="float" office:value="0.862503">
            <text:p>0.862503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961108">
            <text:p>0.961108</text:p>
          </table:table-cell>
          <table:table-cell office:value-type="float" office:value="0.000121985">
            <text:p>0.000121985</text:p>
          </table:table-cell>
          <table:table-cell office:value-type="float" office:value="0.872734">
            <text:p>0.872734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97217">
            <text:p>0.97217</text:p>
          </table:table-cell>
          <table:table-cell office:value-type="float" office:value="0.00012102">
            <text:p>0.00012102</text:p>
          </table:table-cell>
          <table:table-cell office:value-type="float" office:value="0.887659">
            <text:p>0.887659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983232">
            <text:p>0.983232</text:p>
          </table:table-cell>
          <table:table-cell office:value-type="float" office:value="0.000119623">
            <text:p>0.000119623</text:p>
          </table:table-cell>
          <table:table-cell office:value-type="float" office:value="0.90971">
            <text:p>0.90971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0.994294">
            <text:p>0.994294</text:p>
          </table:table-cell>
          <table:table-cell office:value-type="float" office:value="0.000117579">
            <text:p>0.000117579</text:p>
          </table:table-cell>
          <table:table-cell office:value-type="float" office:value="0.94291">
            <text:p>0.94291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00536">
            <text:p>1.00536</text:p>
          </table:table-cell>
          <table:table-cell office:value-type="float" office:value="0.000114546">
            <text:p>0.000114546</text:p>
          </table:table-cell>
          <table:table-cell office:value-type="float" office:value="0.994346">
            <text:p>0.994346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01642">
            <text:p>1.01642</text:p>
          </table:table-cell>
          <table:table-cell office:value-type="float" office:value="0.000109952">
            <text:p>0.000109952</text:p>
          </table:table-cell>
          <table:table-cell office:value-type="float" office:value="1.07767">
            <text:p>1.07767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02748">
            <text:p>1.02748</text:p>
          </table:table-cell>
          <table:table-cell office:value-type="float" office:value="0.000102768">
            <text:p>0.000102768</text:p>
          </table:table-cell>
          <table:table-cell office:value-type="float" office:value="1.22293">
            <text:p>1.22293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03854">
            <text:p>1.03854</text:p>
          </table:table-cell>
          <table:table-cell office:value-type="float" office:value="0.0000909505">
            <text:p>9.09505E-005</text:p>
          </table:table-cell>
          <table:table-cell office:value-type="float" office:value="1.51175">
            <text:p>1.51175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0496">
            <text:p>1.0496</text:p>
          </table:table-cell>
          <table:table-cell office:value-type="float" office:value="0.0000698082">
            <text:p>6.98082E-005</text:p>
          </table:table-cell>
          <table:table-cell office:value-type="float" office:value="2.27247">
            <text:p>2.27247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06067">
            <text:p>1.06067</text:p>
          </table:table-cell>
          <table:table-cell office:value-type="float" office:value="0.0000255969">
            <text:p>2.55969E-005</text:p>
          </table:table-cell>
          <table:table-cell office:value-type="float" office:value="7.92471">
            <text:p>7.92471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07173">
            <text:p>1.07173</text:p>
          </table:table-cell>
          <table:table-cell office:value-type="float" office:value="-0.000106854">
            <text:p>-0.000106854</text:p>
          </table:table-cell>
          <table:table-cell office:value-type="float" office:value="-3.13791">
            <text:p>-3.13791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08279">
            <text:p>1.08279</text:p>
          </table:table-cell>
          <table:table-cell office:value-type="float" office:value="-0.00427266">
            <text:p>-0.00427266</text:p>
          </table:table-cell>
          <table:table-cell office:value-type="float" office:value="-1.05347">
            <text:p>-1.05347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09385">
            <text:p>1.09385</text:p>
          </table:table-cell>
          <table:table-cell office:value-type="float" office:value="0.000499432">
            <text:p>0.000499432</text:p>
          </table:table-cell>
          <table:table-cell office:value-type="float" office:value="-0.54259">
            <text:p>-0.54259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10491">
            <text:p>1.10491</text:p>
          </table:table-cell>
          <table:table-cell office:value-type="float" office:value="0.000336721">
            <text:p>0.000336721</text:p>
          </table:table-cell>
          <table:table-cell office:value-type="float" office:value="-0.321559">
            <text:p>-0.321559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11598">
            <text:p>1.11598</text:p>
          </table:table-cell>
          <table:table-cell office:value-type="float" office:value="0.000286939">
            <text:p>0.000286939</text:p>
          </table:table-cell>
          <table:table-cell office:value-type="float" office:value="-0.203854">
            <text:p>-0.203854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12704">
            <text:p>1.12704</text:p>
          </table:table-cell>
          <table:table-cell office:value-type="float" office:value="0.00026386">
            <text:p>0.00026386</text:p>
          </table:table-cell>
          <table:table-cell office:value-type="float" office:value="-0.134217">
            <text:p>-0.134217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.1381">
            <text:p>1.1381</text:p>
          </table:table-cell>
          <table:table-cell office:value-type="float" office:value="0.000251158">
            <text:p>0.000251158</text:p>
          </table:table-cell>
          <table:table-cell office:value-type="float" office:value="-0.0904316">
            <text:p>-0.0904316</text:p>
          </table:table-cell>
          <table:table-cell office:value-type="float" office:value="0.00146207">
            <text:p>0.00146207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297978">
            <text:p>0.0297978</text:p>
          </table:table-cell>
          <table:table-cell office:value-type="float" office:value="0.0000000244456">
            <text:p>2.44456E-008</text:p>
          </table:table-cell>
          <table:table-cell office:value-type="float" office:value="9167.63">
            <text:p>9167.63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409018">
            <text:p>0.0409018</text:p>
          </table:table-cell>
          <table:table-cell office:value-type="float" office:value="0.0000000352119">
            <text:p>3.52119E-008</text:p>
          </table:table-cell>
          <table:table-cell office:value-type="float" office:value="6364.26">
            <text:p>6364.26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520059">
            <text:p>0.0520059</text:p>
          </table:table-cell>
          <table:table-cell office:value-type="float" office:value="0.0000000507174">
            <text:p>5.07174E-008</text:p>
          </table:table-cell>
          <table:table-cell office:value-type="float" office:value="4418.25">
            <text:p>4418.25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631099">
            <text:p>0.0631099</text:p>
          </table:table-cell>
          <table:table-cell office:value-type="float" office:value="0.0000000730461">
            <text:p>0.000000073</text:p>
          </table:table-cell>
          <table:table-cell office:value-type="float" office:value="3067.38">
            <text:p>3067.38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74214">
            <text:p>0.074214</text:p>
          </table:table-cell>
          <table:table-cell office:value-type="float" office:value="0.000000105195">
            <text:p>1.05195E-007</text:p>
          </table:table-cell>
          <table:table-cell office:value-type="float" office:value="2129.64">
            <text:p>2129.64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85318">
            <text:p>0.085318</text:p>
          </table:table-cell>
          <table:table-cell office:value-type="float" office:value="0.000000151473">
            <text:p>1.51473E-007</text:p>
          </table:table-cell>
          <table:table-cell office:value-type="float" office:value="1478.69">
            <text:p>1478.69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0964221">
            <text:p>0.0964221</text:p>
          </table:table-cell>
          <table:table-cell office:value-type="float" office:value="0.000000218066">
            <text:p>2.18066E-007</text:p>
          </table:table-cell>
          <table:table-cell office:value-type="float" office:value="1026.82">
            <text:p>1026.82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07526">
            <text:p>0.107526</text:p>
          </table:table-cell>
          <table:table-cell office:value-type="float" office:value="0.000000313848">
            <text:p>3.13848E-007</text:p>
          </table:table-cell>
          <table:table-cell office:value-type="float" office:value="713.145">
            <text:p>713.145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1863">
            <text:p>0.11863</text:p>
          </table:table-cell>
          <table:table-cell office:value-type="float" office:value="0.000000451517">
            <text:p>4.51517E-007</text:p>
          </table:table-cell>
          <table:table-cell office:value-type="float" office:value="495.4">
            <text:p>495.4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29734">
            <text:p>0.129734</text:p>
          </table:table-cell>
          <table:table-cell office:value-type="float" office:value="0.000000649196">
            <text:p>6.49196E-007</text:p>
          </table:table-cell>
          <table:table-cell office:value-type="float" office:value="344.247">
            <text:p>344.247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40838">
            <text:p>0.140838</text:p>
          </table:table-cell>
          <table:table-cell office:value-type="float" office:value="0.000000932639">
            <text:p>9.32639E-007</text:p>
          </table:table-cell>
          <table:table-cell office:value-type="float" office:value="239.321">
            <text:p>239.321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51942">
            <text:p>0.151942</text:p>
          </table:table-cell>
          <table:table-cell office:value-type="float" office:value="0.00000133823">
            <text:p>1.33823E-006</text:p>
          </table:table-cell>
          <table:table-cell office:value-type="float" office:value="166.485">
            <text:p>166.485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63046">
            <text:p>0.163046</text:p>
          </table:table-cell>
          <table:table-cell office:value-type="float" office:value="0.00000191692">
            <text:p>1.91692E-006</text:p>
          </table:table-cell>
          <table:table-cell office:value-type="float" office:value="115.924">
            <text:p>115.924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7415">
            <text:p>0.17415</text:p>
          </table:table-cell>
          <table:table-cell office:value-type="float" office:value="0.00000273916">
            <text:p>2.73916E-006</text:p>
          </table:table-cell>
          <table:table-cell office:value-type="float" office:value="80.8254">
            <text:p>80.8254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85254">
            <text:p>0.185254</text:p>
          </table:table-cell>
          <table:table-cell office:value-type="float" office:value="0.00000390059">
            <text:p>3.90059E-006</text:p>
          </table:table-cell>
          <table:table-cell office:value-type="float" office:value="56.4613">
            <text:p>56.4613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196358">
            <text:p>0.196358</text:p>
          </table:table-cell>
          <table:table-cell office:value-type="float" office:value="0.00000552755">
            <text:p>5.52755E-006</text:p>
          </table:table-cell>
          <table:table-cell office:value-type="float" office:value="39.5484">
            <text:p>39.5484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07463">
            <text:p>0.207463</text:p>
          </table:table-cell>
          <table:table-cell office:value-type="float" office:value="0.00000778026">
            <text:p>7.78026E-006</text:p>
          </table:table-cell>
          <table:table-cell office:value-type="float" office:value="27.8079">
            <text:p>27.8079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18567">
            <text:p>0.218567</text:p>
          </table:table-cell>
          <table:table-cell office:value-type="float" office:value="0.0000108497">
            <text:p>1.08497E-005</text:p>
          </table:table-cell>
          <table:table-cell office:value-type="float" office:value="19.658">
            <text:p>19.658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29671">
            <text:p>0.229671</text:p>
          </table:table-cell>
          <table:table-cell office:value-type="float" office:value="0.0000149416">
            <text:p>1.49416E-005</text:p>
          </table:table-cell>
          <table:table-cell office:value-type="float" office:value="14.0006">
            <text:p>14.0006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40775">
            <text:p>0.240775</text:p>
          </table:table-cell>
          <table:table-cell office:value-type="float" office:value="0.0000202407">
            <text:p>2.02407E-005</text:p>
          </table:table-cell>
          <table:table-cell office:value-type="float" office:value="10.0734">
            <text:p>10.0734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51879">
            <text:p>0.251879</text:p>
          </table:table-cell>
          <table:table-cell office:value-type="float" office:value="0.0000268513">
            <text:p>2.68513E-005</text:p>
          </table:table-cell>
          <table:table-cell office:value-type="float" office:value="7.34718">
            <text:p>7.34718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62983">
            <text:p>0.262983</text:p>
          </table:table-cell>
          <table:table-cell office:value-type="float" office:value="0.0000347237">
            <text:p>3.47237E-005</text:p>
          </table:table-cell>
          <table:table-cell office:value-type="float" office:value="5.45475">
            <text:p>5.45475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74087">
            <text:p>0.274087</text:p>
          </table:table-cell>
          <table:table-cell office:value-type="float" office:value="0.0000435965">
            <text:p>4.35965E-005</text:p>
          </table:table-cell>
          <table:table-cell office:value-type="float" office:value="4.14108">
            <text:p>4.14108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85191">
            <text:p>0.285191</text:p>
          </table:table-cell>
          <table:table-cell office:value-type="float" office:value="0.000052997">
            <text:p>0.000052997</text:p>
          </table:table-cell>
          <table:table-cell office:value-type="float" office:value="3.22916">
            <text:p>3.22916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296295">
            <text:p>0.296295</text:p>
          </table:table-cell>
          <table:table-cell office:value-type="float" office:value="0.0000623261">
            <text:p>6.23261E-005</text:p>
          </table:table-cell>
          <table:table-cell office:value-type="float" office:value="2.59614">
            <text:p>2.59614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07399">
            <text:p>0.307399</text:p>
          </table:table-cell>
          <table:table-cell office:value-type="float" office:value="0.0000710021">
            <text:p>7.10021E-005</text:p>
          </table:table-cell>
          <table:table-cell office:value-type="float" office:value="2.15671">
            <text:p>2.15671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18503">
            <text:p>0.318503</text:p>
          </table:table-cell>
          <table:table-cell office:value-type="float" office:value="0.0000785972">
            <text:p>7.85972E-005</text:p>
          </table:table-cell>
          <table:table-cell office:value-type="float" office:value="1.85167">
            <text:p>1.85167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29607">
            <text:p>0.329607</text:p>
          </table:table-cell>
          <table:table-cell office:value-type="float" office:value="0.0000849015">
            <text:p>8.49015E-005</text:p>
          </table:table-cell>
          <table:table-cell office:value-type="float" office:value="1.63992">
            <text:p>1.63992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40711">
            <text:p>0.340711</text:p>
          </table:table-cell>
          <table:table-cell office:value-type="float" office:value="0.0000899075">
            <text:p>8.99075E-005</text:p>
          </table:table-cell>
          <table:table-cell office:value-type="float" office:value="1.49293">
            <text:p>1.49293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51815">
            <text:p>0.351815</text:p>
          </table:table-cell>
          <table:table-cell office:value-type="float" office:value="0.0000937445">
            <text:p>9.37445E-005</text:p>
          </table:table-cell>
          <table:table-cell office:value-type="float" office:value="1.39089">
            <text:p>1.39089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62919">
            <text:p>0.362919</text:p>
          </table:table-cell>
          <table:table-cell office:value-type="float" office:value="0.0000966065">
            <text:p>9.66065E-005</text:p>
          </table:table-cell>
          <table:table-cell office:value-type="float" office:value="1.32006">
            <text:p>1.32006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74023">
            <text:p>0.374023</text:p>
          </table:table-cell>
          <table:table-cell office:value-type="float" office:value="0.0000986983">
            <text:p>9.86983E-005</text:p>
          </table:table-cell>
          <table:table-cell office:value-type="float" office:value="1.27089">
            <text:p>1.27089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85127">
            <text:p>0.385127</text:p>
          </table:table-cell>
          <table:table-cell office:value-type="float" office:value="0.000100204">
            <text:p>0.000100204</text:p>
          </table:table-cell>
          <table:table-cell office:value-type="float" office:value="1.23676">
            <text:p>1.23676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396231">
            <text:p>0.396231</text:p>
          </table:table-cell>
          <table:table-cell office:value-type="float" office:value="0.000101277">
            <text:p>0.000101277</text:p>
          </table:table-cell>
          <table:table-cell office:value-type="float" office:value="1.21307">
            <text:p>1.21307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07335">
            <text:p>0.407335</text:p>
          </table:table-cell>
          <table:table-cell office:value-type="float" office:value="0.000102035">
            <text:p>0.000102035</text:p>
          </table:table-cell>
          <table:table-cell office:value-type="float" office:value="1.19662">
            <text:p>1.19662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18439">
            <text:p>0.418439</text:p>
          </table:table-cell>
          <table:table-cell office:value-type="float" office:value="0.000102569">
            <text:p>0.000102569</text:p>
          </table:table-cell>
          <table:table-cell office:value-type="float" office:value="1.1852">
            <text:p>1.1852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29543">
            <text:p>0.429543</text:p>
          </table:table-cell>
          <table:table-cell office:value-type="float" office:value="0.000102942">
            <text:p>0.000102942</text:p>
          </table:table-cell>
          <table:table-cell office:value-type="float" office:value="1.17728">
            <text:p>1.17728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40647">
            <text:p>0.440647</text:p>
          </table:table-cell>
          <table:table-cell office:value-type="float" office:value="0.000103203">
            <text:p>0.000103203</text:p>
          </table:table-cell>
          <table:table-cell office:value-type="float" office:value="1.17177">
            <text:p>1.17177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51751">
            <text:p>0.451751</text:p>
          </table:table-cell>
          <table:table-cell office:value-type="float" office:value="0.000103384">
            <text:p>0.000103384</text:p>
          </table:table-cell>
          <table:table-cell office:value-type="float" office:value="1.16796">
            <text:p>1.16796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62856">
            <text:p>0.462856</text:p>
          </table:table-cell>
          <table:table-cell office:value-type="float" office:value="0.000103511">
            <text:p>0.000103511</text:p>
          </table:table-cell>
          <table:table-cell office:value-type="float" office:value="1.1653">
            <text:p>1.1653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7396">
            <text:p>0.47396</text:p>
          </table:table-cell>
          <table:table-cell office:value-type="float" office:value="0.000103599">
            <text:p>0.000103599</text:p>
          </table:table-cell>
          <table:table-cell office:value-type="float" office:value="1.16346">
            <text:p>1.16346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85064">
            <text:p>0.485064</text:p>
          </table:table-cell>
          <table:table-cell office:value-type="float" office:value="0.00010366">
            <text:p>0.00010366</text:p>
          </table:table-cell>
          <table:table-cell office:value-type="float" office:value="1.16219">
            <text:p>1.16219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496168">
            <text:p>0.496168</text:p>
          </table:table-cell>
          <table:table-cell office:value-type="float" office:value="0.000103703">
            <text:p>0.000103703</text:p>
          </table:table-cell>
          <table:table-cell office:value-type="float" office:value="1.1613">
            <text:p>1.1613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07272">
            <text:p>0.507272</text:p>
          </table:table-cell>
          <table:table-cell office:value-type="float" office:value="0.000103732">
            <text:p>0.000103732</text:p>
          </table:table-cell>
          <table:table-cell office:value-type="float" office:value="1.16068">
            <text:p>1.16068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18376">
            <text:p>0.518376</text:p>
          </table:table-cell>
          <table:table-cell office:value-type="float" office:value="0.000103753">
            <text:p>0.000103753</text:p>
          </table:table-cell>
          <table:table-cell office:value-type="float" office:value="1.16026">
            <text:p>1.16026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2948">
            <text:p>0.52948</text:p>
          </table:table-cell>
          <table:table-cell office:value-type="float" office:value="0.000103767">
            <text:p>0.000103767</text:p>
          </table:table-cell>
          <table:table-cell office:value-type="float" office:value="1.15996">
            <text:p>1.15996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40584">
            <text:p>0.540584</text:p>
          </table:table-cell>
          <table:table-cell office:value-type="float" office:value="0.000103777">
            <text:p>0.000103777</text:p>
          </table:table-cell>
          <table:table-cell office:value-type="float" office:value="1.15975">
            <text:p>1.15975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51688">
            <text:p>0.551688</text:p>
          </table:table-cell>
          <table:table-cell office:value-type="float" office:value="0.000103784">
            <text:p>0.000103784</text:p>
          </table:table-cell>
          <table:table-cell office:value-type="float" office:value="1.15961">
            <text:p>1.15961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62792">
            <text:p>0.562792</text:p>
          </table:table-cell>
          <table:table-cell office:value-type="float" office:value="0.000103789">
            <text:p>0.000103789</text:p>
          </table:table-cell>
          <table:table-cell office:value-type="float" office:value="1.15951">
            <text:p>1.15951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73896">
            <text:p>0.573896</text:p>
          </table:table-cell>
          <table:table-cell office:value-type="float" office:value="0.000103792">
            <text:p>0.000103792</text:p>
          </table:table-cell>
          <table:table-cell office:value-type="float" office:value="1.15944">
            <text:p>1.15944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85">
            <text:p>0.585</text:p>
          </table:table-cell>
          <table:table-cell office:value-type="float" office:value="0.000103794">
            <text:p>0.000103794</text:p>
          </table:table-cell>
          <table:table-cell office:value-type="float" office:value="1.1594">
            <text:p>1.1594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596104">
            <text:p>0.596104</text:p>
          </table:table-cell>
          <table:table-cell office:value-type="float" office:value="0.000103796">
            <text:p>0.000103796</text:p>
          </table:table-cell>
          <table:table-cell office:value-type="float" office:value="1.15936">
            <text:p>1.15936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07208">
            <text:p>0.607208</text:p>
          </table:table-cell>
          <table:table-cell office:value-type="float" office:value="0.000103797">
            <text:p>0.000103797</text:p>
          </table:table-cell>
          <table:table-cell office:value-type="float" office:value="1.15934">
            <text:p>1.15934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18312">
            <text:p>0.618312</text:p>
          </table:table-cell>
          <table:table-cell office:value-type="float" office:value="0.000103798">
            <text:p>0.000103798</text:p>
          </table:table-cell>
          <table:table-cell office:value-type="float" office:value="1.15932">
            <text:p>1.15932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29416">
            <text:p>0.629416</text:p>
          </table:table-cell>
          <table:table-cell office:value-type="float" office:value="0.000103798">
            <text:p>0.000103798</text:p>
          </table:table-cell>
          <table:table-cell office:value-type="float" office:value="1.15931">
            <text:p>1.15931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4052">
            <text:p>0.64052</text:p>
          </table:table-cell>
          <table:table-cell office:value-type="float" office:value="0.000103799">
            <text:p>0.000103799</text:p>
          </table:table-cell>
          <table:table-cell office:value-type="float" office:value="1.15931">
            <text:p>1.15931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51624">
            <text:p>0.651624</text:p>
          </table:table-cell>
          <table:table-cell office:value-type="float" office:value="0.000103799">
            <text:p>0.000103799</text:p>
          </table:table-cell>
          <table:table-cell office:value-type="float" office:value="1.1593">
            <text:p>1.1593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62728">
            <text:p>0.662728</text:p>
          </table:table-cell>
          <table:table-cell office:value-type="float" office:value="0.000103799">
            <text:p>0.000103799</text:p>
          </table:table-cell>
          <table:table-cell office:value-type="float" office:value="1.1593">
            <text:p>1.1593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73832">
            <text:p>0.673832</text:p>
          </table:table-cell>
          <table:table-cell office:value-type="float" office:value="0.000103799">
            <text:p>0.000103799</text:p>
          </table:table-cell>
          <table:table-cell office:value-type="float" office:value="1.1593">
            <text:p>1.1593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84936">
            <text:p>0.684936</text:p>
          </table:table-cell>
          <table:table-cell office:value-type="float" office:value="0.000103799">
            <text:p>0.000103799</text:p>
          </table:table-cell>
          <table:table-cell office:value-type="float" office:value="1.15929">
            <text:p>1.15929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69604">
            <text:p>0.69604</text:p>
          </table:table-cell>
          <table:table-cell office:value-type="float" office:value="0.000103799">
            <text:p>0.000103799</text:p>
          </table:table-cell>
          <table:table-cell office:value-type="float" office:value="1.1593">
            <text:p>1.1593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07144">
            <text:p>0.707144</text:p>
          </table:table-cell>
          <table:table-cell office:value-type="float" office:value="0.000103799">
            <text:p>0.000103799</text:p>
          </table:table-cell>
          <table:table-cell office:value-type="float" office:value="1.1593">
            <text:p>1.1593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18249">
            <text:p>0.718249</text:p>
          </table:table-cell>
          <table:table-cell office:value-type="float" office:value="0.000103799">
            <text:p>0.000103799</text:p>
          </table:table-cell>
          <table:table-cell office:value-type="float" office:value="1.1593">
            <text:p>1.1593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29353">
            <text:p>0.729353</text:p>
          </table:table-cell>
          <table:table-cell office:value-type="float" office:value="0.000103799">
            <text:p>0.000103799</text:p>
          </table:table-cell>
          <table:table-cell office:value-type="float" office:value="1.15931">
            <text:p>1.15931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40457">
            <text:p>0.740457</text:p>
          </table:table-cell>
          <table:table-cell office:value-type="float" office:value="0.000103798">
            <text:p>0.000103798</text:p>
          </table:table-cell>
          <table:table-cell office:value-type="float" office:value="1.15931">
            <text:p>1.15931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51561">
            <text:p>0.751561</text:p>
          </table:table-cell>
          <table:table-cell office:value-type="float" office:value="0.000103798">
            <text:p>0.000103798</text:p>
          </table:table-cell>
          <table:table-cell office:value-type="float" office:value="1.15932">
            <text:p>1.15932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62665">
            <text:p>0.762665</text:p>
          </table:table-cell>
          <table:table-cell office:value-type="float" office:value="0.000103797">
            <text:p>0.000103797</text:p>
          </table:table-cell>
          <table:table-cell office:value-type="float" office:value="1.15934">
            <text:p>1.15934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73769">
            <text:p>0.773769</text:p>
          </table:table-cell>
          <table:table-cell office:value-type="float" office:value="0.000103796">
            <text:p>0.000103796</text:p>
          </table:table-cell>
          <table:table-cell office:value-type="float" office:value="1.15936">
            <text:p>1.15936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84873">
            <text:p>0.784873</text:p>
          </table:table-cell>
          <table:table-cell office:value-type="float" office:value="0.000103794">
            <text:p>0.000103794</text:p>
          </table:table-cell>
          <table:table-cell office:value-type="float" office:value="1.1594">
            <text:p>1.1594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795977">
            <text:p>0.795977</text:p>
          </table:table-cell>
          <table:table-cell office:value-type="float" office:value="0.000103792">
            <text:p>0.000103792</text:p>
          </table:table-cell>
          <table:table-cell office:value-type="float" office:value="1.15945">
            <text:p>1.15945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07081">
            <text:p>0.807081</text:p>
          </table:table-cell>
          <table:table-cell office:value-type="float" office:value="0.000103788">
            <text:p>0.000103788</text:p>
          </table:table-cell>
          <table:table-cell office:value-type="float" office:value="1.15952">
            <text:p>1.15952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18185">
            <text:p>0.818185</text:p>
          </table:table-cell>
          <table:table-cell office:value-type="float" office:value="0.000103784">
            <text:p>0.000103784</text:p>
          </table:table-cell>
          <table:table-cell office:value-type="float" office:value="1.15962">
            <text:p>1.15962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29289">
            <text:p>0.829289</text:p>
          </table:table-cell>
          <table:table-cell office:value-type="float" office:value="0.000103777">
            <text:p>0.000103777</text:p>
          </table:table-cell>
          <table:table-cell office:value-type="float" office:value="1.15976">
            <text:p>1.15976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40393">
            <text:p>0.840393</text:p>
          </table:table-cell>
          <table:table-cell office:value-type="float" office:value="0.000103767">
            <text:p>0.000103767</text:p>
          </table:table-cell>
          <table:table-cell office:value-type="float" office:value="1.15997">
            <text:p>1.15997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51497">
            <text:p>0.851497</text:p>
          </table:table-cell>
          <table:table-cell office:value-type="float" office:value="0.000103752">
            <text:p>0.000103752</text:p>
          </table:table-cell>
          <table:table-cell office:value-type="float" office:value="1.16028">
            <text:p>1.16028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62601">
            <text:p>0.862601</text:p>
          </table:table-cell>
          <table:table-cell office:value-type="float" office:value="0.000103731">
            <text:p>0.000103731</text:p>
          </table:table-cell>
          <table:table-cell office:value-type="float" office:value="1.16071">
            <text:p>1.16071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73705">
            <text:p>0.873705</text:p>
          </table:table-cell>
          <table:table-cell office:value-type="float" office:value="0.000103701">
            <text:p>0.000103701</text:p>
          </table:table-cell>
          <table:table-cell office:value-type="float" office:value="1.16134">
            <text:p>1.16134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84809">
            <text:p>0.884809</text:p>
          </table:table-cell>
          <table:table-cell office:value-type="float" office:value="0.000103657">
            <text:p>0.000103657</text:p>
          </table:table-cell>
          <table:table-cell office:value-type="float" office:value="1.16225">
            <text:p>1.16225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895913">
            <text:p>0.895913</text:p>
          </table:table-cell>
          <table:table-cell office:value-type="float" office:value="0.000103594">
            <text:p>0.000103594</text:p>
          </table:table-cell>
          <table:table-cell office:value-type="float" office:value="1.16356">
            <text:p>1.16356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07017">
            <text:p>0.907017</text:p>
          </table:table-cell>
          <table:table-cell office:value-type="float" office:value="0.000103504">
            <text:p>0.000103504</text:p>
          </table:table-cell>
          <table:table-cell office:value-type="float" office:value="1.16545">
            <text:p>1.16545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18121">
            <text:p>0.918121</text:p>
          </table:table-cell>
          <table:table-cell office:value-type="float" office:value="0.000103373">
            <text:p>0.000103373</text:p>
          </table:table-cell>
          <table:table-cell office:value-type="float" office:value="1.16819">
            <text:p>1.16819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29225">
            <text:p>0.929225</text:p>
          </table:table-cell>
          <table:table-cell office:value-type="float" office:value="0.000103184">
            <text:p>0.000103184</text:p>
          </table:table-cell>
          <table:table-cell office:value-type="float" office:value="1.17216">
            <text:p>1.17216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40329">
            <text:p>0.940329</text:p>
          </table:table-cell>
          <table:table-cell office:value-type="float" office:value="0.000102911">
            <text:p>0.000102911</text:p>
          </table:table-cell>
          <table:table-cell office:value-type="float" office:value="1.17792">
            <text:p>1.17792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51433">
            <text:p>0.951433</text:p>
          </table:table-cell>
          <table:table-cell office:value-type="float" office:value="0.000102516">
            <text:p>0.000102516</text:p>
          </table:table-cell>
          <table:table-cell office:value-type="float" office:value="1.18633">
            <text:p>1.18633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62537">
            <text:p>0.962537</text:p>
          </table:table-cell>
          <table:table-cell office:value-type="float" office:value="0.000101941">
            <text:p>0.000101941</text:p>
          </table:table-cell>
          <table:table-cell office:value-type="float" office:value="1.19864">
            <text:p>1.19864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73642">
            <text:p>0.973642</text:p>
          </table:table-cell>
          <table:table-cell office:value-type="float" office:value="0.000101105">
            <text:p>0.000101105</text:p>
          </table:table-cell>
          <table:table-cell office:value-type="float" office:value="1.21684">
            <text:p>1.21684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84746">
            <text:p>0.984746</text:p>
          </table:table-cell>
          <table:table-cell office:value-type="float" office:value="0.0000998786">
            <text:p>9.98786E-005</text:p>
          </table:table-cell>
          <table:table-cell office:value-type="float" office:value="1.24405">
            <text:p>1.24405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0.99585">
            <text:p>0.99585</text:p>
          </table:table-cell>
          <table:table-cell office:value-type="float" office:value="0.0000980688">
            <text:p>9.80688E-005</text:p>
          </table:table-cell>
          <table:table-cell office:value-type="float" office:value="1.28547">
            <text:p>1.28547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0695">
            <text:p>1.00695</text:p>
          </table:table-cell>
          <table:table-cell office:value-type="float" office:value="0.0000953672">
            <text:p>9.53672E-005</text:p>
          </table:table-cell>
          <table:table-cell office:value-type="float" office:value="1.35021">
            <text:p>1.35021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1806">
            <text:p>1.01806</text:p>
          </table:table-cell>
          <table:table-cell office:value-type="float" office:value="0.0000912652">
            <text:p>9.12652E-005</text:p>
          </table:table-cell>
          <table:table-cell office:value-type="float" office:value="1.45584">
            <text:p>1.45584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2916">
            <text:p>1.02916</text:p>
          </table:table-cell>
          <table:table-cell office:value-type="float" office:value="0.0000848745">
            <text:p>8.48745E-005</text:p>
          </table:table-cell>
          <table:table-cell office:value-type="float" office:value="1.64076">
            <text:p>1.64076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4027">
            <text:p>1.04027</text:p>
          </table:table-cell>
          <table:table-cell office:value-type="float" office:value="0.0000745072">
            <text:p>7.45072E-005</text:p>
          </table:table-cell>
          <table:table-cell office:value-type="float" office:value="2.00821">
            <text:p>2.00821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5137">
            <text:p>1.05137</text:p>
          </table:table-cell>
          <table:table-cell office:value-type="float" office:value="0.0000565328">
            <text:p>5.65328E-005</text:p>
          </table:table-cell>
          <table:table-cell office:value-type="float" office:value="2.96465">
            <text:p>2.96465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6247">
            <text:p>1.06247</text:p>
          </table:table-cell>
          <table:table-cell office:value-type="float" office:value="0.0000214596">
            <text:p>2.14596E-005</text:p>
          </table:table-cell>
          <table:table-cell office:value-type="float" office:value="9.44442">
            <text:p>9.44442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7358">
            <text:p>1.07358</text:p>
          </table:table-cell>
          <table:table-cell office:value-type="float" office:value="-0.000066007">
            <text:p>-0.000066007</text:p>
          </table:table-cell>
          <table:table-cell office:value-type="float" office:value="-4.39559">
            <text:p>-4.39559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8468">
            <text:p>1.08468</text:p>
          </table:table-cell>
          <table:table-cell office:value-type="float" office:value="-0.000542817">
            <text:p>-0.000542817</text:p>
          </table:table-cell>
          <table:table-cell office:value-type="float" office:value="-1.41291">
            <text:p>-1.41291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09579">
            <text:p>1.09579</text:p>
          </table:table-cell>
          <table:table-cell office:value-type="float" office:value="0.000785016">
            <text:p>0.000785016</text:p>
          </table:table-cell>
          <table:table-cell office:value-type="float" office:value="-0.714486">
            <text:p>-0.714486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0689">
            <text:p>1.10689</text:p>
          </table:table-cell>
          <table:table-cell office:value-type="float" office:value="0.000384657">
            <text:p>0.000384657</text:p>
          </table:table-cell>
          <table:table-cell office:value-type="float" office:value="-0.417318">
            <text:p>-0.417318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1799">
            <text:p>1.11799</text:p>
          </table:table-cell>
          <table:table-cell office:value-type="float" office:value="0.000303276">
            <text:p>0.000303276</text:p>
          </table:table-cell>
          <table:table-cell office:value-type="float" office:value="-0.260961">
            <text:p>-0.260961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291">
            <text:p>1.1291</text:p>
          </table:table-cell>
          <table:table-cell office:value-type="float" office:value="0.000269872">
            <text:p>0.000269872</text:p>
          </table:table-cell>
          <table:table-cell office:value-type="float" office:value="-0.169484">
            <text:p>-0.169484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1.1402">
            <text:p>1.1402</text:p>
          </table:table-cell>
          <table:table-cell office:value-type="float" office:value="0.000252577">
            <text:p>0.000252577</text:p>
          </table:table-cell>
          <table:table-cell office:value-type="float" office:value="-0.112616">
            <text:p>-0.112616</text:p>
          </table:table-cell>
          <table:table-cell office:value-type="float" office:value="0.00153108">
            <text:p>0.00153108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284208">
            <text:p>0.0284208</text:p>
          </table:table-cell>
          <table:table-cell office:value-type="float" office:value="0.0000000230082">
            <text:p>0.000000023</text:p>
          </table:table-cell>
          <table:table-cell office:value-type="float" office:value="9580.12">
            <text:p>9580.12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395524">
            <text:p>0.0395524</text:p>
          </table:table-cell>
          <table:table-cell office:value-type="float" office:value="0.0000000335268">
            <text:p>3.35268E-008</text:p>
          </table:table-cell>
          <table:table-cell office:value-type="float" office:value="6574.15">
            <text:p>6574.15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50684">
            <text:p>0.050684</text:p>
          </table:table-cell>
          <table:table-cell office:value-type="float" office:value="0.0000000488518">
            <text:p>4.88518E-008</text:p>
          </table:table-cell>
          <table:table-cell office:value-type="float" office:value="4511.51">
            <text:p>4511.51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618156">
            <text:p>0.0618156</text:p>
          </table:table-cell>
          <table:table-cell office:value-type="float" office:value="0.0000000711763">
            <text:p>7.11763E-008</text:p>
          </table:table-cell>
          <table:table-cell office:value-type="float" office:value="3096.16">
            <text:p>3096.16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729472">
            <text:p>0.0729472</text:p>
          </table:table-cell>
          <table:table-cell office:value-type="float" office:value="0.000000103691">
            <text:p>1.03691E-007</text:p>
          </table:table-cell>
          <table:table-cell office:value-type="float" office:value="2124.96">
            <text:p>2124.96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840787">
            <text:p>0.0840787</text:p>
          </table:table-cell>
          <table:table-cell office:value-type="float" office:value="0.000000151036">
            <text:p>0.000000151</text:p>
          </table:table-cell>
          <table:table-cell office:value-type="float" office:value="1458.55">
            <text:p>1458.55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0952103">
            <text:p>0.0952103</text:p>
          </table:table-cell>
          <table:table-cell office:value-type="float" office:value="0.000000219946">
            <text:p>2.19946E-007</text:p>
          </table:table-cell>
          <table:table-cell office:value-type="float" office:value="1001.26">
            <text:p>1001.26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06342">
            <text:p>0.106342</text:p>
          </table:table-cell>
          <table:table-cell office:value-type="float" office:value="0.000000320188">
            <text:p>3.20188E-007</text:p>
          </table:table-cell>
          <table:table-cell office:value-type="float" office:value="687.483">
            <text:p>687.483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17473">
            <text:p>0.117473</text:p>
          </table:table-cell>
          <table:table-cell office:value-type="float" office:value="0.000000465886">
            <text:p>4.65886E-007</text:p>
          </table:table-cell>
          <table:table-cell office:value-type="float" office:value="472.171">
            <text:p>472.171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28605">
            <text:p>0.128605</text:p>
          </table:table-cell>
          <table:table-cell office:value-type="float" office:value="0.000000677397">
            <text:p>6.77397E-007</text:p>
          </table:table-cell>
          <table:table-cell office:value-type="float" office:value="324.428">
            <text:p>324.428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39737">
            <text:p>0.139737</text:p>
          </table:table-cell>
          <table:table-cell office:value-type="float" office:value="0.000000983909">
            <text:p>9.83909E-007</text:p>
          </table:table-cell>
          <table:table-cell office:value-type="float" office:value="223.049">
            <text:p>223.049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50868">
            <text:p>0.150868</text:p>
          </table:table-cell>
          <table:table-cell office:value-type="float" office:value="0.00000142696">
            <text:p>0.000001427</text:p>
          </table:table-cell>
          <table:table-cell office:value-type="float" office:value="153.485">
            <text:p>153.485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62">
            <text:p>0.162</text:p>
          </table:table-cell>
          <table:table-cell office:value-type="float" office:value="0.00000206504">
            <text:p>0.000002065</text:p>
          </table:table-cell>
          <table:table-cell office:value-type="float" office:value="105.751">
            <text:p>105.751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73131">
            <text:p>0.173131</text:p>
          </table:table-cell>
          <table:table-cell office:value-type="float" office:value="0.00000297913">
            <text:p>2.97913E-006</text:p>
          </table:table-cell>
          <table:table-cell office:value-type="float" office:value="72.9962">
            <text:p>72.9962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84263">
            <text:p>0.184263</text:p>
          </table:table-cell>
          <table:table-cell office:value-type="float" office:value="0.00000427875">
            <text:p>4.27875E-006</text:p>
          </table:table-cell>
          <table:table-cell office:value-type="float" office:value="50.5207">
            <text:p>50.5207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195395">
            <text:p>0.195395</text:p>
          </table:table-cell>
          <table:table-cell office:value-type="float" office:value="0.00000610676">
            <text:p>6.10676E-006</text:p>
          </table:table-cell>
          <table:table-cell office:value-type="float" office:value="35.0984">
            <text:p>35.0984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06526">
            <text:p>0.206526</text:p>
          </table:table-cell>
          <table:table-cell office:value-type="float" office:value="0.00000863951">
            <text:p>8.63951E-006</text:p>
          </table:table-cell>
          <table:table-cell office:value-type="float" office:value="24.5158">
            <text:p>24.5158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17658">
            <text:p>0.217658</text:p>
          </table:table-cell>
          <table:table-cell office:value-type="float" office:value="0.0000120763">
            <text:p>1.20763E-005</text:p>
          </table:table-cell>
          <table:table-cell office:value-type="float" office:value="17.2542">
            <text:p>17.2542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28789">
            <text:p>0.228789</text:p>
          </table:table-cell>
          <table:table-cell office:value-type="float" office:value="0.0000166104">
            <text:p>1.66104E-005</text:p>
          </table:table-cell>
          <table:table-cell office:value-type="float" office:value="12.2715">
            <text:p>12.2715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39921">
            <text:p>0.239921</text:p>
          </table:table-cell>
          <table:table-cell office:value-type="float" office:value="0.0000223747">
            <text:p>2.23747E-005</text:p>
          </table:table-cell>
          <table:table-cell office:value-type="float" office:value="8.85236">
            <text:p>8.85236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51052">
            <text:p>0.251052</text:p>
          </table:table-cell>
          <table:table-cell office:value-type="float" office:value="0.0000293681">
            <text:p>2.93681E-005</text:p>
          </table:table-cell>
          <table:table-cell office:value-type="float" office:value="6.50623">
            <text:p>6.50623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62184">
            <text:p>0.262184</text:p>
          </table:table-cell>
          <table:table-cell office:value-type="float" office:value="0.0000373865">
            <text:p>3.73865E-005</text:p>
          </table:table-cell>
          <table:table-cell office:value-type="float" office:value="4.89635">
            <text:p>4.89635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73316">
            <text:p>0.273316</text:p>
          </table:table-cell>
          <table:table-cell office:value-type="float" office:value="0.0000460056">
            <text:p>4.60056E-005</text:p>
          </table:table-cell>
          <table:table-cell office:value-type="float" office:value="3.79168">
            <text:p>3.79168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84447">
            <text:p>0.284447</text:p>
          </table:table-cell>
          <table:table-cell office:value-type="float" office:value="0.0000546509">
            <text:p>5.46509E-005</text:p>
          </table:table-cell>
          <table:table-cell office:value-type="float" office:value="3.03367">
            <text:p>3.03367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295579">
            <text:p>0.295579</text:p>
          </table:table-cell>
          <table:table-cell office:value-type="float" office:value="0.0000627413">
            <text:p>6.27413E-005</text:p>
          </table:table-cell>
          <table:table-cell office:value-type="float" office:value="2.51354">
            <text:p>2.51354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30671">
            <text:p>0.30671</text:p>
          </table:table-cell>
          <table:table-cell office:value-type="float" office:value="0.0000698352">
            <text:p>6.98352E-005</text:p>
          </table:table-cell>
          <table:table-cell office:value-type="float" office:value="2.15663">
            <text:p>2.15663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317842">
            <text:p>0.317842</text:p>
          </table:table-cell>
          <table:table-cell office:value-type="float" office:value="0.0000757089">
            <text:p>7.57089E-005</text:p>
          </table:table-cell>
          <table:table-cell office:value-type="float" office:value="1.91173">
            <text:p>1.91173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328974">
            <text:p>0.328974</text:p>
          </table:table-cell>
          <table:table-cell office:value-type="float" office:value="0.0000803461">
            <text:p>8.03461E-005</text:p>
          </table:table-cell>
          <table:table-cell office:value-type="float" office:value="1.74368">
            <text:p>1.74368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340105">
            <text:p>0.340105</text:p>
          </table:table-cell>
          <table:table-cell office:value-type="float" office:value="0.000083871">
            <text:p>0.000083871</text:p>
          </table:table-cell>
          <table:table-cell office:value-type="float" office:value="1.62837">
            <text:p>1.62837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351237">
            <text:p>0.351237</text:p>
          </table:table-cell>
          <table:table-cell office:value-type="float" office:value="0.0000864743">
            <text:p>8.64743E-005</text:p>
          </table:table-cell>
          <table:table-cell office:value-type="float" office:value="1.54924">
            <text:p>1.54924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362368">
            <text:p>0.362368</text:p>
          </table:table-cell>
          <table:table-cell office:value-type="float" office:value="0.0000883561">
            <text:p>8.83561E-005</text:p>
          </table:table-cell>
          <table:table-cell office:value-type="float" office:value="1.49495">
            <text:p>1.49495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3735">
            <text:p>0.3735</text:p>
          </table:table-cell>
          <table:table-cell office:value-type="float" office:value="0.0000896955">
            <text:p>8.96955E-005</text:p>
          </table:table-cell>
          <table:table-cell office:value-type="float" office:value="1.45769">
            <text:p>1.45769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384631">
            <text:p>0.384631</text:p>
          </table:table-cell>
          <table:table-cell office:value-type="float" office:value="0.0000906383">
            <text:p>9.06383E-005</text:p>
          </table:table-cell>
          <table:table-cell office:value-type="float" office:value="1.43213">
            <text:p>1.43213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395763">
            <text:p>0.395763</text:p>
          </table:table-cell>
          <table:table-cell office:value-type="float" office:value="0.0000912968">
            <text:p>9.12968E-005</text:p>
          </table:table-cell>
          <table:table-cell office:value-type="float" office:value="1.41459">
            <text:p>1.41459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406895">
            <text:p>0.406895</text:p>
          </table:table-cell>
          <table:table-cell office:value-type="float" office:value="0.0000917542">
            <text:p>9.17542E-005</text:p>
          </table:table-cell>
          <table:table-cell office:value-type="float" office:value="1.40255">
            <text:p>1.40255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418026">
            <text:p>0.418026</text:p>
          </table:table-cell>
          <table:table-cell office:value-type="float" office:value="0.0000920707">
            <text:p>9.20707E-005</text:p>
          </table:table-cell>
          <table:table-cell office:value-type="float" office:value="1.39429">
            <text:p>1.39429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429158">
            <text:p>0.429158</text:p>
          </table:table-cell>
          <table:table-cell office:value-type="float" office:value="0.0000922892">
            <text:p>9.22892E-005</text:p>
          </table:table-cell>
          <table:table-cell office:value-type="float" office:value="1.38862">
            <text:p>1.38862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440289">
            <text:p>0.440289</text:p>
          </table:table-cell>
          <table:table-cell office:value-type="float" office:value="0.0000924397">
            <text:p>9.24397E-005</text:p>
          </table:table-cell>
          <table:table-cell office:value-type="float" office:value="1.38473">
            <text:p>1.38473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451421">
            <text:p>0.451421</text:p>
          </table:table-cell>
          <table:table-cell office:value-type="float" office:value="0.0000925433">
            <text:p>9.25433E-005</text:p>
          </table:table-cell>
          <table:table-cell office:value-type="float" office:value="1.38206">
            <text:p>1.38206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462553">
            <text:p>0.462553</text:p>
          </table:table-cell>
          <table:table-cell office:value-type="float" office:value="0.0000926145">
            <text:p>9.26145E-005</text:p>
          </table:table-cell>
          <table:table-cell office:value-type="float" office:value="1.38023">
            <text:p>1.38023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473684">
            <text:p>0.473684</text:p>
          </table:table-cell>
          <table:table-cell office:value-type="float" office:value="0.0000926634">
            <text:p>9.26634E-005</text:p>
          </table:table-cell>
          <table:table-cell office:value-type="float" office:value="1.37898">
            <text:p>1.37898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484816">
            <text:p>0.484816</text:p>
          </table:table-cell>
          <table:table-cell office:value-type="float" office:value="0.000092697">
            <text:p>0.000092697</text:p>
          </table:table-cell>
          <table:table-cell office:value-type="float" office:value="1.37811">
            <text:p>1.37811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495947">
            <text:p>0.495947</text:p>
          </table:table-cell>
          <table:table-cell office:value-type="float" office:value="0.00009272">
            <text:p>0.00009272</text:p>
          </table:table-cell>
          <table:table-cell office:value-type="float" office:value="1.37752">
            <text:p>1.37752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507079">
            <text:p>0.507079</text:p>
          </table:table-cell>
          <table:table-cell office:value-type="float" office:value="0.0000927359">
            <text:p>9.27359E-005</text:p>
          </table:table-cell>
          <table:table-cell office:value-type="float" office:value="1.37712">
            <text:p>1.37712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51821">
            <text:p>0.51821</text:p>
          </table:table-cell>
          <table:table-cell office:value-type="float" office:value="0.0000927467">
            <text:p>9.27467E-005</text:p>
          </table:table-cell>
          <table:table-cell office:value-type="float" office:value="1.37684">
            <text:p>1.37684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529342">
            <text:p>0.529342</text:p>
          </table:table-cell>
          <table:table-cell office:value-type="float" office:value="0.0000927542">
            <text:p>9.27542E-005</text:p>
          </table:table-cell>
          <table:table-cell office:value-type="float" office:value="1.37665">
            <text:p>1.37665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540474">
            <text:p>0.540474</text:p>
          </table:table-cell>
          <table:table-cell office:value-type="float" office:value="0.0000927593">
            <text:p>9.27593E-005</text:p>
          </table:table-cell>
          <table:table-cell office:value-type="float" office:value="1.37652">
            <text:p>1.37652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551605">
            <text:p>0.551605</text:p>
          </table:table-cell>
          <table:table-cell office:value-type="float" office:value="0.0000927628">
            <text:p>9.27628E-005</text:p>
          </table:table-cell>
          <table:table-cell office:value-type="float" office:value="1.37643">
            <text:p>1.37643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562737">
            <text:p>0.562737</text:p>
          </table:table-cell>
          <table:table-cell office:value-type="float" office:value="0.0000927652">
            <text:p>9.27652E-005</text:p>
          </table:table-cell>
          <table:table-cell office:value-type="float" office:value="1.37636">
            <text:p>1.37636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573868">
            <text:p>0.573868</text:p>
          </table:table-cell>
          <table:table-cell office:value-type="float" office:value="0.0000927669">
            <text:p>9.27669E-005</text:p>
          </table:table-cell>
          <table:table-cell office:value-type="float" office:value="1.37632">
            <text:p>1.37632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585">
            <text:p>0.585</text:p>
          </table:table-cell>
          <table:table-cell office:value-type="float" office:value="0.000092768">
            <text:p>0.000092768</text:p>
          </table:table-cell>
          <table:table-cell office:value-type="float" office:value="1.37629">
            <text:p>1.37629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596132">
            <text:p>0.596132</text:p>
          </table:table-cell>
          <table:table-cell office:value-type="float" office:value="0.0000927688">
            <text:p>9.27688E-005</text:p>
          </table:table-cell>
          <table:table-cell office:value-type="float" office:value="1.37627">
            <text:p>1.37627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607263">
            <text:p>0.607263</text:p>
          </table:table-cell>
          <table:table-cell office:value-type="float" office:value="0.0000927693">
            <text:p>9.27693E-005</text:p>
          </table:table-cell>
          <table:table-cell office:value-type="float" office:value="1.37626">
            <text:p>1.37626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618395">
            <text:p>0.618395</text:p>
          </table:table-cell>
          <table:table-cell office:value-type="float" office:value="0.0000927697">
            <text:p>9.27697E-005</text:p>
          </table:table-cell>
          <table:table-cell office:value-type="float" office:value="1.37625">
            <text:p>1.37625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629526">
            <text:p>0.629526</text:p>
          </table:table-cell>
          <table:table-cell office:value-type="float" office:value="0.0000927699">
            <text:p>9.27699E-005</text:p>
          </table:table-cell>
          <table:table-cell office:value-type="float" office:value="1.37624">
            <text:p>1.37624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640658">
            <text:p>0.640658</text:p>
          </table:table-cell>
          <table:table-cell office:value-type="float" office:value="0.0000927701">
            <text:p>9.27701E-005</text:p>
          </table:table-cell>
          <table:table-cell office:value-type="float" office:value="1.37624">
            <text:p>1.37624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65179">
            <text:p>0.65179</text:p>
          </table:table-cell>
          <table:table-cell office:value-type="float" office:value="0.0000927702">
            <text:p>9.27702E-005</text:p>
          </table:table-cell>
          <table:table-cell office:value-type="float" office:value="1.37624">
            <text:p>1.37624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662921">
            <text:p>0.662921</text:p>
          </table:table-cell>
          <table:table-cell office:value-type="float" office:value="0.0000927703">
            <text:p>9.27703E-005</text:p>
          </table:table-cell>
          <table:table-cell office:value-type="float" office:value="1.37624">
            <text:p>1.37624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674053">
            <text:p>0.674053</text:p>
          </table:table-cell>
          <table:table-cell office:value-type="float" office:value="0.0000927703">
            <text:p>9.27703E-005</text:p>
          </table:table-cell>
          <table:table-cell office:value-type="float" office:value="1.37623">
            <text:p>1.37623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685184">
            <text:p>0.685184</text:p>
          </table:table-cell>
          <table:table-cell office:value-type="float" office:value="0.0000927703">
            <text:p>9.27703E-005</text:p>
          </table:table-cell>
          <table:table-cell office:value-type="float" office:value="1.37623">
            <text:p>1.37623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696316">
            <text:p>0.696316</text:p>
          </table:table-cell>
          <table:table-cell office:value-type="float" office:value="0.0000927703">
            <text:p>9.27703E-005</text:p>
          </table:table-cell>
          <table:table-cell office:value-type="float" office:value="1.37624">
            <text:p>1.37624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07447">
            <text:p>0.707447</text:p>
          </table:table-cell>
          <table:table-cell office:value-type="float" office:value="0.0000927702">
            <text:p>9.27702E-005</text:p>
          </table:table-cell>
          <table:table-cell office:value-type="float" office:value="1.37624">
            <text:p>1.37624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18579">
            <text:p>0.718579</text:p>
          </table:table-cell>
          <table:table-cell office:value-type="float" office:value="0.0000927701">
            <text:p>9.27701E-005</text:p>
          </table:table-cell>
          <table:table-cell office:value-type="float" office:value="1.37624">
            <text:p>1.37624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29711">
            <text:p>0.729711</text:p>
          </table:table-cell>
          <table:table-cell office:value-type="float" office:value="0.0000927699">
            <text:p>9.27699E-005</text:p>
          </table:table-cell>
          <table:table-cell office:value-type="float" office:value="1.37624">
            <text:p>1.37624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40842">
            <text:p>0.740842</text:p>
          </table:table-cell>
          <table:table-cell office:value-type="float" office:value="0.0000927697">
            <text:p>9.27697E-005</text:p>
          </table:table-cell>
          <table:table-cell office:value-type="float" office:value="1.37625">
            <text:p>1.37625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51974">
            <text:p>0.751974</text:p>
          </table:table-cell>
          <table:table-cell office:value-type="float" office:value="0.0000927693">
            <text:p>9.27693E-005</text:p>
          </table:table-cell>
          <table:table-cell office:value-type="float" office:value="1.37626">
            <text:p>1.37626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63105">
            <text:p>0.763105</text:p>
          </table:table-cell>
          <table:table-cell office:value-type="float" office:value="0.0000927687">
            <text:p>9.27687E-005</text:p>
          </table:table-cell>
          <table:table-cell office:value-type="float" office:value="1.37627">
            <text:p>1.37627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74237">
            <text:p>0.774237</text:p>
          </table:table-cell>
          <table:table-cell office:value-type="float" office:value="0.0000927679">
            <text:p>9.27679E-005</text:p>
          </table:table-cell>
          <table:table-cell office:value-type="float" office:value="1.3763">
            <text:p>1.3763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85369">
            <text:p>0.785369</text:p>
          </table:table-cell>
          <table:table-cell office:value-type="float" office:value="0.0000927668">
            <text:p>9.27668E-005</text:p>
          </table:table-cell>
          <table:table-cell office:value-type="float" office:value="1.37632">
            <text:p>1.37632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7965">
            <text:p>0.7965</text:p>
          </table:table-cell>
          <table:table-cell office:value-type="float" office:value="0.0000927651">
            <text:p>9.27651E-005</text:p>
          </table:table-cell>
          <table:table-cell office:value-type="float" office:value="1.37637">
            <text:p>1.37637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807632">
            <text:p>0.807632</text:p>
          </table:table-cell>
          <table:table-cell office:value-type="float" office:value="0.0000927626">
            <text:p>9.27626E-005</text:p>
          </table:table-cell>
          <table:table-cell office:value-type="float" office:value="1.37643">
            <text:p>1.37643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818763">
            <text:p>0.818763</text:p>
          </table:table-cell>
          <table:table-cell office:value-type="float" office:value="0.000092759">
            <text:p>0.000092759</text:p>
          </table:table-cell>
          <table:table-cell office:value-type="float" office:value="1.37652">
            <text:p>1.37652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829895">
            <text:p>0.829895</text:p>
          </table:table-cell>
          <table:table-cell office:value-type="float" office:value="0.0000927537">
            <text:p>9.27537E-005</text:p>
          </table:table-cell>
          <table:table-cell office:value-type="float" office:value="1.37666">
            <text:p>1.37666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841026">
            <text:p>0.841026</text:p>
          </table:table-cell>
          <table:table-cell office:value-type="float" office:value="0.000092746">
            <text:p>0.000092746</text:p>
          </table:table-cell>
          <table:table-cell office:value-type="float" office:value="1.37686">
            <text:p>1.37686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852158">
            <text:p>0.852158</text:p>
          </table:table-cell>
          <table:table-cell office:value-type="float" office:value="0.0000927348">
            <text:p>9.27348E-005</text:p>
          </table:table-cell>
          <table:table-cell office:value-type="float" office:value="1.37714">
            <text:p>1.37714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86329">
            <text:p>0.86329</text:p>
          </table:table-cell>
          <table:table-cell office:value-type="float" office:value="0.0000927185">
            <text:p>9.27185E-005</text:p>
          </table:table-cell>
          <table:table-cell office:value-type="float" office:value="1.37756">
            <text:p>1.37756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874421">
            <text:p>0.874421</text:p>
          </table:table-cell>
          <table:table-cell office:value-type="float" office:value="0.0000926946">
            <text:p>9.26946E-005</text:p>
          </table:table-cell>
          <table:table-cell office:value-type="float" office:value="1.37817">
            <text:p>1.37817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885553">
            <text:p>0.885553</text:p>
          </table:table-cell>
          <table:table-cell office:value-type="float" office:value="0.0000926599">
            <text:p>9.26599E-005</text:p>
          </table:table-cell>
          <table:table-cell office:value-type="float" office:value="1.37907">
            <text:p>1.37907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896684">
            <text:p>0.896684</text:p>
          </table:table-cell>
          <table:table-cell office:value-type="float" office:value="0.0000926093">
            <text:p>9.26093E-005</text:p>
          </table:table-cell>
          <table:table-cell office:value-type="float" office:value="1.38037">
            <text:p>1.38037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907816">
            <text:p>0.907816</text:p>
          </table:table-cell>
          <table:table-cell office:value-type="float" office:value="0.0000925354">
            <text:p>9.25354E-005</text:p>
          </table:table-cell>
          <table:table-cell office:value-type="float" office:value="1.38227">
            <text:p>1.38227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918948">
            <text:p>0.918948</text:p>
          </table:table-cell>
          <table:table-cell office:value-type="float" office:value="0.0000924276">
            <text:p>9.24276E-005</text:p>
          </table:table-cell>
          <table:table-cell office:value-type="float" office:value="1.38505">
            <text:p>1.38505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930079">
            <text:p>0.930079</text:p>
          </table:table-cell>
          <table:table-cell office:value-type="float" office:value="0.0000922701">
            <text:p>9.22701E-005</text:p>
          </table:table-cell>
          <table:table-cell office:value-type="float" office:value="1.38912">
            <text:p>1.38912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941211">
            <text:p>0.941211</text:p>
          </table:table-cell>
          <table:table-cell office:value-type="float" office:value="0.00009204">
            <text:p>0.00009204</text:p>
          </table:table-cell>
          <table:table-cell office:value-type="float" office:value="1.39509">
            <text:p>1.39509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952342">
            <text:p>0.952342</text:p>
          </table:table-cell>
          <table:table-cell office:value-type="float" office:value="0.0000917031">
            <text:p>9.17031E-005</text:p>
          </table:table-cell>
          <table:table-cell office:value-type="float" office:value="1.40389">
            <text:p>1.40389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963474">
            <text:p>0.963474</text:p>
          </table:table-cell>
          <table:table-cell office:value-type="float" office:value="0.000091209">
            <text:p>0.000091209</text:p>
          </table:table-cell>
          <table:table-cell office:value-type="float" office:value="1.41691">
            <text:p>1.41691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974605">
            <text:p>0.974605</text:p>
          </table:table-cell>
          <table:table-cell office:value-type="float" office:value="0.000090482">
            <text:p>0.000090482</text:p>
          </table:table-cell>
          <table:table-cell office:value-type="float" office:value="1.43633">
            <text:p>1.43633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985737">
            <text:p>0.985737</text:p>
          </table:table-cell>
          <table:table-cell office:value-type="float" office:value="0.0000894078">
            <text:p>8.94078E-005</text:p>
          </table:table-cell>
          <table:table-cell office:value-type="float" office:value="1.4656">
            <text:p>1.4656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0.996869">
            <text:p>0.996869</text:p>
          </table:table-cell>
          <table:table-cell office:value-type="float" office:value="0.0000878102">
            <text:p>8.78102E-005</text:p>
          </table:table-cell>
          <table:table-cell office:value-type="float" office:value="1.51046">
            <text:p>1.51046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008">
            <text:p>1.008</text:p>
          </table:table-cell>
          <table:table-cell office:value-type="float" office:value="0.000085411">
            <text:p>0.000085411</text:p>
          </table:table-cell>
          <table:table-cell office:value-type="float" office:value="1.58098">
            <text:p>1.58098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01913">
            <text:p>1.01913</text:p>
          </table:table-cell>
          <table:table-cell office:value-type="float" office:value="0.0000817548">
            <text:p>8.17548E-005</text:p>
          </table:table-cell>
          <table:table-cell office:value-type="float" office:value="1.69641">
            <text:p>1.69641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03026">
            <text:p>1.03026</text:p>
          </table:table-cell>
          <table:table-cell office:value-type="float" office:value="0.0000760574">
            <text:p>7.60574E-005</text:p>
          </table:table-cell>
          <table:table-cell office:value-type="float" office:value="1.89839">
            <text:p>1.89839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04139">
            <text:p>1.04139</text:p>
          </table:table-cell>
          <table:table-cell office:value-type="float" office:value="0.0000668629">
            <text:p>6.68629E-005</text:p>
          </table:table-cell>
          <table:table-cell office:value-type="float" office:value="2.29696">
            <text:p>2.29696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05253">
            <text:p>1.05253</text:p>
          </table:table-cell>
          <table:table-cell office:value-type="float" office:value="0.0000511521">
            <text:p>5.11521E-005</text:p>
          </table:table-cell>
          <table:table-cell office:value-type="float" office:value="3.30958">
            <text:p>3.30958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06366">
            <text:p>1.06366</text:p>
          </table:table-cell>
          <table:table-cell office:value-type="float" office:value="0.0000214925">
            <text:p>2.14925E-005</text:p>
          </table:table-cell>
          <table:table-cell office:value-type="float" office:value="9.25681">
            <text:p>9.25681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07479">
            <text:p>1.07479</text:p>
          </table:table-cell>
          <table:table-cell office:value-type="float" office:value="-0.0000467209">
            <text:p>-4.67209E-005</text:p>
          </table:table-cell>
          <table:table-cell office:value-type="float" office:value="-5.71832">
            <text:p>-5.71832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08592">
            <text:p>1.08592</text:p>
          </table:table-cell>
          <table:table-cell office:value-type="float" office:value="-0.000313531">
            <text:p>-0.000313531</text:p>
          </table:table-cell>
          <table:table-cell office:value-type="float" office:value="-1.7031">
            <text:p>-1.7031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09705">
            <text:p>1.09705</text:p>
          </table:table-cell>
          <table:table-cell office:value-type="float" office:value="0.00139298">
            <text:p>0.00139298</text:p>
          </table:table-cell>
          <table:table-cell office:value-type="float" office:value="-0.841746">
            <text:p>-0.841746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10818">
            <text:p>1.10818</text:p>
          </table:table-cell>
          <table:table-cell office:value-type="float" office:value="0.000427699">
            <text:p>0.000427699</text:p>
          </table:table-cell>
          <table:table-cell office:value-type="float" office:value="-0.484582">
            <text:p>-0.484582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11932">
            <text:p>1.11932</text:p>
          </table:table-cell>
          <table:table-cell office:value-type="float" office:value="0.000314662">
            <text:p>0.000314662</text:p>
          </table:table-cell>
          <table:table-cell office:value-type="float" office:value="-0.299426">
            <text:p>-0.299426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13045">
            <text:p>1.13045</text:p>
          </table:table-cell>
          <table:table-cell office:value-type="float" office:value="0.000272938">
            <text:p>0.000272938</text:p>
          </table:table-cell>
          <table:table-cell office:value-type="float" office:value="-0.19233">
            <text:p>-0.19233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1.14158">
            <text:p>1.14158</text:p>
          </table:table-cell>
          <table:table-cell office:value-type="float" office:value="0.000252348">
            <text:p>0.000252348</text:p>
          </table:table-cell>
          <table:table-cell office:value-type="float" office:value="-0.126429">
            <text:p>-0.126429</text:p>
          </table:table-cell>
          <table:table-cell office:value-type="float" office:value="0.00147525">
            <text:p>0.0014752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270642">
            <text:p>0.0270642</text:p>
          </table:table-cell>
          <table:table-cell office:value-type="float" office:value="0.0000000208891">
            <text:p>2.08891E-008</text:p>
          </table:table-cell>
          <table:table-cell office:value-type="float" office:value="10492.6">
            <text:p>10492.6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38223">
            <text:p>0.038223</text:p>
          </table:table-cell>
          <table:table-cell office:value-type="float" office:value="0.000000030814">
            <text:p>3.0814E-008</text:p>
          </table:table-cell>
          <table:table-cell office:value-type="float" office:value="7112.72">
            <text:p>7112.72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493817">
            <text:p>0.0493817</text:p>
          </table:table-cell>
          <table:table-cell office:value-type="float" office:value="0.0000000454517">
            <text:p>4.54517E-008</text:p>
          </table:table-cell>
          <table:table-cell office:value-type="float" office:value="4821.75">
            <text:p>4821.75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605404">
            <text:p>0.0605404</text:p>
          </table:table-cell>
          <table:table-cell office:value-type="float" office:value="0.000000067037">
            <text:p>0.000000067</text:p>
          </table:table-cell>
          <table:table-cell office:value-type="float" office:value="3268.87">
            <text:p>3268.87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716991">
            <text:p>0.0716991</text:p>
          </table:table-cell>
          <table:table-cell office:value-type="float" office:value="0.0000000988606">
            <text:p>9.88606E-008</text:p>
          </table:table-cell>
          <table:table-cell office:value-type="float" office:value="2216.29">
            <text:p>2216.29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828578">
            <text:p>0.0828578</text:p>
          </table:table-cell>
          <table:table-cell office:value-type="float" office:value="0.000000145764">
            <text:p>1.45764E-007</text:p>
          </table:table-cell>
          <table:table-cell office:value-type="float" office:value="1502.82">
            <text:p>1502.82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0940165">
            <text:p>0.0940165</text:p>
          </table:table-cell>
          <table:table-cell office:value-type="float" office:value="0.000000214859">
            <text:p>2.14859E-007</text:p>
          </table:table-cell>
          <table:table-cell office:value-type="float" office:value="1019.21">
            <text:p>1019.21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05175">
            <text:p>0.105175</text:p>
          </table:table-cell>
          <table:table-cell office:value-type="float" office:value="0.000000316578">
            <text:p>3.16578E-007</text:p>
          </table:table-cell>
          <table:table-cell office:value-type="float" office:value="691.412">
            <text:p>691.412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16334">
            <text:p>0.116334</text:p>
          </table:table-cell>
          <table:table-cell office:value-type="float" office:value="0.00000046617">
            <text:p>4.6617E-007</text:p>
          </table:table-cell>
          <table:table-cell office:value-type="float" office:value="469.22">
            <text:p>469.22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27493">
            <text:p>0.127493</text:p>
          </table:table-cell>
          <table:table-cell office:value-type="float" office:value="0.000000685838">
            <text:p>6.85838E-007</text:p>
          </table:table-cell>
          <table:table-cell office:value-type="float" office:value="318.613">
            <text:p>318.613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38651">
            <text:p>0.138651</text:p>
          </table:table-cell>
          <table:table-cell office:value-type="float" office:value="0.0000010077">
            <text:p>1.0077E-006</text:p>
          </table:table-cell>
          <table:table-cell office:value-type="float" office:value="216.527">
            <text:p>216.527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4981">
            <text:p>0.14981</text:p>
          </table:table-cell>
          <table:table-cell office:value-type="float" office:value="0.0000014778">
            <text:p>1.4778E-006</text:p>
          </table:table-cell>
          <table:table-cell office:value-type="float" office:value="147.331">
            <text:p>147.331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60969">
            <text:p>0.160969</text:p>
          </table:table-cell>
          <table:table-cell office:value-type="float" office:value="0.00000216117">
            <text:p>2.16117E-006</text:p>
          </table:table-cell>
          <table:table-cell office:value-type="float" office:value="100.427">
            <text:p>100.427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72128">
            <text:p>0.172128</text:p>
          </table:table-cell>
          <table:table-cell office:value-type="float" office:value="0.00000314786">
            <text:p>3.14786E-006</text:p>
          </table:table-cell>
          <table:table-cell office:value-type="float" office:value="68.6354">
            <text:p>68.6354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83286">
            <text:p>0.183286</text:p>
          </table:table-cell>
          <table:table-cell office:value-type="float" office:value="0.00000455856">
            <text:p>4.55856E-006</text:p>
          </table:table-cell>
          <table:table-cell office:value-type="float" office:value="47.0859">
            <text:p>47.0859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194445">
            <text:p>0.194445</text:p>
          </table:table-cell>
          <table:table-cell office:value-type="float" office:value="0.00000654745">
            <text:p>6.54745E-006</text:p>
          </table:table-cell>
          <table:table-cell office:value-type="float" office:value="32.4791">
            <text:p>32.4791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05604">
            <text:p>0.205604</text:p>
          </table:table-cell>
          <table:table-cell office:value-type="float" office:value="0.00000929683">
            <text:p>9.29683E-006</text:p>
          </table:table-cell>
          <table:table-cell office:value-type="float" office:value="22.5782">
            <text:p>22.5782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16762">
            <text:p>0.216762</text:p>
          </table:table-cell>
          <table:table-cell office:value-type="float" office:value="0.0000129958">
            <text:p>1.29958E-005</text:p>
          </table:table-cell>
          <table:table-cell office:value-type="float" office:value="15.8671">
            <text:p>15.8671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27921">
            <text:p>0.227921</text:p>
          </table:table-cell>
          <table:table-cell office:value-type="float" office:value="0.000017795">
            <text:p>0.000017795</text:p>
          </table:table-cell>
          <table:table-cell office:value-type="float" office:value="11.3182">
            <text:p>11.3182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3908">
            <text:p>0.23908</text:p>
          </table:table-cell>
          <table:table-cell office:value-type="float" office:value="0.0000237366">
            <text:p>2.37366E-005</text:p>
          </table:table-cell>
          <table:table-cell office:value-type="float" office:value="8.23479">
            <text:p>8.23479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50239">
            <text:p>0.250239</text:p>
          </table:table-cell>
          <table:table-cell office:value-type="float" office:value="0.00003068">
            <text:p>0.00003068</text:p>
          </table:table-cell>
          <table:table-cell office:value-type="float" office:value="6.14479">
            <text:p>6.14479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61397">
            <text:p>0.261397</text:p>
          </table:table-cell>
          <table:table-cell office:value-type="float" office:value="0.0000382676">
            <text:p>3.82676E-005</text:p>
          </table:table-cell>
          <table:table-cell office:value-type="float" office:value="4.72814">
            <text:p>4.72814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72556">
            <text:p>0.272556</text:p>
          </table:table-cell>
          <table:table-cell office:value-type="float" office:value="0.0000459747">
            <text:p>4.59747E-005</text:p>
          </table:table-cell>
          <table:table-cell office:value-type="float" office:value="3.76789">
            <text:p>3.76789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83715">
            <text:p>0.283715</text:p>
          </table:table-cell>
          <table:table-cell office:value-type="float" office:value="0.0000532431">
            <text:p>5.32431E-005</text:p>
          </table:table-cell>
          <table:table-cell office:value-type="float" office:value="3.11701">
            <text:p>3.11701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294873">
            <text:p>0.294873</text:p>
          </table:table-cell>
          <table:table-cell office:value-type="float" office:value="0.0000596334">
            <text:p>5.96334E-005</text:p>
          </table:table-cell>
          <table:table-cell office:value-type="float" office:value="2.67583">
            <text:p>2.67583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306032">
            <text:p>0.306032</text:p>
          </table:table-cell>
          <table:table-cell office:value-type="float" office:value="0.0000649145">
            <text:p>6.49145E-005</text:p>
          </table:table-cell>
          <table:table-cell office:value-type="float" office:value="2.37678">
            <text:p>2.37678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317191">
            <text:p>0.317191</text:p>
          </table:table-cell>
          <table:table-cell office:value-type="float" office:value="0.00006906">
            <text:p>0.00006906</text:p>
          </table:table-cell>
          <table:table-cell office:value-type="float" office:value="2.17408">
            <text:p>2.17408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32835">
            <text:p>0.32835</text:p>
          </table:table-cell>
          <table:table-cell office:value-type="float" office:value="0.0000721847">
            <text:p>7.21847E-005</text:p>
          </table:table-cell>
          <table:table-cell office:value-type="float" office:value="2.03669">
            <text:p>2.03669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339508">
            <text:p>0.339508</text:p>
          </table:table-cell>
          <table:table-cell office:value-type="float" office:value="0.0000744685">
            <text:p>7.44685E-005</text:p>
          </table:table-cell>
          <table:table-cell office:value-type="float" office:value="1.94356">
            <text:p>1.94356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350667">
            <text:p>0.350667</text:p>
          </table:table-cell>
          <table:table-cell office:value-type="float" office:value="0.0000761005">
            <text:p>7.61005E-005</text:p>
          </table:table-cell>
          <table:table-cell office:value-type="float" office:value="1.88043">
            <text:p>1.88043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361826">
            <text:p>0.361826</text:p>
          </table:table-cell>
          <table:table-cell office:value-type="float" office:value="0.000077248">
            <text:p>0.000077248</text:p>
          </table:table-cell>
          <table:table-cell office:value-type="float" office:value="1.83764">
            <text:p>1.83764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372984">
            <text:p>0.372984</text:p>
          </table:table-cell>
          <table:table-cell office:value-type="float" office:value="0.0000780457">
            <text:p>7.80457E-005</text:p>
          </table:table-cell>
          <table:table-cell office:value-type="float" office:value="1.80864">
            <text:p>1.80864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384143">
            <text:p>0.384143</text:p>
          </table:table-cell>
          <table:table-cell office:value-type="float" office:value="0.0000785958">
            <text:p>7.85958E-005</text:p>
          </table:table-cell>
          <table:table-cell office:value-type="float" office:value="1.78898">
            <text:p>1.78898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395302">
            <text:p>0.395302</text:p>
          </table:table-cell>
          <table:table-cell office:value-type="float" office:value="0.0000789732">
            <text:p>7.89732E-005</text:p>
          </table:table-cell>
          <table:table-cell office:value-type="float" office:value="1.77566">
            <text:p>1.77566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06461">
            <text:p>0.406461</text:p>
          </table:table-cell>
          <table:table-cell office:value-type="float" office:value="0.000079231">
            <text:p>0.000079231</text:p>
          </table:table-cell>
          <table:table-cell office:value-type="float" office:value="1.76662">
            <text:p>1.76662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17619">
            <text:p>0.417619</text:p>
          </table:table-cell>
          <table:table-cell office:value-type="float" office:value="0.0000794067">
            <text:p>7.94067E-005</text:p>
          </table:table-cell>
          <table:table-cell office:value-type="float" office:value="1.7605">
            <text:p>1.7605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28778">
            <text:p>0.428778</text:p>
          </table:table-cell>
          <table:table-cell office:value-type="float" office:value="0.0000795263">
            <text:p>7.95263E-005</text:p>
          </table:table-cell>
          <table:table-cell office:value-type="float" office:value="1.75635">
            <text:p>1.75635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39937">
            <text:p>0.439937</text:p>
          </table:table-cell>
          <table:table-cell office:value-type="float" office:value="0.0000796075">
            <text:p>7.96075E-005</text:p>
          </table:table-cell>
          <table:table-cell office:value-type="float" office:value="1.75354">
            <text:p>1.75354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51095">
            <text:p>0.451095</text:p>
          </table:table-cell>
          <table:table-cell office:value-type="float" office:value="0.0000796627">
            <text:p>7.96627E-005</text:p>
          </table:table-cell>
          <table:table-cell office:value-type="float" office:value="1.75163">
            <text:p>1.75163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62254">
            <text:p>0.462254</text:p>
          </table:table-cell>
          <table:table-cell office:value-type="float" office:value="0.0000797001">
            <text:p>7.97001E-005</text:p>
          </table:table-cell>
          <table:table-cell office:value-type="float" office:value="1.75034">
            <text:p>1.75034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73413">
            <text:p>0.473413</text:p>
          </table:table-cell>
          <table:table-cell office:value-type="float" office:value="0.0000797255">
            <text:p>7.97255E-005</text:p>
          </table:table-cell>
          <table:table-cell office:value-type="float" office:value="1.74946">
            <text:p>1.74946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84572">
            <text:p>0.484572</text:p>
          </table:table-cell>
          <table:table-cell office:value-type="float" office:value="0.0000797427">
            <text:p>7.97427E-005</text:p>
          </table:table-cell>
          <table:table-cell office:value-type="float" office:value="1.74887">
            <text:p>1.74887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49573">
            <text:p>0.49573</text:p>
          </table:table-cell>
          <table:table-cell office:value-type="float" office:value="0.0000797544">
            <text:p>7.97544E-005</text:p>
          </table:table-cell>
          <table:table-cell office:value-type="float" office:value="1.74847">
            <text:p>1.74847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506889">
            <text:p>0.506889</text:p>
          </table:table-cell>
          <table:table-cell office:value-type="float" office:value="0.0000797623">
            <text:p>7.97623E-005</text:p>
          </table:table-cell>
          <table:table-cell office:value-type="float" office:value="1.74819">
            <text:p>1.74819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518048">
            <text:p>0.518048</text:p>
          </table:table-cell>
          <table:table-cell office:value-type="float" office:value="0.0000797677">
            <text:p>7.97677E-005</text:p>
          </table:table-cell>
          <table:table-cell office:value-type="float" office:value="1.74801">
            <text:p>1.74801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529206">
            <text:p>0.529206</text:p>
          </table:table-cell>
          <table:table-cell office:value-type="float" office:value="0.0000797713">
            <text:p>7.97713E-005</text:p>
          </table:table-cell>
          <table:table-cell office:value-type="float" office:value="1.74788">
            <text:p>1.74788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540365">
            <text:p>0.540365</text:p>
          </table:table-cell>
          <table:table-cell office:value-type="float" office:value="0.0000797738">
            <text:p>7.97738E-005</text:p>
          </table:table-cell>
          <table:table-cell office:value-type="float" office:value="1.7478">
            <text:p>1.7478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551524">
            <text:p>0.551524</text:p>
          </table:table-cell>
          <table:table-cell office:value-type="float" office:value="0.0000797754">
            <text:p>7.97754E-005</text:p>
          </table:table-cell>
          <table:table-cell office:value-type="float" office:value="1.74774">
            <text:p>1.74774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562683">
            <text:p>0.562683</text:p>
          </table:table-cell>
          <table:table-cell office:value-type="float" office:value="0.0000797766">
            <text:p>7.97766E-005</text:p>
          </table:table-cell>
          <table:table-cell office:value-type="float" office:value="1.7477">
            <text:p>1.7477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573841">
            <text:p>0.573841</text:p>
          </table:table-cell>
          <table:table-cell office:value-type="float" office:value="0.0000797773">
            <text:p>7.97773E-005</text:p>
          </table:table-cell>
          <table:table-cell office:value-type="float" office:value="1.74768">
            <text:p>1.74768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585">
            <text:p>0.585</text:p>
          </table:table-cell>
          <table:table-cell office:value-type="float" office:value="0.0000797779">
            <text:p>7.97779E-005</text:p>
          </table:table-cell>
          <table:table-cell office:value-type="float" office:value="1.74766">
            <text:p>1.74766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596159">
            <text:p>0.596159</text:p>
          </table:table-cell>
          <table:table-cell office:value-type="float" office:value="0.0000797782">
            <text:p>7.97782E-005</text:p>
          </table:table-cell>
          <table:table-cell office:value-type="float" office:value="1.74765">
            <text:p>1.74765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607317">
            <text:p>0.607317</text:p>
          </table:table-cell>
          <table:table-cell office:value-type="float" office:value="0.0000797785">
            <text:p>7.97785E-005</text:p>
          </table:table-cell>
          <table:table-cell office:value-type="float" office:value="1.74764">
            <text:p>1.74764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618476">
            <text:p>0.618476</text:p>
          </table:table-cell>
          <table:table-cell office:value-type="float" office:value="0.0000797786">
            <text:p>7.97786E-005</text:p>
          </table:table-cell>
          <table:table-cell office:value-type="float" office:value="1.74763">
            <text:p>1.74763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629635">
            <text:p>0.629635</text:p>
          </table:table-cell>
          <table:table-cell office:value-type="float" office:value="0.0000797787">
            <text:p>7.97787E-005</text:p>
          </table:table-cell>
          <table:table-cell office:value-type="float" office:value="1.74763">
            <text:p>1.74763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640794">
            <text:p>0.640794</text:p>
          </table:table-cell>
          <table:table-cell office:value-type="float" office:value="0.0000797788">
            <text:p>7.97788E-005</text:p>
          </table:table-cell>
          <table:table-cell office:value-type="float" office:value="1.74763">
            <text:p>1.74763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651952">
            <text:p>0.651952</text:p>
          </table:table-cell>
          <table:table-cell office:value-type="float" office:value="0.0000797788">
            <text:p>7.97788E-005</text:p>
          </table:table-cell>
          <table:table-cell office:value-type="float" office:value="1.74762">
            <text:p>1.74762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663111">
            <text:p>0.663111</text:p>
          </table:table-cell>
          <table:table-cell office:value-type="float" office:value="0.0000797789">
            <text:p>7.97789E-005</text:p>
          </table:table-cell>
          <table:table-cell office:value-type="float" office:value="1.74762">
            <text:p>1.74762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67427">
            <text:p>0.67427</text:p>
          </table:table-cell>
          <table:table-cell office:value-type="float" office:value="0.0000797789">
            <text:p>7.97789E-005</text:p>
          </table:table-cell>
          <table:table-cell office:value-type="float" office:value="1.74762">
            <text:p>1.74762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685428">
            <text:p>0.685428</text:p>
          </table:table-cell>
          <table:table-cell office:value-type="float" office:value="0.0000797789">
            <text:p>7.97789E-005</text:p>
          </table:table-cell>
          <table:table-cell office:value-type="float" office:value="1.74762">
            <text:p>1.74762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696587">
            <text:p>0.696587</text:p>
          </table:table-cell>
          <table:table-cell office:value-type="float" office:value="0.0000797788">
            <text:p>7.97788E-005</text:p>
          </table:table-cell>
          <table:table-cell office:value-type="float" office:value="1.74763">
            <text:p>1.74763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707746">
            <text:p>0.707746</text:p>
          </table:table-cell>
          <table:table-cell office:value-type="float" office:value="0.0000797788">
            <text:p>7.97788E-005</text:p>
          </table:table-cell>
          <table:table-cell office:value-type="float" office:value="1.74763">
            <text:p>1.74763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718905">
            <text:p>0.718905</text:p>
          </table:table-cell>
          <table:table-cell office:value-type="float" office:value="0.0000797787">
            <text:p>7.97787E-005</text:p>
          </table:table-cell>
          <table:table-cell office:value-type="float" office:value="1.74763">
            <text:p>1.74763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730063">
            <text:p>0.730063</text:p>
          </table:table-cell>
          <table:table-cell office:value-type="float" office:value="0.0000797786">
            <text:p>7.97786E-005</text:p>
          </table:table-cell>
          <table:table-cell office:value-type="float" office:value="1.74763">
            <text:p>1.74763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741222">
            <text:p>0.741222</text:p>
          </table:table-cell>
          <table:table-cell office:value-type="float" office:value="0.0000797784">
            <text:p>7.97784E-005</text:p>
          </table:table-cell>
          <table:table-cell office:value-type="float" office:value="1.74764">
            <text:p>1.74764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752381">
            <text:p>0.752381</text:p>
          </table:table-cell>
          <table:table-cell office:value-type="float" office:value="0.0000797781">
            <text:p>7.97781E-005</text:p>
          </table:table-cell>
          <table:table-cell office:value-type="float" office:value="1.74765">
            <text:p>1.74765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763539">
            <text:p>0.763539</text:p>
          </table:table-cell>
          <table:table-cell office:value-type="float" office:value="0.0000797778">
            <text:p>7.97778E-005</text:p>
          </table:table-cell>
          <table:table-cell office:value-type="float" office:value="1.74766">
            <text:p>1.74766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774698">
            <text:p>0.774698</text:p>
          </table:table-cell>
          <table:table-cell office:value-type="float" office:value="0.0000797772">
            <text:p>7.97772E-005</text:p>
          </table:table-cell>
          <table:table-cell office:value-type="float" office:value="1.74768">
            <text:p>1.74768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785857">
            <text:p>0.785857</text:p>
          </table:table-cell>
          <table:table-cell office:value-type="float" office:value="0.0000797763">
            <text:p>7.97763E-005</text:p>
          </table:table-cell>
          <table:table-cell office:value-type="float" office:value="1.74771">
            <text:p>1.74771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797016">
            <text:p>0.797016</text:p>
          </table:table-cell>
          <table:table-cell office:value-type="float" office:value="0.0000797751">
            <text:p>7.97751E-005</text:p>
          </table:table-cell>
          <table:table-cell office:value-type="float" office:value="1.74775">
            <text:p>1.74775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808174">
            <text:p>0.808174</text:p>
          </table:table-cell>
          <table:table-cell office:value-type="float" office:value="0.0000797733">
            <text:p>7.97733E-005</text:p>
          </table:table-cell>
          <table:table-cell office:value-type="float" office:value="1.74782">
            <text:p>1.74782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819333">
            <text:p>0.819333</text:p>
          </table:table-cell>
          <table:table-cell office:value-type="float" office:value="0.0000797705">
            <text:p>7.97705E-005</text:p>
          </table:table-cell>
          <table:table-cell office:value-type="float" office:value="1.74791">
            <text:p>1.74791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830492">
            <text:p>0.830492</text:p>
          </table:table-cell>
          <table:table-cell office:value-type="float" office:value="0.0000797665">
            <text:p>7.97665E-005</text:p>
          </table:table-cell>
          <table:table-cell office:value-type="float" office:value="1.74805">
            <text:p>1.74805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84165">
            <text:p>0.84165</text:p>
          </table:table-cell>
          <table:table-cell office:value-type="float" office:value="0.0000797606">
            <text:p>7.97606E-005</text:p>
          </table:table-cell>
          <table:table-cell office:value-type="float" office:value="1.74825">
            <text:p>1.74825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852809">
            <text:p>0.852809</text:p>
          </table:table-cell>
          <table:table-cell office:value-type="float" office:value="0.0000797519">
            <text:p>7.97519E-005</text:p>
          </table:table-cell>
          <table:table-cell office:value-type="float" office:value="1.74855">
            <text:p>1.74855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863968">
            <text:p>0.863968</text:p>
          </table:table-cell>
          <table:table-cell office:value-type="float" office:value="0.000079739">
            <text:p>0.000079739</text:p>
          </table:table-cell>
          <table:table-cell office:value-type="float" office:value="1.749">
            <text:p>1.749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875127">
            <text:p>0.875127</text:p>
          </table:table-cell>
          <table:table-cell office:value-type="float" office:value="0.0000797201">
            <text:p>7.97201E-005</text:p>
          </table:table-cell>
          <table:table-cell office:value-type="float" office:value="1.74965">
            <text:p>1.74965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886285">
            <text:p>0.886285</text:p>
          </table:table-cell>
          <table:table-cell office:value-type="float" office:value="0.000079692">
            <text:p>0.000079692</text:p>
          </table:table-cell>
          <table:table-cell office:value-type="float" office:value="1.75062">
            <text:p>1.75062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897444">
            <text:p>0.897444</text:p>
          </table:table-cell>
          <table:table-cell office:value-type="float" office:value="0.0000796507">
            <text:p>7.96507E-005</text:p>
          </table:table-cell>
          <table:table-cell office:value-type="float" office:value="1.75205">
            <text:p>1.75205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908603">
            <text:p>0.908603</text:p>
          </table:table-cell>
          <table:table-cell office:value-type="float" office:value="0.0000795896">
            <text:p>7.95896E-005</text:p>
          </table:table-cell>
          <table:table-cell office:value-type="float" office:value="1.75416">
            <text:p>1.75416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919761">
            <text:p>0.919761</text:p>
          </table:table-cell>
          <table:table-cell office:value-type="float" office:value="0.0000794994">
            <text:p>7.94994E-005</text:p>
          </table:table-cell>
          <table:table-cell office:value-type="float" office:value="1.75728">
            <text:p>1.75728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93092">
            <text:p>0.93092</text:p>
          </table:table-cell>
          <table:table-cell office:value-type="float" office:value="0.0000793662">
            <text:p>7.93662E-005</text:p>
          </table:table-cell>
          <table:table-cell office:value-type="float" office:value="1.76191">
            <text:p>1.76191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942079">
            <text:p>0.942079</text:p>
          </table:table-cell>
          <table:table-cell office:value-type="float" office:value="0.0000791691">
            <text:p>7.91691E-005</text:p>
          </table:table-cell>
          <table:table-cell office:value-type="float" office:value="1.76878">
            <text:p>1.76878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953238">
            <text:p>0.953238</text:p>
          </table:table-cell>
          <table:table-cell office:value-type="float" office:value="0.0000788774">
            <text:p>7.88774E-005</text:p>
          </table:table-cell>
          <table:table-cell office:value-type="float" office:value="1.77902">
            <text:p>1.77902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964396">
            <text:p>0.964396</text:p>
          </table:table-cell>
          <table:table-cell office:value-type="float" office:value="0.0000784448">
            <text:p>7.84448E-005</text:p>
          </table:table-cell>
          <table:table-cell office:value-type="float" office:value="1.79435">
            <text:p>1.79435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975555">
            <text:p>0.975555</text:p>
          </table:table-cell>
          <table:table-cell office:value-type="float" office:value="0.0000778017">
            <text:p>7.78017E-005</text:p>
          </table:table-cell>
          <table:table-cell office:value-type="float" office:value="1.81745">
            <text:p>1.81745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986714">
            <text:p>0.986714</text:p>
          </table:table-cell>
          <table:table-cell office:value-type="float" office:value="0.0000768421">
            <text:p>7.68421E-005</text:p>
          </table:table-cell>
          <table:table-cell office:value-type="float" office:value="1.85263">
            <text:p>1.85263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0.997872">
            <text:p>0.997872</text:p>
          </table:table-cell>
          <table:table-cell office:value-type="float" office:value="0.0000754024">
            <text:p>7.54024E-005</text:p>
          </table:table-cell>
          <table:table-cell office:value-type="float" office:value="1.9071">
            <text:p>1.9071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00903">
            <text:p>1.00903</text:p>
          </table:table-cell>
          <table:table-cell office:value-type="float" office:value="0.0000732244">
            <text:p>7.32244E-005</text:p>
          </table:table-cell>
          <table:table-cell office:value-type="float" office:value="1.99357">
            <text:p>1.99357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02019">
            <text:p>1.02019</text:p>
          </table:table-cell>
          <table:table-cell office:value-type="float" office:value="0.0000698879">
            <text:p>6.98879E-005</text:p>
          </table:table-cell>
          <table:table-cell office:value-type="float" office:value="2.13648">
            <text:p>2.13648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03135">
            <text:p>1.03135</text:p>
          </table:table-cell>
          <table:table-cell office:value-type="float" office:value="0.0000646775">
            <text:p>6.46775E-005</text:p>
          </table:table-cell>
          <table:table-cell office:value-type="float" office:value="2.38916">
            <text:p>2.38916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04251">
            <text:p>1.04251</text:p>
          </table:table-cell>
          <table:table-cell office:value-type="float" office:value="0.0000562904">
            <text:p>5.62904E-005</text:p>
          </table:table-cell>
          <table:table-cell office:value-type="float" office:value="2.89413">
            <text:p>2.89413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05367">
            <text:p>1.05367</text:p>
          </table:table-cell>
          <table:table-cell office:value-type="float" office:value="0.0000421098">
            <text:p>4.21098E-005</text:p>
          </table:table-cell>
          <table:table-cell office:value-type="float" office:value="4.20549">
            <text:p>4.20549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06482">
            <text:p>1.06482</text:p>
          </table:table-cell>
          <table:table-cell office:value-type="float" office:value="0.0000160174">
            <text:p>1.60174E-005</text:p>
          </table:table-cell>
          <table:table-cell office:value-type="float" office:value="12.6853">
            <text:p>12.6853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07598">
            <text:p>1.07598</text:p>
          </table:table-cell>
          <table:table-cell office:value-type="float" office:value="-0.0000404152">
            <text:p>-4.04152E-005</text:p>
          </table:table-cell>
          <table:table-cell office:value-type="float" office:value="-6.42376">
            <text:p>-6.42376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08714">
            <text:p>1.08714</text:p>
          </table:table-cell>
          <table:table-cell office:value-type="float" office:value="-0.000220642">
            <text:p>-0.000220642</text:p>
          </table:table-cell>
          <table:table-cell office:value-type="float" office:value="-1.99347">
            <text:p>-1.99347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0983">
            <text:p>1.0983</text:p>
          </table:table-cell>
          <table:table-cell office:value-type="float" office:value="0.0184253">
            <text:p>0.0184253</text:p>
          </table:table-cell>
          <table:table-cell office:value-type="float" office:value="-0.988103">
            <text:p>-0.988103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10946">
            <text:p>1.10946</text:p>
          </table:table-cell>
          <table:table-cell office:value-type="float" office:value="0.000505726">
            <text:p>0.000505726</text:p>
          </table:table-cell>
          <table:table-cell office:value-type="float" office:value="-0.566559">
            <text:p>-0.566559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12062">
            <text:p>1.12062</text:p>
          </table:table-cell>
          <table:table-cell office:value-type="float" office:value="0.000336051">
            <text:p>0.000336051</text:p>
          </table:table-cell>
          <table:table-cell office:value-type="float" office:value="-0.347712">
            <text:p>-0.347712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13178">
            <text:p>1.13178</text:p>
          </table:table-cell>
          <table:table-cell office:value-type="float" office:value="0.000281567">
            <text:p>0.000281567</text:p>
          </table:table-cell>
          <table:table-cell office:value-type="float" office:value="-0.22149">
            <text:p>-0.22149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1.14294">
            <text:p>1.14294</text:p>
          </table:table-cell>
          <table:table-cell office:value-type="float" office:value="0.00025615">
            <text:p>0.00025615</text:p>
          </table:table-cell>
          <table:table-cell office:value-type="float" office:value="-0.144242">
            <text:p>-0.144242</text:p>
          </table:table-cell>
          <table:table-cell office:value-type="float" office:value="0.00143965">
            <text:p>0.00143965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257287">
            <text:p>0.0257287</text:p>
          </table:table-cell>
          <table:table-cell office:value-type="float" office:value="0.0000000191644">
            <text:p>1.91644E-008</text:p>
          </table:table-cell>
          <table:table-cell office:value-type="float" office:value="11172.8">
            <text:p>11172.8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369141">
            <text:p>0.0369141</text:p>
          </table:table-cell>
          <table:table-cell office:value-type="float" office:value="0.0000000286394">
            <text:p>2.86394E-008</text:p>
          </table:table-cell>
          <table:table-cell office:value-type="float" office:value="7476.11">
            <text:p>7476.11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480995">
            <text:p>0.0480995</text:p>
          </table:table-cell>
          <table:table-cell office:value-type="float" office:value="0.0000000427959">
            <text:p>4.27959E-008</text:p>
          </table:table-cell>
          <table:table-cell office:value-type="float" office:value="5002.75">
            <text:p>5002.7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59285">
            <text:p>0.059285</text:p>
          </table:table-cell>
          <table:table-cell office:value-type="float" office:value="0.0000000639435">
            <text:p>6.39435E-008</text:p>
          </table:table-cell>
          <table:table-cell office:value-type="float" office:value="3347.89">
            <text:p>3347.89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704704">
            <text:p>0.0704704</text:p>
          </table:table-cell>
          <table:table-cell office:value-type="float" office:value="0.0000000955268">
            <text:p>9.55268E-008</text:p>
          </table:table-cell>
          <table:table-cell office:value-type="float" office:value="2240.67">
            <text:p>2240.67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816558">
            <text:p>0.0816558</text:p>
          </table:table-cell>
          <table:table-cell office:value-type="float" office:value="0.000000142678">
            <text:p>1.42678E-007</text:p>
          </table:table-cell>
          <table:table-cell office:value-type="float" office:value="1499.87">
            <text:p>1499.87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0928412">
            <text:p>0.0928412</text:p>
          </table:table-cell>
          <table:table-cell office:value-type="float" office:value="0.00000021303">
            <text:p>0.000000213</text:p>
          </table:table-cell>
          <table:table-cell office:value-type="float" office:value="1004.21">
            <text:p>1004.21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04027">
            <text:p>0.104027</text:p>
          </table:table-cell>
          <table:table-cell office:value-type="float" office:value="0.000000317912">
            <text:p>3.17912E-007</text:p>
          </table:table-cell>
          <table:table-cell office:value-type="float" office:value="672.583">
            <text:p>672.583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15212">
            <text:p>0.115212</text:p>
          </table:table-cell>
          <table:table-cell office:value-type="float" office:value="0.000000474076">
            <text:p>4.74076E-007</text:p>
          </table:table-cell>
          <table:table-cell office:value-type="float" office:value="450.699">
            <text:p>450.699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26398">
            <text:p>0.126398</text:p>
          </table:table-cell>
          <table:table-cell office:value-type="float" office:value="0.000000706165">
            <text:p>7.06165E-007</text:p>
          </table:table-cell>
          <table:table-cell office:value-type="float" office:value="302.243">
            <text:p>302.243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37583">
            <text:p>0.137583</text:p>
          </table:table-cell>
          <table:table-cell office:value-type="float" office:value="0.00000105014">
            <text:p>1.05014E-006</text:p>
          </table:table-cell>
          <table:table-cell office:value-type="float" office:value="202.916">
            <text:p>202.916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48768">
            <text:p>0.148768</text:p>
          </table:table-cell>
          <table:table-cell office:value-type="float" office:value="0.00000155785">
            <text:p>1.55785E-006</text:p>
          </table:table-cell>
          <table:table-cell office:value-type="float" office:value="136.458">
            <text:p>136.458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59954">
            <text:p>0.159954</text:p>
          </table:table-cell>
          <table:table-cell office:value-type="float" office:value="0.00000230274">
            <text:p>2.30274E-006</text:p>
          </table:table-cell>
          <table:table-cell office:value-type="float" office:value="91.9936">
            <text:p>91.9936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71139">
            <text:p>0.171139</text:p>
          </table:table-cell>
          <table:table-cell office:value-type="float" office:value="0.00000338596">
            <text:p>0.000003386</text:p>
          </table:table-cell>
          <table:table-cell office:value-type="float" office:value="62.2435">
            <text:p>62.243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82325">
            <text:p>0.182325</text:p>
          </table:table-cell>
          <table:table-cell office:value-type="float" office:value="0.0000049411">
            <text:p>4.9411E-006</text:p>
          </table:table-cell>
          <table:table-cell office:value-type="float" office:value="42.3385">
            <text:p>42.338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19351">
            <text:p>0.19351</text:p>
          </table:table-cell>
          <table:table-cell office:value-type="float" office:value="0.00000713309">
            <text:p>7.13309E-006</text:p>
          </table:table-cell>
          <table:table-cell office:value-type="float" office:value="29.0206">
            <text:p>29.0206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04696">
            <text:p>0.204696</text:p>
          </table:table-cell>
          <table:table-cell office:value-type="float" office:value="0.000010144">
            <text:p>0.000010144</text:p>
          </table:table-cell>
          <table:table-cell office:value-type="float" office:value="20.11">
            <text:p>20.11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15881">
            <text:p>0.215881</text:p>
          </table:table-cell>
          <table:table-cell office:value-type="float" office:value="0.0000141363">
            <text:p>1.41363E-005</text:p>
          </table:table-cell>
          <table:table-cell office:value-type="float" office:value="14.1482">
            <text:p>14.1482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27066">
            <text:p>0.227066</text:p>
          </table:table-cell>
          <table:table-cell office:value-type="float" office:value="0.0000191894">
            <text:p>1.91894E-005</text:p>
          </table:table-cell>
          <table:table-cell office:value-type="float" office:value="10.1593">
            <text:p>10.1593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38252">
            <text:p>0.238252</text:p>
          </table:table-cell>
          <table:table-cell office:value-type="float" office:value="0.0000252213">
            <text:p>2.52213E-005</text:p>
          </table:table-cell>
          <table:table-cell office:value-type="float" office:value="7.49045">
            <text:p>7.4904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49437">
            <text:p>0.249437</text:p>
          </table:table-cell>
          <table:table-cell office:value-type="float" office:value="0.0000319383">
            <text:p>3.19383E-005</text:p>
          </table:table-cell>
          <table:table-cell office:value-type="float" office:value="5.70479">
            <text:p>5.70479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60623">
            <text:p>0.260623</text:p>
          </table:table-cell>
          <table:table-cell office:value-type="float" office:value="0.0000388634">
            <text:p>3.88634E-005</text:p>
          </table:table-cell>
          <table:table-cell office:value-type="float" office:value="4.51006">
            <text:p>4.51006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71808">
            <text:p>0.271808</text:p>
          </table:table-cell>
          <table:table-cell office:value-type="float" office:value="0.0000454582">
            <text:p>4.54582E-005</text:p>
          </table:table-cell>
          <table:table-cell office:value-type="float" office:value="3.7107">
            <text:p>3.7107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82993">
            <text:p>0.282993</text:p>
          </table:table-cell>
          <table:table-cell office:value-type="float" office:value="0.0000512804">
            <text:p>5.12804E-005</text:p>
          </table:table-cell>
          <table:table-cell office:value-type="float" office:value="3.17587">
            <text:p>3.17587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294179">
            <text:p>0.294179</text:p>
          </table:table-cell>
          <table:table-cell office:value-type="float" office:value="0.0000560866">
            <text:p>5.60866E-005</text:p>
          </table:table-cell>
          <table:table-cell office:value-type="float" office:value="2.81803">
            <text:p>2.81803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305364">
            <text:p>0.305364</text:p>
          </table:table-cell>
          <table:table-cell office:value-type="float" office:value="0.0000598389">
            <text:p>5.98389E-005</text:p>
          </table:table-cell>
          <table:table-cell office:value-type="float" office:value="2.57861">
            <text:p>2.57861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31655">
            <text:p>0.31655</text:p>
          </table:table-cell>
          <table:table-cell office:value-type="float" office:value="0.000062643">
            <text:p>0.000062643</text:p>
          </table:table-cell>
          <table:table-cell office:value-type="float" office:value="2.41842">
            <text:p>2.41842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327735">
            <text:p>0.327735</text:p>
          </table:table-cell>
          <table:table-cell office:value-type="float" office:value="0.0000646707">
            <text:p>6.46707E-005</text:p>
          </table:table-cell>
          <table:table-cell office:value-type="float" office:value="2.31124">
            <text:p>2.31124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338921">
            <text:p>0.338921</text:p>
          </table:table-cell>
          <table:table-cell office:value-type="float" office:value="0.0000661022">
            <text:p>6.61022E-005</text:p>
          </table:table-cell>
          <table:table-cell office:value-type="float" office:value="2.23953">
            <text:p>2.23953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350106">
            <text:p>0.350106</text:p>
          </table:table-cell>
          <table:table-cell office:value-type="float" office:value="0.000067096">
            <text:p>0.000067096</text:p>
          </table:table-cell>
          <table:table-cell office:value-type="float" office:value="2.19155">
            <text:p>2.1915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361291">
            <text:p>0.361291</text:p>
          </table:table-cell>
          <table:table-cell office:value-type="float" office:value="0.0000677777">
            <text:p>6.77777E-005</text:p>
          </table:table-cell>
          <table:table-cell office:value-type="float" office:value="2.15945">
            <text:p>2.1594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372477">
            <text:p>0.372477</text:p>
          </table:table-cell>
          <table:table-cell office:value-type="float" office:value="0.0000682416">
            <text:p>6.82416E-005</text:p>
          </table:table-cell>
          <table:table-cell office:value-type="float" office:value="2.13797">
            <text:p>2.13797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383662">
            <text:p>0.383662</text:p>
          </table:table-cell>
          <table:table-cell office:value-type="float" office:value="0.0000685556">
            <text:p>6.85556E-005</text:p>
          </table:table-cell>
          <table:table-cell office:value-type="float" office:value="2.1236">
            <text:p>2.1236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394848">
            <text:p>0.394848</text:p>
          </table:table-cell>
          <table:table-cell office:value-type="float" office:value="0.0000687672">
            <text:p>6.87672E-005</text:p>
          </table:table-cell>
          <table:table-cell office:value-type="float" office:value="2.11398">
            <text:p>2.11398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406033">
            <text:p>0.406033</text:p>
          </table:table-cell>
          <table:table-cell office:value-type="float" office:value="0.0000689096">
            <text:p>6.89096E-005</text:p>
          </table:table-cell>
          <table:table-cell office:value-type="float" office:value="2.10755">
            <text:p>2.1075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417219">
            <text:p>0.417219</text:p>
          </table:table-cell>
          <table:table-cell office:value-type="float" office:value="0.0000690052">
            <text:p>6.90052E-005</text:p>
          </table:table-cell>
          <table:table-cell office:value-type="float" office:value="2.10325">
            <text:p>2.1032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428404">
            <text:p>0.428404</text:p>
          </table:table-cell>
          <table:table-cell office:value-type="float" office:value="0.0000690693">
            <text:p>6.90693E-005</text:p>
          </table:table-cell>
          <table:table-cell office:value-type="float" office:value="2.10037">
            <text:p>2.10037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439589">
            <text:p>0.439589</text:p>
          </table:table-cell>
          <table:table-cell office:value-type="float" office:value="0.0000691122">
            <text:p>6.91122E-005</text:p>
          </table:table-cell>
          <table:table-cell office:value-type="float" office:value="2.09844">
            <text:p>2.09844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450775">
            <text:p>0.450775</text:p>
          </table:table-cell>
          <table:table-cell office:value-type="float" office:value="0.000069141">
            <text:p>0.000069141</text:p>
          </table:table-cell>
          <table:table-cell office:value-type="float" office:value="2.09715">
            <text:p>2.0971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46196">
            <text:p>0.46196</text:p>
          </table:table-cell>
          <table:table-cell office:value-type="float" office:value="0.0000691602">
            <text:p>6.91602E-005</text:p>
          </table:table-cell>
          <table:table-cell office:value-type="float" office:value="2.09629">
            <text:p>2.09629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473146">
            <text:p>0.473146</text:p>
          </table:table-cell>
          <table:table-cell office:value-type="float" office:value="0.0000691731">
            <text:p>6.91731E-005</text:p>
          </table:table-cell>
          <table:table-cell office:value-type="float" office:value="2.09571">
            <text:p>2.09571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484331">
            <text:p>0.484331</text:p>
          </table:table-cell>
          <table:table-cell office:value-type="float" office:value="0.0000691818">
            <text:p>6.91818E-005</text:p>
          </table:table-cell>
          <table:table-cell office:value-type="float" office:value="2.09532">
            <text:p>2.09532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495517">
            <text:p>0.495517</text:p>
          </table:table-cell>
          <table:table-cell office:value-type="float" office:value="0.0000691875">
            <text:p>6.91875E-005</text:p>
          </table:table-cell>
          <table:table-cell office:value-type="float" office:value="2.09507">
            <text:p>2.09507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506702">
            <text:p>0.506702</text:p>
          </table:table-cell>
          <table:table-cell office:value-type="float" office:value="0.0000691914">
            <text:p>6.91914E-005</text:p>
          </table:table-cell>
          <table:table-cell office:value-type="float" office:value="2.09489">
            <text:p>2.09489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517887">
            <text:p>0.517887</text:p>
          </table:table-cell>
          <table:table-cell office:value-type="float" office:value="0.000069194">
            <text:p>0.000069194</text:p>
          </table:table-cell>
          <table:table-cell office:value-type="float" office:value="2.09478">
            <text:p>2.09478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529073">
            <text:p>0.529073</text:p>
          </table:table-cell>
          <table:table-cell office:value-type="float" office:value="0.0000691957">
            <text:p>6.91957E-005</text:p>
          </table:table-cell>
          <table:table-cell office:value-type="float" office:value="2.0947">
            <text:p>2.0947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540258">
            <text:p>0.540258</text:p>
          </table:table-cell>
          <table:table-cell office:value-type="float" office:value="0.0000691969">
            <text:p>6.91969E-005</text:p>
          </table:table-cell>
          <table:table-cell office:value-type="float" office:value="2.09465">
            <text:p>2.0946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551444">
            <text:p>0.551444</text:p>
          </table:table-cell>
          <table:table-cell office:value-type="float" office:value="0.0000691976">
            <text:p>6.91976E-005</text:p>
          </table:table-cell>
          <table:table-cell office:value-type="float" office:value="2.09461">
            <text:p>2.09461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562629">
            <text:p>0.562629</text:p>
          </table:table-cell>
          <table:table-cell office:value-type="float" office:value="0.0000691982">
            <text:p>6.91982E-005</text:p>
          </table:table-cell>
          <table:table-cell office:value-type="float" office:value="2.09459">
            <text:p>2.09459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573815">
            <text:p>0.573815</text:p>
          </table:table-cell>
          <table:table-cell office:value-type="float" office:value="0.0000691985">
            <text:p>6.91985E-005</text:p>
          </table:table-cell>
          <table:table-cell office:value-type="float" office:value="2.09457">
            <text:p>2.09457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585">
            <text:p>0.585</text:p>
          </table:table-cell>
          <table:table-cell office:value-type="float" office:value="0.0000691987">
            <text:p>6.91987E-005</text:p>
          </table:table-cell>
          <table:table-cell office:value-type="float" office:value="2.09456">
            <text:p>2.09456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596185">
            <text:p>0.596185</text:p>
          </table:table-cell>
          <table:table-cell office:value-type="float" office:value="0.0000691989">
            <text:p>6.91989E-005</text:p>
          </table:table-cell>
          <table:table-cell office:value-type="float" office:value="2.09456">
            <text:p>2.09456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607371">
            <text:p>0.607371</text:p>
          </table:table-cell>
          <table:table-cell office:value-type="float" office:value="0.000069199">
            <text:p>0.000069199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618556">
            <text:p>0.618556</text:p>
          </table:table-cell>
          <table:table-cell office:value-type="float" office:value="0.0000691991">
            <text:p>6.91991E-005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629742">
            <text:p>0.629742</text:p>
          </table:table-cell>
          <table:table-cell office:value-type="float" office:value="0.0000691991">
            <text:p>6.91991E-005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640927">
            <text:p>0.640927</text:p>
          </table:table-cell>
          <table:table-cell office:value-type="float" office:value="0.0000691991">
            <text:p>6.91991E-005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652113">
            <text:p>0.652113</text:p>
          </table:table-cell>
          <table:table-cell office:value-type="float" office:value="0.0000691992">
            <text:p>6.91992E-005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663298">
            <text:p>0.663298</text:p>
          </table:table-cell>
          <table:table-cell office:value-type="float" office:value="0.0000691992">
            <text:p>6.91992E-005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674483">
            <text:p>0.674483</text:p>
          </table:table-cell>
          <table:table-cell office:value-type="float" office:value="0.0000691992">
            <text:p>6.91992E-005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685669">
            <text:p>0.685669</text:p>
          </table:table-cell>
          <table:table-cell office:value-type="float" office:value="0.0000691992">
            <text:p>6.91992E-005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696854">
            <text:p>0.696854</text:p>
          </table:table-cell>
          <table:table-cell office:value-type="float" office:value="0.0000691991">
            <text:p>6.91991E-005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70804">
            <text:p>0.70804</text:p>
          </table:table-cell>
          <table:table-cell office:value-type="float" office:value="0.0000691991">
            <text:p>6.91991E-005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719225">
            <text:p>0.719225</text:p>
          </table:table-cell>
          <table:table-cell office:value-type="float" office:value="0.0000691991">
            <text:p>6.91991E-005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730411">
            <text:p>0.730411</text:p>
          </table:table-cell>
          <table:table-cell office:value-type="float" office:value="0.000069199">
            <text:p>0.000069199</text:p>
          </table:table-cell>
          <table:table-cell office:value-type="float" office:value="2.09455">
            <text:p>2.0945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741596">
            <text:p>0.741596</text:p>
          </table:table-cell>
          <table:table-cell office:value-type="float" office:value="0.0000691989">
            <text:p>6.91989E-005</text:p>
          </table:table-cell>
          <table:table-cell office:value-type="float" office:value="2.09456">
            <text:p>2.09456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752781">
            <text:p>0.752781</text:p>
          </table:table-cell>
          <table:table-cell office:value-type="float" office:value="0.0000691987">
            <text:p>6.91987E-005</text:p>
          </table:table-cell>
          <table:table-cell office:value-type="float" office:value="2.09457">
            <text:p>2.09457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763967">
            <text:p>0.763967</text:p>
          </table:table-cell>
          <table:table-cell office:value-type="float" office:value="0.0000691984">
            <text:p>6.91984E-005</text:p>
          </table:table-cell>
          <table:table-cell office:value-type="float" office:value="2.09458">
            <text:p>2.09458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775152">
            <text:p>0.775152</text:p>
          </table:table-cell>
          <table:table-cell office:value-type="float" office:value="0.0000691981">
            <text:p>6.91981E-005</text:p>
          </table:table-cell>
          <table:table-cell office:value-type="float" office:value="2.09459">
            <text:p>2.09459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786338">
            <text:p>0.786338</text:p>
          </table:table-cell>
          <table:table-cell office:value-type="float" office:value="0.0000691975">
            <text:p>6.91975E-005</text:p>
          </table:table-cell>
          <table:table-cell office:value-type="float" office:value="2.09462">
            <text:p>2.09462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797523">
            <text:p>0.797523</text:p>
          </table:table-cell>
          <table:table-cell office:value-type="float" office:value="0.0000691967">
            <text:p>6.91967E-005</text:p>
          </table:table-cell>
          <table:table-cell office:value-type="float" office:value="2.09466">
            <text:p>2.09466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808709">
            <text:p>0.808709</text:p>
          </table:table-cell>
          <table:table-cell office:value-type="float" office:value="0.0000691954">
            <text:p>6.91954E-005</text:p>
          </table:table-cell>
          <table:table-cell office:value-type="float" office:value="2.09471">
            <text:p>2.09471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819894">
            <text:p>0.819894</text:p>
          </table:table-cell>
          <table:table-cell office:value-type="float" office:value="0.0000691935">
            <text:p>6.91935E-005</text:p>
          </table:table-cell>
          <table:table-cell office:value-type="float" office:value="2.0948">
            <text:p>2.0948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831079">
            <text:p>0.831079</text:p>
          </table:table-cell>
          <table:table-cell office:value-type="float" office:value="0.0000691907">
            <text:p>6.91907E-005</text:p>
          </table:table-cell>
          <table:table-cell office:value-type="float" office:value="2.09493">
            <text:p>2.09493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842265">
            <text:p>0.842265</text:p>
          </table:table-cell>
          <table:table-cell office:value-type="float" office:value="0.0000691864">
            <text:p>6.91864E-005</text:p>
          </table:table-cell>
          <table:table-cell office:value-type="float" office:value="2.09512">
            <text:p>2.09512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85345">
            <text:p>0.85345</text:p>
          </table:table-cell>
          <table:table-cell office:value-type="float" office:value="0.0000691801">
            <text:p>6.91801E-005</text:p>
          </table:table-cell>
          <table:table-cell office:value-type="float" office:value="2.0954">
            <text:p>2.0954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864636">
            <text:p>0.864636</text:p>
          </table:table-cell>
          <table:table-cell office:value-type="float" office:value="0.0000691706">
            <text:p>6.91706E-005</text:p>
          </table:table-cell>
          <table:table-cell office:value-type="float" office:value="2.09582">
            <text:p>2.09582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875821">
            <text:p>0.875821</text:p>
          </table:table-cell>
          <table:table-cell office:value-type="float" office:value="0.0000691565">
            <text:p>6.91565E-005</text:p>
          </table:table-cell>
          <table:table-cell office:value-type="float" office:value="2.09645">
            <text:p>2.0964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887007">
            <text:p>0.887007</text:p>
          </table:table-cell>
          <table:table-cell office:value-type="float" office:value="0.0000691354">
            <text:p>6.91354E-005</text:p>
          </table:table-cell>
          <table:table-cell office:value-type="float" office:value="2.0974">
            <text:p>2.0974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898192">
            <text:p>0.898192</text:p>
          </table:table-cell>
          <table:table-cell office:value-type="float" office:value="0.0000691037">
            <text:p>6.91037E-005</text:p>
          </table:table-cell>
          <table:table-cell office:value-type="float" office:value="2.09882">
            <text:p>2.09882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909377">
            <text:p>0.909377</text:p>
          </table:table-cell>
          <table:table-cell office:value-type="float" office:value="0.0000690565">
            <text:p>6.90565E-005</text:p>
          </table:table-cell>
          <table:table-cell office:value-type="float" office:value="2.10094">
            <text:p>2.10094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920563">
            <text:p>0.920563</text:p>
          </table:table-cell>
          <table:table-cell office:value-type="float" office:value="0.0000689858">
            <text:p>6.89858E-005</text:p>
          </table:table-cell>
          <table:table-cell office:value-type="float" office:value="2.10412">
            <text:p>2.10412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931748">
            <text:p>0.931748</text:p>
          </table:table-cell>
          <table:table-cell office:value-type="float" office:value="0.00006888">
            <text:p>0.00006888</text:p>
          </table:table-cell>
          <table:table-cell office:value-type="float" office:value="2.10889">
            <text:p>2.10889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942934">
            <text:p>0.942934</text:p>
          </table:table-cell>
          <table:table-cell office:value-type="float" office:value="0.0000687215">
            <text:p>6.87215E-005</text:p>
          </table:table-cell>
          <table:table-cell office:value-type="float" office:value="2.11605">
            <text:p>2.1160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954119">
            <text:p>0.954119</text:p>
          </table:table-cell>
          <table:table-cell office:value-type="float" office:value="0.0000684841">
            <text:p>6.84841E-005</text:p>
          </table:table-cell>
          <table:table-cell office:value-type="float" office:value="2.12686">
            <text:p>2.12686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965304">
            <text:p>0.965304</text:p>
          </table:table-cell>
          <table:table-cell office:value-type="float" office:value="0.0000681278">
            <text:p>6.81278E-005</text:p>
          </table:table-cell>
          <table:table-cell office:value-type="float" office:value="2.14321">
            <text:p>2.14321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97649">
            <text:p>0.97649</text:p>
          </table:table-cell>
          <table:table-cell office:value-type="float" office:value="0.000067592">
            <text:p>0.000067592</text:p>
          </table:table-cell>
          <table:table-cell office:value-type="float" office:value="2.16812">
            <text:p>2.16812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987675">
            <text:p>0.987675</text:p>
          </table:table-cell>
          <table:table-cell office:value-type="float" office:value="0.0000667838">
            <text:p>6.67838E-005</text:p>
          </table:table-cell>
          <table:table-cell office:value-type="float" office:value="2.20646">
            <text:p>2.20646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0.998861">
            <text:p>0.998861</text:p>
          </table:table-cell>
          <table:table-cell office:value-type="float" office:value="0.0000655592">
            <text:p>6.55592E-005</text:p>
          </table:table-cell>
          <table:table-cell office:value-type="float" office:value="2.26636">
            <text:p>2.26636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01005">
            <text:p>1.01005</text:p>
          </table:table-cell>
          <table:table-cell office:value-type="float" office:value="0.0000636904">
            <text:p>6.36904E-005</text:p>
          </table:table-cell>
          <table:table-cell office:value-type="float" office:value="2.3622">
            <text:p>2.3622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02123">
            <text:p>1.02123</text:p>
          </table:table-cell>
          <table:table-cell office:value-type="float" office:value="0.0000608079">
            <text:p>6.08079E-005</text:p>
          </table:table-cell>
          <table:table-cell office:value-type="float" office:value="2.52158">
            <text:p>2.52158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03242">
            <text:p>1.03242</text:p>
          </table:table-cell>
          <table:table-cell office:value-type="float" office:value="0.0000562878">
            <text:p>5.62878E-005</text:p>
          </table:table-cell>
          <table:table-cell office:value-type="float" office:value="2.80438">
            <text:p>2.80438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0436">
            <text:p>1.0436</text:p>
          </table:table-cell>
          <table:table-cell office:value-type="float" office:value="0.0000490123">
            <text:p>4.90123E-005</text:p>
          </table:table-cell>
          <table:table-cell office:value-type="float" office:value="3.36911">
            <text:p>3.36911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05479">
            <text:p>1.05479</text:p>
          </table:table-cell>
          <table:table-cell office:value-type="float" office:value="0.0000367954">
            <text:p>3.67954E-005</text:p>
          </table:table-cell>
          <table:table-cell office:value-type="float" office:value="4.81974">
            <text:p>4.81974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06597">
            <text:p>1.06597</text:p>
          </table:table-cell>
          <table:table-cell office:value-type="float" office:value="0.0000147471">
            <text:p>1.47471E-005</text:p>
          </table:table-cell>
          <table:table-cell office:value-type="float" office:value="13.5208">
            <text:p>13.5208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07716">
            <text:p>1.07716</text:p>
          </table:table-cell>
          <table:table-cell office:value-type="float" office:value="-0.0000307593">
            <text:p>-3.07593E-005</text:p>
          </table:table-cell>
          <table:table-cell office:value-type="float" office:value="-7.96179">
            <text:p>-7.96179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08834">
            <text:p>1.08834</text:p>
          </table:table-cell>
          <table:table-cell office:value-type="float" office:value="-0.000157543">
            <text:p>-0.000157543</text:p>
          </table:table-cell>
          <table:table-cell office:value-type="float" office:value="-2.35925">
            <text:p>-2.35925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09953">
            <text:p>1.09953</text:p>
          </table:table-cell>
          <table:table-cell office:value-type="float" office:value="-0.00142868">
            <text:p>-0.00142868</text:p>
          </table:table-cell>
          <table:table-cell office:value-type="float" office:value="-1.14989">
            <text:p>-1.14989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11072">
            <text:p>1.11072</text:p>
          </table:table-cell>
          <table:table-cell office:value-type="float" office:value="0.000613709">
            <text:p>0.000613709</text:p>
          </table:table-cell>
          <table:table-cell office:value-type="float" office:value="-0.651072">
            <text:p>-0.651072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1219">
            <text:p>1.1219</text:p>
          </table:table-cell>
          <table:table-cell office:value-type="float" office:value="0.000353941">
            <text:p>0.000353941</text:p>
          </table:table-cell>
          <table:table-cell office:value-type="float" office:value="-0.394984">
            <text:p>-0.394984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13309">
            <text:p>1.13309</text:p>
          </table:table-cell>
          <table:table-cell office:value-type="float" office:value="0.000285045">
            <text:p>0.000285045</text:p>
          </table:table-cell>
          <table:table-cell office:value-type="float" office:value="-0.248749">
            <text:p>-0.248749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.14427">
            <text:p>1.14427</text:p>
          </table:table-cell>
          <table:table-cell office:value-type="float" office:value="0.00025497">
            <text:p>0.00025497</text:p>
          </table:table-cell>
          <table:table-cell office:value-type="float" office:value="-0.160137">
            <text:p>-0.160137</text:p>
          </table:table-cell>
          <table:table-cell office:value-type="float" office:value="0.00140312">
            <text:p>0.0014031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237662">
            <text:p>0.0237662</text:p>
          </table:table-cell>
          <table:table-cell office:value-type="float" office:value="0.0000000158499">
            <text:p>1.58499E-008</text:p>
          </table:table-cell>
          <table:table-cell office:value-type="float" office:value="12973.6">
            <text:p>12973.6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349909">
            <text:p>0.0349909</text:p>
          </table:table-cell>
          <table:table-cell office:value-type="float" office:value="0.0000000241895">
            <text:p>2.41895E-008</text:p>
          </table:table-cell>
          <table:table-cell office:value-type="float" office:value="8500.48">
            <text:p>8500.48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462156">
            <text:p>0.0462156</text:p>
          </table:table-cell>
          <table:table-cell office:value-type="float" office:value="0.0000000369139">
            <text:p>3.69139E-008</text:p>
          </table:table-cell>
          <table:table-cell office:value-type="float" office:value="5569.97">
            <text:p>5569.97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574403">
            <text:p>0.0574403</text:p>
          </table:table-cell>
          <table:table-cell office:value-type="float" office:value="0.0000000563246">
            <text:p>5.63246E-008</text:p>
          </table:table-cell>
          <table:table-cell office:value-type="float" office:value="3650.09">
            <text:p>3650.09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686649">
            <text:p>0.0686649</text:p>
          </table:table-cell>
          <table:table-cell office:value-type="float" office:value="0.0000000859254">
            <text:p>8.59254E-008</text:p>
          </table:table-cell>
          <table:table-cell office:value-type="float" office:value="2392.31">
            <text:p>2392.31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798896">
            <text:p>0.0798896</text:p>
          </table:table-cell>
          <table:table-cell office:value-type="float" office:value="0.000000131044">
            <text:p>0.000000131</text:p>
          </table:table-cell>
          <table:table-cell office:value-type="float" office:value="1568.3">
            <text:p>1568.3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0911143">
            <text:p>0.0911143</text:p>
          </table:table-cell>
          <table:table-cell office:value-type="float" office:value="0.000000199763">
            <text:p>1.99763E-007</text:p>
          </table:table-cell>
          <table:table-cell office:value-type="float" office:value="1028.45">
            <text:p>1028.45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02339">
            <text:p>0.102339</text:p>
          </table:table-cell>
          <table:table-cell office:value-type="float" office:value="0.000000304308">
            <text:p>3.04308E-007</text:p>
          </table:table-cell>
          <table:table-cell office:value-type="float" office:value="674.784">
            <text:p>674.784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13564">
            <text:p>0.113564</text:p>
          </table:table-cell>
          <table:table-cell office:value-type="float" office:value="0.000000463081">
            <text:p>4.63081E-007</text:p>
          </table:table-cell>
          <table:table-cell office:value-type="float" office:value="443.083">
            <text:p>443.083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24788">
            <text:p>0.124788</text:p>
          </table:table-cell>
          <table:table-cell office:value-type="float" office:value="0.000000703576">
            <text:p>7.03576E-007</text:p>
          </table:table-cell>
          <table:table-cell office:value-type="float" office:value="291.287">
            <text:p>291.287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36013">
            <text:p>0.136013</text:p>
          </table:table-cell>
          <table:table-cell office:value-type="float" office:value="0.00000106641">
            <text:p>1.06641E-006</text:p>
          </table:table-cell>
          <table:table-cell office:value-type="float" office:value="191.841">
            <text:p>191.841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47238">
            <text:p>0.147238</text:p>
          </table:table-cell>
          <table:table-cell office:value-type="float" office:value="0.00000161052">
            <text:p>1.61052E-006</text:p>
          </table:table-cell>
          <table:table-cell office:value-type="float" office:value="126.69">
            <text:p>126.69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58462">
            <text:p>0.158462</text:p>
          </table:table-cell>
          <table:table-cell office:value-type="float" office:value="0.00000241917">
            <text:p>2.41917E-006</text:p>
          </table:table-cell>
          <table:table-cell office:value-type="float" office:value="84.0071">
            <text:p>84.0071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69687">
            <text:p>0.169687</text:p>
          </table:table-cell>
          <table:table-cell office:value-type="float" office:value="0.00000360504">
            <text:p>0.000003605</text:p>
          </table:table-cell>
          <table:table-cell office:value-type="float" office:value="56.0441">
            <text:p>56.0441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80912">
            <text:p>0.180912</text:p>
          </table:table-cell>
          <table:table-cell office:value-type="float" office:value="0.00000531048">
            <text:p>5.31048E-006</text:p>
          </table:table-cell>
          <table:table-cell office:value-type="float" office:value="37.7246">
            <text:p>37.7246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192136">
            <text:p>0.192136</text:p>
          </table:table-cell>
          <table:table-cell office:value-type="float" office:value="0.00000769552">
            <text:p>7.69552E-006</text:p>
          </table:table-cell>
          <table:table-cell office:value-type="float" office:value="25.7229">
            <text:p>25.7229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03361">
            <text:p>0.203361</text:p>
          </table:table-cell>
          <table:table-cell office:value-type="float" office:value="0.0000109038">
            <text:p>1.09038E-005</text:p>
          </table:table-cell>
          <table:table-cell office:value-type="float" office:value="17.8601">
            <text:p>17.8601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14586">
            <text:p>0.214586</text:p>
          </table:table-cell>
          <table:table-cell office:value-type="float" office:value="0.0000150009">
            <text:p>1.50009E-005</text:p>
          </table:table-cell>
          <table:table-cell office:value-type="float" office:value="12.7089">
            <text:p>12.7089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2581">
            <text:p>0.22581</text:p>
          </table:table-cell>
          <table:table-cell office:value-type="float" office:value="0.0000198996">
            <text:p>1.98996E-005</text:p>
          </table:table-cell>
          <table:table-cell office:value-type="float" office:value="9.33421">
            <text:p>9.33421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37035">
            <text:p>0.237035</text:p>
          </table:table-cell>
          <table:table-cell office:value-type="float" office:value="0.0000253156">
            <text:p>2.53156E-005</text:p>
          </table:table-cell>
          <table:table-cell office:value-type="float" office:value="7.12332">
            <text:p>7.12332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4826">
            <text:p>0.24826</text:p>
          </table:table-cell>
          <table:table-cell office:value-type="float" office:value="0.000030809">
            <text:p>0.000030809</text:p>
          </table:table-cell>
          <table:table-cell office:value-type="float" office:value="5.67488">
            <text:p>5.67488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59484">
            <text:p>0.259484</text:p>
          </table:table-cell>
          <table:table-cell office:value-type="float" office:value="0.0000359147">
            <text:p>3.59147E-005</text:p>
          </table:table-cell>
          <table:table-cell office:value-type="float" office:value="4.72596">
            <text:p>4.72596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70709">
            <text:p>0.270709</text:p>
          </table:table-cell>
          <table:table-cell office:value-type="float" office:value="0.0000402889">
            <text:p>4.02889E-005</text:p>
          </table:table-cell>
          <table:table-cell office:value-type="float" office:value="4.10429">
            <text:p>4.10429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81934">
            <text:p>0.281934</text:p>
          </table:table-cell>
          <table:table-cell office:value-type="float" office:value="0.0000437824">
            <text:p>4.37824E-005</text:p>
          </table:table-cell>
          <table:table-cell office:value-type="float" office:value="3.69701">
            <text:p>3.69701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293158">
            <text:p>0.293158</text:p>
          </table:table-cell>
          <table:table-cell office:value-type="float" office:value="0.0000464193">
            <text:p>4.64193E-005</text:p>
          </table:table-cell>
          <table:table-cell office:value-type="float" office:value="3.43019">
            <text:p>3.43019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04383">
            <text:p>0.304383</text:p>
          </table:table-cell>
          <table:table-cell office:value-type="float" office:value="0.0000483261">
            <text:p>4.83261E-005</text:p>
          </table:table-cell>
          <table:table-cell office:value-type="float" office:value="3.25539">
            <text:p>3.25539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15608">
            <text:p>0.315608</text:p>
          </table:table-cell>
          <table:table-cell office:value-type="float" office:value="0.0000496627">
            <text:p>4.96627E-005</text:p>
          </table:table-cell>
          <table:table-cell office:value-type="float" office:value="3.14087">
            <text:p>3.14087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26832">
            <text:p>0.326832</text:p>
          </table:table-cell>
          <table:table-cell office:value-type="float" office:value="0.0000505791">
            <text:p>5.05791E-005</text:p>
          </table:table-cell>
          <table:table-cell office:value-type="float" office:value="3.06584">
            <text:p>3.06584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38057">
            <text:p>0.338057</text:p>
          </table:table-cell>
          <table:table-cell office:value-type="float" office:value="0.000051198">
            <text:p>0.000051198</text:p>
          </table:table-cell>
          <table:table-cell office:value-type="float" office:value="3.01669">
            <text:p>3.01669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49282">
            <text:p>0.349282</text:p>
          </table:table-cell>
          <table:table-cell office:value-type="float" office:value="0.0000516118">
            <text:p>5.16118E-005</text:p>
          </table:table-cell>
          <table:table-cell office:value-type="float" office:value="2.98449">
            <text:p>2.98449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60506">
            <text:p>0.360506</text:p>
          </table:table-cell>
          <table:table-cell office:value-type="float" office:value="0.0000518865">
            <text:p>5.18865E-005</text:p>
          </table:table-cell>
          <table:table-cell office:value-type="float" office:value="2.96339">
            <text:p>2.96339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71731">
            <text:p>0.371731</text:p>
          </table:table-cell>
          <table:table-cell office:value-type="float" office:value="0.0000520681">
            <text:p>5.20681E-005</text:p>
          </table:table-cell>
          <table:table-cell office:value-type="float" office:value="2.94957">
            <text:p>2.94957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82956">
            <text:p>0.382956</text:p>
          </table:table-cell>
          <table:table-cell office:value-type="float" office:value="0.0000521877">
            <text:p>5.21877E-005</text:p>
          </table:table-cell>
          <table:table-cell office:value-type="float" office:value="2.94051">
            <text:p>2.94051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394181">
            <text:p>0.394181</text:p>
          </table:table-cell>
          <table:table-cell office:value-type="float" office:value="0.0000522664">
            <text:p>5.22664E-005</text:p>
          </table:table-cell>
          <table:table-cell office:value-type="float" office:value="2.93458">
            <text:p>2.93458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05405">
            <text:p>0.405405</text:p>
          </table:table-cell>
          <table:table-cell office:value-type="float" office:value="0.0000523181">
            <text:p>5.23181E-005</text:p>
          </table:table-cell>
          <table:table-cell office:value-type="float" office:value="2.9307">
            <text:p>2.9307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1663">
            <text:p>0.41663</text:p>
          </table:table-cell>
          <table:table-cell office:value-type="float" office:value="0.000052352">
            <text:p>0.000052352</text:p>
          </table:table-cell>
          <table:table-cell office:value-type="float" office:value="2.92815">
            <text:p>2.92815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27855">
            <text:p>0.427855</text:p>
          </table:table-cell>
          <table:table-cell office:value-type="float" office:value="0.0000523742">
            <text:p>5.23742E-005</text:p>
          </table:table-cell>
          <table:table-cell office:value-type="float" office:value="2.92648">
            <text:p>2.92648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39079">
            <text:p>0.439079</text:p>
          </table:table-cell>
          <table:table-cell office:value-type="float" office:value="0.0000523888">
            <text:p>5.23888E-005</text:p>
          </table:table-cell>
          <table:table-cell office:value-type="float" office:value="2.92539">
            <text:p>2.92539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50304">
            <text:p>0.450304</text:p>
          </table:table-cell>
          <table:table-cell office:value-type="float" office:value="0.0000523984">
            <text:p>5.23984E-005</text:p>
          </table:table-cell>
          <table:table-cell office:value-type="float" office:value="2.92467">
            <text:p>2.92467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61529">
            <text:p>0.461529</text:p>
          </table:table-cell>
          <table:table-cell office:value-type="float" office:value="0.0000524046">
            <text:p>5.24046E-005</text:p>
          </table:table-cell>
          <table:table-cell office:value-type="float" office:value="2.9242">
            <text:p>2.9242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72753">
            <text:p>0.472753</text:p>
          </table:table-cell>
          <table:table-cell office:value-type="float" office:value="0.0000524087">
            <text:p>5.24087E-005</text:p>
          </table:table-cell>
          <table:table-cell office:value-type="float" office:value="2.9239">
            <text:p>2.9239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83978">
            <text:p>0.483978</text:p>
          </table:table-cell>
          <table:table-cell office:value-type="float" office:value="0.0000524114">
            <text:p>5.24114E-005</text:p>
          </table:table-cell>
          <table:table-cell office:value-type="float" office:value="2.9237">
            <text:p>2.9237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495203">
            <text:p>0.495203</text:p>
          </table:table-cell>
          <table:table-cell office:value-type="float" office:value="0.0000524132">
            <text:p>5.24132E-005</text:p>
          </table:table-cell>
          <table:table-cell office:value-type="float" office:value="2.92356">
            <text:p>2.92356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06427">
            <text:p>0.506427</text:p>
          </table:table-cell>
          <table:table-cell office:value-type="float" office:value="0.0000524143">
            <text:p>5.24143E-005</text:p>
          </table:table-cell>
          <table:table-cell office:value-type="float" office:value="2.92348">
            <text:p>2.92348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17652">
            <text:p>0.517652</text:p>
          </table:table-cell>
          <table:table-cell office:value-type="float" office:value="0.0000524151">
            <text:p>5.24151E-005</text:p>
          </table:table-cell>
          <table:table-cell office:value-type="float" office:value="2.92342">
            <text:p>2.92342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28877">
            <text:p>0.528877</text:p>
          </table:table-cell>
          <table:table-cell office:value-type="float" office:value="0.0000524156">
            <text:p>5.24156E-005</text:p>
          </table:table-cell>
          <table:table-cell office:value-type="float" office:value="2.92338">
            <text:p>2.92338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40101">
            <text:p>0.540101</text:p>
          </table:table-cell>
          <table:table-cell office:value-type="float" office:value="0.0000524159">
            <text:p>5.24159E-005</text:p>
          </table:table-cell>
          <table:table-cell office:value-type="float" office:value="2.92336">
            <text:p>2.92336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51326">
            <text:p>0.551326</text:p>
          </table:table-cell>
          <table:table-cell office:value-type="float" office:value="0.0000524161">
            <text:p>5.24161E-005</text:p>
          </table:table-cell>
          <table:table-cell office:value-type="float" office:value="2.92334">
            <text:p>2.92334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62551">
            <text:p>0.562551</text:p>
          </table:table-cell>
          <table:table-cell office:value-type="float" office:value="0.0000524163">
            <text:p>5.24163E-005</text:p>
          </table:table-cell>
          <table:table-cell office:value-type="float" office:value="2.92333">
            <text:p>2.92333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73775">
            <text:p>0.573775</text:p>
          </table:table-cell>
          <table:table-cell office:value-type="float" office:value="0.0000524163">
            <text:p>5.24163E-005</text:p>
          </table:table-cell>
          <table:table-cell office:value-type="float" office:value="2.92333">
            <text:p>2.92333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85">
            <text:p>0.585</text:p>
          </table:table-cell>
          <table:table-cell office:value-type="float" office:value="0.0000524164">
            <text:p>5.24164E-005</text:p>
          </table:table-cell>
          <table:table-cell office:value-type="float" office:value="2.92332">
            <text:p>2.92332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596225">
            <text:p>0.596225</text:p>
          </table:table-cell>
          <table:table-cell office:value-type="float" office:value="0.0000524164">
            <text:p>5.24164E-005</text:p>
          </table:table-cell>
          <table:table-cell office:value-type="float" office:value="2.92332">
            <text:p>2.92332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07449">
            <text:p>0.607449</text:p>
          </table:table-cell>
          <table:table-cell office:value-type="float" office:value="0.0000524165">
            <text:p>5.24165E-005</text:p>
          </table:table-cell>
          <table:table-cell office:value-type="float" office:value="2.92332">
            <text:p>2.92332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18674">
            <text:p>0.618674</text:p>
          </table:table-cell>
          <table:table-cell office:value-type="float" office:value="0.0000524165">
            <text:p>5.24165E-005</text:p>
          </table:table-cell>
          <table:table-cell office:value-type="float" office:value="2.92332">
            <text:p>2.92332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29899">
            <text:p>0.629899</text:p>
          </table:table-cell>
          <table:table-cell office:value-type="float" office:value="0.0000524165">
            <text:p>5.24165E-005</text:p>
          </table:table-cell>
          <table:table-cell office:value-type="float" office:value="2.92332">
            <text:p>2.92332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41123">
            <text:p>0.641123</text:p>
          </table:table-cell>
          <table:table-cell office:value-type="float" office:value="0.0000524165">
            <text:p>5.24165E-005</text:p>
          </table:table-cell>
          <table:table-cell office:value-type="float" office:value="2.92331">
            <text:p>2.92331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52348">
            <text:p>0.652348</text:p>
          </table:table-cell>
          <table:table-cell office:value-type="float" office:value="0.0000524165">
            <text:p>5.24165E-005</text:p>
          </table:table-cell>
          <table:table-cell office:value-type="float" office:value="2.92331">
            <text:p>2.92331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63573">
            <text:p>0.663573</text:p>
          </table:table-cell>
          <table:table-cell office:value-type="float" office:value="0.0000524165">
            <text:p>5.24165E-005</text:p>
          </table:table-cell>
          <table:table-cell office:value-type="float" office:value="2.92331">
            <text:p>2.92331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74797">
            <text:p>0.674797</text:p>
          </table:table-cell>
          <table:table-cell office:value-type="float" office:value="0.0000524165">
            <text:p>5.24165E-005</text:p>
          </table:table-cell>
          <table:table-cell office:value-type="float" office:value="2.92331">
            <text:p>2.92331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86022">
            <text:p>0.686022</text:p>
          </table:table-cell>
          <table:table-cell office:value-type="float" office:value="0.0000524165">
            <text:p>5.24165E-005</text:p>
          </table:table-cell>
          <table:table-cell office:value-type="float" office:value="2.92331">
            <text:p>2.92331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697247">
            <text:p>0.697247</text:p>
          </table:table-cell>
          <table:table-cell office:value-type="float" office:value="0.0000524165">
            <text:p>5.24165E-005</text:p>
          </table:table-cell>
          <table:table-cell office:value-type="float" office:value="2.92332">
            <text:p>2.92332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08471">
            <text:p>0.708471</text:p>
          </table:table-cell>
          <table:table-cell office:value-type="float" office:value="0.0000524165">
            <text:p>5.24165E-005</text:p>
          </table:table-cell>
          <table:table-cell office:value-type="float" office:value="2.92332">
            <text:p>2.92332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19696">
            <text:p>0.719696</text:p>
          </table:table-cell>
          <table:table-cell office:value-type="float" office:value="0.0000524165">
            <text:p>5.24165E-005</text:p>
          </table:table-cell>
          <table:table-cell office:value-type="float" office:value="2.92332">
            <text:p>2.92332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30921">
            <text:p>0.730921</text:p>
          </table:table-cell>
          <table:table-cell office:value-type="float" office:value="0.0000524164">
            <text:p>5.24164E-005</text:p>
          </table:table-cell>
          <table:table-cell office:value-type="float" office:value="2.92332">
            <text:p>2.92332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42145">
            <text:p>0.742145</text:p>
          </table:table-cell>
          <table:table-cell office:value-type="float" office:value="0.0000524164">
            <text:p>5.24164E-005</text:p>
          </table:table-cell>
          <table:table-cell office:value-type="float" office:value="2.92333">
            <text:p>2.92333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5337">
            <text:p>0.75337</text:p>
          </table:table-cell>
          <table:table-cell office:value-type="float" office:value="0.0000524163">
            <text:p>5.24163E-005</text:p>
          </table:table-cell>
          <table:table-cell office:value-type="float" office:value="2.92333">
            <text:p>2.92333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64595">
            <text:p>0.764595</text:p>
          </table:table-cell>
          <table:table-cell office:value-type="float" office:value="0.0000524162">
            <text:p>5.24162E-005</text:p>
          </table:table-cell>
          <table:table-cell office:value-type="float" office:value="2.92334">
            <text:p>2.92334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75819">
            <text:p>0.775819</text:p>
          </table:table-cell>
          <table:table-cell office:value-type="float" office:value="0.000052416">
            <text:p>0.000052416</text:p>
          </table:table-cell>
          <table:table-cell office:value-type="float" office:value="2.92336">
            <text:p>2.92336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87044">
            <text:p>0.787044</text:p>
          </table:table-cell>
          <table:table-cell office:value-type="float" office:value="0.0000524157">
            <text:p>5.24157E-005</text:p>
          </table:table-cell>
          <table:table-cell office:value-type="float" office:value="2.92338">
            <text:p>2.92338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798269">
            <text:p>0.798269</text:p>
          </table:table-cell>
          <table:table-cell office:value-type="float" office:value="0.0000524152">
            <text:p>5.24152E-005</text:p>
          </table:table-cell>
          <table:table-cell office:value-type="float" office:value="2.92341">
            <text:p>2.92341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09494">
            <text:p>0.809494</text:p>
          </table:table-cell>
          <table:table-cell office:value-type="float" office:value="0.0000524145">
            <text:p>5.24145E-005</text:p>
          </table:table-cell>
          <table:table-cell office:value-type="float" office:value="2.92346">
            <text:p>2.92346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20718">
            <text:p>0.820718</text:p>
          </table:table-cell>
          <table:table-cell office:value-type="float" office:value="0.0000524135">
            <text:p>5.24135E-005</text:p>
          </table:table-cell>
          <table:table-cell office:value-type="float" office:value="2.92354">
            <text:p>2.92354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31943">
            <text:p>0.831943</text:p>
          </table:table-cell>
          <table:table-cell office:value-type="float" office:value="0.0000524119">
            <text:p>5.24119E-005</text:p>
          </table:table-cell>
          <table:table-cell office:value-type="float" office:value="2.92366">
            <text:p>2.92366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43168">
            <text:p>0.843168</text:p>
          </table:table-cell>
          <table:table-cell office:value-type="float" office:value="0.0000524094">
            <text:p>5.24094E-005</text:p>
          </table:table-cell>
          <table:table-cell office:value-type="float" office:value="2.92385">
            <text:p>2.92385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54392">
            <text:p>0.854392</text:p>
          </table:table-cell>
          <table:table-cell office:value-type="float" office:value="0.0000524057">
            <text:p>5.24057E-005</text:p>
          </table:table-cell>
          <table:table-cell office:value-type="float" office:value="2.92413">
            <text:p>2.92413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65617">
            <text:p>0.865617</text:p>
          </table:table-cell>
          <table:table-cell office:value-type="float" office:value="0.0000524">
            <text:p>0.0000524</text:p>
          </table:table-cell>
          <table:table-cell office:value-type="float" office:value="2.92455">
            <text:p>2.92455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76842">
            <text:p>0.876842</text:p>
          </table:table-cell>
          <table:table-cell office:value-type="float" office:value="0.0000523912">
            <text:p>5.23912E-005</text:p>
          </table:table-cell>
          <table:table-cell office:value-type="float" office:value="2.92521">
            <text:p>2.92521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88066">
            <text:p>0.888066</text:p>
          </table:table-cell>
          <table:table-cell office:value-type="float" office:value="0.0000523779">
            <text:p>5.23779E-005</text:p>
          </table:table-cell>
          <table:table-cell office:value-type="float" office:value="2.92621">
            <text:p>2.92621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899291">
            <text:p>0.899291</text:p>
          </table:table-cell>
          <table:table-cell office:value-type="float" office:value="0.0000523576">
            <text:p>5.23576E-005</text:p>
          </table:table-cell>
          <table:table-cell office:value-type="float" office:value="2.92773">
            <text:p>2.92773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10516">
            <text:p>0.910516</text:p>
          </table:table-cell>
          <table:table-cell office:value-type="float" office:value="0.0000523265">
            <text:p>5.23265E-005</text:p>
          </table:table-cell>
          <table:table-cell office:value-type="float" office:value="2.93006">
            <text:p>2.93006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2174">
            <text:p>0.92174</text:p>
          </table:table-cell>
          <table:table-cell office:value-type="float" office:value="0.0000522791">
            <text:p>5.22791E-005</text:p>
          </table:table-cell>
          <table:table-cell office:value-type="float" office:value="2.93362">
            <text:p>2.93362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32965">
            <text:p>0.932965</text:p>
          </table:table-cell>
          <table:table-cell office:value-type="float" office:value="0.0000522067">
            <text:p>5.22067E-005</text:p>
          </table:table-cell>
          <table:table-cell office:value-type="float" office:value="2.93908">
            <text:p>2.93908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4419">
            <text:p>0.94419</text:p>
          </table:table-cell>
          <table:table-cell office:value-type="float" office:value="0.000052096">
            <text:p>0.000052096</text:p>
          </table:table-cell>
          <table:table-cell office:value-type="float" office:value="2.94745">
            <text:p>2.94745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55414">
            <text:p>0.955414</text:p>
          </table:table-cell>
          <table:table-cell office:value-type="float" office:value="0.0000519268">
            <text:p>5.19268E-005</text:p>
          </table:table-cell>
          <table:table-cell office:value-type="float" office:value="2.96031">
            <text:p>2.96031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66639">
            <text:p>0.966639</text:p>
          </table:table-cell>
          <table:table-cell office:value-type="float" office:value="0.0000516677">
            <text:p>5.16677E-005</text:p>
          </table:table-cell>
          <table:table-cell office:value-type="float" office:value="2.98017">
            <text:p>2.98017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77864">
            <text:p>0.977864</text:p>
          </table:table-cell>
          <table:table-cell office:value-type="float" office:value="0.0000512706">
            <text:p>5.12706E-005</text:p>
          </table:table-cell>
          <table:table-cell office:value-type="float" office:value="3.011">
            <text:p>3.011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0.989088">
            <text:p>0.989088</text:p>
          </table:table-cell>
          <table:table-cell office:value-type="float" office:value="0.0000506605">
            <text:p>5.06605E-005</text:p>
          </table:table-cell>
          <table:table-cell office:value-type="float" office:value="3.0593">
            <text:p>3.0593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0031">
            <text:p>1.00031</text:p>
          </table:table-cell>
          <table:table-cell office:value-type="float" office:value="0.0000497199">
            <text:p>4.97199E-005</text:p>
          </table:table-cell>
          <table:table-cell office:value-type="float" office:value="3.1361">
            <text:p>3.1361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1154">
            <text:p>1.01154</text:p>
          </table:table-cell>
          <table:table-cell office:value-type="float" office:value="0.0000482619">
            <text:p>4.82619E-005</text:p>
          </table:table-cell>
          <table:table-cell office:value-type="float" office:value="3.26105">
            <text:p>3.26105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2276">
            <text:p>1.02276</text:p>
          </table:table-cell>
          <table:table-cell office:value-type="float" office:value="0.0000459831">
            <text:p>4.59831E-005</text:p>
          </table:table-cell>
          <table:table-cell office:value-type="float" office:value="3.47222">
            <text:p>3.47222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3399">
            <text:p>1.03399</text:p>
          </table:table-cell>
          <table:table-cell office:value-type="float" office:value="0.0000423745">
            <text:p>4.23745E-005</text:p>
          </table:table-cell>
          <table:table-cell office:value-type="float" office:value="3.85307">
            <text:p>3.85307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4521">
            <text:p>1.04521</text:p>
          </table:table-cell>
          <table:table-cell office:value-type="float" office:value="0.0000365407">
            <text:p>3.65407E-005</text:p>
          </table:table-cell>
          <table:table-cell office:value-type="float" office:value="4.62788">
            <text:p>4.62788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5644">
            <text:p>1.05644</text:p>
          </table:table-cell>
          <table:table-cell office:value-type="float" office:value="0.0000267857">
            <text:p>2.67857E-005</text:p>
          </table:table-cell>
          <table:table-cell office:value-type="float" office:value="6.67747">
            <text:p>6.67747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6766">
            <text:p>1.06766</text:p>
          </table:table-cell>
          <table:table-cell office:value-type="float" office:value="0.00000951614">
            <text:p>9.51614E-006</text:p>
          </table:table-cell>
          <table:table-cell office:value-type="float" office:value="20.6103">
            <text:p>20.6103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7889">
            <text:p>1.07889</text:p>
          </table:table-cell>
          <table:table-cell office:value-type="float" office:value="-0.0000243858">
            <text:p>-2.43858E-005</text:p>
          </table:table-cell>
          <table:table-cell office:value-type="float" office:value="-9.43305">
            <text:p>-9.43305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09011">
            <text:p>1.09011</text:p>
          </table:table-cell>
          <table:table-cell office:value-type="float" office:value="-0.000106832">
            <text:p>-0.000106832</text:p>
          </table:table-cell>
          <table:table-cell office:value-type="float" office:value="-2.92496">
            <text:p>-2.92496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0134">
            <text:p>1.10134</text:p>
          </table:table-cell>
          <table:table-cell office:value-type="float" office:value="-0.000484268">
            <text:p>-0.000484268</text:p>
          </table:table-cell>
          <table:table-cell office:value-type="float" office:value="-1.42465">
            <text:p>-1.42465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1256">
            <text:p>1.11256</text:p>
          </table:table-cell>
          <table:table-cell office:value-type="float" office:value="0.00102336">
            <text:p>0.00102336</text:p>
          </table:table-cell>
          <table:table-cell office:value-type="float" office:value="-0.799047">
            <text:p>-0.799047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2378">
            <text:p>1.12378</text:p>
          </table:table-cell>
          <table:table-cell office:value-type="float" office:value="0.000394253">
            <text:p>0.000394253</text:p>
          </table:table-cell>
          <table:table-cell office:value-type="float" office:value="-0.478389">
            <text:p>-0.478389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3501">
            <text:p>1.13501</text:p>
          </table:table-cell>
          <table:table-cell office:value-type="float" office:value="0.000292388">
            <text:p>0.000292388</text:p>
          </table:table-cell>
          <table:table-cell office:value-type="float" office:value="-0.296667">
            <text:p>-0.296667</text:p>
          </table:table-cell>
          <table:table-cell office:value-type="float" office:value="0.00137733">
            <text:p>0.001377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1.14623">
            <text:p>1.14623</text:p>
          </table:table-cell>
          <table:table-cell office:value-type="float" office:value="0.000253192">
            <text:p>0.000253192</text:p>
          </table:table-cell>
          <table:table-cell office:value-type="float" office:value="-0.187785">
            <text:p>-0.187785</text:p>
          </table:table-cell>
          <table:table-cell office:value-type="float" office:value="0.00137733">
            <text:p>0.00137733</text:p>
          </table:table-cell>
        </table:table-row>
        <table:table-row table:style-name="ro1" table:number-rows-repeated="10470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0">00/00/0000</text:date>, <text:time style:data-style-name="N2" text:time-value="0000-00-00T19:48: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2-20T19:51:07</dc:date>
    <meta:generator>LibreOffice/4.0.4.2$MacOSX_x86 LibreOffice_project/9e9821abd0ffdbc09cd8c52eaa574fa09eb08f2</meta:generator>
    <meta:editing-duration>PT8M10S</meta:editing-duration>
    <meta:editing-cycles>7</meta:editing-cycles>
    <meta:document-statistic meta:table-count="1" meta:cell-count="75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pline-resolution="80" chart:right-angled-axes="true"/>
    </style:style>
    <style:style style:name="ch5" style:family="chart" style:data-style-name="N0">
      <style:chart-properties chart:display-label="true" chart:logarithmic="false" chart:minimum="0" chart:maximum="1.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0.00002" chart:maximum="0.0003" chart:interval-major="0.000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007cm" svg:height="9.01cm" xlink:href=".." xlink:type="simple" chart:class="chart:scatter" chart:style-name="ch1">
        <chart:title svg:x="7.029cm" svg:y="0.315cm" chart:style-name="ch2">
          <text:p>tn0 vs Et</text:p>
        </chart:title>
        <chart:legend chart:legend-position="end" svg:x="13.103cm" svg:y="0.855cm" style:legend-expansion="high" chart:style-name="ch3"/>
        <chart:plot-area chart:style-name="ch4" table:cell-range-address="Sheet1.B2:Sheet1.C102 Sheet1.C103:Sheet1.C1516" svg:x="1.318cm" svg:y="1.644cm" svg:width="11.145cm" svg:height="6.218cm">
          <chartooo:coordinate-region svg:x="2.973cm" svg:y="1.644cm" svg:width="9.243cm" svg:height="5.919cm"/>
          <chart:axis chart:dimension="x" chart:name="primary-x" chart:style-name="ch5">
            <chart:title svg:x="6.688cm" svg:y="8.043cm" chart:style-name="ch6">
              <text:p>Et</text:p>
            </chart:title>
          </chart:axis>
          <chart:axis chart:dimension="y" chart:name="primary-y" chart:style-name="ch7">
            <chart:title svg:x="0.451cm" svg:y="5.033cm" chart:style-name="ch8">
              <text:p>tn0</text:p>
            </chart:title>
            <chart:grid chart:style-name="ch9" chart:class="major"/>
          </chart:axis>
          <chart:series chart:style-name="ch10" chart:values-cell-range-address="Sheet1.C2:Sheet1.C102" chart:class="chart:scatter">
            <chart:domain table:cell-range-address="Sheet1.B2:Sheet1.B102"/>
            <chart:data-point chart:repeated="101"/>
          </chart:series>
          <chart:series chart:style-name="ch11" chart:values-cell-range-address="Sheet1.C103:Sheet1.C203" chart:class="chart:scatter">
            <chart:domain table:cell-range-address="Sheet1.B103:Sheet1.B203"/>
            <chart:data-point chart:repeated="101"/>
          </chart:series>
          <chart:series chart:style-name="ch12" chart:values-cell-range-address="Sheet1.C204:Sheet1.C304" chart:class="chart:scatter">
            <chart:domain table:cell-range-address="Sheet1.B204:Sheet1.B304"/>
            <chart:data-point chart:repeated="101"/>
          </chart:series>
          <chart:series chart:style-name="ch13" chart:values-cell-range-address="Sheet1.C305:Sheet1.C405" chart:class="chart:scatter">
            <chart:domain table:cell-range-address="Sheet1.B305:Sheet1.B405"/>
            <chart:data-point chart:repeated="101"/>
          </chart:series>
          <chart:series chart:style-name="ch14" chart:values-cell-range-address="Sheet1.C406:Sheet1.C506" chart:class="chart:scatter">
            <chart:domain table:cell-range-address="Sheet1.B406:Sheet1.B506"/>
            <chart:data-point chart:repeated="101"/>
          </chart:series>
          <chart:series chart:style-name="ch15" chart:values-cell-range-address="Sheet1.C507:Sheet1.C607" chart:class="chart:scatter">
            <chart:domain table:cell-range-address="Sheet1.B507:Sheet1.B607"/>
            <chart:data-point chart:repeated="101"/>
          </chart:series>
          <chart:series chart:style-name="ch16" chart:values-cell-range-address="Sheet1.C608:Sheet1.C708" chart:class="chart:scatter">
            <chart:domain table:cell-range-address="Sheet1.B608:Sheet1.B708"/>
            <chart:data-point chart:repeated="101"/>
          </chart:series>
          <chart:series chart:style-name="ch17" chart:values-cell-range-address="Sheet1.C709:Sheet1.C809" chart:class="chart:scatter">
            <chart:domain table:cell-range-address="Sheet1.B709:Sheet1.B809"/>
            <chart:data-point chart:repeated="101"/>
          </chart:series>
          <chart:series chart:style-name="ch18" chart:values-cell-range-address="Sheet1.C810:Sheet1.C910" chart:class="chart:scatter">
            <chart:domain table:cell-range-address="Sheet1.B810:Sheet1.B910"/>
            <chart:data-point chart:repeated="101"/>
          </chart:series>
          <chart:series chart:style-name="ch19" chart:values-cell-range-address="Sheet1.C911:Sheet1.C1011" chart:class="chart:scatter">
            <chart:domain table:cell-range-address="Sheet1.B911:Sheet1.B1011"/>
            <chart:data-point chart:repeated="101"/>
          </chart:series>
          <chart:series chart:style-name="ch20" chart:values-cell-range-address="Sheet1.C1012:Sheet1.C1112" chart:class="chart:scatter">
            <chart:domain table:cell-range-address="Sheet1.B1012:Sheet1.B1112"/>
            <chart:data-point chart:repeated="101"/>
          </chart:series>
          <chart:series chart:style-name="ch21" chart:values-cell-range-address="Sheet1.C1113:Sheet1.C1213" chart:class="chart:scatter">
            <chart:domain table:cell-range-address="Sheet1.B1113:Sheet1.B1213"/>
            <chart:data-point chart:repeated="101"/>
          </chart:series>
          <chart:series chart:style-name="ch22" chart:values-cell-range-address="Sheet1.C1214:Sheet1.C1314" chart:class="chart:scatter">
            <chart:domain table:cell-range-address="Sheet1.B1214:Sheet1.B1314"/>
            <chart:data-point chart:repeated="101"/>
          </chart:series>
          <chart:series chart:style-name="ch11" chart:values-cell-range-address="Sheet1.C1315:Sheet1.C1415" chart:class="chart:scatter">
            <chart:domain table:cell-range-address="Sheet1.B1315:Sheet1.B1415"/>
            <chart:data-point chart:repeated="101"/>
          </chart:series>
          <chart:series chart:style-name="ch12" chart:values-cell-range-address="Sheet1.C1416:Sheet1.C1516" chart:class="chart:scatter">
            <chart:domain table:cell-range-address="Sheet1.B1416:Sheet1.B1516"/>
            <chart:data-point chart:repeated="10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1313">
                <text:p>0.0461313</text:p>
                <draw:g>
                  <svg:desc>Sheet1.B2:Sheet1.B102</svg:desc>
                </draw:g>
              </table:table-cell>
              <table:table-cell office:value-type="float" office:value="0.0000000385552">
                <text:p>0.0000000385552</text:p>
                <draw:g>
                  <svg:desc>Sheet1.C2:Sheet1.C102</svg:desc>
                </draw:g>
              </table:table-cell>
              <table:table-cell office:value-type="float" office:value="0.0445656">
                <text:p>0.0445656</text:p>
                <draw:g>
                  <svg:desc>Sheet1.B103:Sheet1.B203</svg:desc>
                </draw:g>
              </table:table-cell>
              <table:table-cell office:value-type="float" office:value="0.0000000391963">
                <text:p>0.0000000391963</text:p>
                <draw:g>
                  <svg:desc>Sheet1.C103:Sheet1.C203</svg:desc>
                </draw:g>
              </table:table-cell>
              <table:table-cell office:value-type="float" office:value="0.0430147">
                <text:p>0.0430147</text:p>
                <draw:g>
                  <svg:desc>Sheet1.B204:Sheet1.B304</svg:desc>
                </draw:g>
              </table:table-cell>
              <table:table-cell office:value-type="float" office:value="0.0000000383391">
                <text:p>0.0000000383391</text:p>
                <draw:g>
                  <svg:desc>Sheet1.C204:Sheet1.C304</svg:desc>
                </draw:g>
              </table:table-cell>
              <table:table-cell office:value-type="float" office:value="0.0414791">
                <text:p>0.0414791</text:p>
                <draw:g>
                  <svg:desc>Sheet1.B305:Sheet1.B405</svg:desc>
                </draw:g>
              </table:table-cell>
              <table:table-cell office:value-type="float" office:value="0.0000000371698">
                <text:p>0.0000000371698</text:p>
                <draw:g>
                  <svg:desc>Sheet1.C305:Sheet1.C405</svg:desc>
                </draw:g>
              </table:table-cell>
              <table:table-cell office:value-type="float" office:value="0.0392051">
                <text:p>0.0392051</text:p>
                <draw:g>
                  <svg:desc>Sheet1.B406:Sheet1.B506</svg:desc>
                </draw:g>
              </table:table-cell>
              <table:table-cell office:value-type="float" office:value="0.0000000349134">
                <text:p>0.0000000349134</text:p>
                <draw:g>
                  <svg:desc>Sheet1.C406:Sheet1.C506</svg:desc>
                </draw:g>
              </table:table-cell>
              <table:table-cell office:value-type="float" office:value="0.0377095">
                <text:p>0.0377095</text:p>
                <draw:g>
                  <svg:desc>Sheet1.B507:Sheet1.B607</svg:desc>
                </draw:g>
              </table:table-cell>
              <table:table-cell office:value-type="float" office:value="0.0000000336541">
                <text:p>0.0000000336541</text:p>
                <draw:g>
                  <svg:desc>Sheet1.C507:Sheet1.C607</svg:desc>
                </draw:g>
              </table:table-cell>
              <table:table-cell office:value-type="float" office:value="0.0362307">
                <text:p>0.0362307</text:p>
                <draw:g>
                  <svg:desc>Sheet1.B608:Sheet1.B708</svg:desc>
                </draw:g>
              </table:table-cell>
              <table:table-cell office:value-type="float" office:value="0.0000000320643">
                <text:p>0.0000000320643</text:p>
                <draw:g>
                  <svg:desc>Sheet1.C608:Sheet1.C708</svg:desc>
                </draw:g>
              </table:table-cell>
              <table:table-cell office:value-type="float" office:value="0.0347692">
                <text:p>0.0347692</text:p>
                <draw:g>
                  <svg:desc>Sheet1.B709:Sheet1.B809</svg:desc>
                </draw:g>
              </table:table-cell>
              <table:table-cell office:value-type="float" office:value="0.0000000304923">
                <text:p>0.0000000304923</text:p>
                <draw:g>
                  <svg:desc>Sheet1.C709:Sheet1.C809</svg:desc>
                </draw:g>
              </table:table-cell>
              <table:table-cell office:value-type="float" office:value="0.0333255">
                <text:p>0.0333255</text:p>
                <draw:g>
                  <svg:desc>Sheet1.B810:Sheet1.B910</svg:desc>
                </draw:g>
              </table:table-cell>
              <table:table-cell office:value-type="float" office:value="0.0000000289451">
                <text:p>0.0000000289451</text:p>
                <draw:g>
                  <svg:desc>Sheet1.C810:Sheet1.C910</svg:desc>
                </draw:g>
              </table:table-cell>
              <table:table-cell office:value-type="float" office:value="0.0319002">
                <text:p>0.0319002</text:p>
                <draw:g>
                  <svg:desc>Sheet1.B911:Sheet1.B1011</svg:desc>
                </draw:g>
              </table:table-cell>
              <table:table-cell office:value-type="float" office:value="0.00000002712">
                <text:p>0.00000002712</text:p>
                <draw:g>
                  <svg:desc>Sheet1.C911:Sheet1.C1011</svg:desc>
                </draw:g>
              </table:table-cell>
              <table:table-cell office:value-type="float" office:value="0.0297978">
                <text:p>0.0297978</text:p>
                <draw:g>
                  <svg:desc>Sheet1.B1012:Sheet1.B1112</svg:desc>
                </draw:g>
              </table:table-cell>
              <table:table-cell office:value-type="float" office:value="0.0000000244456">
                <text:p>0.0000000244456</text:p>
                <draw:g>
                  <svg:desc>Sheet1.C1012:Sheet1.C1112</svg:desc>
                </draw:g>
              </table:table-cell>
              <table:table-cell office:value-type="float" office:value="0.0284208">
                <text:p>0.0284208</text:p>
                <draw:g>
                  <svg:desc>Sheet1.B1113:Sheet1.B1213</svg:desc>
                </draw:g>
              </table:table-cell>
              <table:table-cell office:value-type="float" office:value="0.0000000230082">
                <text:p>0.0000000230082</text:p>
                <draw:g>
                  <svg:desc>Sheet1.C1113:Sheet1.C1213</svg:desc>
                </draw:g>
              </table:table-cell>
              <table:table-cell office:value-type="float" office:value="0.0270642">
                <text:p>0.0270642</text:p>
                <draw:g>
                  <svg:desc>Sheet1.B1214:Sheet1.B1314</svg:desc>
                </draw:g>
              </table:table-cell>
              <table:table-cell office:value-type="float" office:value="0.0000000208891">
                <text:p>0.0000000208891</text:p>
                <draw:g>
                  <svg:desc>Sheet1.C1214:Sheet1.C1314</svg:desc>
                </draw:g>
              </table:table-cell>
              <table:table-cell office:value-type="float" office:value="0.0257287">
                <text:p>0.0257287</text:p>
                <draw:g>
                  <svg:desc>Sheet1.B1315:Sheet1.B1415</svg:desc>
                </draw:g>
              </table:table-cell>
              <table:table-cell office:value-type="float" office:value="0.0000000191644">
                <text:p>0.0000000191644</text:p>
                <draw:g>
                  <svg:desc>Sheet1.C1315:Sheet1.C1415</svg:desc>
                </draw:g>
              </table:table-cell>
              <table:table-cell office:value-type="float" office:value="0.0237662">
                <text:p>0.0237662</text:p>
                <draw:g>
                  <svg:desc>Sheet1.B1416:Sheet1.B1516</svg:desc>
                </draw:g>
              </table:table-cell>
              <table:table-cell office:value-type="float" office:value="0.0000000158499">
                <text:p>0.0000000158499</text:p>
                <draw:g>
                  <svg:desc>Sheet1.C1416:Sheet1.C15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9086">
                <text:p>0.0569086</text:p>
              </table:table-cell>
              <table:table-cell office:value-type="float" office:value="0.0000000505099">
                <text:p>0.0000000505099</text:p>
              </table:table-cell>
              <table:table-cell office:value-type="float" office:value="0.0553743">
                <text:p>0.0553743</text:p>
              </table:table-cell>
              <table:table-cell office:value-type="float" office:value="0.0000000516981">
                <text:p>0.0000000516981</text:p>
              </table:table-cell>
              <table:table-cell office:value-type="float" office:value="0.0538544">
                <text:p>0.0538544</text:p>
              </table:table-cell>
              <table:table-cell office:value-type="float" office:value="0.0000000509257">
                <text:p>0.0000000509257</text:p>
              </table:table-cell>
              <table:table-cell office:value-type="float" office:value="0.0523495">
                <text:p>0.0523495</text:p>
              </table:table-cell>
              <table:table-cell office:value-type="float" office:value="0.0000000497381">
                <text:p>0.0000000497381</text:p>
              </table:table-cell>
              <table:table-cell office:value-type="float" office:value="0.050121">
                <text:p>0.050121</text:p>
              </table:table-cell>
              <table:table-cell office:value-type="float" office:value="0.0000000472691">
                <text:p>0.0000000472691</text:p>
              </table:table-cell>
              <table:table-cell office:value-type="float" office:value="0.0486553">
                <text:p>0.0486553</text:p>
              </table:table-cell>
              <table:table-cell office:value-type="float" office:value="0.0000000459427">
                <text:p>0.0000000459427</text:p>
              </table:table-cell>
              <table:table-cell office:value-type="float" office:value="0.0472061">
                <text:p>0.0472061</text:p>
              </table:table-cell>
              <table:table-cell office:value-type="float" office:value="0.000000044154">
                <text:p>0.000000044154</text:p>
              </table:table-cell>
              <table:table-cell office:value-type="float" office:value="0.0457738">
                <text:p>0.0457738</text:p>
              </table:table-cell>
              <table:table-cell office:value-type="float" office:value="0.0000000423738">
                <text:p>0.0000000423738</text:p>
              </table:table-cell>
              <table:table-cell office:value-type="float" office:value="0.044359">
                <text:p>0.044359</text:p>
              </table:table-cell>
              <table:table-cell office:value-type="float" office:value="0.0000000406112">
                <text:p>0.0000000406112</text:p>
              </table:table-cell>
              <table:table-cell office:value-type="float" office:value="0.0429622">
                <text:p>0.0429622</text:p>
              </table:table-cell>
              <table:table-cell office:value-type="float" office:value="0.0000000384367">
                <text:p>0.0000000384367</text:p>
              </table:table-cell>
              <table:table-cell office:value-type="float" office:value="0.0409018">
                <text:p>0.0409018</text:p>
              </table:table-cell>
              <table:table-cell office:value-type="float" office:value="0.0000000352119">
                <text:p>0.0000000352119</text:p>
              </table:table-cell>
              <table:table-cell office:value-type="float" office:value="0.0395524">
                <text:p>0.0395524</text:p>
              </table:table-cell>
              <table:table-cell office:value-type="float" office:value="0.0000000335268">
                <text:p>0.0000000335268</text:p>
              </table:table-cell>
              <table:table-cell office:value-type="float" office:value="0.038223">
                <text:p>0.038223</text:p>
              </table:table-cell>
              <table:table-cell office:value-type="float" office:value="0.000000030814">
                <text:p>0.000000030814</text:p>
              </table:table-cell>
              <table:table-cell office:value-type="float" office:value="0.0369141">
                <text:p>0.0369141</text:p>
              </table:table-cell>
              <table:table-cell office:value-type="float" office:value="0.0000000286394">
                <text:p>0.0000000286394</text:p>
              </table:table-cell>
              <table:table-cell office:value-type="float" office:value="0.0349909">
                <text:p>0.0349909</text:p>
              </table:table-cell>
              <table:table-cell office:value-type="float" office:value="0.0000000241895">
                <text:p>0.00000002418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86">
                <text:p>0.067686</text:p>
              </table:table-cell>
              <table:table-cell office:value-type="float" office:value="0.0000000661704">
                <text:p>0.0000000661704</text:p>
              </table:table-cell>
              <table:table-cell office:value-type="float" office:value="0.066183">
                <text:p>0.066183</text:p>
              </table:table-cell>
              <table:table-cell office:value-type="float" office:value="0.0000000681865">
                <text:p>0.0000000681865</text:p>
              </table:table-cell>
              <table:table-cell office:value-type="float" office:value="0.0646941">
                <text:p>0.0646941</text:p>
              </table:table-cell>
              <table:table-cell office:value-type="float" office:value="0.0000000676435">
                <text:p>0.0000000676435</text:p>
              </table:table-cell>
              <table:table-cell office:value-type="float" office:value="0.0632199">
                <text:p>0.0632199</text:p>
              </table:table-cell>
              <table:table-cell office:value-type="float" office:value="0.000000066555">
                <text:p>0.000000066555</text:p>
              </table:table-cell>
              <table:table-cell office:value-type="float" office:value="0.0610369">
                <text:p>0.0610369</text:p>
              </table:table-cell>
              <table:table-cell office:value-type="float" office:value="0.0000000639961">
                <text:p>0.0000000639961</text:p>
              </table:table-cell>
              <table:table-cell office:value-type="float" office:value="0.0596011">
                <text:p>0.0596011</text:p>
              </table:table-cell>
              <table:table-cell office:value-type="float" office:value="0.000000062717">
                <text:p>0.000000062717</text:p>
              </table:table-cell>
              <table:table-cell office:value-type="float" office:value="0.0581815">
                <text:p>0.0581815</text:p>
              </table:table-cell>
              <table:table-cell office:value-type="float" office:value="0.0000000608005">
                <text:p>0.0000000608005</text:p>
              </table:table-cell>
              <table:table-cell office:value-type="float" office:value="0.0567784">
                <text:p>0.0567784</text:p>
              </table:table-cell>
              <table:table-cell office:value-type="float" office:value="0.0000000588833">
                <text:p>0.0000000588833</text:p>
              </table:table-cell>
              <table:table-cell office:value-type="float" office:value="0.0553925">
                <text:p>0.0553925</text:p>
              </table:table-cell>
              <table:table-cell office:value-type="float" office:value="0.0000000569774">
                <text:p>0.0000000569774</text:p>
              </table:table-cell>
              <table:table-cell office:value-type="float" office:value="0.0540242">
                <text:p>0.0540242</text:p>
              </table:table-cell>
              <table:table-cell office:value-type="float" office:value="0.0000000544734">
                <text:p>0.0000000544734</text:p>
              </table:table-cell>
              <table:table-cell office:value-type="float" office:value="0.0520059">
                <text:p>0.0520059</text:p>
              </table:table-cell>
              <table:table-cell office:value-type="float" office:value="0.0000000507174">
                <text:p>0.0000000507174</text:p>
              </table:table-cell>
              <table:table-cell office:value-type="float" office:value="0.050684">
                <text:p>0.050684</text:p>
              </table:table-cell>
              <table:table-cell office:value-type="float" office:value="0.0000000488518">
                <text:p>0.0000000488518</text:p>
              </table:table-cell>
              <table:table-cell office:value-type="float" office:value="0.0493817">
                <text:p>0.0493817</text:p>
              </table:table-cell>
              <table:table-cell office:value-type="float" office:value="0.0000000454517">
                <text:p>0.0000000454517</text:p>
              </table:table-cell>
              <table:table-cell office:value-type="float" office:value="0.0480995">
                <text:p>0.0480995</text:p>
              </table:table-cell>
              <table:table-cell office:value-type="float" office:value="0.0000000427959">
                <text:p>0.0000000427959</text:p>
              </table:table-cell>
              <table:table-cell office:value-type="float" office:value="0.0462156">
                <text:p>0.0462156</text:p>
              </table:table-cell>
              <table:table-cell office:value-type="float" office:value="0.0000000369139">
                <text:p>0.00000003691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84634">
                <text:p>0.0784634</text:p>
              </table:table-cell>
              <table:table-cell office:value-type="float" office:value="0.0000000866848">
                <text:p>0.0000000866848</text:p>
              </table:table-cell>
              <table:table-cell office:value-type="float" office:value="0.0769917">
                <text:p>0.0769917</text:p>
              </table:table-cell>
              <table:table-cell office:value-type="float" office:value="0.0000000899317">
                <text:p>0.0000000899317</text:p>
              </table:table-cell>
              <table:table-cell office:value-type="float" office:value="0.0755338">
                <text:p>0.0755338</text:p>
              </table:table-cell>
              <table:table-cell office:value-type="float" office:value="0.0000000898472">
                <text:p>0.0000000898472</text:p>
              </table:table-cell>
              <table:table-cell office:value-type="float" office:value="0.0740903">
                <text:p>0.0740903</text:p>
              </table:table-cell>
              <table:table-cell office:value-type="float" office:value="0.0000000890557">
                <text:p>0.0000000890557</text:p>
              </table:table-cell>
              <table:table-cell office:value-type="float" office:value="0.0719528">
                <text:p>0.0719528</text:p>
              </table:table-cell>
              <table:table-cell office:value-type="float" office:value="0.0000000866396">
                <text:p>0.0000000866396</text:p>
              </table:table-cell>
              <table:table-cell office:value-type="float" office:value="0.0705469">
                <text:p>0.0705469</text:p>
              </table:table-cell>
              <table:table-cell office:value-type="float" office:value="0.0000000856129">
                <text:p>0.0000000856129</text:p>
              </table:table-cell>
              <table:table-cell office:value-type="float" office:value="0.0691569">
                <text:p>0.0691569</text:p>
              </table:table-cell>
              <table:table-cell office:value-type="float" office:value="0.0000000837196">
                <text:p>0.0000000837196</text:p>
              </table:table-cell>
              <table:table-cell office:value-type="float" office:value="0.067783">
                <text:p>0.067783</text:p>
              </table:table-cell>
              <table:table-cell office:value-type="float" office:value="0.0000000818216">
                <text:p>0.0000000818216</text:p>
              </table:table-cell>
              <table:table-cell office:value-type="float" office:value="0.066426">
                <text:p>0.066426</text:p>
              </table:table-cell>
              <table:table-cell office:value-type="float" office:value="0.0000000799352">
                <text:p>0.0000000799352</text:p>
              </table:table-cell>
              <table:table-cell office:value-type="float" office:value="0.0650862">
                <text:p>0.0650862</text:p>
              </table:table-cell>
              <table:table-cell office:value-type="float" office:value="0.000000077197">
                <text:p>0.000000077197</text:p>
              </table:table-cell>
              <table:table-cell office:value-type="float" office:value="0.0631099">
                <text:p>0.0631099</text:p>
              </table:table-cell>
              <table:table-cell office:value-type="float" office:value="0.0000000730461">
                <text:p>0.0000000730461</text:p>
              </table:table-cell>
              <table:table-cell office:value-type="float" office:value="0.0618156">
                <text:p>0.0618156</text:p>
              </table:table-cell>
              <table:table-cell office:value-type="float" office:value="0.0000000711763">
                <text:p>0.0000000711763</text:p>
              </table:table-cell>
              <table:table-cell office:value-type="float" office:value="0.0605404">
                <text:p>0.0605404</text:p>
              </table:table-cell>
              <table:table-cell office:value-type="float" office:value="0.000000067037">
                <text:p>0.000000067037</text:p>
              </table:table-cell>
              <table:table-cell office:value-type="float" office:value="0.059285">
                <text:p>0.059285</text:p>
              </table:table-cell>
              <table:table-cell office:value-type="float" office:value="0.0000000639435">
                <text:p>0.0000000639435</text:p>
              </table:table-cell>
              <table:table-cell office:value-type="float" office:value="0.0574403">
                <text:p>0.0574403</text:p>
              </table:table-cell>
              <table:table-cell office:value-type="float" office:value="0.0000000563246">
                <text:p>0.00000005632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92408">
                <text:p>0.0892408</text:p>
              </table:table-cell>
              <table:table-cell office:value-type="float" office:value="0.000000113556">
                <text:p>0.000000113556</text:p>
              </table:table-cell>
              <table:table-cell office:value-type="float" office:value="0.0878003">
                <text:p>0.0878003</text:p>
              </table:table-cell>
              <table:table-cell office:value-type="float" office:value="0.000000118608">
                <text:p>0.000000118608</text:p>
              </table:table-cell>
              <table:table-cell office:value-type="float" office:value="0.0863735">
                <text:p>0.0863735</text:p>
              </table:table-cell>
              <table:table-cell office:value-type="float" office:value="0.000000119336">
                <text:p>0.000000119336</text:p>
              </table:table-cell>
              <table:table-cell office:value-type="float" office:value="0.0849608">
                <text:p>0.0849608</text:p>
              </table:table-cell>
              <table:table-cell office:value-type="float" office:value="0.000000119159">
                <text:p>0.000000119159</text:p>
              </table:table-cell>
              <table:table-cell office:value-type="float" office:value="0.0828687">
                <text:p>0.0828687</text:p>
              </table:table-cell>
              <table:table-cell office:value-type="float" office:value="0.00000011729">
                <text:p>0.00000011729</text:p>
              </table:table-cell>
              <table:table-cell office:value-type="float" office:value="0.0814928">
                <text:p>0.0814928</text:p>
              </table:table-cell>
              <table:table-cell office:value-type="float" office:value="0.000000116862">
                <text:p>0.000000116862</text:p>
              </table:table-cell>
              <table:table-cell office:value-type="float" office:value="0.0801322">
                <text:p>0.0801322</text:p>
              </table:table-cell>
              <table:table-cell office:value-type="float" office:value="0.000000115272">
                <text:p>0.000000115272</text:p>
              </table:table-cell>
              <table:table-cell office:value-type="float" office:value="0.0787877">
                <text:p>0.0787877</text:p>
              </table:table-cell>
              <table:table-cell office:value-type="float" office:value="0.000000113689">
                <text:p>0.000000113689</text:p>
              </table:table-cell>
              <table:table-cell office:value-type="float" office:value="0.0774595">
                <text:p>0.0774595</text:p>
              </table:table-cell>
              <table:table-cell office:value-type="float" office:value="0.000000112136">
                <text:p>0.000000112136</text:p>
              </table:table-cell>
              <table:table-cell office:value-type="float" office:value="0.0761482">
                <text:p>0.0761482</text:p>
              </table:table-cell>
              <table:table-cell office:value-type="float" office:value="0.000000109391">
                <text:p>0.000000109391</text:p>
              </table:table-cell>
              <table:table-cell office:value-type="float" office:value="0.074214">
                <text:p>0.074214</text:p>
              </table:table-cell>
              <table:table-cell office:value-type="float" office:value="0.000000105195">
                <text:p>0.000000105195</text:p>
              </table:table-cell>
              <table:table-cell office:value-type="float" office:value="0.0729472">
                <text:p>0.0729472</text:p>
              </table:table-cell>
              <table:table-cell office:value-type="float" office:value="0.000000103691">
                <text:p>0.000000103691</text:p>
              </table:table-cell>
              <table:table-cell office:value-type="float" office:value="0.0716991">
                <text:p>0.0716991</text:p>
              </table:table-cell>
              <table:table-cell office:value-type="float" office:value="0.0000000988606">
                <text:p>0.0000000988606</text:p>
              </table:table-cell>
              <table:table-cell office:value-type="float" office:value="0.0704704">
                <text:p>0.0704704</text:p>
              </table:table-cell>
              <table:table-cell office:value-type="float" office:value="0.0000000955268">
                <text:p>0.0000000955268</text:p>
              </table:table-cell>
              <table:table-cell office:value-type="float" office:value="0.0686649">
                <text:p>0.0686649</text:p>
              </table:table-cell>
              <table:table-cell office:value-type="float" office:value="0.0000000859254">
                <text:p>0.0000000859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018">
                <text:p>0.100018</text:p>
              </table:table-cell>
              <table:table-cell office:value-type="float" office:value="0.000000148753">
                <text:p>0.000000148753</text:p>
              </table:table-cell>
              <table:table-cell office:value-type="float" office:value="0.098609">
                <text:p>0.098609</text:p>
              </table:table-cell>
              <table:table-cell office:value-type="float" office:value="0.000000156424">
                <text:p>0.000000156424</text:p>
              </table:table-cell>
              <table:table-cell office:value-type="float" office:value="0.0972133">
                <text:p>0.0972133</text:p>
              </table:table-cell>
              <table:table-cell office:value-type="float" office:value="0.000000158496">
                <text:p>0.000000158496</text:p>
              </table:table-cell>
              <table:table-cell office:value-type="float" office:value="0.0958312">
                <text:p>0.0958312</text:p>
              </table:table-cell>
              <table:table-cell office:value-type="float" office:value="0.000000159432">
                <text:p>0.000000159432</text:p>
              </table:table-cell>
              <table:table-cell office:value-type="float" office:value="0.0937846">
                <text:p>0.0937846</text:p>
              </table:table-cell>
              <table:table-cell office:value-type="float" office:value="0.000000158776">
                <text:p>0.000000158776</text:p>
              </table:table-cell>
              <table:table-cell office:value-type="float" office:value="0.0924386">
                <text:p>0.0924386</text:p>
              </table:table-cell>
              <table:table-cell office:value-type="float" office:value="0.000000159507">
                <text:p>0.000000159507</text:p>
              </table:table-cell>
              <table:table-cell office:value-type="float" office:value="0.0911076">
                <text:p>0.0911076</text:p>
              </table:table-cell>
              <table:table-cell office:value-type="float" office:value="0.000000158706">
                <text:p>0.000000158706</text:p>
              </table:table-cell>
              <table:table-cell office:value-type="float" office:value="0.0897923">
                <text:p>0.0897923</text:p>
              </table:table-cell>
              <table:table-cell office:value-type="float" office:value="0.000000157955">
                <text:p>0.000000157955</text:p>
              </table:table-cell>
              <table:table-cell office:value-type="float" office:value="0.088493">
                <text:p>0.088493</text:p>
              </table:table-cell>
              <table:table-cell office:value-type="float" office:value="0.000000157294">
                <text:p>0.000000157294</text:p>
              </table:table-cell>
              <table:table-cell office:value-type="float" office:value="0.0872102">
                <text:p>0.0872102</text:p>
              </table:table-cell>
              <table:table-cell office:value-type="float" office:value="0.000000154995">
                <text:p>0.000000154995</text:p>
              </table:table-cell>
              <table:table-cell office:value-type="float" office:value="0.085318">
                <text:p>0.085318</text:p>
              </table:table-cell>
              <table:table-cell office:value-type="float" office:value="0.000000151473">
                <text:p>0.000000151473</text:p>
              </table:table-cell>
              <table:table-cell office:value-type="float" office:value="0.0840787">
                <text:p>0.0840787</text:p>
              </table:table-cell>
              <table:table-cell office:value-type="float" office:value="0.000000151036">
                <text:p>0.000000151036</text:p>
              </table:table-cell>
              <table:table-cell office:value-type="float" office:value="0.0828578">
                <text:p>0.0828578</text:p>
              </table:table-cell>
              <table:table-cell office:value-type="float" office:value="0.000000145764">
                <text:p>0.000000145764</text:p>
              </table:table-cell>
              <table:table-cell office:value-type="float" office:value="0.0816558">
                <text:p>0.0816558</text:p>
              </table:table-cell>
              <table:table-cell office:value-type="float" office:value="0.000000142678">
                <text:p>0.000000142678</text:p>
              </table:table-cell>
              <table:table-cell office:value-type="float" office:value="0.0798896">
                <text:p>0.0798896</text:p>
              </table:table-cell>
              <table:table-cell office:value-type="float" office:value="0.000000131044">
                <text:p>0.0000001310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796">
                <text:p>0.110796</text:p>
              </table:table-cell>
              <table:table-cell office:value-type="float" office:value="0.000000194852">
                <text:p>0.000000194852</text:p>
              </table:table-cell>
              <table:table-cell office:value-type="float" office:value="0.109418">
                <text:p>0.109418</text:p>
              </table:table-cell>
              <table:table-cell office:value-type="float" office:value="0.000000206287">
                <text:p>0.000000206287</text:p>
              </table:table-cell>
              <table:table-cell office:value-type="float" office:value="0.108053">
                <text:p>0.108053</text:p>
              </table:table-cell>
              <table:table-cell office:value-type="float" office:value="0.000000210497">
                <text:p>0.000000210497</text:p>
              </table:table-cell>
              <table:table-cell office:value-type="float" office:value="0.106702">
                <text:p>0.106702</text:p>
              </table:table-cell>
              <table:table-cell office:value-type="float" office:value="0.000000213302">
                <text:p>0.000000213302</text:p>
              </table:table-cell>
              <table:table-cell office:value-type="float" office:value="0.104701">
                <text:p>0.104701</text:p>
              </table:table-cell>
              <table:table-cell office:value-type="float" office:value="0.00000021492">
                <text:p>0.00000021492</text:p>
              </table:table-cell>
              <table:table-cell office:value-type="float" office:value="0.103384">
                <text:p>0.103384</text:p>
              </table:table-cell>
              <table:table-cell office:value-type="float" office:value="0.000000217697">
                <text:p>0.000000217697</text:p>
              </table:table-cell>
              <table:table-cell office:value-type="float" office:value="0.102083">
                <text:p>0.102083</text:p>
              </table:table-cell>
              <table:table-cell office:value-type="float" office:value="0.000000218484">
                <text:p>0.000000218484</text:p>
              </table:table-cell>
              <table:table-cell office:value-type="float" office:value="0.100797">
                <text:p>0.100797</text:p>
              </table:table-cell>
              <table:table-cell office:value-type="float" office:value="0.000000219433">
                <text:p>0.000000219433</text:p>
              </table:table-cell>
              <table:table-cell office:value-type="float" office:value="0.0995264">
                <text:p>0.0995264</text:p>
              </table:table-cell>
              <table:table-cell office:value-type="float" office:value="0.000000220608">
                <text:p>0.000000220608</text:p>
              </table:table-cell>
              <table:table-cell office:value-type="float" office:value="0.0982722">
                <text:p>0.0982722</text:p>
              </table:table-cell>
              <table:table-cell office:value-type="float" office:value="0.000000219577">
                <text:p>0.000000219577</text:p>
              </table:table-cell>
              <table:table-cell office:value-type="float" office:value="0.0964221">
                <text:p>0.0964221</text:p>
              </table:table-cell>
              <table:table-cell office:value-type="float" office:value="0.000000218066">
                <text:p>0.000000218066</text:p>
              </table:table-cell>
              <table:table-cell office:value-type="float" office:value="0.0952103">
                <text:p>0.0952103</text:p>
              </table:table-cell>
              <table:table-cell office:value-type="float" office:value="0.000000219946">
                <text:p>0.000000219946</text:p>
              </table:table-cell>
              <table:table-cell office:value-type="float" office:value="0.0940165">
                <text:p>0.0940165</text:p>
              </table:table-cell>
              <table:table-cell office:value-type="float" office:value="0.000000214859">
                <text:p>0.000000214859</text:p>
              </table:table-cell>
              <table:table-cell office:value-type="float" office:value="0.0928412">
                <text:p>0.0928412</text:p>
              </table:table-cell>
              <table:table-cell office:value-type="float" office:value="0.00000021303">
                <text:p>0.00000021303</text:p>
              </table:table-cell>
              <table:table-cell office:value-type="float" office:value="0.0911143">
                <text:p>0.0911143</text:p>
              </table:table-cell>
              <table:table-cell office:value-type="float" office:value="0.000000199763">
                <text:p>0.0000001997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573">
                <text:p>0.121573</text:p>
              </table:table-cell>
              <table:table-cell office:value-type="float" office:value="0.000000255222">
                <text:p>0.000000255222</text:p>
              </table:table-cell>
              <table:table-cell office:value-type="float" office:value="0.120226">
                <text:p>0.120226</text:p>
              </table:table-cell>
              <table:table-cell office:value-type="float" office:value="0.000000272027">
                <text:p>0.000000272027</text:p>
              </table:table-cell>
              <table:table-cell office:value-type="float" office:value="0.118893">
                <text:p>0.118893</text:p>
              </table:table-cell>
              <table:table-cell office:value-type="float" office:value="0.000000279538">
                <text:p>0.000000279538</text:p>
              </table:table-cell>
              <table:table-cell office:value-type="float" office:value="0.117572">
                <text:p>0.117572</text:p>
              </table:table-cell>
              <table:table-cell office:value-type="float" office:value="0.000000285353">
                <text:p>0.000000285353</text:p>
              </table:table-cell>
              <table:table-cell office:value-type="float" office:value="0.115616">
                <text:p>0.115616</text:p>
              </table:table-cell>
              <table:table-cell office:value-type="float" office:value="0.000000290887">
                <text:p>0.000000290887</text:p>
              </table:table-cell>
              <table:table-cell office:value-type="float" office:value="0.11433">
                <text:p>0.11433</text:p>
              </table:table-cell>
              <table:table-cell office:value-type="float" office:value="0.00000029708">
                <text:p>0.00000029708</text:p>
              </table:table-cell>
              <table:table-cell office:value-type="float" office:value="0.113058">
                <text:p>0.113058</text:p>
              </table:table-cell>
              <table:table-cell office:value-type="float" office:value="0.000000300737">
                <text:p>0.000000300737</text:p>
              </table:table-cell>
              <table:table-cell office:value-type="float" office:value="0.111802">
                <text:p>0.111802</text:p>
              </table:table-cell>
              <table:table-cell office:value-type="float" office:value="0.00000030479">
                <text:p>0.00000030479</text:p>
              </table:table-cell>
              <table:table-cell office:value-type="float" office:value="0.11056">
                <text:p>0.11056</text:p>
              </table:table-cell>
              <table:table-cell office:value-type="float" office:value="0.00000030935">
                <text:p>0.00000030935</text:p>
              </table:table-cell>
              <table:table-cell office:value-type="float" office:value="0.109334">
                <text:p>0.109334</text:p>
              </table:table-cell>
              <table:table-cell office:value-type="float" office:value="0.000000311002">
                <text:p>0.000000311002</text:p>
              </table:table-cell>
              <table:table-cell office:value-type="float" office:value="0.107526">
                <text:p>0.107526</text:p>
              </table:table-cell>
              <table:table-cell office:value-type="float" office:value="0.000000313848">
                <text:p>0.000000313848</text:p>
              </table:table-cell>
              <table:table-cell office:value-type="float" office:value="0.106342">
                <text:p>0.106342</text:p>
              </table:table-cell>
              <table:table-cell office:value-type="float" office:value="0.000000320188">
                <text:p>0.000000320188</text:p>
              </table:table-cell>
              <table:table-cell office:value-type="float" office:value="0.105175">
                <text:p>0.105175</text:p>
              </table:table-cell>
              <table:table-cell office:value-type="float" office:value="0.000000316578">
                <text:p>0.000000316578</text:p>
              </table:table-cell>
              <table:table-cell office:value-type="float" office:value="0.104027">
                <text:p>0.104027</text:p>
              </table:table-cell>
              <table:table-cell office:value-type="float" office:value="0.000000317912">
                <text:p>0.000000317912</text:p>
              </table:table-cell>
              <table:table-cell office:value-type="float" office:value="0.102339">
                <text:p>0.102339</text:p>
              </table:table-cell>
              <table:table-cell office:value-type="float" office:value="0.000000304308">
                <text:p>0.0000003043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35">
                <text:p>0.13235</text:p>
              </table:table-cell>
              <table:table-cell office:value-type="float" office:value="0.000000334274">
                <text:p>0.000000334274</text:p>
              </table:table-cell>
              <table:table-cell office:value-type="float" office:value="0.131035">
                <text:p>0.131035</text:p>
              </table:table-cell>
              <table:table-cell office:value-type="float" office:value="0.000000358689">
                <text:p>0.000000358689</text:p>
              </table:table-cell>
              <table:table-cell office:value-type="float" office:value="0.129732">
                <text:p>0.129732</text:p>
              </table:table-cell>
              <table:table-cell office:value-type="float" office:value="0.00000037119">
                <text:p>0.00000037119</text:p>
              </table:table-cell>
              <table:table-cell office:value-type="float" office:value="0.128442">
                <text:p>0.128442</text:p>
              </table:table-cell>
              <table:table-cell office:value-type="float" office:value="0.0000003817">
                <text:p>0.0000003817</text:p>
              </table:table-cell>
              <table:table-cell office:value-type="float" office:value="0.126532">
                <text:p>0.126532</text:p>
              </table:table-cell>
              <table:table-cell office:value-type="float" office:value="0.000000393654">
                <text:p>0.000000393654</text:p>
              </table:table-cell>
              <table:table-cell office:value-type="float" office:value="0.125276">
                <text:p>0.125276</text:p>
              </table:table-cell>
              <table:table-cell office:value-type="float" office:value="0.000000405348">
                <text:p>0.000000405348</text:p>
              </table:table-cell>
              <table:table-cell office:value-type="float" office:value="0.124034">
                <text:p>0.124034</text:p>
              </table:table-cell>
              <table:table-cell office:value-type="float" office:value="0.00000041388">
                <text:p>0.00000041388</text:p>
              </table:table-cell>
              <table:table-cell office:value-type="float" office:value="0.122806">
                <text:p>0.122806</text:p>
              </table:table-cell>
              <table:table-cell office:value-type="float" office:value="0.000000423259">
                <text:p>0.000000423259</text:p>
              </table:table-cell>
              <table:table-cell office:value-type="float" office:value="0.121593">
                <text:p>0.121593</text:p>
              </table:table-cell>
              <table:table-cell office:value-type="float" office:value="0.000000433679">
                <text:p>0.000000433679</text:p>
              </table:table-cell>
              <table:table-cell office:value-type="float" office:value="0.120396">
                <text:p>0.120396</text:p>
              </table:table-cell>
              <table:table-cell office:value-type="float" office:value="0.000000440356">
                <text:p>0.000000440356</text:p>
              </table:table-cell>
              <table:table-cell office:value-type="float" office:value="0.11863">
                <text:p>0.11863</text:p>
              </table:table-cell>
              <table:table-cell office:value-type="float" office:value="0.000000451517">
                <text:p>0.000000451517</text:p>
              </table:table-cell>
              <table:table-cell office:value-type="float" office:value="0.117473">
                <text:p>0.117473</text:p>
              </table:table-cell>
              <table:table-cell office:value-type="float" office:value="0.000000465886">
                <text:p>0.000000465886</text:p>
              </table:table-cell>
              <table:table-cell office:value-type="float" office:value="0.116334">
                <text:p>0.116334</text:p>
              </table:table-cell>
              <table:table-cell office:value-type="float" office:value="0.00000046617">
                <text:p>0.00000046617</text:p>
              </table:table-cell>
              <table:table-cell office:value-type="float" office:value="0.115212">
                <text:p>0.115212</text:p>
              </table:table-cell>
              <table:table-cell office:value-type="float" office:value="0.000000474076">
                <text:p>0.000000474076</text:p>
              </table:table-cell>
              <table:table-cell office:value-type="float" office:value="0.113564">
                <text:p>0.113564</text:p>
              </table:table-cell>
              <table:table-cell office:value-type="float" office:value="0.000000463081">
                <text:p>0.000000463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3128">
                <text:p>0.143128</text:p>
              </table:table-cell>
              <table:table-cell office:value-type="float" office:value="0.00000043777">
                <text:p>0.00000043777</text:p>
              </table:table-cell>
              <table:table-cell office:value-type="float" office:value="0.141844">
                <text:p>0.141844</text:p>
              </table:table-cell>
              <table:table-cell office:value-type="float" office:value="0.00000047291">
                <text:p>0.00000047291</text:p>
              </table:table-cell>
              <table:table-cell office:value-type="float" office:value="0.140572">
                <text:p>0.140572</text:p>
              </table:table-cell>
              <table:table-cell office:value-type="float" office:value="0.000000492831">
                <text:p>0.000000492831</text:p>
              </table:table-cell>
              <table:table-cell office:value-type="float" office:value="0.139313">
                <text:p>0.139313</text:p>
              </table:table-cell>
              <table:table-cell office:value-type="float" office:value="0.000000510505">
                <text:p>0.000000510505</text:p>
              </table:table-cell>
              <table:table-cell office:value-type="float" office:value="0.137448">
                <text:p>0.137448</text:p>
              </table:table-cell>
              <table:table-cell office:value-type="float" office:value="0.00000053263">
                <text:p>0.00000053263</text:p>
              </table:table-cell>
              <table:table-cell office:value-type="float" office:value="0.136222">
                <text:p>0.136222</text:p>
              </table:table-cell>
              <table:table-cell office:value-type="float" office:value="0.000000552954">
                <text:p>0.000000552954</text:p>
              </table:table-cell>
              <table:table-cell office:value-type="float" office:value="0.135009">
                <text:p>0.135009</text:p>
              </table:table-cell>
              <table:table-cell office:value-type="float" office:value="0.000000569447">
                <text:p>0.000000569447</text:p>
              </table:table-cell>
              <table:table-cell office:value-type="float" office:value="0.133811">
                <text:p>0.133811</text:p>
              </table:table-cell>
              <table:table-cell office:value-type="float" office:value="0.000000587599">
                <text:p>0.000000587599</text:p>
              </table:table-cell>
              <table:table-cell office:value-type="float" office:value="0.132627">
                <text:p>0.132627</text:p>
              </table:table-cell>
              <table:table-cell office:value-type="float" office:value="0.000000607758">
                <text:p>0.000000607758</text:p>
              </table:table-cell>
              <table:table-cell office:value-type="float" office:value="0.131458">
                <text:p>0.131458</text:p>
              </table:table-cell>
              <table:table-cell office:value-type="float" office:value="0.000000623243">
                <text:p>0.000000623243</text:p>
              </table:table-cell>
              <table:table-cell office:value-type="float" office:value="0.129734">
                <text:p>0.129734</text:p>
              </table:table-cell>
              <table:table-cell office:value-type="float" office:value="0.000000649196">
                <text:p>0.000000649196</text:p>
              </table:table-cell>
              <table:table-cell office:value-type="float" office:value="0.128605">
                <text:p>0.128605</text:p>
              </table:table-cell>
              <table:table-cell office:value-type="float" office:value="0.000000677397">
                <text:p>0.000000677397</text:p>
              </table:table-cell>
              <table:table-cell office:value-type="float" office:value="0.127493">
                <text:p>0.127493</text:p>
              </table:table-cell>
              <table:table-cell office:value-type="float" office:value="0.000000685838">
                <text:p>0.000000685838</text:p>
              </table:table-cell>
              <table:table-cell office:value-type="float" office:value="0.126398">
                <text:p>0.126398</text:p>
              </table:table-cell>
              <table:table-cell office:value-type="float" office:value="0.000000706165">
                <text:p>0.000000706165</text:p>
              </table:table-cell>
              <table:table-cell office:value-type="float" office:value="0.124788">
                <text:p>0.124788</text:p>
              </table:table-cell>
              <table:table-cell office:value-type="float" office:value="0.000000703576">
                <text:p>0.0000007035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3905">
                <text:p>0.153905</text:p>
              </table:table-cell>
              <table:table-cell office:value-type="float" office:value="0.000000573241">
                <text:p>0.000000573241</text:p>
              </table:table-cell>
              <table:table-cell office:value-type="float" office:value="0.152652">
                <text:p>0.152652</text:p>
              </table:table-cell>
              <table:table-cell office:value-type="float" office:value="0.000000623416">
                <text:p>0.000000623416</text:p>
              </table:table-cell>
              <table:table-cell office:value-type="float" office:value="0.151412">
                <text:p>0.151412</text:p>
              </table:table-cell>
              <table:table-cell office:value-type="float" office:value="0.000000654228">
                <text:p>0.000000654228</text:p>
              </table:table-cell>
              <table:table-cell office:value-type="float" office:value="0.150183">
                <text:p>0.150183</text:p>
              </table:table-cell>
              <table:table-cell office:value-type="float" office:value="0.000000682644">
                <text:p>0.000000682644</text:p>
              </table:table-cell>
              <table:table-cell office:value-type="float" office:value="0.148364">
                <text:p>0.148364</text:p>
              </table:table-cell>
              <table:table-cell office:value-type="float" office:value="0.000000720496">
                <text:p>0.000000720496</text:p>
              </table:table-cell>
              <table:table-cell office:value-type="float" office:value="0.147168">
                <text:p>0.147168</text:p>
              </table:table-cell>
              <table:table-cell office:value-type="float" office:value="0.000000754093">
                <text:p>0.000000754093</text:p>
              </table:table-cell>
              <table:table-cell office:value-type="float" office:value="0.145985">
                <text:p>0.145985</text:p>
              </table:table-cell>
              <table:table-cell office:value-type="float" office:value="0.000000783217">
                <text:p>0.000000783217</text:p>
              </table:table-cell>
              <table:table-cell office:value-type="float" office:value="0.144815">
                <text:p>0.144815</text:p>
              </table:table-cell>
              <table:table-cell office:value-type="float" office:value="0.000000815408">
                <text:p>0.000000815408</text:p>
              </table:table-cell>
              <table:table-cell office:value-type="float" office:value="0.14366">
                <text:p>0.14366</text:p>
              </table:table-cell>
              <table:table-cell office:value-type="float" office:value="0.000000851284">
                <text:p>0.000000851284</text:p>
              </table:table-cell>
              <table:table-cell office:value-type="float" office:value="0.14252">
                <text:p>0.14252</text:p>
              </table:table-cell>
              <table:table-cell office:value-type="float" office:value="0.000000881544">
                <text:p>0.000000881544</text:p>
              </table:table-cell>
              <table:table-cell office:value-type="float" office:value="0.140838">
                <text:p>0.140838</text:p>
              </table:table-cell>
              <table:table-cell office:value-type="float" office:value="0.000000932639">
                <text:p>0.000000932639</text:p>
              </table:table-cell>
              <table:table-cell office:value-type="float" office:value="0.139737">
                <text:p>0.139737</text:p>
              </table:table-cell>
              <table:table-cell office:value-type="float" office:value="0.000000983909">
                <text:p>0.000000983909</text:p>
              </table:table-cell>
              <table:table-cell office:value-type="float" office:value="0.138651">
                <text:p>0.138651</text:p>
              </table:table-cell>
              <table:table-cell office:value-type="float" office:value="0.0000010077">
                <text:p>0.0000010077</text:p>
              </table:table-cell>
              <table:table-cell office:value-type="float" office:value="0.137583">
                <text:p>0.137583</text:p>
              </table:table-cell>
              <table:table-cell office:value-type="float" office:value="0.00000105014">
                <text:p>0.00000105014</text:p>
              </table:table-cell>
              <table:table-cell office:value-type="float" office:value="0.136013">
                <text:p>0.136013</text:p>
              </table:table-cell>
              <table:table-cell office:value-type="float" office:value="0.00000106641">
                <text:p>0.000001066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682">
                <text:p>0.164682</text:p>
              </table:table-cell>
              <table:table-cell office:value-type="float" office:value="0.000000750517">
                <text:p>0.000000750517</text:p>
              </table:table-cell>
              <table:table-cell office:value-type="float" office:value="0.163461">
                <text:p>0.163461</text:p>
              </table:table-cell>
              <table:table-cell office:value-type="float" office:value="0.000000821669">
                <text:p>0.000000821669</text:p>
              </table:table-cell>
              <table:table-cell office:value-type="float" office:value="0.162251">
                <text:p>0.162251</text:p>
              </table:table-cell>
              <table:table-cell office:value-type="float" office:value="0.000000868294">
                <text:p>0.000000868294</text:p>
              </table:table-cell>
              <table:table-cell office:value-type="float" office:value="0.161054">
                <text:p>0.161054</text:p>
              </table:table-cell>
              <table:table-cell office:value-type="float" office:value="0.000000912596">
                <text:p>0.000000912596</text:p>
              </table:table-cell>
              <table:table-cell office:value-type="float" office:value="0.15928">
                <text:p>0.15928</text:p>
              </table:table-cell>
              <table:table-cell office:value-type="float" office:value="0.000000974301">
                <text:p>0.000000974301</text:p>
              </table:table-cell>
              <table:table-cell office:value-type="float" office:value="0.158113">
                <text:p>0.158113</text:p>
              </table:table-cell>
              <table:table-cell office:value-type="float" office:value="0.00000102799">
                <text:p>0.00000102799</text:p>
              </table:table-cell>
              <table:table-cell office:value-type="float" office:value="0.15696">
                <text:p>0.15696</text:p>
              </table:table-cell>
              <table:table-cell office:value-type="float" office:value="0.00000107672">
                <text:p>0.00000107672</text:p>
              </table:table-cell>
              <table:table-cell office:value-type="float" office:value="0.15582">
                <text:p>0.15582</text:p>
              </table:table-cell>
              <table:table-cell office:value-type="float" office:value="0.00000113089">
                <text:p>0.00000113089</text:p>
              </table:table-cell>
              <table:table-cell office:value-type="float" office:value="0.154694">
                <text:p>0.154694</text:p>
              </table:table-cell>
              <table:table-cell office:value-type="float" office:value="0.00000119155">
                <text:p>0.00000119155</text:p>
              </table:table-cell>
              <table:table-cell office:value-type="float" office:value="0.153582">
                <text:p>0.153582</text:p>
              </table:table-cell>
              <table:table-cell office:value-type="float" office:value="0.00000124582">
                <text:p>0.00000124582</text:p>
              </table:table-cell>
              <table:table-cell office:value-type="float" office:value="0.151942">
                <text:p>0.151942</text:p>
              </table:table-cell>
              <table:table-cell office:value-type="float" office:value="0.00000133823">
                <text:p>0.00000133823</text:p>
              </table:table-cell>
              <table:table-cell office:value-type="float" office:value="0.150868">
                <text:p>0.150868</text:p>
              </table:table-cell>
              <table:table-cell office:value-type="float" office:value="0.00000142696">
                <text:p>0.00000142696</text:p>
              </table:table-cell>
              <table:table-cell office:value-type="float" office:value="0.14981">
                <text:p>0.14981</text:p>
              </table:table-cell>
              <table:table-cell office:value-type="float" office:value="0.0000014778">
                <text:p>0.0000014778</text:p>
              </table:table-cell>
              <table:table-cell office:value-type="float" office:value="0.148768">
                <text:p>0.148768</text:p>
              </table:table-cell>
              <table:table-cell office:value-type="float" office:value="0.00000155785">
                <text:p>0.00000155785</text:p>
              </table:table-cell>
              <table:table-cell office:value-type="float" office:value="0.147238">
                <text:p>0.147238</text:p>
              </table:table-cell>
              <table:table-cell office:value-type="float" office:value="0.00000161052">
                <text:p>0.000001610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546">
                <text:p>0.17546</text:p>
              </table:table-cell>
              <table:table-cell office:value-type="float" office:value="0.000000982413">
                <text:p>0.000000982413</text:p>
              </table:table-cell>
              <table:table-cell office:value-type="float" office:value="0.17427">
                <text:p>0.17427</text:p>
              </table:table-cell>
              <table:table-cell office:value-type="float" office:value="0.00000108271">
                <text:p>0.00000108271</text:p>
              </table:table-cell>
              <table:table-cell office:value-type="float" office:value="0.173091">
                <text:p>0.173091</text:p>
              </table:table-cell>
              <table:table-cell office:value-type="float" office:value="0.00000115207">
                <text:p>0.00000115207</text:p>
              </table:table-cell>
              <table:table-cell office:value-type="float" office:value="0.171924">
                <text:p>0.171924</text:p>
              </table:table-cell>
              <table:table-cell office:value-type="float" office:value="0.00000121959">
                <text:p>0.00000121959</text:p>
              </table:table-cell>
              <table:table-cell office:value-type="float" office:value="0.170196">
                <text:p>0.170196</text:p>
              </table:table-cell>
              <table:table-cell office:value-type="float" office:value="0.00000131693">
                <text:p>0.00000131693</text:p>
              </table:table-cell>
              <table:table-cell office:value-type="float" office:value="0.169059">
                <text:p>0.169059</text:p>
              </table:table-cell>
              <table:table-cell office:value-type="float" office:value="0.00000140062">
                <text:p>0.00000140062</text:p>
              </table:table-cell>
              <table:table-cell office:value-type="float" office:value="0.167935">
                <text:p>0.167935</text:p>
              </table:table-cell>
              <table:table-cell office:value-type="float" office:value="0.00000147925">
                <text:p>0.00000147925</text:p>
              </table:table-cell>
              <table:table-cell office:value-type="float" office:value="0.166825">
                <text:p>0.166825</text:p>
              </table:table-cell>
              <table:table-cell office:value-type="float" office:value="0.00000156717">
                <text:p>0.00000156717</text:p>
              </table:table-cell>
              <table:table-cell office:value-type="float" office:value="0.165727">
                <text:p>0.165727</text:p>
              </table:table-cell>
              <table:table-cell office:value-type="float" office:value="0.00000166618">
                <text:p>0.00000166618</text:p>
              </table:table-cell>
              <table:table-cell office:value-type="float" office:value="0.164644">
                <text:p>0.164644</text:p>
              </table:table-cell>
              <table:table-cell office:value-type="float" office:value="0.00000175847">
                <text:p>0.00000175847</text:p>
              </table:table-cell>
              <table:table-cell office:value-type="float" office:value="0.163046">
                <text:p>0.163046</text:p>
              </table:table-cell>
              <table:table-cell office:value-type="float" office:value="0.00000191692">
                <text:p>0.00000191692</text:p>
              </table:table-cell>
              <table:table-cell office:value-type="float" office:value="0.162">
                <text:p>0.162</text:p>
              </table:table-cell>
              <table:table-cell office:value-type="float" office:value="0.00000206504">
                <text:p>0.00000206504</text:p>
              </table:table-cell>
              <table:table-cell office:value-type="float" office:value="0.160969">
                <text:p>0.160969</text:p>
              </table:table-cell>
              <table:table-cell office:value-type="float" office:value="0.00000216117">
                <text:p>0.00000216117</text:p>
              </table:table-cell>
              <table:table-cell office:value-type="float" office:value="0.159954">
                <text:p>0.159954</text:p>
              </table:table-cell>
              <table:table-cell office:value-type="float" office:value="0.00000230274">
                <text:p>0.00000230274</text:p>
              </table:table-cell>
              <table:table-cell office:value-type="float" office:value="0.158462">
                <text:p>0.158462</text:p>
              </table:table-cell>
              <table:table-cell office:value-type="float" office:value="0.00000241917">
                <text:p>0.000002419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237">
                <text:p>0.186237</text:p>
              </table:table-cell>
              <table:table-cell office:value-type="float" office:value="0.00000128561">
                <text:p>0.00000128561</text:p>
              </table:table-cell>
              <table:table-cell office:value-type="float" office:value="0.185079">
                <text:p>0.185079</text:p>
              </table:table-cell>
              <table:table-cell office:value-type="float" office:value="0.00000142622">
                <text:p>0.00000142622</text:p>
              </table:table-cell>
              <table:table-cell office:value-type="float" office:value="0.183931">
                <text:p>0.183931</text:p>
              </table:table-cell>
              <table:table-cell office:value-type="float" office:value="0.00000152802">
                <text:p>0.00000152802</text:p>
              </table:table-cell>
              <table:table-cell office:value-type="float" office:value="0.182795">
                <text:p>0.182795</text:p>
              </table:table-cell>
              <table:table-cell office:value-type="float" office:value="0.00000162912">
                <text:p>0.00000162912</text:p>
              </table:table-cell>
              <table:table-cell office:value-type="float" office:value="0.181112">
                <text:p>0.181112</text:p>
              </table:table-cell>
              <table:table-cell office:value-type="float" office:value="0.00000177897">
                <text:p>0.00000177897</text:p>
              </table:table-cell>
              <table:table-cell office:value-type="float" office:value="0.180005">
                <text:p>0.180005</text:p>
              </table:table-cell>
              <table:table-cell office:value-type="float" office:value="0.00000190692">
                <text:p>0.00000190692</text:p>
              </table:table-cell>
              <table:table-cell office:value-type="float" office:value="0.178911">
                <text:p>0.178911</text:p>
              </table:table-cell>
              <table:table-cell office:value-type="float" office:value="0.00000203045">
                <text:p>0.00000203045</text:p>
              </table:table-cell>
              <table:table-cell office:value-type="float" office:value="0.177829">
                <text:p>0.177829</text:p>
              </table:table-cell>
              <table:table-cell office:value-type="float" office:value="0.00000216938">
                <text:p>0.00000216938</text:p>
              </table:table-cell>
              <table:table-cell office:value-type="float" office:value="0.176761">
                <text:p>0.176761</text:p>
              </table:table-cell>
              <table:table-cell office:value-type="float" office:value="0.0000023267">
                <text:p>0.0000023267</text:p>
              </table:table-cell>
              <table:table-cell office:value-type="float" office:value="0.175706">
                <text:p>0.175706</text:p>
              </table:table-cell>
              <table:table-cell office:value-type="float" office:value="0.00000247783">
                <text:p>0.00000247783</text:p>
              </table:table-cell>
              <table:table-cell office:value-type="float" office:value="0.17415">
                <text:p>0.17415</text:p>
              </table:table-cell>
              <table:table-cell office:value-type="float" office:value="0.00000273916">
                <text:p>0.00000273916</text:p>
              </table:table-cell>
              <table:table-cell office:value-type="float" office:value="0.173131">
                <text:p>0.173131</text:p>
              </table:table-cell>
              <table:table-cell office:value-type="float" office:value="0.00000297913">
                <text:p>0.00000297913</text:p>
              </table:table-cell>
              <table:table-cell office:value-type="float" office:value="0.172128">
                <text:p>0.172128</text:p>
              </table:table-cell>
              <table:table-cell office:value-type="float" office:value="0.00000314786">
                <text:p>0.00000314786</text:p>
              </table:table-cell>
              <table:table-cell office:value-type="float" office:value="0.171139">
                <text:p>0.171139</text:p>
              </table:table-cell>
              <table:table-cell office:value-type="float" office:value="0.00000338596">
                <text:p>0.00000338596</text:p>
              </table:table-cell>
              <table:table-cell office:value-type="float" office:value="0.169687">
                <text:p>0.169687</text:p>
              </table:table-cell>
              <table:table-cell office:value-type="float" office:value="0.00000360504">
                <text:p>0.0000036050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7015">
                <text:p>0.197015</text:p>
              </table:table-cell>
              <table:table-cell office:value-type="float" office:value="0.0000016818">
                <text:p>0.0000016818</text:p>
              </table:table-cell>
              <table:table-cell office:value-type="float" office:value="0.195887">
                <text:p>0.195887</text:p>
              </table:table-cell>
              <table:table-cell office:value-type="float" office:value="0.00000187793">
                <text:p>0.00000187793</text:p>
              </table:table-cell>
              <table:table-cell office:value-type="float" office:value="0.194771">
                <text:p>0.194771</text:p>
              </table:table-cell>
              <table:table-cell office:value-type="float" office:value="0.00000202562">
                <text:p>0.00000202562</text:p>
              </table:table-cell>
              <table:table-cell office:value-type="float" office:value="0.193665">
                <text:p>0.193665</text:p>
              </table:table-cell>
              <table:table-cell office:value-type="float" office:value="0.00000217485">
                <text:p>0.00000217485</text:p>
              </table:table-cell>
              <table:table-cell office:value-type="float" office:value="0.192028">
                <text:p>0.192028</text:p>
              </table:table-cell>
              <table:table-cell office:value-type="float" office:value="0.00000240118">
                <text:p>0.00000240118</text:p>
              </table:table-cell>
              <table:table-cell office:value-type="float" office:value="0.190951">
                <text:p>0.190951</text:p>
              </table:table-cell>
              <table:table-cell office:value-type="float" office:value="0.00000259366">
                <text:p>0.00000259366</text:p>
              </table:table-cell>
              <table:table-cell office:value-type="float" office:value="0.189886">
                <text:p>0.189886</text:p>
              </table:table-cell>
              <table:table-cell office:value-type="float" office:value="0.00000278362">
                <text:p>0.00000278362</text:p>
              </table:table-cell>
              <table:table-cell office:value-type="float" office:value="0.188834">
                <text:p>0.188834</text:p>
              </table:table-cell>
              <table:table-cell office:value-type="float" office:value="0.00000299843">
                <text:p>0.00000299843</text:p>
              </table:table-cell>
              <table:table-cell office:value-type="float" office:value="0.187794">
                <text:p>0.187794</text:p>
              </table:table-cell>
              <table:table-cell office:value-type="float" office:value="0.00000324287">
                <text:p>0.00000324287</text:p>
              </table:table-cell>
              <table:table-cell office:value-type="float" office:value="0.186768">
                <text:p>0.186768</text:p>
              </table:table-cell>
              <table:table-cell office:value-type="float" office:value="0.0000034831">
                <text:p>0.0000034831</text:p>
              </table:table-cell>
              <table:table-cell office:value-type="float" office:value="0.185254">
                <text:p>0.185254</text:p>
              </table:table-cell>
              <table:table-cell office:value-type="float" office:value="0.00000390059">
                <text:p>0.00000390059</text:p>
              </table:table-cell>
              <table:table-cell office:value-type="float" office:value="0.184263">
                <text:p>0.184263</text:p>
              </table:table-cell>
              <table:table-cell office:value-type="float" office:value="0.00000427875">
                <text:p>0.00000427875</text:p>
              </table:table-cell>
              <table:table-cell office:value-type="float" office:value="0.183286">
                <text:p>0.183286</text:p>
              </table:table-cell>
              <table:table-cell office:value-type="float" office:value="0.00000455856">
                <text:p>0.00000455856</text:p>
              </table:table-cell>
              <table:table-cell office:value-type="float" office:value="0.182325">
                <text:p>0.182325</text:p>
              </table:table-cell>
              <table:table-cell office:value-type="float" office:value="0.0000049411">
                <text:p>0.0000049411</text:p>
              </table:table-cell>
              <table:table-cell office:value-type="float" office:value="0.180912">
                <text:p>0.180912</text:p>
              </table:table-cell>
              <table:table-cell office:value-type="float" office:value="0.00000531048">
                <text:p>0.0000053104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7792">
                <text:p>0.207792</text:p>
              </table:table-cell>
              <table:table-cell office:value-type="float" office:value="0.00000219906">
                <text:p>0.00000219906</text:p>
              </table:table-cell>
              <table:table-cell office:value-type="float" office:value="0.206696">
                <text:p>0.206696</text:p>
              </table:table-cell>
              <table:table-cell office:value-type="float" office:value="0.00000247134">
                <text:p>0.00000247134</text:p>
              </table:table-cell>
              <table:table-cell office:value-type="float" office:value="0.20561">
                <text:p>0.20561</text:p>
              </table:table-cell>
              <table:table-cell office:value-type="float" office:value="0.00000268348">
                <text:p>0.00000268348</text:p>
              </table:table-cell>
              <table:table-cell office:value-type="float" office:value="0.204535">
                <text:p>0.204535</text:p>
              </table:table-cell>
              <table:table-cell office:value-type="float" office:value="0.00000290105">
                <text:p>0.00000290105</text:p>
              </table:table-cell>
              <table:table-cell office:value-type="float" office:value="0.202944">
                <text:p>0.202944</text:p>
              </table:table-cell>
              <table:table-cell office:value-type="float" office:value="0.00000323747">
                <text:p>0.00000323747</text:p>
              </table:table-cell>
              <table:table-cell office:value-type="float" office:value="0.201897">
                <text:p>0.201897</text:p>
              </table:table-cell>
              <table:table-cell office:value-type="float" office:value="0.00000352299">
                <text:p>0.00000352299</text:p>
              </table:table-cell>
              <table:table-cell office:value-type="float" office:value="0.200861">
                <text:p>0.200861</text:p>
              </table:table-cell>
              <table:table-cell office:value-type="float" office:value="0.00000380981">
                <text:p>0.00000380981</text:p>
              </table:table-cell>
              <table:table-cell office:value-type="float" office:value="0.199838">
                <text:p>0.199838</text:p>
              </table:table-cell>
              <table:table-cell office:value-type="float" office:value="0.00000413566">
                <text:p>0.00000413566</text:p>
              </table:table-cell>
              <table:table-cell office:value-type="float" office:value="0.198828">
                <text:p>0.198828</text:p>
              </table:table-cell>
              <table:table-cell office:value-type="float" office:value="0.00000450793">
                <text:p>0.00000450793</text:p>
              </table:table-cell>
              <table:table-cell office:value-type="float" office:value="0.19783">
                <text:p>0.19783</text:p>
              </table:table-cell>
              <table:table-cell office:value-type="float" office:value="0.00000487987">
                <text:p>0.00000487987</text:p>
              </table:table-cell>
              <table:table-cell office:value-type="float" office:value="0.196358">
                <text:p>0.196358</text:p>
              </table:table-cell>
              <table:table-cell office:value-type="float" office:value="0.00000552755">
                <text:p>0.00000552755</text:p>
              </table:table-cell>
              <table:table-cell office:value-type="float" office:value="0.195395">
                <text:p>0.195395</text:p>
              </table:table-cell>
              <table:table-cell office:value-type="float" office:value="0.00000610676">
                <text:p>0.00000610676</text:p>
              </table:table-cell>
              <table:table-cell office:value-type="float" office:value="0.194445">
                <text:p>0.194445</text:p>
              </table:table-cell>
              <table:table-cell office:value-type="float" office:value="0.00000654745">
                <text:p>0.00000654745</text:p>
              </table:table-cell>
              <table:table-cell office:value-type="float" office:value="0.19351">
                <text:p>0.19351</text:p>
              </table:table-cell>
              <table:table-cell office:value-type="float" office:value="0.00000713309">
                <text:p>0.00000713309</text:p>
              </table:table-cell>
              <table:table-cell office:value-type="float" office:value="0.192136">
                <text:p>0.192136</text:p>
              </table:table-cell>
              <table:table-cell office:value-type="float" office:value="0.00000769552">
                <text:p>0.0000076955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569">
                <text:p>0.218569</text:p>
              </table:table-cell>
              <table:table-cell office:value-type="float" office:value="0.00000287368">
                <text:p>0.00000287368</text:p>
              </table:table-cell>
              <table:table-cell office:value-type="float" office:value="0.217505">
                <text:p>0.217505</text:p>
              </table:table-cell>
              <table:table-cell office:value-type="float" office:value="0.00000324991">
                <text:p>0.00000324991</text:p>
              </table:table-cell>
              <table:table-cell office:value-type="float" office:value="0.21645">
                <text:p>0.21645</text:p>
              </table:table-cell>
              <table:table-cell office:value-type="float" office:value="0.00000355187">
                <text:p>0.00000355187</text:p>
              </table:table-cell>
              <table:table-cell office:value-type="float" office:value="0.215406">
                <text:p>0.215406</text:p>
              </table:table-cell>
              <table:table-cell office:value-type="float" office:value="0.00000386558">
                <text:p>0.00000386558</text:p>
              </table:table-cell>
              <table:table-cell office:value-type="float" office:value="0.21386">
                <text:p>0.21386</text:p>
              </table:table-cell>
              <table:table-cell office:value-type="float" office:value="0.00000435864">
                <text:p>0.00000435864</text:p>
              </table:table-cell>
              <table:table-cell office:value-type="float" office:value="0.212842">
                <text:p>0.212842</text:p>
              </table:table-cell>
              <table:table-cell office:value-type="float" office:value="0.00000477662">
                <text:p>0.00000477662</text:p>
              </table:table-cell>
              <table:table-cell office:value-type="float" office:value="0.211837">
                <text:p>0.211837</text:p>
              </table:table-cell>
              <table:table-cell office:value-type="float" office:value="0.00000520249">
                <text:p>0.00000520249</text:p>
              </table:table-cell>
              <table:table-cell office:value-type="float" office:value="0.210843">
                <text:p>0.210843</text:p>
              </table:table-cell>
              <table:table-cell office:value-type="float" office:value="0.00000568794">
                <text:p>0.00000568794</text:p>
              </table:table-cell>
              <table:table-cell office:value-type="float" office:value="0.209861">
                <text:p>0.209861</text:p>
              </table:table-cell>
              <table:table-cell office:value-type="float" office:value="0.00000624382">
                <text:p>0.00000624382</text:p>
              </table:table-cell>
              <table:table-cell office:value-type="float" office:value="0.208892">
                <text:p>0.208892</text:p>
              </table:table-cell>
              <table:table-cell office:value-type="float" office:value="0.00000680519">
                <text:p>0.00000680519</text:p>
              </table:table-cell>
              <table:table-cell office:value-type="float" office:value="0.207463">
                <text:p>0.207463</text:p>
              </table:table-cell>
              <table:table-cell office:value-type="float" office:value="0.00000778026">
                <text:p>0.00000778026</text:p>
              </table:table-cell>
              <table:table-cell office:value-type="float" office:value="0.206526">
                <text:p>0.206526</text:p>
              </table:table-cell>
              <table:table-cell office:value-type="float" office:value="0.00000863951">
                <text:p>0.00000863951</text:p>
              </table:table-cell>
              <table:table-cell office:value-type="float" office:value="0.205604">
                <text:p>0.205604</text:p>
              </table:table-cell>
              <table:table-cell office:value-type="float" office:value="0.00000929683">
                <text:p>0.00000929683</text:p>
              </table:table-cell>
              <table:table-cell office:value-type="float" office:value="0.204696">
                <text:p>0.204696</text:p>
              </table:table-cell>
              <table:table-cell office:value-type="float" office:value="0.000010144">
                <text:p>0.000010144</text:p>
              </table:table-cell>
              <table:table-cell office:value-type="float" office:value="0.203361">
                <text:p>0.203361</text:p>
              </table:table-cell>
              <table:table-cell office:value-type="float" office:value="0.0000109038">
                <text:p>0.00001090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347">
                <text:p>0.229347</text:p>
              </table:table-cell>
              <table:table-cell office:value-type="float" office:value="0.00000375233">
                <text:p>0.00000375233</text:p>
              </table:table-cell>
              <table:table-cell office:value-type="float" office:value="0.228313">
                <text:p>0.228313</text:p>
              </table:table-cell>
              <table:table-cell office:value-type="float" office:value="0.00000426971">
                <text:p>0.00000426971</text:p>
              </table:table-cell>
              <table:table-cell office:value-type="float" office:value="0.22729">
                <text:p>0.22729</text:p>
              </table:table-cell>
              <table:table-cell office:value-type="float" office:value="0.00000469583">
                <text:p>0.00000469583</text:p>
              </table:table-cell>
              <table:table-cell office:value-type="float" office:value="0.226276">
                <text:p>0.226276</text:p>
              </table:table-cell>
              <table:table-cell office:value-type="float" office:value="0.00000514346">
                <text:p>0.00000514346</text:p>
              </table:table-cell>
              <table:table-cell office:value-type="float" office:value="0.224775">
                <text:p>0.224775</text:p>
              </table:table-cell>
              <table:table-cell office:value-type="float" office:value="0.0000058566">
                <text:p>0.0000058566</text:p>
              </table:table-cell>
              <table:table-cell office:value-type="float" office:value="0.223788">
                <text:p>0.223788</text:p>
              </table:table-cell>
              <table:table-cell office:value-type="float" office:value="0.00000646052">
                <text:p>0.00000646052</text:p>
              </table:table-cell>
              <table:table-cell office:value-type="float" office:value="0.222812">
                <text:p>0.222812</text:p>
              </table:table-cell>
              <table:table-cell office:value-type="float" office:value="0.00000708246">
                <text:p>0.00000708246</text:p>
              </table:table-cell>
              <table:table-cell office:value-type="float" office:value="0.221848">
                <text:p>0.221848</text:p>
              </table:table-cell>
              <table:table-cell office:value-type="float" office:value="0.00000779251">
                <text:p>0.00000779251</text:p>
              </table:table-cell>
              <table:table-cell office:value-type="float" office:value="0.220895">
                <text:p>0.220895</text:p>
              </table:table-cell>
              <table:table-cell office:value-type="float" office:value="0.00000860546">
                <text:p>0.00000860546</text:p>
              </table:table-cell>
              <table:table-cell office:value-type="float" office:value="0.219954">
                <text:p>0.219954</text:p>
              </table:table-cell>
              <table:table-cell office:value-type="float" office:value="0.00000943011">
                <text:p>0.00000943011</text:p>
              </table:table-cell>
              <table:table-cell office:value-type="float" office:value="0.218567">
                <text:p>0.218567</text:p>
              </table:table-cell>
              <table:table-cell office:value-type="float" office:value="0.0000108497">
                <text:p>0.0000108497</text:p>
              </table:table-cell>
              <table:table-cell office:value-type="float" office:value="0.217658">
                <text:p>0.217658</text:p>
              </table:table-cell>
              <table:table-cell office:value-type="float" office:value="0.0000120763">
                <text:p>0.0000120763</text:p>
              </table:table-cell>
              <table:table-cell office:value-type="float" office:value="0.216762">
                <text:p>0.216762</text:p>
              </table:table-cell>
              <table:table-cell office:value-type="float" office:value="0.0000129958">
                <text:p>0.0000129958</text:p>
              </table:table-cell>
              <table:table-cell office:value-type="float" office:value="0.215881">
                <text:p>0.215881</text:p>
              </table:table-cell>
              <table:table-cell office:value-type="float" office:value="0.0000141363">
                <text:p>0.0000141363</text:p>
              </table:table-cell>
              <table:table-cell office:value-type="float" office:value="0.214586">
                <text:p>0.214586</text:p>
              </table:table-cell>
              <table:table-cell office:value-type="float" office:value="0.0000150009">
                <text:p>0.000015000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0124">
                <text:p>0.240124</text:p>
              </table:table-cell>
              <table:table-cell office:value-type="float" office:value="0.00000489464">
                <text:p>0.00000489464</text:p>
              </table:table-cell>
              <table:table-cell office:value-type="float" office:value="0.239122">
                <text:p>0.239122</text:p>
              </table:table-cell>
              <table:table-cell office:value-type="float" office:value="0.00000560253">
                <text:p>0.00000560253</text:p>
              </table:table-cell>
              <table:table-cell office:value-type="float" office:value="0.238129">
                <text:p>0.238129</text:p>
              </table:table-cell>
              <table:table-cell office:value-type="float" office:value="0.00000619877">
                <text:p>0.00000619877</text:p>
              </table:table-cell>
              <table:table-cell office:value-type="float" office:value="0.237147">
                <text:p>0.237147</text:p>
              </table:table-cell>
              <table:table-cell office:value-type="float" office:value="0.00000683093">
                <text:p>0.00000683093</text:p>
              </table:table-cell>
              <table:table-cell office:value-type="float" office:value="0.235691">
                <text:p>0.235691</text:p>
              </table:table-cell>
              <table:table-cell office:value-type="float" office:value="0.00000784884">
                <text:p>0.00000784884</text:p>
              </table:table-cell>
              <table:table-cell office:value-type="float" office:value="0.234734">
                <text:p>0.234734</text:p>
              </table:table-cell>
              <table:table-cell office:value-type="float" office:value="0.00000870947">
                <text:p>0.00000870947</text:p>
              </table:table-cell>
              <table:table-cell office:value-type="float" office:value="0.233788">
                <text:p>0.233788</text:p>
              </table:table-cell>
              <table:table-cell office:value-type="float" office:value="0.000009602">
                <text:p>0.000009602</text:p>
              </table:table-cell>
              <table:table-cell office:value-type="float" office:value="0.232852">
                <text:p>0.232852</text:p>
              </table:table-cell>
              <table:table-cell office:value-type="float" office:value="0.0000106199">
                <text:p>0.0000106199</text:p>
              </table:table-cell>
              <table:table-cell office:value-type="float" office:value="0.231928">
                <text:p>0.231928</text:p>
              </table:table-cell>
              <table:table-cell office:value-type="float" office:value="0.0000117812">
                <text:p>0.0000117812</text:p>
              </table:table-cell>
              <table:table-cell office:value-type="float" office:value="0.231016">
                <text:p>0.231016</text:p>
              </table:table-cell>
              <table:table-cell office:value-type="float" office:value="0.0000129558">
                <text:p>0.0000129558</text:p>
              </table:table-cell>
              <table:table-cell office:value-type="float" office:value="0.229671">
                <text:p>0.229671</text:p>
              </table:table-cell>
              <table:table-cell office:value-type="float" office:value="0.0000149416">
                <text:p>0.0000149416</text:p>
              </table:table-cell>
              <table:table-cell office:value-type="float" office:value="0.228789">
                <text:p>0.228789</text:p>
              </table:table-cell>
              <table:table-cell office:value-type="float" office:value="0.0000166104">
                <text:p>0.0000166104</text:p>
              </table:table-cell>
              <table:table-cell office:value-type="float" office:value="0.227921">
                <text:p>0.227921</text:p>
              </table:table-cell>
              <table:table-cell office:value-type="float" office:value="0.000017795">
                <text:p>0.000017795</text:p>
              </table:table-cell>
              <table:table-cell office:value-type="float" office:value="0.227066">
                <text:p>0.227066</text:p>
              </table:table-cell>
              <table:table-cell office:value-type="float" office:value="0.0000191894">
                <text:p>0.0000191894</text:p>
              </table:table-cell>
              <table:table-cell office:value-type="float" office:value="0.22581">
                <text:p>0.22581</text:p>
              </table:table-cell>
              <table:table-cell office:value-type="float" office:value="0.0000198996">
                <text:p>0.00001989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901">
                <text:p>0.250901</text:p>
              </table:table-cell>
              <table:table-cell office:value-type="float" office:value="0.00000637625">
                <text:p>0.00000637625</text:p>
              </table:table-cell>
              <table:table-cell office:value-type="float" office:value="0.249931">
                <text:p>0.249931</text:p>
              </table:table-cell>
              <table:table-cell office:value-type="float" office:value="0.0000073395">
                <text:p>0.0000073395</text:p>
              </table:table-cell>
              <table:table-cell office:value-type="float" office:value="0.248969">
                <text:p>0.248969</text:p>
              </table:table-cell>
              <table:table-cell office:value-type="float" office:value="0.0000081664">
                <text:p>0.0000081664</text:p>
              </table:table-cell>
              <table:table-cell office:value-type="float" office:value="0.248017">
                <text:p>0.248017</text:p>
              </table:table-cell>
              <table:table-cell office:value-type="float" office:value="0.00000904954">
                <text:p>0.00000904954</text:p>
              </table:table-cell>
              <table:table-cell office:value-type="float" office:value="0.246607">
                <text:p>0.246607</text:p>
              </table:table-cell>
              <table:table-cell office:value-type="float" office:value="0.0000104824">
                <text:p>0.0000104824</text:p>
              </table:table-cell>
              <table:table-cell office:value-type="float" office:value="0.24568">
                <text:p>0.24568</text:p>
              </table:table-cell>
              <table:table-cell office:value-type="float" office:value="0.0000116902">
                <text:p>0.0000116902</text:p>
              </table:table-cell>
              <table:table-cell office:value-type="float" office:value="0.244763">
                <text:p>0.244763</text:p>
              </table:table-cell>
              <table:table-cell office:value-type="float" office:value="0.0000129463">
                <text:p>0.0000129463</text:p>
              </table:table-cell>
              <table:table-cell office:value-type="float" office:value="0.243857">
                <text:p>0.243857</text:p>
              </table:table-cell>
              <table:table-cell office:value-type="float" office:value="0.0000143722">
                <text:p>0.0000143722</text:p>
              </table:table-cell>
              <table:table-cell office:value-type="float" office:value="0.242962">
                <text:p>0.242962</text:p>
              </table:table-cell>
              <table:table-cell office:value-type="float" office:value="0.0000159854">
                <text:p>0.0000159854</text:p>
              </table:table-cell>
              <table:table-cell office:value-type="float" office:value="0.242078">
                <text:p>0.242078</text:p>
              </table:table-cell>
              <table:table-cell office:value-type="float" office:value="0.0000175976">
                <text:p>0.0000175976</text:p>
              </table:table-cell>
              <table:table-cell office:value-type="float" office:value="0.240775">
                <text:p>0.240775</text:p>
              </table:table-cell>
              <table:table-cell office:value-type="float" office:value="0.0000202407">
                <text:p>0.0000202407</text:p>
              </table:table-cell>
              <table:table-cell office:value-type="float" office:value="0.239921">
                <text:p>0.239921</text:p>
              </table:table-cell>
              <table:table-cell office:value-type="float" office:value="0.0000223747">
                <text:p>0.0000223747</text:p>
              </table:table-cell>
              <table:table-cell office:value-type="float" office:value="0.23908">
                <text:p>0.23908</text:p>
              </table:table-cell>
              <table:table-cell office:value-type="float" office:value="0.0000237366">
                <text:p>0.0000237366</text:p>
              </table:table-cell>
              <table:table-cell office:value-type="float" office:value="0.238252">
                <text:p>0.238252</text:p>
              </table:table-cell>
              <table:table-cell office:value-type="float" office:value="0.0000252213">
                <text:p>0.0000252213</text:p>
              </table:table-cell>
              <table:table-cell office:value-type="float" office:value="0.237035">
                <text:p>0.237035</text:p>
              </table:table-cell>
              <table:table-cell office:value-type="float" office:value="0.0000253156">
                <text:p>0.000025315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1679">
                <text:p>0.261679</text:p>
              </table:table-cell>
              <table:table-cell office:value-type="float" office:value="0.00000829213">
                <text:p>0.00000829213</text:p>
              </table:table-cell>
              <table:table-cell office:value-type="float" office:value="0.260739">
                <text:p>0.260739</text:p>
              </table:table-cell>
              <table:table-cell office:value-type="float" office:value="0.00000959472">
                <text:p>0.00000959472</text:p>
              </table:table-cell>
              <table:table-cell office:value-type="float" office:value="0.259809">
                <text:p>0.259809</text:p>
              </table:table-cell>
              <table:table-cell office:value-type="float" office:value="0.0000107305">
                <text:p>0.0000107305</text:p>
              </table:table-cell>
              <table:table-cell office:value-type="float" office:value="0.258887">
                <text:p>0.258887</text:p>
              </table:table-cell>
              <table:table-cell office:value-type="float" office:value="0.0000119498">
                <text:p>0.0000119498</text:p>
              </table:table-cell>
              <table:table-cell office:value-type="float" office:value="0.257523">
                <text:p>0.257523</text:p>
              </table:table-cell>
              <table:table-cell office:value-type="float" office:value="0.000013936">
                <text:p>0.000013936</text:p>
              </table:table-cell>
              <table:table-cell office:value-type="float" office:value="0.256626">
                <text:p>0.256626</text:p>
              </table:table-cell>
              <table:table-cell office:value-type="float" office:value="0.0000156012">
                <text:p>0.0000156012</text:p>
              </table:table-cell>
              <table:table-cell office:value-type="float" office:value="0.255738">
                <text:p>0.255738</text:p>
              </table:table-cell>
              <table:table-cell office:value-type="float" office:value="0.0000173289">
                <text:p>0.0000173289</text:p>
              </table:table-cell>
              <table:table-cell office:value-type="float" office:value="0.254862">
                <text:p>0.254862</text:p>
              </table:table-cell>
              <table:table-cell office:value-type="float" office:value="0.0000192716">
                <text:p>0.0000192716</text:p>
              </table:table-cell>
              <table:table-cell office:value-type="float" office:value="0.253995">
                <text:p>0.253995</text:p>
              </table:table-cell>
              <table:table-cell office:value-type="float" office:value="0.0000214376">
                <text:p>0.0000214376</text:p>
              </table:table-cell>
              <table:table-cell office:value-type="float" office:value="0.25314">
                <text:p>0.25314</text:p>
              </table:table-cell>
              <table:table-cell office:value-type="float" office:value="0.0000235505">
                <text:p>0.0000235505</text:p>
              </table:table-cell>
              <table:table-cell office:value-type="float" office:value="0.251879">
                <text:p>0.251879</text:p>
              </table:table-cell>
              <table:table-cell office:value-type="float" office:value="0.0000268513">
                <text:p>0.0000268513</text:p>
              </table:table-cell>
              <table:table-cell office:value-type="float" office:value="0.251052">
                <text:p>0.251052</text:p>
              </table:table-cell>
              <table:table-cell office:value-type="float" office:value="0.0000293681">
                <text:p>0.0000293681</text:p>
              </table:table-cell>
              <table:table-cell office:value-type="float" office:value="0.250239">
                <text:p>0.250239</text:p>
              </table:table-cell>
              <table:table-cell office:value-type="float" office:value="0.00003068">
                <text:p>0.00003068</text:p>
              </table:table-cell>
              <table:table-cell office:value-type="float" office:value="0.249437">
                <text:p>0.249437</text:p>
              </table:table-cell>
              <table:table-cell office:value-type="float" office:value="0.0000319383">
                <text:p>0.0000319383</text:p>
              </table:table-cell>
              <table:table-cell office:value-type="float" office:value="0.24826">
                <text:p>0.24826</text:p>
              </table:table-cell>
              <table:table-cell office:value-type="float" office:value="0.000030809">
                <text:p>0.00003080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456">
                <text:p>0.272456</text:p>
              </table:table-cell>
              <table:table-cell office:value-type="float" office:value="0.0000107599">
                <text:p>0.0000107599</text:p>
              </table:table-cell>
              <table:table-cell office:value-type="float" office:value="0.271548">
                <text:p>0.271548</text:p>
              </table:table-cell>
              <table:table-cell office:value-type="float" office:value="0.0000125087">
                <text:p>0.0000125087</text:p>
              </table:table-cell>
              <table:table-cell office:value-type="float" office:value="0.270649">
                <text:p>0.270649</text:p>
              </table:table-cell>
              <table:table-cell office:value-type="float" office:value="0.000014052">
                <text:p>0.000014052</text:p>
              </table:table-cell>
              <table:table-cell office:value-type="float" office:value="0.269758">
                <text:p>0.269758</text:p>
              </table:table-cell>
              <table:table-cell office:value-type="float" office:value="0.0000157129">
                <text:p>0.0000157129</text:p>
              </table:table-cell>
              <table:table-cell office:value-type="float" office:value="0.268439">
                <text:p>0.268439</text:p>
              </table:table-cell>
              <table:table-cell office:value-type="float" office:value="0.0000184174">
                <text:p>0.0000184174</text:p>
              </table:table-cell>
              <table:table-cell office:value-type="float" office:value="0.267572">
                <text:p>0.267572</text:p>
              </table:table-cell>
              <table:table-cell office:value-type="float" office:value="0.0000206653">
                <text:p>0.0000206653</text:p>
              </table:table-cell>
              <table:table-cell office:value-type="float" office:value="0.266714">
                <text:p>0.266714</text:p>
              </table:table-cell>
              <table:table-cell office:value-type="float" office:value="0.0000229771">
                <text:p>0.0000229771</text:p>
              </table:table-cell>
              <table:table-cell office:value-type="float" office:value="0.265866">
                <text:p>0.265866</text:p>
              </table:table-cell>
              <table:table-cell office:value-type="float" office:value="0.0000255353">
                <text:p>0.0000255353</text:p>
              </table:table-cell>
              <table:table-cell office:value-type="float" office:value="0.265029">
                <text:p>0.265029</text:p>
              </table:table-cell>
              <table:table-cell office:value-type="float" office:value="0.0000283218">
                <text:p>0.0000283218</text:p>
              </table:table-cell>
              <table:table-cell office:value-type="float" office:value="0.264202">
                <text:p>0.264202</text:p>
              </table:table-cell>
              <table:table-cell office:value-type="float" office:value="0.0000309329">
                <text:p>0.0000309329</text:p>
              </table:table-cell>
              <table:table-cell office:value-type="float" office:value="0.262983">
                <text:p>0.262983</text:p>
              </table:table-cell>
              <table:table-cell office:value-type="float" office:value="0.0000347237">
                <text:p>0.0000347237</text:p>
              </table:table-cell>
              <table:table-cell office:value-type="float" office:value="0.262184">
                <text:p>0.262184</text:p>
              </table:table-cell>
              <table:table-cell office:value-type="float" office:value="0.0000373865">
                <text:p>0.0000373865</text:p>
              </table:table-cell>
              <table:table-cell office:value-type="float" office:value="0.261397">
                <text:p>0.261397</text:p>
              </table:table-cell>
              <table:table-cell office:value-type="float" office:value="0.0000382676">
                <text:p>0.0000382676</text:p>
              </table:table-cell>
              <table:table-cell office:value-type="float" office:value="0.260623">
                <text:p>0.260623</text:p>
              </table:table-cell>
              <table:table-cell office:value-type="float" office:value="0.0000388634">
                <text:p>0.0000388634</text:p>
              </table:table-cell>
              <table:table-cell office:value-type="float" office:value="0.259484">
                <text:p>0.259484</text:p>
              </table:table-cell>
              <table:table-cell office:value-type="float" office:value="0.0000359147">
                <text:p>0.00003591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3234">
                <text:p>0.283234</text:p>
              </table:table-cell>
              <table:table-cell office:value-type="float" office:value="0.0000139223">
                <text:p>0.0000139223</text:p>
              </table:table-cell>
              <table:table-cell office:value-type="float" office:value="0.282357">
                <text:p>0.282357</text:p>
              </table:table-cell>
              <table:table-cell office:value-type="float" office:value="0.0000162503">
                <text:p>0.0000162503</text:p>
              </table:table-cell>
              <table:table-cell office:value-type="float" office:value="0.281488">
                <text:p>0.281488</text:p>
              </table:table-cell>
              <table:table-cell office:value-type="float" office:value="0.0000183211">
                <text:p>0.0000183211</text:p>
              </table:table-cell>
              <table:table-cell office:value-type="float" office:value="0.280628">
                <text:p>0.280628</text:p>
              </table:table-cell>
              <table:table-cell office:value-type="float" office:value="0.0000205484">
                <text:p>0.0000205484</text:p>
              </table:table-cell>
              <table:table-cell office:value-type="float" office:value="0.279355">
                <text:p>0.279355</text:p>
              </table:table-cell>
              <table:table-cell office:value-type="float" office:value="0.0000241542">
                <text:p>0.0000241542</text:p>
              </table:table-cell>
              <table:table-cell office:value-type="float" office:value="0.278517">
                <text:p>0.278517</text:p>
              </table:table-cell>
              <table:table-cell office:value-type="float" office:value="0.0000271111">
                <text:p>0.0000271111</text:p>
              </table:table-cell>
              <table:table-cell office:value-type="float" office:value="0.277689">
                <text:p>0.277689</text:p>
              </table:table-cell>
              <table:table-cell office:value-type="float" office:value="0.0000301013">
                <text:p>0.0000301013</text:p>
              </table:table-cell>
              <table:table-cell office:value-type="float" office:value="0.276871">
                <text:p>0.276871</text:p>
              </table:table-cell>
              <table:table-cell office:value-type="float" office:value="0.00003333">
                <text:p>0.00003333</text:p>
              </table:table-cell>
              <table:table-cell office:value-type="float" office:value="0.276062">
                <text:p>0.276062</text:p>
              </table:table-cell>
              <table:table-cell office:value-type="float" office:value="0.0000367273">
                <text:p>0.0000367273</text:p>
              </table:table-cell>
              <table:table-cell office:value-type="float" office:value="0.275264">
                <text:p>0.275264</text:p>
              </table:table-cell>
              <table:table-cell office:value-type="float" office:value="0.0000397166">
                <text:p>0.0000397166</text:p>
              </table:table-cell>
              <table:table-cell office:value-type="float" office:value="0.274087">
                <text:p>0.274087</text:p>
              </table:table-cell>
              <table:table-cell office:value-type="float" office:value="0.0000435965">
                <text:p>0.0000435965</text:p>
              </table:table-cell>
              <table:table-cell office:value-type="float" office:value="0.273316">
                <text:p>0.273316</text:p>
              </table:table-cell>
              <table:table-cell office:value-type="float" office:value="0.0000460056">
                <text:p>0.0000460056</text:p>
              </table:table-cell>
              <table:table-cell office:value-type="float" office:value="0.272556">
                <text:p>0.272556</text:p>
              </table:table-cell>
              <table:table-cell office:value-type="float" office:value="0.0000459747">
                <text:p>0.0000459747</text:p>
              </table:table-cell>
              <table:table-cell office:value-type="float" office:value="0.271808">
                <text:p>0.271808</text:p>
              </table:table-cell>
              <table:table-cell office:value-type="float" office:value="0.0000454582">
                <text:p>0.0000454582</text:p>
              </table:table-cell>
              <table:table-cell office:value-type="float" office:value="0.270709">
                <text:p>0.270709</text:p>
              </table:table-cell>
              <table:table-cell office:value-type="float" office:value="0.0000402889">
                <text:p>0.00004028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011">
                <text:p>0.294011</text:p>
              </table:table-cell>
              <table:table-cell office:value-type="float" office:value="0.0000179491">
                <text:p>0.0000179491</text:p>
              </table:table-cell>
              <table:table-cell office:value-type="float" office:value="0.293165">
                <text:p>0.293165</text:p>
              </table:table-cell>
              <table:table-cell office:value-type="float" office:value="0.0000210163">
                <text:p>0.0000210163</text:p>
              </table:table-cell>
              <table:table-cell office:value-type="float" office:value="0.292328">
                <text:p>0.292328</text:p>
              </table:table-cell>
              <table:table-cell office:value-type="float" office:value="0.0000237539">
                <text:p>0.0000237539</text:p>
              </table:table-cell>
              <table:table-cell office:value-type="float" office:value="0.291499">
                <text:p>0.291499</text:p>
              </table:table-cell>
              <table:table-cell office:value-type="float" office:value="0.000026685">
                <text:p>0.000026685</text:p>
              </table:table-cell>
              <table:table-cell office:value-type="float" office:value="0.290271">
                <text:p>0.290271</text:p>
              </table:table-cell>
              <table:table-cell office:value-type="float" office:value="0.0000313711">
                <text:p>0.0000313711</text:p>
              </table:table-cell>
              <table:table-cell office:value-type="float" office:value="0.289463">
                <text:p>0.289463</text:p>
              </table:table-cell>
              <table:table-cell office:value-type="float" office:value="0.0000351395">
                <text:p>0.0000351395</text:p>
              </table:table-cell>
              <table:table-cell office:value-type="float" office:value="0.288665">
                <text:p>0.288665</text:p>
              </table:table-cell>
              <table:table-cell office:value-type="float" office:value="0.0000388478">
                <text:p>0.0000388478</text:p>
              </table:table-cell>
              <table:table-cell office:value-type="float" office:value="0.287875">
                <text:p>0.287875</text:p>
              </table:table-cell>
              <table:table-cell office:value-type="float" office:value="0.0000427114">
                <text:p>0.0000427114</text:p>
              </table:table-cell>
              <table:table-cell office:value-type="float" office:value="0.287096">
                <text:p>0.287096</text:p>
              </table:table-cell>
              <table:table-cell office:value-type="float" office:value="0.0000465793">
                <text:p>0.0000465793</text:p>
              </table:table-cell>
              <table:table-cell office:value-type="float" office:value="0.286326">
                <text:p>0.286326</text:p>
              </table:table-cell>
              <table:table-cell office:value-type="float" office:value="0.0000496666">
                <text:p>0.0000496666</text:p>
              </table:table-cell>
              <table:table-cell office:value-type="float" office:value="0.285191">
                <text:p>0.285191</text:p>
              </table:table-cell>
              <table:table-cell office:value-type="float" office:value="0.000052997">
                <text:p>0.000052997</text:p>
              </table:table-cell>
              <table:table-cell office:value-type="float" office:value="0.284447">
                <text:p>0.284447</text:p>
              </table:table-cell>
              <table:table-cell office:value-type="float" office:value="0.0000546509">
                <text:p>0.0000546509</text:p>
              </table:table-cell>
              <table:table-cell office:value-type="float" office:value="0.283715">
                <text:p>0.283715</text:p>
              </table:table-cell>
              <table:table-cell office:value-type="float" office:value="0.0000532431">
                <text:p>0.0000532431</text:p>
              </table:table-cell>
              <table:table-cell office:value-type="float" office:value="0.282993">
                <text:p>0.282993</text:p>
              </table:table-cell>
              <table:table-cell office:value-type="float" office:value="0.0000512804">
                <text:p>0.0000512804</text:p>
              </table:table-cell>
              <table:table-cell office:value-type="float" office:value="0.281934">
                <text:p>0.281934</text:p>
              </table:table-cell>
              <table:table-cell office:value-type="float" office:value="0.0000437824">
                <text:p>0.00004378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4788">
                <text:p>0.304788</text:p>
              </table:table-cell>
              <table:table-cell office:value-type="float" office:value="0.0000230342">
                <text:p>0.0000230342</text:p>
              </table:table-cell>
              <table:table-cell office:value-type="float" office:value="0.303974">
                <text:p>0.303974</text:p>
              </table:table-cell>
              <table:table-cell office:value-type="float" office:value="0.0000270255">
                <text:p>0.0000270255</text:p>
              </table:table-cell>
              <table:table-cell office:value-type="float" office:value="0.303168">
                <text:p>0.303168</text:p>
              </table:table-cell>
              <table:table-cell office:value-type="float" office:value="0.0000305803">
                <text:p>0.0000305803</text:p>
              </table:table-cell>
              <table:table-cell office:value-type="float" office:value="0.302369">
                <text:p>0.302369</text:p>
              </table:table-cell>
              <table:table-cell office:value-type="float" office:value="0.0000343508">
                <text:p>0.0000343508</text:p>
              </table:table-cell>
              <table:table-cell office:value-type="float" office:value="0.301187">
                <text:p>0.301187</text:p>
              </table:table-cell>
              <table:table-cell office:value-type="float" office:value="0.000040254">
                <text:p>0.000040254</text:p>
              </table:table-cell>
              <table:table-cell office:value-type="float" office:value="0.300409">
                <text:p>0.300409</text:p>
              </table:table-cell>
              <table:table-cell office:value-type="float" office:value="0.0000448726">
                <text:p>0.0000448726</text:p>
              </table:table-cell>
              <table:table-cell office:value-type="float" office:value="0.29964">
                <text:p>0.29964</text:p>
              </table:table-cell>
              <table:table-cell office:value-type="float" office:value="0.0000492363">
                <text:p>0.0000492363</text:p>
              </table:table-cell>
              <table:table-cell office:value-type="float" office:value="0.29888">
                <text:p>0.29888</text:p>
              </table:table-cell>
              <table:table-cell office:value-type="float" office:value="0.0000535585">
                <text:p>0.0000535585</text:p>
              </table:table-cell>
              <table:table-cell office:value-type="float" office:value="0.298129">
                <text:p>0.298129</text:p>
              </table:table-cell>
              <table:table-cell office:value-type="float" office:value="0.0000575888">
                <text:p>0.0000575888</text:p>
              </table:table-cell>
              <table:table-cell office:value-type="float" office:value="0.297388">
                <text:p>0.297388</text:p>
              </table:table-cell>
              <table:table-cell office:value-type="float" office:value="0.0000603299">
                <text:p>0.0000603299</text:p>
              </table:table-cell>
              <table:table-cell office:value-type="float" office:value="0.296295">
                <text:p>0.296295</text:p>
              </table:table-cell>
              <table:table-cell office:value-type="float" office:value="0.0000623261">
                <text:p>0.0000623261</text:p>
              </table:table-cell>
              <table:table-cell office:value-type="float" office:value="0.295579">
                <text:p>0.295579</text:p>
              </table:table-cell>
              <table:table-cell office:value-type="float" office:value="0.0000627413">
                <text:p>0.0000627413</text:p>
              </table:table-cell>
              <table:table-cell office:value-type="float" office:value="0.294873">
                <text:p>0.294873</text:p>
              </table:table-cell>
              <table:table-cell office:value-type="float" office:value="0.0000596334">
                <text:p>0.0000596334</text:p>
              </table:table-cell>
              <table:table-cell office:value-type="float" office:value="0.294179">
                <text:p>0.294179</text:p>
              </table:table-cell>
              <table:table-cell office:value-type="float" office:value="0.0000560866">
                <text:p>0.0000560866</text:p>
              </table:table-cell>
              <table:table-cell office:value-type="float" office:value="0.293158">
                <text:p>0.293158</text:p>
              </table:table-cell>
              <table:table-cell office:value-type="float" office:value="0.0000464193">
                <text:p>0.000046419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5566">
                <text:p>0.315566</text:p>
              </table:table-cell>
              <table:table-cell office:value-type="float" office:value="0.0000293895">
                <text:p>0.0000293895</text:p>
              </table:table-cell>
              <table:table-cell office:value-type="float" office:value="0.314783">
                <text:p>0.314783</text:p>
              </table:table-cell>
              <table:table-cell office:value-type="float" office:value="0.0000345055">
                <text:p>0.0000345055</text:p>
              </table:table-cell>
              <table:table-cell office:value-type="float" office:value="0.314007">
                <text:p>0.314007</text:p>
              </table:table-cell>
              <table:table-cell office:value-type="float" office:value="0.0000390225">
                <text:p>0.0000390225</text:p>
              </table:table-cell>
              <table:table-cell office:value-type="float" office:value="0.31324">
                <text:p>0.31324</text:p>
              </table:table-cell>
              <table:table-cell office:value-type="float" office:value="0.0000437406">
                <text:p>0.0000437406</text:p>
              </table:table-cell>
              <table:table-cell office:value-type="float" office:value="0.312103">
                <text:p>0.312103</text:p>
              </table:table-cell>
              <table:table-cell office:value-type="float" office:value="0.0000508984">
                <text:p>0.0000508984</text:p>
              </table:table-cell>
              <table:table-cell office:value-type="float" office:value="0.311355">
                <text:p>0.311355</text:p>
              </table:table-cell>
              <table:table-cell office:value-type="float" office:value="0.0000562938">
                <text:p>0.0000562938</text:p>
              </table:table-cell>
              <table:table-cell office:value-type="float" office:value="0.310615">
                <text:p>0.310615</text:p>
              </table:table-cell>
              <table:table-cell office:value-type="float" office:value="0.000061101">
                <text:p>0.000061101</text:p>
              </table:table-cell>
              <table:table-cell office:value-type="float" office:value="0.309885">
                <text:p>0.309885</text:p>
              </table:table-cell>
              <table:table-cell office:value-type="float" office:value="0.0000655342">
                <text:p>0.0000655342</text:p>
              </table:table-cell>
              <table:table-cell office:value-type="float" office:value="0.309163">
                <text:p>0.309163</text:p>
              </table:table-cell>
              <table:table-cell office:value-type="float" office:value="0.0000692547">
                <text:p>0.0000692547</text:p>
              </table:table-cell>
              <table:table-cell office:value-type="float" office:value="0.30845">
                <text:p>0.30845</text:p>
              </table:table-cell>
              <table:table-cell office:value-type="float" office:value="0.0000710994">
                <text:p>0.0000710994</text:p>
              </table:table-cell>
              <table:table-cell office:value-type="float" office:value="0.307399">
                <text:p>0.307399</text:p>
              </table:table-cell>
              <table:table-cell office:value-type="float" office:value="0.0000710021">
                <text:p>0.0000710021</text:p>
              </table:table-cell>
              <table:table-cell office:value-type="float" office:value="0.30671">
                <text:p>0.30671</text:p>
              </table:table-cell>
              <table:table-cell office:value-type="float" office:value="0.0000698352">
                <text:p>0.0000698352</text:p>
              </table:table-cell>
              <table:table-cell office:value-type="float" office:value="0.306032">
                <text:p>0.306032</text:p>
              </table:table-cell>
              <table:table-cell office:value-type="float" office:value="0.0000649145">
                <text:p>0.0000649145</text:p>
              </table:table-cell>
              <table:table-cell office:value-type="float" office:value="0.305364">
                <text:p>0.305364</text:p>
              </table:table-cell>
              <table:table-cell office:value-type="float" office:value="0.0000598389">
                <text:p>0.0000598389</text:p>
              </table:table-cell>
              <table:table-cell office:value-type="float" office:value="0.304383">
                <text:p>0.304383</text:p>
              </table:table-cell>
              <table:table-cell office:value-type="float" office:value="0.0000483261">
                <text:p>0.000048326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6343">
                <text:p>0.326343</text:p>
              </table:table-cell>
              <table:table-cell office:value-type="float" office:value="0.0000372301">
                <text:p>0.0000372301</text:p>
              </table:table-cell>
              <table:table-cell office:value-type="float" office:value="0.325591">
                <text:p>0.325591</text:p>
              </table:table-cell>
              <table:table-cell office:value-type="float" office:value="0.0000436685">
                <text:p>0.0000436685</text:p>
              </table:table-cell>
              <table:table-cell office:value-type="float" office:value="0.324847">
                <text:p>0.324847</text:p>
              </table:table-cell>
              <table:table-cell office:value-type="float" office:value="0.0000492598">
                <text:p>0.0000492598</text:p>
              </table:table-cell>
              <table:table-cell office:value-type="float" office:value="0.32411">
                <text:p>0.32411</text:p>
              </table:table-cell>
              <table:table-cell office:value-type="float" office:value="0.0000549689">
                <text:p>0.0000549689</text:p>
              </table:table-cell>
              <table:table-cell office:value-type="float" office:value="0.323018">
                <text:p>0.323018</text:p>
              </table:table-cell>
              <table:table-cell office:value-type="float" office:value="0.0000632512">
                <text:p>0.0000632512</text:p>
              </table:table-cell>
              <table:table-cell office:value-type="float" office:value="0.322301">
                <text:p>0.322301</text:p>
              </table:table-cell>
              <table:table-cell office:value-type="float" office:value="0.0000691937">
                <text:p>0.0000691937</text:p>
              </table:table-cell>
              <table:table-cell office:value-type="float" office:value="0.321591">
                <text:p>0.321591</text:p>
              </table:table-cell>
              <table:table-cell office:value-type="float" office:value="0.0000740601">
                <text:p>0.0000740601</text:p>
              </table:table-cell>
              <table:table-cell office:value-type="float" office:value="0.320889">
                <text:p>0.320889</text:p>
              </table:table-cell>
              <table:table-cell office:value-type="float" office:value="0.0000780998">
                <text:p>0.0000780998</text:p>
              </table:table-cell>
              <table:table-cell office:value-type="float" office:value="0.320196">
                <text:p>0.320196</text:p>
              </table:table-cell>
              <table:table-cell office:value-type="float" office:value="0.0000809398">
                <text:p>0.0000809398</text:p>
              </table:table-cell>
              <table:table-cell office:value-type="float" office:value="0.319512">
                <text:p>0.319512</text:p>
              </table:table-cell>
              <table:table-cell office:value-type="float" office:value="0.000081344">
                <text:p>0.000081344</text:p>
              </table:table-cell>
              <table:table-cell office:value-type="float" office:value="0.318503">
                <text:p>0.318503</text:p>
              </table:table-cell>
              <table:table-cell office:value-type="float" office:value="0.0000785972">
                <text:p>0.0000785972</text:p>
              </table:table-cell>
              <table:table-cell office:value-type="float" office:value="0.317842">
                <text:p>0.317842</text:p>
              </table:table-cell>
              <table:table-cell office:value-type="float" office:value="0.0000757089">
                <text:p>0.0000757089</text:p>
              </table:table-cell>
              <table:table-cell office:value-type="float" office:value="0.317191">
                <text:p>0.317191</text:p>
              </table:table-cell>
              <table:table-cell office:value-type="float" office:value="0.00006906">
                <text:p>0.00006906</text:p>
              </table:table-cell>
              <table:table-cell office:value-type="float" office:value="0.31655">
                <text:p>0.31655</text:p>
              </table:table-cell>
              <table:table-cell office:value-type="float" office:value="0.000062643">
                <text:p>0.000062643</text:p>
              </table:table-cell>
              <table:table-cell office:value-type="float" office:value="0.315608">
                <text:p>0.315608</text:p>
              </table:table-cell>
              <table:table-cell office:value-type="float" office:value="0.0000496627">
                <text:p>0.00004966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712">
                <text:p>0.33712</text:p>
              </table:table-cell>
              <table:table-cell office:value-type="float" office:value="0.0000467497">
                <text:p>0.0000467497</text:p>
              </table:table-cell>
              <table:table-cell office:value-type="float" office:value="0.3364">
                <text:p>0.3364</text:p>
              </table:table-cell>
              <table:table-cell office:value-type="float" office:value="0.0000546764">
                <text:p>0.0000546764</text:p>
              </table:table-cell>
              <table:table-cell office:value-type="float" office:value="0.335687">
                <text:p>0.335687</text:p>
              </table:table-cell>
              <table:table-cell office:value-type="float" office:value="0.0000613825">
                <text:p>0.0000613825</text:p>
              </table:table-cell>
              <table:table-cell office:value-type="float" office:value="0.33498">
                <text:p>0.33498</text:p>
              </table:table-cell>
              <table:table-cell office:value-type="float" office:value="0.000068016">
                <text:p>0.000068016</text:p>
              </table:table-cell>
              <table:table-cell office:value-type="float" office:value="0.333934">
                <text:p>0.333934</text:p>
              </table:table-cell>
              <table:table-cell office:value-type="float" office:value="0.0000770647">
                <text:p>0.0000770647</text:p>
              </table:table-cell>
              <table:table-cell office:value-type="float" office:value="0.333246">
                <text:p>0.333246</text:p>
              </table:table-cell>
              <table:table-cell office:value-type="float" office:value="0.0000831505">
                <text:p>0.0000831505</text:p>
              </table:table-cell>
              <table:table-cell office:value-type="float" office:value="0.332566">
                <text:p>0.332566</text:p>
              </table:table-cell>
              <table:table-cell office:value-type="float" office:value="0.0000875425">
                <text:p>0.0000875425</text:p>
              </table:table-cell>
              <table:table-cell office:value-type="float" office:value="0.331894">
                <text:p>0.331894</text:p>
              </table:table-cell>
              <table:table-cell office:value-type="float" office:value="0.0000905994">
                <text:p>0.0000905994</text:p>
              </table:table-cell>
              <table:table-cell office:value-type="float" office:value="0.33123">
                <text:p>0.33123</text:p>
              </table:table-cell>
              <table:table-cell office:value-type="float" office:value="0.000092003">
                <text:p>0.000092003</text:p>
              </table:table-cell>
              <table:table-cell office:value-type="float" office:value="0.330574">
                <text:p>0.330574</text:p>
              </table:table-cell>
              <table:table-cell office:value-type="float" office:value="0.0000905488">
                <text:p>0.0000905488</text:p>
              </table:table-cell>
              <table:table-cell office:value-type="float" office:value="0.329607">
                <text:p>0.329607</text:p>
              </table:table-cell>
              <table:table-cell office:value-type="float" office:value="0.0000849015">
                <text:p>0.0000849015</text:p>
              </table:table-cell>
              <table:table-cell office:value-type="float" office:value="0.328974">
                <text:p>0.328974</text:p>
              </table:table-cell>
              <table:table-cell office:value-type="float" office:value="0.0000803461">
                <text:p>0.0000803461</text:p>
              </table:table-cell>
              <table:table-cell office:value-type="float" office:value="0.32835">
                <text:p>0.32835</text:p>
              </table:table-cell>
              <table:table-cell office:value-type="float" office:value="0.0000721847">
                <text:p>0.0000721847</text:p>
              </table:table-cell>
              <table:table-cell office:value-type="float" office:value="0.327735">
                <text:p>0.327735</text:p>
              </table:table-cell>
              <table:table-cell office:value-type="float" office:value="0.0000646707">
                <text:p>0.0000646707</text:p>
              </table:table-cell>
              <table:table-cell office:value-type="float" office:value="0.326832">
                <text:p>0.326832</text:p>
              </table:table-cell>
              <table:table-cell office:value-type="float" office:value="0.0000505791">
                <text:p>0.00005057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7898">
                <text:p>0.347898</text:p>
              </table:table-cell>
              <table:table-cell office:value-type="float" office:value="0.0000580865">
                <text:p>0.0000580865</text:p>
              </table:table-cell>
              <table:table-cell office:value-type="float" office:value="0.347209">
                <text:p>0.347209</text:p>
              </table:table-cell>
              <table:table-cell office:value-type="float" office:value="0.0000675943">
                <text:p>0.0000675943</text:p>
              </table:table-cell>
              <table:table-cell office:value-type="float" office:value="0.346526">
                <text:p>0.346526</text:p>
              </table:table-cell>
              <table:table-cell office:value-type="float" office:value="0.0000753403">
                <text:p>0.0000753403</text:p>
              </table:table-cell>
              <table:table-cell office:value-type="float" office:value="0.345851">
                <text:p>0.345851</text:p>
              </table:table-cell>
              <table:table-cell office:value-type="float" office:value="0.0000826808">
                <text:p>0.0000826808</text:p>
              </table:table-cell>
              <table:table-cell office:value-type="float" office:value="0.34485">
                <text:p>0.34485</text:p>
              </table:table-cell>
              <table:table-cell office:value-type="float" office:value="0.0000918855">
                <text:p>0.0000918855</text:p>
              </table:table-cell>
              <table:table-cell office:value-type="float" office:value="0.344192">
                <text:p>0.344192</text:p>
              </table:table-cell>
              <table:table-cell office:value-type="float" office:value="0.0000975652">
                <text:p>0.0000975652</text:p>
              </table:table-cell>
              <table:table-cell office:value-type="float" office:value="0.343542">
                <text:p>0.343542</text:p>
              </table:table-cell>
              <table:table-cell office:value-type="float" office:value="0.000100878">
                <text:p>0.000100878</text:p>
              </table:table-cell>
              <table:table-cell office:value-type="float" office:value="0.342898">
                <text:p>0.342898</text:p>
              </table:table-cell>
              <table:table-cell office:value-type="float" office:value="0.000102391">
                <text:p>0.000102391</text:p>
              </table:table-cell>
              <table:table-cell office:value-type="float" office:value="0.342263">
                <text:p>0.342263</text:p>
              </table:table-cell>
              <table:table-cell office:value-type="float" office:value="0.000101932">
                <text:p>0.000101932</text:p>
              </table:table-cell>
              <table:table-cell office:value-type="float" office:value="0.341636">
                <text:p>0.341636</text:p>
              </table:table-cell>
              <table:table-cell office:value-type="float" office:value="0.000098405">
                <text:p>0.000098405</text:p>
              </table:table-cell>
              <table:table-cell office:value-type="float" office:value="0.340711">
                <text:p>0.340711</text:p>
              </table:table-cell>
              <table:table-cell office:value-type="float" office:value="0.0000899075">
                <text:p>0.0000899075</text:p>
              </table:table-cell>
              <table:table-cell office:value-type="float" office:value="0.340105">
                <text:p>0.340105</text:p>
              </table:table-cell>
              <table:table-cell office:value-type="float" office:value="0.000083871">
                <text:p>0.000083871</text:p>
              </table:table-cell>
              <table:table-cell office:value-type="float" office:value="0.339508">
                <text:p>0.339508</text:p>
              </table:table-cell>
              <table:table-cell office:value-type="float" office:value="0.0000744685">
                <text:p>0.0000744685</text:p>
              </table:table-cell>
              <table:table-cell office:value-type="float" office:value="0.338921">
                <text:p>0.338921</text:p>
              </table:table-cell>
              <table:table-cell office:value-type="float" office:value="0.0000661022">
                <text:p>0.0000661022</text:p>
              </table:table-cell>
              <table:table-cell office:value-type="float" office:value="0.338057">
                <text:p>0.338057</text:p>
              </table:table-cell>
              <table:table-cell office:value-type="float" office:value="0.000051198">
                <text:p>0.0000511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675">
                <text:p>0.358675</text:p>
              </table:table-cell>
              <table:table-cell office:value-type="float" office:value="0.0000712802">
                <text:p>0.0000712802</text:p>
              </table:table-cell>
              <table:table-cell office:value-type="float" office:value="0.358018">
                <text:p>0.358018</text:p>
              </table:table-cell>
              <table:table-cell office:value-type="float" office:value="0.0000823437">
                <text:p>0.0000823437</text:p>
              </table:table-cell>
              <table:table-cell office:value-type="float" office:value="0.357366">
                <text:p>0.357366</text:p>
              </table:table-cell>
              <table:table-cell office:value-type="float" office:value="0.0000909006">
                <text:p>0.0000909006</text:p>
              </table:table-cell>
              <table:table-cell office:value-type="float" office:value="0.356721">
                <text:p>0.356721</text:p>
              </table:table-cell>
              <table:table-cell office:value-type="float" office:value="0.0000985608">
                <text:p>0.0000985608</text:p>
              </table:table-cell>
              <table:table-cell office:value-type="float" office:value="0.355766">
                <text:p>0.355766</text:p>
              </table:table-cell>
              <table:table-cell office:value-type="float" office:value="0.000107097">
                <text:p>0.000107097</text:p>
              </table:table-cell>
              <table:table-cell office:value-type="float" office:value="0.355138">
                <text:p>0.355138</text:p>
              </table:table-cell>
              <table:table-cell office:value-type="float" office:value="0.000111756">
                <text:p>0.000111756</text:p>
              </table:table-cell>
              <table:table-cell office:value-type="float" office:value="0.354517">
                <text:p>0.354517</text:p>
              </table:table-cell>
              <table:table-cell office:value-type="float" office:value="0.000113424">
                <text:p>0.000113424</text:p>
              </table:table-cell>
              <table:table-cell office:value-type="float" office:value="0.353903">
                <text:p>0.353903</text:p>
              </table:table-cell>
              <table:table-cell office:value-type="float" office:value="0.00011297">
                <text:p>0.00011297</text:p>
              </table:table-cell>
              <table:table-cell office:value-type="float" office:value="0.353297">
                <text:p>0.353297</text:p>
              </table:table-cell>
              <table:table-cell office:value-type="float" office:value="0.000110426">
                <text:p>0.000110426</text:p>
              </table:table-cell>
              <table:table-cell office:value-type="float" office:value="0.352698">
                <text:p>0.352698</text:p>
              </table:table-cell>
              <table:table-cell office:value-type="float" office:value="0.000104821">
                <text:p>0.000104821</text:p>
              </table:table-cell>
              <table:table-cell office:value-type="float" office:value="0.351815">
                <text:p>0.351815</text:p>
              </table:table-cell>
              <table:table-cell office:value-type="float" office:value="0.0000937445">
                <text:p>0.0000937445</text:p>
              </table:table-cell>
              <table:table-cell office:value-type="float" office:value="0.351237">
                <text:p>0.351237</text:p>
              </table:table-cell>
              <table:table-cell office:value-type="float" office:value="0.0000864743">
                <text:p>0.0000864743</text:p>
              </table:table-cell>
              <table:table-cell office:value-type="float" office:value="0.350667">
                <text:p>0.350667</text:p>
              </table:table-cell>
              <table:table-cell office:value-type="float" office:value="0.0000761005">
                <text:p>0.0000761005</text:p>
              </table:table-cell>
              <table:table-cell office:value-type="float" office:value="0.350106">
                <text:p>0.350106</text:p>
              </table:table-cell>
              <table:table-cell office:value-type="float" office:value="0.000067096">
                <text:p>0.000067096</text:p>
              </table:table-cell>
              <table:table-cell office:value-type="float" office:value="0.349282">
                <text:p>0.349282</text:p>
              </table:table-cell>
              <table:table-cell office:value-type="float" office:value="0.0000516118">
                <text:p>0.000051611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9453">
                <text:p>0.369453</text:p>
              </table:table-cell>
              <table:table-cell office:value-type="float" office:value="0.00008623">
                <text:p>0.00008623</text:p>
              </table:table-cell>
              <table:table-cell office:value-type="float" office:value="0.368826">
                <text:p>0.368826</text:p>
              </table:table-cell>
              <table:table-cell office:value-type="float" office:value="0.0000986659">
                <text:p>0.0000986659</text:p>
              </table:table-cell>
              <table:table-cell office:value-type="float" office:value="0.368206">
                <text:p>0.368206</text:p>
              </table:table-cell>
              <table:table-cell office:value-type="float" office:value="0.000107636">
                <text:p>0.000107636</text:p>
              </table:table-cell>
              <table:table-cell office:value-type="float" office:value="0.367592">
                <text:p>0.367592</text:p>
              </table:table-cell>
              <table:table-cell office:value-type="float" office:value="0.000115077">
                <text:p>0.000115077</text:p>
              </table:table-cell>
              <table:table-cell office:value-type="float" office:value="0.366682">
                <text:p>0.366682</text:p>
              </table:table-cell>
              <table:table-cell office:value-type="float" office:value="0.000122017">
                <text:p>0.000122017</text:p>
              </table:table-cell>
              <table:table-cell office:value-type="float" office:value="0.366084">
                <text:p>0.366084</text:p>
              </table:table-cell>
              <table:table-cell office:value-type="float" office:value="0.000125082">
                <text:p>0.000125082</text:p>
              </table:table-cell>
              <table:table-cell office:value-type="float" office:value="0.365492">
                <text:p>0.365492</text:p>
              </table:table-cell>
              <table:table-cell office:value-type="float" office:value="0.000124684">
                <text:p>0.000124684</text:p>
              </table:table-cell>
              <table:table-cell office:value-type="float" office:value="0.364908">
                <text:p>0.364908</text:p>
              </table:table-cell>
              <table:table-cell office:value-type="float" office:value="0.000122044">
                <text:p>0.000122044</text:p>
              </table:table-cell>
              <table:table-cell office:value-type="float" office:value="0.36433">
                <text:p>0.36433</text:p>
              </table:table-cell>
              <table:table-cell office:value-type="float" office:value="0.000117397">
                <text:p>0.000117397</text:p>
              </table:table-cell>
              <table:table-cell office:value-type="float" office:value="0.36376">
                <text:p>0.36376</text:p>
              </table:table-cell>
              <table:table-cell office:value-type="float" office:value="0.000109876">
                <text:p>0.000109876</text:p>
              </table:table-cell>
              <table:table-cell office:value-type="float" office:value="0.362919">
                <text:p>0.362919</text:p>
              </table:table-cell>
              <table:table-cell office:value-type="float" office:value="0.0000966065">
                <text:p>0.0000966065</text:p>
              </table:table-cell>
              <table:table-cell office:value-type="float" office:value="0.362368">
                <text:p>0.362368</text:p>
              </table:table-cell>
              <table:table-cell office:value-type="float" office:value="0.0000883561">
                <text:p>0.0000883561</text:p>
              </table:table-cell>
              <table:table-cell office:value-type="float" office:value="0.361826">
                <text:p>0.361826</text:p>
              </table:table-cell>
              <table:table-cell office:value-type="float" office:value="0.000077248">
                <text:p>0.000077248</text:p>
              </table:table-cell>
              <table:table-cell office:value-type="float" office:value="0.361291">
                <text:p>0.361291</text:p>
              </table:table-cell>
              <table:table-cell office:value-type="float" office:value="0.0000677777">
                <text:p>0.0000677777</text:p>
              </table:table-cell>
              <table:table-cell office:value-type="float" office:value="0.360506">
                <text:p>0.360506</text:p>
              </table:table-cell>
              <table:table-cell office:value-type="float" office:value="0.0000518865">
                <text:p>0.000051886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23">
                <text:p>0.38023</text:p>
              </table:table-cell>
              <table:table-cell office:value-type="float" office:value="0.000102665">
                <text:p>0.000102665</text:p>
              </table:table-cell>
              <table:table-cell office:value-type="float" office:value="0.379635">
                <text:p>0.379635</text:p>
              </table:table-cell>
              <table:table-cell office:value-type="float" office:value="0.000116116">
                <text:p>0.000116116</text:p>
              </table:table-cell>
              <table:table-cell office:value-type="float" office:value="0.379046">
                <text:p>0.379046</text:p>
              </table:table-cell>
              <table:table-cell office:value-type="float" office:value="0.000124954">
                <text:p>0.000124954</text:p>
              </table:table-cell>
              <table:table-cell office:value-type="float" office:value="0.378462">
                <text:p>0.378462</text:p>
              </table:table-cell>
              <table:table-cell office:value-type="float" office:value="0.00013155">
                <text:p>0.00013155</text:p>
              </table:table-cell>
              <table:table-cell office:value-type="float" office:value="0.377598">
                <text:p>0.377598</text:p>
              </table:table-cell>
              <table:table-cell office:value-type="float" office:value="0.00013601">
                <text:p>0.00013601</text:p>
              </table:table-cell>
              <table:table-cell office:value-type="float" office:value="0.37703">
                <text:p>0.37703</text:p>
              </table:table-cell>
              <table:table-cell office:value-type="float" office:value="0.000137052">
                <text:p>0.000137052</text:p>
              </table:table-cell>
              <table:table-cell office:value-type="float" office:value="0.376468">
                <text:p>0.376468</text:p>
              </table:table-cell>
              <table:table-cell office:value-type="float" office:value="0.00013437">
                <text:p>0.00013437</text:p>
              </table:table-cell>
              <table:table-cell office:value-type="float" office:value="0.375912">
                <text:p>0.375912</text:p>
              </table:table-cell>
              <table:table-cell office:value-type="float" office:value="0.00012953">
                <text:p>0.00012953</text:p>
              </table:table-cell>
              <table:table-cell office:value-type="float" office:value="0.375364">
                <text:p>0.375364</text:p>
              </table:table-cell>
              <table:table-cell office:value-type="float" office:value="0.000122928">
                <text:p>0.000122928</text:p>
              </table:table-cell>
              <table:table-cell office:value-type="float" office:value="0.374822">
                <text:p>0.374822</text:p>
              </table:table-cell>
              <table:table-cell office:value-type="float" office:value="0.000113745">
                <text:p>0.000113745</text:p>
              </table:table-cell>
              <table:table-cell office:value-type="float" office:value="0.374023">
                <text:p>0.374023</text:p>
              </table:table-cell>
              <table:table-cell office:value-type="float" office:value="0.0000986983">
                <text:p>0.0000986983</text:p>
              </table:table-cell>
              <table:table-cell office:value-type="float" office:value="0.3735">
                <text:p>0.3735</text:p>
              </table:table-cell>
              <table:table-cell office:value-type="float" office:value="0.0000896955">
                <text:p>0.0000896955</text:p>
              </table:table-cell>
              <table:table-cell office:value-type="float" office:value="0.372984">
                <text:p>0.372984</text:p>
              </table:table-cell>
              <table:table-cell office:value-type="float" office:value="0.0000780457">
                <text:p>0.0000780457</text:p>
              </table:table-cell>
              <table:table-cell office:value-type="float" office:value="0.372477">
                <text:p>0.372477</text:p>
              </table:table-cell>
              <table:table-cell office:value-type="float" office:value="0.0000682416">
                <text:p>0.0000682416</text:p>
              </table:table-cell>
              <table:table-cell office:value-type="float" office:value="0.371731">
                <text:p>0.371731</text:p>
              </table:table-cell>
              <table:table-cell office:value-type="float" office:value="0.0000520681">
                <text:p>0.000052068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1007">
                <text:p>0.391007</text:p>
              </table:table-cell>
              <table:table-cell office:value-type="float" office:value="0.000120144">
                <text:p>0.000120144</text:p>
              </table:table-cell>
              <table:table-cell office:value-type="float" office:value="0.390444">
                <text:p>0.390444</text:p>
              </table:table-cell>
              <table:table-cell office:value-type="float" office:value="0.000134095">
                <text:p>0.000134095</text:p>
              </table:table-cell>
              <table:table-cell office:value-type="float" office:value="0.389885">
                <text:p>0.389885</text:p>
              </table:table-cell>
              <table:table-cell office:value-type="float" office:value="0.000142174">
                <text:p>0.000142174</text:p>
              </table:table-cell>
              <table:table-cell office:value-type="float" office:value="0.389332">
                <text:p>0.389332</text:p>
              </table:table-cell>
              <table:table-cell office:value-type="float" office:value="0.000147307">
                <text:p>0.000147307</text:p>
              </table:table-cell>
              <table:table-cell office:value-type="float" office:value="0.388514">
                <text:p>0.388514</text:p>
              </table:table-cell>
              <table:table-cell office:value-type="float" office:value="0.000148596">
                <text:p>0.000148596</text:p>
              </table:table-cell>
              <table:table-cell office:value-type="float" office:value="0.387975">
                <text:p>0.387975</text:p>
              </table:table-cell>
              <table:table-cell office:value-type="float" office:value="0.000147383">
                <text:p>0.000147383</text:p>
              </table:table-cell>
              <table:table-cell office:value-type="float" office:value="0.387443">
                <text:p>0.387443</text:p>
              </table:table-cell>
              <table:table-cell office:value-type="float" office:value="0.000142403">
                <text:p>0.000142403</text:p>
              </table:table-cell>
              <table:table-cell office:value-type="float" office:value="0.386917">
                <text:p>0.386917</text:p>
              </table:table-cell>
              <table:table-cell office:value-type="float" office:value="0.000135511">
                <text:p>0.000135511</text:p>
              </table:table-cell>
              <table:table-cell office:value-type="float" office:value="0.386397">
                <text:p>0.386397</text:p>
              </table:table-cell>
              <table:table-cell office:value-type="float" office:value="0.000127199">
                <text:p>0.000127199</text:p>
              </table:table-cell>
              <table:table-cell office:value-type="float" office:value="0.385884">
                <text:p>0.385884</text:p>
              </table:table-cell>
              <table:table-cell office:value-type="float" office:value="0.000116643">
                <text:p>0.000116643</text:p>
              </table:table-cell>
              <table:table-cell office:value-type="float" office:value="0.385127">
                <text:p>0.385127</text:p>
              </table:table-cell>
              <table:table-cell office:value-type="float" office:value="0.000100204">
                <text:p>0.000100204</text:p>
              </table:table-cell>
              <table:table-cell office:value-type="float" office:value="0.384631">
                <text:p>0.384631</text:p>
              </table:table-cell>
              <table:table-cell office:value-type="float" office:value="0.0000906383">
                <text:p>0.0000906383</text:p>
              </table:table-cell>
              <table:table-cell office:value-type="float" office:value="0.384143">
                <text:p>0.384143</text:p>
              </table:table-cell>
              <table:table-cell office:value-type="float" office:value="0.0000785958">
                <text:p>0.0000785958</text:p>
              </table:table-cell>
              <table:table-cell office:value-type="float" office:value="0.383662">
                <text:p>0.383662</text:p>
              </table:table-cell>
              <table:table-cell office:value-type="float" office:value="0.0000685556">
                <text:p>0.0000685556</text:p>
              </table:table-cell>
              <table:table-cell office:value-type="float" office:value="0.382956">
                <text:p>0.382956</text:p>
              </table:table-cell>
              <table:table-cell office:value-type="float" office:value="0.0000521877">
                <text:p>0.00005218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1785">
                <text:p>0.401785</text:p>
              </table:table-cell>
              <table:table-cell office:value-type="float" office:value="0.000138089">
                <text:p>0.000138089</text:p>
              </table:table-cell>
              <table:table-cell office:value-type="float" office:value="0.401252">
                <text:p>0.401252</text:p>
              </table:table-cell>
              <table:table-cell office:value-type="float" office:value="0.000151931">
                <text:p>0.000151931</text:p>
              </table:table-cell>
              <table:table-cell office:value-type="float" office:value="0.400725">
                <text:p>0.400725</text:p>
              </table:table-cell>
              <table:table-cell office:value-type="float" office:value="0.000158631">
                <text:p>0.000158631</text:p>
              </table:table-cell>
              <table:table-cell office:value-type="float" office:value="0.400203">
                <text:p>0.400203</text:p>
              </table:table-cell>
              <table:table-cell office:value-type="float" office:value="0.000161789">
                <text:p>0.000161789</text:p>
              </table:table-cell>
              <table:table-cell office:value-type="float" office:value="0.39943">
                <text:p>0.39943</text:p>
              </table:table-cell>
              <table:table-cell office:value-type="float" office:value="0.000159497">
                <text:p>0.000159497</text:p>
              </table:table-cell>
              <table:table-cell office:value-type="float" office:value="0.398921">
                <text:p>0.398921</text:p>
              </table:table-cell>
              <table:table-cell office:value-type="float" office:value="0.000155996">
                <text:p>0.000155996</text:p>
              </table:table-cell>
              <table:table-cell office:value-type="float" office:value="0.398418">
                <text:p>0.398418</text:p>
              </table:table-cell>
              <table:table-cell office:value-type="float" office:value="0.000148866">
                <text:p>0.000148866</text:p>
              </table:table-cell>
              <table:table-cell office:value-type="float" office:value="0.397922">
                <text:p>0.397922</text:p>
              </table:table-cell>
              <table:table-cell office:value-type="float" office:value="0.000140168">
                <text:p>0.000140168</text:p>
              </table:table-cell>
              <table:table-cell office:value-type="float" office:value="0.397431">
                <text:p>0.397431</text:p>
              </table:table-cell>
              <table:table-cell office:value-type="float" office:value="0.000130428">
                <text:p>0.000130428</text:p>
              </table:table-cell>
              <table:table-cell office:value-type="float" office:value="0.396946">
                <text:p>0.396946</text:p>
              </table:table-cell>
              <table:table-cell office:value-type="float" office:value="0.000118779">
                <text:p>0.000118779</text:p>
              </table:table-cell>
              <table:table-cell office:value-type="float" office:value="0.396231">
                <text:p>0.396231</text:p>
              </table:table-cell>
              <table:table-cell office:value-type="float" office:value="0.000101277">
                <text:p>0.000101277</text:p>
              </table:table-cell>
              <table:table-cell office:value-type="float" office:value="0.395763">
                <text:p>0.395763</text:p>
              </table:table-cell>
              <table:table-cell office:value-type="float" office:value="0.0000912968">
                <text:p>0.0000912968</text:p>
              </table:table-cell>
              <table:table-cell office:value-type="float" office:value="0.395302">
                <text:p>0.395302</text:p>
              </table:table-cell>
              <table:table-cell office:value-type="float" office:value="0.0000789732">
                <text:p>0.0000789732</text:p>
              </table:table-cell>
              <table:table-cell office:value-type="float" office:value="0.394848">
                <text:p>0.394848</text:p>
              </table:table-cell>
              <table:table-cell office:value-type="float" office:value="0.0000687672">
                <text:p>0.0000687672</text:p>
              </table:table-cell>
              <table:table-cell office:value-type="float" office:value="0.394181">
                <text:p>0.394181</text:p>
              </table:table-cell>
              <table:table-cell office:value-type="float" office:value="0.0000522664">
                <text:p>0.00005226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2562">
                <text:p>0.412562</text:p>
              </table:table-cell>
              <table:table-cell office:value-type="float" office:value="0.000155857">
                <text:p>0.000155857</text:p>
              </table:table-cell>
              <table:table-cell office:value-type="float" office:value="0.412061">
                <text:p>0.412061</text:p>
              </table:table-cell>
              <table:table-cell office:value-type="float" office:value="0.00016897">
                <text:p>0.00016897</text:p>
              </table:table-cell>
              <table:table-cell office:value-type="float" office:value="0.411565">
                <text:p>0.411565</text:p>
              </table:table-cell>
              <table:table-cell office:value-type="float" office:value="0.000173774">
                <text:p>0.000173774</text:p>
              </table:table-cell>
              <table:table-cell office:value-type="float" office:value="0.411073">
                <text:p>0.411073</text:p>
              </table:table-cell>
              <table:table-cell office:value-type="float" office:value="0.000174617">
                <text:p>0.000174617</text:p>
              </table:table-cell>
              <table:table-cell office:value-type="float" office:value="0.410346">
                <text:p>0.410346</text:p>
              </table:table-cell>
              <table:table-cell office:value-type="float" office:value="0.000168634">
                <text:p>0.000168634</text:p>
              </table:table-cell>
              <table:table-cell office:value-type="float" office:value="0.409867">
                <text:p>0.409867</text:p>
              </table:table-cell>
              <table:table-cell office:value-type="float" office:value="0.000162973">
                <text:p>0.000162973</text:p>
              </table:table-cell>
              <table:table-cell office:value-type="float" office:value="0.409394">
                <text:p>0.409394</text:p>
              </table:table-cell>
              <table:table-cell office:value-type="float" office:value="0.000153939">
                <text:p>0.000153939</text:p>
              </table:table-cell>
              <table:table-cell office:value-type="float" office:value="0.408926">
                <text:p>0.408926</text:p>
              </table:table-cell>
              <table:table-cell office:value-type="float" office:value="0.000143722">
                <text:p>0.000143722</text:p>
              </table:table-cell>
              <table:table-cell office:value-type="float" office:value="0.408464">
                <text:p>0.408464</text:p>
              </table:table-cell>
              <table:table-cell office:value-type="float" office:value="0.000132832">
                <text:p>0.000132832</text:p>
              </table:table-cell>
              <table:table-cell office:value-type="float" office:value="0.408008">
                <text:p>0.408008</text:p>
              </table:table-cell>
              <table:table-cell office:value-type="float" office:value="0.000120333">
                <text:p>0.000120333</text:p>
              </table:table-cell>
              <table:table-cell office:value-type="float" office:value="0.407335">
                <text:p>0.407335</text:p>
              </table:table-cell>
              <table:table-cell office:value-type="float" office:value="0.000102035">
                <text:p>0.000102035</text:p>
              </table:table-cell>
              <table:table-cell office:value-type="float" office:value="0.406895">
                <text:p>0.406895</text:p>
              </table:table-cell>
              <table:table-cell office:value-type="float" office:value="0.0000917542">
                <text:p>0.0000917542</text:p>
              </table:table-cell>
              <table:table-cell office:value-type="float" office:value="0.406461">
                <text:p>0.406461</text:p>
              </table:table-cell>
              <table:table-cell office:value-type="float" office:value="0.000079231">
                <text:p>0.000079231</text:p>
              </table:table-cell>
              <table:table-cell office:value-type="float" office:value="0.406033">
                <text:p>0.406033</text:p>
              </table:table-cell>
              <table:table-cell office:value-type="float" office:value="0.0000689096">
                <text:p>0.0000689096</text:p>
              </table:table-cell>
              <table:table-cell office:value-type="float" office:value="0.405405">
                <text:p>0.405405</text:p>
              </table:table-cell>
              <table:table-cell office:value-type="float" office:value="0.0000523181">
                <text:p>0.00005231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3339">
                <text:p>0.423339</text:p>
              </table:table-cell>
              <table:table-cell office:value-type="float" office:value="0.000172831">
                <text:p>0.000172831</text:p>
              </table:table-cell>
              <table:table-cell office:value-type="float" office:value="0.42287">
                <text:p>0.42287</text:p>
              </table:table-cell>
              <table:table-cell office:value-type="float" office:value="0.000184671">
                <text:p>0.000184671</text:p>
              </table:table-cell>
              <table:table-cell office:value-type="float" office:value="0.422404">
                <text:p>0.422404</text:p>
              </table:table-cell>
              <table:table-cell office:value-type="float" office:value="0.000187229">
                <text:p>0.000187229</text:p>
              </table:table-cell>
              <table:table-cell office:value-type="float" office:value="0.421944">
                <text:p>0.421944</text:p>
              </table:table-cell>
              <table:table-cell office:value-type="float" office:value="0.000185614">
                <text:p>0.000185614</text:p>
              </table:table-cell>
              <table:table-cell office:value-type="float" office:value="0.421262">
                <text:p>0.421262</text:p>
              </table:table-cell>
              <table:table-cell office:value-type="float" office:value="0.000176084">
                <text:p>0.000176084</text:p>
              </table:table-cell>
              <table:table-cell office:value-type="float" office:value="0.420813">
                <text:p>0.420813</text:p>
              </table:table-cell>
              <table:table-cell office:value-type="float" office:value="0.000168492">
                <text:p>0.000168492</text:p>
              </table:table-cell>
              <table:table-cell office:value-type="float" office:value="0.420369">
                <text:p>0.420369</text:p>
              </table:table-cell>
              <table:table-cell office:value-type="float" office:value="0.000157844">
                <text:p>0.000157844</text:p>
              </table:table-cell>
              <table:table-cell office:value-type="float" office:value="0.419931">
                <text:p>0.419931</text:p>
              </table:table-cell>
              <table:table-cell office:value-type="float" office:value="0.000146392">
                <text:p>0.000146392</text:p>
              </table:table-cell>
              <table:table-cell office:value-type="float" office:value="0.419498">
                <text:p>0.419498</text:p>
              </table:table-cell>
              <table:table-cell office:value-type="float" office:value="0.0001346">
                <text:p>0.0001346</text:p>
              </table:table-cell>
              <table:table-cell office:value-type="float" office:value="0.41907">
                <text:p>0.41907</text:p>
              </table:table-cell>
              <table:table-cell office:value-type="float" office:value="0.000121454">
                <text:p>0.000121454</text:p>
              </table:table-cell>
              <table:table-cell office:value-type="float" office:value="0.418439">
                <text:p>0.418439</text:p>
              </table:table-cell>
              <table:table-cell office:value-type="float" office:value="0.000102569">
                <text:p>0.000102569</text:p>
              </table:table-cell>
              <table:table-cell office:value-type="float" office:value="0.418026">
                <text:p>0.418026</text:p>
              </table:table-cell>
              <table:table-cell office:value-type="float" office:value="0.0000920707">
                <text:p>0.0000920707</text:p>
              </table:table-cell>
              <table:table-cell office:value-type="float" office:value="0.417619">
                <text:p>0.417619</text:p>
              </table:table-cell>
              <table:table-cell office:value-type="float" office:value="0.0000794067">
                <text:p>0.0000794067</text:p>
              </table:table-cell>
              <table:table-cell office:value-type="float" office:value="0.417219">
                <text:p>0.417219</text:p>
              </table:table-cell>
              <table:table-cell office:value-type="float" office:value="0.0000690052">
                <text:p>0.0000690052</text:p>
              </table:table-cell>
              <table:table-cell office:value-type="float" office:value="0.41663">
                <text:p>0.41663</text:p>
              </table:table-cell>
              <table:table-cell office:value-type="float" office:value="0.000052352">
                <text:p>0.00005235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4117">
                <text:p>0.434117</text:p>
              </table:table-cell>
              <table:table-cell office:value-type="float" office:value="0.000188501">
                <text:p>0.000188501</text:p>
              </table:table-cell>
              <table:table-cell office:value-type="float" office:value="0.433678">
                <text:p>0.433678</text:p>
              </table:table-cell>
              <table:table-cell office:value-type="float" office:value="0.000198667">
                <text:p>0.000198667</text:p>
              </table:table-cell>
              <table:table-cell office:value-type="float" office:value="0.433244">
                <text:p>0.433244</text:p>
              </table:table-cell>
              <table:table-cell office:value-type="float" office:value="0.000198817">
                <text:p>0.000198817</text:p>
              </table:table-cell>
              <table:table-cell office:value-type="float" office:value="0.432814">
                <text:p>0.432814</text:p>
              </table:table-cell>
              <table:table-cell office:value-type="float" office:value="0.000194781">
                <text:p>0.000194781</text:p>
              </table:table-cell>
              <table:table-cell office:value-type="float" office:value="0.432177">
                <text:p>0.432177</text:p>
              </table:table-cell>
              <table:table-cell office:value-type="float" office:value="0.000182023">
                <text:p>0.000182023</text:p>
              </table:table-cell>
              <table:table-cell office:value-type="float" office:value="0.431759">
                <text:p>0.431759</text:p>
              </table:table-cell>
              <table:table-cell office:value-type="float" office:value="0.000172778">
                <text:p>0.000172778</text:p>
              </table:table-cell>
              <table:table-cell office:value-type="float" office:value="0.431345">
                <text:p>0.431345</text:p>
              </table:table-cell>
              <table:table-cell office:value-type="float" office:value="0.000160807">
                <text:p>0.000160807</text:p>
              </table:table-cell>
              <table:table-cell office:value-type="float" office:value="0.430935">
                <text:p>0.430935</text:p>
              </table:table-cell>
              <table:table-cell office:value-type="float" office:value="0.000148376">
                <text:p>0.000148376</text:p>
              </table:table-cell>
              <table:table-cell office:value-type="float" office:value="0.430531">
                <text:p>0.430531</text:p>
              </table:table-cell>
              <table:table-cell office:value-type="float" office:value="0.000135888">
                <text:p>0.000135888</text:p>
              </table:table-cell>
              <table:table-cell office:value-type="float" office:value="0.430132">
                <text:p>0.430132</text:p>
              </table:table-cell>
              <table:table-cell office:value-type="float" office:value="0.000122257">
                <text:p>0.000122257</text:p>
              </table:table-cell>
              <table:table-cell office:value-type="float" office:value="0.429543">
                <text:p>0.429543</text:p>
              </table:table-cell>
              <table:table-cell office:value-type="float" office:value="0.000102942">
                <text:p>0.000102942</text:p>
              </table:table-cell>
              <table:table-cell office:value-type="float" office:value="0.429158">
                <text:p>0.429158</text:p>
              </table:table-cell>
              <table:table-cell office:value-type="float" office:value="0.0000922892">
                <text:p>0.0000922892</text:p>
              </table:table-cell>
              <table:table-cell office:value-type="float" office:value="0.428778">
                <text:p>0.428778</text:p>
              </table:table-cell>
              <table:table-cell office:value-type="float" office:value="0.0000795263">
                <text:p>0.0000795263</text:p>
              </table:table-cell>
              <table:table-cell office:value-type="float" office:value="0.428404">
                <text:p>0.428404</text:p>
              </table:table-cell>
              <table:table-cell office:value-type="float" office:value="0.0000690693">
                <text:p>0.0000690693</text:p>
              </table:table-cell>
              <table:table-cell office:value-type="float" office:value="0.427855">
                <text:p>0.427855</text:p>
              </table:table-cell>
              <table:table-cell office:value-type="float" office:value="0.0000523742">
                <text:p>0.000052374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4894">
                <text:p>0.444894</text:p>
              </table:table-cell>
              <table:table-cell office:value-type="float" office:value="0.000202516">
                <text:p>0.000202516</text:p>
              </table:table-cell>
              <table:table-cell office:value-type="float" office:value="0.444487">
                <text:p>0.444487</text:p>
              </table:table-cell>
              <table:table-cell office:value-type="float" office:value="0.000210778">
                <text:p>0.000210778</text:p>
              </table:table-cell>
              <table:table-cell office:value-type="float" office:value="0.444084">
                <text:p>0.444084</text:p>
              </table:table-cell>
              <table:table-cell office:value-type="float" office:value="0.000208534">
                <text:p>0.000208534</text:p>
              </table:table-cell>
              <table:table-cell office:value-type="float" office:value="0.443685">
                <text:p>0.443685</text:p>
              </table:table-cell>
              <table:table-cell office:value-type="float" office:value="0.000202245">
                <text:p>0.000202245</text:p>
              </table:table-cell>
              <table:table-cell office:value-type="float" office:value="0.443093">
                <text:p>0.443093</text:p>
              </table:table-cell>
              <table:table-cell office:value-type="float" office:value="0.000186673">
                <text:p>0.000186673</text:p>
              </table:table-cell>
              <table:table-cell office:value-type="float" office:value="0.442704">
                <text:p>0.442704</text:p>
              </table:table-cell>
              <table:table-cell office:value-type="float" office:value="0.000176058">
                <text:p>0.000176058</text:p>
              </table:table-cell>
              <table:table-cell office:value-type="float" office:value="0.44232">
                <text:p>0.44232</text:p>
              </table:table-cell>
              <table:table-cell office:value-type="float" office:value="0.000163029">
                <text:p>0.000163029</text:p>
              </table:table-cell>
              <table:table-cell office:value-type="float" office:value="0.44194">
                <text:p>0.44194</text:p>
              </table:table-cell>
              <table:table-cell office:value-type="float" office:value="0.000149838">
                <text:p>0.000149838</text:p>
              </table:table-cell>
              <table:table-cell office:value-type="float" office:value="0.441565">
                <text:p>0.441565</text:p>
              </table:table-cell>
              <table:table-cell office:value-type="float" office:value="0.000136822">
                <text:p>0.000136822</text:p>
              </table:table-cell>
              <table:table-cell office:value-type="float" office:value="0.441194">
                <text:p>0.441194</text:p>
              </table:table-cell>
              <table:table-cell office:value-type="float" office:value="0.000122831">
                <text:p>0.000122831</text:p>
              </table:table-cell>
              <table:table-cell office:value-type="float" office:value="0.440647">
                <text:p>0.440647</text:p>
              </table:table-cell>
              <table:table-cell office:value-type="float" office:value="0.000103203">
                <text:p>0.000103203</text:p>
              </table:table-cell>
              <table:table-cell office:value-type="float" office:value="0.440289">
                <text:p>0.440289</text:p>
              </table:table-cell>
              <table:table-cell office:value-type="float" office:value="0.0000924397">
                <text:p>0.0000924397</text:p>
              </table:table-cell>
              <table:table-cell office:value-type="float" office:value="0.439937">
                <text:p>0.439937</text:p>
              </table:table-cell>
              <table:table-cell office:value-type="float" office:value="0.0000796075">
                <text:p>0.0000796075</text:p>
              </table:table-cell>
              <table:table-cell office:value-type="float" office:value="0.439589">
                <text:p>0.439589</text:p>
              </table:table-cell>
              <table:table-cell office:value-type="float" office:value="0.0000691122">
                <text:p>0.0000691122</text:p>
              </table:table-cell>
              <table:table-cell office:value-type="float" office:value="0.439079">
                <text:p>0.439079</text:p>
              </table:table-cell>
              <table:table-cell office:value-type="float" office:value="0.0000523888">
                <text:p>0.00005238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5672">
                <text:p>0.455672</text:p>
              </table:table-cell>
              <table:table-cell office:value-type="float" office:value="0.0002147">
                <text:p>0.0002147</text:p>
              </table:table-cell>
              <table:table-cell office:value-type="float" office:value="0.455296">
                <text:p>0.455296</text:p>
              </table:table-cell>
              <table:table-cell office:value-type="float" office:value="0.000220992">
                <text:p>0.000220992</text:p>
              </table:table-cell>
              <table:table-cell office:value-type="float" office:value="0.454924">
                <text:p>0.454924</text:p>
              </table:table-cell>
              <table:table-cell office:value-type="float" office:value="0.000216499">
                <text:p>0.000216499</text:p>
              </table:table-cell>
              <table:table-cell office:value-type="float" office:value="0.454555">
                <text:p>0.454555</text:p>
              </table:table-cell>
              <table:table-cell office:value-type="float" office:value="0.000208208">
                <text:p>0.000208208</text:p>
              </table:table-cell>
              <table:table-cell office:value-type="float" office:value="0.454009">
                <text:p>0.454009</text:p>
              </table:table-cell>
              <table:table-cell office:value-type="float" office:value="0.000190263">
                <text:p>0.000190263</text:p>
              </table:table-cell>
              <table:table-cell office:value-type="float" office:value="0.45365">
                <text:p>0.45365</text:p>
              </table:table-cell>
              <table:table-cell office:value-type="float" office:value="0.000178541">
                <text:p>0.000178541</text:p>
              </table:table-cell>
              <table:table-cell office:value-type="float" office:value="0.453295">
                <text:p>0.453295</text:p>
              </table:table-cell>
              <table:table-cell office:value-type="float" office:value="0.000164681">
                <text:p>0.000164681</text:p>
              </table:table-cell>
              <table:table-cell office:value-type="float" office:value="0.452945">
                <text:p>0.452945</text:p>
              </table:table-cell>
              <table:table-cell office:value-type="float" office:value="0.000150907">
                <text:p>0.000150907</text:p>
              </table:table-cell>
              <table:table-cell office:value-type="float" office:value="0.452598">
                <text:p>0.452598</text:p>
              </table:table-cell>
              <table:table-cell office:value-type="float" office:value="0.000137495">
                <text:p>0.000137495</text:p>
              </table:table-cell>
              <table:table-cell office:value-type="float" office:value="0.452256">
                <text:p>0.452256</text:p>
              </table:table-cell>
              <table:table-cell office:value-type="float" office:value="0.000123239">
                <text:p>0.000123239</text:p>
              </table:table-cell>
              <table:table-cell office:value-type="float" office:value="0.451751">
                <text:p>0.451751</text:p>
              </table:table-cell>
              <table:table-cell office:value-type="float" office:value="0.000103384">
                <text:p>0.000103384</text:p>
              </table:table-cell>
              <table:table-cell office:value-type="float" office:value="0.451421">
                <text:p>0.451421</text:p>
              </table:table-cell>
              <table:table-cell office:value-type="float" office:value="0.0000925433">
                <text:p>0.0000925433</text:p>
              </table:table-cell>
              <table:table-cell office:value-type="float" office:value="0.451095">
                <text:p>0.451095</text:p>
              </table:table-cell>
              <table:table-cell office:value-type="float" office:value="0.0000796627">
                <text:p>0.0000796627</text:p>
              </table:table-cell>
              <table:table-cell office:value-type="float" office:value="0.450775">
                <text:p>0.450775</text:p>
              </table:table-cell>
              <table:table-cell office:value-type="float" office:value="0.000069141">
                <text:p>0.000069141</text:p>
              </table:table-cell>
              <table:table-cell office:value-type="float" office:value="0.450304">
                <text:p>0.450304</text:p>
              </table:table-cell>
              <table:table-cell office:value-type="float" office:value="0.0000523984">
                <text:p>0.00005239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6449">
                <text:p>0.466449</text:p>
              </table:table-cell>
              <table:table-cell office:value-type="float" office:value="0.000225035">
                <text:p>0.000225035</text:p>
              </table:table-cell>
              <table:table-cell office:value-type="float" office:value="0.466104">
                <text:p>0.466104</text:p>
              </table:table-cell>
              <table:table-cell office:value-type="float" office:value="0.00022942">
                <text:p>0.00022942</text:p>
              </table:table-cell>
              <table:table-cell office:value-type="float" office:value="0.465763">
                <text:p>0.465763</text:p>
              </table:table-cell>
              <table:table-cell office:value-type="float" office:value="0.000222908">
                <text:p>0.000222908</text:p>
              </table:table-cell>
              <table:table-cell office:value-type="float" office:value="0.465425">
                <text:p>0.465425</text:p>
              </table:table-cell>
              <table:table-cell office:value-type="float" office:value="0.000212898">
                <text:p>0.000212898</text:p>
              </table:table-cell>
              <table:table-cell office:value-type="float" office:value="0.464925">
                <text:p>0.464925</text:p>
              </table:table-cell>
              <table:table-cell office:value-type="float" office:value="0.000193004">
                <text:p>0.000193004</text:p>
              </table:table-cell>
              <table:table-cell office:value-type="float" office:value="0.464596">
                <text:p>0.464596</text:p>
              </table:table-cell>
              <table:table-cell office:value-type="float" office:value="0.000180405">
                <text:p>0.000180405</text:p>
              </table:table-cell>
              <table:table-cell office:value-type="float" office:value="0.464271">
                <text:p>0.464271</text:p>
              </table:table-cell>
              <table:table-cell office:value-type="float" office:value="0.000165902">
                <text:p>0.000165902</text:p>
              </table:table-cell>
              <table:table-cell office:value-type="float" office:value="0.463949">
                <text:p>0.463949</text:p>
              </table:table-cell>
              <table:table-cell office:value-type="float" office:value="0.000151686">
                <text:p>0.000151686</text:p>
              </table:table-cell>
              <table:table-cell office:value-type="float" office:value="0.463632">
                <text:p>0.463632</text:p>
              </table:table-cell>
              <table:table-cell office:value-type="float" office:value="0.000137979">
                <text:p>0.000137979</text:p>
              </table:table-cell>
              <table:table-cell office:value-type="float" office:value="0.463318">
                <text:p>0.463318</text:p>
              </table:table-cell>
              <table:table-cell office:value-type="float" office:value="0.000123528">
                <text:p>0.000123528</text:p>
              </table:table-cell>
              <table:table-cell office:value-type="float" office:value="0.462856">
                <text:p>0.462856</text:p>
              </table:table-cell>
              <table:table-cell office:value-type="float" office:value="0.000103511">
                <text:p>0.000103511</text:p>
              </table:table-cell>
              <table:table-cell office:value-type="float" office:value="0.462553">
                <text:p>0.462553</text:p>
              </table:table-cell>
              <table:table-cell office:value-type="float" office:value="0.0000926145">
                <text:p>0.0000926145</text:p>
              </table:table-cell>
              <table:table-cell office:value-type="float" office:value="0.462254">
                <text:p>0.462254</text:p>
              </table:table-cell>
              <table:table-cell office:value-type="float" office:value="0.0000797001">
                <text:p>0.0000797001</text:p>
              </table:table-cell>
              <table:table-cell office:value-type="float" office:value="0.46196">
                <text:p>0.46196</text:p>
              </table:table-cell>
              <table:table-cell office:value-type="float" office:value="0.0000691602">
                <text:p>0.0000691602</text:p>
              </table:table-cell>
              <table:table-cell office:value-type="float" office:value="0.461529">
                <text:p>0.461529</text:p>
              </table:table-cell>
              <table:table-cell office:value-type="float" office:value="0.0000524046">
                <text:p>0.00005240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7226">
                <text:p>0.477226</text:p>
              </table:table-cell>
              <table:table-cell office:value-type="float" office:value="0.000233618">
                <text:p>0.000233618</text:p>
              </table:table-cell>
              <table:table-cell office:value-type="float" office:value="0.476913">
                <text:p>0.476913</text:p>
              </table:table-cell>
              <table:table-cell office:value-type="float" office:value="0.000236251">
                <text:p>0.000236251</text:p>
              </table:table-cell>
              <table:table-cell office:value-type="float" office:value="0.476603">
                <text:p>0.476603</text:p>
              </table:table-cell>
              <table:table-cell office:value-type="float" office:value="0.00022799">
                <text:p>0.00022799</text:p>
              </table:table-cell>
              <table:table-cell office:value-type="float" office:value="0.476296">
                <text:p>0.476296</text:p>
              </table:table-cell>
              <table:table-cell office:value-type="float" office:value="0.000216543">
                <text:p>0.000216543</text:p>
              </table:table-cell>
              <table:table-cell office:value-type="float" office:value="0.475841">
                <text:p>0.475841</text:p>
              </table:table-cell>
              <table:table-cell office:value-type="float" office:value="0.00019508">
                <text:p>0.00019508</text:p>
              </table:table-cell>
              <table:table-cell office:value-type="float" office:value="0.475542">
                <text:p>0.475542</text:p>
              </table:table-cell>
              <table:table-cell office:value-type="float" office:value="0.000181795">
                <text:p>0.000181795</text:p>
              </table:table-cell>
              <table:table-cell office:value-type="float" office:value="0.475246">
                <text:p>0.475246</text:p>
              </table:table-cell>
              <table:table-cell office:value-type="float" office:value="0.0001668">
                <text:p>0.0001668</text:p>
              </table:table-cell>
              <table:table-cell office:value-type="float" office:value="0.474954">
                <text:p>0.474954</text:p>
              </table:table-cell>
              <table:table-cell office:value-type="float" office:value="0.000152251">
                <text:p>0.000152251</text:p>
              </table:table-cell>
              <table:table-cell office:value-type="float" office:value="0.474665">
                <text:p>0.474665</text:p>
              </table:table-cell>
              <table:table-cell office:value-type="float" office:value="0.000138326">
                <text:p>0.000138326</text:p>
              </table:table-cell>
              <table:table-cell office:value-type="float" office:value="0.47438">
                <text:p>0.47438</text:p>
              </table:table-cell>
              <table:table-cell office:value-type="float" office:value="0.000123733">
                <text:p>0.000123733</text:p>
              </table:table-cell>
              <table:table-cell office:value-type="float" office:value="0.47396">
                <text:p>0.47396</text:p>
              </table:table-cell>
              <table:table-cell office:value-type="float" office:value="0.000103599">
                <text:p>0.000103599</text:p>
              </table:table-cell>
              <table:table-cell office:value-type="float" office:value="0.473684">
                <text:p>0.473684</text:p>
              </table:table-cell>
              <table:table-cell office:value-type="float" office:value="0.0000926634">
                <text:p>0.0000926634</text:p>
              </table:table-cell>
              <table:table-cell office:value-type="float" office:value="0.473413">
                <text:p>0.473413</text:p>
              </table:table-cell>
              <table:table-cell office:value-type="float" office:value="0.0000797255">
                <text:p>0.0000797255</text:p>
              </table:table-cell>
              <table:table-cell office:value-type="float" office:value="0.473146">
                <text:p>0.473146</text:p>
              </table:table-cell>
              <table:table-cell office:value-type="float" office:value="0.0000691731">
                <text:p>0.0000691731</text:p>
              </table:table-cell>
              <table:table-cell office:value-type="float" office:value="0.472753">
                <text:p>0.472753</text:p>
              </table:table-cell>
              <table:table-cell office:value-type="float" office:value="0.0000524087">
                <text:p>0.00005240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8004">
                <text:p>0.488004</text:p>
              </table:table-cell>
              <table:table-cell office:value-type="float" office:value="0.000240623">
                <text:p>0.000240623</text:p>
              </table:table-cell>
              <table:table-cell office:value-type="float" office:value="0.487722">
                <text:p>0.487722</text:p>
              </table:table-cell>
              <table:table-cell office:value-type="float" office:value="0.000241707">
                <text:p>0.000241707</text:p>
              </table:table-cell>
              <table:table-cell office:value-type="float" office:value="0.487443">
                <text:p>0.487443</text:p>
              </table:table-cell>
              <table:table-cell office:value-type="float" office:value="0.00023197">
                <text:p>0.00023197</text:p>
              </table:table-cell>
              <table:table-cell office:value-type="float" office:value="0.487166">
                <text:p>0.487166</text:p>
              </table:table-cell>
              <table:table-cell office:value-type="float" office:value="0.000219349">
                <text:p>0.000219349</text:p>
              </table:table-cell>
              <table:table-cell office:value-type="float" office:value="0.486757">
                <text:p>0.486757</text:p>
              </table:table-cell>
              <table:table-cell office:value-type="float" office:value="0.000196642">
                <text:p>0.000196642</text:p>
              </table:table-cell>
              <table:table-cell office:value-type="float" office:value="0.486488">
                <text:p>0.486488</text:p>
              </table:table-cell>
              <table:table-cell office:value-type="float" office:value="0.000182827">
                <text:p>0.000182827</text:p>
              </table:table-cell>
              <table:table-cell office:value-type="float" office:value="0.486222">
                <text:p>0.486222</text:p>
              </table:table-cell>
              <table:table-cell office:value-type="float" office:value="0.000167459">
                <text:p>0.000167459</text:p>
              </table:table-cell>
              <table:table-cell office:value-type="float" office:value="0.485958">
                <text:p>0.485958</text:p>
              </table:table-cell>
              <table:table-cell office:value-type="float" office:value="0.000152661">
                <text:p>0.000152661</text:p>
              </table:table-cell>
              <table:table-cell office:value-type="float" office:value="0.485699">
                <text:p>0.485699</text:p>
              </table:table-cell>
              <table:table-cell office:value-type="float" office:value="0.000138574">
                <text:p>0.000138574</text:p>
              </table:table-cell>
              <table:table-cell office:value-type="float" office:value="0.485442">
                <text:p>0.485442</text:p>
              </table:table-cell>
              <table:table-cell office:value-type="float" office:value="0.000123878">
                <text:p>0.000123878</text:p>
              </table:table-cell>
              <table:table-cell office:value-type="float" office:value="0.485064">
                <text:p>0.485064</text:p>
              </table:table-cell>
              <table:table-cell office:value-type="float" office:value="0.00010366">
                <text:p>0.00010366</text:p>
              </table:table-cell>
              <table:table-cell office:value-type="float" office:value="0.484816">
                <text:p>0.484816</text:p>
              </table:table-cell>
              <table:table-cell office:value-type="float" office:value="0.000092697">
                <text:p>0.000092697</text:p>
              </table:table-cell>
              <table:table-cell office:value-type="float" office:value="0.484572">
                <text:p>0.484572</text:p>
              </table:table-cell>
              <table:table-cell office:value-type="float" office:value="0.0000797427">
                <text:p>0.0000797427</text:p>
              </table:table-cell>
              <table:table-cell office:value-type="float" office:value="0.484331">
                <text:p>0.484331</text:p>
              </table:table-cell>
              <table:table-cell office:value-type="float" office:value="0.0000691818">
                <text:p>0.0000691818</text:p>
              </table:table-cell>
              <table:table-cell office:value-type="float" office:value="0.483978">
                <text:p>0.483978</text:p>
              </table:table-cell>
              <table:table-cell office:value-type="float" office:value="0.0000524114">
                <text:p>0.00005241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8781">
                <text:p>0.498781</text:p>
              </table:table-cell>
              <table:table-cell office:value-type="float" office:value="0.000246259">
                <text:p>0.000246259</text:p>
              </table:table-cell>
              <table:table-cell office:value-type="float" office:value="0.49853">
                <text:p>0.49853</text:p>
              </table:table-cell>
              <table:table-cell office:value-type="float" office:value="0.000246014">
                <text:p>0.000246014</text:p>
              </table:table-cell>
              <table:table-cell office:value-type="float" office:value="0.498282">
                <text:p>0.498282</text:p>
              </table:table-cell>
              <table:table-cell office:value-type="float" office:value="0.00023506">
                <text:p>0.00023506</text:p>
              </table:table-cell>
              <table:table-cell office:value-type="float" office:value="0.498037">
                <text:p>0.498037</text:p>
              </table:table-cell>
              <table:table-cell office:value-type="float" office:value="0.000221494">
                <text:p>0.000221494</text:p>
              </table:table-cell>
              <table:table-cell office:value-type="float" office:value="0.497673">
                <text:p>0.497673</text:p>
              </table:table-cell>
              <table:table-cell office:value-type="float" office:value="0.000197812">
                <text:p>0.000197812</text:p>
              </table:table-cell>
              <table:table-cell office:value-type="float" office:value="0.497434">
                <text:p>0.497434</text:p>
              </table:table-cell>
              <table:table-cell office:value-type="float" office:value="0.00018359">
                <text:p>0.00018359</text:p>
              </table:table-cell>
              <table:table-cell office:value-type="float" office:value="0.497197">
                <text:p>0.497197</text:p>
              </table:table-cell>
              <table:table-cell office:value-type="float" office:value="0.00016794">
                <text:p>0.00016794</text:p>
              </table:table-cell>
              <table:table-cell office:value-type="float" office:value="0.496963">
                <text:p>0.496963</text:p>
              </table:table-cell>
              <table:table-cell office:value-type="float" office:value="0.000152957">
                <text:p>0.000152957</text:p>
              </table:table-cell>
              <table:table-cell office:value-type="float" office:value="0.496732">
                <text:p>0.496732</text:p>
              </table:table-cell>
              <table:table-cell office:value-type="float" office:value="0.000138752">
                <text:p>0.000138752</text:p>
              </table:table-cell>
              <table:table-cell office:value-type="float" office:value="0.496504">
                <text:p>0.496504</text:p>
              </table:table-cell>
              <table:table-cell office:value-type="float" office:value="0.00012398">
                <text:p>0.00012398</text:p>
              </table:table-cell>
              <table:table-cell office:value-type="float" office:value="0.496168">
                <text:p>0.496168</text:p>
              </table:table-cell>
              <table:table-cell office:value-type="float" office:value="0.000103703">
                <text:p>0.000103703</text:p>
              </table:table-cell>
              <table:table-cell office:value-type="float" office:value="0.495947">
                <text:p>0.495947</text:p>
              </table:table-cell>
              <table:table-cell office:value-type="float" office:value="0.00009272">
                <text:p>0.00009272</text:p>
              </table:table-cell>
              <table:table-cell office:value-type="float" office:value="0.49573">
                <text:p>0.49573</text:p>
              </table:table-cell>
              <table:table-cell office:value-type="float" office:value="0.0000797544">
                <text:p>0.0000797544</text:p>
              </table:table-cell>
              <table:table-cell office:value-type="float" office:value="0.495517">
                <text:p>0.495517</text:p>
              </table:table-cell>
              <table:table-cell office:value-type="float" office:value="0.0000691875">
                <text:p>0.0000691875</text:p>
              </table:table-cell>
              <table:table-cell office:value-type="float" office:value="0.495203">
                <text:p>0.495203</text:p>
              </table:table-cell>
              <table:table-cell office:value-type="float" office:value="0.0000524132">
                <text:p>0.00005241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9558">
                <text:p>0.509558</text:p>
              </table:table-cell>
              <table:table-cell office:value-type="float" office:value="0.000250742">
                <text:p>0.000250742</text:p>
              </table:table-cell>
              <table:table-cell office:value-type="float" office:value="0.509339">
                <text:p>0.509339</text:p>
              </table:table-cell>
              <table:table-cell office:value-type="float" office:value="0.000249384">
                <text:p>0.000249384</text:p>
              </table:table-cell>
              <table:table-cell office:value-type="float" office:value="0.509122">
                <text:p>0.509122</text:p>
              </table:table-cell>
              <table:table-cell office:value-type="float" office:value="0.000237441">
                <text:p>0.000237441</text:p>
              </table:table-cell>
              <table:table-cell office:value-type="float" office:value="0.508907">
                <text:p>0.508907</text:p>
              </table:table-cell>
              <table:table-cell office:value-type="float" office:value="0.000223124">
                <text:p>0.000223124</text:p>
              </table:table-cell>
              <table:table-cell office:value-type="float" office:value="0.508589">
                <text:p>0.508589</text:p>
              </table:table-cell>
              <table:table-cell office:value-type="float" office:value="0.000198685">
                <text:p>0.000198685</text:p>
              </table:table-cell>
              <table:table-cell office:value-type="float" office:value="0.508379">
                <text:p>0.508379</text:p>
              </table:table-cell>
              <table:table-cell office:value-type="float" office:value="0.000184153">
                <text:p>0.000184153</text:p>
              </table:table-cell>
              <table:table-cell office:value-type="float" office:value="0.508172">
                <text:p>0.508172</text:p>
              </table:table-cell>
              <table:table-cell office:value-type="float" office:value="0.000168291">
                <text:p>0.000168291</text:p>
              </table:table-cell>
              <table:table-cell office:value-type="float" office:value="0.507968">
                <text:p>0.507968</text:p>
              </table:table-cell>
              <table:table-cell office:value-type="float" office:value="0.00015317">
                <text:p>0.00015317</text:p>
              </table:table-cell>
              <table:table-cell office:value-type="float" office:value="0.507766">
                <text:p>0.507766</text:p>
              </table:table-cell>
              <table:table-cell office:value-type="float" office:value="0.000138879">
                <text:p>0.000138879</text:p>
              </table:table-cell>
              <table:table-cell office:value-type="float" office:value="0.507566">
                <text:p>0.507566</text:p>
              </table:table-cell>
              <table:table-cell office:value-type="float" office:value="0.000124053">
                <text:p>0.000124053</text:p>
              </table:table-cell>
              <table:table-cell office:value-type="float" office:value="0.507272">
                <text:p>0.507272</text:p>
              </table:table-cell>
              <table:table-cell office:value-type="float" office:value="0.000103732">
                <text:p>0.000103732</text:p>
              </table:table-cell>
              <table:table-cell office:value-type="float" office:value="0.507079">
                <text:p>0.507079</text:p>
              </table:table-cell>
              <table:table-cell office:value-type="float" office:value="0.0000927359">
                <text:p>0.0000927359</text:p>
              </table:table-cell>
              <table:table-cell office:value-type="float" office:value="0.506889">
                <text:p>0.506889</text:p>
              </table:table-cell>
              <table:table-cell office:value-type="float" office:value="0.0000797623">
                <text:p>0.0000797623</text:p>
              </table:table-cell>
              <table:table-cell office:value-type="float" office:value="0.506702">
                <text:p>0.506702</text:p>
              </table:table-cell>
              <table:table-cell office:value-type="float" office:value="0.0000691914">
                <text:p>0.0000691914</text:p>
              </table:table-cell>
              <table:table-cell office:value-type="float" office:value="0.506427">
                <text:p>0.506427</text:p>
              </table:table-cell>
              <table:table-cell office:value-type="float" office:value="0.0000524143">
                <text:p>0.00005241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0336">
                <text:p>0.520336</text:p>
              </table:table-cell>
              <table:table-cell office:value-type="float" office:value="0.000254275">
                <text:p>0.000254275</text:p>
              </table:table-cell>
              <table:table-cell office:value-type="float" office:value="0.520148">
                <text:p>0.520148</text:p>
              </table:table-cell>
              <table:table-cell office:value-type="float" office:value="0.000252">
                <text:p>0.000252</text:p>
              </table:table-cell>
              <table:table-cell office:value-type="float" office:value="0.519962">
                <text:p>0.519962</text:p>
              </table:table-cell>
              <table:table-cell office:value-type="float" office:value="0.000239265">
                <text:p>0.000239265</text:p>
              </table:table-cell>
              <table:table-cell office:value-type="float" office:value="0.519777">
                <text:p>0.519777</text:p>
              </table:table-cell>
              <table:table-cell office:value-type="float" office:value="0.000224358">
                <text:p>0.000224358</text:p>
              </table:table-cell>
              <table:table-cell office:value-type="float" office:value="0.519505">
                <text:p>0.519505</text:p>
              </table:table-cell>
              <table:table-cell office:value-type="float" office:value="0.000199335">
                <text:p>0.000199335</text:p>
              </table:table-cell>
              <table:table-cell office:value-type="float" office:value="0.519325">
                <text:p>0.519325</text:p>
              </table:table-cell>
              <table:table-cell office:value-type="float" office:value="0.000184567">
                <text:p>0.000184567</text:p>
              </table:table-cell>
              <table:table-cell office:value-type="float" office:value="0.519148">
                <text:p>0.519148</text:p>
              </table:table-cell>
              <table:table-cell office:value-type="float" office:value="0.000168547">
                <text:p>0.000168547</text:p>
              </table:table-cell>
              <table:table-cell office:value-type="float" office:value="0.518972">
                <text:p>0.518972</text:p>
              </table:table-cell>
              <table:table-cell office:value-type="float" office:value="0.000153325">
                <text:p>0.000153325</text:p>
              </table:table-cell>
              <table:table-cell office:value-type="float" office:value="0.518799">
                <text:p>0.518799</text:p>
              </table:table-cell>
              <table:table-cell office:value-type="float" office:value="0.000138969">
                <text:p>0.000138969</text:p>
              </table:table-cell>
              <table:table-cell office:value-type="float" office:value="0.518628">
                <text:p>0.518628</text:p>
              </table:table-cell>
              <table:table-cell office:value-type="float" office:value="0.000124104">
                <text:p>0.000124104</text:p>
              </table:table-cell>
              <table:table-cell office:value-type="float" office:value="0.518376">
                <text:p>0.518376</text:p>
              </table:table-cell>
              <table:table-cell office:value-type="float" office:value="0.000103753">
                <text:p>0.000103753</text:p>
              </table:table-cell>
              <table:table-cell office:value-type="float" office:value="0.51821">
                <text:p>0.51821</text:p>
              </table:table-cell>
              <table:table-cell office:value-type="float" office:value="0.0000927467">
                <text:p>0.0000927467</text:p>
              </table:table-cell>
              <table:table-cell office:value-type="float" office:value="0.518048">
                <text:p>0.518048</text:p>
              </table:table-cell>
              <table:table-cell office:value-type="float" office:value="0.0000797677">
                <text:p>0.0000797677</text:p>
              </table:table-cell>
              <table:table-cell office:value-type="float" office:value="0.517887">
                <text:p>0.517887</text:p>
              </table:table-cell>
              <table:table-cell office:value-type="float" office:value="0.000069194">
                <text:p>0.000069194</text:p>
              </table:table-cell>
              <table:table-cell office:value-type="float" office:value="0.517652">
                <text:p>0.517652</text:p>
              </table:table-cell>
              <table:table-cell office:value-type="float" office:value="0.0000524151">
                <text:p>0.00005241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1113">
                <text:p>0.531113</text:p>
              </table:table-cell>
              <table:table-cell office:value-type="float" office:value="0.000257039">
                <text:p>0.000257039</text:p>
              </table:table-cell>
              <table:table-cell office:value-type="float" office:value="0.530957">
                <text:p>0.530957</text:p>
              </table:table-cell>
              <table:table-cell office:value-type="float" office:value="0.000254021">
                <text:p>0.000254021</text:p>
              </table:table-cell>
              <table:table-cell office:value-type="float" office:value="0.530801">
                <text:p>0.530801</text:p>
              </table:table-cell>
              <table:table-cell office:value-type="float" office:value="0.000240657">
                <text:p>0.000240657</text:p>
              </table:table-cell>
              <table:table-cell office:value-type="float" office:value="0.530648">
                <text:p>0.530648</text:p>
              </table:table-cell>
              <table:table-cell office:value-type="float" office:value="0.00022529">
                <text:p>0.00022529</text:p>
              </table:table-cell>
              <table:table-cell office:value-type="float" office:value="0.530421">
                <text:p>0.530421</text:p>
              </table:table-cell>
              <table:table-cell office:value-type="float" office:value="0.000199817">
                <text:p>0.000199817</text:p>
              </table:table-cell>
              <table:table-cell office:value-type="float" office:value="0.530271">
                <text:p>0.530271</text:p>
              </table:table-cell>
              <table:table-cell office:value-type="float" office:value="0.000184872">
                <text:p>0.000184872</text:p>
              </table:table-cell>
              <table:table-cell office:value-type="float" office:value="0.530123">
                <text:p>0.530123</text:p>
              </table:table-cell>
              <table:table-cell office:value-type="float" office:value="0.000168733">
                <text:p>0.000168733</text:p>
              </table:table-cell>
              <table:table-cell office:value-type="float" office:value="0.529977">
                <text:p>0.529977</text:p>
              </table:table-cell>
              <table:table-cell office:value-type="float" office:value="0.000153436">
                <text:p>0.000153436</text:p>
              </table:table-cell>
              <table:table-cell office:value-type="float" office:value="0.529833">
                <text:p>0.529833</text:p>
              </table:table-cell>
              <table:table-cell office:value-type="float" office:value="0.000139034">
                <text:p>0.000139034</text:p>
              </table:table-cell>
              <table:table-cell office:value-type="float" office:value="0.52969">
                <text:p>0.52969</text:p>
              </table:table-cell>
              <table:table-cell office:value-type="float" office:value="0.00012414">
                <text:p>0.00012414</text:p>
              </table:table-cell>
              <table:table-cell office:value-type="float" office:value="0.52948">
                <text:p>0.52948</text:p>
              </table:table-cell>
              <table:table-cell office:value-type="float" office:value="0.000103767">
                <text:p>0.000103767</text:p>
              </table:table-cell>
              <table:table-cell office:value-type="float" office:value="0.529342">
                <text:p>0.529342</text:p>
              </table:table-cell>
              <table:table-cell office:value-type="float" office:value="0.0000927542">
                <text:p>0.0000927542</text:p>
              </table:table-cell>
              <table:table-cell office:value-type="float" office:value="0.529206">
                <text:p>0.529206</text:p>
              </table:table-cell>
              <table:table-cell office:value-type="float" office:value="0.0000797713">
                <text:p>0.0000797713</text:p>
              </table:table-cell>
              <table:table-cell office:value-type="float" office:value="0.529073">
                <text:p>0.529073</text:p>
              </table:table-cell>
              <table:table-cell office:value-type="float" office:value="0.0000691957">
                <text:p>0.0000691957</text:p>
              </table:table-cell>
              <table:table-cell office:value-type="float" office:value="0.528877">
                <text:p>0.528877</text:p>
              </table:table-cell>
              <table:table-cell office:value-type="float" office:value="0.0000524156">
                <text:p>0.000052415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41891">
                <text:p>0.541891</text:p>
              </table:table-cell>
              <table:table-cell office:value-type="float" office:value="0.00025919">
                <text:p>0.00025919</text:p>
              </table:table-cell>
              <table:table-cell office:value-type="float" office:value="0.541765">
                <text:p>0.541765</text:p>
              </table:table-cell>
              <table:table-cell office:value-type="float" office:value="0.000255574">
                <text:p>0.000255574</text:p>
              </table:table-cell>
              <table:table-cell office:value-type="float" office:value="0.541641">
                <text:p>0.541641</text:p>
              </table:table-cell>
              <table:table-cell office:value-type="float" office:value="0.000241715">
                <text:p>0.000241715</text:p>
              </table:table-cell>
              <table:table-cell office:value-type="float" office:value="0.541518">
                <text:p>0.541518</text:p>
              </table:table-cell>
              <table:table-cell office:value-type="float" office:value="0.000225991">
                <text:p>0.000225991</text:p>
              </table:table-cell>
              <table:table-cell office:value-type="float" office:value="0.541336">
                <text:p>0.541336</text:p>
              </table:table-cell>
              <table:table-cell office:value-type="float" office:value="0.000200175">
                <text:p>0.000200175</text:p>
              </table:table-cell>
              <table:table-cell office:value-type="float" office:value="0.541217">
                <text:p>0.541217</text:p>
              </table:table-cell>
              <table:table-cell office:value-type="float" office:value="0.000185096">
                <text:p>0.000185096</text:p>
              </table:table-cell>
              <table:table-cell office:value-type="float" office:value="0.541098">
                <text:p>0.541098</text:p>
              </table:table-cell>
              <table:table-cell office:value-type="float" office:value="0.000168869">
                <text:p>0.000168869</text:p>
              </table:table-cell>
              <table:table-cell office:value-type="float" office:value="0.540982">
                <text:p>0.540982</text:p>
              </table:table-cell>
              <table:table-cell office:value-type="float" office:value="0.000153516">
                <text:p>0.000153516</text:p>
              </table:table-cell>
              <table:table-cell office:value-type="float" office:value="0.540866">
                <text:p>0.540866</text:p>
              </table:table-cell>
              <table:table-cell office:value-type="float" office:value="0.00013908">
                <text:p>0.00013908</text:p>
              </table:table-cell>
              <table:table-cell office:value-type="float" office:value="0.540752">
                <text:p>0.540752</text:p>
              </table:table-cell>
              <table:table-cell office:value-type="float" office:value="0.000124165">
                <text:p>0.000124165</text:p>
              </table:table-cell>
              <table:table-cell office:value-type="float" office:value="0.540584">
                <text:p>0.540584</text:p>
              </table:table-cell>
              <table:table-cell office:value-type="float" office:value="0.000103777">
                <text:p>0.000103777</text:p>
              </table:table-cell>
              <table:table-cell office:value-type="float" office:value="0.540474">
                <text:p>0.540474</text:p>
              </table:table-cell>
              <table:table-cell office:value-type="float" office:value="0.0000927593">
                <text:p>0.0000927593</text:p>
              </table:table-cell>
              <table:table-cell office:value-type="float" office:value="0.540365">
                <text:p>0.540365</text:p>
              </table:table-cell>
              <table:table-cell office:value-type="float" office:value="0.0000797738">
                <text:p>0.0000797738</text:p>
              </table:table-cell>
              <table:table-cell office:value-type="float" office:value="0.540258">
                <text:p>0.540258</text:p>
              </table:table-cell>
              <table:table-cell office:value-type="float" office:value="0.0000691969">
                <text:p>0.0000691969</text:p>
              </table:table-cell>
              <table:table-cell office:value-type="float" office:value="0.540101">
                <text:p>0.540101</text:p>
              </table:table-cell>
              <table:table-cell office:value-type="float" office:value="0.0000524159">
                <text:p>0.000052415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2668">
                <text:p>0.552668</text:p>
              </table:table-cell>
              <table:table-cell office:value-type="float" office:value="0.000260857">
                <text:p>0.000260857</text:p>
              </table:table-cell>
              <table:table-cell office:value-type="float" office:value="0.552574">
                <text:p>0.552574</text:p>
              </table:table-cell>
              <table:table-cell office:value-type="float" office:value="0.000256765">
                <text:p>0.000256765</text:p>
              </table:table-cell>
              <table:table-cell office:value-type="float" office:value="0.552481">
                <text:p>0.552481</text:p>
              </table:table-cell>
              <table:table-cell office:value-type="float" office:value="0.000242518">
                <text:p>0.000242518</text:p>
              </table:table-cell>
              <table:table-cell office:value-type="float" office:value="0.552389">
                <text:p>0.552389</text:p>
              </table:table-cell>
              <table:table-cell office:value-type="float" office:value="0.000226517">
                <text:p>0.000226517</text:p>
              </table:table-cell>
              <table:table-cell office:value-type="float" office:value="0.552252">
                <text:p>0.552252</text:p>
              </table:table-cell>
              <table:table-cell office:value-type="float" office:value="0.00020044">
                <text:p>0.00020044</text:p>
              </table:table-cell>
              <table:table-cell office:value-type="float" office:value="0.552163">
                <text:p>0.552163</text:p>
              </table:table-cell>
              <table:table-cell office:value-type="float" office:value="0.000185261">
                <text:p>0.000185261</text:p>
              </table:table-cell>
              <table:table-cell office:value-type="float" office:value="0.552074">
                <text:p>0.552074</text:p>
              </table:table-cell>
              <table:table-cell office:value-type="float" office:value="0.000168967">
                <text:p>0.000168967</text:p>
              </table:table-cell>
              <table:table-cell office:value-type="float" office:value="0.551986">
                <text:p>0.551986</text:p>
              </table:table-cell>
              <table:table-cell office:value-type="float" office:value="0.000153573">
                <text:p>0.000153573</text:p>
              </table:table-cell>
              <table:table-cell office:value-type="float" office:value="0.5519">
                <text:p>0.5519</text:p>
              </table:table-cell>
              <table:table-cell office:value-type="float" office:value="0.000139113">
                <text:p>0.000139113</text:p>
              </table:table-cell>
              <table:table-cell office:value-type="float" office:value="0.551814">
                <text:p>0.551814</text:p>
              </table:table-cell>
              <table:table-cell office:value-type="float" office:value="0.000124183">
                <text:p>0.000124183</text:p>
              </table:table-cell>
              <table:table-cell office:value-type="float" office:value="0.551688">
                <text:p>0.551688</text:p>
              </table:table-cell>
              <table:table-cell office:value-type="float" office:value="0.000103784">
                <text:p>0.000103784</text:p>
              </table:table-cell>
              <table:table-cell office:value-type="float" office:value="0.551605">
                <text:p>0.551605</text:p>
              </table:table-cell>
              <table:table-cell office:value-type="float" office:value="0.0000927628">
                <text:p>0.0000927628</text:p>
              </table:table-cell>
              <table:table-cell office:value-type="float" office:value="0.551524">
                <text:p>0.551524</text:p>
              </table:table-cell>
              <table:table-cell office:value-type="float" office:value="0.0000797754">
                <text:p>0.0000797754</text:p>
              </table:table-cell>
              <table:table-cell office:value-type="float" office:value="0.551444">
                <text:p>0.551444</text:p>
              </table:table-cell>
              <table:table-cell office:value-type="float" office:value="0.0000691976">
                <text:p>0.0000691976</text:p>
              </table:table-cell>
              <table:table-cell office:value-type="float" office:value="0.551326">
                <text:p>0.551326</text:p>
              </table:table-cell>
              <table:table-cell office:value-type="float" office:value="0.0000524161">
                <text:p>0.000052416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3445">
                <text:p>0.563445</text:p>
              </table:table-cell>
              <table:table-cell office:value-type="float" office:value="0.000262143">
                <text:p>0.000262143</text:p>
              </table:table-cell>
              <table:table-cell office:value-type="float" office:value="0.563383">
                <text:p>0.563383</text:p>
              </table:table-cell>
              <table:table-cell office:value-type="float" office:value="0.000257675">
                <text:p>0.000257675</text:p>
              </table:table-cell>
              <table:table-cell office:value-type="float" office:value="0.563321">
                <text:p>0.563321</text:p>
              </table:table-cell>
              <table:table-cell office:value-type="float" office:value="0.000243127">
                <text:p>0.000243127</text:p>
              </table:table-cell>
              <table:table-cell office:value-type="float" office:value="0.563259">
                <text:p>0.563259</text:p>
              </table:table-cell>
              <table:table-cell office:value-type="float" office:value="0.000226912">
                <text:p>0.000226912</text:p>
              </table:table-cell>
              <table:table-cell office:value-type="float" office:value="0.563168">
                <text:p>0.563168</text:p>
              </table:table-cell>
              <table:table-cell office:value-type="float" office:value="0.000200637">
                <text:p>0.000200637</text:p>
              </table:table-cell>
              <table:table-cell office:value-type="float" office:value="0.563108">
                <text:p>0.563108</text:p>
              </table:table-cell>
              <table:table-cell office:value-type="float" office:value="0.000185381">
                <text:p>0.000185381</text:p>
              </table:table-cell>
              <table:table-cell office:value-type="float" office:value="0.563049">
                <text:p>0.563049</text:p>
              </table:table-cell>
              <table:table-cell office:value-type="float" office:value="0.000169039">
                <text:p>0.000169039</text:p>
              </table:table-cell>
              <table:table-cell office:value-type="float" office:value="0.562991">
                <text:p>0.562991</text:p>
              </table:table-cell>
              <table:table-cell office:value-type="float" office:value="0.000153615">
                <text:p>0.000153615</text:p>
              </table:table-cell>
              <table:table-cell office:value-type="float" office:value="0.562933">
                <text:p>0.562933</text:p>
              </table:table-cell>
              <table:table-cell office:value-type="float" office:value="0.000139136">
                <text:p>0.000139136</text:p>
              </table:table-cell>
              <table:table-cell office:value-type="float" office:value="0.562876">
                <text:p>0.562876</text:p>
              </table:table-cell>
              <table:table-cell office:value-type="float" office:value="0.000124196">
                <text:p>0.000124196</text:p>
              </table:table-cell>
              <table:table-cell office:value-type="float" office:value="0.562792">
                <text:p>0.562792</text:p>
              </table:table-cell>
              <table:table-cell office:value-type="float" office:value="0.000103789">
                <text:p>0.000103789</text:p>
              </table:table-cell>
              <table:table-cell office:value-type="float" office:value="0.562737">
                <text:p>0.562737</text:p>
              </table:table-cell>
              <table:table-cell office:value-type="float" office:value="0.0000927652">
                <text:p>0.0000927652</text:p>
              </table:table-cell>
              <table:table-cell office:value-type="float" office:value="0.562683">
                <text:p>0.562683</text:p>
              </table:table-cell>
              <table:table-cell office:value-type="float" office:value="0.0000797766">
                <text:p>0.0000797766</text:p>
              </table:table-cell>
              <table:table-cell office:value-type="float" office:value="0.562629">
                <text:p>0.562629</text:p>
              </table:table-cell>
              <table:table-cell office:value-type="float" office:value="0.0000691982">
                <text:p>0.0000691982</text:p>
              </table:table-cell>
              <table:table-cell office:value-type="float" office:value="0.562551">
                <text:p>0.562551</text:p>
              </table:table-cell>
              <table:table-cell office:value-type="float" office:value="0.0000524163">
                <text:p>0.000052416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4223">
                <text:p>0.574223</text:p>
              </table:table-cell>
              <table:table-cell office:value-type="float" office:value="0.000263133">
                <text:p>0.000263133</text:p>
              </table:table-cell>
              <table:table-cell office:value-type="float" office:value="0.574191">
                <text:p>0.574191</text:p>
              </table:table-cell>
              <table:table-cell office:value-type="float" office:value="0.00025837">
                <text:p>0.00025837</text:p>
              </table:table-cell>
              <table:table-cell office:value-type="float" office:value="0.57416">
                <text:p>0.57416</text:p>
              </table:table-cell>
              <table:table-cell office:value-type="float" office:value="0.000243586">
                <text:p>0.000243586</text:p>
              </table:table-cell>
              <table:table-cell office:value-type="float" office:value="0.57413">
                <text:p>0.57413</text:p>
              </table:table-cell>
              <table:table-cell office:value-type="float" office:value="0.000227209">
                <text:p>0.000227209</text:p>
              </table:table-cell>
              <table:table-cell office:value-type="float" office:value="0.574084">
                <text:p>0.574084</text:p>
              </table:table-cell>
              <table:table-cell office:value-type="float" office:value="0.000200782">
                <text:p>0.000200782</text:p>
              </table:table-cell>
              <table:table-cell office:value-type="float" office:value="0.574054">
                <text:p>0.574054</text:p>
              </table:table-cell>
              <table:table-cell office:value-type="float" office:value="0.00018547">
                <text:p>0.00018547</text:p>
              </table:table-cell>
              <table:table-cell office:value-type="float" office:value="0.574025">
                <text:p>0.574025</text:p>
              </table:table-cell>
              <table:table-cell office:value-type="float" office:value="0.000169091">
                <text:p>0.000169091</text:p>
              </table:table-cell>
              <table:table-cell office:value-type="float" office:value="0.573995">
                <text:p>0.573995</text:p>
              </table:table-cell>
              <table:table-cell office:value-type="float" office:value="0.000153645">
                <text:p>0.000153645</text:p>
              </table:table-cell>
              <table:table-cell office:value-type="float" office:value="0.573967">
                <text:p>0.573967</text:p>
              </table:table-cell>
              <table:table-cell office:value-type="float" office:value="0.000139153">
                <text:p>0.000139153</text:p>
              </table:table-cell>
              <table:table-cell office:value-type="float" office:value="0.573938">
                <text:p>0.573938</text:p>
              </table:table-cell>
              <table:table-cell office:value-type="float" office:value="0.000124205">
                <text:p>0.000124205</text:p>
              </table:table-cell>
              <table:table-cell office:value-type="float" office:value="0.573896">
                <text:p>0.573896</text:p>
              </table:table-cell>
              <table:table-cell office:value-type="float" office:value="0.000103792">
                <text:p>0.000103792</text:p>
              </table:table-cell>
              <table:table-cell office:value-type="float" office:value="0.573868">
                <text:p>0.573868</text:p>
              </table:table-cell>
              <table:table-cell office:value-type="float" office:value="0.0000927669">
                <text:p>0.0000927669</text:p>
              </table:table-cell>
              <table:table-cell office:value-type="float" office:value="0.573841">
                <text:p>0.573841</text:p>
              </table:table-cell>
              <table:table-cell office:value-type="float" office:value="0.0000797773">
                <text:p>0.0000797773</text:p>
              </table:table-cell>
              <table:table-cell office:value-type="float" office:value="0.573815">
                <text:p>0.573815</text:p>
              </table:table-cell>
              <table:table-cell office:value-type="float" office:value="0.0000691985">
                <text:p>0.0000691985</text:p>
              </table:table-cell>
              <table:table-cell office:value-type="float" office:value="0.573775">
                <text:p>0.573775</text:p>
              </table:table-cell>
              <table:table-cell office:value-type="float" office:value="0.0000524163">
                <text:p>0.000052416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0.000263894">
                <text:p>0.000263894</text:p>
              </table:table-cell>
              <table:table-cell office:value-type="float" office:value="0.585">
                <text:p>0.585</text:p>
              </table:table-cell>
              <table:table-cell office:value-type="float" office:value="0.000258898">
                <text:p>0.000258898</text:p>
              </table:table-cell>
              <table:table-cell office:value-type="float" office:value="0.585">
                <text:p>0.585</text:p>
              </table:table-cell>
              <table:table-cell office:value-type="float" office:value="0.000243934">
                <text:p>0.000243934</text:p>
              </table:table-cell>
              <table:table-cell office:value-type="float" office:value="0.585">
                <text:p>0.585</text:p>
              </table:table-cell>
              <table:table-cell office:value-type="float" office:value="0.00022743">
                <text:p>0.00022743</text:p>
              </table:table-cell>
              <table:table-cell office:value-type="float" office:value="0.585">
                <text:p>0.585</text:p>
              </table:table-cell>
              <table:table-cell office:value-type="float" office:value="0.000200889">
                <text:p>0.000200889</text:p>
              </table:table-cell>
              <table:table-cell office:value-type="float" office:value="0.585">
                <text:p>0.585</text:p>
              </table:table-cell>
              <table:table-cell office:value-type="float" office:value="0.000185535">
                <text:p>0.000185535</text:p>
              </table:table-cell>
              <table:table-cell office:value-type="float" office:value="0.585">
                <text:p>0.585</text:p>
              </table:table-cell>
              <table:table-cell office:value-type="float" office:value="0.000169129">
                <text:p>0.000169129</text:p>
              </table:table-cell>
              <table:table-cell office:value-type="float" office:value="0.585">
                <text:p>0.585</text:p>
              </table:table-cell>
              <table:table-cell office:value-type="float" office:value="0.000153666">
                <text:p>0.000153666</text:p>
              </table:table-cell>
              <table:table-cell office:value-type="float" office:value="0.585">
                <text:p>0.585</text:p>
              </table:table-cell>
              <table:table-cell office:value-type="float" office:value="0.000139165">
                <text:p>0.000139165</text:p>
              </table:table-cell>
              <table:table-cell office:value-type="float" office:value="0.585">
                <text:p>0.585</text:p>
              </table:table-cell>
              <table:table-cell office:value-type="float" office:value="0.000124211">
                <text:p>0.000124211</text:p>
              </table:table-cell>
              <table:table-cell office:value-type="float" office:value="0.585">
                <text:p>0.585</text:p>
              </table:table-cell>
              <table:table-cell office:value-type="float" office:value="0.000103794">
                <text:p>0.000103794</text:p>
              </table:table-cell>
              <table:table-cell office:value-type="float" office:value="0.585">
                <text:p>0.585</text:p>
              </table:table-cell>
              <table:table-cell office:value-type="float" office:value="0.000092768">
                <text:p>0.000092768</text:p>
              </table:table-cell>
              <table:table-cell office:value-type="float" office:value="0.585">
                <text:p>0.585</text:p>
              </table:table-cell>
              <table:table-cell office:value-type="float" office:value="0.0000797779">
                <text:p>0.0000797779</text:p>
              </table:table-cell>
              <table:table-cell office:value-type="float" office:value="0.585">
                <text:p>0.585</text:p>
              </table:table-cell>
              <table:table-cell office:value-type="float" office:value="0.0000691987">
                <text:p>0.0000691987</text:p>
              </table:table-cell>
              <table:table-cell office:value-type="float" office:value="0.585">
                <text:p>0.585</text:p>
              </table:table-cell>
              <table:table-cell office:value-type="float" office:value="0.0000524164">
                <text:p>0.00005241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777">
                <text:p>0.595777</text:p>
              </table:table-cell>
              <table:table-cell office:value-type="float" office:value="0.000264478">
                <text:p>0.000264478</text:p>
              </table:table-cell>
              <table:table-cell office:value-type="float" office:value="0.595809">
                <text:p>0.595809</text:p>
              </table:table-cell>
              <table:table-cell office:value-type="float" office:value="0.000259301">
                <text:p>0.000259301</text:p>
              </table:table-cell>
              <table:table-cell office:value-type="float" office:value="0.59584">
                <text:p>0.59584</text:p>
              </table:table-cell>
              <table:table-cell office:value-type="float" office:value="0.000244196">
                <text:p>0.000244196</text:p>
              </table:table-cell>
              <table:table-cell office:value-type="float" office:value="0.59587">
                <text:p>0.59587</text:p>
              </table:table-cell>
              <table:table-cell office:value-type="float" office:value="0.000227596">
                <text:p>0.000227596</text:p>
              </table:table-cell>
              <table:table-cell office:value-type="float" office:value="0.595916">
                <text:p>0.595916</text:p>
              </table:table-cell>
              <table:table-cell office:value-type="float" office:value="0.000200969">
                <text:p>0.000200969</text:p>
              </table:table-cell>
              <table:table-cell office:value-type="float" office:value="0.595946">
                <text:p>0.595946</text:p>
              </table:table-cell>
              <table:table-cell office:value-type="float" office:value="0.000185582">
                <text:p>0.000185582</text:p>
              </table:table-cell>
              <table:table-cell office:value-type="float" office:value="0.595975">
                <text:p>0.595975</text:p>
              </table:table-cell>
              <table:table-cell office:value-type="float" office:value="0.000169156">
                <text:p>0.000169156</text:p>
              </table:table-cell>
              <table:table-cell office:value-type="float" office:value="0.596005">
                <text:p>0.596005</text:p>
              </table:table-cell>
              <table:table-cell office:value-type="float" office:value="0.000153682">
                <text:p>0.000153682</text:p>
              </table:table-cell>
              <table:table-cell office:value-type="float" office:value="0.596033">
                <text:p>0.596033</text:p>
              </table:table-cell>
              <table:table-cell office:value-type="float" office:value="0.000139173">
                <text:p>0.000139173</text:p>
              </table:table-cell>
              <table:table-cell office:value-type="float" office:value="0.596062">
                <text:p>0.596062</text:p>
              </table:table-cell>
              <table:table-cell office:value-type="float" office:value="0.000124216">
                <text:p>0.000124216</text:p>
              </table:table-cell>
              <table:table-cell office:value-type="float" office:value="0.596104">
                <text:p>0.596104</text:p>
              </table:table-cell>
              <table:table-cell office:value-type="float" office:value="0.000103796">
                <text:p>0.000103796</text:p>
              </table:table-cell>
              <table:table-cell office:value-type="float" office:value="0.596132">
                <text:p>0.596132</text:p>
              </table:table-cell>
              <table:table-cell office:value-type="float" office:value="0.0000927688">
                <text:p>0.0000927688</text:p>
              </table:table-cell>
              <table:table-cell office:value-type="float" office:value="0.596159">
                <text:p>0.596159</text:p>
              </table:table-cell>
              <table:table-cell office:value-type="float" office:value="0.0000797782">
                <text:p>0.0000797782</text:p>
              </table:table-cell>
              <table:table-cell office:value-type="float" office:value="0.596185">
                <text:p>0.596185</text:p>
              </table:table-cell>
              <table:table-cell office:value-type="float" office:value="0.0000691989">
                <text:p>0.0000691989</text:p>
              </table:table-cell>
              <table:table-cell office:value-type="float" office:value="0.596225">
                <text:p>0.596225</text:p>
              </table:table-cell>
              <table:table-cell office:value-type="float" office:value="0.0000524164">
                <text:p>0.000052416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6555">
                <text:p>0.606555</text:p>
              </table:table-cell>
              <table:table-cell office:value-type="float" office:value="0.000264926">
                <text:p>0.000264926</text:p>
              </table:table-cell>
              <table:table-cell office:value-type="float" office:value="0.606617">
                <text:p>0.606617</text:p>
              </table:table-cell>
              <table:table-cell office:value-type="float" office:value="0.000259607">
                <text:p>0.000259607</text:p>
              </table:table-cell>
              <table:table-cell office:value-type="float" office:value="0.606679">
                <text:p>0.606679</text:p>
              </table:table-cell>
              <table:table-cell office:value-type="float" office:value="0.000244393">
                <text:p>0.000244393</text:p>
              </table:table-cell>
              <table:table-cell office:value-type="float" office:value="0.606741">
                <text:p>0.606741</text:p>
              </table:table-cell>
              <table:table-cell office:value-type="float" office:value="0.000227721">
                <text:p>0.000227721</text:p>
              </table:table-cell>
              <table:table-cell office:value-type="float" office:value="0.606832">
                <text:p>0.606832</text:p>
              </table:table-cell>
              <table:table-cell office:value-type="float" office:value="0.000201027">
                <text:p>0.000201027</text:p>
              </table:table-cell>
              <table:table-cell office:value-type="float" office:value="0.606892">
                <text:p>0.606892</text:p>
              </table:table-cell>
              <table:table-cell office:value-type="float" office:value="0.000185617">
                <text:p>0.000185617</text:p>
              </table:table-cell>
              <table:table-cell office:value-type="float" office:value="0.606951">
                <text:p>0.606951</text:p>
              </table:table-cell>
              <table:table-cell office:value-type="float" office:value="0.000169176">
                <text:p>0.000169176</text:p>
              </table:table-cell>
              <table:table-cell office:value-type="float" office:value="0.607009">
                <text:p>0.607009</text:p>
              </table:table-cell>
              <table:table-cell office:value-type="float" office:value="0.000153693">
                <text:p>0.000153693</text:p>
              </table:table-cell>
              <table:table-cell office:value-type="float" office:value="0.607067">
                <text:p>0.607067</text:p>
              </table:table-cell>
              <table:table-cell office:value-type="float" office:value="0.000139179">
                <text:p>0.000139179</text:p>
              </table:table-cell>
              <table:table-cell office:value-type="float" office:value="0.607124">
                <text:p>0.607124</text:p>
              </table:table-cell>
              <table:table-cell office:value-type="float" office:value="0.000124219">
                <text:p>0.000124219</text:p>
              </table:table-cell>
              <table:table-cell office:value-type="float" office:value="0.607208">
                <text:p>0.607208</text:p>
              </table:table-cell>
              <table:table-cell office:value-type="float" office:value="0.000103797">
                <text:p>0.000103797</text:p>
              </table:table-cell>
              <table:table-cell office:value-type="float" office:value="0.607263">
                <text:p>0.607263</text:p>
              </table:table-cell>
              <table:table-cell office:value-type="float" office:value="0.0000927693">
                <text:p>0.0000927693</text:p>
              </table:table-cell>
              <table:table-cell office:value-type="float" office:value="0.607317">
                <text:p>0.607317</text:p>
              </table:table-cell>
              <table:table-cell office:value-type="float" office:value="0.0000797785">
                <text:p>0.0000797785</text:p>
              </table:table-cell>
              <table:table-cell office:value-type="float" office:value="0.607371">
                <text:p>0.607371</text:p>
              </table:table-cell>
              <table:table-cell office:value-type="float" office:value="0.000069199">
                <text:p>0.000069199</text:p>
              </table:table-cell>
              <table:table-cell office:value-type="float" office:value="0.607449">
                <text:p>0.607449</text:p>
              </table:table-cell>
              <table:table-cell office:value-type="float" office:value="0.0000524165">
                <text:p>0.00005241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7332">
                <text:p>0.617332</text:p>
              </table:table-cell>
              <table:table-cell office:value-type="float" office:value="0.000265268">
                <text:p>0.000265268</text:p>
              </table:table-cell>
              <table:table-cell office:value-type="float" office:value="0.617426">
                <text:p>0.617426</text:p>
              </table:table-cell>
              <table:table-cell office:value-type="float" office:value="0.000259839">
                <text:p>0.000259839</text:p>
              </table:table-cell>
              <table:table-cell office:value-type="float" office:value="0.617519">
                <text:p>0.617519</text:p>
              </table:table-cell>
              <table:table-cell office:value-type="float" office:value="0.000244542">
                <text:p>0.000244542</text:p>
              </table:table-cell>
              <table:table-cell office:value-type="float" office:value="0.617611">
                <text:p>0.617611</text:p>
              </table:table-cell>
              <table:table-cell office:value-type="float" office:value="0.000227814">
                <text:p>0.000227814</text:p>
              </table:table-cell>
              <table:table-cell office:value-type="float" office:value="0.617748">
                <text:p>0.617748</text:p>
              </table:table-cell>
              <table:table-cell office:value-type="float" office:value="0.000201071">
                <text:p>0.000201071</text:p>
              </table:table-cell>
              <table:table-cell office:value-type="float" office:value="0.617837">
                <text:p>0.617837</text:p>
              </table:table-cell>
              <table:table-cell office:value-type="float" office:value="0.000185642">
                <text:p>0.000185642</text:p>
              </table:table-cell>
              <table:table-cell office:value-type="float" office:value="0.617926">
                <text:p>0.617926</text:p>
              </table:table-cell>
              <table:table-cell office:value-type="float" office:value="0.000169191">
                <text:p>0.000169191</text:p>
              </table:table-cell>
              <table:table-cell office:value-type="float" office:value="0.618014">
                <text:p>0.618014</text:p>
              </table:table-cell>
              <table:table-cell office:value-type="float" office:value="0.000153701">
                <text:p>0.000153701</text:p>
              </table:table-cell>
              <table:table-cell office:value-type="float" office:value="0.6181">
                <text:p>0.6181</text:p>
              </table:table-cell>
              <table:table-cell office:value-type="float" office:value="0.000139183">
                <text:p>0.000139183</text:p>
              </table:table-cell>
              <table:table-cell office:value-type="float" office:value="0.618186">
                <text:p>0.618186</text:p>
              </table:table-cell>
              <table:table-cell office:value-type="float" office:value="0.000124221">
                <text:p>0.000124221</text:p>
              </table:table-cell>
              <table:table-cell office:value-type="float" office:value="0.618312">
                <text:p>0.618312</text:p>
              </table:table-cell>
              <table:table-cell office:value-type="float" office:value="0.000103798">
                <text:p>0.000103798</text:p>
              </table:table-cell>
              <table:table-cell office:value-type="float" office:value="0.618395">
                <text:p>0.618395</text:p>
              </table:table-cell>
              <table:table-cell office:value-type="float" office:value="0.0000927697">
                <text:p>0.0000927697</text:p>
              </table:table-cell>
              <table:table-cell office:value-type="float" office:value="0.618476">
                <text:p>0.618476</text:p>
              </table:table-cell>
              <table:table-cell office:value-type="float" office:value="0.0000797786">
                <text:p>0.0000797786</text:p>
              </table:table-cell>
              <table:table-cell office:value-type="float" office:value="0.618556">
                <text:p>0.618556</text:p>
              </table:table-cell>
              <table:table-cell office:value-type="float" office:value="0.0000691991">
                <text:p>0.0000691991</text:p>
              </table:table-cell>
              <table:table-cell office:value-type="float" office:value="0.618674">
                <text:p>0.618674</text:p>
              </table:table-cell>
              <table:table-cell office:value-type="float" office:value="0.0000524165">
                <text:p>0.00005241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8109">
                <text:p>0.628109</text:p>
              </table:table-cell>
              <table:table-cell office:value-type="float" office:value="0.000265531">
                <text:p>0.000265531</text:p>
              </table:table-cell>
              <table:table-cell office:value-type="float" office:value="0.628235">
                <text:p>0.628235</text:p>
              </table:table-cell>
              <table:table-cell office:value-type="float" office:value="0.000260016">
                <text:p>0.000260016</text:p>
              </table:table-cell>
              <table:table-cell office:value-type="float" office:value="0.628359">
                <text:p>0.628359</text:p>
              </table:table-cell>
              <table:table-cell office:value-type="float" office:value="0.000244655">
                <text:p>0.000244655</text:p>
              </table:table-cell>
              <table:table-cell office:value-type="float" office:value="0.628482">
                <text:p>0.628482</text:p>
              </table:table-cell>
              <table:table-cell office:value-type="float" office:value="0.000227883">
                <text:p>0.000227883</text:p>
              </table:table-cell>
              <table:table-cell office:value-type="float" office:value="0.628664">
                <text:p>0.628664</text:p>
              </table:table-cell>
              <table:table-cell office:value-type="float" office:value="0.000201103">
                <text:p>0.000201103</text:p>
              </table:table-cell>
              <table:table-cell office:value-type="float" office:value="0.628783">
                <text:p>0.628783</text:p>
              </table:table-cell>
              <table:table-cell office:value-type="float" office:value="0.000185661">
                <text:p>0.000185661</text:p>
              </table:table-cell>
              <table:table-cell office:value-type="float" office:value="0.628902">
                <text:p>0.628902</text:p>
              </table:table-cell>
              <table:table-cell office:value-type="float" office:value="0.000169201">
                <text:p>0.000169201</text:p>
              </table:table-cell>
              <table:table-cell office:value-type="float" office:value="0.629018">
                <text:p>0.629018</text:p>
              </table:table-cell>
              <table:table-cell office:value-type="float" office:value="0.000153707">
                <text:p>0.000153707</text:p>
              </table:table-cell>
              <table:table-cell office:value-type="float" office:value="0.629134">
                <text:p>0.629134</text:p>
              </table:table-cell>
              <table:table-cell office:value-type="float" office:value="0.000139186">
                <text:p>0.000139186</text:p>
              </table:table-cell>
              <table:table-cell office:value-type="float" office:value="0.629248">
                <text:p>0.629248</text:p>
              </table:table-cell>
              <table:table-cell office:value-type="float" office:value="0.000124223">
                <text:p>0.000124223</text:p>
              </table:table-cell>
              <table:table-cell office:value-type="float" office:value="0.629416">
                <text:p>0.629416</text:p>
              </table:table-cell>
              <table:table-cell office:value-type="float" office:value="0.000103798">
                <text:p>0.000103798</text:p>
              </table:table-cell>
              <table:table-cell office:value-type="float" office:value="0.629526">
                <text:p>0.629526</text:p>
              </table:table-cell>
              <table:table-cell office:value-type="float" office:value="0.0000927699">
                <text:p>0.0000927699</text:p>
              </table:table-cell>
              <table:table-cell office:value-type="float" office:value="0.629635">
                <text:p>0.629635</text:p>
              </table:table-cell>
              <table:table-cell office:value-type="float" office:value="0.0000797787">
                <text:p>0.0000797787</text:p>
              </table:table-cell>
              <table:table-cell office:value-type="float" office:value="0.629742">
                <text:p>0.629742</text:p>
              </table:table-cell>
              <table:table-cell office:value-type="float" office:value="0.0000691991">
                <text:p>0.0000691991</text:p>
              </table:table-cell>
              <table:table-cell office:value-type="float" office:value="0.629899">
                <text:p>0.629899</text:p>
              </table:table-cell>
              <table:table-cell office:value-type="float" office:value="0.0000524165">
                <text:p>0.00005241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8887">
                <text:p>0.638887</text:p>
              </table:table-cell>
              <table:table-cell office:value-type="float" office:value="0.000265731">
                <text:p>0.000265731</text:p>
              </table:table-cell>
              <table:table-cell office:value-type="float" office:value="0.639043">
                <text:p>0.639043</text:p>
              </table:table-cell>
              <table:table-cell office:value-type="float" office:value="0.00026015">
                <text:p>0.00026015</text:p>
              </table:table-cell>
              <table:table-cell office:value-type="float" office:value="0.639199">
                <text:p>0.639199</text:p>
              </table:table-cell>
              <table:table-cell office:value-type="float" office:value="0.000244739">
                <text:p>0.000244739</text:p>
              </table:table-cell>
              <table:table-cell office:value-type="float" office:value="0.639352">
                <text:p>0.639352</text:p>
              </table:table-cell>
              <table:table-cell office:value-type="float" office:value="0.000227935">
                <text:p>0.000227935</text:p>
              </table:table-cell>
              <table:table-cell office:value-type="float" office:value="0.639579">
                <text:p>0.639579</text:p>
              </table:table-cell>
              <table:table-cell office:value-type="float" office:value="0.000201126">
                <text:p>0.000201126</text:p>
              </table:table-cell>
              <table:table-cell office:value-type="float" office:value="0.639729">
                <text:p>0.639729</text:p>
              </table:table-cell>
              <table:table-cell office:value-type="float" office:value="0.000185675">
                <text:p>0.000185675</text:p>
              </table:table-cell>
              <table:table-cell office:value-type="float" office:value="0.639877">
                <text:p>0.639877</text:p>
              </table:table-cell>
              <table:table-cell office:value-type="float" office:value="0.000169209">
                <text:p>0.000169209</text:p>
              </table:table-cell>
              <table:table-cell office:value-type="float" office:value="0.640023">
                <text:p>0.640023</text:p>
              </table:table-cell>
              <table:table-cell office:value-type="float" office:value="0.000153711">
                <text:p>0.000153711</text:p>
              </table:table-cell>
              <table:table-cell office:value-type="float" office:value="0.640167">
                <text:p>0.640167</text:p>
              </table:table-cell>
              <table:table-cell office:value-type="float" office:value="0.000139189">
                <text:p>0.000139189</text:p>
              </table:table-cell>
              <table:table-cell office:value-type="float" office:value="0.64031">
                <text:p>0.64031</text:p>
              </table:table-cell>
              <table:table-cell office:value-type="float" office:value="0.000124224">
                <text:p>0.000124224</text:p>
              </table:table-cell>
              <table:table-cell office:value-type="float" office:value="0.64052">
                <text:p>0.64052</text:p>
              </table:table-cell>
              <table:table-cell office:value-type="float" office:value="0.000103799">
                <text:p>0.000103799</text:p>
              </table:table-cell>
              <table:table-cell office:value-type="float" office:value="0.640658">
                <text:p>0.640658</text:p>
              </table:table-cell>
              <table:table-cell office:value-type="float" office:value="0.0000927701">
                <text:p>0.0000927701</text:p>
              </table:table-cell>
              <table:table-cell office:value-type="float" office:value="0.640794">
                <text:p>0.640794</text:p>
              </table:table-cell>
              <table:table-cell office:value-type="float" office:value="0.0000797788">
                <text:p>0.0000797788</text:p>
              </table:table-cell>
              <table:table-cell office:value-type="float" office:value="0.640927">
                <text:p>0.640927</text:p>
              </table:table-cell>
              <table:table-cell office:value-type="float" office:value="0.0000691991">
                <text:p>0.0000691991</text:p>
              </table:table-cell>
              <table:table-cell office:value-type="float" office:value="0.641123">
                <text:p>0.641123</text:p>
              </table:table-cell>
              <table:table-cell office:value-type="float" office:value="0.0000524165">
                <text:p>0.000052416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9664">
                <text:p>0.649664</text:p>
              </table:table-cell>
              <table:table-cell office:value-type="float" office:value="0.000265885">
                <text:p>0.000265885</text:p>
              </table:table-cell>
              <table:table-cell office:value-type="float" office:value="0.649852">
                <text:p>0.649852</text:p>
              </table:table-cell>
              <table:table-cell office:value-type="float" office:value="0.000260252">
                <text:p>0.000260252</text:p>
              </table:table-cell>
              <table:table-cell office:value-type="float" office:value="0.650038">
                <text:p>0.650038</text:p>
              </table:table-cell>
              <table:table-cell office:value-type="float" office:value="0.000244803">
                <text:p>0.000244803</text:p>
              </table:table-cell>
              <table:table-cell office:value-type="float" office:value="0.650223">
                <text:p>0.650223</text:p>
              </table:table-cell>
              <table:table-cell office:value-type="float" office:value="0.000227974">
                <text:p>0.000227974</text:p>
              </table:table-cell>
              <table:table-cell office:value-type="float" office:value="0.650495">
                <text:p>0.650495</text:p>
              </table:table-cell>
              <table:table-cell office:value-type="float" office:value="0.000201144">
                <text:p>0.000201144</text:p>
              </table:table-cell>
              <table:table-cell office:value-type="float" office:value="0.650675">
                <text:p>0.650675</text:p>
              </table:table-cell>
              <table:table-cell office:value-type="float" office:value="0.000185684">
                <text:p>0.000185684</text:p>
              </table:table-cell>
              <table:table-cell office:value-type="float" office:value="0.650852">
                <text:p>0.650852</text:p>
              </table:table-cell>
              <table:table-cell office:value-type="float" office:value="0.000169214">
                <text:p>0.000169214</text:p>
              </table:table-cell>
              <table:table-cell office:value-type="float" office:value="0.651028">
                <text:p>0.651028</text:p>
              </table:table-cell>
              <table:table-cell office:value-type="float" office:value="0.000153714">
                <text:p>0.000153714</text:p>
              </table:table-cell>
              <table:table-cell office:value-type="float" office:value="0.651201">
                <text:p>0.651201</text:p>
              </table:table-cell>
              <table:table-cell office:value-type="float" office:value="0.00013919">
                <text:p>0.00013919</text:p>
              </table:table-cell>
              <table:table-cell office:value-type="float" office:value="0.651372">
                <text:p>0.651372</text:p>
              </table:table-cell>
              <table:table-cell office:value-type="float" office:value="0.000124225">
                <text:p>0.000124225</text:p>
              </table:table-cell>
              <table:table-cell office:value-type="float" office:value="0.651624">
                <text:p>0.651624</text:p>
              </table:table-cell>
              <table:table-cell office:value-type="float" office:value="0.000103799">
                <text:p>0.000103799</text:p>
              </table:table-cell>
              <table:table-cell office:value-type="float" office:value="0.65179">
                <text:p>0.65179</text:p>
              </table:table-cell>
              <table:table-cell office:value-type="float" office:value="0.0000927702">
                <text:p>0.0000927702</text:p>
              </table:table-cell>
              <table:table-cell office:value-type="float" office:value="0.651952">
                <text:p>0.651952</text:p>
              </table:table-cell>
              <table:table-cell office:value-type="float" office:value="0.0000797788">
                <text:p>0.0000797788</text:p>
              </table:table-cell>
              <table:table-cell office:value-type="float" office:value="0.652113">
                <text:p>0.652113</text:p>
              </table:table-cell>
              <table:table-cell office:value-type="float" office:value="0.0000691992">
                <text:p>0.0000691992</text:p>
              </table:table-cell>
              <table:table-cell office:value-type="float" office:value="0.652348">
                <text:p>0.652348</text:p>
              </table:table-cell>
              <table:table-cell office:value-type="float" office:value="0.0000524165">
                <text:p>0.00005241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0442">
                <text:p>0.660442</text:p>
              </table:table-cell>
              <table:table-cell office:value-type="float" office:value="0.000266003">
                <text:p>0.000266003</text:p>
              </table:table-cell>
              <table:table-cell office:value-type="float" office:value="0.660661">
                <text:p>0.660661</text:p>
              </table:table-cell>
              <table:table-cell office:value-type="float" office:value="0.000260329">
                <text:p>0.000260329</text:p>
              </table:table-cell>
              <table:table-cell office:value-type="float" office:value="0.660878">
                <text:p>0.660878</text:p>
              </table:table-cell>
              <table:table-cell office:value-type="float" office:value="0.000244851">
                <text:p>0.000244851</text:p>
              </table:table-cell>
              <table:table-cell office:value-type="float" office:value="0.661093">
                <text:p>0.661093</text:p>
              </table:table-cell>
              <table:table-cell office:value-type="float" office:value="0.000228003">
                <text:p>0.000228003</text:p>
              </table:table-cell>
              <table:table-cell office:value-type="float" office:value="0.661411">
                <text:p>0.661411</text:p>
              </table:table-cell>
              <table:table-cell office:value-type="float" office:value="0.000201156">
                <text:p>0.000201156</text:p>
              </table:table-cell>
              <table:table-cell office:value-type="float" office:value="0.661621">
                <text:p>0.661621</text:p>
              </table:table-cell>
              <table:table-cell office:value-type="float" office:value="0.000185692">
                <text:p>0.000185692</text:p>
              </table:table-cell>
              <table:table-cell office:value-type="float" office:value="0.661828">
                <text:p>0.661828</text:p>
              </table:table-cell>
              <table:table-cell office:value-type="float" office:value="0.000169218">
                <text:p>0.000169218</text:p>
              </table:table-cell>
              <table:table-cell office:value-type="float" office:value="0.662032">
                <text:p>0.662032</text:p>
              </table:table-cell>
              <table:table-cell office:value-type="float" office:value="0.000153716">
                <text:p>0.000153716</text:p>
              </table:table-cell>
              <table:table-cell office:value-type="float" office:value="0.662234">
                <text:p>0.662234</text:p>
              </table:table-cell>
              <table:table-cell office:value-type="float" office:value="0.000139191">
                <text:p>0.000139191</text:p>
              </table:table-cell>
              <table:table-cell office:value-type="float" office:value="0.662434">
                <text:p>0.662434</text:p>
              </table:table-cell>
              <table:table-cell office:value-type="float" office:value="0.000124225">
                <text:p>0.000124225</text:p>
              </table:table-cell>
              <table:table-cell office:value-type="float" office:value="0.662728">
                <text:p>0.662728</text:p>
              </table:table-cell>
              <table:table-cell office:value-type="float" office:value="0.000103799">
                <text:p>0.000103799</text:p>
              </table:table-cell>
              <table:table-cell office:value-type="float" office:value="0.662921">
                <text:p>0.662921</text:p>
              </table:table-cell>
              <table:table-cell office:value-type="float" office:value="0.0000927703">
                <text:p>0.0000927703</text:p>
              </table:table-cell>
              <table:table-cell office:value-type="float" office:value="0.663111">
                <text:p>0.663111</text:p>
              </table:table-cell>
              <table:table-cell office:value-type="float" office:value="0.0000797789">
                <text:p>0.0000797789</text:p>
              </table:table-cell>
              <table:table-cell office:value-type="float" office:value="0.663298">
                <text:p>0.663298</text:p>
              </table:table-cell>
              <table:table-cell office:value-type="float" office:value="0.0000691992">
                <text:p>0.0000691992</text:p>
              </table:table-cell>
              <table:table-cell office:value-type="float" office:value="0.663573">
                <text:p>0.663573</text:p>
              </table:table-cell>
              <table:table-cell office:value-type="float" office:value="0.0000524165">
                <text:p>0.00005241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1219">
                <text:p>0.671219</text:p>
              </table:table-cell>
              <table:table-cell office:value-type="float" office:value="0.000266093">
                <text:p>0.000266093</text:p>
              </table:table-cell>
              <table:table-cell office:value-type="float" office:value="0.67147">
                <text:p>0.67147</text:p>
              </table:table-cell>
              <table:table-cell office:value-type="float" office:value="0.000260388">
                <text:p>0.000260388</text:p>
              </table:table-cell>
              <table:table-cell office:value-type="float" office:value="0.671718">
                <text:p>0.671718</text:p>
              </table:table-cell>
              <table:table-cell office:value-type="float" office:value="0.000244888">
                <text:p>0.000244888</text:p>
              </table:table-cell>
              <table:table-cell office:value-type="float" office:value="0.671963">
                <text:p>0.671963</text:p>
              </table:table-cell>
              <table:table-cell office:value-type="float" office:value="0.000228024">
                <text:p>0.000228024</text:p>
              </table:table-cell>
              <table:table-cell office:value-type="float" office:value="0.672327">
                <text:p>0.672327</text:p>
              </table:table-cell>
              <table:table-cell office:value-type="float" office:value="0.000201166">
                <text:p>0.000201166</text:p>
              </table:table-cell>
              <table:table-cell office:value-type="float" office:value="0.672566">
                <text:p>0.672566</text:p>
              </table:table-cell>
              <table:table-cell office:value-type="float" office:value="0.000185697">
                <text:p>0.000185697</text:p>
              </table:table-cell>
              <table:table-cell office:value-type="float" office:value="0.672803">
                <text:p>0.672803</text:p>
              </table:table-cell>
              <table:table-cell office:value-type="float" office:value="0.000169221">
                <text:p>0.000169221</text:p>
              </table:table-cell>
              <table:table-cell office:value-type="float" office:value="0.673037">
                <text:p>0.673037</text:p>
              </table:table-cell>
              <table:table-cell office:value-type="float" office:value="0.000153717">
                <text:p>0.000153717</text:p>
              </table:table-cell>
              <table:table-cell office:value-type="float" office:value="0.673268">
                <text:p>0.673268</text:p>
              </table:table-cell>
              <table:table-cell office:value-type="float" office:value="0.000139192">
                <text:p>0.000139192</text:p>
              </table:table-cell>
              <table:table-cell office:value-type="float" office:value="0.673496">
                <text:p>0.673496</text:p>
              </table:table-cell>
              <table:table-cell office:value-type="float" office:value="0.000124225">
                <text:p>0.000124225</text:p>
              </table:table-cell>
              <table:table-cell office:value-type="float" office:value="0.673832">
                <text:p>0.673832</text:p>
              </table:table-cell>
              <table:table-cell office:value-type="float" office:value="0.000103799">
                <text:p>0.000103799</text:p>
              </table:table-cell>
              <table:table-cell office:value-type="float" office:value="0.674053">
                <text:p>0.674053</text:p>
              </table:table-cell>
              <table:table-cell office:value-type="float" office:value="0.0000927703">
                <text:p>0.0000927703</text:p>
              </table:table-cell>
              <table:table-cell office:value-type="float" office:value="0.67427">
                <text:p>0.67427</text:p>
              </table:table-cell>
              <table:table-cell office:value-type="float" office:value="0.0000797789">
                <text:p>0.0000797789</text:p>
              </table:table-cell>
              <table:table-cell office:value-type="float" office:value="0.674483">
                <text:p>0.674483</text:p>
              </table:table-cell>
              <table:table-cell office:value-type="float" office:value="0.0000691992">
                <text:p>0.0000691992</text:p>
              </table:table-cell>
              <table:table-cell office:value-type="float" office:value="0.674797">
                <text:p>0.674797</text:p>
              </table:table-cell>
              <table:table-cell office:value-type="float" office:value="0.0000524165">
                <text:p>0.000052416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1996">
                <text:p>0.681996</text:p>
              </table:table-cell>
              <table:table-cell office:value-type="float" office:value="0.000266162">
                <text:p>0.000266162</text:p>
              </table:table-cell>
              <table:table-cell office:value-type="float" office:value="0.682278">
                <text:p>0.682278</text:p>
              </table:table-cell>
              <table:table-cell office:value-type="float" office:value="0.000260433">
                <text:p>0.000260433</text:p>
              </table:table-cell>
              <table:table-cell office:value-type="float" office:value="0.682557">
                <text:p>0.682557</text:p>
              </table:table-cell>
              <table:table-cell office:value-type="float" office:value="0.000244915">
                <text:p>0.000244915</text:p>
              </table:table-cell>
              <table:table-cell office:value-type="float" office:value="0.682834">
                <text:p>0.682834</text:p>
              </table:table-cell>
              <table:table-cell office:value-type="float" office:value="0.00022804">
                <text:p>0.00022804</text:p>
              </table:table-cell>
              <table:table-cell office:value-type="float" office:value="0.683243">
                <text:p>0.683243</text:p>
              </table:table-cell>
              <table:table-cell office:value-type="float" office:value="0.000201173">
                <text:p>0.000201173</text:p>
              </table:table-cell>
              <table:table-cell office:value-type="float" office:value="0.683512">
                <text:p>0.683512</text:p>
              </table:table-cell>
              <table:table-cell office:value-type="float" office:value="0.000185701">
                <text:p>0.000185701</text:p>
              </table:table-cell>
              <table:table-cell office:value-type="float" office:value="0.683778">
                <text:p>0.683778</text:p>
              </table:table-cell>
              <table:table-cell office:value-type="float" office:value="0.000169223">
                <text:p>0.000169223</text:p>
              </table:table-cell>
              <table:table-cell office:value-type="float" office:value="0.684042">
                <text:p>0.684042</text:p>
              </table:table-cell>
              <table:table-cell office:value-type="float" office:value="0.000153718">
                <text:p>0.000153718</text:p>
              </table:table-cell>
              <table:table-cell office:value-type="float" office:value="0.684301">
                <text:p>0.684301</text:p>
              </table:table-cell>
              <table:table-cell office:value-type="float" office:value="0.000139192">
                <text:p>0.000139192</text:p>
              </table:table-cell>
              <table:table-cell office:value-type="float" office:value="0.684558">
                <text:p>0.684558</text:p>
              </table:table-cell>
              <table:table-cell office:value-type="float" office:value="0.000124226">
                <text:p>0.000124226</text:p>
              </table:table-cell>
              <table:table-cell office:value-type="float" office:value="0.684936">
                <text:p>0.684936</text:p>
              </table:table-cell>
              <table:table-cell office:value-type="float" office:value="0.000103799">
                <text:p>0.000103799</text:p>
              </table:table-cell>
              <table:table-cell office:value-type="float" office:value="0.685184">
                <text:p>0.685184</text:p>
              </table:table-cell>
              <table:table-cell office:value-type="float" office:value="0.0000927703">
                <text:p>0.0000927703</text:p>
              </table:table-cell>
              <table:table-cell office:value-type="float" office:value="0.685428">
                <text:p>0.685428</text:p>
              </table:table-cell>
              <table:table-cell office:value-type="float" office:value="0.0000797789">
                <text:p>0.0000797789</text:p>
              </table:table-cell>
              <table:table-cell office:value-type="float" office:value="0.685669">
                <text:p>0.685669</text:p>
              </table:table-cell>
              <table:table-cell office:value-type="float" office:value="0.0000691992">
                <text:p>0.0000691992</text:p>
              </table:table-cell>
              <table:table-cell office:value-type="float" office:value="0.686022">
                <text:p>0.686022</text:p>
              </table:table-cell>
              <table:table-cell office:value-type="float" office:value="0.0000524165">
                <text:p>0.00005241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92774">
                <text:p>0.692774</text:p>
              </table:table-cell>
              <table:table-cell office:value-type="float" office:value="0.000266215">
                <text:p>0.000266215</text:p>
              </table:table-cell>
              <table:table-cell office:value-type="float" office:value="0.693087">
                <text:p>0.693087</text:p>
              </table:table-cell>
              <table:table-cell office:value-type="float" office:value="0.000260467">
                <text:p>0.000260467</text:p>
              </table:table-cell>
              <table:table-cell office:value-type="float" office:value="0.693397">
                <text:p>0.693397</text:p>
              </table:table-cell>
              <table:table-cell office:value-type="float" office:value="0.000244936">
                <text:p>0.000244936</text:p>
              </table:table-cell>
              <table:table-cell office:value-type="float" office:value="0.693704">
                <text:p>0.693704</text:p>
              </table:table-cell>
              <table:table-cell office:value-type="float" office:value="0.000228052">
                <text:p>0.000228052</text:p>
              </table:table-cell>
              <table:table-cell office:value-type="float" office:value="0.694159">
                <text:p>0.694159</text:p>
              </table:table-cell>
              <table:table-cell office:value-type="float" office:value="0.000201177">
                <text:p>0.000201177</text:p>
              </table:table-cell>
              <table:table-cell office:value-type="float" office:value="0.694458">
                <text:p>0.694458</text:p>
              </table:table-cell>
              <table:table-cell office:value-type="float" office:value="0.000185703">
                <text:p>0.000185703</text:p>
              </table:table-cell>
              <table:table-cell office:value-type="float" office:value="0.694754">
                <text:p>0.694754</text:p>
              </table:table-cell>
              <table:table-cell office:value-type="float" office:value="0.000169224">
                <text:p>0.000169224</text:p>
              </table:table-cell>
              <table:table-cell office:value-type="float" office:value="0.695046">
                <text:p>0.695046</text:p>
              </table:table-cell>
              <table:table-cell office:value-type="float" office:value="0.000153719">
                <text:p>0.000153719</text:p>
              </table:table-cell>
              <table:table-cell office:value-type="float" office:value="0.695335">
                <text:p>0.695335</text:p>
              </table:table-cell>
              <table:table-cell office:value-type="float" office:value="0.000139192">
                <text:p>0.000139192</text:p>
              </table:table-cell>
              <table:table-cell office:value-type="float" office:value="0.69562">
                <text:p>0.69562</text:p>
              </table:table-cell>
              <table:table-cell office:value-type="float" office:value="0.000124226">
                <text:p>0.000124226</text:p>
              </table:table-cell>
              <table:table-cell office:value-type="float" office:value="0.69604">
                <text:p>0.69604</text:p>
              </table:table-cell>
              <table:table-cell office:value-type="float" office:value="0.000103799">
                <text:p>0.000103799</text:p>
              </table:table-cell>
              <table:table-cell office:value-type="float" office:value="0.696316">
                <text:p>0.696316</text:p>
              </table:table-cell>
              <table:table-cell office:value-type="float" office:value="0.0000927703">
                <text:p>0.0000927703</text:p>
              </table:table-cell>
              <table:table-cell office:value-type="float" office:value="0.696587">
                <text:p>0.696587</text:p>
              </table:table-cell>
              <table:table-cell office:value-type="float" office:value="0.0000797788">
                <text:p>0.0000797788</text:p>
              </table:table-cell>
              <table:table-cell office:value-type="float" office:value="0.696854">
                <text:p>0.696854</text:p>
              </table:table-cell>
              <table:table-cell office:value-type="float" office:value="0.0000691991">
                <text:p>0.0000691991</text:p>
              </table:table-cell>
              <table:table-cell office:value-type="float" office:value="0.697247">
                <text:p>0.697247</text:p>
              </table:table-cell>
              <table:table-cell office:value-type="float" office:value="0.0000524165">
                <text:p>0.00005241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03551">
                <text:p>0.703551</text:p>
              </table:table-cell>
              <table:table-cell office:value-type="float" office:value="0.000266257">
                <text:p>0.000266257</text:p>
              </table:table-cell>
              <table:table-cell office:value-type="float" office:value="0.703896">
                <text:p>0.703896</text:p>
              </table:table-cell>
              <table:table-cell office:value-type="float" office:value="0.000260494">
                <text:p>0.000260494</text:p>
              </table:table-cell>
              <table:table-cell office:value-type="float" office:value="0.704237">
                <text:p>0.704237</text:p>
              </table:table-cell>
              <table:table-cell office:value-type="float" office:value="0.000244951">
                <text:p>0.000244951</text:p>
              </table:table-cell>
              <table:table-cell office:value-type="float" office:value="0.704575">
                <text:p>0.704575</text:p>
              </table:table-cell>
              <table:table-cell office:value-type="float" office:value="0.000228061">
                <text:p>0.000228061</text:p>
              </table:table-cell>
              <table:table-cell office:value-type="float" office:value="0.705075">
                <text:p>0.705075</text:p>
              </table:table-cell>
              <table:table-cell office:value-type="float" office:value="0.000201181">
                <text:p>0.000201181</text:p>
              </table:table-cell>
              <table:table-cell office:value-type="float" office:value="0.705404">
                <text:p>0.705404</text:p>
              </table:table-cell>
              <table:table-cell office:value-type="float" office:value="0.000185705">
                <text:p>0.000185705</text:p>
              </table:table-cell>
              <table:table-cell office:value-type="float" office:value="0.705729">
                <text:p>0.705729</text:p>
              </table:table-cell>
              <table:table-cell office:value-type="float" office:value="0.000169225">
                <text:p>0.000169225</text:p>
              </table:table-cell>
              <table:table-cell office:value-type="float" office:value="0.706051">
                <text:p>0.706051</text:p>
              </table:table-cell>
              <table:table-cell office:value-type="float" office:value="0.000153719">
                <text:p>0.000153719</text:p>
              </table:table-cell>
              <table:table-cell office:value-type="float" office:value="0.706368">
                <text:p>0.706368</text:p>
              </table:table-cell>
              <table:table-cell office:value-type="float" office:value="0.000139192">
                <text:p>0.000139192</text:p>
              </table:table-cell>
              <table:table-cell office:value-type="float" office:value="0.706682">
                <text:p>0.706682</text:p>
              </table:table-cell>
              <table:table-cell office:value-type="float" office:value="0.000124225">
                <text:p>0.000124225</text:p>
              </table:table-cell>
              <table:table-cell office:value-type="float" office:value="0.707144">
                <text:p>0.707144</text:p>
              </table:table-cell>
              <table:table-cell office:value-type="float" office:value="0.000103799">
                <text:p>0.000103799</text:p>
              </table:table-cell>
              <table:table-cell office:value-type="float" office:value="0.707447">
                <text:p>0.707447</text:p>
              </table:table-cell>
              <table:table-cell office:value-type="float" office:value="0.0000927702">
                <text:p>0.0000927702</text:p>
              </table:table-cell>
              <table:table-cell office:value-type="float" office:value="0.707746">
                <text:p>0.707746</text:p>
              </table:table-cell>
              <table:table-cell office:value-type="float" office:value="0.0000797788">
                <text:p>0.0000797788</text:p>
              </table:table-cell>
              <table:table-cell office:value-type="float" office:value="0.70804">
                <text:p>0.70804</text:p>
              </table:table-cell>
              <table:table-cell office:value-type="float" office:value="0.0000691991">
                <text:p>0.0000691991</text:p>
              </table:table-cell>
              <table:table-cell office:value-type="float" office:value="0.708471">
                <text:p>0.708471</text:p>
              </table:table-cell>
              <table:table-cell office:value-type="float" office:value="0.0000524165">
                <text:p>0.000052416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4328">
                <text:p>0.714328</text:p>
              </table:table-cell>
              <table:table-cell office:value-type="float" office:value="0.00026629">
                <text:p>0.00026629</text:p>
              </table:table-cell>
              <table:table-cell office:value-type="float" office:value="0.714704">
                <text:p>0.714704</text:p>
              </table:table-cell>
              <table:table-cell office:value-type="float" office:value="0.000260514">
                <text:p>0.000260514</text:p>
              </table:table-cell>
              <table:table-cell office:value-type="float" office:value="0.715076">
                <text:p>0.715076</text:p>
              </table:table-cell>
              <table:table-cell office:value-type="float" office:value="0.000244963">
                <text:p>0.000244963</text:p>
              </table:table-cell>
              <table:table-cell office:value-type="float" office:value="0.715445">
                <text:p>0.715445</text:p>
              </table:table-cell>
              <table:table-cell office:value-type="float" office:value="0.000228068">
                <text:p>0.000228068</text:p>
              </table:table-cell>
              <table:table-cell office:value-type="float" office:value="0.715991">
                <text:p>0.715991</text:p>
              </table:table-cell>
              <table:table-cell office:value-type="float" office:value="0.000201183">
                <text:p>0.000201183</text:p>
              </table:table-cell>
              <table:table-cell office:value-type="float" office:value="0.71635">
                <text:p>0.71635</text:p>
              </table:table-cell>
              <table:table-cell office:value-type="float" office:value="0.000185706">
                <text:p>0.000185706</text:p>
              </table:table-cell>
              <table:table-cell office:value-type="float" office:value="0.716705">
                <text:p>0.716705</text:p>
              </table:table-cell>
              <table:table-cell office:value-type="float" office:value="0.000169225">
                <text:p>0.000169225</text:p>
              </table:table-cell>
              <table:table-cell office:value-type="float" office:value="0.717055">
                <text:p>0.717055</text:p>
              </table:table-cell>
              <table:table-cell office:value-type="float" office:value="0.000153719">
                <text:p>0.000153719</text:p>
              </table:table-cell>
              <table:table-cell office:value-type="float" office:value="0.717402">
                <text:p>0.717402</text:p>
              </table:table-cell>
              <table:table-cell office:value-type="float" office:value="0.000139192">
                <text:p>0.000139192</text:p>
              </table:table-cell>
              <table:table-cell office:value-type="float" office:value="0.717744">
                <text:p>0.717744</text:p>
              </table:table-cell>
              <table:table-cell office:value-type="float" office:value="0.000124225">
                <text:p>0.000124225</text:p>
              </table:table-cell>
              <table:table-cell office:value-type="float" office:value="0.718249">
                <text:p>0.718249</text:p>
              </table:table-cell>
              <table:table-cell office:value-type="float" office:value="0.000103799">
                <text:p>0.000103799</text:p>
              </table:table-cell>
              <table:table-cell office:value-type="float" office:value="0.718579">
                <text:p>0.718579</text:p>
              </table:table-cell>
              <table:table-cell office:value-type="float" office:value="0.0000927701">
                <text:p>0.0000927701</text:p>
              </table:table-cell>
              <table:table-cell office:value-type="float" office:value="0.718905">
                <text:p>0.718905</text:p>
              </table:table-cell>
              <table:table-cell office:value-type="float" office:value="0.0000797787">
                <text:p>0.0000797787</text:p>
              </table:table-cell>
              <table:table-cell office:value-type="float" office:value="0.719225">
                <text:p>0.719225</text:p>
              </table:table-cell>
              <table:table-cell office:value-type="float" office:value="0.0000691991">
                <text:p>0.0000691991</text:p>
              </table:table-cell>
              <table:table-cell office:value-type="float" office:value="0.719696">
                <text:p>0.719696</text:p>
              </table:table-cell>
              <table:table-cell office:value-type="float" office:value="0.0000524165">
                <text:p>0.000052416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5106">
                <text:p>0.725106</text:p>
              </table:table-cell>
              <table:table-cell office:value-type="float" office:value="0.000266316">
                <text:p>0.000266316</text:p>
              </table:table-cell>
              <table:table-cell office:value-type="float" office:value="0.725513">
                <text:p>0.725513</text:p>
              </table:table-cell>
              <table:table-cell office:value-type="float" office:value="0.000260531">
                <text:p>0.000260531</text:p>
              </table:table-cell>
              <table:table-cell office:value-type="float" office:value="0.725916">
                <text:p>0.725916</text:p>
              </table:table-cell>
              <table:table-cell office:value-type="float" office:value="0.000244972">
                <text:p>0.000244972</text:p>
              </table:table-cell>
              <table:table-cell office:value-type="float" office:value="0.726315">
                <text:p>0.726315</text:p>
              </table:table-cell>
              <table:table-cell office:value-type="float" office:value="0.000228072">
                <text:p>0.000228072</text:p>
              </table:table-cell>
              <table:table-cell office:value-type="float" office:value="0.726907">
                <text:p>0.726907</text:p>
              </table:table-cell>
              <table:table-cell office:value-type="float" office:value="0.000201184">
                <text:p>0.000201184</text:p>
              </table:table-cell>
              <table:table-cell office:value-type="float" office:value="0.727296">
                <text:p>0.727296</text:p>
              </table:table-cell>
              <table:table-cell office:value-type="float" office:value="0.000185706">
                <text:p>0.000185706</text:p>
              </table:table-cell>
              <table:table-cell office:value-type="float" office:value="0.72768">
                <text:p>0.72768</text:p>
              </table:table-cell>
              <table:table-cell office:value-type="float" office:value="0.000169225">
                <text:p>0.000169225</text:p>
              </table:table-cell>
              <table:table-cell office:value-type="float" office:value="0.72806">
                <text:p>0.72806</text:p>
              </table:table-cell>
              <table:table-cell office:value-type="float" office:value="0.000153718">
                <text:p>0.000153718</text:p>
              </table:table-cell>
              <table:table-cell office:value-type="float" office:value="0.728435">
                <text:p>0.728435</text:p>
              </table:table-cell>
              <table:table-cell office:value-type="float" office:value="0.000139192">
                <text:p>0.000139192</text:p>
              </table:table-cell>
              <table:table-cell office:value-type="float" office:value="0.728806">
                <text:p>0.728806</text:p>
              </table:table-cell>
              <table:table-cell office:value-type="float" office:value="0.000124225">
                <text:p>0.000124225</text:p>
              </table:table-cell>
              <table:table-cell office:value-type="float" office:value="0.729353">
                <text:p>0.729353</text:p>
              </table:table-cell>
              <table:table-cell office:value-type="float" office:value="0.000103799">
                <text:p>0.000103799</text:p>
              </table:table-cell>
              <table:table-cell office:value-type="float" office:value="0.729711">
                <text:p>0.729711</text:p>
              </table:table-cell>
              <table:table-cell office:value-type="float" office:value="0.0000927699">
                <text:p>0.0000927699</text:p>
              </table:table-cell>
              <table:table-cell office:value-type="float" office:value="0.730063">
                <text:p>0.730063</text:p>
              </table:table-cell>
              <table:table-cell office:value-type="float" office:value="0.0000797786">
                <text:p>0.0000797786</text:p>
              </table:table-cell>
              <table:table-cell office:value-type="float" office:value="0.730411">
                <text:p>0.730411</text:p>
              </table:table-cell>
              <table:table-cell office:value-type="float" office:value="0.000069199">
                <text:p>0.000069199</text:p>
              </table:table-cell>
              <table:table-cell office:value-type="float" office:value="0.730921">
                <text:p>0.730921</text:p>
              </table:table-cell>
              <table:table-cell office:value-type="float" office:value="0.0000524164">
                <text:p>0.00005241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5883">
                <text:p>0.735883</text:p>
              </table:table-cell>
              <table:table-cell office:value-type="float" office:value="0.000266338">
                <text:p>0.000266338</text:p>
              </table:table-cell>
              <table:table-cell office:value-type="float" office:value="0.736322">
                <text:p>0.736322</text:p>
              </table:table-cell>
              <table:table-cell office:value-type="float" office:value="0.000260544">
                <text:p>0.000260544</text:p>
              </table:table-cell>
              <table:table-cell office:value-type="float" office:value="0.736756">
                <text:p>0.736756</text:p>
              </table:table-cell>
              <table:table-cell office:value-type="float" office:value="0.000244979">
                <text:p>0.000244979</text:p>
              </table:table-cell>
              <table:table-cell office:value-type="float" office:value="0.737186">
                <text:p>0.737186</text:p>
              </table:table-cell>
              <table:table-cell office:value-type="float" office:value="0.000228076">
                <text:p>0.000228076</text:p>
              </table:table-cell>
              <table:table-cell office:value-type="float" office:value="0.737823">
                <text:p>0.737823</text:p>
              </table:table-cell>
              <table:table-cell office:value-type="float" office:value="0.000201184">
                <text:p>0.000201184</text:p>
              </table:table-cell>
              <table:table-cell office:value-type="float" office:value="0.738241">
                <text:p>0.738241</text:p>
              </table:table-cell>
              <table:table-cell office:value-type="float" office:value="0.000185706">
                <text:p>0.000185706</text:p>
              </table:table-cell>
              <table:table-cell office:value-type="float" office:value="0.738655">
                <text:p>0.738655</text:p>
              </table:table-cell>
              <table:table-cell office:value-type="float" office:value="0.000169224">
                <text:p>0.000169224</text:p>
              </table:table-cell>
              <table:table-cell office:value-type="float" office:value="0.739065">
                <text:p>0.739065</text:p>
              </table:table-cell>
              <table:table-cell office:value-type="float" office:value="0.000153718">
                <text:p>0.000153718</text:p>
              </table:table-cell>
              <table:table-cell office:value-type="float" office:value="0.739469">
                <text:p>0.739469</text:p>
              </table:table-cell>
              <table:table-cell office:value-type="float" office:value="0.000139191">
                <text:p>0.000139191</text:p>
              </table:table-cell>
              <table:table-cell office:value-type="float" office:value="0.739868">
                <text:p>0.739868</text:p>
              </table:table-cell>
              <table:table-cell office:value-type="float" office:value="0.000124224">
                <text:p>0.000124224</text:p>
              </table:table-cell>
              <table:table-cell office:value-type="float" office:value="0.740457">
                <text:p>0.740457</text:p>
              </table:table-cell>
              <table:table-cell office:value-type="float" office:value="0.000103798">
                <text:p>0.000103798</text:p>
              </table:table-cell>
              <table:table-cell office:value-type="float" office:value="0.740842">
                <text:p>0.740842</text:p>
              </table:table-cell>
              <table:table-cell office:value-type="float" office:value="0.0000927697">
                <text:p>0.0000927697</text:p>
              </table:table-cell>
              <table:table-cell office:value-type="float" office:value="0.741222">
                <text:p>0.741222</text:p>
              </table:table-cell>
              <table:table-cell office:value-type="float" office:value="0.0000797784">
                <text:p>0.0000797784</text:p>
              </table:table-cell>
              <table:table-cell office:value-type="float" office:value="0.741596">
                <text:p>0.741596</text:p>
              </table:table-cell>
              <table:table-cell office:value-type="float" office:value="0.0000691989">
                <text:p>0.0000691989</text:p>
              </table:table-cell>
              <table:table-cell office:value-type="float" office:value="0.742145">
                <text:p>0.742145</text:p>
              </table:table-cell>
              <table:table-cell office:value-type="float" office:value="0.0000524164">
                <text:p>0.000052416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6661">
                <text:p>0.746661</text:p>
              </table:table-cell>
              <table:table-cell office:value-type="float" office:value="0.000266356">
                <text:p>0.000266356</text:p>
              </table:table-cell>
              <table:table-cell office:value-type="float" office:value="0.74713">
                <text:p>0.74713</text:p>
              </table:table-cell>
              <table:table-cell office:value-type="float" office:value="0.000260555">
                <text:p>0.000260555</text:p>
              </table:table-cell>
              <table:table-cell office:value-type="float" office:value="0.747596">
                <text:p>0.747596</text:p>
              </table:table-cell>
              <table:table-cell office:value-type="float" office:value="0.000244985">
                <text:p>0.000244985</text:p>
              </table:table-cell>
              <table:table-cell office:value-type="float" office:value="0.748056">
                <text:p>0.748056</text:p>
              </table:table-cell>
              <table:table-cell office:value-type="float" office:value="0.000228078">
                <text:p>0.000228078</text:p>
              </table:table-cell>
              <table:table-cell office:value-type="float" office:value="0.748738">
                <text:p>0.748738</text:p>
              </table:table-cell>
              <table:table-cell office:value-type="float" office:value="0.000201184">
                <text:p>0.000201184</text:p>
              </table:table-cell>
              <table:table-cell office:value-type="float" office:value="0.749187">
                <text:p>0.749187</text:p>
              </table:table-cell>
              <table:table-cell office:value-type="float" office:value="0.000185704">
                <text:p>0.000185704</text:p>
              </table:table-cell>
              <table:table-cell office:value-type="float" office:value="0.749631">
                <text:p>0.749631</text:p>
              </table:table-cell>
              <table:table-cell office:value-type="float" office:value="0.000169223">
                <text:p>0.000169223</text:p>
              </table:table-cell>
              <table:table-cell office:value-type="float" office:value="0.750069">
                <text:p>0.750069</text:p>
              </table:table-cell>
              <table:table-cell office:value-type="float" office:value="0.000153716">
                <text:p>0.000153716</text:p>
              </table:table-cell>
              <table:table-cell office:value-type="float" office:value="0.750502">
                <text:p>0.750502</text:p>
              </table:table-cell>
              <table:table-cell office:value-type="float" office:value="0.00013919">
                <text:p>0.00013919</text:p>
              </table:table-cell>
              <table:table-cell office:value-type="float" office:value="0.75093">
                <text:p>0.75093</text:p>
              </table:table-cell>
              <table:table-cell office:value-type="float" office:value="0.000124224">
                <text:p>0.000124224</text:p>
              </table:table-cell>
              <table:table-cell office:value-type="float" office:value="0.751561">
                <text:p>0.751561</text:p>
              </table:table-cell>
              <table:table-cell office:value-type="float" office:value="0.000103798">
                <text:p>0.000103798</text:p>
              </table:table-cell>
              <table:table-cell office:value-type="float" office:value="0.751974">
                <text:p>0.751974</text:p>
              </table:table-cell>
              <table:table-cell office:value-type="float" office:value="0.0000927693">
                <text:p>0.0000927693</text:p>
              </table:table-cell>
              <table:table-cell office:value-type="float" office:value="0.752381">
                <text:p>0.752381</text:p>
              </table:table-cell>
              <table:table-cell office:value-type="float" office:value="0.0000797781">
                <text:p>0.0000797781</text:p>
              </table:table-cell>
              <table:table-cell office:value-type="float" office:value="0.752781">
                <text:p>0.752781</text:p>
              </table:table-cell>
              <table:table-cell office:value-type="float" office:value="0.0000691987">
                <text:p>0.0000691987</text:p>
              </table:table-cell>
              <table:table-cell office:value-type="float" office:value="0.75337">
                <text:p>0.75337</text:p>
              </table:table-cell>
              <table:table-cell office:value-type="float" office:value="0.0000524163">
                <text:p>0.00005241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7438">
                <text:p>0.757438</text:p>
              </table:table-cell>
              <table:table-cell office:value-type="float" office:value="0.000266374">
                <text:p>0.000266374</text:p>
              </table:table-cell>
              <table:table-cell office:value-type="float" office:value="0.757939">
                <text:p>0.757939</text:p>
              </table:table-cell>
              <table:table-cell office:value-type="float" office:value="0.000260565">
                <text:p>0.000260565</text:p>
              </table:table-cell>
              <table:table-cell office:value-type="float" office:value="0.758435">
                <text:p>0.758435</text:p>
              </table:table-cell>
              <table:table-cell office:value-type="float" office:value="0.00024499">
                <text:p>0.00024499</text:p>
              </table:table-cell>
              <table:table-cell office:value-type="float" office:value="0.758927">
                <text:p>0.758927</text:p>
              </table:table-cell>
              <table:table-cell office:value-type="float" office:value="0.000228079">
                <text:p>0.000228079</text:p>
              </table:table-cell>
              <table:table-cell office:value-type="float" office:value="0.759654">
                <text:p>0.759654</text:p>
              </table:table-cell>
              <table:table-cell office:value-type="float" office:value="0.000201183">
                <text:p>0.000201183</text:p>
              </table:table-cell>
              <table:table-cell office:value-type="float" office:value="0.760133">
                <text:p>0.760133</text:p>
              </table:table-cell>
              <table:table-cell office:value-type="float" office:value="0.000185703">
                <text:p>0.000185703</text:p>
              </table:table-cell>
              <table:table-cell office:value-type="float" office:value="0.760606">
                <text:p>0.760606</text:p>
              </table:table-cell>
              <table:table-cell office:value-type="float" office:value="0.000169221">
                <text:p>0.000169221</text:p>
              </table:table-cell>
              <table:table-cell office:value-type="float" office:value="0.761074">
                <text:p>0.761074</text:p>
              </table:table-cell>
              <table:table-cell office:value-type="float" office:value="0.000153715">
                <text:p>0.000153715</text:p>
              </table:table-cell>
              <table:table-cell office:value-type="float" office:value="0.761536">
                <text:p>0.761536</text:p>
              </table:table-cell>
              <table:table-cell office:value-type="float" office:value="0.000139189">
                <text:p>0.000139189</text:p>
              </table:table-cell>
              <table:table-cell office:value-type="float" office:value="0.761992">
                <text:p>0.761992</text:p>
              </table:table-cell>
              <table:table-cell office:value-type="float" office:value="0.000124222">
                <text:p>0.000124222</text:p>
              </table:table-cell>
              <table:table-cell office:value-type="float" office:value="0.762665">
                <text:p>0.762665</text:p>
              </table:table-cell>
              <table:table-cell office:value-type="float" office:value="0.000103797">
                <text:p>0.000103797</text:p>
              </table:table-cell>
              <table:table-cell office:value-type="float" office:value="0.763105">
                <text:p>0.763105</text:p>
              </table:table-cell>
              <table:table-cell office:value-type="float" office:value="0.0000927687">
                <text:p>0.0000927687</text:p>
              </table:table-cell>
              <table:table-cell office:value-type="float" office:value="0.763539">
                <text:p>0.763539</text:p>
              </table:table-cell>
              <table:table-cell office:value-type="float" office:value="0.0000797778">
                <text:p>0.0000797778</text:p>
              </table:table-cell>
              <table:table-cell office:value-type="float" office:value="0.763967">
                <text:p>0.763967</text:p>
              </table:table-cell>
              <table:table-cell office:value-type="float" office:value="0.0000691984">
                <text:p>0.0000691984</text:p>
              </table:table-cell>
              <table:table-cell office:value-type="float" office:value="0.764595">
                <text:p>0.764595</text:p>
              </table:table-cell>
              <table:table-cell office:value-type="float" office:value="0.0000524162">
                <text:p>0.00005241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8215">
                <text:p>0.768215</text:p>
              </table:table-cell>
              <table:table-cell office:value-type="float" office:value="0.00026639">
                <text:p>0.00026639</text:p>
              </table:table-cell>
              <table:table-cell office:value-type="float" office:value="0.768748">
                <text:p>0.768748</text:p>
              </table:table-cell>
              <table:table-cell office:value-type="float" office:value="0.000260574">
                <text:p>0.000260574</text:p>
              </table:table-cell>
              <table:table-cell office:value-type="float" office:value="0.769275">
                <text:p>0.769275</text:p>
              </table:table-cell>
              <table:table-cell office:value-type="float" office:value="0.000244994">
                <text:p>0.000244994</text:p>
              </table:table-cell>
              <table:table-cell office:value-type="float" office:value="0.769797">
                <text:p>0.769797</text:p>
              </table:table-cell>
              <table:table-cell office:value-type="float" office:value="0.000228079">
                <text:p>0.000228079</text:p>
              </table:table-cell>
              <table:table-cell office:value-type="float" office:value="0.77057">
                <text:p>0.77057</text:p>
              </table:table-cell>
              <table:table-cell office:value-type="float" office:value="0.00020118">
                <text:p>0.00020118</text:p>
              </table:table-cell>
              <table:table-cell office:value-type="float" office:value="0.771079">
                <text:p>0.771079</text:p>
              </table:table-cell>
              <table:table-cell office:value-type="float" office:value="0.0001857">
                <text:p>0.0001857</text:p>
              </table:table-cell>
              <table:table-cell office:value-type="float" office:value="0.771582">
                <text:p>0.771582</text:p>
              </table:table-cell>
              <table:table-cell office:value-type="float" office:value="0.000169218">
                <text:p>0.000169218</text:p>
              </table:table-cell>
              <table:table-cell office:value-type="float" office:value="0.772078">
                <text:p>0.772078</text:p>
              </table:table-cell>
              <table:table-cell office:value-type="float" office:value="0.000153712">
                <text:p>0.000153712</text:p>
              </table:table-cell>
              <table:table-cell office:value-type="float" office:value="0.772569">
                <text:p>0.772569</text:p>
              </table:table-cell>
              <table:table-cell office:value-type="float" office:value="0.000139187">
                <text:p>0.000139187</text:p>
              </table:table-cell>
              <table:table-cell office:value-type="float" office:value="0.773054">
                <text:p>0.773054</text:p>
              </table:table-cell>
              <table:table-cell office:value-type="float" office:value="0.000124221">
                <text:p>0.000124221</text:p>
              </table:table-cell>
              <table:table-cell office:value-type="float" office:value="0.773769">
                <text:p>0.773769</text:p>
              </table:table-cell>
              <table:table-cell office:value-type="float" office:value="0.000103796">
                <text:p>0.000103796</text:p>
              </table:table-cell>
              <table:table-cell office:value-type="float" office:value="0.774237">
                <text:p>0.774237</text:p>
              </table:table-cell>
              <table:table-cell office:value-type="float" office:value="0.0000927679">
                <text:p>0.0000927679</text:p>
              </table:table-cell>
              <table:table-cell office:value-type="float" office:value="0.774698">
                <text:p>0.774698</text:p>
              </table:table-cell>
              <table:table-cell office:value-type="float" office:value="0.0000797772">
                <text:p>0.0000797772</text:p>
              </table:table-cell>
              <table:table-cell office:value-type="float" office:value="0.775152">
                <text:p>0.775152</text:p>
              </table:table-cell>
              <table:table-cell office:value-type="float" office:value="0.0000691981">
                <text:p>0.0000691981</text:p>
              </table:table-cell>
              <table:table-cell office:value-type="float" office:value="0.775819">
                <text:p>0.775819</text:p>
              </table:table-cell>
              <table:table-cell office:value-type="float" office:value="0.000052416">
                <text:p>0.00005241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78993">
                <text:p>0.778993</text:p>
              </table:table-cell>
              <table:table-cell office:value-type="float" office:value="0.000266408">
                <text:p>0.000266408</text:p>
              </table:table-cell>
              <table:table-cell office:value-type="float" office:value="0.779556">
                <text:p>0.779556</text:p>
              </table:table-cell>
              <table:table-cell office:value-type="float" office:value="0.000260584">
                <text:p>0.000260584</text:p>
              </table:table-cell>
              <table:table-cell office:value-type="float" office:value="0.780115">
                <text:p>0.780115</text:p>
              </table:table-cell>
              <table:table-cell office:value-type="float" office:value="0.000244998">
                <text:p>0.000244998</text:p>
              </table:table-cell>
              <table:table-cell office:value-type="float" office:value="0.780668">
                <text:p>0.780668</text:p>
              </table:table-cell>
              <table:table-cell office:value-type="float" office:value="0.000228079">
                <text:p>0.000228079</text:p>
              </table:table-cell>
              <table:table-cell office:value-type="float" office:value="0.781486">
                <text:p>0.781486</text:p>
              </table:table-cell>
              <table:table-cell office:value-type="float" office:value="0.000201177">
                <text:p>0.000201177</text:p>
              </table:table-cell>
              <table:table-cell office:value-type="float" office:value="0.782025">
                <text:p>0.782025</text:p>
              </table:table-cell>
              <table:table-cell office:value-type="float" office:value="0.000185696">
                <text:p>0.000185696</text:p>
              </table:table-cell>
              <table:table-cell office:value-type="float" office:value="0.782557">
                <text:p>0.782557</text:p>
              </table:table-cell>
              <table:table-cell office:value-type="float" office:value="0.000169214">
                <text:p>0.000169214</text:p>
              </table:table-cell>
              <table:table-cell office:value-type="float" office:value="0.783083">
                <text:p>0.783083</text:p>
              </table:table-cell>
              <table:table-cell office:value-type="float" office:value="0.000153709">
                <text:p>0.000153709</text:p>
              </table:table-cell>
              <table:table-cell office:value-type="float" office:value="0.783603">
                <text:p>0.783603</text:p>
              </table:table-cell>
              <table:table-cell office:value-type="float" office:value="0.000139184">
                <text:p>0.000139184</text:p>
              </table:table-cell>
              <table:table-cell office:value-type="float" office:value="0.784116">
                <text:p>0.784116</text:p>
              </table:table-cell>
              <table:table-cell office:value-type="float" office:value="0.000124218">
                <text:p>0.000124218</text:p>
              </table:table-cell>
              <table:table-cell office:value-type="float" office:value="0.784873">
                <text:p>0.784873</text:p>
              </table:table-cell>
              <table:table-cell office:value-type="float" office:value="0.000103794">
                <text:p>0.000103794</text:p>
              </table:table-cell>
              <table:table-cell office:value-type="float" office:value="0.785369">
                <text:p>0.785369</text:p>
              </table:table-cell>
              <table:table-cell office:value-type="float" office:value="0.0000927668">
                <text:p>0.0000927668</text:p>
              </table:table-cell>
              <table:table-cell office:value-type="float" office:value="0.785857">
                <text:p>0.785857</text:p>
              </table:table-cell>
              <table:table-cell office:value-type="float" office:value="0.0000797763">
                <text:p>0.0000797763</text:p>
              </table:table-cell>
              <table:table-cell office:value-type="float" office:value="0.786338">
                <text:p>0.786338</text:p>
              </table:table-cell>
              <table:table-cell office:value-type="float" office:value="0.0000691975">
                <text:p>0.0000691975</text:p>
              </table:table-cell>
              <table:table-cell office:value-type="float" office:value="0.787044">
                <text:p>0.787044</text:p>
              </table:table-cell>
              <table:table-cell office:value-type="float" office:value="0.0000524157">
                <text:p>0.00005241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8977">
                <text:p>0.78977</text:p>
              </table:table-cell>
              <table:table-cell office:value-type="float" office:value="0.000266428">
                <text:p>0.000266428</text:p>
              </table:table-cell>
              <table:table-cell office:value-type="float" office:value="0.790365">
                <text:p>0.790365</text:p>
              </table:table-cell>
              <table:table-cell office:value-type="float" office:value="0.000260595">
                <text:p>0.000260595</text:p>
              </table:table-cell>
              <table:table-cell office:value-type="float" office:value="0.790954">
                <text:p>0.790954</text:p>
              </table:table-cell>
              <table:table-cell office:value-type="float" office:value="0.000245002">
                <text:p>0.000245002</text:p>
              </table:table-cell>
              <table:table-cell office:value-type="float" office:value="0.791538">
                <text:p>0.791538</text:p>
              </table:table-cell>
              <table:table-cell office:value-type="float" office:value="0.000228078">
                <text:p>0.000228078</text:p>
              </table:table-cell>
              <table:table-cell office:value-type="float" office:value="0.792402">
                <text:p>0.792402</text:p>
              </table:table-cell>
              <table:table-cell office:value-type="float" office:value="0.000201171">
                <text:p>0.000201171</text:p>
              </table:table-cell>
              <table:table-cell office:value-type="float" office:value="0.79297">
                <text:p>0.79297</text:p>
              </table:table-cell>
              <table:table-cell office:value-type="float" office:value="0.00018569">
                <text:p>0.00018569</text:p>
              </table:table-cell>
              <table:table-cell office:value-type="float" office:value="0.793532">
                <text:p>0.793532</text:p>
              </table:table-cell>
              <table:table-cell office:value-type="float" office:value="0.000169208">
                <text:p>0.000169208</text:p>
              </table:table-cell>
              <table:table-cell office:value-type="float" office:value="0.794088">
                <text:p>0.794088</text:p>
              </table:table-cell>
              <table:table-cell office:value-type="float" office:value="0.000153704">
                <text:p>0.000153704</text:p>
              </table:table-cell>
              <table:table-cell office:value-type="float" office:value="0.794636">
                <text:p>0.794636</text:p>
              </table:table-cell>
              <table:table-cell office:value-type="float" office:value="0.00013918">
                <text:p>0.00013918</text:p>
              </table:table-cell>
              <table:table-cell office:value-type="float" office:value="0.795178">
                <text:p>0.795178</text:p>
              </table:table-cell>
              <table:table-cell office:value-type="float" office:value="0.000124215">
                <text:p>0.000124215</text:p>
              </table:table-cell>
              <table:table-cell office:value-type="float" office:value="0.795977">
                <text:p>0.795977</text:p>
              </table:table-cell>
              <table:table-cell office:value-type="float" office:value="0.000103792">
                <text:p>0.000103792</text:p>
              </table:table-cell>
              <table:table-cell office:value-type="float" office:value="0.7965">
                <text:p>0.7965</text:p>
              </table:table-cell>
              <table:table-cell office:value-type="float" office:value="0.0000927651">
                <text:p>0.0000927651</text:p>
              </table:table-cell>
              <table:table-cell office:value-type="float" office:value="0.797016">
                <text:p>0.797016</text:p>
              </table:table-cell>
              <table:table-cell office:value-type="float" office:value="0.0000797751">
                <text:p>0.0000797751</text:p>
              </table:table-cell>
              <table:table-cell office:value-type="float" office:value="0.797523">
                <text:p>0.797523</text:p>
              </table:table-cell>
              <table:table-cell office:value-type="float" office:value="0.0000691967">
                <text:p>0.0000691967</text:p>
              </table:table-cell>
              <table:table-cell office:value-type="float" office:value="0.798269">
                <text:p>0.798269</text:p>
              </table:table-cell>
              <table:table-cell office:value-type="float" office:value="0.0000524152">
                <text:p>0.000052415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0547">
                <text:p>0.800547</text:p>
              </table:table-cell>
              <table:table-cell office:value-type="float" office:value="0.000266452">
                <text:p>0.000266452</text:p>
              </table:table-cell>
              <table:table-cell office:value-type="float" office:value="0.801174">
                <text:p>0.801174</text:p>
              </table:table-cell>
              <table:table-cell office:value-type="float" office:value="0.000260608">
                <text:p>0.000260608</text:p>
              </table:table-cell>
              <table:table-cell office:value-type="float" office:value="0.801794">
                <text:p>0.801794</text:p>
              </table:table-cell>
              <table:table-cell office:value-type="float" office:value="0.000245006">
                <text:p>0.000245006</text:p>
              </table:table-cell>
              <table:table-cell office:value-type="float" office:value="0.802408">
                <text:p>0.802408</text:p>
              </table:table-cell>
              <table:table-cell office:value-type="float" office:value="0.000228076">
                <text:p>0.000228076</text:p>
              </table:table-cell>
              <table:table-cell office:value-type="float" office:value="0.803318">
                <text:p>0.803318</text:p>
              </table:table-cell>
              <table:table-cell office:value-type="float" office:value="0.000201164">
                <text:p>0.000201164</text:p>
              </table:table-cell>
              <table:table-cell office:value-type="float" office:value="0.803916">
                <text:p>0.803916</text:p>
              </table:table-cell>
              <table:table-cell office:value-type="float" office:value="0.000185683">
                <text:p>0.000185683</text:p>
              </table:table-cell>
              <table:table-cell office:value-type="float" office:value="0.804508">
                <text:p>0.804508</text:p>
              </table:table-cell>
              <table:table-cell office:value-type="float" office:value="0.000169201">
                <text:p>0.000169201</text:p>
              </table:table-cell>
              <table:table-cell office:value-type="float" office:value="0.805092">
                <text:p>0.805092</text:p>
              </table:table-cell>
              <table:table-cell office:value-type="float" office:value="0.000153697">
                <text:p>0.000153697</text:p>
              </table:table-cell>
              <table:table-cell office:value-type="float" office:value="0.80567">
                <text:p>0.80567</text:p>
              </table:table-cell>
              <table:table-cell office:value-type="float" office:value="0.000139174">
                <text:p>0.000139174</text:p>
              </table:table-cell>
              <table:table-cell office:value-type="float" office:value="0.80624">
                <text:p>0.80624</text:p>
              </table:table-cell>
              <table:table-cell office:value-type="float" office:value="0.00012421">
                <text:p>0.00012421</text:p>
              </table:table-cell>
              <table:table-cell office:value-type="float" office:value="0.807081">
                <text:p>0.807081</text:p>
              </table:table-cell>
              <table:table-cell office:value-type="float" office:value="0.000103788">
                <text:p>0.000103788</text:p>
              </table:table-cell>
              <table:table-cell office:value-type="float" office:value="0.807632">
                <text:p>0.807632</text:p>
              </table:table-cell>
              <table:table-cell office:value-type="float" office:value="0.0000927626">
                <text:p>0.0000927626</text:p>
              </table:table-cell>
              <table:table-cell office:value-type="float" office:value="0.808174">
                <text:p>0.808174</text:p>
              </table:table-cell>
              <table:table-cell office:value-type="float" office:value="0.0000797733">
                <text:p>0.0000797733</text:p>
              </table:table-cell>
              <table:table-cell office:value-type="float" office:value="0.808709">
                <text:p>0.808709</text:p>
              </table:table-cell>
              <table:table-cell office:value-type="float" office:value="0.0000691954">
                <text:p>0.0000691954</text:p>
              </table:table-cell>
              <table:table-cell office:value-type="float" office:value="0.809494">
                <text:p>0.809494</text:p>
              </table:table-cell>
              <table:table-cell office:value-type="float" office:value="0.0000524145">
                <text:p>0.00005241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1325">
                <text:p>0.811325</text:p>
              </table:table-cell>
              <table:table-cell office:value-type="float" office:value="0.000266481">
                <text:p>0.000266481</text:p>
              </table:table-cell>
              <table:table-cell office:value-type="float" office:value="0.811982">
                <text:p>0.811982</text:p>
              </table:table-cell>
              <table:table-cell office:value-type="float" office:value="0.000260624">
                <text:p>0.000260624</text:p>
              </table:table-cell>
              <table:table-cell office:value-type="float" office:value="0.812634">
                <text:p>0.812634</text:p>
              </table:table-cell>
              <table:table-cell office:value-type="float" office:value="0.000245011">
                <text:p>0.000245011</text:p>
              </table:table-cell>
              <table:table-cell office:value-type="float" office:value="0.813279">
                <text:p>0.813279</text:p>
              </table:table-cell>
              <table:table-cell office:value-type="float" office:value="0.000228072">
                <text:p>0.000228072</text:p>
              </table:table-cell>
              <table:table-cell office:value-type="float" office:value="0.814234">
                <text:p>0.814234</text:p>
              </table:table-cell>
              <table:table-cell office:value-type="float" office:value="0.000201154">
                <text:p>0.000201154</text:p>
              </table:table-cell>
              <table:table-cell office:value-type="float" office:value="0.814862">
                <text:p>0.814862</text:p>
              </table:table-cell>
              <table:table-cell office:value-type="float" office:value="0.000185672">
                <text:p>0.000185672</text:p>
              </table:table-cell>
              <table:table-cell office:value-type="float" office:value="0.815483">
                <text:p>0.815483</text:p>
              </table:table-cell>
              <table:table-cell office:value-type="float" office:value="0.00016919">
                <text:p>0.00016919</text:p>
              </table:table-cell>
              <table:table-cell office:value-type="float" office:value="0.816097">
                <text:p>0.816097</text:p>
              </table:table-cell>
              <table:table-cell office:value-type="float" office:value="0.000153687">
                <text:p>0.000153687</text:p>
              </table:table-cell>
              <table:table-cell office:value-type="float" office:value="0.816703">
                <text:p>0.816703</text:p>
              </table:table-cell>
              <table:table-cell office:value-type="float" office:value="0.000139166">
                <text:p>0.000139166</text:p>
              </table:table-cell>
              <table:table-cell office:value-type="float" office:value="0.817302">
                <text:p>0.817302</text:p>
              </table:table-cell>
              <table:table-cell office:value-type="float" office:value="0.000124203">
                <text:p>0.000124203</text:p>
              </table:table-cell>
              <table:table-cell office:value-type="float" office:value="0.818185">
                <text:p>0.818185</text:p>
              </table:table-cell>
              <table:table-cell office:value-type="float" office:value="0.000103784">
                <text:p>0.000103784</text:p>
              </table:table-cell>
              <table:table-cell office:value-type="float" office:value="0.818763">
                <text:p>0.818763</text:p>
              </table:table-cell>
              <table:table-cell office:value-type="float" office:value="0.000092759">
                <text:p>0.000092759</text:p>
              </table:table-cell>
              <table:table-cell office:value-type="float" office:value="0.819333">
                <text:p>0.819333</text:p>
              </table:table-cell>
              <table:table-cell office:value-type="float" office:value="0.0000797705">
                <text:p>0.0000797705</text:p>
              </table:table-cell>
              <table:table-cell office:value-type="float" office:value="0.819894">
                <text:p>0.819894</text:p>
              </table:table-cell>
              <table:table-cell office:value-type="float" office:value="0.0000691935">
                <text:p>0.0000691935</text:p>
              </table:table-cell>
              <table:table-cell office:value-type="float" office:value="0.820718">
                <text:p>0.820718</text:p>
              </table:table-cell>
              <table:table-cell office:value-type="float" office:value="0.0000524135">
                <text:p>0.00005241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2102">
                <text:p>0.822102</text:p>
              </table:table-cell>
              <table:table-cell office:value-type="float" office:value="0.000266518">
                <text:p>0.000266518</text:p>
              </table:table-cell>
              <table:table-cell office:value-type="float" office:value="0.822791">
                <text:p>0.822791</text:p>
              </table:table-cell>
              <table:table-cell office:value-type="float" office:value="0.000260645">
                <text:p>0.000260645</text:p>
              </table:table-cell>
              <table:table-cell office:value-type="float" office:value="0.823474">
                <text:p>0.823474</text:p>
              </table:table-cell>
              <table:table-cell office:value-type="float" office:value="0.000245017">
                <text:p>0.000245017</text:p>
              </table:table-cell>
              <table:table-cell office:value-type="float" office:value="0.824149">
                <text:p>0.824149</text:p>
              </table:table-cell>
              <table:table-cell office:value-type="float" office:value="0.000228067">
                <text:p>0.000228067</text:p>
              </table:table-cell>
              <table:table-cell office:value-type="float" office:value="0.82515">
                <text:p>0.82515</text:p>
              </table:table-cell>
              <table:table-cell office:value-type="float" office:value="0.000201141">
                <text:p>0.000201141</text:p>
              </table:table-cell>
              <table:table-cell office:value-type="float" office:value="0.825808">
                <text:p>0.825808</text:p>
              </table:table-cell>
              <table:table-cell office:value-type="float" office:value="0.000185658">
                <text:p>0.000185658</text:p>
              </table:table-cell>
              <table:table-cell office:value-type="float" office:value="0.826458">
                <text:p>0.826458</text:p>
              </table:table-cell>
              <table:table-cell office:value-type="float" office:value="0.000169175">
                <text:p>0.000169175</text:p>
              </table:table-cell>
              <table:table-cell office:value-type="float" office:value="0.827102">
                <text:p>0.827102</text:p>
              </table:table-cell>
              <table:table-cell office:value-type="float" office:value="0.000153674">
                <text:p>0.000153674</text:p>
              </table:table-cell>
              <table:table-cell office:value-type="float" office:value="0.827737">
                <text:p>0.827737</text:p>
              </table:table-cell>
              <table:table-cell office:value-type="float" office:value="0.000139154">
                <text:p>0.000139154</text:p>
              </table:table-cell>
              <table:table-cell office:value-type="float" office:value="0.828364">
                <text:p>0.828364</text:p>
              </table:table-cell>
              <table:table-cell office:value-type="float" office:value="0.000124193">
                <text:p>0.000124193</text:p>
              </table:table-cell>
              <table:table-cell office:value-type="float" office:value="0.829289">
                <text:p>0.829289</text:p>
              </table:table-cell>
              <table:table-cell office:value-type="float" office:value="0.000103777">
                <text:p>0.000103777</text:p>
              </table:table-cell>
              <table:table-cell office:value-type="float" office:value="0.829895">
                <text:p>0.829895</text:p>
              </table:table-cell>
              <table:table-cell office:value-type="float" office:value="0.0000927537">
                <text:p>0.0000927537</text:p>
              </table:table-cell>
              <table:table-cell office:value-type="float" office:value="0.830492">
                <text:p>0.830492</text:p>
              </table:table-cell>
              <table:table-cell office:value-type="float" office:value="0.0000797665">
                <text:p>0.0000797665</text:p>
              </table:table-cell>
              <table:table-cell office:value-type="float" office:value="0.831079">
                <text:p>0.831079</text:p>
              </table:table-cell>
              <table:table-cell office:value-type="float" office:value="0.0000691907">
                <text:p>0.0000691907</text:p>
              </table:table-cell>
              <table:table-cell office:value-type="float" office:value="0.831943">
                <text:p>0.831943</text:p>
              </table:table-cell>
              <table:table-cell office:value-type="float" office:value="0.0000524119">
                <text:p>0.00005241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288">
                <text:p>0.83288</text:p>
              </table:table-cell>
              <table:table-cell office:value-type="float" office:value="0.000266565">
                <text:p>0.000266565</text:p>
              </table:table-cell>
              <table:table-cell office:value-type="float" office:value="0.8336">
                <text:p>0.8336</text:p>
              </table:table-cell>
              <table:table-cell office:value-type="float" office:value="0.00026067">
                <text:p>0.00026067</text:p>
              </table:table-cell>
              <table:table-cell office:value-type="float" office:value="0.834313">
                <text:p>0.834313</text:p>
              </table:table-cell>
              <table:table-cell office:value-type="float" office:value="0.000245025">
                <text:p>0.000245025</text:p>
              </table:table-cell>
              <table:table-cell office:value-type="float" office:value="0.83502">
                <text:p>0.83502</text:p>
              </table:table-cell>
              <table:table-cell office:value-type="float" office:value="0.000228061">
                <text:p>0.000228061</text:p>
              </table:table-cell>
              <table:table-cell office:value-type="float" office:value="0.836066">
                <text:p>0.836066</text:p>
              </table:table-cell>
              <table:table-cell office:value-type="float" office:value="0.000201122">
                <text:p>0.000201122</text:p>
              </table:table-cell>
              <table:table-cell office:value-type="float" office:value="0.836754">
                <text:p>0.836754</text:p>
              </table:table-cell>
              <table:table-cell office:value-type="float" office:value="0.000185638">
                <text:p>0.000185638</text:p>
              </table:table-cell>
              <table:table-cell office:value-type="float" office:value="0.837434">
                <text:p>0.837434</text:p>
              </table:table-cell>
              <table:table-cell office:value-type="float" office:value="0.000169155">
                <text:p>0.000169155</text:p>
              </table:table-cell>
              <table:table-cell office:value-type="float" office:value="0.838106">
                <text:p>0.838106</text:p>
              </table:table-cell>
              <table:table-cell office:value-type="float" office:value="0.000153655">
                <text:p>0.000153655</text:p>
              </table:table-cell>
              <table:table-cell office:value-type="float" office:value="0.83877">
                <text:p>0.83877</text:p>
              </table:table-cell>
              <table:table-cell office:value-type="float" office:value="0.000139138">
                <text:p>0.000139138</text:p>
              </table:table-cell>
              <table:table-cell office:value-type="float" office:value="0.839426">
                <text:p>0.839426</text:p>
              </table:table-cell>
              <table:table-cell office:value-type="float" office:value="0.000124179">
                <text:p>0.000124179</text:p>
              </table:table-cell>
              <table:table-cell office:value-type="float" office:value="0.840393">
                <text:p>0.840393</text:p>
              </table:table-cell>
              <table:table-cell office:value-type="float" office:value="0.000103767">
                <text:p>0.000103767</text:p>
              </table:table-cell>
              <table:table-cell office:value-type="float" office:value="0.841026">
                <text:p>0.841026</text:p>
              </table:table-cell>
              <table:table-cell office:value-type="float" office:value="0.000092746">
                <text:p>0.000092746</text:p>
              </table:table-cell>
              <table:table-cell office:value-type="float" office:value="0.84165">
                <text:p>0.84165</text:p>
              </table:table-cell>
              <table:table-cell office:value-type="float" office:value="0.0000797606">
                <text:p>0.0000797606</text:p>
              </table:table-cell>
              <table:table-cell office:value-type="float" office:value="0.842265">
                <text:p>0.842265</text:p>
              </table:table-cell>
              <table:table-cell office:value-type="float" office:value="0.0000691864">
                <text:p>0.0000691864</text:p>
              </table:table-cell>
              <table:table-cell office:value-type="float" office:value="0.843168">
                <text:p>0.843168</text:p>
              </table:table-cell>
              <table:table-cell office:value-type="float" office:value="0.0000524094">
                <text:p>0.000052409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3657">
                <text:p>0.843657</text:p>
              </table:table-cell>
              <table:table-cell office:value-type="float" office:value="0.000266627">
                <text:p>0.000266627</text:p>
              </table:table-cell>
              <table:table-cell office:value-type="float" office:value="0.844409">
                <text:p>0.844409</text:p>
              </table:table-cell>
              <table:table-cell office:value-type="float" office:value="0.000260704">
                <text:p>0.000260704</text:p>
              </table:table-cell>
              <table:table-cell office:value-type="float" office:value="0.845153">
                <text:p>0.845153</text:p>
              </table:table-cell>
              <table:table-cell office:value-type="float" office:value="0.000245034">
                <text:p>0.000245034</text:p>
              </table:table-cell>
              <table:table-cell office:value-type="float" office:value="0.84589">
                <text:p>0.84589</text:p>
              </table:table-cell>
              <table:table-cell office:value-type="float" office:value="0.000228052">
                <text:p>0.000228052</text:p>
              </table:table-cell>
              <table:table-cell office:value-type="float" office:value="0.846982">
                <text:p>0.846982</text:p>
              </table:table-cell>
              <table:table-cell office:value-type="float" office:value="0.000201097">
                <text:p>0.000201097</text:p>
              </table:table-cell>
              <table:table-cell office:value-type="float" office:value="0.847699">
                <text:p>0.847699</text:p>
              </table:table-cell>
              <table:table-cell office:value-type="float" office:value="0.00018561">
                <text:p>0.00018561</text:p>
              </table:table-cell>
              <table:table-cell office:value-type="float" office:value="0.848409">
                <text:p>0.848409</text:p>
              </table:table-cell>
              <table:table-cell office:value-type="float" office:value="0.000169127">
                <text:p>0.000169127</text:p>
              </table:table-cell>
              <table:table-cell office:value-type="float" office:value="0.849111">
                <text:p>0.849111</text:p>
              </table:table-cell>
              <table:table-cell office:value-type="float" office:value="0.000153629">
                <text:p>0.000153629</text:p>
              </table:table-cell>
              <table:table-cell office:value-type="float" office:value="0.849804">
                <text:p>0.849804</text:p>
              </table:table-cell>
              <table:table-cell office:value-type="float" office:value="0.000139115">
                <text:p>0.000139115</text:p>
              </table:table-cell>
              <table:table-cell office:value-type="float" office:value="0.850488">
                <text:p>0.850488</text:p>
              </table:table-cell>
              <table:table-cell office:value-type="float" office:value="0.000124159">
                <text:p>0.000124159</text:p>
              </table:table-cell>
              <table:table-cell office:value-type="float" office:value="0.851497">
                <text:p>0.851497</text:p>
              </table:table-cell>
              <table:table-cell office:value-type="float" office:value="0.000103752">
                <text:p>0.000103752</text:p>
              </table:table-cell>
              <table:table-cell office:value-type="float" office:value="0.852158">
                <text:p>0.852158</text:p>
              </table:table-cell>
              <table:table-cell office:value-type="float" office:value="0.0000927348">
                <text:p>0.0000927348</text:p>
              </table:table-cell>
              <table:table-cell office:value-type="float" office:value="0.852809">
                <text:p>0.852809</text:p>
              </table:table-cell>
              <table:table-cell office:value-type="float" office:value="0.0000797519">
                <text:p>0.0000797519</text:p>
              </table:table-cell>
              <table:table-cell office:value-type="float" office:value="0.85345">
                <text:p>0.85345</text:p>
              </table:table-cell>
              <table:table-cell office:value-type="float" office:value="0.0000691801">
                <text:p>0.0000691801</text:p>
              </table:table-cell>
              <table:table-cell office:value-type="float" office:value="0.854392">
                <text:p>0.854392</text:p>
              </table:table-cell>
              <table:table-cell office:value-type="float" office:value="0.0000524057">
                <text:p>0.000052405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4434">
                <text:p>0.854434</text:p>
              </table:table-cell>
              <table:table-cell office:value-type="float" office:value="0.000266707">
                <text:p>0.000266707</text:p>
              </table:table-cell>
              <table:table-cell office:value-type="float" office:value="0.855217">
                <text:p>0.855217</text:p>
              </table:table-cell>
              <table:table-cell office:value-type="float" office:value="0.000260749">
                <text:p>0.000260749</text:p>
              </table:table-cell>
              <table:table-cell office:value-type="float" office:value="0.855993">
                <text:p>0.855993</text:p>
              </table:table-cell>
              <table:table-cell office:value-type="float" office:value="0.000245047">
                <text:p>0.000245047</text:p>
              </table:table-cell>
              <table:table-cell office:value-type="float" office:value="0.85676">
                <text:p>0.85676</text:p>
              </table:table-cell>
              <table:table-cell office:value-type="float" office:value="0.00022804">
                <text:p>0.00022804</text:p>
              </table:table-cell>
              <table:table-cell office:value-type="float" office:value="0.857897">
                <text:p>0.857897</text:p>
              </table:table-cell>
              <table:table-cell office:value-type="float" office:value="0.000201063">
                <text:p>0.000201063</text:p>
              </table:table-cell>
              <table:table-cell office:value-type="float" office:value="0.858645">
                <text:p>0.858645</text:p>
              </table:table-cell>
              <table:table-cell office:value-type="float" office:value="0.000185573">
                <text:p>0.000185573</text:p>
              </table:table-cell>
              <table:table-cell office:value-type="float" office:value="0.859385">
                <text:p>0.859385</text:p>
              </table:table-cell>
              <table:table-cell office:value-type="float" office:value="0.000169089">
                <text:p>0.000169089</text:p>
              </table:table-cell>
              <table:table-cell office:value-type="float" office:value="0.860115">
                <text:p>0.860115</text:p>
              </table:table-cell>
              <table:table-cell office:value-type="float" office:value="0.000153593">
                <text:p>0.000153593</text:p>
              </table:table-cell>
              <table:table-cell office:value-type="float" office:value="0.860837">
                <text:p>0.860837</text:p>
              </table:table-cell>
              <table:table-cell office:value-type="float" office:value="0.000139084">
                <text:p>0.000139084</text:p>
              </table:table-cell>
              <table:table-cell office:value-type="float" office:value="0.86155">
                <text:p>0.86155</text:p>
              </table:table-cell>
              <table:table-cell office:value-type="float" office:value="0.000124131">
                <text:p>0.000124131</text:p>
              </table:table-cell>
              <table:table-cell office:value-type="float" office:value="0.862601">
                <text:p>0.862601</text:p>
              </table:table-cell>
              <table:table-cell office:value-type="float" office:value="0.000103731">
                <text:p>0.000103731</text:p>
              </table:table-cell>
              <table:table-cell office:value-type="float" office:value="0.86329">
                <text:p>0.86329</text:p>
              </table:table-cell>
              <table:table-cell office:value-type="float" office:value="0.0000927185">
                <text:p>0.0000927185</text:p>
              </table:table-cell>
              <table:table-cell office:value-type="float" office:value="0.863968">
                <text:p>0.863968</text:p>
              </table:table-cell>
              <table:table-cell office:value-type="float" office:value="0.000079739">
                <text:p>0.000079739</text:p>
              </table:table-cell>
              <table:table-cell office:value-type="float" office:value="0.864636">
                <text:p>0.864636</text:p>
              </table:table-cell>
              <table:table-cell office:value-type="float" office:value="0.0000691706">
                <text:p>0.0000691706</text:p>
              </table:table-cell>
              <table:table-cell office:value-type="float" office:value="0.865617">
                <text:p>0.865617</text:p>
              </table:table-cell>
              <table:table-cell office:value-type="float" office:value="0.0000524">
                <text:p>0.000052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5212">
                <text:p>0.865212</text:p>
              </table:table-cell>
              <table:table-cell office:value-type="float" office:value="0.000266811">
                <text:p>0.000266811</text:p>
              </table:table-cell>
              <table:table-cell office:value-type="float" office:value="0.866026">
                <text:p>0.866026</text:p>
              </table:table-cell>
              <table:table-cell office:value-type="float" office:value="0.000260807">
                <text:p>0.000260807</text:p>
              </table:table-cell>
              <table:table-cell office:value-type="float" office:value="0.866832">
                <text:p>0.866832</text:p>
              </table:table-cell>
              <table:table-cell office:value-type="float" office:value="0.000245064">
                <text:p>0.000245064</text:p>
              </table:table-cell>
              <table:table-cell office:value-type="float" office:value="0.867631">
                <text:p>0.867631</text:p>
              </table:table-cell>
              <table:table-cell office:value-type="float" office:value="0.000228023">
                <text:p>0.000228023</text:p>
              </table:table-cell>
              <table:table-cell office:value-type="float" office:value="0.868813">
                <text:p>0.868813</text:p>
              </table:table-cell>
              <table:table-cell office:value-type="float" office:value="0.000201016">
                <text:p>0.000201016</text:p>
              </table:table-cell>
              <table:table-cell office:value-type="float" office:value="0.869591">
                <text:p>0.869591</text:p>
              </table:table-cell>
              <table:table-cell office:value-type="float" office:value="0.000185522">
                <text:p>0.000185522</text:p>
              </table:table-cell>
              <table:table-cell office:value-type="float" office:value="0.87036">
                <text:p>0.87036</text:p>
              </table:table-cell>
              <table:table-cell office:value-type="float" office:value="0.000169035">
                <text:p>0.000169035</text:p>
              </table:table-cell>
              <table:table-cell office:value-type="float" office:value="0.87112">
                <text:p>0.87112</text:p>
              </table:table-cell>
              <table:table-cell office:value-type="float" office:value="0.000153543">
                <text:p>0.000153543</text:p>
              </table:table-cell>
              <table:table-cell office:value-type="float" office:value="0.871871">
                <text:p>0.871871</text:p>
              </table:table-cell>
              <table:table-cell office:value-type="float" office:value="0.000139039">
                <text:p>0.000139039</text:p>
              </table:table-cell>
              <table:table-cell office:value-type="float" office:value="0.872612">
                <text:p>0.872612</text:p>
              </table:table-cell>
              <table:table-cell office:value-type="float" office:value="0.000124092">
                <text:p>0.000124092</text:p>
              </table:table-cell>
              <table:table-cell office:value-type="float" office:value="0.873705">
                <text:p>0.873705</text:p>
              </table:table-cell>
              <table:table-cell office:value-type="float" office:value="0.000103701">
                <text:p>0.000103701</text:p>
              </table:table-cell>
              <table:table-cell office:value-type="float" office:value="0.874421">
                <text:p>0.874421</text:p>
              </table:table-cell>
              <table:table-cell office:value-type="float" office:value="0.0000926946">
                <text:p>0.0000926946</text:p>
              </table:table-cell>
              <table:table-cell office:value-type="float" office:value="0.875127">
                <text:p>0.875127</text:p>
              </table:table-cell>
              <table:table-cell office:value-type="float" office:value="0.0000797201">
                <text:p>0.0000797201</text:p>
              </table:table-cell>
              <table:table-cell office:value-type="float" office:value="0.875821">
                <text:p>0.875821</text:p>
              </table:table-cell>
              <table:table-cell office:value-type="float" office:value="0.0000691565">
                <text:p>0.0000691565</text:p>
              </table:table-cell>
              <table:table-cell office:value-type="float" office:value="0.876842">
                <text:p>0.876842</text:p>
              </table:table-cell>
              <table:table-cell office:value-type="float" office:value="0.0000523912">
                <text:p>0.00005239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989">
                <text:p>0.875989</text:p>
              </table:table-cell>
              <table:table-cell office:value-type="float" office:value="0.000266949">
                <text:p>0.000266949</text:p>
              </table:table-cell>
              <table:table-cell office:value-type="float" office:value="0.876835">
                <text:p>0.876835</text:p>
              </table:table-cell>
              <table:table-cell office:value-type="float" office:value="0.000260884">
                <text:p>0.000260884</text:p>
              </table:table-cell>
              <table:table-cell office:value-type="float" office:value="0.877672">
                <text:p>0.877672</text:p>
              </table:table-cell>
              <table:table-cell office:value-type="float" office:value="0.000245087">
                <text:p>0.000245087</text:p>
              </table:table-cell>
              <table:table-cell office:value-type="float" office:value="0.878501">
                <text:p>0.878501</text:p>
              </table:table-cell>
              <table:table-cell office:value-type="float" office:value="0.000228001">
                <text:p>0.000228001</text:p>
              </table:table-cell>
              <table:table-cell office:value-type="float" office:value="0.879729">
                <text:p>0.879729</text:p>
              </table:table-cell>
              <table:table-cell office:value-type="float" office:value="0.000200953">
                <text:p>0.000200953</text:p>
              </table:table-cell>
              <table:table-cell office:value-type="float" office:value="0.880537">
                <text:p>0.880537</text:p>
              </table:table-cell>
              <table:table-cell office:value-type="float" office:value="0.000185452">
                <text:p>0.000185452</text:p>
              </table:table-cell>
              <table:table-cell office:value-type="float" office:value="0.881335">
                <text:p>0.881335</text:p>
              </table:table-cell>
              <table:table-cell office:value-type="float" office:value="0.000168962">
                <text:p>0.000168962</text:p>
              </table:table-cell>
              <table:table-cell office:value-type="float" office:value="0.882125">
                <text:p>0.882125</text:p>
              </table:table-cell>
              <table:table-cell office:value-type="float" office:value="0.000153473">
                <text:p>0.000153473</text:p>
              </table:table-cell>
              <table:table-cell office:value-type="float" office:value="0.882904">
                <text:p>0.882904</text:p>
              </table:table-cell>
              <table:table-cell office:value-type="float" office:value="0.000138976">
                <text:p>0.000138976</text:p>
              </table:table-cell>
              <table:table-cell office:value-type="float" office:value="0.883674">
                <text:p>0.883674</text:p>
              </table:table-cell>
              <table:table-cell office:value-type="float" office:value="0.000124035">
                <text:p>0.000124035</text:p>
              </table:table-cell>
              <table:table-cell office:value-type="float" office:value="0.884809">
                <text:p>0.884809</text:p>
              </table:table-cell>
              <table:table-cell office:value-type="float" office:value="0.000103657">
                <text:p>0.000103657</text:p>
              </table:table-cell>
              <table:table-cell office:value-type="float" office:value="0.885553">
                <text:p>0.885553</text:p>
              </table:table-cell>
              <table:table-cell office:value-type="float" office:value="0.0000926599">
                <text:p>0.0000926599</text:p>
              </table:table-cell>
              <table:table-cell office:value-type="float" office:value="0.886285">
                <text:p>0.886285</text:p>
              </table:table-cell>
              <table:table-cell office:value-type="float" office:value="0.000079692">
                <text:p>0.000079692</text:p>
              </table:table-cell>
              <table:table-cell office:value-type="float" office:value="0.887007">
                <text:p>0.887007</text:p>
              </table:table-cell>
              <table:table-cell office:value-type="float" office:value="0.0000691354">
                <text:p>0.0000691354</text:p>
              </table:table-cell>
              <table:table-cell office:value-type="float" office:value="0.888066">
                <text:p>0.888066</text:p>
              </table:table-cell>
              <table:table-cell office:value-type="float" office:value="0.0000523779">
                <text:p>0.000052377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6766">
                <text:p>0.886766</text:p>
              </table:table-cell>
              <table:table-cell office:value-type="float" office:value="0.000267131">
                <text:p>0.000267131</text:p>
              </table:table-cell>
              <table:table-cell office:value-type="float" office:value="0.887643">
                <text:p>0.887643</text:p>
              </table:table-cell>
              <table:table-cell office:value-type="float" office:value="0.000260987">
                <text:p>0.000260987</text:p>
              </table:table-cell>
              <table:table-cell office:value-type="float" office:value="0.888512">
                <text:p>0.888512</text:p>
              </table:table-cell>
              <table:table-cell office:value-type="float" office:value="0.000245117">
                <text:p>0.000245117</text:p>
              </table:table-cell>
              <table:table-cell office:value-type="float" office:value="0.889372">
                <text:p>0.889372</text:p>
              </table:table-cell>
              <table:table-cell office:value-type="float" office:value="0.000227971">
                <text:p>0.000227971</text:p>
              </table:table-cell>
              <table:table-cell office:value-type="float" office:value="0.890645">
                <text:p>0.890645</text:p>
              </table:table-cell>
              <table:table-cell office:value-type="float" office:value="0.000200868">
                <text:p>0.000200868</text:p>
              </table:table-cell>
              <table:table-cell office:value-type="float" office:value="0.891483">
                <text:p>0.891483</text:p>
              </table:table-cell>
              <table:table-cell office:value-type="float" office:value="0.000185357">
                <text:p>0.000185357</text:p>
              </table:table-cell>
              <table:table-cell office:value-type="float" office:value="0.892311">
                <text:p>0.892311</text:p>
              </table:table-cell>
              <table:table-cell office:value-type="float" office:value="0.000168861">
                <text:p>0.000168861</text:p>
              </table:table-cell>
              <table:table-cell office:value-type="float" office:value="0.893129">
                <text:p>0.893129</text:p>
              </table:table-cell>
              <table:table-cell office:value-type="float" office:value="0.000153375">
                <text:p>0.000153375</text:p>
              </table:table-cell>
              <table:table-cell office:value-type="float" office:value="0.893938">
                <text:p>0.893938</text:p>
              </table:table-cell>
              <table:table-cell office:value-type="float" office:value="0.000138888">
                <text:p>0.000138888</text:p>
              </table:table-cell>
              <table:table-cell office:value-type="float" office:value="0.894736">
                <text:p>0.894736</text:p>
              </table:table-cell>
              <table:table-cell office:value-type="float" office:value="0.000123955">
                <text:p>0.000123955</text:p>
              </table:table-cell>
              <table:table-cell office:value-type="float" office:value="0.895913">
                <text:p>0.895913</text:p>
              </table:table-cell>
              <table:table-cell office:value-type="float" office:value="0.000103594">
                <text:p>0.000103594</text:p>
              </table:table-cell>
              <table:table-cell office:value-type="float" office:value="0.896684">
                <text:p>0.896684</text:p>
              </table:table-cell>
              <table:table-cell office:value-type="float" office:value="0.0000926093">
                <text:p>0.0000926093</text:p>
              </table:table-cell>
              <table:table-cell office:value-type="float" office:value="0.897444">
                <text:p>0.897444</text:p>
              </table:table-cell>
              <table:table-cell office:value-type="float" office:value="0.0000796507">
                <text:p>0.0000796507</text:p>
              </table:table-cell>
              <table:table-cell office:value-type="float" office:value="0.898192">
                <text:p>0.898192</text:p>
              </table:table-cell>
              <table:table-cell office:value-type="float" office:value="0.0000691037">
                <text:p>0.0000691037</text:p>
              </table:table-cell>
              <table:table-cell office:value-type="float" office:value="0.899291">
                <text:p>0.899291</text:p>
              </table:table-cell>
              <table:table-cell office:value-type="float" office:value="0.0000523576">
                <text:p>0.000052357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7544">
                <text:p>0.897544</text:p>
              </table:table-cell>
              <table:table-cell office:value-type="float" office:value="0.000267372">
                <text:p>0.000267372</text:p>
              </table:table-cell>
              <table:table-cell office:value-type="float" office:value="0.898452">
                <text:p>0.898452</text:p>
              </table:table-cell>
              <table:table-cell office:value-type="float" office:value="0.000261124">
                <text:p>0.000261124</text:p>
              </table:table-cell>
              <table:table-cell office:value-type="float" office:value="0.899351">
                <text:p>0.899351</text:p>
              </table:table-cell>
              <table:table-cell office:value-type="float" office:value="0.000245158">
                <text:p>0.000245158</text:p>
              </table:table-cell>
              <table:table-cell office:value-type="float" office:value="0.900242">
                <text:p>0.900242</text:p>
              </table:table-cell>
              <table:table-cell office:value-type="float" office:value="0.00022793">
                <text:p>0.00022793</text:p>
              </table:table-cell>
              <table:table-cell office:value-type="float" office:value="0.901561">
                <text:p>0.901561</text:p>
              </table:table-cell>
              <table:table-cell office:value-type="float" office:value="0.000200751">
                <text:p>0.000200751</text:p>
              </table:table-cell>
              <table:table-cell office:value-type="float" office:value="0.902428">
                <text:p>0.902428</text:p>
              </table:table-cell>
              <table:table-cell office:value-type="float" office:value="0.000185226">
                <text:p>0.000185226</text:p>
              </table:table-cell>
              <table:table-cell office:value-type="float" office:value="0.903286">
                <text:p>0.903286</text:p>
              </table:table-cell>
              <table:table-cell office:value-type="float" office:value="0.000168721">
                <text:p>0.000168721</text:p>
              </table:table-cell>
              <table:table-cell office:value-type="float" office:value="0.904134">
                <text:p>0.904134</text:p>
              </table:table-cell>
              <table:table-cell office:value-type="float" office:value="0.000153239">
                <text:p>0.000153239</text:p>
              </table:table-cell>
              <table:table-cell office:value-type="float" office:value="0.904971">
                <text:p>0.904971</text:p>
              </table:table-cell>
              <table:table-cell office:value-type="float" office:value="0.000138764">
                <text:p>0.000138764</text:p>
              </table:table-cell>
              <table:table-cell office:value-type="float" office:value="0.905798">
                <text:p>0.905798</text:p>
              </table:table-cell>
              <table:table-cell office:value-type="float" office:value="0.000123842">
                <text:p>0.000123842</text:p>
              </table:table-cell>
              <table:table-cell office:value-type="float" office:value="0.907017">
                <text:p>0.907017</text:p>
              </table:table-cell>
              <table:table-cell office:value-type="float" office:value="0.000103504">
                <text:p>0.000103504</text:p>
              </table:table-cell>
              <table:table-cell office:value-type="float" office:value="0.907816">
                <text:p>0.907816</text:p>
              </table:table-cell>
              <table:table-cell office:value-type="float" office:value="0.0000925354">
                <text:p>0.0000925354</text:p>
              </table:table-cell>
              <table:table-cell office:value-type="float" office:value="0.908603">
                <text:p>0.908603</text:p>
              </table:table-cell>
              <table:table-cell office:value-type="float" office:value="0.0000795896">
                <text:p>0.0000795896</text:p>
              </table:table-cell>
              <table:table-cell office:value-type="float" office:value="0.909377">
                <text:p>0.909377</text:p>
              </table:table-cell>
              <table:table-cell office:value-type="float" office:value="0.0000690565">
                <text:p>0.0000690565</text:p>
              </table:table-cell>
              <table:table-cell office:value-type="float" office:value="0.910516">
                <text:p>0.910516</text:p>
              </table:table-cell>
              <table:table-cell office:value-type="float" office:value="0.0000523265">
                <text:p>0.000052326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8321">
                <text:p>0.908321</text:p>
              </table:table-cell>
              <table:table-cell office:value-type="float" office:value="0.000267693">
                <text:p>0.000267693</text:p>
              </table:table-cell>
              <table:table-cell office:value-type="float" office:value="0.909261">
                <text:p>0.909261</text:p>
              </table:table-cell>
              <table:table-cell office:value-type="float" office:value="0.000261306">
                <text:p>0.000261306</text:p>
              </table:table-cell>
              <table:table-cell office:value-type="float" office:value="0.910191">
                <text:p>0.910191</text:p>
              </table:table-cell>
              <table:table-cell office:value-type="float" office:value="0.000245212">
                <text:p>0.000245212</text:p>
              </table:table-cell>
              <table:table-cell office:value-type="float" office:value="0.911113">
                <text:p>0.911113</text:p>
              </table:table-cell>
              <table:table-cell office:value-type="float" office:value="0.000227876">
                <text:p>0.000227876</text:p>
              </table:table-cell>
              <table:table-cell office:value-type="float" office:value="0.912477">
                <text:p>0.912477</text:p>
              </table:table-cell>
              <table:table-cell office:value-type="float" office:value="0.000200592">
                <text:p>0.000200592</text:p>
              </table:table-cell>
              <table:table-cell office:value-type="float" office:value="0.913374">
                <text:p>0.913374</text:p>
              </table:table-cell>
              <table:table-cell office:value-type="float" office:value="0.000185046">
                <text:p>0.000185046</text:p>
              </table:table-cell>
              <table:table-cell office:value-type="float" office:value="0.914262">
                <text:p>0.914262</text:p>
              </table:table-cell>
              <table:table-cell office:value-type="float" office:value="0.000168527">
                <text:p>0.000168527</text:p>
              </table:table-cell>
              <table:table-cell office:value-type="float" office:value="0.915138">
                <text:p>0.915138</text:p>
              </table:table-cell>
              <table:table-cell office:value-type="float" office:value="0.00015305">
                <text:p>0.00015305</text:p>
              </table:table-cell>
              <table:table-cell office:value-type="float" office:value="0.916005">
                <text:p>0.916005</text:p>
              </table:table-cell>
              <table:table-cell office:value-type="float" office:value="0.00013859">
                <text:p>0.00013859</text:p>
              </table:table-cell>
              <table:table-cell office:value-type="float" office:value="0.91686">
                <text:p>0.91686</text:p>
              </table:table-cell>
              <table:table-cell office:value-type="float" office:value="0.00012368">
                <text:p>0.00012368</text:p>
              </table:table-cell>
              <table:table-cell office:value-type="float" office:value="0.918121">
                <text:p>0.918121</text:p>
              </table:table-cell>
              <table:table-cell office:value-type="float" office:value="0.000103373">
                <text:p>0.000103373</text:p>
              </table:table-cell>
              <table:table-cell office:value-type="float" office:value="0.918948">
                <text:p>0.918948</text:p>
              </table:table-cell>
              <table:table-cell office:value-type="float" office:value="0.0000924276">
                <text:p>0.0000924276</text:p>
              </table:table-cell>
              <table:table-cell office:value-type="float" office:value="0.919761">
                <text:p>0.919761</text:p>
              </table:table-cell>
              <table:table-cell office:value-type="float" office:value="0.0000794994">
                <text:p>0.0000794994</text:p>
              </table:table-cell>
              <table:table-cell office:value-type="float" office:value="0.920563">
                <text:p>0.920563</text:p>
              </table:table-cell>
              <table:table-cell office:value-type="float" office:value="0.0000689858">
                <text:p>0.0000689858</text:p>
              </table:table-cell>
              <table:table-cell office:value-type="float" office:value="0.92174">
                <text:p>0.92174</text:p>
              </table:table-cell>
              <table:table-cell office:value-type="float" office:value="0.0000522791">
                <text:p>0.000052279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9099">
                <text:p>0.919099</text:p>
              </table:table-cell>
              <table:table-cell office:value-type="float" office:value="0.000268122">
                <text:p>0.000268122</text:p>
              </table:table-cell>
              <table:table-cell office:value-type="float" office:value="0.920069">
                <text:p>0.920069</text:p>
              </table:table-cell>
              <table:table-cell office:value-type="float" office:value="0.000261551">
                <text:p>0.000261551</text:p>
              </table:table-cell>
              <table:table-cell office:value-type="float" office:value="0.921031">
                <text:p>0.921031</text:p>
              </table:table-cell>
              <table:table-cell office:value-type="float" office:value="0.000245285">
                <text:p>0.000245285</text:p>
              </table:table-cell>
              <table:table-cell office:value-type="float" office:value="0.921983">
                <text:p>0.921983</text:p>
              </table:table-cell>
              <table:table-cell office:value-type="float" office:value="0.000227802">
                <text:p>0.000227802</text:p>
              </table:table-cell>
              <table:table-cell office:value-type="float" office:value="0.923393">
                <text:p>0.923393</text:p>
              </table:table-cell>
              <table:table-cell office:value-type="float" office:value="0.000200374">
                <text:p>0.000200374</text:p>
              </table:table-cell>
              <table:table-cell office:value-type="float" office:value="0.92432">
                <text:p>0.92432</text:p>
              </table:table-cell>
              <table:table-cell office:value-type="float" office:value="0.000184798">
                <text:p>0.000184798</text:p>
              </table:table-cell>
              <table:table-cell office:value-type="float" office:value="0.925237">
                <text:p>0.925237</text:p>
              </table:table-cell>
              <table:table-cell office:value-type="float" office:value="0.000168258">
                <text:p>0.000168258</text:p>
              </table:table-cell>
              <table:table-cell office:value-type="float" office:value="0.926143">
                <text:p>0.926143</text:p>
              </table:table-cell>
              <table:table-cell office:value-type="float" office:value="0.000152785">
                <text:p>0.000152785</text:p>
              </table:table-cell>
              <table:table-cell office:value-type="float" office:value="0.927038">
                <text:p>0.927038</text:p>
              </table:table-cell>
              <table:table-cell office:value-type="float" office:value="0.000138344">
                <text:p>0.000138344</text:p>
              </table:table-cell>
              <table:table-cell office:value-type="float" office:value="0.927922">
                <text:p>0.927922</text:p>
              </table:table-cell>
              <table:table-cell office:value-type="float" office:value="0.00012345">
                <text:p>0.00012345</text:p>
              </table:table-cell>
              <table:table-cell office:value-type="float" office:value="0.929225">
                <text:p>0.929225</text:p>
              </table:table-cell>
              <table:table-cell office:value-type="float" office:value="0.000103184">
                <text:p>0.000103184</text:p>
              </table:table-cell>
              <table:table-cell office:value-type="float" office:value="0.930079">
                <text:p>0.930079</text:p>
              </table:table-cell>
              <table:table-cell office:value-type="float" office:value="0.0000922701">
                <text:p>0.0000922701</text:p>
              </table:table-cell>
              <table:table-cell office:value-type="float" office:value="0.93092">
                <text:p>0.93092</text:p>
              </table:table-cell>
              <table:table-cell office:value-type="float" office:value="0.0000793662">
                <text:p>0.0000793662</text:p>
              </table:table-cell>
              <table:table-cell office:value-type="float" office:value="0.931748">
                <text:p>0.931748</text:p>
              </table:table-cell>
              <table:table-cell office:value-type="float" office:value="0.00006888">
                <text:p>0.00006888</text:p>
              </table:table-cell>
              <table:table-cell office:value-type="float" office:value="0.932965">
                <text:p>0.932965</text:p>
              </table:table-cell>
              <table:table-cell office:value-type="float" office:value="0.0000522067">
                <text:p>0.000052206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876">
                <text:p>0.929876</text:p>
              </table:table-cell>
              <table:table-cell office:value-type="float" office:value="0.000268699">
                <text:p>0.000268699</text:p>
              </table:table-cell>
              <table:table-cell office:value-type="float" office:value="0.930878">
                <text:p>0.930878</text:p>
              </table:table-cell>
              <table:table-cell office:value-type="float" office:value="0.000261882">
                <text:p>0.000261882</text:p>
              </table:table-cell>
              <table:table-cell office:value-type="float" office:value="0.931871">
                <text:p>0.931871</text:p>
              </table:table-cell>
              <table:table-cell office:value-type="float" office:value="0.000245385">
                <text:p>0.000245385</text:p>
              </table:table-cell>
              <table:table-cell office:value-type="float" office:value="0.932853">
                <text:p>0.932853</text:p>
              </table:table-cell>
              <table:table-cell office:value-type="float" office:value="0.000227701">
                <text:p>0.000227701</text:p>
              </table:table-cell>
              <table:table-cell office:value-type="float" office:value="0.934309">
                <text:p>0.934309</text:p>
              </table:table-cell>
              <table:table-cell office:value-type="float" office:value="0.000200076">
                <text:p>0.000200076</text:p>
              </table:table-cell>
              <table:table-cell office:value-type="float" office:value="0.935266">
                <text:p>0.935266</text:p>
              </table:table-cell>
              <table:table-cell office:value-type="float" office:value="0.000184456">
                <text:p>0.000184456</text:p>
              </table:table-cell>
              <table:table-cell office:value-type="float" office:value="0.936212">
                <text:p>0.936212</text:p>
              </table:table-cell>
              <table:table-cell office:value-type="float" office:value="0.000167884">
                <text:p>0.000167884</text:p>
              </table:table-cell>
              <table:table-cell office:value-type="float" office:value="0.937148">
                <text:p>0.937148</text:p>
              </table:table-cell>
              <table:table-cell office:value-type="float" office:value="0.000152414">
                <text:p>0.000152414</text:p>
              </table:table-cell>
              <table:table-cell office:value-type="float" office:value="0.938072">
                <text:p>0.938072</text:p>
              </table:table-cell>
              <table:table-cell office:value-type="float" office:value="0.000137996">
                <text:p>0.000137996</text:p>
              </table:table-cell>
              <table:table-cell office:value-type="float" office:value="0.938984">
                <text:p>0.938984</text:p>
              </table:table-cell>
              <table:table-cell office:value-type="float" office:value="0.000123123">
                <text:p>0.000123123</text:p>
              </table:table-cell>
              <table:table-cell office:value-type="float" office:value="0.940329">
                <text:p>0.940329</text:p>
              </table:table-cell>
              <table:table-cell office:value-type="float" office:value="0.000102911">
                <text:p>0.000102911</text:p>
              </table:table-cell>
              <table:table-cell office:value-type="float" office:value="0.941211">
                <text:p>0.941211</text:p>
              </table:table-cell>
              <table:table-cell office:value-type="float" office:value="0.00009204">
                <text:p>0.00009204</text:p>
              </table:table-cell>
              <table:table-cell office:value-type="float" office:value="0.942079">
                <text:p>0.942079</text:p>
              </table:table-cell>
              <table:table-cell office:value-type="float" office:value="0.0000791691">
                <text:p>0.0000791691</text:p>
              </table:table-cell>
              <table:table-cell office:value-type="float" office:value="0.942934">
                <text:p>0.942934</text:p>
              </table:table-cell>
              <table:table-cell office:value-type="float" office:value="0.0000687215">
                <text:p>0.0000687215</text:p>
              </table:table-cell>
              <table:table-cell office:value-type="float" office:value="0.94419">
                <text:p>0.94419</text:p>
              </table:table-cell>
              <table:table-cell office:value-type="float" office:value="0.000052096">
                <text:p>0.0000520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0653">
                <text:p>0.940653</text:p>
              </table:table-cell>
              <table:table-cell office:value-type="float" office:value="0.000269484">
                <text:p>0.000269484</text:p>
              </table:table-cell>
              <table:table-cell office:value-type="float" office:value="0.941687">
                <text:p>0.941687</text:p>
              </table:table-cell>
              <table:table-cell office:value-type="float" office:value="0.000262333">
                <text:p>0.000262333</text:p>
              </table:table-cell>
              <table:table-cell office:value-type="float" office:value="0.94271">
                <text:p>0.94271</text:p>
              </table:table-cell>
              <table:table-cell office:value-type="float" office:value="0.00024552">
                <text:p>0.00024552</text:p>
              </table:table-cell>
              <table:table-cell office:value-type="float" office:value="0.943724">
                <text:p>0.943724</text:p>
              </table:table-cell>
              <table:table-cell office:value-type="float" office:value="0.000227562">
                <text:p>0.000227562</text:p>
              </table:table-cell>
              <table:table-cell office:value-type="float" office:value="0.945225">
                <text:p>0.945225</text:p>
              </table:table-cell>
              <table:table-cell office:value-type="float" office:value="0.000199664">
                <text:p>0.000199664</text:p>
              </table:table-cell>
              <table:table-cell office:value-type="float" office:value="0.946212">
                <text:p>0.946212</text:p>
              </table:table-cell>
              <table:table-cell office:value-type="float" office:value="0.000183981">
                <text:p>0.000183981</text:p>
              </table:table-cell>
              <table:table-cell office:value-type="float" office:value="0.947188">
                <text:p>0.947188</text:p>
              </table:table-cell>
              <table:table-cell office:value-type="float" office:value="0.000167363">
                <text:p>0.000167363</text:p>
              </table:table-cell>
              <table:table-cell office:value-type="float" office:value="0.948152">
                <text:p>0.948152</text:p>
              </table:table-cell>
              <table:table-cell office:value-type="float" office:value="0.000151892">
                <text:p>0.000151892</text:p>
              </table:table-cell>
              <table:table-cell office:value-type="float" office:value="0.949105">
                <text:p>0.949105</text:p>
              </table:table-cell>
              <table:table-cell office:value-type="float" office:value="0.000137504">
                <text:p>0.000137504</text:p>
              </table:table-cell>
              <table:table-cell office:value-type="float" office:value="0.950046">
                <text:p>0.950046</text:p>
              </table:table-cell>
              <table:table-cell office:value-type="float" office:value="0.000122655">
                <text:p>0.000122655</text:p>
              </table:table-cell>
              <table:table-cell office:value-type="float" office:value="0.951433">
                <text:p>0.951433</text:p>
              </table:table-cell>
              <table:table-cell office:value-type="float" office:value="0.000102516">
                <text:p>0.000102516</text:p>
              </table:table-cell>
              <table:table-cell office:value-type="float" office:value="0.952342">
                <text:p>0.952342</text:p>
              </table:table-cell>
              <table:table-cell office:value-type="float" office:value="0.0000917031">
                <text:p>0.0000917031</text:p>
              </table:table-cell>
              <table:table-cell office:value-type="float" office:value="0.953238">
                <text:p>0.953238</text:p>
              </table:table-cell>
              <table:table-cell office:value-type="float" office:value="0.0000788774">
                <text:p>0.0000788774</text:p>
              </table:table-cell>
              <table:table-cell office:value-type="float" office:value="0.954119">
                <text:p>0.954119</text:p>
              </table:table-cell>
              <table:table-cell office:value-type="float" office:value="0.0000684841">
                <text:p>0.0000684841</text:p>
              </table:table-cell>
              <table:table-cell office:value-type="float" office:value="0.955414">
                <text:p>0.955414</text:p>
              </table:table-cell>
              <table:table-cell office:value-type="float" office:value="0.0000519268">
                <text:p>0.00005192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1431">
                <text:p>0.951431</text:p>
              </table:table-cell>
              <table:table-cell office:value-type="float" office:value="0.000270563">
                <text:p>0.000270563</text:p>
              </table:table-cell>
              <table:table-cell office:value-type="float" office:value="0.952495">
                <text:p>0.952495</text:p>
              </table:table-cell>
              <table:table-cell office:value-type="float" office:value="0.000262953">
                <text:p>0.000262953</text:p>
              </table:table-cell>
              <table:table-cell office:value-type="float" office:value="0.95355">
                <text:p>0.95355</text:p>
              </table:table-cell>
              <table:table-cell office:value-type="float" office:value="0.000245707">
                <text:p>0.000245707</text:p>
              </table:table-cell>
              <table:table-cell office:value-type="float" office:value="0.954594">
                <text:p>0.954594</text:p>
              </table:table-cell>
              <table:table-cell office:value-type="float" office:value="0.000227371">
                <text:p>0.000227371</text:p>
              </table:table-cell>
              <table:table-cell office:value-type="float" office:value="0.95614">
                <text:p>0.95614</text:p>
              </table:table-cell>
              <table:table-cell office:value-type="float" office:value="0.000199092">
                <text:p>0.000199092</text:p>
              </table:table-cell>
              <table:table-cell office:value-type="float" office:value="0.957158">
                <text:p>0.957158</text:p>
              </table:table-cell>
              <table:table-cell office:value-type="float" office:value="0.000183319">
                <text:p>0.000183319</text:p>
              </table:table-cell>
              <table:table-cell office:value-type="float" office:value="0.958163">
                <text:p>0.958163</text:p>
              </table:table-cell>
              <table:table-cell office:value-type="float" office:value="0.000166631">
                <text:p>0.000166631</text:p>
              </table:table-cell>
              <table:table-cell office:value-type="float" office:value="0.959157">
                <text:p>0.959157</text:p>
              </table:table-cell>
              <table:table-cell office:value-type="float" office:value="0.000151156">
                <text:p>0.000151156</text:p>
              </table:table-cell>
              <table:table-cell office:value-type="float" office:value="0.960139">
                <text:p>0.960139</text:p>
              </table:table-cell>
              <table:table-cell office:value-type="float" office:value="0.000136805">
                <text:p>0.000136805</text:p>
              </table:table-cell>
              <table:table-cell office:value-type="float" office:value="0.961108">
                <text:p>0.961108</text:p>
              </table:table-cell>
              <table:table-cell office:value-type="float" office:value="0.000121985">
                <text:p>0.000121985</text:p>
              </table:table-cell>
              <table:table-cell office:value-type="float" office:value="0.962537">
                <text:p>0.962537</text:p>
              </table:table-cell>
              <table:table-cell office:value-type="float" office:value="0.000101941">
                <text:p>0.000101941</text:p>
              </table:table-cell>
              <table:table-cell office:value-type="float" office:value="0.963474">
                <text:p>0.963474</text:p>
              </table:table-cell>
              <table:table-cell office:value-type="float" office:value="0.000091209">
                <text:p>0.000091209</text:p>
              </table:table-cell>
              <table:table-cell office:value-type="float" office:value="0.964396">
                <text:p>0.964396</text:p>
              </table:table-cell>
              <table:table-cell office:value-type="float" office:value="0.0000784448">
                <text:p>0.0000784448</text:p>
              </table:table-cell>
              <table:table-cell office:value-type="float" office:value="0.965304">
                <text:p>0.965304</text:p>
              </table:table-cell>
              <table:table-cell office:value-type="float" office:value="0.0000681278">
                <text:p>0.0000681278</text:p>
              </table:table-cell>
              <table:table-cell office:value-type="float" office:value="0.966639">
                <text:p>0.966639</text:p>
              </table:table-cell>
              <table:table-cell office:value-type="float" office:value="0.0000516677">
                <text:p>0.00005166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2208">
                <text:p>0.962208</text:p>
              </table:table-cell>
              <table:table-cell office:value-type="float" office:value="0.000272074">
                <text:p>0.000272074</text:p>
              </table:table-cell>
              <table:table-cell office:value-type="float" office:value="0.963304">
                <text:p>0.963304</text:p>
              </table:table-cell>
              <table:table-cell office:value-type="float" office:value="0.000263819">
                <text:p>0.000263819</text:p>
              </table:table-cell>
              <table:table-cell office:value-type="float" office:value="0.96439">
                <text:p>0.96439</text:p>
              </table:table-cell>
              <table:table-cell office:value-type="float" office:value="0.000245968">
                <text:p>0.000245968</text:p>
              </table:table-cell>
              <table:table-cell office:value-type="float" office:value="0.965465">
                <text:p>0.965465</text:p>
              </table:table-cell>
              <table:table-cell office:value-type="float" office:value="0.000227104">
                <text:p>0.000227104</text:p>
              </table:table-cell>
              <table:table-cell office:value-type="float" office:value="0.967056">
                <text:p>0.967056</text:p>
              </table:table-cell>
              <table:table-cell office:value-type="float" office:value="0.000198289">
                <text:p>0.000198289</text:p>
              </table:table-cell>
              <table:table-cell office:value-type="float" office:value="0.968103">
                <text:p>0.968103</text:p>
              </table:table-cell>
              <table:table-cell office:value-type="float" office:value="0.000182387">
                <text:p>0.000182387</text:p>
              </table:table-cell>
              <table:table-cell office:value-type="float" office:value="0.969139">
                <text:p>0.969139</text:p>
              </table:table-cell>
              <table:table-cell office:value-type="float" office:value="0.000165598">
                <text:p>0.000165598</text:p>
              </table:table-cell>
              <table:table-cell office:value-type="float" office:value="0.970162">
                <text:p>0.970162</text:p>
              </table:table-cell>
              <table:table-cell office:value-type="float" office:value="0.000150111">
                <text:p>0.000150111</text:p>
              </table:table-cell>
              <table:table-cell office:value-type="float" office:value="0.971172">
                <text:p>0.971172</text:p>
              </table:table-cell>
              <table:table-cell office:value-type="float" office:value="0.000135805">
                <text:p>0.000135805</text:p>
              </table:table-cell>
              <table:table-cell office:value-type="float" office:value="0.97217">
                <text:p>0.97217</text:p>
              </table:table-cell>
              <table:table-cell office:value-type="float" office:value="0.00012102">
                <text:p>0.00012102</text:p>
              </table:table-cell>
              <table:table-cell office:value-type="float" office:value="0.973642">
                <text:p>0.973642</text:p>
              </table:table-cell>
              <table:table-cell office:value-type="float" office:value="0.000101105">
                <text:p>0.000101105</text:p>
              </table:table-cell>
              <table:table-cell office:value-type="float" office:value="0.974605">
                <text:p>0.974605</text:p>
              </table:table-cell>
              <table:table-cell office:value-type="float" office:value="0.000090482">
                <text:p>0.000090482</text:p>
              </table:table-cell>
              <table:table-cell office:value-type="float" office:value="0.975555">
                <text:p>0.975555</text:p>
              </table:table-cell>
              <table:table-cell office:value-type="float" office:value="0.0000778017">
                <text:p>0.0000778017</text:p>
              </table:table-cell>
              <table:table-cell office:value-type="float" office:value="0.97649">
                <text:p>0.97649</text:p>
              </table:table-cell>
              <table:table-cell office:value-type="float" office:value="0.000067592">
                <text:p>0.000067592</text:p>
              </table:table-cell>
              <table:table-cell office:value-type="float" office:value="0.977864">
                <text:p>0.977864</text:p>
              </table:table-cell>
              <table:table-cell office:value-type="float" office:value="0.0000512706">
                <text:p>0.000051270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2985">
                <text:p>0.972985</text:p>
              </table:table-cell>
              <table:table-cell office:value-type="float" office:value="0.000274239">
                <text:p>0.000274239</text:p>
              </table:table-cell>
              <table:table-cell office:value-type="float" office:value="0.974113">
                <text:p>0.974113</text:p>
              </table:table-cell>
              <table:table-cell office:value-type="float" office:value="0.000265056">
                <text:p>0.000265056</text:p>
              </table:table-cell>
              <table:table-cell office:value-type="float" office:value="0.975229">
                <text:p>0.975229</text:p>
              </table:table-cell>
              <table:table-cell office:value-type="float" office:value="0.000246339">
                <text:p>0.000246339</text:p>
              </table:table-cell>
              <table:table-cell office:value-type="float" office:value="0.976335">
                <text:p>0.976335</text:p>
              </table:table-cell>
              <table:table-cell office:value-type="float" office:value="0.000226724">
                <text:p>0.000226724</text:p>
              </table:table-cell>
              <table:table-cell office:value-type="float" office:value="0.977972">
                <text:p>0.977972</text:p>
              </table:table-cell>
              <table:table-cell office:value-type="float" office:value="0.000197149">
                <text:p>0.000197149</text:p>
              </table:table-cell>
              <table:table-cell office:value-type="float" office:value="0.979049">
                <text:p>0.979049</text:p>
              </table:table-cell>
              <table:table-cell office:value-type="float" office:value="0.000181061">
                <text:p>0.000181061</text:p>
              </table:table-cell>
              <table:table-cell office:value-type="float" office:value="0.980114">
                <text:p>0.980114</text:p>
              </table:table-cell>
              <table:table-cell office:value-type="float" office:value="0.000164122">
                <text:p>0.000164122</text:p>
              </table:table-cell>
              <table:table-cell office:value-type="float" office:value="0.981166">
                <text:p>0.981166</text:p>
              </table:table-cell>
              <table:table-cell office:value-type="float" office:value="0.000148613">
                <text:p>0.000148613</text:p>
              </table:table-cell>
              <table:table-cell office:value-type="float" office:value="0.982206">
                <text:p>0.982206</text:p>
              </table:table-cell>
              <table:table-cell office:value-type="float" office:value="0.000134365">
                <text:p>0.000134365</text:p>
              </table:table-cell>
              <table:table-cell office:value-type="float" office:value="0.983232">
                <text:p>0.983232</text:p>
              </table:table-cell>
              <table:table-cell office:value-type="float" office:value="0.000119623">
                <text:p>0.000119623</text:p>
              </table:table-cell>
              <table:table-cell office:value-type="float" office:value="0.984746">
                <text:p>0.984746</text:p>
              </table:table-cell>
              <table:table-cell office:value-type="float" office:value="0.0000998786">
                <text:p>0.0000998786</text:p>
              </table:table-cell>
              <table:table-cell office:value-type="float" office:value="0.985737">
                <text:p>0.985737</text:p>
              </table:table-cell>
              <table:table-cell office:value-type="float" office:value="0.0000894078">
                <text:p>0.0000894078</text:p>
              </table:table-cell>
              <table:table-cell office:value-type="float" office:value="0.986714">
                <text:p>0.986714</text:p>
              </table:table-cell>
              <table:table-cell office:value-type="float" office:value="0.0000768421">
                <text:p>0.0000768421</text:p>
              </table:table-cell>
              <table:table-cell office:value-type="float" office:value="0.987675">
                <text:p>0.987675</text:p>
              </table:table-cell>
              <table:table-cell office:value-type="float" office:value="0.0000667838">
                <text:p>0.0000667838</text:p>
              </table:table-cell>
              <table:table-cell office:value-type="float" office:value="0.989088">
                <text:p>0.989088</text:p>
              </table:table-cell>
              <table:table-cell office:value-type="float" office:value="0.0000506605">
                <text:p>0.00005066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3763">
                <text:p>0.983763</text:p>
              </table:table-cell>
              <table:table-cell office:value-type="float" office:value="0.000277454">
                <text:p>0.000277454</text:p>
              </table:table-cell>
              <table:table-cell office:value-type="float" office:value="0.984921">
                <text:p>0.984921</text:p>
              </table:table-cell>
              <table:table-cell office:value-type="float" office:value="0.000266875">
                <text:p>0.000266875</text:p>
              </table:table-cell>
              <table:table-cell office:value-type="float" office:value="0.986069">
                <text:p>0.986069</text:p>
              </table:table-cell>
              <table:table-cell office:value-type="float" office:value="0.000246881">
                <text:p>0.000246881</text:p>
              </table:table-cell>
              <table:table-cell office:value-type="float" office:value="0.987205">
                <text:p>0.987205</text:p>
              </table:table-cell>
              <table:table-cell office:value-type="float" office:value="0.000226171">
                <text:p>0.000226171</text:p>
              </table:table-cell>
              <table:table-cell office:value-type="float" office:value="0.988888">
                <text:p>0.988888</text:p>
              </table:table-cell>
              <table:table-cell office:value-type="float" office:value="0.000195497">
                <text:p>0.000195497</text:p>
              </table:table-cell>
              <table:table-cell office:value-type="float" office:value="0.989995">
                <text:p>0.989995</text:p>
              </table:table-cell>
              <table:table-cell office:value-type="float" office:value="0.000179141">
                <text:p>0.000179141</text:p>
              </table:table-cell>
              <table:table-cell office:value-type="float" office:value="0.991089">
                <text:p>0.991089</text:p>
              </table:table-cell>
              <table:table-cell office:value-type="float" office:value="0.000161984">
                <text:p>0.000161984</text:p>
              </table:table-cell>
              <table:table-cell office:value-type="float" office:value="0.992171">
                <text:p>0.992171</text:p>
              </table:table-cell>
              <table:table-cell office:value-type="float" office:value="0.000146439">
                <text:p>0.000146439</text:p>
              </table:table-cell>
              <table:table-cell office:value-type="float" office:value="0.993239">
                <text:p>0.993239</text:p>
              </table:table-cell>
              <table:table-cell office:value-type="float" office:value="0.000132269">
                <text:p>0.000132269</text:p>
              </table:table-cell>
              <table:table-cell office:value-type="float" office:value="0.994294">
                <text:p>0.994294</text:p>
              </table:table-cell>
              <table:table-cell office:value-type="float" office:value="0.000117579">
                <text:p>0.000117579</text:p>
              </table:table-cell>
              <table:table-cell office:value-type="float" office:value="0.99585">
                <text:p>0.99585</text:p>
              </table:table-cell>
              <table:table-cell office:value-type="float" office:value="0.0000980688">
                <text:p>0.0000980688</text:p>
              </table:table-cell>
              <table:table-cell office:value-type="float" office:value="0.996869">
                <text:p>0.996869</text:p>
              </table:table-cell>
              <table:table-cell office:value-type="float" office:value="0.0000878102">
                <text:p>0.0000878102</text:p>
              </table:table-cell>
              <table:table-cell office:value-type="float" office:value="0.997872">
                <text:p>0.997872</text:p>
              </table:table-cell>
              <table:table-cell office:value-type="float" office:value="0.0000754024">
                <text:p>0.0000754024</text:p>
              </table:table-cell>
              <table:table-cell office:value-type="float" office:value="0.998861">
                <text:p>0.998861</text:p>
              </table:table-cell>
              <table:table-cell office:value-type="float" office:value="0.0000655592">
                <text:p>0.0000655592</text:p>
              </table:table-cell>
              <table:table-cell office:value-type="float" office:value="1.00031">
                <text:p>1.00031</text:p>
              </table:table-cell>
              <table:table-cell office:value-type="float" office:value="0.0000497199">
                <text:p>0.00004971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454">
                <text:p>0.99454</text:p>
              </table:table-cell>
              <table:table-cell office:value-type="float" office:value="0.000282481">
                <text:p>0.000282481</text:p>
              </table:table-cell>
              <table:table-cell office:value-type="float" office:value="0.99573">
                <text:p>0.99573</text:p>
              </table:table-cell>
              <table:table-cell office:value-type="float" office:value="0.000269676">
                <text:p>0.000269676</text:p>
              </table:table-cell>
              <table:table-cell office:value-type="float" office:value="0.996909">
                <text:p>0.996909</text:p>
              </table:table-cell>
              <table:table-cell office:value-type="float" office:value="0.000247706">
                <text:p>0.000247706</text:p>
              </table:table-cell>
              <table:table-cell office:value-type="float" office:value="0.998076">
                <text:p>0.998076</text:p>
              </table:table-cell>
              <table:table-cell office:value-type="float" office:value="0.00022534">
                <text:p>0.00022534</text:p>
              </table:table-cell>
              <table:table-cell office:value-type="float" office:value="0.999804">
                <text:p>0.999804</text:p>
              </table:table-cell>
              <table:table-cell office:value-type="float" office:value="0.000193036">
                <text:p>0.000193036</text:p>
              </table:table-cell>
              <table:table-cell office:value-type="float" office:value="1.00094">
                <text:p>1.00094</text:p>
              </table:table-cell>
              <table:table-cell office:value-type="float" office:value="0.000176293">
                <text:p>0.000176293</text:p>
              </table:table-cell>
              <table:table-cell office:value-type="float" office:value="1.00206">
                <text:p>1.00206</text:p>
              </table:table-cell>
              <table:table-cell office:value-type="float" office:value="0.000158822">
                <text:p>0.000158822</text:p>
              </table:table-cell>
              <table:table-cell office:value-type="float" office:value="1.00318">
                <text:p>1.00318</text:p>
              </table:table-cell>
              <table:table-cell office:value-type="float" office:value="0.000143223">
                <text:p>0.000143223</text:p>
              </table:table-cell>
              <table:table-cell office:value-type="float" office:value="1.00427">
                <text:p>1.00427</text:p>
              </table:table-cell>
              <table:table-cell office:value-type="float" office:value="0.000129166">
                <text:p>0.000129166</text:p>
              </table:table-cell>
              <table:table-cell office:value-type="float" office:value="1.00536">
                <text:p>1.00536</text:p>
              </table:table-cell>
              <table:table-cell office:value-type="float" office:value="0.000114546">
                <text:p>0.000114546</text:p>
              </table:table-cell>
              <table:table-cell office:value-type="float" office:value="1.00695">
                <text:p>1.00695</text:p>
              </table:table-cell>
              <table:table-cell office:value-type="float" office:value="0.0000953672">
                <text:p>0.0000953672</text:p>
              </table:table-cell>
              <table:table-cell office:value-type="float" office:value="1.008">
                <text:p>1.008</text:p>
              </table:table-cell>
              <table:table-cell office:value-type="float" office:value="0.000085411">
                <text:p>0.000085411</text:p>
              </table:table-cell>
              <table:table-cell office:value-type="float" office:value="1.00903">
                <text:p>1.00903</text:p>
              </table:table-cell>
              <table:table-cell office:value-type="float" office:value="0.0000732244">
                <text:p>0.0000732244</text:p>
              </table:table-cell>
              <table:table-cell office:value-type="float" office:value="1.01005">
                <text:p>1.01005</text:p>
              </table:table-cell>
              <table:table-cell office:value-type="float" office:value="0.0000636904">
                <text:p>0.0000636904</text:p>
              </table:table-cell>
              <table:table-cell office:value-type="float" office:value="1.01154">
                <text:p>1.01154</text:p>
              </table:table-cell>
              <table:table-cell office:value-type="float" office:value="0.0000482619">
                <text:p>0.000048261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532">
                <text:p>1.00532</text:p>
              </table:table-cell>
              <table:table-cell office:value-type="float" office:value="0.000291014">
                <text:p>0.000291014</text:p>
              </table:table-cell>
              <table:table-cell office:value-type="float" office:value="1.00654">
                <text:p>1.00654</text:p>
              </table:table-cell>
              <table:table-cell office:value-type="float" office:value="0.000274298">
                <text:p>0.000274298</text:p>
              </table:table-cell>
              <table:table-cell office:value-type="float" office:value="1.00775">
                <text:p>1.00775</text:p>
              </table:table-cell>
              <table:table-cell office:value-type="float" office:value="0.000249036">
                <text:p>0.000249036</text:p>
              </table:table-cell>
              <table:table-cell office:value-type="float" office:value="1.00895">
                <text:p>1.00895</text:p>
              </table:table-cell>
              <table:table-cell office:value-type="float" office:value="0.000224022">
                <text:p>0.000224022</text:p>
              </table:table-cell>
              <table:table-cell office:value-type="float" office:value="1.01072">
                <text:p>1.01072</text:p>
              </table:table-cell>
              <table:table-cell office:value-type="float" office:value="0.000189214">
                <text:p>0.000189214</text:p>
              </table:table-cell>
              <table:table-cell office:value-type="float" office:value="1.01189">
                <text:p>1.01189</text:p>
              </table:table-cell>
              <table:table-cell office:value-type="float" office:value="0.000171912">
                <text:p>0.000171912</text:p>
              </table:table-cell>
              <table:table-cell office:value-type="float" office:value="1.01304">
                <text:p>1.01304</text:p>
              </table:table-cell>
              <table:table-cell office:value-type="float" office:value="0.000153991">
                <text:p>0.000153991</text:p>
              </table:table-cell>
              <table:table-cell office:value-type="float" office:value="1.01418">
                <text:p>1.01418</text:p>
              </table:table-cell>
              <table:table-cell office:value-type="float" office:value="0.000138336">
                <text:p>0.000138336</text:p>
              </table:table-cell>
              <table:table-cell office:value-type="float" office:value="1.01531">
                <text:p>1.01531</text:p>
              </table:table-cell>
              <table:table-cell office:value-type="float" office:value="0.000124463">
                <text:p>0.000124463</text:p>
              </table:table-cell>
              <table:table-cell office:value-type="float" office:value="1.01642">
                <text:p>1.01642</text:p>
              </table:table-cell>
              <table:table-cell office:value-type="float" office:value="0.000109952">
                <text:p>0.000109952</text:p>
              </table:table-cell>
              <table:table-cell office:value-type="float" office:value="1.01806">
                <text:p>1.01806</text:p>
              </table:table-cell>
              <table:table-cell office:value-type="float" office:value="0.0000912652">
                <text:p>0.0000912652</text:p>
              </table:table-cell>
              <table:table-cell office:value-type="float" office:value="1.01913">
                <text:p>1.01913</text:p>
              </table:table-cell>
              <table:table-cell office:value-type="float" office:value="0.0000817548">
                <text:p>0.0000817548</text:p>
              </table:table-cell>
              <table:table-cell office:value-type="float" office:value="1.02019">
                <text:p>1.02019</text:p>
              </table:table-cell>
              <table:table-cell office:value-type="float" office:value="0.0000698879">
                <text:p>0.0000698879</text:p>
              </table:table-cell>
              <table:table-cell office:value-type="float" office:value="1.02123">
                <text:p>1.02123</text:p>
              </table:table-cell>
              <table:table-cell office:value-type="float" office:value="0.0000608079">
                <text:p>0.0000608079</text:p>
              </table:table-cell>
              <table:table-cell office:value-type="float" office:value="1.02276">
                <text:p>1.02276</text:p>
              </table:table-cell>
              <table:table-cell office:value-type="float" office:value="0.0000459831">
                <text:p>0.000045983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609">
                <text:p>1.01609</text:p>
              </table:table-cell>
              <table:table-cell office:value-type="float" office:value="0.000307745">
                <text:p>0.000307745</text:p>
              </table:table-cell>
              <table:table-cell office:value-type="float" office:value="1.01735">
                <text:p>1.01735</text:p>
              </table:table-cell>
              <table:table-cell office:value-type="float" office:value="0.000282885">
                <text:p>0.000282885</text:p>
              </table:table-cell>
              <table:table-cell office:value-type="float" office:value="1.01859">
                <text:p>1.01859</text:p>
              </table:table-cell>
              <table:table-cell office:value-type="float" office:value="0.000251406">
                <text:p>0.000251406</text:p>
              </table:table-cell>
              <table:table-cell office:value-type="float" office:value="1.01982">
                <text:p>1.01982</text:p>
              </table:table-cell>
              <table:table-cell office:value-type="float" office:value="0.000221752">
                <text:p>0.000221752</text:p>
              </table:table-cell>
              <table:table-cell office:value-type="float" office:value="1.02164">
                <text:p>1.02164</text:p>
              </table:table-cell>
              <table:table-cell office:value-type="float" office:value="0.000182875">
                <text:p>0.000182875</text:p>
              </table:table-cell>
              <table:table-cell office:value-type="float" office:value="1.02283">
                <text:p>1.02283</text:p>
              </table:table-cell>
              <table:table-cell office:value-type="float" office:value="0.000164781">
                <text:p>0.000164781</text:p>
              </table:table-cell>
              <table:table-cell office:value-type="float" office:value="1.02402">
                <text:p>1.02402</text:p>
              </table:table-cell>
              <table:table-cell office:value-type="float" office:value="0.000146243">
                <text:p>0.000146243</text:p>
              </table:table-cell>
              <table:table-cell office:value-type="float" office:value="1.02518">
                <text:p>1.02518</text:p>
              </table:table-cell>
              <table:table-cell office:value-type="float" office:value="0.000130585">
                <text:p>0.000130585</text:p>
              </table:table-cell>
              <table:table-cell office:value-type="float" office:value="1.02634">
                <text:p>1.02634</text:p>
              </table:table-cell>
              <table:table-cell office:value-type="float" office:value="0.000117065">
                <text:p>0.000117065</text:p>
              </table:table-cell>
              <table:table-cell office:value-type="float" office:value="1.02748">
                <text:p>1.02748</text:p>
              </table:table-cell>
              <table:table-cell office:value-type="float" office:value="0.000102768">
                <text:p>0.000102768</text:p>
              </table:table-cell>
              <table:table-cell office:value-type="float" office:value="1.02916">
                <text:p>1.02916</text:p>
              </table:table-cell>
              <table:table-cell office:value-type="float" office:value="0.0000848745">
                <text:p>0.0000848745</text:p>
              </table:table-cell>
              <table:table-cell office:value-type="float" office:value="1.03026">
                <text:p>1.03026</text:p>
              </table:table-cell>
              <table:table-cell office:value-type="float" office:value="0.0000760574">
                <text:p>0.0000760574</text:p>
              </table:table-cell>
              <table:table-cell office:value-type="float" office:value="1.03135">
                <text:p>1.03135</text:p>
              </table:table-cell>
              <table:table-cell office:value-type="float" office:value="0.0000646775">
                <text:p>0.0000646775</text:p>
              </table:table-cell>
              <table:table-cell office:value-type="float" office:value="1.03242">
                <text:p>1.03242</text:p>
              </table:table-cell>
              <table:table-cell office:value-type="float" office:value="0.0000562878">
                <text:p>0.0000562878</text:p>
              </table:table-cell>
              <table:table-cell office:value-type="float" office:value="1.03399">
                <text:p>1.03399</text:p>
              </table:table-cell>
              <table:table-cell office:value-type="float" office:value="0.0000423745">
                <text:p>0.000042374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2687">
                <text:p>1.02687</text:p>
              </table:table-cell>
              <table:table-cell office:value-type="float" office:value="0.000352272">
                <text:p>0.000352272</text:p>
              </table:table-cell>
              <table:table-cell office:value-type="float" office:value="1.02816">
                <text:p>1.02816</text:p>
              </table:table-cell>
              <table:table-cell office:value-type="float" office:value="0.000303016">
                <text:p>0.000303016</text:p>
              </table:table-cell>
              <table:table-cell office:value-type="float" office:value="1.02943">
                <text:p>1.02943</text:p>
              </table:table-cell>
              <table:table-cell office:value-type="float" office:value="0.000256476">
                <text:p>0.000256476</text:p>
              </table:table-cell>
              <table:table-cell office:value-type="float" office:value="1.03069">
                <text:p>1.03069</text:p>
              </table:table-cell>
              <table:table-cell office:value-type="float" office:value="0.000217217">
                <text:p>0.000217217</text:p>
              </table:table-cell>
              <table:table-cell office:value-type="float" office:value="1.03255">
                <text:p>1.03255</text:p>
              </table:table-cell>
              <table:table-cell office:value-type="float" office:value="0.000171122">
                <text:p>0.000171122</text:p>
              </table:table-cell>
              <table:table-cell office:value-type="float" office:value="1.03378">
                <text:p>1.03378</text:p>
              </table:table-cell>
              <table:table-cell office:value-type="float" office:value="0.000152036">
                <text:p>0.000152036</text:p>
              </table:table-cell>
              <table:table-cell office:value-type="float" office:value="1.03499">
                <text:p>1.03499</text:p>
              </table:table-cell>
              <table:table-cell office:value-type="float" office:value="0.00013279">
                <text:p>0.00013279</text:p>
              </table:table-cell>
              <table:table-cell office:value-type="float" office:value="1.03619">
                <text:p>1.03619</text:p>
              </table:table-cell>
              <table:table-cell office:value-type="float" office:value="0.000117431">
                <text:p>0.000117431</text:p>
              </table:table-cell>
              <table:table-cell office:value-type="float" office:value="1.03737">
                <text:p>1.03737</text:p>
              </table:table-cell>
              <table:table-cell office:value-type="float" office:value="0.000104731">
                <text:p>0.000104731</text:p>
              </table:table-cell>
              <table:table-cell office:value-type="float" office:value="1.03854">
                <text:p>1.03854</text:p>
              </table:table-cell>
              <table:table-cell office:value-type="float" office:value="0.0000909505">
                <text:p>0.0000909505</text:p>
              </table:table-cell>
              <table:table-cell office:value-type="float" office:value="1.04027">
                <text:p>1.04027</text:p>
              </table:table-cell>
              <table:table-cell office:value-type="float" office:value="0.0000745072">
                <text:p>0.0000745072</text:p>
              </table:table-cell>
              <table:table-cell office:value-type="float" office:value="1.04139">
                <text:p>1.04139</text:p>
              </table:table-cell>
              <table:table-cell office:value-type="float" office:value="0.0000668629">
                <text:p>0.0000668629</text:p>
              </table:table-cell>
              <table:table-cell office:value-type="float" office:value="1.04251">
                <text:p>1.04251</text:p>
              </table:table-cell>
              <table:table-cell office:value-type="float" office:value="0.0000562904">
                <text:p>0.0000562904</text:p>
              </table:table-cell>
              <table:table-cell office:value-type="float" office:value="1.0436">
                <text:p>1.0436</text:p>
              </table:table-cell>
              <table:table-cell office:value-type="float" office:value="0.0000490123">
                <text:p>0.0000490123</text:p>
              </table:table-cell>
              <table:table-cell office:value-type="float" office:value="1.04521">
                <text:p>1.04521</text:p>
              </table:table-cell>
              <table:table-cell office:value-type="float" office:value="0.0000365407">
                <text:p>0.000036540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3765">
                <text:p>1.03765</text:p>
              </table:table-cell>
              <table:table-cell office:value-type="float" office:value="0.00074781">
                <text:p>0.00074781</text:p>
              </table:table-cell>
              <table:table-cell office:value-type="float" office:value="1.03896">
                <text:p>1.03896</text:p>
              </table:table-cell>
              <table:table-cell office:value-type="float" office:value="0.000394867">
                <text:p>0.000394867</text:p>
              </table:table-cell>
              <table:table-cell office:value-type="float" office:value="1.04027">
                <text:p>1.04027</text:p>
              </table:table-cell>
              <table:table-cell office:value-type="float" office:value="0.000273376">
                <text:p>0.000273376</text:p>
              </table:table-cell>
              <table:table-cell office:value-type="float" office:value="1.04156">
                <text:p>1.04156</text:p>
              </table:table-cell>
              <table:table-cell office:value-type="float" office:value="0.00020472">
                <text:p>0.00020472</text:p>
              </table:table-cell>
              <table:table-cell office:value-type="float" office:value="1.04347">
                <text:p>1.04347</text:p>
              </table:table-cell>
              <table:table-cell office:value-type="float" office:value="0.000144039">
                <text:p>0.000144039</text:p>
              </table:table-cell>
              <table:table-cell office:value-type="float" office:value="1.04472">
                <text:p>1.04472</text:p>
              </table:table-cell>
              <table:table-cell office:value-type="float" office:value="0.000124925">
                <text:p>0.000124925</text:p>
              </table:table-cell>
              <table:table-cell office:value-type="float" office:value="1.04597">
                <text:p>1.04597</text:p>
              </table:table-cell>
              <table:table-cell office:value-type="float" office:value="0.000105859">
                <text:p>0.000105859</text:p>
              </table:table-cell>
              <table:table-cell office:value-type="float" office:value="1.04719">
                <text:p>1.04719</text:p>
              </table:table-cell>
              <table:table-cell office:value-type="float" office:value="0.0000923065">
                <text:p>0.0000923065</text:p>
              </table:table-cell>
              <table:table-cell office:value-type="float" office:value="1.04841">
                <text:p>1.04841</text:p>
              </table:table-cell>
              <table:table-cell office:value-type="float" office:value="0.0000820219">
                <text:p>0.0000820219</text:p>
              </table:table-cell>
              <table:table-cell office:value-type="float" office:value="1.0496">
                <text:p>1.0496</text:p>
              </table:table-cell>
              <table:table-cell office:value-type="float" office:value="0.0000698082">
                <text:p>0.0000698082</text:p>
              </table:table-cell>
              <table:table-cell office:value-type="float" office:value="1.05137">
                <text:p>1.05137</text:p>
              </table:table-cell>
              <table:table-cell office:value-type="float" office:value="0.0000565328">
                <text:p>0.0000565328</text:p>
              </table:table-cell>
              <table:table-cell office:value-type="float" office:value="1.05253">
                <text:p>1.05253</text:p>
              </table:table-cell>
              <table:table-cell office:value-type="float" office:value="0.0000511521">
                <text:p>0.0000511521</text:p>
              </table:table-cell>
              <table:table-cell office:value-type="float" office:value="1.05367">
                <text:p>1.05367</text:p>
              </table:table-cell>
              <table:table-cell office:value-type="float" office:value="0.0000421098">
                <text:p>0.0000421098</text:p>
              </table:table-cell>
              <table:table-cell office:value-type="float" office:value="1.05479">
                <text:p>1.05479</text:p>
              </table:table-cell>
              <table:table-cell office:value-type="float" office:value="0.0000367954">
                <text:p>0.0000367954</text:p>
              </table:table-cell>
              <table:table-cell office:value-type="float" office:value="1.05644">
                <text:p>1.05644</text:p>
              </table:table-cell>
              <table:table-cell office:value-type="float" office:value="0.0000267857">
                <text:p>0.000026785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4843">
                <text:p>1.04843</text:p>
              </table:table-cell>
              <table:table-cell office:value-type="float" office:value="0.000074945">
                <text:p>0.000074945</text:p>
              </table:table-cell>
              <table:table-cell office:value-type="float" office:value="1.04977">
                <text:p>1.04977</text:p>
              </table:table-cell>
              <table:table-cell office:value-type="float" office:value="0.0000509111">
                <text:p>0.0000509111</text:p>
              </table:table-cell>
              <table:table-cell office:value-type="float" office:value="1.05111">
                <text:p>1.05111</text:p>
              </table:table-cell>
              <table:table-cell office:value-type="float" office:value="0.00000990368">
                <text:p>0.00000990368</text:p>
              </table:table-cell>
              <table:table-cell office:value-type="float" office:value="1.05243">
                <text:p>1.05243</text:p>
              </table:table-cell>
              <table:table-cell office:value-type="float" office:value="0.0000624111">
                <text:p>0.0000624111</text:p>
              </table:table-cell>
              <table:table-cell office:value-type="float" office:value="1.05438">
                <text:p>1.05438</text:p>
              </table:table-cell>
              <table:table-cell office:value-type="float" office:value="0.0000304851">
                <text:p>0.0000304851</text:p>
              </table:table-cell>
              <table:table-cell office:value-type="float" office:value="1.05567">
                <text:p>1.05567</text:p>
              </table:table-cell>
              <table:table-cell office:value-type="float" office:value="0.0000375676">
                <text:p>0.0000375676</text:p>
              </table:table-cell>
              <table:table-cell office:value-type="float" office:value="1.05694">
                <text:p>1.05694</text:p>
              </table:table-cell>
              <table:table-cell office:value-type="float" office:value="0.0000324584">
                <text:p>0.0000324584</text:p>
              </table:table-cell>
              <table:table-cell office:value-type="float" office:value="1.0582">
                <text:p>1.0582</text:p>
              </table:table-cell>
              <table:table-cell office:value-type="float" office:value="0.0000313405">
                <text:p>0.0000313405</text:p>
              </table:table-cell>
              <table:table-cell office:value-type="float" office:value="1.05944">
                <text:p>1.05944</text:p>
              </table:table-cell>
              <table:table-cell office:value-type="float" office:value="0.0000313997">
                <text:p>0.0000313997</text:p>
              </table:table-cell>
              <table:table-cell office:value-type="float" office:value="1.06067">
                <text:p>1.06067</text:p>
              </table:table-cell>
              <table:table-cell office:value-type="float" office:value="0.0000255969">
                <text:p>0.0000255969</text:p>
              </table:table-cell>
              <table:table-cell office:value-type="float" office:value="1.06247">
                <text:p>1.06247</text:p>
              </table:table-cell>
              <table:table-cell office:value-type="float" office:value="0.0000214596">
                <text:p>0.0000214596</text:p>
              </table:table-cell>
              <table:table-cell office:value-type="float" office:value="1.06366">
                <text:p>1.06366</text:p>
              </table:table-cell>
              <table:table-cell office:value-type="float" office:value="0.0000214925">
                <text:p>0.0000214925</text:p>
              </table:table-cell>
              <table:table-cell office:value-type="float" office:value="1.06482">
                <text:p>1.06482</text:p>
              </table:table-cell>
              <table:table-cell office:value-type="float" office:value="0.0000160174">
                <text:p>0.0000160174</text:p>
              </table:table-cell>
              <table:table-cell office:value-type="float" office:value="1.06597">
                <text:p>1.06597</text:p>
              </table:table-cell>
              <table:table-cell office:value-type="float" office:value="0.0000147471">
                <text:p>0.0000147471</text:p>
              </table:table-cell>
              <table:table-cell office:value-type="float" office:value="1.06766">
                <text:p>1.06766</text:p>
              </table:table-cell>
              <table:table-cell office:value-type="float" office:value="0.00000951614">
                <text:p>0.0000095161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592">
                <text:p>1.0592</text:p>
              </table:table-cell>
              <table:table-cell office:value-type="float" office:value="0.000173755">
                <text:p>0.000173755</text:p>
              </table:table-cell>
              <table:table-cell office:value-type="float" office:value="1.06058">
                <text:p>1.06058</text:p>
              </table:table-cell>
              <table:table-cell office:value-type="float" office:value="0.000189299">
                <text:p>0.000189299</text:p>
              </table:table-cell>
              <table:table-cell office:value-type="float" office:value="1.06195">
                <text:p>1.06195</text:p>
              </table:table-cell>
              <table:table-cell office:value-type="float" office:value="0.000214896">
                <text:p>0.000214896</text:p>
              </table:table-cell>
              <table:table-cell office:value-type="float" office:value="1.0633">
                <text:p>1.0633</text:p>
              </table:table-cell>
              <table:table-cell office:value-type="float" office:value="0.000274751">
                <text:p>0.000274751</text:p>
              </table:table-cell>
              <table:table-cell office:value-type="float" office:value="1.0653">
                <text:p>1.0653</text:p>
              </table:table-cell>
              <table:table-cell office:value-type="float" office:value="0.000566453">
                <text:p>0.000566453</text:p>
              </table:table-cell>
              <table:table-cell office:value-type="float" office:value="1.06662">
                <text:p>1.06662</text:p>
              </table:table-cell>
              <table:table-cell office:value-type="float" office:value="0.00299987">
                <text:p>0.00299987</text:p>
              </table:table-cell>
              <table:table-cell office:value-type="float" office:value="1.06792">
                <text:p>1.06792</text:p>
              </table:table-cell>
              <table:table-cell office:value-type="float" office:value="-0.000691382">
                <text:p>-0.000691382</text:p>
              </table:table-cell>
              <table:table-cell office:value-type="float" office:value="1.0692">
                <text:p>1.0692</text:p>
              </table:table-cell>
              <table:table-cell office:value-type="float" office:value="-0.000274613">
                <text:p>-0.000274613</text:p>
              </table:table-cell>
              <table:table-cell office:value-type="float" office:value="1.07047">
                <text:p>1.07047</text:p>
              </table:table-cell>
              <table:table-cell office:value-type="float" office:value="-0.000152954">
                <text:p>-0.000152954</text:p>
              </table:table-cell>
              <table:table-cell office:value-type="float" office:value="1.07173">
                <text:p>1.07173</text:p>
              </table:table-cell>
              <table:table-cell office:value-type="float" office:value="-0.000106854">
                <text:p>-0.000106854</text:p>
              </table:table-cell>
              <table:table-cell office:value-type="float" office:value="1.07358">
                <text:p>1.07358</text:p>
              </table:table-cell>
              <table:table-cell office:value-type="float" office:value="-0.000066007">
                <text:p>-0.000066007</text:p>
              </table:table-cell>
              <table:table-cell office:value-type="float" office:value="1.07479">
                <text:p>1.07479</text:p>
              </table:table-cell>
              <table:table-cell office:value-type="float" office:value="-0.0000467209">
                <text:p>-0.0000467209</text:p>
              </table:table-cell>
              <table:table-cell office:value-type="float" office:value="1.07598">
                <text:p>1.07598</text:p>
              </table:table-cell>
              <table:table-cell office:value-type="float" office:value="-0.0000404152">
                <text:p>-0.0000404152</text:p>
              </table:table-cell>
              <table:table-cell office:value-type="float" office:value="1.07716">
                <text:p>1.07716</text:p>
              </table:table-cell>
              <table:table-cell office:value-type="float" office:value="-0.0000307593">
                <text:p>-0.0000307593</text:p>
              </table:table-cell>
              <table:table-cell office:value-type="float" office:value="1.07889">
                <text:p>1.07889</text:p>
              </table:table-cell>
              <table:table-cell office:value-type="float" office:value="-0.0000243858">
                <text:p>-0.000024385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6998">
                <text:p>1.06998</text:p>
              </table:table-cell>
              <table:table-cell office:value-type="float" office:value="0.000199933">
                <text:p>0.000199933</text:p>
              </table:table-cell>
              <table:table-cell office:value-type="float" office:value="1.07139">
                <text:p>1.07139</text:p>
              </table:table-cell>
              <table:table-cell office:value-type="float" office:value="0.00021307">
                <text:p>0.00021307</text:p>
              </table:table-cell>
              <table:table-cell office:value-type="float" office:value="1.07279">
                <text:p>1.07279</text:p>
              </table:table-cell>
              <table:table-cell office:value-type="float" office:value="0.000226932">
                <text:p>0.000226932</text:p>
              </table:table-cell>
              <table:table-cell office:value-type="float" office:value="1.07417">
                <text:p>1.07417</text:p>
              </table:table-cell>
              <table:table-cell office:value-type="float" office:value="0.000251924">
                <text:p>0.000251924</text:p>
              </table:table-cell>
              <table:table-cell office:value-type="float" office:value="1.07622">
                <text:p>1.07622</text:p>
              </table:table-cell>
              <table:table-cell office:value-type="float" office:value="0.00031125">
                <text:p>0.00031125</text:p>
              </table:table-cell>
              <table:table-cell office:value-type="float" office:value="1.07756">
                <text:p>1.07756</text:p>
              </table:table-cell>
              <table:table-cell office:value-type="float" office:value="0.00036557">
                <text:p>0.00036557</text:p>
              </table:table-cell>
              <table:table-cell office:value-type="float" office:value="1.07889">
                <text:p>1.07889</text:p>
              </table:table-cell>
              <table:table-cell office:value-type="float" office:value="0.000471941">
                <text:p>0.000471941</text:p>
              </table:table-cell>
              <table:table-cell office:value-type="float" office:value="1.08021">
                <text:p>1.08021</text:p>
              </table:table-cell>
              <table:table-cell office:value-type="float" office:value="0.000689894">
                <text:p>0.000689894</text:p>
              </table:table-cell>
              <table:table-cell office:value-type="float" office:value="1.08151">
                <text:p>1.08151</text:p>
              </table:table-cell>
              <table:table-cell office:value-type="float" office:value="0.00147414">
                <text:p>0.00147414</text:p>
              </table:table-cell>
              <table:table-cell office:value-type="float" office:value="1.08279">
                <text:p>1.08279</text:p>
              </table:table-cell>
              <table:table-cell office:value-type="float" office:value="-0.00427266">
                <text:p>-0.00427266</text:p>
              </table:table-cell>
              <table:table-cell office:value-type="float" office:value="1.08468">
                <text:p>1.08468</text:p>
              </table:table-cell>
              <table:table-cell office:value-type="float" office:value="-0.000542817">
                <text:p>-0.000542817</text:p>
              </table:table-cell>
              <table:table-cell office:value-type="float" office:value="1.08592">
                <text:p>1.08592</text:p>
              </table:table-cell>
              <table:table-cell office:value-type="float" office:value="-0.000313531">
                <text:p>-0.000313531</text:p>
              </table:table-cell>
              <table:table-cell office:value-type="float" office:value="1.08714">
                <text:p>1.08714</text:p>
              </table:table-cell>
              <table:table-cell office:value-type="float" office:value="-0.000220642">
                <text:p>-0.000220642</text:p>
              </table:table-cell>
              <table:table-cell office:value-type="float" office:value="1.08834">
                <text:p>1.08834</text:p>
              </table:table-cell>
              <table:table-cell office:value-type="float" office:value="-0.000157543">
                <text:p>-0.000157543</text:p>
              </table:table-cell>
              <table:table-cell office:value-type="float" office:value="1.09011">
                <text:p>1.09011</text:p>
              </table:table-cell>
              <table:table-cell office:value-type="float" office:value="-0.000106832">
                <text:p>-0.0001068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076">
                <text:p>1.08076</text:p>
              </table:table-cell>
              <table:table-cell office:value-type="float" office:value="0.000211723">
                <text:p>0.000211723</text:p>
              </table:table-cell>
              <table:table-cell office:value-type="float" office:value="1.0822">
                <text:p>1.0822</text:p>
              </table:table-cell>
              <table:table-cell office:value-type="float" office:value="0.000222656">
                <text:p>0.000222656</text:p>
              </table:table-cell>
              <table:table-cell office:value-type="float" office:value="1.08363">
                <text:p>1.08363</text:p>
              </table:table-cell>
              <table:table-cell office:value-type="float" office:value="0.000231112">
                <text:p>0.000231112</text:p>
              </table:table-cell>
              <table:table-cell office:value-type="float" office:value="1.08504">
                <text:p>1.08504</text:p>
              </table:table-cell>
              <table:table-cell office:value-type="float" office:value="0.000245543">
                <text:p>0.000245543</text:p>
              </table:table-cell>
              <table:table-cell office:value-type="float" office:value="1.08713">
                <text:p>1.08713</text:p>
              </table:table-cell>
              <table:table-cell office:value-type="float" office:value="0.000273789">
                <text:p>0.000273789</text:p>
              </table:table-cell>
              <table:table-cell office:value-type="float" office:value="1.08851">
                <text:p>1.08851</text:p>
              </table:table-cell>
              <table:table-cell office:value-type="float" office:value="0.000292411">
                <text:p>0.000292411</text:p>
              </table:table-cell>
              <table:table-cell office:value-type="float" office:value="1.08987">
                <text:p>1.08987</text:p>
              </table:table-cell>
              <table:table-cell office:value-type="float" office:value="0.000321994">
                <text:p>0.000321994</text:p>
              </table:table-cell>
              <table:table-cell office:value-type="float" office:value="1.09121">
                <text:p>1.09121</text:p>
              </table:table-cell>
              <table:table-cell office:value-type="float" office:value="0.000358348">
                <text:p>0.000358348</text:p>
              </table:table-cell>
              <table:table-cell office:value-type="float" office:value="1.09254">
                <text:p>1.09254</text:p>
              </table:table-cell>
              <table:table-cell office:value-type="float" office:value="0.000407839">
                <text:p>0.000407839</text:p>
              </table:table-cell>
              <table:table-cell office:value-type="float" office:value="1.09385">
                <text:p>1.09385</text:p>
              </table:table-cell>
              <table:table-cell office:value-type="float" office:value="0.000499432">
                <text:p>0.000499432</text:p>
              </table:table-cell>
              <table:table-cell office:value-type="float" office:value="1.09579">
                <text:p>1.09579</text:p>
              </table:table-cell>
              <table:table-cell office:value-type="float" office:value="0.000785016">
                <text:p>0.000785016</text:p>
              </table:table-cell>
              <table:table-cell office:value-type="float" office:value="1.09705">
                <text:p>1.09705</text:p>
              </table:table-cell>
              <table:table-cell office:value-type="float" office:value="0.00139298">
                <text:p>0.00139298</text:p>
              </table:table-cell>
              <table:table-cell office:value-type="float" office:value="1.0983">
                <text:p>1.0983</text:p>
              </table:table-cell>
              <table:table-cell office:value-type="float" office:value="0.0184253">
                <text:p>0.0184253</text:p>
              </table:table-cell>
              <table:table-cell office:value-type="float" office:value="1.09953">
                <text:p>1.09953</text:p>
              </table:table-cell>
              <table:table-cell office:value-type="float" office:value="-0.00142868">
                <text:p>-0.00142868</text:p>
              </table:table-cell>
              <table:table-cell office:value-type="float" office:value="1.10134">
                <text:p>1.10134</text:p>
              </table:table-cell>
              <table:table-cell office:value-type="float" office:value="-0.000484268">
                <text:p>-0.0004842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9154">
                <text:p>1.09154</text:p>
              </table:table-cell>
              <table:table-cell office:value-type="float" office:value="0.000218243">
                <text:p>0.000218243</text:p>
              </table:table-cell>
              <table:table-cell office:value-type="float" office:value="1.09301">
                <text:p>1.09301</text:p>
              </table:table-cell>
              <table:table-cell office:value-type="float" office:value="0.000227688">
                <text:p>0.000227688</text:p>
              </table:table-cell>
              <table:table-cell office:value-type="float" office:value="1.09447">
                <text:p>1.09447</text:p>
              </table:table-cell>
              <table:table-cell office:value-type="float" office:value="0.000233172">
                <text:p>0.000233172</text:p>
              </table:table-cell>
              <table:table-cell office:value-type="float" office:value="1.09591">
                <text:p>1.09591</text:p>
              </table:table-cell>
              <table:table-cell office:value-type="float" office:value="0.000242633">
                <text:p>0.000242633</text:p>
              </table:table-cell>
              <table:table-cell office:value-type="float" office:value="1.09805">
                <text:p>1.09805</text:p>
              </table:table-cell>
              <table:table-cell office:value-type="float" office:value="0.000259205">
                <text:p>0.000259205</text:p>
              </table:table-cell>
              <table:table-cell office:value-type="float" office:value="1.09945">
                <text:p>1.09945</text:p>
              </table:table-cell>
              <table:table-cell office:value-type="float" office:value="0.000267918">
                <text:p>0.000267918</text:p>
              </table:table-cell>
              <table:table-cell office:value-type="float" office:value="1.10084">
                <text:p>1.10084</text:p>
              </table:table-cell>
              <table:table-cell office:value-type="float" office:value="0.000281582">
                <text:p>0.000281582</text:p>
              </table:table-cell>
              <table:table-cell office:value-type="float" office:value="1.10222">
                <text:p>1.10222</text:p>
              </table:table-cell>
              <table:table-cell office:value-type="float" office:value="0.000295338">
                <text:p>0.000295338</text:p>
              </table:table-cell>
              <table:table-cell office:value-type="float" office:value="1.10357">
                <text:p>1.10357</text:p>
              </table:table-cell>
              <table:table-cell office:value-type="float" office:value="0.000310386">
                <text:p>0.000310386</text:p>
              </table:table-cell>
              <table:table-cell office:value-type="float" office:value="1.10491">
                <text:p>1.10491</text:p>
              </table:table-cell>
              <table:table-cell office:value-type="float" office:value="0.000336721">
                <text:p>0.000336721</text:p>
              </table:table-cell>
              <table:table-cell office:value-type="float" office:value="1.10689">
                <text:p>1.10689</text:p>
              </table:table-cell>
              <table:table-cell office:value-type="float" office:value="0.000384657">
                <text:p>0.000384657</text:p>
              </table:table-cell>
              <table:table-cell office:value-type="float" office:value="1.10818">
                <text:p>1.10818</text:p>
              </table:table-cell>
              <table:table-cell office:value-type="float" office:value="0.000427699">
                <text:p>0.000427699</text:p>
              </table:table-cell>
              <table:table-cell office:value-type="float" office:value="1.10946">
                <text:p>1.10946</text:p>
              </table:table-cell>
              <table:table-cell office:value-type="float" office:value="0.000505726">
                <text:p>0.000505726</text:p>
              </table:table-cell>
              <table:table-cell office:value-type="float" office:value="1.11072">
                <text:p>1.11072</text:p>
              </table:table-cell>
              <table:table-cell office:value-type="float" office:value="0.000613709">
                <text:p>0.000613709</text:p>
              </table:table-cell>
              <table:table-cell office:value-type="float" office:value="1.11256">
                <text:p>1.11256</text:p>
              </table:table-cell>
              <table:table-cell office:value-type="float" office:value="0.00102336">
                <text:p>0.0010233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0231">
                <text:p>1.10231</text:p>
              </table:table-cell>
              <table:table-cell office:value-type="float" office:value="0.00022226">
                <text:p>0.00022226</text:p>
              </table:table-cell>
              <table:table-cell office:value-type="float" office:value="1.10382">
                <text:p>1.10382</text:p>
              </table:table-cell>
              <table:table-cell office:value-type="float" office:value="0.000230693">
                <text:p>0.000230693</text:p>
              </table:table-cell>
              <table:table-cell office:value-type="float" office:value="1.10531">
                <text:p>1.10531</text:p>
              </table:table-cell>
              <table:table-cell office:value-type="float" office:value="0.000234359">
                <text:p>0.000234359</text:p>
              </table:table-cell>
              <table:table-cell office:value-type="float" office:value="1.10678">
                <text:p>1.10678</text:p>
              </table:table-cell>
              <table:table-cell office:value-type="float" office:value="0.000241022">
                <text:p>0.000241022</text:p>
              </table:table-cell>
              <table:table-cell office:value-type="float" office:value="1.10896">
                <text:p>1.10896</text:p>
              </table:table-cell>
              <table:table-cell office:value-type="float" office:value="0.00025171">
                <text:p>0.00025171</text:p>
              </table:table-cell>
              <table:table-cell office:value-type="float" office:value="1.1104">
                <text:p>1.1104</text:p>
              </table:table-cell>
              <table:table-cell office:value-type="float" office:value="0.000256086">
                <text:p>0.000256086</text:p>
              </table:table-cell>
              <table:table-cell office:value-type="float" office:value="1.11182">
                <text:p>1.11182</text:p>
              </table:table-cell>
              <table:table-cell office:value-type="float" office:value="0.000263478">
                <text:p>0.000263478</text:p>
              </table:table-cell>
              <table:table-cell office:value-type="float" office:value="1.11322">
                <text:p>1.11322</text:p>
              </table:table-cell>
              <table:table-cell office:value-type="float" office:value="0.000269651">
                <text:p>0.000269651</text:p>
              </table:table-cell>
              <table:table-cell office:value-type="float" office:value="1.11461">
                <text:p>1.11461</text:p>
              </table:table-cell>
              <table:table-cell office:value-type="float" office:value="0.00027522">
                <text:p>0.00027522</text:p>
              </table:table-cell>
              <table:table-cell office:value-type="float" office:value="1.11598">
                <text:p>1.11598</text:p>
              </table:table-cell>
              <table:table-cell office:value-type="float" office:value="0.000286939">
                <text:p>0.000286939</text:p>
              </table:table-cell>
              <table:table-cell office:value-type="float" office:value="1.11799">
                <text:p>1.11799</text:p>
              </table:table-cell>
              <table:table-cell office:value-type="float" office:value="0.000303276">
                <text:p>0.000303276</text:p>
              </table:table-cell>
              <table:table-cell office:value-type="float" office:value="1.11932">
                <text:p>1.11932</text:p>
              </table:table-cell>
              <table:table-cell office:value-type="float" office:value="0.000314662">
                <text:p>0.000314662</text:p>
              </table:table-cell>
              <table:table-cell office:value-type="float" office:value="1.12062">
                <text:p>1.12062</text:p>
              </table:table-cell>
              <table:table-cell office:value-type="float" office:value="0.000336051">
                <text:p>0.000336051</text:p>
              </table:table-cell>
              <table:table-cell office:value-type="float" office:value="1.1219">
                <text:p>1.1219</text:p>
              </table:table-cell>
              <table:table-cell office:value-type="float" office:value="0.000353941">
                <text:p>0.000353941</text:p>
              </table:table-cell>
              <table:table-cell office:value-type="float" office:value="1.12378">
                <text:p>1.12378</text:p>
              </table:table-cell>
              <table:table-cell office:value-type="float" office:value="0.000394253">
                <text:p>0.00039425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1309">
                <text:p>1.11309</text:p>
              </table:table-cell>
              <table:table-cell office:value-type="float" office:value="0.000224902">
                <text:p>0.000224902</text:p>
              </table:table-cell>
              <table:table-cell office:value-type="float" office:value="1.11463">
                <text:p>1.11463</text:p>
              </table:table-cell>
              <table:table-cell office:value-type="float" office:value="0.00023263">
                <text:p>0.00023263</text:p>
              </table:table-cell>
              <table:table-cell office:value-type="float" office:value="1.11615">
                <text:p>1.11615</text:p>
              </table:table-cell>
              <table:table-cell office:value-type="float" office:value="0.000235107">
                <text:p>0.000235107</text:p>
              </table:table-cell>
              <table:table-cell office:value-type="float" office:value="1.11765">
                <text:p>1.11765</text:p>
              </table:table-cell>
              <table:table-cell office:value-type="float" office:value="0.000240034">
                <text:p>0.000240034</text:p>
              </table:table-cell>
              <table:table-cell office:value-type="float" office:value="1.11988">
                <text:p>1.11988</text:p>
              </table:table-cell>
              <table:table-cell office:value-type="float" office:value="0.000247309">
                <text:p>0.000247309</text:p>
              </table:table-cell>
              <table:table-cell office:value-type="float" office:value="1.12134">
                <text:p>1.12134</text:p>
              </table:table-cell>
              <table:table-cell office:value-type="float" office:value="0.000249374">
                <text:p>0.000249374</text:p>
              </table:table-cell>
              <table:table-cell office:value-type="float" office:value="1.12279">
                <text:p>1.12279</text:p>
              </table:table-cell>
              <table:table-cell office:value-type="float" office:value="0.000253605">
                <text:p>0.000253605</text:p>
              </table:table-cell>
              <table:table-cell office:value-type="float" office:value="1.12423">
                <text:p>1.12423</text:p>
              </table:table-cell>
              <table:table-cell office:value-type="float" office:value="0.000256268">
                <text:p>0.000256268</text:p>
              </table:table-cell>
              <table:table-cell office:value-type="float" office:value="1.12564">
                <text:p>1.12564</text:p>
              </table:table-cell>
              <table:table-cell office:value-type="float" office:value="0.000257849">
                <text:p>0.000257849</text:p>
              </table:table-cell>
              <table:table-cell office:value-type="float" office:value="1.12704">
                <text:p>1.12704</text:p>
              </table:table-cell>
              <table:table-cell office:value-type="float" office:value="0.00026386">
                <text:p>0.00026386</text:p>
              </table:table-cell>
              <table:table-cell office:value-type="float" office:value="1.1291">
                <text:p>1.1291</text:p>
              </table:table-cell>
              <table:table-cell office:value-type="float" office:value="0.000269872">
                <text:p>0.000269872</text:p>
              </table:table-cell>
              <table:table-cell office:value-type="float" office:value="1.13045">
                <text:p>1.13045</text:p>
              </table:table-cell>
              <table:table-cell office:value-type="float" office:value="0.000272938">
                <text:p>0.000272938</text:p>
              </table:table-cell>
              <table:table-cell office:value-type="float" office:value="1.13178">
                <text:p>1.13178</text:p>
              </table:table-cell>
              <table:table-cell office:value-type="float" office:value="0.000281567">
                <text:p>0.000281567</text:p>
              </table:table-cell>
              <table:table-cell office:value-type="float" office:value="1.13309">
                <text:p>1.13309</text:p>
              </table:table-cell>
              <table:table-cell office:value-type="float" office:value="0.000285045">
                <text:p>0.000285045</text:p>
              </table:table-cell>
              <table:table-cell office:value-type="float" office:value="1.13501">
                <text:p>1.13501</text:p>
              </table:table-cell>
              <table:table-cell office:value-type="float" office:value="0.000292388">
                <text:p>0.00029238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2387">
                <text:p>1.12387</text:p>
              </table:table-cell>
              <table:table-cell office:value-type="float" office:value="0.000226714">
                <text:p>0.000226714</text:p>
              </table:table-cell>
              <table:table-cell office:value-type="float" office:value="1.12543">
                <text:p>1.12543</text:p>
              </table:table-cell>
              <table:table-cell office:value-type="float" office:value="0.000233938">
                <text:p>0.000233938</text:p>
              </table:table-cell>
              <table:table-cell office:value-type="float" office:value="1.12699">
                <text:p>1.12699</text:p>
              </table:table-cell>
              <table:table-cell office:value-type="float" office:value="0.000235605">
                <text:p>0.000235605</text:p>
              </table:table-cell>
              <table:table-cell office:value-type="float" office:value="1.12852">
                <text:p>1.12852</text:p>
              </table:table-cell>
              <table:table-cell office:value-type="float" office:value="0.000239388">
                <text:p>0.000239388</text:p>
              </table:table-cell>
              <table:table-cell office:value-type="float" office:value="1.13079">
                <text:p>1.13079</text:p>
              </table:table-cell>
              <table:table-cell office:value-type="float" office:value="0.000244522">
                <text:p>0.000244522</text:p>
              </table:table-cell>
              <table:table-cell office:value-type="float" office:value="1.13229">
                <text:p>1.13229</text:p>
              </table:table-cell>
              <table:table-cell office:value-type="float" office:value="0.000245217">
                <text:p>0.000245217</text:p>
              </table:table-cell>
              <table:table-cell office:value-type="float" office:value="1.13377">
                <text:p>1.13377</text:p>
              </table:table-cell>
              <table:table-cell office:value-type="float" office:value="0.00024764">
                <text:p>0.00024764</text:p>
              </table:table-cell>
              <table:table-cell office:value-type="float" office:value="1.13523">
                <text:p>1.13523</text:p>
              </table:table-cell>
              <table:table-cell office:value-type="float" office:value="0.000248403">
                <text:p>0.000248403</text:p>
              </table:table-cell>
              <table:table-cell office:value-type="float" office:value="1.13667">
                <text:p>1.13667</text:p>
              </table:table-cell>
              <table:table-cell office:value-type="float" office:value="0.000247951">
                <text:p>0.000247951</text:p>
              </table:table-cell>
              <table:table-cell office:value-type="float" office:value="1.1381">
                <text:p>1.1381</text:p>
              </table:table-cell>
              <table:table-cell office:value-type="float" office:value="0.000251158">
                <text:p>0.000251158</text:p>
              </table:table-cell>
              <table:table-cell office:value-type="float" office:value="1.1402">
                <text:p>1.1402</text:p>
              </table:table-cell>
              <table:table-cell office:value-type="float" office:value="0.000252577">
                <text:p>0.000252577</text:p>
              </table:table-cell>
              <table:table-cell office:value-type="float" office:value="1.14158">
                <text:p>1.14158</text:p>
              </table:table-cell>
              <table:table-cell office:value-type="float" office:value="0.000252348">
                <text:p>0.000252348</text:p>
              </table:table-cell>
              <table:table-cell office:value-type="float" office:value="1.14294">
                <text:p>1.14294</text:p>
              </table:table-cell>
              <table:table-cell office:value-type="float" office:value="0.00025615">
                <text:p>0.00025615</text:p>
              </table:table-cell>
              <table:table-cell office:value-type="float" office:value="1.14427">
                <text:p>1.14427</text:p>
              </table:table-cell>
              <table:table-cell office:value-type="float" office:value="0.00025497">
                <text:p>0.00025497</text:p>
              </table:table-cell>
              <table:table-cell office:value-type="float" office:value="1.14623">
                <text:p>1.14623</text:p>
              </table:table-cell>
              <table:table-cell office:value-type="float" office:value="0.000253192">
                <text:p>0.0002531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include-hidden-cells="false" chart:auto-position="true" chart:auto-size="true" chart:treat-empty-cells="ignore" chart:spline-resolution="80" chart:right-angled-axes="true"/>
    </style:style>
    <style:style style:name="ch5" style:family="chart" style:data-style-name="N0">
      <style:chart-properties chart:display-label="true" chart:logarithmic="false" chart:minimum="0" chart:maximum="0.8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/>
      <style:graphic-properties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one"/>
      <style:graphic-properties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one"/>
      <style:graphic-properties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one"/>
      <style:graphic-properties svg:stroke-color="#aecf00" draw:fill-color="#aecf00"/>
      <style:text-properties fo:font-size="10pt" style:font-size-asian="10pt" style:font-size-complex="10pt"/>
    </style:style>
    <style:style style:name="ch18" style:family="chart" style:data-style-name="N0">
      <style:chart-properties chart:symbol-type="none"/>
      <style:graphic-properties svg:stroke-color="#4b1f6f" draw:fill-color="#4b1f6f"/>
      <style:text-properties fo:font-size="10pt" style:font-size-asian="10pt" style:font-size-complex="10pt"/>
    </style:style>
    <style:style style:name="ch19" style:family="chart" style:data-style-name="N0">
      <style:chart-properties chart:symbol-type="none"/>
      <style:graphic-properties svg:stroke-color="#ff950e" draw:fill-color="#ff950e"/>
      <style:text-properties fo:font-size="10pt" style:font-size-asian="10pt" style:font-size-complex="10pt"/>
    </style:style>
    <style:style style:name="ch20" style:family="chart" style:data-style-name="N0">
      <style:chart-properties chart:symbol-type="none"/>
      <style:graphic-properties svg:stroke-color="#c5000b" draw:fill-color="#c5000b"/>
      <style:text-properties fo:font-size="10pt" style:font-size-asian="10pt" style:font-size-complex="10pt"/>
    </style:style>
    <style:style style:name="ch21" style:family="chart" style:data-style-name="N0">
      <style:chart-properties chart:symbol-type="none"/>
      <style:graphic-properties svg:stroke-color="#0084d1" draw:fill-color="#0084d1"/>
      <style:text-properties fo:font-size="10pt" style:font-size-asian="10pt" style:font-size-complex="10pt"/>
    </style:style>
    <style:style style:name="ch22" style:family="chart" style:data-style-name="N0">
      <style:chart-properties chart:symbol-type="none"/>
      <style:graphic-properties svg:stroke-color="#004586" draw:fill-color="#004586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16.007cm" svg:height="9.01cm" xlink:href=".." xlink:type="simple" chart:class="chart:scatter" chart:style-name="ch1">
        <chart:title svg:x="7.229cm" svg:y="0.315cm" chart:style-name="ch2">
          <text:p>k vs Et</text:p>
        </chart:title>
        <chart:legend chart:legend-position="end" svg:x="13.103cm" svg:y="0.855cm" style:legend-expansion="high" chart:style-name="ch3"/>
        <chart:plot-area chart:style-name="ch4" table:cell-range-address="Sheet1.B2:Sheet1.B102 Sheet1.D2:Sheet1.D1516" svg:x="1.318cm" svg:y="1.644cm" svg:width="11.145cm" svg:height="6.218cm">
          <chartooo:coordinate-region svg:x="1.881cm" svg:y="1.834cm" svg:width="10.335cm" svg:height="5.838cm"/>
          <chart:axis chart:dimension="x" chart:name="primary-x" chart:style-name="ch5">
            <chart:title svg:x="6.688cm" svg:y="8.043cm" chart:style-name="ch6">
              <text:p>Et</text:p>
            </chart:title>
          </chart:axis>
          <chart:axis chart:dimension="y" chart:name="primary-y" chart:style-name="ch7">
            <chart:title svg:x="0.451cm" svg:y="4.888cm" chart:style-name="ch8">
              <text:p>k</text:p>
            </chart:title>
            <chart:grid chart:style-name="ch9" chart:class="major"/>
          </chart:axis>
          <chart:series chart:style-name="ch10" chart:values-cell-range-address="Sheet1.D2:Sheet1.D102" chart:class="chart:scatter">
            <chart:domain table:cell-range-address="Sheet1.B2:Sheet1.B102"/>
            <chart:data-point chart:repeated="101"/>
          </chart:series>
          <chart:series chart:style-name="ch11" chart:values-cell-range-address="Sheet1.D103:Sheet1.D203" chart:class="chart:scatter">
            <chart:domain table:cell-range-address="Sheet1.B103:Sheet1.B203"/>
            <chart:data-point chart:repeated="101"/>
          </chart:series>
          <chart:series chart:style-name="ch12" chart:values-cell-range-address="Sheet1.D204:Sheet1.D304" chart:class="chart:scatter">
            <chart:domain table:cell-range-address="Sheet1.B204:Sheet1.B304"/>
            <chart:data-point chart:repeated="101"/>
          </chart:series>
          <chart:series chart:style-name="ch13" chart:values-cell-range-address="Sheet1.D305:Sheet1.D405" chart:class="chart:scatter">
            <chart:domain table:cell-range-address="Sheet1.B305:Sheet1.B405"/>
            <chart:data-point chart:repeated="101"/>
          </chart:series>
          <chart:series chart:style-name="ch14" chart:values-cell-range-address="Sheet1.D406:Sheet1.D506" chart:class="chart:scatter">
            <chart:domain table:cell-range-address="Sheet1.B406:Sheet1.B506"/>
            <chart:data-point chart:repeated="101"/>
          </chart:series>
          <chart:series chart:style-name="ch15" chart:values-cell-range-address="Sheet1.D507:Sheet1.D607" chart:class="chart:scatter">
            <chart:domain table:cell-range-address="Sheet1.B507:Sheet1.B607"/>
            <chart:data-point chart:repeated="101"/>
          </chart:series>
          <chart:series chart:style-name="ch16" chart:values-cell-range-address="Sheet1.D608:Sheet1.D708" chart:class="chart:scatter">
            <chart:domain table:cell-range-address="Sheet1.B608:Sheet1.B708"/>
            <chart:data-point chart:repeated="101"/>
          </chart:series>
          <chart:series chart:style-name="ch17" chart:values-cell-range-address="Sheet1.D709:Sheet1.D809" chart:class="chart:scatter">
            <chart:domain table:cell-range-address="Sheet1.B709:Sheet1.B809"/>
            <chart:data-point chart:repeated="101"/>
          </chart:series>
          <chart:series chart:style-name="ch18" chart:values-cell-range-address="Sheet1.D810:Sheet1.D910" chart:class="chart:scatter">
            <chart:domain table:cell-range-address="Sheet1.B810:Sheet1.B910"/>
            <chart:data-point chart:repeated="101"/>
          </chart:series>
          <chart:series chart:style-name="ch19" chart:values-cell-range-address="Sheet1.D911:Sheet1.D1011" chart:class="chart:scatter">
            <chart:domain table:cell-range-address="Sheet1.B911:Sheet1.B1011"/>
            <chart:data-point chart:repeated="101"/>
          </chart:series>
          <chart:series chart:style-name="ch20" chart:values-cell-range-address="Sheet1.D1012:Sheet1.D1112" chart:class="chart:scatter">
            <chart:domain table:cell-range-address="Sheet1.B1012:Sheet1.B1112"/>
            <chart:data-point chart:repeated="101"/>
          </chart:series>
          <chart:series chart:style-name="ch21" chart:values-cell-range-address="Sheet1.D1113:Sheet1.D1213" chart:class="chart:scatter">
            <chart:domain table:cell-range-address="Sheet1.B1113:Sheet1.B1213"/>
            <chart:data-point chart:repeated="101"/>
          </chart:series>
          <chart:series chart:style-name="ch22" chart:values-cell-range-address="Sheet1.D1214:Sheet1.D1314" chart:class="chart:scatter">
            <chart:domain table:cell-range-address="Sheet1.B1214:Sheet1.B1314"/>
            <chart:data-point chart:repeated="101"/>
          </chart:series>
          <chart:series chart:style-name="ch11" chart:values-cell-range-address="Sheet1.D1315:Sheet1.D1415" chart:class="chart:scatter">
            <chart:domain table:cell-range-address="Sheet1.B1315:Sheet1.B1415"/>
            <chart:data-point chart:repeated="101"/>
          </chart:series>
          <chart:series chart:style-name="ch12" chart:values-cell-range-address="Sheet1.D1416:Sheet1.D1516" chart:class="chart:scatter">
            <chart:domain table:cell-range-address="Sheet1.B1416:Sheet1.B1516"/>
            <chart:data-point chart:repeated="101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  <table:table-cell office:value-type="string">
                <text:p>Column B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61313">
                <text:p>0.0461313</text:p>
                <draw:g>
                  <svg:desc>Sheet1.B2:Sheet1.B102</svg:desc>
                </draw:g>
              </table:table-cell>
              <table:table-cell office:value-type="float" office:value="6006.34">
                <text:p>6006.34</text:p>
                <draw:g>
                  <svg:desc>Sheet1.D2:Sheet1.D102</svg:desc>
                </draw:g>
              </table:table-cell>
              <table:table-cell office:value-type="float" office:value="0.0445656">
                <text:p>0.0445656</text:p>
                <draw:g>
                  <svg:desc>Sheet1.B103:Sheet1.B203</svg:desc>
                </draw:g>
              </table:table-cell>
              <table:table-cell office:value-type="float" office:value="6054.36">
                <text:p>6054.36</text:p>
                <draw:g>
                  <svg:desc>Sheet1.D103:Sheet1.D203</svg:desc>
                </draw:g>
              </table:table-cell>
              <table:table-cell office:value-type="float" office:value="0.0430147">
                <text:p>0.0430147</text:p>
                <draw:g>
                  <svg:desc>Sheet1.B204:Sheet1.B304</svg:desc>
                </draw:g>
              </table:table-cell>
              <table:table-cell office:value-type="float" office:value="6176.81">
                <text:p>6176.81</text:p>
                <draw:g>
                  <svg:desc>Sheet1.D204:Sheet1.D304</svg:desc>
                </draw:g>
              </table:table-cell>
              <table:table-cell office:value-type="float" office:value="0.0414791">
                <text:p>0.0414791</text:p>
                <draw:g>
                  <svg:desc>Sheet1.B305:Sheet1.B405</svg:desc>
                </draw:g>
              </table:table-cell>
              <table:table-cell office:value-type="float" office:value="6397.52">
                <text:p>6397.52</text:p>
                <draw:g>
                  <svg:desc>Sheet1.D305:Sheet1.D405</svg:desc>
                </draw:g>
              </table:table-cell>
              <table:table-cell office:value-type="float" office:value="0.0392051">
                <text:p>0.0392051</text:p>
                <draw:g>
                  <svg:desc>Sheet1.B406:Sheet1.B506</svg:desc>
                </draw:g>
              </table:table-cell>
              <table:table-cell office:value-type="float" office:value="6821.66">
                <text:p>6821.66</text:p>
                <draw:g>
                  <svg:desc>Sheet1.D406:Sheet1.D506</svg:desc>
                </draw:g>
              </table:table-cell>
              <table:table-cell office:value-type="float" office:value="0.0377095">
                <text:p>0.0377095</text:p>
                <draw:g>
                  <svg:desc>Sheet1.B507:Sheet1.B607</svg:desc>
                </draw:g>
              </table:table-cell>
              <table:table-cell office:value-type="float" office:value="7017.22">
                <text:p>7017.22</text:p>
                <draw:g>
                  <svg:desc>Sheet1.D507:Sheet1.D607</svg:desc>
                </draw:g>
              </table:table-cell>
              <table:table-cell office:value-type="float" office:value="0.0362307">
                <text:p>0.0362307</text:p>
                <draw:g>
                  <svg:desc>Sheet1.B608:Sheet1.B708</svg:desc>
                </draw:g>
              </table:table-cell>
              <table:table-cell office:value-type="float" office:value="7336.24">
                <text:p>7336.24</text:p>
                <draw:g>
                  <svg:desc>Sheet1.D608:Sheet1.D708</svg:desc>
                </draw:g>
              </table:table-cell>
              <table:table-cell office:value-type="float" office:value="0.0347692">
                <text:p>0.0347692</text:p>
                <draw:g>
                  <svg:desc>Sheet1.B709:Sheet1.B809</svg:desc>
                </draw:g>
              </table:table-cell>
              <table:table-cell office:value-type="float" office:value="7634.86">
                <text:p>7634.86</text:p>
                <draw:g>
                  <svg:desc>Sheet1.D709:Sheet1.D809</svg:desc>
                </draw:g>
              </table:table-cell>
              <table:table-cell office:value-type="float" office:value="0.0333255">
                <text:p>0.0333255</text:p>
                <draw:g>
                  <svg:desc>Sheet1.B810:Sheet1.B910</svg:desc>
                </draw:g>
              </table:table-cell>
              <table:table-cell office:value-type="float" office:value="7921.09">
                <text:p>7921.09</text:p>
                <draw:g>
                  <svg:desc>Sheet1.D810:Sheet1.D910</svg:desc>
                </draw:g>
              </table:table-cell>
              <table:table-cell office:value-type="float" office:value="0.0319002">
                <text:p>0.0319002</text:p>
                <draw:g>
                  <svg:desc>Sheet1.B911:Sheet1.B1011</svg:desc>
                </draw:g>
              </table:table-cell>
              <table:table-cell office:value-type="float" office:value="8422.49">
                <text:p>8422.49</text:p>
                <draw:g>
                  <svg:desc>Sheet1.D911:Sheet1.D1011</svg:desc>
                </draw:g>
              </table:table-cell>
              <table:table-cell office:value-type="float" office:value="0.0297978">
                <text:p>0.0297978</text:p>
                <draw:g>
                  <svg:desc>Sheet1.B1012:Sheet1.B1112</svg:desc>
                </draw:g>
              </table:table-cell>
              <table:table-cell office:value-type="float" office:value="9167.63">
                <text:p>9167.63</text:p>
                <draw:g>
                  <svg:desc>Sheet1.D1012:Sheet1.D1112</svg:desc>
                </draw:g>
              </table:table-cell>
              <table:table-cell office:value-type="float" office:value="0.0284208">
                <text:p>0.0284208</text:p>
                <draw:g>
                  <svg:desc>Sheet1.B1113:Sheet1.B1213</svg:desc>
                </draw:g>
              </table:table-cell>
              <table:table-cell office:value-type="float" office:value="9580.12">
                <text:p>9580.12</text:p>
                <draw:g>
                  <svg:desc>Sheet1.D1113:Sheet1.D1213</svg:desc>
                </draw:g>
              </table:table-cell>
              <table:table-cell office:value-type="float" office:value="0.0270642">
                <text:p>0.0270642</text:p>
                <draw:g>
                  <svg:desc>Sheet1.B1214:Sheet1.B1314</svg:desc>
                </draw:g>
              </table:table-cell>
              <table:table-cell office:value-type="float" office:value="10492.6">
                <text:p>10492.6</text:p>
                <draw:g>
                  <svg:desc>Sheet1.D1214:Sheet1.D1314</svg:desc>
                </draw:g>
              </table:table-cell>
              <table:table-cell office:value-type="float" office:value="0.0257287">
                <text:p>0.0257287</text:p>
                <draw:g>
                  <svg:desc>Sheet1.B1315:Sheet1.B1415</svg:desc>
                </draw:g>
              </table:table-cell>
              <table:table-cell office:value-type="float" office:value="11172.8">
                <text:p>11172.8</text:p>
                <draw:g>
                  <svg:desc>Sheet1.D1315:Sheet1.D1415</svg:desc>
                </draw:g>
              </table:table-cell>
              <table:table-cell office:value-type="float" office:value="0.0237662">
                <text:p>0.0237662</text:p>
                <draw:g>
                  <svg:desc>Sheet1.B1416:Sheet1.B1516</svg:desc>
                </draw:g>
              </table:table-cell>
              <table:table-cell office:value-type="float" office:value="12973.6">
                <text:p>12973.6</text:p>
                <draw:g>
                  <svg:desc>Sheet1.D1416:Sheet1.D15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69086">
                <text:p>0.0569086</text:p>
              </table:table-cell>
              <table:table-cell office:value-type="float" office:value="4584.52">
                <text:p>4584.52</text:p>
              </table:table-cell>
              <table:table-cell office:value-type="float" office:value="0.0553743">
                <text:p>0.0553743</text:p>
              </table:table-cell>
              <table:table-cell office:value-type="float" office:value="4590.03">
                <text:p>4590.03</text:p>
              </table:table-cell>
              <table:table-cell office:value-type="float" office:value="0.0538544">
                <text:p>0.0538544</text:p>
              </table:table-cell>
              <table:table-cell office:value-type="float" office:value="4649.92">
                <text:p>4649.92</text:p>
              </table:table-cell>
              <table:table-cell office:value-type="float" office:value="0.0523495">
                <text:p>0.0523495</text:p>
              </table:table-cell>
              <table:table-cell office:value-type="float" office:value="4780.67">
                <text:p>4780.67</text:p>
              </table:table-cell>
              <table:table-cell office:value-type="float" office:value="0.050121">
                <text:p>0.050121</text:p>
              </table:table-cell>
              <table:table-cell office:value-type="float" office:value="5038.27">
                <text:p>5038.27</text:p>
              </table:table-cell>
              <table:table-cell office:value-type="float" office:value="0.0486553">
                <text:p>0.0486553</text:p>
              </table:table-cell>
              <table:table-cell office:value-type="float" office:value="5140.01">
                <text:p>5140.01</text:p>
              </table:table-cell>
              <table:table-cell office:value-type="float" office:value="0.0472061">
                <text:p>0.0472061</text:p>
              </table:table-cell>
              <table:table-cell office:value-type="float" office:value="5327.25">
                <text:p>5327.25</text:p>
              </table:table-cell>
              <table:table-cell office:value-type="float" office:value="0.0457738">
                <text:p>0.0457738</text:p>
              </table:table-cell>
              <table:table-cell office:value-type="float" office:value="5493.79">
                <text:p>5493.79</text:p>
              </table:table-cell>
              <table:table-cell office:value-type="float" office:value="0.044359">
                <text:p>0.044359</text:p>
              </table:table-cell>
              <table:table-cell office:value-type="float" office:value="5645.36">
                <text:p>5645.36</text:p>
              </table:table-cell>
              <table:table-cell office:value-type="float" office:value="0.0429622">
                <text:p>0.0429622</text:p>
              </table:table-cell>
              <table:table-cell office:value-type="float" office:value="5942.42">
                <text:p>5942.42</text:p>
              </table:table-cell>
              <table:table-cell office:value-type="float" office:value="0.0409018">
                <text:p>0.0409018</text:p>
              </table:table-cell>
              <table:table-cell office:value-type="float" office:value="6364.26">
                <text:p>6364.26</text:p>
              </table:table-cell>
              <table:table-cell office:value-type="float" office:value="0.0395524">
                <text:p>0.0395524</text:p>
              </table:table-cell>
              <table:table-cell office:value-type="float" office:value="6574.15">
                <text:p>6574.15</text:p>
              </table:table-cell>
              <table:table-cell office:value-type="float" office:value="0.038223">
                <text:p>0.038223</text:p>
              </table:table-cell>
              <table:table-cell office:value-type="float" office:value="7112.72">
                <text:p>7112.72</text:p>
              </table:table-cell>
              <table:table-cell office:value-type="float" office:value="0.0369141">
                <text:p>0.0369141</text:p>
              </table:table-cell>
              <table:table-cell office:value-type="float" office:value="7476.11">
                <text:p>7476.11</text:p>
              </table:table-cell>
              <table:table-cell office:value-type="float" office:value="0.0349909">
                <text:p>0.0349909</text:p>
              </table:table-cell>
              <table:table-cell office:value-type="float" office:value="8500.48">
                <text:p>8500.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86">
                <text:p>0.067686</text:p>
              </table:table-cell>
              <table:table-cell office:value-type="float" office:value="3499.27">
                <text:p>3499.27</text:p>
              </table:table-cell>
              <table:table-cell office:value-type="float" office:value="0.066183">
                <text:p>0.066183</text:p>
              </table:table-cell>
              <table:table-cell office:value-type="float" office:value="3479.86">
                <text:p>3479.86</text:p>
              </table:table-cell>
              <table:table-cell office:value-type="float" office:value="0.0646941">
                <text:p>0.0646941</text:p>
              </table:table-cell>
              <table:table-cell office:value-type="float" office:value="3500.47">
                <text:p>3500.47</text:p>
              </table:table-cell>
              <table:table-cell office:value-type="float" office:value="0.0632199">
                <text:p>0.0632199</text:p>
              </table:table-cell>
              <table:table-cell office:value-type="float" office:value="3572.45">
                <text:p>3572.45</text:p>
              </table:table-cell>
              <table:table-cell office:value-type="float" office:value="0.0610369">
                <text:p>0.0610369</text:p>
              </table:table-cell>
              <table:table-cell office:value-type="float" office:value="3721.13">
                <text:p>3721.13</text:p>
              </table:table-cell>
              <table:table-cell office:value-type="float" office:value="0.0596011">
                <text:p>0.0596011</text:p>
              </table:table-cell>
              <table:table-cell office:value-type="float" office:value="3765">
                <text:p>3765</text:p>
              </table:table-cell>
              <table:table-cell office:value-type="float" office:value="0.0581815">
                <text:p>0.0581815</text:p>
              </table:table-cell>
              <table:table-cell office:value-type="float" office:value="3868.44">
                <text:p>3868.44</text:p>
              </table:table-cell>
              <table:table-cell office:value-type="float" office:value="0.0567784">
                <text:p>0.0567784</text:p>
              </table:table-cell>
              <table:table-cell office:value-type="float" office:value="3953.18">
                <text:p>3953.18</text:p>
              </table:table-cell>
              <table:table-cell office:value-type="float" office:value="0.0553925">
                <text:p>0.0553925</text:p>
              </table:table-cell>
              <table:table-cell office:value-type="float" office:value="4023.51">
                <text:p>4023.51</text:p>
              </table:table-cell>
              <table:table-cell office:value-type="float" office:value="0.0540242">
                <text:p>0.0540242</text:p>
              </table:table-cell>
              <table:table-cell office:value-type="float" office:value="4192.7">
                <text:p>4192.7</text:p>
              </table:table-cell>
              <table:table-cell office:value-type="float" office:value="0.0520059">
                <text:p>0.0520059</text:p>
              </table:table-cell>
              <table:table-cell office:value-type="float" office:value="4418.25">
                <text:p>4418.25</text:p>
              </table:table-cell>
              <table:table-cell office:value-type="float" office:value="0.050684">
                <text:p>0.050684</text:p>
              </table:table-cell>
              <table:table-cell office:value-type="float" office:value="4511.51">
                <text:p>4511.51</text:p>
              </table:table-cell>
              <table:table-cell office:value-type="float" office:value="0.0493817">
                <text:p>0.0493817</text:p>
              </table:table-cell>
              <table:table-cell office:value-type="float" office:value="4821.75">
                <text:p>4821.75</text:p>
              </table:table-cell>
              <table:table-cell office:value-type="float" office:value="0.0480995">
                <text:p>0.0480995</text:p>
              </table:table-cell>
              <table:table-cell office:value-type="float" office:value="5002.75">
                <text:p>5002.75</text:p>
              </table:table-cell>
              <table:table-cell office:value-type="float" office:value="0.0462156">
                <text:p>0.0462156</text:p>
              </table:table-cell>
              <table:table-cell office:value-type="float" office:value="5569.97">
                <text:p>5569.9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84634">
                <text:p>0.0784634</text:p>
              </table:table-cell>
              <table:table-cell office:value-type="float" office:value="2670.91">
                <text:p>2670.91</text:p>
              </table:table-cell>
              <table:table-cell office:value-type="float" office:value="0.0769917">
                <text:p>0.0769917</text:p>
              </table:table-cell>
              <table:table-cell office:value-type="float" office:value="2638.2">
                <text:p>2638.2</text:p>
              </table:table-cell>
              <table:table-cell office:value-type="float" office:value="0.0755338">
                <text:p>0.0755338</text:p>
              </table:table-cell>
              <table:table-cell office:value-type="float" office:value="2635.16">
                <text:p>2635.16</text:p>
              </table:table-cell>
              <table:table-cell office:value-type="float" office:value="0.0740903">
                <text:p>0.0740903</text:p>
              </table:table-cell>
              <table:table-cell office:value-type="float" office:value="2669.59">
                <text:p>2669.59</text:p>
              </table:table-cell>
              <table:table-cell office:value-type="float" office:value="0.0719528">
                <text:p>0.0719528</text:p>
              </table:table-cell>
              <table:table-cell office:value-type="float" office:value="2748.34">
                <text:p>2748.34</text:p>
              </table:table-cell>
              <table:table-cell office:value-type="float" office:value="0.0705469">
                <text:p>0.0705469</text:p>
              </table:table-cell>
              <table:table-cell office:value-type="float" office:value="2757.84">
                <text:p>2757.84</text:p>
              </table:table-cell>
              <table:table-cell office:value-type="float" office:value="0.0691569">
                <text:p>0.0691569</text:p>
              </table:table-cell>
              <table:table-cell office:value-type="float" office:value="2809.14">
                <text:p>2809.14</text:p>
              </table:table-cell>
              <table:table-cell office:value-type="float" office:value="0.067783">
                <text:p>0.067783</text:p>
              </table:table-cell>
              <table:table-cell office:value-type="float" office:value="2844.64">
                <text:p>2844.64</text:p>
              </table:table-cell>
              <table:table-cell office:value-type="float" office:value="0.066426">
                <text:p>0.066426</text:p>
              </table:table-cell>
              <table:table-cell office:value-type="float" office:value="2867.65">
                <text:p>2867.65</text:p>
              </table:table-cell>
              <table:table-cell office:value-type="float" office:value="0.0650862">
                <text:p>0.0650862</text:p>
              </table:table-cell>
              <table:table-cell office:value-type="float" office:value="2958.25">
                <text:p>2958.25</text:p>
              </table:table-cell>
              <table:table-cell office:value-type="float" office:value="0.0631099">
                <text:p>0.0631099</text:p>
              </table:table-cell>
              <table:table-cell office:value-type="float" office:value="3067.38">
                <text:p>3067.38</text:p>
              </table:table-cell>
              <table:table-cell office:value-type="float" office:value="0.0618156">
                <text:p>0.0618156</text:p>
              </table:table-cell>
              <table:table-cell office:value-type="float" office:value="3096.16">
                <text:p>3096.16</text:p>
              </table:table-cell>
              <table:table-cell office:value-type="float" office:value="0.0605404">
                <text:p>0.0605404</text:p>
              </table:table-cell>
              <table:table-cell office:value-type="float" office:value="3268.87">
                <text:p>3268.87</text:p>
              </table:table-cell>
              <table:table-cell office:value-type="float" office:value="0.059285">
                <text:p>0.059285</text:p>
              </table:table-cell>
              <table:table-cell office:value-type="float" office:value="3347.89">
                <text:p>3347.89</text:p>
              </table:table-cell>
              <table:table-cell office:value-type="float" office:value="0.0574403">
                <text:p>0.0574403</text:p>
              </table:table-cell>
              <table:table-cell office:value-type="float" office:value="3650.09">
                <text:p>3650.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92408">
                <text:p>0.0892408</text:p>
              </table:table-cell>
              <table:table-cell office:value-type="float" office:value="2038.64">
                <text:p>2038.64</text:p>
              </table:table-cell>
              <table:table-cell office:value-type="float" office:value="0.0878003">
                <text:p>0.0878003</text:p>
              </table:table-cell>
              <table:table-cell office:value-type="float" office:value="2000.1">
                <text:p>2000.1</text:p>
              </table:table-cell>
              <table:table-cell office:value-type="float" office:value="0.0863735">
                <text:p>0.0863735</text:p>
              </table:table-cell>
              <table:table-cell office:value-type="float" office:value="1983.75">
                <text:p>1983.75</text:p>
              </table:table-cell>
              <table:table-cell office:value-type="float" office:value="0.0849608">
                <text:p>0.0849608</text:p>
              </table:table-cell>
              <table:table-cell office:value-type="float" office:value="1994.91">
                <text:p>1994.91</text:p>
              </table:table-cell>
              <table:table-cell office:value-type="float" office:value="0.0828687">
                <text:p>0.0828687</text:p>
              </table:table-cell>
              <table:table-cell office:value-type="float" office:value="2029.87">
                <text:p>2029.87</text:p>
              </table:table-cell>
              <table:table-cell office:value-type="float" office:value="0.0814928">
                <text:p>0.0814928</text:p>
              </table:table-cell>
              <table:table-cell office:value-type="float" office:value="2020.12">
                <text:p>2020.12</text:p>
              </table:table-cell>
              <table:table-cell office:value-type="float" office:value="0.0801322">
                <text:p>0.0801322</text:p>
              </table:table-cell>
              <table:table-cell office:value-type="float" office:value="2039.94">
                <text:p>2039.94</text:p>
              </table:table-cell>
              <table:table-cell office:value-type="float" office:value="0.0787877">
                <text:p>0.0787877</text:p>
              </table:table-cell>
              <table:table-cell office:value-type="float" office:value="2047">
                <text:p>2047</text:p>
              </table:table-cell>
              <table:table-cell office:value-type="float" office:value="0.0774595">
                <text:p>0.0774595</text:p>
              </table:table-cell>
              <table:table-cell office:value-type="float" office:value="2043.89">
                <text:p>2043.89</text:p>
              </table:table-cell>
              <table:table-cell office:value-type="float" office:value="0.0761482">
                <text:p>0.0761482</text:p>
              </table:table-cell>
              <table:table-cell office:value-type="float" office:value="2087.33">
                <text:p>2087.33</text:p>
              </table:table-cell>
              <table:table-cell office:value-type="float" office:value="0.074214">
                <text:p>0.074214</text:p>
              </table:table-cell>
              <table:table-cell office:value-type="float" office:value="2129.64">
                <text:p>2129.64</text:p>
              </table:table-cell>
              <table:table-cell office:value-type="float" office:value="0.0729472">
                <text:p>0.0729472</text:p>
              </table:table-cell>
              <table:table-cell office:value-type="float" office:value="2124.96">
                <text:p>2124.96</text:p>
              </table:table-cell>
              <table:table-cell office:value-type="float" office:value="0.0716991">
                <text:p>0.0716991</text:p>
              </table:table-cell>
              <table:table-cell office:value-type="float" office:value="2216.29">
                <text:p>2216.29</text:p>
              </table:table-cell>
              <table:table-cell office:value-type="float" office:value="0.0704704">
                <text:p>0.0704704</text:p>
              </table:table-cell>
              <table:table-cell office:value-type="float" office:value="2240.67">
                <text:p>2240.67</text:p>
              </table:table-cell>
              <table:table-cell office:value-type="float" office:value="0.0686649">
                <text:p>0.0686649</text:p>
              </table:table-cell>
              <table:table-cell office:value-type="float" office:value="2392.31">
                <text:p>2392.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0018">
                <text:p>0.100018</text:p>
              </table:table-cell>
              <table:table-cell office:value-type="float" office:value="1556.03">
                <text:p>1556.03</text:p>
              </table:table-cell>
              <table:table-cell office:value-type="float" office:value="0.098609">
                <text:p>0.098609</text:p>
              </table:table-cell>
              <table:table-cell office:value-type="float" office:value="1516.34">
                <text:p>1516.34</text:p>
              </table:table-cell>
              <table:table-cell office:value-type="float" office:value="0.0972133">
                <text:p>0.0972133</text:p>
              </table:table-cell>
              <table:table-cell office:value-type="float" office:value="1493.37">
                <text:p>1493.37</text:p>
              </table:table-cell>
              <table:table-cell office:value-type="float" office:value="0.0958312">
                <text:p>0.0958312</text:p>
              </table:table-cell>
              <table:table-cell office:value-type="float" office:value="1490.74">
                <text:p>1490.74</text:p>
              </table:table-cell>
              <table:table-cell office:value-type="float" office:value="0.0937846">
                <text:p>0.0937846</text:p>
              </table:table-cell>
              <table:table-cell office:value-type="float" office:value="1499.24">
                <text:p>1499.24</text:p>
              </table:table-cell>
              <table:table-cell office:value-type="float" office:value="0.0924386">
                <text:p>0.0924386</text:p>
              </table:table-cell>
              <table:table-cell office:value-type="float" office:value="1479.76">
                <text:p>1479.76</text:p>
              </table:table-cell>
              <table:table-cell office:value-type="float" office:value="0.0911076">
                <text:p>0.0911076</text:p>
              </table:table-cell>
              <table:table-cell office:value-type="float" office:value="1481.39">
                <text:p>1481.39</text:p>
              </table:table-cell>
              <table:table-cell office:value-type="float" office:value="0.0897923">
                <text:p>0.0897923</text:p>
              </table:table-cell>
              <table:table-cell office:value-type="float" office:value="1473.06">
                <text:p>1473.06</text:p>
              </table:table-cell>
              <table:table-cell office:value-type="float" office:value="0.088493">
                <text:p>0.088493</text:p>
              </table:table-cell>
              <table:table-cell office:value-type="float" office:value="1456.82">
                <text:p>1456.82</text:p>
              </table:table-cell>
              <table:table-cell office:value-type="float" office:value="0.0872102">
                <text:p>0.0872102</text:p>
              </table:table-cell>
              <table:table-cell office:value-type="float" office:value="1472.88">
                <text:p>1472.88</text:p>
              </table:table-cell>
              <table:table-cell office:value-type="float" office:value="0.085318">
                <text:p>0.085318</text:p>
              </table:table-cell>
              <table:table-cell office:value-type="float" office:value="1478.69">
                <text:p>1478.69</text:p>
              </table:table-cell>
              <table:table-cell office:value-type="float" office:value="0.0840787">
                <text:p>0.0840787</text:p>
              </table:table-cell>
              <table:table-cell office:value-type="float" office:value="1458.55">
                <text:p>1458.55</text:p>
              </table:table-cell>
              <table:table-cell office:value-type="float" office:value="0.0828578">
                <text:p>0.0828578</text:p>
              </table:table-cell>
              <table:table-cell office:value-type="float" office:value="1502.82">
                <text:p>1502.82</text:p>
              </table:table-cell>
              <table:table-cell office:value-type="float" office:value="0.0816558">
                <text:p>0.0816558</text:p>
              </table:table-cell>
              <table:table-cell office:value-type="float" office:value="1499.87">
                <text:p>1499.87</text:p>
              </table:table-cell>
              <table:table-cell office:value-type="float" office:value="0.0798896">
                <text:p>0.0798896</text:p>
              </table:table-cell>
              <table:table-cell office:value-type="float" office:value="1568.3">
                <text:p>1568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0796">
                <text:p>0.110796</text:p>
              </table:table-cell>
              <table:table-cell office:value-type="float" office:value="1187.67">
                <text:p>1187.67</text:p>
              </table:table-cell>
              <table:table-cell office:value-type="float" office:value="0.109418">
                <text:p>0.109418</text:p>
              </table:table-cell>
              <table:table-cell office:value-type="float" office:value="1149.57">
                <text:p>1149.57</text:p>
              </table:table-cell>
              <table:table-cell office:value-type="float" office:value="0.108053">
                <text:p>0.108053</text:p>
              </table:table-cell>
              <table:table-cell office:value-type="float" office:value="1124.2">
                <text:p>1124.2</text:p>
              </table:table-cell>
              <table:table-cell office:value-type="float" office:value="0.106702">
                <text:p>0.106702</text:p>
              </table:table-cell>
              <table:table-cell office:value-type="float" office:value="1114">
                <text:p>1114</text:p>
              </table:table-cell>
              <table:table-cell office:value-type="float" office:value="0.104701">
                <text:p>0.104701</text:p>
              </table:table-cell>
              <table:table-cell office:value-type="float" office:value="1107.33">
                <text:p>1107.33</text:p>
              </table:table-cell>
              <table:table-cell office:value-type="float" office:value="0.103384">
                <text:p>0.103384</text:p>
              </table:table-cell>
              <table:table-cell office:value-type="float" office:value="1083.96">
                <text:p>1083.96</text:p>
              </table:table-cell>
              <table:table-cell office:value-type="float" office:value="0.102083">
                <text:p>0.102083</text:p>
              </table:table-cell>
              <table:table-cell office:value-type="float" office:value="1075.8">
                <text:p>1075.8</text:p>
              </table:table-cell>
              <table:table-cell office:value-type="float" office:value="0.100797">
                <text:p>0.100797</text:p>
              </table:table-cell>
              <table:table-cell office:value-type="float" office:value="1060.08">
                <text:p>1060.08</text:p>
              </table:table-cell>
              <table:table-cell office:value-type="float" office:value="0.0995264">
                <text:p>0.0995264</text:p>
              </table:table-cell>
              <table:table-cell office:value-type="float" office:value="1038.43">
                <text:p>1038.43</text:p>
              </table:table-cell>
              <table:table-cell office:value-type="float" office:value="0.0982722">
                <text:p>0.0982722</text:p>
              </table:table-cell>
              <table:table-cell office:value-type="float" office:value="1039.39">
                <text:p>1039.39</text:p>
              </table:table-cell>
              <table:table-cell office:value-type="float" office:value="0.0964221">
                <text:p>0.0964221</text:p>
              </table:table-cell>
              <table:table-cell office:value-type="float" office:value="1026.82">
                <text:p>1026.82</text:p>
              </table:table-cell>
              <table:table-cell office:value-type="float" office:value="0.0952103">
                <text:p>0.0952103</text:p>
              </table:table-cell>
              <table:table-cell office:value-type="float" office:value="1001.26">
                <text:p>1001.26</text:p>
              </table:table-cell>
              <table:table-cell office:value-type="float" office:value="0.0940165">
                <text:p>0.0940165</text:p>
              </table:table-cell>
              <table:table-cell office:value-type="float" office:value="1019.21">
                <text:p>1019.21</text:p>
              </table:table-cell>
              <table:table-cell office:value-type="float" office:value="0.0928412">
                <text:p>0.0928412</text:p>
              </table:table-cell>
              <table:table-cell office:value-type="float" office:value="1004.21">
                <text:p>1004.21</text:p>
              </table:table-cell>
              <table:table-cell office:value-type="float" office:value="0.0911143">
                <text:p>0.0911143</text:p>
              </table:table-cell>
              <table:table-cell office:value-type="float" office:value="1028.45">
                <text:p>1028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1573">
                <text:p>0.121573</text:p>
              </table:table-cell>
              <table:table-cell office:value-type="float" office:value="906.499">
                <text:p>906.499</text:p>
              </table:table-cell>
              <table:table-cell office:value-type="float" office:value="0.120226">
                <text:p>0.120226</text:p>
              </table:table-cell>
              <table:table-cell office:value-type="float" office:value="871.515">
                <text:p>871.515</text:p>
              </table:table-cell>
              <table:table-cell office:value-type="float" office:value="0.118893">
                <text:p>0.118893</text:p>
              </table:table-cell>
              <table:table-cell office:value-type="float" office:value="846.297">
                <text:p>846.297</text:p>
              </table:table-cell>
              <table:table-cell office:value-type="float" office:value="0.117572">
                <text:p>0.117572</text:p>
              </table:table-cell>
              <table:table-cell office:value-type="float" office:value="832.465">
                <text:p>832.465</text:p>
              </table:table-cell>
              <table:table-cell office:value-type="float" office:value="0.115616">
                <text:p>0.115616</text:p>
              </table:table-cell>
              <table:table-cell office:value-type="float" office:value="817.881">
                <text:p>817.881</text:p>
              </table:table-cell>
              <table:table-cell office:value-type="float" office:value="0.11433">
                <text:p>0.11433</text:p>
              </table:table-cell>
              <table:table-cell office:value-type="float" office:value="794.044">
                <text:p>794.044</text:p>
              </table:table-cell>
              <table:table-cell office:value-type="float" office:value="0.113058">
                <text:p>0.113058</text:p>
              </table:table-cell>
              <table:table-cell office:value-type="float" office:value="781.291">
                <text:p>781.291</text:p>
              </table:table-cell>
              <table:table-cell office:value-type="float" office:value="0.111802">
                <text:p>0.111802</text:p>
              </table:table-cell>
              <table:table-cell office:value-type="float" office:value="762.92">
                <text:p>762.92</text:p>
              </table:table-cell>
              <table:table-cell office:value-type="float" office:value="0.11056">
                <text:p>0.11056</text:p>
              </table:table-cell>
              <table:table-cell office:value-type="float" office:value="740.25">
                <text:p>740.25</text:p>
              </table:table-cell>
              <table:table-cell office:value-type="float" office:value="0.109334">
                <text:p>0.109334</text:p>
              </table:table-cell>
              <table:table-cell office:value-type="float" office:value="733.547">
                <text:p>733.547</text:p>
              </table:table-cell>
              <table:table-cell office:value-type="float" office:value="0.107526">
                <text:p>0.107526</text:p>
              </table:table-cell>
              <table:table-cell office:value-type="float" office:value="713.145">
                <text:p>713.145</text:p>
              </table:table-cell>
              <table:table-cell office:value-type="float" office:value="0.106342">
                <text:p>0.106342</text:p>
              </table:table-cell>
              <table:table-cell office:value-type="float" office:value="687.483">
                <text:p>687.483</text:p>
              </table:table-cell>
              <table:table-cell office:value-type="float" office:value="0.105175">
                <text:p>0.105175</text:p>
              </table:table-cell>
              <table:table-cell office:value-type="float" office:value="691.412">
                <text:p>691.412</text:p>
              </table:table-cell>
              <table:table-cell office:value-type="float" office:value="0.104027">
                <text:p>0.104027</text:p>
              </table:table-cell>
              <table:table-cell office:value-type="float" office:value="672.583">
                <text:p>672.583</text:p>
              </table:table-cell>
              <table:table-cell office:value-type="float" office:value="0.102339">
                <text:p>0.102339</text:p>
              </table:table-cell>
              <table:table-cell office:value-type="float" office:value="674.784">
                <text:p>674.7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235">
                <text:p>0.13235</text:p>
              </table:table-cell>
              <table:table-cell office:value-type="float" office:value="691.887">
                <text:p>691.887</text:p>
              </table:table-cell>
              <table:table-cell office:value-type="float" office:value="0.131035">
                <text:p>0.131035</text:p>
              </table:table-cell>
              <table:table-cell office:value-type="float" office:value="660.708">
                <text:p>660.708</text:p>
              </table:table-cell>
              <table:table-cell office:value-type="float" office:value="0.129732">
                <text:p>0.129732</text:p>
              </table:table-cell>
              <table:table-cell office:value-type="float" office:value="637.087">
                <text:p>637.087</text:p>
              </table:table-cell>
              <table:table-cell office:value-type="float" office:value="0.128442">
                <text:p>0.128442</text:p>
              </table:table-cell>
              <table:table-cell office:value-type="float" office:value="622.085">
                <text:p>622.085</text:p>
              </table:table-cell>
              <table:table-cell office:value-type="float" office:value="0.126532">
                <text:p>0.126532</text:p>
              </table:table-cell>
              <table:table-cell office:value-type="float" office:value="604.105">
                <text:p>604.105</text:p>
              </table:table-cell>
              <table:table-cell office:value-type="float" office:value="0.125276">
                <text:p>0.125276</text:p>
              </table:table-cell>
              <table:table-cell office:value-type="float" office:value="581.69">
                <text:p>581.69</text:p>
              </table:table-cell>
              <table:table-cell office:value-type="float" office:value="0.124034">
                <text:p>0.124034</text:p>
              </table:table-cell>
              <table:table-cell office:value-type="float" office:value="567.434">
                <text:p>567.434</text:p>
              </table:table-cell>
              <table:table-cell office:value-type="float" office:value="0.122806">
                <text:p>0.122806</text:p>
              </table:table-cell>
              <table:table-cell office:value-type="float" office:value="549.101">
                <text:p>549.101</text:p>
              </table:table-cell>
              <table:table-cell office:value-type="float" office:value="0.121593">
                <text:p>0.121593</text:p>
              </table:table-cell>
              <table:table-cell office:value-type="float" office:value="527.745">
                <text:p>527.745</text:p>
              </table:table-cell>
              <table:table-cell office:value-type="float" office:value="0.120396">
                <text:p>0.120396</text:p>
              </table:table-cell>
              <table:table-cell office:value-type="float" office:value="517.774">
                <text:p>517.774</text:p>
              </table:table-cell>
              <table:table-cell office:value-type="float" office:value="0.11863">
                <text:p>0.11863</text:p>
              </table:table-cell>
              <table:table-cell office:value-type="float" office:value="495.4">
                <text:p>495.4</text:p>
              </table:table-cell>
              <table:table-cell office:value-type="float" office:value="0.117473">
                <text:p>0.117473</text:p>
              </table:table-cell>
              <table:table-cell office:value-type="float" office:value="472.171">
                <text:p>472.171</text:p>
              </table:table-cell>
              <table:table-cell office:value-type="float" office:value="0.116334">
                <text:p>0.116334</text:p>
              </table:table-cell>
              <table:table-cell office:value-type="float" office:value="469.22">
                <text:p>469.22</text:p>
              </table:table-cell>
              <table:table-cell office:value-type="float" office:value="0.115212">
                <text:p>0.115212</text:p>
              </table:table-cell>
              <table:table-cell office:value-type="float" office:value="450.699">
                <text:p>450.699</text:p>
              </table:table-cell>
              <table:table-cell office:value-type="float" office:value="0.113564">
                <text:p>0.113564</text:p>
              </table:table-cell>
              <table:table-cell office:value-type="float" office:value="443.083">
                <text:p>443.0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43128">
                <text:p>0.143128</text:p>
              </table:table-cell>
              <table:table-cell office:value-type="float" office:value="528.077">
                <text:p>528.077</text:p>
              </table:table-cell>
              <table:table-cell office:value-type="float" office:value="0.141844">
                <text:p>0.141844</text:p>
              </table:table-cell>
              <table:table-cell office:value-type="float" office:value="500.888">
                <text:p>500.888</text:p>
              </table:table-cell>
              <table:table-cell office:value-type="float" office:value="0.140572">
                <text:p>0.140572</text:p>
              </table:table-cell>
              <table:table-cell office:value-type="float" office:value="479.594">
                <text:p>479.594</text:p>
              </table:table-cell>
              <table:table-cell office:value-type="float" office:value="0.139313">
                <text:p>0.139313</text:p>
              </table:table-cell>
              <table:table-cell office:value-type="float" office:value="464.875">
                <text:p>464.875</text:p>
              </table:table-cell>
              <table:table-cell office:value-type="float" office:value="0.137448">
                <text:p>0.137448</text:p>
              </table:table-cell>
              <table:table-cell office:value-type="float" office:value="446.218">
                <text:p>446.218</text:p>
              </table:table-cell>
              <table:table-cell office:value-type="float" office:value="0.136222">
                <text:p>0.136222</text:p>
              </table:table-cell>
              <table:table-cell office:value-type="float" office:value="426.146">
                <text:p>426.146</text:p>
              </table:table-cell>
              <table:table-cell office:value-type="float" office:value="0.135009">
                <text:p>0.135009</text:p>
              </table:table-cell>
              <table:table-cell office:value-type="float" office:value="412.144">
                <text:p>412.144</text:p>
              </table:table-cell>
              <table:table-cell office:value-type="float" office:value="0.133811">
                <text:p>0.133811</text:p>
              </table:table-cell>
              <table:table-cell office:value-type="float" office:value="395.249">
                <text:p>395.249</text:p>
              </table:table-cell>
              <table:table-cell office:value-type="float" office:value="0.132627">
                <text:p>0.132627</text:p>
              </table:table-cell>
              <table:table-cell office:value-type="float" office:value="376.298">
                <text:p>376.298</text:p>
              </table:table-cell>
              <table:table-cell office:value-type="float" office:value="0.131458">
                <text:p>0.131458</text:p>
              </table:table-cell>
              <table:table-cell office:value-type="float" office:value="365.543">
                <text:p>365.543</text:p>
              </table:table-cell>
              <table:table-cell office:value-type="float" office:value="0.129734">
                <text:p>0.129734</text:p>
              </table:table-cell>
              <table:table-cell office:value-type="float" office:value="344.247">
                <text:p>344.247</text:p>
              </table:table-cell>
              <table:table-cell office:value-type="float" office:value="0.128605">
                <text:p>0.128605</text:p>
              </table:table-cell>
              <table:table-cell office:value-type="float" office:value="324.428">
                <text:p>324.428</text:p>
              </table:table-cell>
              <table:table-cell office:value-type="float" office:value="0.127493">
                <text:p>0.127493</text:p>
              </table:table-cell>
              <table:table-cell office:value-type="float" office:value="318.613">
                <text:p>318.613</text:p>
              </table:table-cell>
              <table:table-cell office:value-type="float" office:value="0.126398">
                <text:p>0.126398</text:p>
              </table:table-cell>
              <table:table-cell office:value-type="float" office:value="302.243">
                <text:p>302.243</text:p>
              </table:table-cell>
              <table:table-cell office:value-type="float" office:value="0.124788">
                <text:p>0.124788</text:p>
              </table:table-cell>
              <table:table-cell office:value-type="float" office:value="291.287">
                <text:p>291.2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53905">
                <text:p>0.153905</text:p>
              </table:table-cell>
              <table:table-cell office:value-type="float" office:value="403.043">
                <text:p>403.043</text:p>
              </table:table-cell>
              <table:table-cell office:value-type="float" office:value="0.152652">
                <text:p>0.152652</text:p>
              </table:table-cell>
              <table:table-cell office:value-type="float" office:value="379.721">
                <text:p>379.721</text:p>
              </table:table-cell>
              <table:table-cell office:value-type="float" office:value="0.151412">
                <text:p>0.151412</text:p>
              </table:table-cell>
              <table:table-cell office:value-type="float" office:value="361.032">
                <text:p>361.032</text:p>
              </table:table-cell>
              <table:table-cell office:value-type="float" office:value="0.150183">
                <text:p>0.150183</text:p>
              </table:table-cell>
              <table:table-cell office:value-type="float" office:value="347.397">
                <text:p>347.397</text:p>
              </table:table-cell>
              <table:table-cell office:value-type="float" office:value="0.148364">
                <text:p>0.148364</text:p>
              </table:table-cell>
              <table:table-cell office:value-type="float" office:value="329.608">
                <text:p>329.608</text:p>
              </table:table-cell>
              <table:table-cell office:value-type="float" office:value="0.147168">
                <text:p>0.147168</text:p>
              </table:table-cell>
              <table:table-cell office:value-type="float" office:value="312.214">
                <text:p>312.214</text:p>
              </table:table-cell>
              <table:table-cell office:value-type="float" office:value="0.145985">
                <text:p>0.145985</text:p>
              </table:table-cell>
              <table:table-cell office:value-type="float" office:value="299.381">
                <text:p>299.381</text:p>
              </table:table-cell>
              <table:table-cell office:value-type="float" office:value="0.144815">
                <text:p>0.144815</text:p>
              </table:table-cell>
              <table:table-cell office:value-type="float" office:value="284.544">
                <text:p>284.544</text:p>
              </table:table-cell>
              <table:table-cell office:value-type="float" office:value="0.14366">
                <text:p>0.14366</text:p>
              </table:table-cell>
              <table:table-cell office:value-type="float" office:value="268.365">
                <text:p>268.365</text:p>
              </table:table-cell>
              <table:table-cell office:value-type="float" office:value="0.14252">
                <text:p>0.14252</text:p>
              </table:table-cell>
              <table:table-cell office:value-type="float" office:value="258.142">
                <text:p>258.142</text:p>
              </table:table-cell>
              <table:table-cell office:value-type="float" office:value="0.140838">
                <text:p>0.140838</text:p>
              </table:table-cell>
              <table:table-cell office:value-type="float" office:value="239.321">
                <text:p>239.321</text:p>
              </table:table-cell>
              <table:table-cell office:value-type="float" office:value="0.139737">
                <text:p>0.139737</text:p>
              </table:table-cell>
              <table:table-cell office:value-type="float" office:value="223.049">
                <text:p>223.049</text:p>
              </table:table-cell>
              <table:table-cell office:value-type="float" office:value="0.138651">
                <text:p>0.138651</text:p>
              </table:table-cell>
              <table:table-cell office:value-type="float" office:value="216.527">
                <text:p>216.527</text:p>
              </table:table-cell>
              <table:table-cell office:value-type="float" office:value="0.137583">
                <text:p>0.137583</text:p>
              </table:table-cell>
              <table:table-cell office:value-type="float" office:value="202.916">
                <text:p>202.916</text:p>
              </table:table-cell>
              <table:table-cell office:value-type="float" office:value="0.136013">
                <text:p>0.136013</text:p>
              </table:table-cell>
              <table:table-cell office:value-type="float" office:value="191.841">
                <text:p>191.8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64682">
                <text:p>0.164682</text:p>
              </table:table-cell>
              <table:table-cell office:value-type="float" office:value="307.606">
                <text:p>307.606</text:p>
              </table:table-cell>
              <table:table-cell office:value-type="float" office:value="0.163461">
                <text:p>0.163461</text:p>
              </table:table-cell>
              <table:table-cell office:value-type="float" office:value="287.86">
                <text:p>287.86</text:p>
              </table:table-cell>
              <table:table-cell office:value-type="float" office:value="0.162251">
                <text:p>0.162251</text:p>
              </table:table-cell>
              <table:table-cell office:value-type="float" office:value="271.778">
                <text:p>271.778</text:p>
              </table:table-cell>
              <table:table-cell office:value-type="float" office:value="0.161054">
                <text:p>0.161054</text:p>
              </table:table-cell>
              <table:table-cell office:value-type="float" office:value="259.61">
                <text:p>259.61</text:p>
              </table:table-cell>
              <table:table-cell office:value-type="float" office:value="0.15928">
                <text:p>0.15928</text:p>
              </table:table-cell>
              <table:table-cell office:value-type="float" office:value="243.485">
                <text:p>243.485</text:p>
              </table:table-cell>
              <table:table-cell office:value-type="float" office:value="0.158113">
                <text:p>0.158113</text:p>
              </table:table-cell>
              <table:table-cell office:value-type="float" office:value="228.761">
                <text:p>228.761</text:p>
              </table:table-cell>
              <table:table-cell office:value-type="float" office:value="0.15696">
                <text:p>0.15696</text:p>
              </table:table-cell>
              <table:table-cell office:value-type="float" office:value="217.5">
                <text:p>217.5</text:p>
              </table:table-cell>
              <table:table-cell office:value-type="float" office:value="0.15582">
                <text:p>0.15582</text:p>
              </table:table-cell>
              <table:table-cell office:value-type="float" office:value="204.887">
                <text:p>204.887</text:p>
              </table:table-cell>
              <table:table-cell office:value-type="float" office:value="0.154694">
                <text:p>0.154694</text:p>
              </table:table-cell>
              <table:table-cell office:value-type="float" office:value="191.443">
                <text:p>191.443</text:p>
              </table:table-cell>
              <table:table-cell office:value-type="float" office:value="0.153582">
                <text:p>0.153582</text:p>
              </table:table-cell>
              <table:table-cell office:value-type="float" office:value="182.37">
                <text:p>182.37</text:p>
              </table:table-cell>
              <table:table-cell office:value-type="float" office:value="0.151942">
                <text:p>0.151942</text:p>
              </table:table-cell>
              <table:table-cell office:value-type="float" office:value="166.485">
                <text:p>166.485</text:p>
              </table:table-cell>
              <table:table-cell office:value-type="float" office:value="0.150868">
                <text:p>0.150868</text:p>
              </table:table-cell>
              <table:table-cell office:value-type="float" office:value="153.485">
                <text:p>153.485</text:p>
              </table:table-cell>
              <table:table-cell office:value-type="float" office:value="0.14981">
                <text:p>0.14981</text:p>
              </table:table-cell>
              <table:table-cell office:value-type="float" office:value="147.331">
                <text:p>147.331</text:p>
              </table:table-cell>
              <table:table-cell office:value-type="float" office:value="0.148768">
                <text:p>0.148768</text:p>
              </table:table-cell>
              <table:table-cell office:value-type="float" office:value="136.458">
                <text:p>136.458</text:p>
              </table:table-cell>
              <table:table-cell office:value-type="float" office:value="0.147238">
                <text:p>0.147238</text:p>
              </table:table-cell>
              <table:table-cell office:value-type="float" office:value="126.69">
                <text:p>126.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7546">
                <text:p>0.17546</text:p>
              </table:table-cell>
              <table:table-cell office:value-type="float" office:value="234.761">
                <text:p>234.761</text:p>
              </table:table-cell>
              <table:table-cell office:value-type="float" office:value="0.17427">
                <text:p>0.17427</text:p>
              </table:table-cell>
              <table:table-cell office:value-type="float" office:value="218.217">
                <text:p>218.217</text:p>
              </table:table-cell>
              <table:table-cell office:value-type="float" office:value="0.173091">
                <text:p>0.173091</text:p>
              </table:table-cell>
              <table:table-cell office:value-type="float" office:value="204.587">
                <text:p>204.587</text:p>
              </table:table-cell>
              <table:table-cell office:value-type="float" office:value="0.171924">
                <text:p>0.171924</text:p>
              </table:table-cell>
              <table:table-cell office:value-type="float" office:value="194.009">
                <text:p>194.009</text:p>
              </table:table-cell>
              <table:table-cell office:value-type="float" office:value="0.170196">
                <text:p>0.170196</text:p>
              </table:table-cell>
              <table:table-cell office:value-type="float" office:value="179.877">
                <text:p>179.877</text:p>
              </table:table-cell>
              <table:table-cell office:value-type="float" office:value="0.169059">
                <text:p>0.169059</text:p>
              </table:table-cell>
              <table:table-cell office:value-type="float" office:value="167.634">
                <text:p>167.634</text:p>
              </table:table-cell>
              <table:table-cell office:value-type="float" office:value="0.167935">
                <text:p>0.167935</text:p>
              </table:table-cell>
              <table:table-cell office:value-type="float" office:value="158.042">
                <text:p>158.042</text:p>
              </table:table-cell>
              <table:table-cell office:value-type="float" office:value="0.166825">
                <text:p>0.166825</text:p>
              </table:table-cell>
              <table:table-cell office:value-type="float" office:value="147.57">
                <text:p>147.57</text:p>
              </table:table-cell>
              <table:table-cell office:value-type="float" office:value="0.165727">
                <text:p>0.165727</text:p>
              </table:table-cell>
              <table:table-cell office:value-type="float" office:value="136.623">
                <text:p>136.623</text:p>
              </table:table-cell>
              <table:table-cell office:value-type="float" office:value="0.164644">
                <text:p>0.164644</text:p>
              </table:table-cell>
              <table:table-cell office:value-type="float" office:value="128.911">
                <text:p>128.911</text:p>
              </table:table-cell>
              <table:table-cell office:value-type="float" office:value="0.163046">
                <text:p>0.163046</text:p>
              </table:table-cell>
              <table:table-cell office:value-type="float" office:value="115.924">
                <text:p>115.924</text:p>
              </table:table-cell>
              <table:table-cell office:value-type="float" office:value="0.162">
                <text:p>0.162</text:p>
              </table:table-cell>
              <table:table-cell office:value-type="float" office:value="105.751">
                <text:p>105.751</text:p>
              </table:table-cell>
              <table:table-cell office:value-type="float" office:value="0.160969">
                <text:p>0.160969</text:p>
              </table:table-cell>
              <table:table-cell office:value-type="float" office:value="100.427">
                <text:p>100.427</text:p>
              </table:table-cell>
              <table:table-cell office:value-type="float" office:value="0.159954">
                <text:p>0.159954</text:p>
              </table:table-cell>
              <table:table-cell office:value-type="float" office:value="91.9936">
                <text:p>91.9936</text:p>
              </table:table-cell>
              <table:table-cell office:value-type="float" office:value="0.158462">
                <text:p>0.158462</text:p>
              </table:table-cell>
              <table:table-cell office:value-type="float" office:value="84.0071">
                <text:p>84.007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86237">
                <text:p>0.186237</text:p>
              </table:table-cell>
              <table:table-cell office:value-type="float" office:value="179.159">
                <text:p>179.159</text:p>
              </table:table-cell>
              <table:table-cell office:value-type="float" office:value="0.185079">
                <text:p>0.185079</text:p>
              </table:table-cell>
              <table:table-cell office:value-type="float" office:value="165.417">
                <text:p>165.417</text:p>
              </table:table-cell>
              <table:table-cell office:value-type="float" office:value="0.183931">
                <text:p>0.183931</text:p>
              </table:table-cell>
              <table:table-cell office:value-type="float" office:value="154.006">
                <text:p>154.006</text:p>
              </table:table-cell>
              <table:table-cell office:value-type="float" office:value="0.182795">
                <text:p>0.182795</text:p>
              </table:table-cell>
              <table:table-cell office:value-type="float" office:value="144.987">
                <text:p>144.987</text:p>
              </table:table-cell>
              <table:table-cell office:value-type="float" office:value="0.181112">
                <text:p>0.181112</text:p>
              </table:table-cell>
              <table:table-cell office:value-type="float" office:value="132.899">
                <text:p>132.899</text:p>
              </table:table-cell>
              <table:table-cell office:value-type="float" office:value="0.180005">
                <text:p>0.180005</text:p>
              </table:table-cell>
              <table:table-cell office:value-type="float" office:value="122.861">
                <text:p>122.861</text:p>
              </table:table-cell>
              <table:table-cell office:value-type="float" office:value="0.178911">
                <text:p>0.178911</text:p>
              </table:table-cell>
              <table:table-cell office:value-type="float" office:value="114.868">
                <text:p>114.868</text:p>
              </table:table-cell>
              <table:table-cell office:value-type="float" office:value="0.177829">
                <text:p>0.177829</text:p>
              </table:table-cell>
              <table:table-cell office:value-type="float" office:value="106.328">
                <text:p>106.328</text:p>
              </table:table-cell>
              <table:table-cell office:value-type="float" office:value="0.176761">
                <text:p>0.176761</text:p>
              </table:table-cell>
              <table:table-cell office:value-type="float" office:value="97.5542">
                <text:p>97.5542</text:p>
              </table:table-cell>
              <table:table-cell office:value-type="float" office:value="0.175706">
                <text:p>0.175706</text:p>
              </table:table-cell>
              <table:table-cell office:value-type="float" office:value="91.1956">
                <text:p>91.1956</text:p>
              </table:table-cell>
              <table:table-cell office:value-type="float" office:value="0.17415">
                <text:p>0.17415</text:p>
              </table:table-cell>
              <table:table-cell office:value-type="float" office:value="80.8254">
                <text:p>80.8254</text:p>
              </table:table-cell>
              <table:table-cell office:value-type="float" office:value="0.173131">
                <text:p>0.173131</text:p>
              </table:table-cell>
              <table:table-cell office:value-type="float" office:value="72.9962">
                <text:p>72.9962</text:p>
              </table:table-cell>
              <table:table-cell office:value-type="float" office:value="0.172128">
                <text:p>0.172128</text:p>
              </table:table-cell>
              <table:table-cell office:value-type="float" office:value="68.6354">
                <text:p>68.6354</text:p>
              </table:table-cell>
              <table:table-cell office:value-type="float" office:value="0.171139">
                <text:p>0.171139</text:p>
              </table:table-cell>
              <table:table-cell office:value-type="float" office:value="62.2435">
                <text:p>62.2435</text:p>
              </table:table-cell>
              <table:table-cell office:value-type="float" office:value="0.169687">
                <text:p>0.169687</text:p>
              </table:table-cell>
              <table:table-cell office:value-type="float" office:value="56.0441">
                <text:p>56.04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97015">
                <text:p>0.197015</text:p>
              </table:table-cell>
              <table:table-cell office:value-type="float" office:value="136.718">
                <text:p>136.718</text:p>
              </table:table-cell>
              <table:table-cell office:value-type="float" office:value="0.195887">
                <text:p>0.195887</text:p>
              </table:table-cell>
              <table:table-cell office:value-type="float" office:value="125.388">
                <text:p>125.388</text:p>
              </table:table-cell>
              <table:table-cell office:value-type="float" office:value="0.194771">
                <text:p>0.194771</text:p>
              </table:table-cell>
              <table:table-cell office:value-type="float" office:value="115.928">
                <text:p>115.928</text:p>
              </table:table-cell>
              <table:table-cell office:value-type="float" office:value="0.193665">
                <text:p>0.193665</text:p>
              </table:table-cell>
              <table:table-cell office:value-type="float" office:value="108.355">
                <text:p>108.355</text:p>
              </table:table-cell>
              <table:table-cell office:value-type="float" office:value="0.192028">
                <text:p>0.192028</text:p>
              </table:table-cell>
              <table:table-cell office:value-type="float" office:value="98.2022">
                <text:p>98.2022</text:p>
              </table:table-cell>
              <table:table-cell office:value-type="float" office:value="0.190951">
                <text:p>0.190951</text:p>
              </table:table-cell>
              <table:table-cell office:value-type="float" office:value="90.065">
                <text:p>90.065</text:p>
              </table:table-cell>
              <table:table-cell office:value-type="float" office:value="0.189886">
                <text:p>0.189886</text:p>
              </table:table-cell>
              <table:table-cell office:value-type="float" office:value="83.5171">
                <text:p>83.5171</text:p>
              </table:table-cell>
              <table:table-cell office:value-type="float" office:value="0.188834">
                <text:p>0.188834</text:p>
              </table:table-cell>
              <table:table-cell office:value-type="float" office:value="76.6525">
                <text:p>76.6525</text:p>
              </table:table-cell>
              <table:table-cell office:value-type="float" office:value="0.187794">
                <text:p>0.187794</text:p>
              </table:table-cell>
              <table:table-cell office:value-type="float" office:value="69.7107">
                <text:p>69.7107</text:p>
              </table:table-cell>
              <table:table-cell office:value-type="float" office:value="0.186768">
                <text:p>0.186768</text:p>
              </table:table-cell>
              <table:table-cell office:value-type="float" office:value="64.5867">
                <text:p>64.5867</text:p>
              </table:table-cell>
              <table:table-cell office:value-type="float" office:value="0.185254">
                <text:p>0.185254</text:p>
              </table:table-cell>
              <table:table-cell office:value-type="float" office:value="56.4613">
                <text:p>56.4613</text:p>
              </table:table-cell>
              <table:table-cell office:value-type="float" office:value="0.184263">
                <text:p>0.184263</text:p>
              </table:table-cell>
              <table:table-cell office:value-type="float" office:value="50.5207">
                <text:p>50.5207</text:p>
              </table:table-cell>
              <table:table-cell office:value-type="float" office:value="0.183286">
                <text:p>0.183286</text:p>
              </table:table-cell>
              <table:table-cell office:value-type="float" office:value="47.0859">
                <text:p>47.0859</text:p>
              </table:table-cell>
              <table:table-cell office:value-type="float" office:value="0.182325">
                <text:p>0.182325</text:p>
              </table:table-cell>
              <table:table-cell office:value-type="float" office:value="42.3385">
                <text:p>42.3385</text:p>
              </table:table-cell>
              <table:table-cell office:value-type="float" office:value="0.180912">
                <text:p>0.180912</text:p>
              </table:table-cell>
              <table:table-cell office:value-type="float" office:value="37.7246">
                <text:p>37.724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7792">
                <text:p>0.207792</text:p>
              </table:table-cell>
              <table:table-cell office:value-type="float" office:value="104.324">
                <text:p>104.324</text:p>
              </table:table-cell>
              <table:table-cell office:value-type="float" office:value="0.206696">
                <text:p>0.206696</text:p>
              </table:table-cell>
              <table:table-cell office:value-type="float" office:value="95.0399">
                <text:p>95.0399</text:p>
              </table:table-cell>
              <table:table-cell office:value-type="float" office:value="0.20561">
                <text:p>0.20561</text:p>
              </table:table-cell>
              <table:table-cell office:value-type="float" office:value="87.2629">
                <text:p>87.2629</text:p>
              </table:table-cell>
              <table:table-cell office:value-type="float" office:value="0.204535">
                <text:p>0.204535</text:p>
              </table:table-cell>
              <table:table-cell office:value-type="float" office:value="80.9812">
                <text:p>80.9812</text:p>
              </table:table-cell>
              <table:table-cell office:value-type="float" office:value="0.202944">
                <text:p>0.202944</text:p>
              </table:table-cell>
              <table:table-cell office:value-type="float" office:value="72.5766">
                <text:p>72.5766</text:p>
              </table:table-cell>
              <table:table-cell office:value-type="float" office:value="0.201897">
                <text:p>0.201897</text:p>
              </table:table-cell>
              <table:table-cell office:value-type="float" office:value="66.043">
                <text:p>66.043</text:p>
              </table:table-cell>
              <table:table-cell office:value-type="float" office:value="0.200861">
                <text:p>0.200861</text:p>
              </table:table-cell>
              <table:table-cell office:value-type="float" office:value="60.752">
                <text:p>60.752</text:p>
              </table:table-cell>
              <table:table-cell office:value-type="float" office:value="0.199838">
                <text:p>0.199838</text:p>
              </table:table-cell>
              <table:table-cell office:value-type="float" office:value="55.2994">
                <text:p>55.2994</text:p>
              </table:table-cell>
              <table:table-cell office:value-type="float" office:value="0.198828">
                <text:p>0.198828</text:p>
              </table:table-cell>
              <table:table-cell office:value-type="float" office:value="49.8672">
                <text:p>49.8672</text:p>
              </table:table-cell>
              <table:table-cell office:value-type="float" office:value="0.19783">
                <text:p>0.19783</text:p>
              </table:table-cell>
              <table:table-cell office:value-type="float" office:value="45.8138">
                <text:p>45.8138</text:p>
              </table:table-cell>
              <table:table-cell office:value-type="float" office:value="0.196358">
                <text:p>0.196358</text:p>
              </table:table-cell>
              <table:table-cell office:value-type="float" office:value="39.5484">
                <text:p>39.5484</text:p>
              </table:table-cell>
              <table:table-cell office:value-type="float" office:value="0.195395">
                <text:p>0.195395</text:p>
              </table:table-cell>
              <table:table-cell office:value-type="float" office:value="35.0984">
                <text:p>35.0984</text:p>
              </table:table-cell>
              <table:table-cell office:value-type="float" office:value="0.194445">
                <text:p>0.194445</text:p>
              </table:table-cell>
              <table:table-cell office:value-type="float" office:value="32.4791">
                <text:p>32.4791</text:p>
              </table:table-cell>
              <table:table-cell office:value-type="float" office:value="0.19351">
                <text:p>0.19351</text:p>
              </table:table-cell>
              <table:table-cell office:value-type="float" office:value="29.0206">
                <text:p>29.0206</text:p>
              </table:table-cell>
              <table:table-cell office:value-type="float" office:value="0.192136">
                <text:p>0.192136</text:p>
              </table:table-cell>
              <table:table-cell office:value-type="float" office:value="25.7229">
                <text:p>25.72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18569">
                <text:p>0.218569</text:p>
              </table:table-cell>
              <table:table-cell office:value-type="float" office:value="79.5984">
                <text:p>79.5984</text:p>
              </table:table-cell>
              <table:table-cell office:value-type="float" office:value="0.217505">
                <text:p>0.217505</text:p>
              </table:table-cell>
              <table:table-cell office:value-type="float" office:value="72.032">
                <text:p>72.032</text:p>
              </table:table-cell>
              <table:table-cell office:value-type="float" office:value="0.21645">
                <text:p>0.21645</text:p>
              </table:table-cell>
              <table:table-cell office:value-type="float" office:value="65.6836">
                <text:p>65.6836</text:p>
              </table:table-cell>
              <table:table-cell office:value-type="float" office:value="0.215406">
                <text:p>0.215406</text:p>
              </table:table-cell>
              <table:table-cell office:value-type="float" office:value="60.5255">
                <text:p>60.5255</text:p>
              </table:table-cell>
              <table:table-cell office:value-type="float" office:value="0.21386">
                <text:p>0.21386</text:p>
              </table:table-cell>
              <table:table-cell office:value-type="float" office:value="53.6505">
                <text:p>53.6505</text:p>
              </table:table-cell>
              <table:table-cell office:value-type="float" office:value="0.212842">
                <text:p>0.212842</text:p>
              </table:table-cell>
              <table:table-cell office:value-type="float" office:value="48.4476">
                <text:p>48.4476</text:p>
              </table:table-cell>
              <table:table-cell office:value-type="float" office:value="0.211837">
                <text:p>0.211837</text:p>
              </table:table-cell>
              <table:table-cell office:value-type="float" office:value="44.2214">
                <text:p>44.2214</text:p>
              </table:table-cell>
              <table:table-cell office:value-type="float" office:value="0.210843">
                <text:p>0.210843</text:p>
              </table:table-cell>
              <table:table-cell office:value-type="float" office:value="39.9348">
                <text:p>39.9348</text:p>
              </table:table-cell>
              <table:table-cell office:value-type="float" office:value="0.209861">
                <text:p>0.209861</text:p>
              </table:table-cell>
              <table:table-cell office:value-type="float" office:value="35.7252">
                <text:p>35.7252</text:p>
              </table:table-cell>
              <table:table-cell office:value-type="float" office:value="0.208892">
                <text:p>0.208892</text:p>
              </table:table-cell>
              <table:table-cell office:value-type="float" office:value="32.5693">
                <text:p>32.5693</text:p>
              </table:table-cell>
              <table:table-cell office:value-type="float" office:value="0.207463">
                <text:p>0.207463</text:p>
              </table:table-cell>
              <table:table-cell office:value-type="float" office:value="27.8079">
                <text:p>27.8079</text:p>
              </table:table-cell>
              <table:table-cell office:value-type="float" office:value="0.206526">
                <text:p>0.206526</text:p>
              </table:table-cell>
              <table:table-cell office:value-type="float" office:value="24.5158">
                <text:p>24.5158</text:p>
              </table:table-cell>
              <table:table-cell office:value-type="float" office:value="0.205604">
                <text:p>0.205604</text:p>
              </table:table-cell>
              <table:table-cell office:value-type="float" office:value="22.5782">
                <text:p>22.5782</text:p>
              </table:table-cell>
              <table:table-cell office:value-type="float" office:value="0.204696">
                <text:p>0.204696</text:p>
              </table:table-cell>
              <table:table-cell office:value-type="float" office:value="20.11">
                <text:p>20.11</text:p>
              </table:table-cell>
              <table:table-cell office:value-type="float" office:value="0.203361">
                <text:p>0.203361</text:p>
              </table:table-cell>
              <table:table-cell office:value-type="float" office:value="17.8601">
                <text:p>17.86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29347">
                <text:p>0.229347</text:p>
              </table:table-cell>
              <table:table-cell office:value-type="float" office:value="60.7254">
                <text:p>60.7254</text:p>
              </table:table-cell>
              <table:table-cell office:value-type="float" office:value="0.228313">
                <text:p>0.228313</text:p>
              </table:table-cell>
              <table:table-cell office:value-type="float" office:value="54.5887">
                <text:p>54.5887</text:p>
              </table:table-cell>
              <table:table-cell office:value-type="float" office:value="0.22729">
                <text:p>0.22729</text:p>
              </table:table-cell>
              <table:table-cell office:value-type="float" office:value="49.4387">
                <text:p>49.4387</text:p>
              </table:table-cell>
              <table:table-cell office:value-type="float" office:value="0.226276">
                <text:p>0.226276</text:p>
              </table:table-cell>
              <table:table-cell office:value-type="float" office:value="45.2395">
                <text:p>45.2395</text:p>
              </table:table-cell>
              <table:table-cell office:value-type="float" office:value="0.224775">
                <text:p>0.224775</text:p>
              </table:table-cell>
              <table:table-cell office:value-type="float" office:value="39.6724">
                <text:p>39.6724</text:p>
              </table:table-cell>
              <table:table-cell office:value-type="float" office:value="0.223788">
                <text:p>0.223788</text:p>
              </table:table-cell>
              <table:table-cell office:value-type="float" office:value="35.5593">
                <text:p>35.5593</text:p>
              </table:table-cell>
              <table:table-cell office:value-type="float" office:value="0.222812">
                <text:p>0.222812</text:p>
              </table:table-cell>
              <table:table-cell office:value-type="float" office:value="32.2178">
                <text:p>32.2178</text:p>
              </table:table-cell>
              <table:table-cell office:value-type="float" office:value="0.221848">
                <text:p>0.221848</text:p>
              </table:table-cell>
              <table:table-cell office:value-type="float" office:value="28.8793">
                <text:p>28.8793</text:p>
              </table:table-cell>
              <table:table-cell office:value-type="float" office:value="0.220895">
                <text:p>0.220895</text:p>
              </table:table-cell>
              <table:table-cell office:value-type="float" office:value="25.6465">
                <text:p>25.6465</text:p>
              </table:table-cell>
              <table:table-cell office:value-type="float" office:value="0.219954">
                <text:p>0.219954</text:p>
              </table:table-cell>
              <table:table-cell office:value-type="float" office:value="23.2251">
                <text:p>23.2251</text:p>
              </table:table-cell>
              <table:table-cell office:value-type="float" office:value="0.218567">
                <text:p>0.218567</text:p>
              </table:table-cell>
              <table:table-cell office:value-type="float" office:value="19.658">
                <text:p>19.658</text:p>
              </table:table-cell>
              <table:table-cell office:value-type="float" office:value="0.217658">
                <text:p>0.217658</text:p>
              </table:table-cell>
              <table:table-cell office:value-type="float" office:value="17.2542">
                <text:p>17.2542</text:p>
              </table:table-cell>
              <table:table-cell office:value-type="float" office:value="0.216762">
                <text:p>0.216762</text:p>
              </table:table-cell>
              <table:table-cell office:value-type="float" office:value="15.8671">
                <text:p>15.8671</text:p>
              </table:table-cell>
              <table:table-cell office:value-type="float" office:value="0.215881">
                <text:p>0.215881</text:p>
              </table:table-cell>
              <table:table-cell office:value-type="float" office:value="14.1482">
                <text:p>14.1482</text:p>
              </table:table-cell>
              <table:table-cell office:value-type="float" office:value="0.214586">
                <text:p>0.214586</text:p>
              </table:table-cell>
              <table:table-cell office:value-type="float" office:value="12.7089">
                <text:p>12.708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40124">
                <text:p>0.240124</text:p>
              </table:table-cell>
              <table:table-cell office:value-type="float" office:value="46.32">
                <text:p>46.32</text:p>
              </table:table-cell>
              <table:table-cell office:value-type="float" office:value="0.239122">
                <text:p>0.239122</text:p>
              </table:table-cell>
              <table:table-cell office:value-type="float" office:value="41.3643">
                <text:p>41.3643</text:p>
              </table:table-cell>
              <table:table-cell office:value-type="float" office:value="0.238129">
                <text:p>0.238129</text:p>
              </table:table-cell>
              <table:table-cell office:value-type="float" office:value="37.2094">
                <text:p>37.2094</text:p>
              </table:table-cell>
              <table:table-cell office:value-type="float" office:value="0.237147">
                <text:p>0.237147</text:p>
              </table:table-cell>
              <table:table-cell office:value-type="float" office:value="33.8169">
                <text:p>33.8169</text:p>
              </table:table-cell>
              <table:table-cell office:value-type="float" office:value="0.235691">
                <text:p>0.235691</text:p>
              </table:table-cell>
              <table:table-cell office:value-type="float" office:value="29.3487">
                <text:p>29.3487</text:p>
              </table:table-cell>
              <table:table-cell office:value-type="float" office:value="0.234734">
                <text:p>0.234734</text:p>
              </table:table-cell>
              <table:table-cell office:value-type="float" office:value="26.119">
                <text:p>26.119</text:p>
              </table:table-cell>
              <table:table-cell office:value-type="float" office:value="0.233788">
                <text:p>0.233788</text:p>
              </table:table-cell>
              <table:table-cell office:value-type="float" office:value="23.5015">
                <text:p>23.5015</text:p>
              </table:table-cell>
              <table:table-cell office:value-type="float" office:value="0.232852">
                <text:p>0.232852</text:p>
              </table:table-cell>
              <table:table-cell office:value-type="float" office:value="20.9244">
                <text:p>20.9244</text:p>
              </table:table-cell>
              <table:table-cell office:value-type="float" office:value="0.231928">
                <text:p>0.231928</text:p>
              </table:table-cell>
              <table:table-cell office:value-type="float" office:value="18.4637">
                <text:p>18.4637</text:p>
              </table:table-cell>
              <table:table-cell office:value-type="float" office:value="0.231016">
                <text:p>0.231016</text:p>
              </table:table-cell>
              <table:table-cell office:value-type="float" office:value="16.6326">
                <text:p>16.6326</text:p>
              </table:table-cell>
              <table:table-cell office:value-type="float" office:value="0.229671">
                <text:p>0.229671</text:p>
              </table:table-cell>
              <table:table-cell office:value-type="float" office:value="14.0006">
                <text:p>14.0006</text:p>
              </table:table-cell>
              <table:table-cell office:value-type="float" office:value="0.228789">
                <text:p>0.228789</text:p>
              </table:table-cell>
              <table:table-cell office:value-type="float" office:value="12.2715">
                <text:p>12.2715</text:p>
              </table:table-cell>
              <table:table-cell office:value-type="float" office:value="0.227921">
                <text:p>0.227921</text:p>
              </table:table-cell>
              <table:table-cell office:value-type="float" office:value="11.3182">
                <text:p>11.3182</text:p>
              </table:table-cell>
              <table:table-cell office:value-type="float" office:value="0.227066">
                <text:p>0.227066</text:p>
              </table:table-cell>
              <table:table-cell office:value-type="float" office:value="10.1593">
                <text:p>10.1593</text:p>
              </table:table-cell>
              <table:table-cell office:value-type="float" office:value="0.22581">
                <text:p>0.22581</text:p>
              </table:table-cell>
              <table:table-cell office:value-type="float" office:value="9.33421">
                <text:p>9.334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50901">
                <text:p>0.250901</text:p>
              </table:table-cell>
              <table:table-cell office:value-type="float" office:value="35.3245">
                <text:p>35.3245</text:p>
              </table:table-cell>
              <table:table-cell office:value-type="float" office:value="0.249931">
                <text:p>0.249931</text:p>
              </table:table-cell>
              <table:table-cell office:value-type="float" office:value="31.3384">
                <text:p>31.3384</text:p>
              </table:table-cell>
              <table:table-cell office:value-type="float" office:value="0.248969">
                <text:p>0.248969</text:p>
              </table:table-cell>
              <table:table-cell office:value-type="float" office:value="28.0032">
                <text:p>28.0032</text:p>
              </table:table-cell>
              <table:table-cell office:value-type="float" office:value="0.248017">
                <text:p>0.248017</text:p>
              </table:table-cell>
              <table:table-cell office:value-type="float" office:value="25.2811">
                <text:p>25.2811</text:p>
              </table:table-cell>
              <table:table-cell office:value-type="float" office:value="0.246607">
                <text:p>0.246607</text:p>
              </table:table-cell>
              <table:table-cell office:value-type="float" office:value="21.724">
                <text:p>21.724</text:p>
              </table:table-cell>
              <table:table-cell office:value-type="float" office:value="0.24568">
                <text:p>0.24568</text:p>
              </table:table-cell>
              <table:table-cell office:value-type="float" office:value="19.2042">
                <text:p>19.2042</text:p>
              </table:table-cell>
              <table:table-cell office:value-type="float" office:value="0.244763">
                <text:p>0.244763</text:p>
              </table:table-cell>
              <table:table-cell office:value-type="float" office:value="17.1723">
                <text:p>17.1723</text:p>
              </table:table-cell>
              <table:table-cell office:value-type="float" office:value="0.243857">
                <text:p>0.243857</text:p>
              </table:table-cell>
              <table:table-cell office:value-type="float" office:value="15.2004">
                <text:p>15.2004</text:p>
              </table:table-cell>
              <table:table-cell office:value-type="float" office:value="0.242962">
                <text:p>0.242962</text:p>
              </table:table-cell>
              <table:table-cell office:value-type="float" office:value="13.3447">
                <text:p>13.3447</text:p>
              </table:table-cell>
              <table:table-cell office:value-type="float" office:value="0.242078">
                <text:p>0.242078</text:p>
              </table:table-cell>
              <table:table-cell office:value-type="float" office:value="11.9816">
                <text:p>11.9816</text:p>
              </table:table-cell>
              <table:table-cell office:value-type="float" office:value="0.240775">
                <text:p>0.240775</text:p>
              </table:table-cell>
              <table:table-cell office:value-type="float" office:value="10.0734">
                <text:p>10.0734</text:p>
              </table:table-cell>
              <table:table-cell office:value-type="float" office:value="0.239921">
                <text:p>0.239921</text:p>
              </table:table-cell>
              <table:table-cell office:value-type="float" office:value="8.85236">
                <text:p>8.85236</text:p>
              </table:table-cell>
              <table:table-cell office:value-type="float" office:value="0.23908">
                <text:p>0.23908</text:p>
              </table:table-cell>
              <table:table-cell office:value-type="float" office:value="8.23479">
                <text:p>8.23479</text:p>
              </table:table-cell>
              <table:table-cell office:value-type="float" office:value="0.238252">
                <text:p>0.238252</text:p>
              </table:table-cell>
              <table:table-cell office:value-type="float" office:value="7.49045">
                <text:p>7.49045</text:p>
              </table:table-cell>
              <table:table-cell office:value-type="float" office:value="0.237035">
                <text:p>0.237035</text:p>
              </table:table-cell>
              <table:table-cell office:value-type="float" office:value="7.12332">
                <text:p>7.1233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61679">
                <text:p>0.261679</text:p>
              </table:table-cell>
              <table:table-cell office:value-type="float" office:value="26.9318">
                <text:p>26.9318</text:p>
              </table:table-cell>
              <table:table-cell office:value-type="float" office:value="0.260739">
                <text:p>0.260739</text:p>
              </table:table-cell>
              <table:table-cell office:value-type="float" office:value="23.7373">
                <text:p>23.7373</text:p>
              </table:table-cell>
              <table:table-cell office:value-type="float" office:value="0.259809">
                <text:p>0.259809</text:p>
              </table:table-cell>
              <table:table-cell office:value-type="float" office:value="21.0727">
                <text:p>21.0727</text:p>
              </table:table-cell>
              <table:table-cell office:value-type="float" office:value="0.258887">
                <text:p>0.258887</text:p>
              </table:table-cell>
              <table:table-cell office:value-type="float" office:value="18.9025">
                <text:p>18.9025</text:p>
              </table:table-cell>
              <table:table-cell office:value-type="float" office:value="0.257523">
                <text:p>0.257523</text:p>
              </table:table-cell>
              <table:table-cell office:value-type="float" office:value="16.0926">
                <text:p>16.0926</text:p>
              </table:table-cell>
              <table:table-cell office:value-type="float" office:value="0.256626">
                <text:p>0.256626</text:p>
              </table:table-cell>
              <table:table-cell office:value-type="float" office:value="14.1393">
                <text:p>14.1393</text:p>
              </table:table-cell>
              <table:table-cell office:value-type="float" office:value="0.255738">
                <text:p>0.255738</text:p>
              </table:table-cell>
              <table:table-cell office:value-type="float" office:value="12.5763">
                <text:p>12.5763</text:p>
              </table:table-cell>
              <table:table-cell office:value-type="float" office:value="0.254862">
                <text:p>0.254862</text:p>
              </table:table-cell>
              <table:table-cell office:value-type="float" office:value="11.0817">
                <text:p>11.0817</text:p>
              </table:table-cell>
              <table:table-cell office:value-type="float" office:value="0.253995">
                <text:p>0.253995</text:p>
              </table:table-cell>
              <table:table-cell office:value-type="float" office:value="9.69644">
                <text:p>9.69644</text:p>
              </table:table-cell>
              <table:table-cell office:value-type="float" office:value="0.25314">
                <text:p>0.25314</text:p>
              </table:table-cell>
              <table:table-cell office:value-type="float" office:value="8.70023">
                <text:p>8.70023</text:p>
              </table:table-cell>
              <table:table-cell office:value-type="float" office:value="0.251879">
                <text:p>0.251879</text:p>
              </table:table-cell>
              <table:table-cell office:value-type="float" office:value="7.34718">
                <text:p>7.34718</text:p>
              </table:table-cell>
              <table:table-cell office:value-type="float" office:value="0.251052">
                <text:p>0.251052</text:p>
              </table:table-cell>
              <table:table-cell office:value-type="float" office:value="6.50623">
                <text:p>6.50623</text:p>
              </table:table-cell>
              <table:table-cell office:value-type="float" office:value="0.250239">
                <text:p>0.250239</text:p>
              </table:table-cell>
              <table:table-cell office:value-type="float" office:value="6.14479">
                <text:p>6.14479</text:p>
              </table:table-cell>
              <table:table-cell office:value-type="float" office:value="0.249437">
                <text:p>0.249437</text:p>
              </table:table-cell>
              <table:table-cell office:value-type="float" office:value="5.70479">
                <text:p>5.70479</text:p>
              </table:table-cell>
              <table:table-cell office:value-type="float" office:value="0.24826">
                <text:p>0.24826</text:p>
              </table:table-cell>
              <table:table-cell office:value-type="float" office:value="5.67488">
                <text:p>5.674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2456">
                <text:p>0.272456</text:p>
              </table:table-cell>
              <table:table-cell office:value-type="float" office:value="20.5258">
                <text:p>20.5258</text:p>
              </table:table-cell>
              <table:table-cell office:value-type="float" office:value="0.271548">
                <text:p>0.271548</text:p>
              </table:table-cell>
              <table:table-cell office:value-type="float" office:value="17.9746">
                <text:p>17.9746</text:p>
              </table:table-cell>
              <table:table-cell office:value-type="float" office:value="0.270649">
                <text:p>0.270649</text:p>
              </table:table-cell>
              <table:table-cell office:value-type="float" office:value="15.8554">
                <text:p>15.8554</text:p>
              </table:table-cell>
              <table:table-cell office:value-type="float" office:value="0.269758">
                <text:p>0.269758</text:p>
              </table:table-cell>
              <table:table-cell office:value-type="float" office:value="14.136">
                <text:p>14.136</text:p>
              </table:table-cell>
              <table:table-cell office:value-type="float" office:value="0.268439">
                <text:p>0.268439</text:p>
              </table:table-cell>
              <table:table-cell office:value-type="float" office:value="11.9335">
                <text:p>11.9335</text:p>
              </table:table-cell>
              <table:table-cell office:value-type="float" office:value="0.267572">
                <text:p>0.267572</text:p>
              </table:table-cell>
              <table:table-cell office:value-type="float" office:value="10.4294">
                <text:p>10.4294</text:p>
              </table:table-cell>
              <table:table-cell office:value-type="float" office:value="0.266714">
                <text:p>0.266714</text:p>
              </table:table-cell>
              <table:table-cell office:value-type="float" office:value="9.23906">
                <text:p>9.23906</text:p>
              </table:table-cell>
              <table:table-cell office:value-type="float" office:value="0.265866">
                <text:p>0.265866</text:p>
              </table:table-cell>
              <table:table-cell office:value-type="float" office:value="8.11817">
                <text:p>8.11817</text:p>
              </table:table-cell>
              <table:table-cell office:value-type="float" office:value="0.265029">
                <text:p>0.265029</text:p>
              </table:table-cell>
              <table:table-cell office:value-type="float" office:value="7.09644">
                <text:p>7.09644</text:p>
              </table:table-cell>
              <table:table-cell office:value-type="float" office:value="0.264202">
                <text:p>0.264202</text:p>
              </table:table-cell>
              <table:table-cell office:value-type="float" office:value="6.38518">
                <text:p>6.38518</text:p>
              </table:table-cell>
              <table:table-cell office:value-type="float" office:value="0.262983">
                <text:p>0.262983</text:p>
              </table:table-cell>
              <table:table-cell office:value-type="float" office:value="5.45475">
                <text:p>5.45475</text:p>
              </table:table-cell>
              <table:table-cell office:value-type="float" office:value="0.262184">
                <text:p>0.262184</text:p>
              </table:table-cell>
              <table:table-cell office:value-type="float" office:value="4.89635">
                <text:p>4.89635</text:p>
              </table:table-cell>
              <table:table-cell office:value-type="float" office:value="0.261397">
                <text:p>0.261397</text:p>
              </table:table-cell>
              <table:table-cell office:value-type="float" office:value="4.72814">
                <text:p>4.72814</text:p>
              </table:table-cell>
              <table:table-cell office:value-type="float" office:value="0.260623">
                <text:p>0.260623</text:p>
              </table:table-cell>
              <table:table-cell office:value-type="float" office:value="4.51006">
                <text:p>4.51006</text:p>
              </table:table-cell>
              <table:table-cell office:value-type="float" office:value="0.259484">
                <text:p>0.259484</text:p>
              </table:table-cell>
              <table:table-cell office:value-type="float" office:value="4.72596">
                <text:p>4.7259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83234">
                <text:p>0.283234</text:p>
              </table:table-cell>
              <table:table-cell office:value-type="float" office:value="15.6361">
                <text:p>15.6361</text:p>
              </table:table-cell>
              <table:table-cell office:value-type="float" office:value="0.282357">
                <text:p>0.282357</text:p>
              </table:table-cell>
              <table:table-cell office:value-type="float" office:value="13.6057">
                <text:p>13.6057</text:p>
              </table:table-cell>
              <table:table-cell office:value-type="float" office:value="0.281488">
                <text:p>0.281488</text:p>
              </table:table-cell>
              <table:table-cell office:value-type="float" office:value="11.9278">
                <text:p>11.9278</text:p>
              </table:table-cell>
              <table:table-cell office:value-type="float" office:value="0.280628">
                <text:p>0.280628</text:p>
              </table:table-cell>
              <table:table-cell office:value-type="float" office:value="10.5742">
                <text:p>10.5742</text:p>
              </table:table-cell>
              <table:table-cell office:value-type="float" office:value="0.279355">
                <text:p>0.279355</text:p>
              </table:table-cell>
              <table:table-cell office:value-type="float" office:value="8.86173">
                <text:p>8.86173</text:p>
              </table:table-cell>
              <table:table-cell office:value-type="float" office:value="0.278517">
                <text:p>0.278517</text:p>
              </table:table-cell>
              <table:table-cell office:value-type="float" office:value="7.71199">
                <text:p>7.71199</text:p>
              </table:table-cell>
              <table:table-cell office:value-type="float" office:value="0.277689">
                <text:p>0.277689</text:p>
              </table:table-cell>
              <table:table-cell office:value-type="float" office:value="6.81572">
                <text:p>6.81572</text:p>
              </table:table-cell>
              <table:table-cell office:value-type="float" office:value="0.276871">
                <text:p>0.276871</text:p>
              </table:table-cell>
              <table:table-cell office:value-type="float" office:value="5.98574">
                <text:p>5.98574</text:p>
              </table:table-cell>
              <table:table-cell office:value-type="float" office:value="0.276062">
                <text:p>0.276062</text:p>
              </table:table-cell>
              <table:table-cell office:value-type="float" office:value="5.24347">
                <text:p>5.24347</text:p>
              </table:table-cell>
              <table:table-cell office:value-type="float" office:value="0.275264">
                <text:p>0.275264</text:p>
              </table:table-cell>
              <table:table-cell office:value-type="float" office:value="4.75188">
                <text:p>4.75188</text:p>
              </table:table-cell>
              <table:table-cell office:value-type="float" office:value="0.274087">
                <text:p>0.274087</text:p>
              </table:table-cell>
              <table:table-cell office:value-type="float" office:value="4.14108">
                <text:p>4.14108</text:p>
              </table:table-cell>
              <table:table-cell office:value-type="float" office:value="0.273316">
                <text:p>0.273316</text:p>
              </table:table-cell>
              <table:table-cell office:value-type="float" office:value="3.79168">
                <text:p>3.79168</text:p>
              </table:table-cell>
              <table:table-cell office:value-type="float" office:value="0.272556">
                <text:p>0.272556</text:p>
              </table:table-cell>
              <table:table-cell office:value-type="float" office:value="3.76789">
                <text:p>3.76789</text:p>
              </table:table-cell>
              <table:table-cell office:value-type="float" office:value="0.271808">
                <text:p>0.271808</text:p>
              </table:table-cell>
              <table:table-cell office:value-type="float" office:value="3.7107">
                <text:p>3.7107</text:p>
              </table:table-cell>
              <table:table-cell office:value-type="float" office:value="0.270709">
                <text:p>0.270709</text:p>
              </table:table-cell>
              <table:table-cell office:value-type="float" office:value="4.10429">
                <text:p>4.10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94011">
                <text:p>0.294011</text:p>
              </table:table-cell>
              <table:table-cell office:value-type="float" office:value="11.904">
                <text:p>11.904</text:p>
              </table:table-cell>
              <table:table-cell office:value-type="float" office:value="0.293165">
                <text:p>0.293165</text:p>
              </table:table-cell>
              <table:table-cell office:value-type="float" office:value="10.2935">
                <text:p>10.2935</text:p>
              </table:table-cell>
              <table:table-cell office:value-type="float" office:value="0.292328">
                <text:p>0.292328</text:p>
              </table:table-cell>
              <table:table-cell office:value-type="float" office:value="8.97105">
                <text:p>8.97105</text:p>
              </table:table-cell>
              <table:table-cell office:value-type="float" office:value="0.291499">
                <text:p>0.291499</text:p>
              </table:table-cell>
              <table:table-cell office:value-type="float" office:value="7.91256">
                <text:p>7.91256</text:p>
              </table:table-cell>
              <table:table-cell office:value-type="float" office:value="0.290271">
                <text:p>0.290271</text:p>
              </table:table-cell>
              <table:table-cell office:value-type="float" office:value="6.59304">
                <text:p>6.59304</text:p>
              </table:table-cell>
              <table:table-cell office:value-type="float" office:value="0.289463">
                <text:p>0.289463</text:p>
              </table:table-cell>
              <table:table-cell office:value-type="float" office:value="5.72156">
                <text:p>5.72156</text:p>
              </table:table-cell>
              <table:table-cell office:value-type="float" office:value="0.288665">
                <text:p>0.288665</text:p>
              </table:table-cell>
              <table:table-cell office:value-type="float" office:value="5.05603">
                <text:p>5.05603</text:p>
              </table:table-cell>
              <table:table-cell office:value-type="float" office:value="0.287875">
                <text:p>0.287875</text:p>
              </table:table-cell>
              <table:table-cell office:value-type="float" office:value="4.45136">
                <text:p>4.45136</text:p>
              </table:table-cell>
              <table:table-cell office:value-type="float" office:value="0.287096">
                <text:p>0.287096</text:p>
              </table:table-cell>
              <table:table-cell office:value-type="float" office:value="3.92291">
                <text:p>3.92291</text:p>
              </table:table-cell>
              <table:table-cell office:value-type="float" office:value="0.286326">
                <text:p>0.286326</text:p>
              </table:table-cell>
              <table:table-cell office:value-type="float" office:value="3.59957">
                <text:p>3.59957</text:p>
              </table:table-cell>
              <table:table-cell office:value-type="float" office:value="0.285191">
                <text:p>0.285191</text:p>
              </table:table-cell>
              <table:table-cell office:value-type="float" office:value="3.22916">
                <text:p>3.22916</text:p>
              </table:table-cell>
              <table:table-cell office:value-type="float" office:value="0.284447">
                <text:p>0.284447</text:p>
              </table:table-cell>
              <table:table-cell office:value-type="float" office:value="3.03367">
                <text:p>3.03367</text:p>
              </table:table-cell>
              <table:table-cell office:value-type="float" office:value="0.283715">
                <text:p>0.283715</text:p>
              </table:table-cell>
              <table:table-cell office:value-type="float" office:value="3.11701">
                <text:p>3.11701</text:p>
              </table:table-cell>
              <table:table-cell office:value-type="float" office:value="0.282993">
                <text:p>0.282993</text:p>
              </table:table-cell>
              <table:table-cell office:value-type="float" office:value="3.17587">
                <text:p>3.17587</text:p>
              </table:table-cell>
              <table:table-cell office:value-type="float" office:value="0.281934">
                <text:p>0.281934</text:p>
              </table:table-cell>
              <table:table-cell office:value-type="float" office:value="3.69701">
                <text:p>3.6970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304788">
                <text:p>0.304788</text:p>
              </table:table-cell>
              <table:table-cell office:value-type="float" office:value="9.05523">
                <text:p>9.05523</text:p>
              </table:table-cell>
              <table:table-cell office:value-type="float" office:value="0.303974">
                <text:p>0.303974</text:p>
              </table:table-cell>
              <table:table-cell office:value-type="float" office:value="7.78235">
                <text:p>7.78235</text:p>
              </table:table-cell>
              <table:table-cell office:value-type="float" office:value="0.303168">
                <text:p>0.303168</text:p>
              </table:table-cell>
              <table:table-cell office:value-type="float" office:value="6.74522">
                <text:p>6.74522</text:p>
              </table:table-cell>
              <table:table-cell office:value-type="float" office:value="0.302369">
                <text:p>0.302369</text:p>
              </table:table-cell>
              <table:table-cell office:value-type="float" office:value="5.9236">
                <text:p>5.9236</text:p>
              </table:table-cell>
              <table:table-cell office:value-type="float" office:value="0.301187">
                <text:p>0.301187</text:p>
              </table:table-cell>
              <table:table-cell office:value-type="float" office:value="4.91747">
                <text:p>4.91747</text:p>
              </table:table-cell>
              <table:table-cell office:value-type="float" office:value="0.300409">
                <text:p>0.300409</text:p>
              </table:table-cell>
              <table:table-cell office:value-type="float" office:value="4.26361">
                <text:p>4.26361</text:p>
              </table:table-cell>
              <table:table-cell office:value-type="float" office:value="0.29964">
                <text:p>0.29964</text:p>
              </table:table-cell>
              <table:table-cell office:value-type="float" office:value="3.77825">
                <text:p>3.77825</text:p>
              </table:table-cell>
              <table:table-cell office:value-type="float" office:value="0.29888">
                <text:p>0.29888</text:p>
              </table:table-cell>
              <table:table-cell office:value-type="float" office:value="3.3473">
                <text:p>3.3473</text:p>
              </table:table-cell>
              <table:table-cell office:value-type="float" office:value="0.298129">
                <text:p>0.298129</text:p>
              </table:table-cell>
              <table:table-cell office:value-type="float" office:value="2.98177">
                <text:p>2.98177</text:p>
              </table:table-cell>
              <table:table-cell office:value-type="float" office:value="0.297388">
                <text:p>0.297388</text:p>
              </table:table-cell>
              <table:table-cell office:value-type="float" office:value="2.7866">
                <text:p>2.7866</text:p>
              </table:table-cell>
              <table:table-cell office:value-type="float" office:value="0.296295">
                <text:p>0.296295</text:p>
              </table:table-cell>
              <table:table-cell office:value-type="float" office:value="2.59614">
                <text:p>2.59614</text:p>
              </table:table-cell>
              <table:table-cell office:value-type="float" office:value="0.295579">
                <text:p>0.295579</text:p>
              </table:table-cell>
              <table:table-cell office:value-type="float" office:value="2.51354">
                <text:p>2.51354</text:p>
              </table:table-cell>
              <table:table-cell office:value-type="float" office:value="0.294873">
                <text:p>0.294873</text:p>
              </table:table-cell>
              <table:table-cell office:value-type="float" office:value="2.67583">
                <text:p>2.67583</text:p>
              </table:table-cell>
              <table:table-cell office:value-type="float" office:value="0.294179">
                <text:p>0.294179</text:p>
              </table:table-cell>
              <table:table-cell office:value-type="float" office:value="2.81803">
                <text:p>2.81803</text:p>
              </table:table-cell>
              <table:table-cell office:value-type="float" office:value="0.293158">
                <text:p>0.293158</text:p>
              </table:table-cell>
              <table:table-cell office:value-type="float" office:value="3.43019">
                <text:p>3.430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15566">
                <text:p>0.315566</text:p>
              </table:table-cell>
              <table:table-cell office:value-type="float" office:value="6.88084">
                <text:p>6.88084</text:p>
              </table:table-cell>
              <table:table-cell office:value-type="float" office:value="0.314783">
                <text:p>0.314783</text:p>
              </table:table-cell>
              <table:table-cell office:value-type="float" office:value="5.87855">
                <text:p>5.87855</text:p>
              </table:table-cell>
              <table:table-cell office:value-type="float" office:value="0.314007">
                <text:p>0.314007</text:p>
              </table:table-cell>
              <table:table-cell office:value-type="float" office:value="5.06961">
                <text:p>5.06961</text:p>
              </table:table-cell>
              <table:table-cell office:value-type="float" office:value="0.31324">
                <text:p>0.31324</text:p>
              </table:table-cell>
              <table:table-cell office:value-type="float" office:value="4.43731">
                <text:p>4.43731</text:p>
              </table:table-cell>
              <table:table-cell office:value-type="float" office:value="0.312103">
                <text:p>0.312103</text:p>
              </table:table-cell>
              <table:table-cell office:value-type="float" office:value="3.67995">
                <text:p>3.67995</text:p>
              </table:table-cell>
              <table:table-cell office:value-type="float" office:value="0.311355">
                <text:p>0.311355</text:p>
              </table:table-cell>
              <table:table-cell office:value-type="float" office:value="3.1957">
                <text:p>3.1957</text:p>
              </table:table-cell>
              <table:table-cell office:value-type="float" office:value="0.310615">
                <text:p>0.310615</text:p>
              </table:table-cell>
              <table:table-cell office:value-type="float" office:value="2.85041">
                <text:p>2.85041</text:p>
              </table:table-cell>
              <table:table-cell office:value-type="float" office:value="0.309885">
                <text:p>0.309885</text:p>
              </table:table-cell>
              <table:table-cell office:value-type="float" office:value="2.55288">
                <text:p>2.55288</text:p>
              </table:table-cell>
              <table:table-cell office:value-type="float" office:value="0.309163">
                <text:p>0.309163</text:p>
              </table:table-cell>
              <table:table-cell office:value-type="float" office:value="2.31105">
                <text:p>2.31105</text:p>
              </table:table-cell>
              <table:table-cell office:value-type="float" office:value="0.30845">
                <text:p>0.30845</text:p>
              </table:table-cell>
              <table:table-cell office:value-type="float" office:value="2.21304">
                <text:p>2.21304</text:p>
              </table:table-cell>
              <table:table-cell office:value-type="float" office:value="0.307399">
                <text:p>0.307399</text:p>
              </table:table-cell>
              <table:table-cell office:value-type="float" office:value="2.15671">
                <text:p>2.15671</text:p>
              </table:table-cell>
              <table:table-cell office:value-type="float" office:value="0.30671">
                <text:p>0.30671</text:p>
              </table:table-cell>
              <table:table-cell office:value-type="float" office:value="2.15663">
                <text:p>2.15663</text:p>
              </table:table-cell>
              <table:table-cell office:value-type="float" office:value="0.306032">
                <text:p>0.306032</text:p>
              </table:table-cell>
              <table:table-cell office:value-type="float" office:value="2.37678">
                <text:p>2.37678</text:p>
              </table:table-cell>
              <table:table-cell office:value-type="float" office:value="0.305364">
                <text:p>0.305364</text:p>
              </table:table-cell>
              <table:table-cell office:value-type="float" office:value="2.57861">
                <text:p>2.57861</text:p>
              </table:table-cell>
              <table:table-cell office:value-type="float" office:value="0.304383">
                <text:p>0.304383</text:p>
              </table:table-cell>
              <table:table-cell office:value-type="float" office:value="3.25539">
                <text:p>3.255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326343">
                <text:p>0.326343</text:p>
              </table:table-cell>
              <table:table-cell office:value-type="float" office:value="5.22115">
                <text:p>5.22115</text:p>
              </table:table-cell>
              <table:table-cell office:value-type="float" office:value="0.325591">
                <text:p>0.325591</text:p>
              </table:table-cell>
              <table:table-cell office:value-type="float" office:value="4.43521">
                <text:p>4.43521</text:p>
              </table:table-cell>
              <table:table-cell office:value-type="float" office:value="0.324847">
                <text:p>0.324847</text:p>
              </table:table-cell>
              <table:table-cell office:value-type="float" office:value="3.80821">
                <text:p>3.80821</text:p>
              </table:table-cell>
              <table:table-cell office:value-type="float" office:value="0.32411">
                <text:p>0.32411</text:p>
              </table:table-cell>
              <table:table-cell office:value-type="float" office:value="3.32666">
                <text:p>3.32666</text:p>
              </table:table-cell>
              <table:table-cell office:value-type="float" office:value="0.323018">
                <text:p>0.323018</text:p>
              </table:table-cell>
              <table:table-cell office:value-type="float" office:value="2.76597">
                <text:p>2.76597</text:p>
              </table:table-cell>
              <table:table-cell office:value-type="float" office:value="0.322301">
                <text:p>0.322301</text:p>
              </table:table-cell>
              <table:table-cell office:value-type="float" office:value="2.41349">
                <text:p>2.41349</text:p>
              </table:table-cell>
              <table:table-cell office:value-type="float" office:value="0.321591">
                <text:p>0.321591</text:p>
              </table:table-cell>
              <table:table-cell office:value-type="float" office:value="2.17666">
                <text:p>2.17666</text:p>
              </table:table-cell>
              <table:table-cell office:value-type="float" office:value="0.320889">
                <text:p>0.320889</text:p>
              </table:table-cell>
              <table:table-cell office:value-type="float" office:value="1.98125">
                <text:p>1.98125</text:p>
              </table:table-cell>
              <table:table-cell office:value-type="float" office:value="0.320196">
                <text:p>0.320196</text:p>
              </table:table-cell>
              <table:table-cell office:value-type="float" office:value="1.83304">
                <text:p>1.83304</text:p>
              </table:table-cell>
              <table:table-cell office:value-type="float" office:value="0.319512">
                <text:p>0.319512</text:p>
              </table:table-cell>
              <table:table-cell office:value-type="float" office:value="1.80839">
                <text:p>1.80839</text:p>
              </table:table-cell>
              <table:table-cell office:value-type="float" office:value="0.318503">
                <text:p>0.318503</text:p>
              </table:table-cell>
              <table:table-cell office:value-type="float" office:value="1.85167">
                <text:p>1.85167</text:p>
              </table:table-cell>
              <table:table-cell office:value-type="float" office:value="0.317842">
                <text:p>0.317842</text:p>
              </table:table-cell>
              <table:table-cell office:value-type="float" office:value="1.91173">
                <text:p>1.91173</text:p>
              </table:table-cell>
              <table:table-cell office:value-type="float" office:value="0.317191">
                <text:p>0.317191</text:p>
              </table:table-cell>
              <table:table-cell office:value-type="float" office:value="2.17408">
                <text:p>2.17408</text:p>
              </table:table-cell>
              <table:table-cell office:value-type="float" office:value="0.31655">
                <text:p>0.31655</text:p>
              </table:table-cell>
              <table:table-cell office:value-type="float" office:value="2.41842">
                <text:p>2.41842</text:p>
              </table:table-cell>
              <table:table-cell office:value-type="float" office:value="0.315608">
                <text:p>0.315608</text:p>
              </table:table-cell>
              <table:table-cell office:value-type="float" office:value="3.14087">
                <text:p>3.1408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33712">
                <text:p>0.33712</text:p>
              </table:table-cell>
              <table:table-cell office:value-type="float" office:value="3.95434">
                <text:p>3.95434</text:p>
              </table:table-cell>
              <table:table-cell office:value-type="float" office:value="0.3364">
                <text:p>0.3364</text:p>
              </table:table-cell>
              <table:table-cell office:value-type="float" office:value="3.34095">
                <text:p>3.34095</text:p>
              </table:table-cell>
              <table:table-cell office:value-type="float" office:value="0.335687">
                <text:p>0.335687</text:p>
              </table:table-cell>
              <table:table-cell office:value-type="float" office:value="2.85861">
                <text:p>2.85861</text:p>
              </table:table-cell>
              <table:table-cell office:value-type="float" office:value="0.33498">
                <text:p>0.33498</text:p>
              </table:table-cell>
              <table:table-cell office:value-type="float" office:value="2.4967">
                <text:p>2.4967</text:p>
              </table:table-cell>
              <table:table-cell office:value-type="float" office:value="0.333934">
                <text:p>0.333934</text:p>
              </table:table-cell>
              <table:table-cell office:value-type="float" office:value="2.09093">
                <text:p>2.09093</text:p>
              </table:table-cell>
              <table:table-cell office:value-type="float" office:value="0.333246">
                <text:p>0.333246</text:p>
              </table:table-cell>
              <table:table-cell office:value-type="float" office:value="1.84054">
                <text:p>1.84054</text:p>
              </table:table-cell>
              <table:table-cell office:value-type="float" office:value="0.332566">
                <text:p>0.332566</text:p>
              </table:table-cell>
              <table:table-cell office:value-type="float" office:value="1.68742">
                <text:p>1.68742</text:p>
              </table:table-cell>
              <table:table-cell office:value-type="float" office:value="0.331894">
                <text:p>0.331894</text:p>
              </table:table-cell>
              <table:table-cell office:value-type="float" office:value="1.56994">
                <text:p>1.56994</text:p>
              </table:table-cell>
              <table:table-cell office:value-type="float" office:value="0.33123">
                <text:p>0.33123</text:p>
              </table:table-cell>
              <table:table-cell office:value-type="float" office:value="1.49237">
                <text:p>1.49237</text:p>
              </table:table-cell>
              <table:table-cell office:value-type="float" office:value="0.330574">
                <text:p>0.330574</text:p>
              </table:table-cell>
              <table:table-cell office:value-type="float" office:value="1.5229">
                <text:p>1.5229</text:p>
              </table:table-cell>
              <table:table-cell office:value-type="float" office:value="0.329607">
                <text:p>0.329607</text:p>
              </table:table-cell>
              <table:table-cell office:value-type="float" office:value="1.63992">
                <text:p>1.63992</text:p>
              </table:table-cell>
              <table:table-cell office:value-type="float" office:value="0.328974">
                <text:p>0.328974</text:p>
              </table:table-cell>
              <table:table-cell office:value-type="float" office:value="1.74368">
                <text:p>1.74368</text:p>
              </table:table-cell>
              <table:table-cell office:value-type="float" office:value="0.32835">
                <text:p>0.32835</text:p>
              </table:table-cell>
              <table:table-cell office:value-type="float" office:value="2.03669">
                <text:p>2.03669</text:p>
              </table:table-cell>
              <table:table-cell office:value-type="float" office:value="0.327735">
                <text:p>0.327735</text:p>
              </table:table-cell>
              <table:table-cell office:value-type="float" office:value="2.31124">
                <text:p>2.31124</text:p>
              </table:table-cell>
              <table:table-cell office:value-type="float" office:value="0.326832">
                <text:p>0.326832</text:p>
              </table:table-cell>
              <table:table-cell office:value-type="float" office:value="3.06584">
                <text:p>3.0658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347898">
                <text:p>0.347898</text:p>
              </table:table-cell>
              <table:table-cell office:value-type="float" office:value="2.9874">
                <text:p>2.9874</text:p>
              </table:table-cell>
              <table:table-cell office:value-type="float" office:value="0.347209">
                <text:p>0.347209</text:p>
              </table:table-cell>
              <table:table-cell office:value-type="float" office:value="2.51135">
                <text:p>2.51135</text:p>
              </table:table-cell>
              <table:table-cell office:value-type="float" office:value="0.346526">
                <text:p>0.346526</text:p>
              </table:table-cell>
              <table:table-cell office:value-type="float" office:value="2.14376">
                <text:p>2.14376</text:p>
              </table:table-cell>
              <table:table-cell office:value-type="float" office:value="0.345851">
                <text:p>0.345851</text:p>
              </table:table-cell>
              <table:table-cell office:value-type="float" office:value="1.8765">
                <text:p>1.8765</text:p>
              </table:table-cell>
              <table:table-cell office:value-type="float" office:value="0.34485">
                <text:p>0.34485</text:p>
              </table:table-cell>
              <table:table-cell office:value-type="float" office:value="1.59238">
                <text:p>1.59238</text:p>
              </table:table-cell>
              <table:table-cell office:value-type="float" office:value="0.344192">
                <text:p>0.344192</text:p>
              </table:table-cell>
              <table:table-cell office:value-type="float" office:value="1.42086">
                <text:p>1.42086</text:p>
              </table:table-cell>
              <table:table-cell office:value-type="float" office:value="0.343542">
                <text:p>0.343542</text:p>
              </table:table-cell>
              <table:table-cell office:value-type="float" office:value="1.33217">
                <text:p>1.33217</text:p>
              </table:table-cell>
              <table:table-cell office:value-type="float" office:value="0.342898">
                <text:p>0.342898</text:p>
              </table:table-cell>
              <table:table-cell office:value-type="float" office:value="1.27398">
                <text:p>1.27398</text:p>
              </table:table-cell>
              <table:table-cell office:value-type="float" office:value="0.342263">
                <text:p>0.342263</text:p>
              </table:table-cell>
              <table:table-cell office:value-type="float" office:value="1.24959">
                <text:p>1.24959</text:p>
              </table:table-cell>
              <table:table-cell office:value-type="float" office:value="0.341636">
                <text:p>0.341636</text:p>
              </table:table-cell>
              <table:table-cell office:value-type="float" office:value="1.32148">
                <text:p>1.32148</text:p>
              </table:table-cell>
              <table:table-cell office:value-type="float" office:value="0.340711">
                <text:p>0.340711</text:p>
              </table:table-cell>
              <table:table-cell office:value-type="float" office:value="1.49293">
                <text:p>1.49293</text:p>
              </table:table-cell>
              <table:table-cell office:value-type="float" office:value="0.340105">
                <text:p>0.340105</text:p>
              </table:table-cell>
              <table:table-cell office:value-type="float" office:value="1.62837">
                <text:p>1.62837</text:p>
              </table:table-cell>
              <table:table-cell office:value-type="float" office:value="0.339508">
                <text:p>0.339508</text:p>
              </table:table-cell>
              <table:table-cell office:value-type="float" office:value="1.94356">
                <text:p>1.94356</text:p>
              </table:table-cell>
              <table:table-cell office:value-type="float" office:value="0.338921">
                <text:p>0.338921</text:p>
              </table:table-cell>
              <table:table-cell office:value-type="float" office:value="2.23953">
                <text:p>2.23953</text:p>
              </table:table-cell>
              <table:table-cell office:value-type="float" office:value="0.338057">
                <text:p>0.338057</text:p>
              </table:table-cell>
              <table:table-cell office:value-type="float" office:value="3.01669">
                <text:p>3.0166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358675">
                <text:p>0.358675</text:p>
              </table:table-cell>
              <table:table-cell office:value-type="float" office:value="2.24935">
                <text:p>2.24935</text:p>
              </table:table-cell>
              <table:table-cell office:value-type="float" office:value="0.358018">
                <text:p>0.358018</text:p>
              </table:table-cell>
              <table:table-cell office:value-type="float" office:value="1.8824">
                <text:p>1.8824</text:p>
              </table:table-cell>
              <table:table-cell office:value-type="float" office:value="0.357366">
                <text:p>0.357366</text:p>
              </table:table-cell>
              <table:table-cell office:value-type="float" office:value="1.60561">
                <text:p>1.60561</text:p>
              </table:table-cell>
              <table:table-cell office:value-type="float" office:value="0.356721">
                <text:p>0.356721</text:p>
              </table:table-cell>
              <table:table-cell office:value-type="float" office:value="1.41304">
                <text:p>1.41304</text:p>
              </table:table-cell>
              <table:table-cell office:value-type="float" office:value="0.355766">
                <text:p>0.355766</text:p>
              </table:table-cell>
              <table:table-cell office:value-type="float" office:value="1.22416">
                <text:p>1.22416</text:p>
              </table:table-cell>
              <table:table-cell office:value-type="float" office:value="0.355138">
                <text:p>0.355138</text:p>
              </table:table-cell>
              <table:table-cell office:value-type="float" office:value="1.11347">
                <text:p>1.11347</text:p>
              </table:table-cell>
              <table:table-cell office:value-type="float" office:value="0.354517">
                <text:p>0.354517</text:p>
              </table:table-cell>
              <table:table-cell office:value-type="float" office:value="1.0742">
                <text:p>1.0742</text:p>
              </table:table-cell>
              <table:table-cell office:value-type="float" office:value="0.353903">
                <text:p>0.353903</text:p>
              </table:table-cell>
              <table:table-cell office:value-type="float" office:value="1.06103">
                <text:p>1.06103</text:p>
              </table:table-cell>
              <table:table-cell office:value-type="float" office:value="0.353297">
                <text:p>0.353297</text:p>
              </table:table-cell>
              <table:table-cell office:value-type="float" office:value="1.07656">
                <text:p>1.07656</text:p>
              </table:table-cell>
              <table:table-cell office:value-type="float" office:value="0.352698">
                <text:p>0.352698</text:p>
              </table:table-cell>
              <table:table-cell office:value-type="float" office:value="1.17938">
                <text:p>1.17938</text:p>
              </table:table-cell>
              <table:table-cell office:value-type="float" office:value="0.351815">
                <text:p>0.351815</text:p>
              </table:table-cell>
              <table:table-cell office:value-type="float" office:value="1.39089">
                <text:p>1.39089</text:p>
              </table:table-cell>
              <table:table-cell office:value-type="float" office:value="0.351237">
                <text:p>0.351237</text:p>
              </table:table-cell>
              <table:table-cell office:value-type="float" office:value="1.54924">
                <text:p>1.54924</text:p>
              </table:table-cell>
              <table:table-cell office:value-type="float" office:value="0.350667">
                <text:p>0.350667</text:p>
              </table:table-cell>
              <table:table-cell office:value-type="float" office:value="1.88043">
                <text:p>1.88043</text:p>
              </table:table-cell>
              <table:table-cell office:value-type="float" office:value="0.350106">
                <text:p>0.350106</text:p>
              </table:table-cell>
              <table:table-cell office:value-type="float" office:value="2.19155">
                <text:p>2.19155</text:p>
              </table:table-cell>
              <table:table-cell office:value-type="float" office:value="0.349282">
                <text:p>0.349282</text:p>
              </table:table-cell>
              <table:table-cell office:value-type="float" office:value="2.98449">
                <text:p>2.9844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69453">
                <text:p>0.369453</text:p>
              </table:table-cell>
              <table:table-cell office:value-type="float" office:value="1.686">
                <text:p>1.686</text:p>
              </table:table-cell>
              <table:table-cell office:value-type="float" office:value="0.368826">
                <text:p>0.368826</text:p>
              </table:table-cell>
              <table:table-cell office:value-type="float" office:value="1.40557">
                <text:p>1.40557</text:p>
              </table:table-cell>
              <table:table-cell office:value-type="float" office:value="0.368206">
                <text:p>0.368206</text:p>
              </table:table-cell>
              <table:table-cell office:value-type="float" office:value="1.20049">
                <text:p>1.20049</text:p>
              </table:table-cell>
              <table:table-cell office:value-type="float" office:value="0.367592">
                <text:p>0.367592</text:p>
              </table:table-cell>
              <table:table-cell office:value-type="float" office:value="1.06672">
                <text:p>1.06672</text:p>
              </table:table-cell>
              <table:table-cell office:value-type="float" office:value="0.366682">
                <text:p>0.366682</text:p>
              </table:table-cell>
              <table:table-cell office:value-type="float" office:value="0.95221">
                <text:p>0.95221</text:p>
              </table:table-cell>
              <table:table-cell office:value-type="float" office:value="0.366084">
                <text:p>0.366084</text:p>
              </table:table-cell>
              <table:table-cell office:value-type="float" office:value="0.888303">
                <text:p>0.888303</text:p>
              </table:table-cell>
              <table:table-cell office:value-type="float" office:value="0.365492">
                <text:p>0.365492</text:p>
              </table:table-cell>
              <table:table-cell office:value-type="float" office:value="0.886884">
                <text:p>0.886884</text:p>
              </table:table-cell>
              <table:table-cell office:value-type="float" office:value="0.364908">
                <text:p>0.364908</text:p>
              </table:table-cell>
              <table:table-cell office:value-type="float" office:value="0.907795">
                <text:p>0.907795</text:p>
              </table:table-cell>
              <table:table-cell office:value-type="float" office:value="0.36433">
                <text:p>0.36433</text:p>
              </table:table-cell>
              <table:table-cell office:value-type="float" office:value="0.953246">
                <text:p>0.953246</text:p>
              </table:table-cell>
              <table:table-cell office:value-type="float" office:value="0.36376">
                <text:p>0.36376</text:p>
              </table:table-cell>
              <table:table-cell office:value-type="float" office:value="1.07912">
                <text:p>1.07912</text:p>
              </table:table-cell>
              <table:table-cell office:value-type="float" office:value="0.362919">
                <text:p>0.362919</text:p>
              </table:table-cell>
              <table:table-cell office:value-type="float" office:value="1.32006">
                <text:p>1.32006</text:p>
              </table:table-cell>
              <table:table-cell office:value-type="float" office:value="0.362368">
                <text:p>0.362368</text:p>
              </table:table-cell>
              <table:table-cell office:value-type="float" office:value="1.49495">
                <text:p>1.49495</text:p>
              </table:table-cell>
              <table:table-cell office:value-type="float" office:value="0.361826">
                <text:p>0.361826</text:p>
              </table:table-cell>
              <table:table-cell office:value-type="float" office:value="1.83764">
                <text:p>1.83764</text:p>
              </table:table-cell>
              <table:table-cell office:value-type="float" office:value="0.361291">
                <text:p>0.361291</text:p>
              </table:table-cell>
              <table:table-cell office:value-type="float" office:value="2.15945">
                <text:p>2.15945</text:p>
              </table:table-cell>
              <table:table-cell office:value-type="float" office:value="0.360506">
                <text:p>0.360506</text:p>
              </table:table-cell>
              <table:table-cell office:value-type="float" office:value="2.96339">
                <text:p>2.9633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38023">
                <text:p>0.38023</text:p>
              </table:table-cell>
              <table:table-cell office:value-type="float" office:value="1.25601">
                <text:p>1.25601</text:p>
              </table:table-cell>
              <table:table-cell office:value-type="float" office:value="0.379635">
                <text:p>0.379635</text:p>
              </table:table-cell>
              <table:table-cell office:value-type="float" office:value="1.04406">
                <text:p>1.04406</text:p>
              </table:table-cell>
              <table:table-cell office:value-type="float" office:value="0.379046">
                <text:p>0.379046</text:p>
              </table:table-cell>
              <table:table-cell office:value-type="float" office:value="0.895515">
                <text:p>0.895515</text:p>
              </table:table-cell>
              <table:table-cell office:value-type="float" office:value="0.378462">
                <text:p>0.378462</text:p>
              </table:table-cell>
              <table:table-cell office:value-type="float" office:value="0.807919">
                <text:p>0.807919</text:p>
              </table:table-cell>
              <table:table-cell office:value-type="float" office:value="0.377598">
                <text:p>0.377598</text:p>
              </table:table-cell>
              <table:table-cell office:value-type="float" office:value="0.751357">
                <text:p>0.751357</text:p>
              </table:table-cell>
              <table:table-cell office:value-type="float" office:value="0.37703">
                <text:p>0.37703</text:p>
              </table:table-cell>
              <table:table-cell office:value-type="float" office:value="0.723377">
                <text:p>0.723377</text:p>
              </table:table-cell>
              <table:table-cell office:value-type="float" office:value="0.376468">
                <text:p>0.376468</text:p>
              </table:table-cell>
              <table:table-cell office:value-type="float" office:value="0.750865">
                <text:p>0.750865</text:p>
              </table:table-cell>
              <table:table-cell office:value-type="float" office:value="0.375912">
                <text:p>0.375912</text:p>
              </table:table-cell>
              <table:table-cell office:value-type="float" office:value="0.797538">
                <text:p>0.797538</text:p>
              </table:table-cell>
              <table:table-cell office:value-type="float" office:value="0.375364">
                <text:p>0.375364</text:p>
              </table:table-cell>
              <table:table-cell office:value-type="float" office:value="0.865364">
                <text:p>0.865364</text:p>
              </table:table-cell>
              <table:table-cell office:value-type="float" office:value="0.374822">
                <text:p>0.374822</text:p>
              </table:table-cell>
              <table:table-cell office:value-type="float" office:value="1.00839">
                <text:p>1.00839</text:p>
              </table:table-cell>
              <table:table-cell office:value-type="float" office:value="0.374023">
                <text:p>0.374023</text:p>
              </table:table-cell>
              <table:table-cell office:value-type="float" office:value="1.27089">
                <text:p>1.27089</text:p>
              </table:table-cell>
              <table:table-cell office:value-type="float" office:value="0.3735">
                <text:p>0.3735</text:p>
              </table:table-cell>
              <table:table-cell office:value-type="float" office:value="1.45769">
                <text:p>1.45769</text:p>
              </table:table-cell>
              <table:table-cell office:value-type="float" office:value="0.372984">
                <text:p>0.372984</text:p>
              </table:table-cell>
              <table:table-cell office:value-type="float" office:value="1.80864">
                <text:p>1.80864</text:p>
              </table:table-cell>
              <table:table-cell office:value-type="float" office:value="0.372477">
                <text:p>0.372477</text:p>
              </table:table-cell>
              <table:table-cell office:value-type="float" office:value="2.13797">
                <text:p>2.13797</text:p>
              </table:table-cell>
              <table:table-cell office:value-type="float" office:value="0.371731">
                <text:p>0.371731</text:p>
              </table:table-cell>
              <table:table-cell office:value-type="float" office:value="2.94957">
                <text:p>2.9495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91007">
                <text:p>0.391007</text:p>
              </table:table-cell>
              <table:table-cell office:value-type="float" office:value="0.927803">
                <text:p>0.927803</text:p>
              </table:table-cell>
              <table:table-cell office:value-type="float" office:value="0.390444">
                <text:p>0.390444</text:p>
              </table:table-cell>
              <table:table-cell office:value-type="float" office:value="0.76999">
                <text:p>0.76999</text:p>
              </table:table-cell>
              <table:table-cell office:value-type="float" office:value="0.389885">
                <text:p>0.389885</text:p>
              </table:table-cell>
              <table:table-cell office:value-type="float" office:value="0.665928">
                <text:p>0.665928</text:p>
              </table:table-cell>
              <table:table-cell office:value-type="float" office:value="0.389332">
                <text:p>0.389332</text:p>
              </table:table-cell>
              <table:table-cell office:value-type="float" office:value="0.614527">
                <text:p>0.614527</text:p>
              </table:table-cell>
              <table:table-cell office:value-type="float" office:value="0.388514">
                <text:p>0.388514</text:p>
              </table:table-cell>
              <table:table-cell office:value-type="float" office:value="0.603015">
                <text:p>0.603015</text:p>
              </table:table-cell>
              <table:table-cell office:value-type="float" office:value="0.387975">
                <text:p>0.387975</text:p>
              </table:table-cell>
              <table:table-cell office:value-type="float" office:value="0.602573">
                <text:p>0.602573</text:p>
              </table:table-cell>
              <table:table-cell office:value-type="float" office:value="0.387443">
                <text:p>0.387443</text:p>
              </table:table-cell>
              <table:table-cell office:value-type="float" office:value="0.652095">
                <text:p>0.652095</text:p>
              </table:table-cell>
              <table:table-cell office:value-type="float" office:value="0.386917">
                <text:p>0.386917</text:p>
              </table:table-cell>
              <table:table-cell office:value-type="float" office:value="0.718203">
                <text:p>0.718203</text:p>
              </table:table-cell>
              <table:table-cell office:value-type="float" office:value="0.386397">
                <text:p>0.386397</text:p>
              </table:table-cell>
              <table:table-cell office:value-type="float" office:value="0.802732">
                <text:p>0.802732</text:p>
              </table:table-cell>
              <table:table-cell office:value-type="float" office:value="0.385884">
                <text:p>0.385884</text:p>
              </table:table-cell>
              <table:table-cell office:value-type="float" office:value="0.958492">
                <text:p>0.958492</text:p>
              </table:table-cell>
              <table:table-cell office:value-type="float" office:value="0.385127">
                <text:p>0.385127</text:p>
              </table:table-cell>
              <table:table-cell office:value-type="float" office:value="1.23676">
                <text:p>1.23676</text:p>
              </table:table-cell>
              <table:table-cell office:value-type="float" office:value="0.384631">
                <text:p>0.384631</text:p>
              </table:table-cell>
              <table:table-cell office:value-type="float" office:value="1.43213">
                <text:p>1.43213</text:p>
              </table:table-cell>
              <table:table-cell office:value-type="float" office:value="0.384143">
                <text:p>0.384143</text:p>
              </table:table-cell>
              <table:table-cell office:value-type="float" office:value="1.78898">
                <text:p>1.78898</text:p>
              </table:table-cell>
              <table:table-cell office:value-type="float" office:value="0.383662">
                <text:p>0.383662</text:p>
              </table:table-cell>
              <table:table-cell office:value-type="float" office:value="2.1236">
                <text:p>2.1236</text:p>
              </table:table-cell>
              <table:table-cell office:value-type="float" office:value="0.382956">
                <text:p>0.382956</text:p>
              </table:table-cell>
              <table:table-cell office:value-type="float" office:value="2.94051">
                <text:p>2.9405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401785">
                <text:p>0.401785</text:p>
              </table:table-cell>
              <table:table-cell office:value-type="float" office:value="0.677286">
                <text:p>0.677286</text:p>
              </table:table-cell>
              <table:table-cell office:value-type="float" office:value="0.401252">
                <text:p>0.401252</text:p>
              </table:table-cell>
              <table:table-cell office:value-type="float" office:value="0.562205">
                <text:p>0.562205</text:p>
              </table:table-cell>
              <table:table-cell office:value-type="float" office:value="0.400725">
                <text:p>0.400725</text:p>
              </table:table-cell>
              <table:table-cell office:value-type="float" office:value="0.493094">
                <text:p>0.493094</text:p>
              </table:table-cell>
              <table:table-cell office:value-type="float" office:value="0.400203">
                <text:p>0.400203</text:p>
              </table:table-cell>
              <table:table-cell office:value-type="float" office:value="0.470012">
                <text:p>0.470012</text:p>
              </table:table-cell>
              <table:table-cell office:value-type="float" office:value="0.39943">
                <text:p>0.39943</text:p>
              </table:table-cell>
              <table:table-cell office:value-type="float" office:value="0.493455">
                <text:p>0.493455</text:p>
              </table:table-cell>
              <table:table-cell office:value-type="float" office:value="0.398921">
                <text:p>0.398921</text:p>
              </table:table-cell>
              <table:table-cell office:value-type="float" office:value="0.514087">
                <text:p>0.514087</text:p>
              </table:table-cell>
              <table:table-cell office:value-type="float" office:value="0.398418">
                <text:p>0.398418</text:p>
              </table:table-cell>
              <table:table-cell office:value-type="float" office:value="0.580375">
                <text:p>0.580375</text:p>
              </table:table-cell>
              <table:table-cell office:value-type="float" office:value="0.397922">
                <text:p>0.397922</text:p>
              </table:table-cell>
              <table:table-cell office:value-type="float" office:value="0.661117">
                <text:p>0.661117</text:p>
              </table:table-cell>
              <table:table-cell office:value-type="float" office:value="0.397431">
                <text:p>0.397431</text:p>
              </table:table-cell>
              <table:table-cell office:value-type="float" office:value="0.758096">
                <text:p>0.758096</text:p>
              </table:table-cell>
              <table:table-cell office:value-type="float" office:value="0.396946">
                <text:p>0.396946</text:p>
              </table:table-cell>
              <table:table-cell office:value-type="float" office:value="0.923286">
                <text:p>0.923286</text:p>
              </table:table-cell>
              <table:table-cell office:value-type="float" office:value="0.396231">
                <text:p>0.396231</text:p>
              </table:table-cell>
              <table:table-cell office:value-type="float" office:value="1.21307">
                <text:p>1.21307</text:p>
              </table:table-cell>
              <table:table-cell office:value-type="float" office:value="0.395763">
                <text:p>0.395763</text:p>
              </table:table-cell>
              <table:table-cell office:value-type="float" office:value="1.41459">
                <text:p>1.41459</text:p>
              </table:table-cell>
              <table:table-cell office:value-type="float" office:value="0.395302">
                <text:p>0.395302</text:p>
              </table:table-cell>
              <table:table-cell office:value-type="float" office:value="1.77566">
                <text:p>1.77566</text:p>
              </table:table-cell>
              <table:table-cell office:value-type="float" office:value="0.394848">
                <text:p>0.394848</text:p>
              </table:table-cell>
              <table:table-cell office:value-type="float" office:value="2.11398">
                <text:p>2.11398</text:p>
              </table:table-cell>
              <table:table-cell office:value-type="float" office:value="0.394181">
                <text:p>0.394181</text:p>
              </table:table-cell>
              <table:table-cell office:value-type="float" office:value="2.93458">
                <text:p>2.934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12562">
                <text:p>0.412562</text:p>
              </table:table-cell>
              <table:table-cell office:value-type="float" office:value="0.486071">
                <text:p>0.486071</text:p>
              </table:table-cell>
              <table:table-cell office:value-type="float" office:value="0.412061">
                <text:p>0.412061</text:p>
              </table:table-cell>
              <table:table-cell office:value-type="float" office:value="0.404675">
                <text:p>0.404675</text:p>
              </table:table-cell>
              <table:table-cell office:value-type="float" office:value="0.411565">
                <text:p>0.411565</text:p>
              </table:table-cell>
              <table:table-cell office:value-type="float" office:value="0.362984">
                <text:p>0.362984</text:p>
              </table:table-cell>
              <table:table-cell office:value-type="float" office:value="0.411073">
                <text:p>0.411073</text:p>
              </table:table-cell>
              <table:table-cell office:value-type="float" office:value="0.36202">
                <text:p>0.36202</text:p>
              </table:table-cell>
              <table:table-cell office:value-type="float" office:value="0.410346">
                <text:p>0.410346</text:p>
              </table:table-cell>
              <table:table-cell office:value-type="float" office:value="0.412537">
                <text:p>0.412537</text:p>
              </table:table-cell>
              <table:table-cell office:value-type="float" office:value="0.409867">
                <text:p>0.409867</text:p>
              </table:table-cell>
              <table:table-cell office:value-type="float" office:value="0.449274">
                <text:p>0.449274</text:p>
              </table:table-cell>
              <table:table-cell office:value-type="float" office:value="0.409394">
                <text:p>0.409394</text:p>
              </table:table-cell>
              <table:table-cell office:value-type="float" office:value="0.528296">
                <text:p>0.528296</text:p>
              </table:table-cell>
              <table:table-cell office:value-type="float" office:value="0.408926">
                <text:p>0.408926</text:p>
              </table:table-cell>
              <table:table-cell office:value-type="float" office:value="0.620042">
                <text:p>0.620042</text:p>
              </table:table-cell>
              <table:table-cell office:value-type="float" office:value="0.408464">
                <text:p>0.408464</text:p>
              </table:table-cell>
              <table:table-cell office:value-type="float" office:value="0.726285">
                <text:p>0.726285</text:p>
              </table:table-cell>
              <table:table-cell office:value-type="float" office:value="0.408008">
                <text:p>0.408008</text:p>
              </table:table-cell>
              <table:table-cell office:value-type="float" office:value="0.898447">
                <text:p>0.898447</text:p>
              </table:table-cell>
              <table:table-cell office:value-type="float" office:value="0.407335">
                <text:p>0.407335</text:p>
              </table:table-cell>
              <table:table-cell office:value-type="float" office:value="1.19662">
                <text:p>1.19662</text:p>
              </table:table-cell>
              <table:table-cell office:value-type="float" office:value="0.406895">
                <text:p>0.406895</text:p>
              </table:table-cell>
              <table:table-cell office:value-type="float" office:value="1.40255">
                <text:p>1.40255</text:p>
              </table:table-cell>
              <table:table-cell office:value-type="float" office:value="0.406461">
                <text:p>0.406461</text:p>
              </table:table-cell>
              <table:table-cell office:value-type="float" office:value="1.76662">
                <text:p>1.76662</text:p>
              </table:table-cell>
              <table:table-cell office:value-type="float" office:value="0.406033">
                <text:p>0.406033</text:p>
              </table:table-cell>
              <table:table-cell office:value-type="float" office:value="2.10755">
                <text:p>2.10755</text:p>
              </table:table-cell>
              <table:table-cell office:value-type="float" office:value="0.405405">
                <text:p>0.405405</text:p>
              </table:table-cell>
              <table:table-cell office:value-type="float" office:value="2.9307">
                <text:p>2.93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423339">
                <text:p>0.423339</text:p>
              </table:table-cell>
              <table:table-cell office:value-type="float" office:value="0.340118">
                <text:p>0.340118</text:p>
              </table:table-cell>
              <table:table-cell office:value-type="float" office:value="0.42287">
                <text:p>0.42287</text:p>
              </table:table-cell>
              <table:table-cell office:value-type="float" office:value="0.285245">
                <text:p>0.285245</text:p>
              </table:table-cell>
              <table:table-cell office:value-type="float" office:value="0.422404">
                <text:p>0.422404</text:p>
              </table:table-cell>
              <table:table-cell office:value-type="float" office:value="0.265037">
                <text:p>0.265037</text:p>
              </table:table-cell>
              <table:table-cell office:value-type="float" office:value="0.421944">
                <text:p>0.421944</text:p>
              </table:table-cell>
              <table:table-cell office:value-type="float" office:value="0.281321">
                <text:p>0.281321</text:p>
              </table:table-cell>
              <table:table-cell office:value-type="float" office:value="0.421262">
                <text:p>0.421262</text:p>
              </table:table-cell>
              <table:table-cell office:value-type="float" office:value="0.352775">
                <text:p>0.352775</text:p>
              </table:table-cell>
              <table:table-cell office:value-type="float" office:value="0.420813">
                <text:p>0.420813</text:p>
              </table:table-cell>
              <table:table-cell office:value-type="float" office:value="0.401799">
                <text:p>0.401799</text:p>
              </table:table-cell>
              <table:table-cell office:value-type="float" office:value="0.420369">
                <text:p>0.420369</text:p>
              </table:table-cell>
              <table:table-cell office:value-type="float" office:value="0.490479">
                <text:p>0.490479</text:p>
              </table:table-cell>
              <table:table-cell office:value-type="float" office:value="0.419931">
                <text:p>0.419931</text:p>
              </table:table-cell>
              <table:table-cell office:value-type="float" office:value="0.590486">
                <text:p>0.590486</text:p>
              </table:table-cell>
              <table:table-cell office:value-type="float" office:value="0.419498">
                <text:p>0.419498</text:p>
              </table:table-cell>
              <table:table-cell office:value-type="float" office:value="0.703614">
                <text:p>0.703614</text:p>
              </table:table-cell>
              <table:table-cell office:value-type="float" office:value="0.41907">
                <text:p>0.41907</text:p>
              </table:table-cell>
              <table:table-cell office:value-type="float" office:value="0.880924">
                <text:p>0.880924</text:p>
              </table:table-cell>
              <table:table-cell office:value-type="float" office:value="0.418439">
                <text:p>0.418439</text:p>
              </table:table-cell>
              <table:table-cell office:value-type="float" office:value="1.1852">
                <text:p>1.1852</text:p>
              </table:table-cell>
              <table:table-cell office:value-type="float" office:value="0.418026">
                <text:p>0.418026</text:p>
              </table:table-cell>
              <table:table-cell office:value-type="float" office:value="1.39429">
                <text:p>1.39429</text:p>
              </table:table-cell>
              <table:table-cell office:value-type="float" office:value="0.417619">
                <text:p>0.417619</text:p>
              </table:table-cell>
              <table:table-cell office:value-type="float" office:value="1.7605">
                <text:p>1.7605</text:p>
              </table:table-cell>
              <table:table-cell office:value-type="float" office:value="0.417219">
                <text:p>0.417219</text:p>
              </table:table-cell>
              <table:table-cell office:value-type="float" office:value="2.10325">
                <text:p>2.10325</text:p>
              </table:table-cell>
              <table:table-cell office:value-type="float" office:value="0.41663">
                <text:p>0.41663</text:p>
              </table:table-cell>
              <table:table-cell office:value-type="float" office:value="2.92815">
                <text:p>2.92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434117">
                <text:p>0.434117</text:p>
              </table:table-cell>
              <table:table-cell office:value-type="float" office:value="0.228715">
                <text:p>0.228715</text:p>
              </table:table-cell>
              <table:table-cell office:value-type="float" office:value="0.433678">
                <text:p>0.433678</text:p>
              </table:table-cell>
              <table:table-cell office:value-type="float" office:value="0.194701">
                <text:p>0.194701</text:p>
              </table:table-cell>
              <table:table-cell office:value-type="float" office:value="0.433244">
                <text:p>0.433244</text:p>
              </table:table-cell>
              <table:table-cell office:value-type="float" office:value="0.191302">
                <text:p>0.191302</text:p>
              </table:table-cell>
              <table:table-cell office:value-type="float" office:value="0.432814">
                <text:p>0.432814</text:p>
              </table:table-cell>
              <table:table-cell office:value-type="float" office:value="0.221018">
                <text:p>0.221018</text:p>
              </table:table-cell>
              <table:table-cell office:value-type="float" office:value="0.432177">
                <text:p>0.432177</text:p>
              </table:table-cell>
              <table:table-cell office:value-type="float" office:value="0.308636">
                <text:p>0.308636</text:p>
              </table:table-cell>
              <table:table-cell office:value-type="float" office:value="0.431759">
                <text:p>0.431759</text:p>
              </table:table-cell>
              <table:table-cell office:value-type="float" office:value="0.367026">
                <text:p>0.367026</text:p>
              </table:table-cell>
              <table:table-cell office:value-type="float" office:value="0.431345">
                <text:p>0.431345</text:p>
              </table:table-cell>
              <table:table-cell office:value-type="float" office:value="0.463019">
                <text:p>0.463019</text:p>
              </table:table-cell>
              <table:table-cell office:value-type="float" office:value="0.430935">
                <text:p>0.430935</text:p>
              </table:table-cell>
              <table:table-cell office:value-type="float" office:value="0.569219">
                <text:p>0.569219</text:p>
              </table:table-cell>
              <table:table-cell office:value-type="float" office:value="0.430531">
                <text:p>0.430531</text:p>
              </table:table-cell>
              <table:table-cell office:value-type="float" office:value="0.687456">
                <text:p>0.687456</text:p>
              </table:table-cell>
              <table:table-cell office:value-type="float" office:value="0.430132">
                <text:p>0.430132</text:p>
              </table:table-cell>
              <table:table-cell office:value-type="float" office:value="0.86856">
                <text:p>0.86856</text:p>
              </table:table-cell>
              <table:table-cell office:value-type="float" office:value="0.429543">
                <text:p>0.429543</text:p>
              </table:table-cell>
              <table:table-cell office:value-type="float" office:value="1.17728">
                <text:p>1.17728</text:p>
              </table:table-cell>
              <table:table-cell office:value-type="float" office:value="0.429158">
                <text:p>0.429158</text:p>
              </table:table-cell>
              <table:table-cell office:value-type="float" office:value="1.38862">
                <text:p>1.38862</text:p>
              </table:table-cell>
              <table:table-cell office:value-type="float" office:value="0.428778">
                <text:p>0.428778</text:p>
              </table:table-cell>
              <table:table-cell office:value-type="float" office:value="1.75635">
                <text:p>1.75635</text:p>
              </table:table-cell>
              <table:table-cell office:value-type="float" office:value="0.428404">
                <text:p>0.428404</text:p>
              </table:table-cell>
              <table:table-cell office:value-type="float" office:value="2.10037">
                <text:p>2.10037</text:p>
              </table:table-cell>
              <table:table-cell office:value-type="float" office:value="0.427855">
                <text:p>0.427855</text:p>
              </table:table-cell>
              <table:table-cell office:value-type="float" office:value="2.92648">
                <text:p>2.9264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444894">
                <text:p>0.444894</text:p>
              </table:table-cell>
              <table:table-cell office:value-type="float" office:value="0.143682">
                <text:p>0.143682</text:p>
              </table:table-cell>
              <table:table-cell office:value-type="float" office:value="0.444487">
                <text:p>0.444487</text:p>
              </table:table-cell>
              <table:table-cell office:value-type="float" office:value="0.126055">
                <text:p>0.126055</text:p>
              </table:table-cell>
              <table:table-cell office:value-type="float" office:value="0.444084">
                <text:p>0.444084</text:p>
              </table:table-cell>
              <table:table-cell office:value-type="float" office:value="0.135794">
                <text:p>0.135794</text:p>
              </table:table-cell>
              <table:table-cell office:value-type="float" office:value="0.443685">
                <text:p>0.443685</text:p>
              </table:table-cell>
              <table:table-cell office:value-type="float" office:value="0.175955">
                <text:p>0.175955</text:p>
              </table:table-cell>
              <table:table-cell office:value-type="float" office:value="0.443093">
                <text:p>0.443093</text:p>
              </table:table-cell>
              <table:table-cell office:value-type="float" office:value="0.276037">
                <text:p>0.276037</text:p>
              </table:table-cell>
              <table:table-cell office:value-type="float" office:value="0.442704">
                <text:p>0.442704</text:p>
              </table:table-cell>
              <table:table-cell office:value-type="float" office:value="0.341555">
                <text:p>0.341555</text:p>
              </table:table-cell>
              <table:table-cell office:value-type="float" office:value="0.44232">
                <text:p>0.44232</text:p>
              </table:table-cell>
              <table:table-cell office:value-type="float" office:value="0.443079">
                <text:p>0.443079</text:p>
              </table:table-cell>
              <table:table-cell office:value-type="float" office:value="0.44194">
                <text:p>0.44194</text:p>
              </table:table-cell>
              <table:table-cell office:value-type="float" office:value="0.553916">
                <text:p>0.553916</text:p>
              </table:table-cell>
              <table:table-cell office:value-type="float" office:value="0.441565">
                <text:p>0.441565</text:p>
              </table:table-cell>
              <table:table-cell office:value-type="float" office:value="0.675942">
                <text:p>0.675942</text:p>
              </table:table-cell>
              <table:table-cell office:value-type="float" office:value="0.441194">
                <text:p>0.441194</text:p>
              </table:table-cell>
              <table:table-cell office:value-type="float" office:value="0.859838">
                <text:p>0.859838</text:p>
              </table:table-cell>
              <table:table-cell office:value-type="float" office:value="0.440647">
                <text:p>0.440647</text:p>
              </table:table-cell>
              <table:table-cell office:value-type="float" office:value="1.17177">
                <text:p>1.17177</text:p>
              </table:table-cell>
              <table:table-cell office:value-type="float" office:value="0.440289">
                <text:p>0.440289</text:p>
              </table:table-cell>
              <table:table-cell office:value-type="float" office:value="1.38473">
                <text:p>1.38473</text:p>
              </table:table-cell>
              <table:table-cell office:value-type="float" office:value="0.439937">
                <text:p>0.439937</text:p>
              </table:table-cell>
              <table:table-cell office:value-type="float" office:value="1.75354">
                <text:p>1.75354</text:p>
              </table:table-cell>
              <table:table-cell office:value-type="float" office:value="0.439589">
                <text:p>0.439589</text:p>
              </table:table-cell>
              <table:table-cell office:value-type="float" office:value="2.09844">
                <text:p>2.09844</text:p>
              </table:table-cell>
              <table:table-cell office:value-type="float" office:value="0.439079">
                <text:p>0.439079</text:p>
              </table:table-cell>
              <table:table-cell office:value-type="float" office:value="2.92539">
                <text:p>2.925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55672">
                <text:p>0.455672</text:p>
              </table:table-cell>
              <table:table-cell office:value-type="float" office:value="0.0787783">
                <text:p>0.0787783</text:p>
              </table:table-cell>
              <table:table-cell office:value-type="float" office:value="0.455296">
                <text:p>0.455296</text:p>
              </table:table-cell>
              <table:table-cell office:value-type="float" office:value="0.0740124">
                <text:p>0.0740124</text:p>
              </table:table-cell>
              <table:table-cell office:value-type="float" office:value="0.454924">
                <text:p>0.454924</text:p>
              </table:table-cell>
              <table:table-cell office:value-type="float" office:value="0.0940073">
                <text:p>0.0940073</text:p>
              </table:table-cell>
              <table:table-cell office:value-type="float" office:value="0.454555">
                <text:p>0.454555</text:p>
              </table:table-cell>
              <table:table-cell office:value-type="float" office:value="0.142281">
                <text:p>0.142281</text:p>
              </table:table-cell>
              <table:table-cell office:value-type="float" office:value="0.454009">
                <text:p>0.454009</text:p>
              </table:table-cell>
              <table:table-cell office:value-type="float" office:value="0.251961">
                <text:p>0.251961</text:p>
              </table:table-cell>
              <table:table-cell office:value-type="float" office:value="0.45365">
                <text:p>0.45365</text:p>
              </table:table-cell>
              <table:table-cell office:value-type="float" office:value="0.322898">
                <text:p>0.322898</text:p>
              </table:table-cell>
              <table:table-cell office:value-type="float" office:value="0.453295">
                <text:p>0.453295</text:p>
              </table:table-cell>
              <table:table-cell office:value-type="float" office:value="0.428599">
                <text:p>0.428599</text:p>
              </table:table-cell>
              <table:table-cell office:value-type="float" office:value="0.452945">
                <text:p>0.452945</text:p>
              </table:table-cell>
              <table:table-cell office:value-type="float" office:value="0.542905">
                <text:p>0.542905</text:p>
              </table:table-cell>
              <table:table-cell office:value-type="float" office:value="0.452598">
                <text:p>0.452598</text:p>
              </table:table-cell>
              <table:table-cell office:value-type="float" office:value="0.667735">
                <text:p>0.667735</text:p>
              </table:table-cell>
              <table:table-cell office:value-type="float" office:value="0.452256">
                <text:p>0.452256</text:p>
              </table:table-cell>
              <table:table-cell office:value-type="float" office:value="0.853684">
                <text:p>0.853684</text:p>
              </table:table-cell>
              <table:table-cell office:value-type="float" office:value="0.451751">
                <text:p>0.451751</text:p>
              </table:table-cell>
              <table:table-cell office:value-type="float" office:value="1.16796">
                <text:p>1.16796</text:p>
              </table:table-cell>
              <table:table-cell office:value-type="float" office:value="0.451421">
                <text:p>0.451421</text:p>
              </table:table-cell>
              <table:table-cell office:value-type="float" office:value="1.38206">
                <text:p>1.38206</text:p>
              </table:table-cell>
              <table:table-cell office:value-type="float" office:value="0.451095">
                <text:p>0.451095</text:p>
              </table:table-cell>
              <table:table-cell office:value-type="float" office:value="1.75163">
                <text:p>1.75163</text:p>
              </table:table-cell>
              <table:table-cell office:value-type="float" office:value="0.450775">
                <text:p>0.450775</text:p>
              </table:table-cell>
              <table:table-cell office:value-type="float" office:value="2.09715">
                <text:p>2.09715</text:p>
              </table:table-cell>
              <table:table-cell office:value-type="float" office:value="0.450304">
                <text:p>0.450304</text:p>
              </table:table-cell>
              <table:table-cell office:value-type="float" office:value="2.92467">
                <text:p>2.924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466449">
                <text:p>0.466449</text:p>
              </table:table-cell>
              <table:table-cell office:value-type="float" office:value="0.0292379">
                <text:p>0.0292379</text:p>
              </table:table-cell>
              <table:table-cell office:value-type="float" office:value="0.466104">
                <text:p>0.466104</text:p>
              </table:table-cell>
              <table:table-cell office:value-type="float" office:value="0.0345567">
                <text:p>0.0345567</text:p>
              </table:table-cell>
              <table:table-cell office:value-type="float" office:value="0.465763">
                <text:p>0.465763</text:p>
              </table:table-cell>
              <table:table-cell office:value-type="float" office:value="0.0625501">
                <text:p>0.0625501</text:p>
              </table:table-cell>
              <table:table-cell office:value-type="float" office:value="0.465425">
                <text:p>0.465425</text:p>
              </table:table-cell>
              <table:table-cell office:value-type="float" office:value="0.117117">
                <text:p>0.117117</text:p>
              </table:table-cell>
              <table:table-cell office:value-type="float" office:value="0.464925">
                <text:p>0.464925</text:p>
              </table:table-cell>
              <table:table-cell office:value-type="float" office:value="0.234179">
                <text:p>0.234179</text:p>
              </table:table-cell>
              <table:table-cell office:value-type="float" office:value="0.464596">
                <text:p>0.464596</text:p>
              </table:table-cell>
              <table:table-cell office:value-type="float" office:value="0.309233">
                <text:p>0.309233</text:p>
              </table:table-cell>
              <table:table-cell office:value-type="float" office:value="0.464271">
                <text:p>0.464271</text:p>
              </table:table-cell>
              <table:table-cell office:value-type="float" office:value="0.418085">
                <text:p>0.418085</text:p>
              </table:table-cell>
              <table:table-cell office:value-type="float" office:value="0.463949">
                <text:p>0.463949</text:p>
              </table:table-cell>
              <table:table-cell office:value-type="float" office:value="0.534983">
                <text:p>0.534983</text:p>
              </table:table-cell>
              <table:table-cell office:value-type="float" office:value="0.463632">
                <text:p>0.463632</text:p>
              </table:table-cell>
              <table:table-cell office:value-type="float" office:value="0.661887">
                <text:p>0.661887</text:p>
              </table:table-cell>
              <table:table-cell office:value-type="float" office:value="0.463318">
                <text:p>0.463318</text:p>
              </table:table-cell>
              <table:table-cell office:value-type="float" office:value="0.849342">
                <text:p>0.849342</text:p>
              </table:table-cell>
              <table:table-cell office:value-type="float" office:value="0.462856">
                <text:p>0.462856</text:p>
              </table:table-cell>
              <table:table-cell office:value-type="float" office:value="1.1653">
                <text:p>1.1653</text:p>
              </table:table-cell>
              <table:table-cell office:value-type="float" office:value="0.462553">
                <text:p>0.462553</text:p>
              </table:table-cell>
              <table:table-cell office:value-type="float" office:value="1.38023">
                <text:p>1.38023</text:p>
              </table:table-cell>
              <table:table-cell office:value-type="float" office:value="0.462254">
                <text:p>0.462254</text:p>
              </table:table-cell>
              <table:table-cell office:value-type="float" office:value="1.75034">
                <text:p>1.75034</text:p>
              </table:table-cell>
              <table:table-cell office:value-type="float" office:value="0.46196">
                <text:p>0.46196</text:p>
              </table:table-cell>
              <table:table-cell office:value-type="float" office:value="2.09629">
                <text:p>2.09629</text:p>
              </table:table-cell>
              <table:table-cell office:value-type="float" office:value="0.461529">
                <text:p>0.461529</text:p>
              </table:table-cell>
              <table:table-cell office:value-type="float" office:value="2.9242">
                <text:p>2.924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477226">
                <text:p>0.477226</text:p>
              </table:table-cell>
              <table:table-cell office:value-type="float" office:value="-0.00857615">
                <text:p>-0.00857615</text:p>
              </table:table-cell>
              <table:table-cell office:value-type="float" office:value="0.476913">
                <text:p>0.476913</text:p>
              </table:table-cell>
              <table:table-cell office:value-type="float" office:value="0.00464387">
                <text:p>0.00464387</text:p>
              </table:table-cell>
              <table:table-cell office:value-type="float" office:value="0.476603">
                <text:p>0.476603</text:p>
              </table:table-cell>
              <table:table-cell office:value-type="float" office:value="0.0388691">
                <text:p>0.0388691</text:p>
              </table:table-cell>
              <table:table-cell office:value-type="float" office:value="0.476296">
                <text:p>0.476296</text:p>
              </table:table-cell>
              <table:table-cell office:value-type="float" office:value="0.0983129">
                <text:p>0.0983129</text:p>
              </table:table-cell>
              <table:table-cell office:value-type="float" office:value="0.475841">
                <text:p>0.475841</text:p>
              </table:table-cell>
              <table:table-cell office:value-type="float" office:value="0.221046">
                <text:p>0.221046</text:p>
              </table:table-cell>
              <table:table-cell office:value-type="float" office:value="0.475542">
                <text:p>0.475542</text:p>
              </table:table-cell>
              <table:table-cell office:value-type="float" office:value="0.299223">
                <text:p>0.299223</text:p>
              </table:table-cell>
              <table:table-cell office:value-type="float" office:value="0.475246">
                <text:p>0.475246</text:p>
              </table:table-cell>
              <table:table-cell office:value-type="float" office:value="0.410451">
                <text:p>0.410451</text:p>
              </table:table-cell>
              <table:table-cell office:value-type="float" office:value="0.474954">
                <text:p>0.474954</text:p>
              </table:table-cell>
              <table:table-cell office:value-type="float" office:value="0.529282">
                <text:p>0.529282</text:p>
              </table:table-cell>
              <table:table-cell office:value-type="float" office:value="0.474665">
                <text:p>0.474665</text:p>
              </table:table-cell>
              <table:table-cell office:value-type="float" office:value="0.657719">
                <text:p>0.657719</text:p>
              </table:table-cell>
              <table:table-cell office:value-type="float" office:value="0.47438">
                <text:p>0.47438</text:p>
              </table:table-cell>
              <table:table-cell office:value-type="float" office:value="0.846279">
                <text:p>0.846279</text:p>
              </table:table-cell>
              <table:table-cell office:value-type="float" office:value="0.47396">
                <text:p>0.47396</text:p>
              </table:table-cell>
              <table:table-cell office:value-type="float" office:value="1.16346">
                <text:p>1.16346</text:p>
              </table:table-cell>
              <table:table-cell office:value-type="float" office:value="0.473684">
                <text:p>0.473684</text:p>
              </table:table-cell>
              <table:table-cell office:value-type="float" office:value="1.37898">
                <text:p>1.37898</text:p>
              </table:table-cell>
              <table:table-cell office:value-type="float" office:value="0.473413">
                <text:p>0.473413</text:p>
              </table:table-cell>
              <table:table-cell office:value-type="float" office:value="1.74946">
                <text:p>1.74946</text:p>
              </table:table-cell>
              <table:table-cell office:value-type="float" office:value="0.473146">
                <text:p>0.473146</text:p>
              </table:table-cell>
              <table:table-cell office:value-type="float" office:value="2.09571">
                <text:p>2.09571</text:p>
              </table:table-cell>
              <table:table-cell office:value-type="float" office:value="0.472753">
                <text:p>0.472753</text:p>
              </table:table-cell>
              <table:table-cell office:value-type="float" office:value="2.9239">
                <text:p>2.923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488004">
                <text:p>0.488004</text:p>
              </table:table-cell>
              <table:table-cell office:value-type="float" office:value="-0.0374383">
                <text:p>-0.0374383</text:p>
              </table:table-cell>
              <table:table-cell office:value-type="float" office:value="0.487722">
                <text:p>0.487722</text:p>
              </table:table-cell>
              <table:table-cell office:value-type="float" office:value="-0.0180344">
                <text:p>-0.0180344</text:p>
              </table:table-cell>
              <table:table-cell office:value-type="float" office:value="0.487443">
                <text:p>0.487443</text:p>
              </table:table-cell>
              <table:table-cell office:value-type="float" office:value="0.0210417">
                <text:p>0.0210417</text:p>
              </table:table-cell>
              <table:table-cell office:value-type="float" office:value="0.487166">
                <text:p>0.487166</text:p>
              </table:table-cell>
              <table:table-cell office:value-type="float" office:value="0.0842613">
                <text:p>0.0842613</text:p>
              </table:table-cell>
              <table:table-cell office:value-type="float" office:value="0.486757">
                <text:p>0.486757</text:p>
              </table:table-cell>
              <table:table-cell office:value-type="float" office:value="0.211346">
                <text:p>0.211346</text:p>
              </table:table-cell>
              <table:table-cell office:value-type="float" office:value="0.486488">
                <text:p>0.486488</text:p>
              </table:table-cell>
              <table:table-cell office:value-type="float" office:value="0.291891">
                <text:p>0.291891</text:p>
              </table:table-cell>
              <table:table-cell office:value-type="float" office:value="0.486222">
                <text:p>0.486222</text:p>
              </table:table-cell>
              <table:table-cell office:value-type="float" office:value="0.404907">
                <text:p>0.404907</text:p>
              </table:table-cell>
              <table:table-cell office:value-type="float" office:value="0.485958">
                <text:p>0.485958</text:p>
              </table:table-cell>
              <table:table-cell office:value-type="float" office:value="0.52518">
                <text:p>0.52518</text:p>
              </table:table-cell>
              <table:table-cell office:value-type="float" office:value="0.485699">
                <text:p>0.485699</text:p>
              </table:table-cell>
              <table:table-cell office:value-type="float" office:value="0.654748">
                <text:p>0.654748</text:p>
              </table:table-cell>
              <table:table-cell office:value-type="float" office:value="0.485442">
                <text:p>0.485442</text:p>
              </table:table-cell>
              <table:table-cell office:value-type="float" office:value="0.844118">
                <text:p>0.844118</text:p>
              </table:table-cell>
              <table:table-cell office:value-type="float" office:value="0.485064">
                <text:p>0.485064</text:p>
              </table:table-cell>
              <table:table-cell office:value-type="float" office:value="1.16219">
                <text:p>1.16219</text:p>
              </table:table-cell>
              <table:table-cell office:value-type="float" office:value="0.484816">
                <text:p>0.484816</text:p>
              </table:table-cell>
              <table:table-cell office:value-type="float" office:value="1.37811">
                <text:p>1.37811</text:p>
              </table:table-cell>
              <table:table-cell office:value-type="float" office:value="0.484572">
                <text:p>0.484572</text:p>
              </table:table-cell>
              <table:table-cell office:value-type="float" office:value="1.74887">
                <text:p>1.74887</text:p>
              </table:table-cell>
              <table:table-cell office:value-type="float" office:value="0.484331">
                <text:p>0.484331</text:p>
              </table:table-cell>
              <table:table-cell office:value-type="float" office:value="2.09532">
                <text:p>2.09532</text:p>
              </table:table-cell>
              <table:table-cell office:value-type="float" office:value="0.483978">
                <text:p>0.483978</text:p>
              </table:table-cell>
              <table:table-cell office:value-type="float" office:value="2.9237">
                <text:p>2.923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498781">
                <text:p>0.498781</text:p>
              </table:table-cell>
              <table:table-cell office:value-type="float" office:value="-0.0594687">
                <text:p>-0.0594687</text:p>
              </table:table-cell>
              <table:table-cell office:value-type="float" office:value="0.49853">
                <text:p>0.49853</text:p>
              </table:table-cell>
              <table:table-cell office:value-type="float" office:value="-0.0352276">
                <text:p>-0.0352276</text:p>
              </table:table-cell>
              <table:table-cell office:value-type="float" office:value="0.498282">
                <text:p>0.498282</text:p>
              </table:table-cell>
              <table:table-cell office:value-type="float" office:value="0.00762147">
                <text:p>0.00762147</text:p>
              </table:table-cell>
              <table:table-cell office:value-type="float" office:value="0.498037">
                <text:p>0.498037</text:p>
              </table:table-cell>
              <table:table-cell office:value-type="float" office:value="0.0737611">
                <text:p>0.0737611</text:p>
              </table:table-cell>
              <table:table-cell office:value-type="float" office:value="0.497673">
                <text:p>0.497673</text:p>
              </table:table-cell>
              <table:table-cell office:value-type="float" office:value="0.204183">
                <text:p>0.204183</text:p>
              </table:table-cell>
              <table:table-cell office:value-type="float" office:value="0.497434">
                <text:p>0.497434</text:p>
              </table:table-cell>
              <table:table-cell office:value-type="float" office:value="0.286521">
                <text:p>0.286521</text:p>
              </table:table-cell>
              <table:table-cell office:value-type="float" office:value="0.497197">
                <text:p>0.497197</text:p>
              </table:table-cell>
              <table:table-cell office:value-type="float" office:value="0.400881">
                <text:p>0.400881</text:p>
              </table:table-cell>
              <table:table-cell office:value-type="float" office:value="0.496963">
                <text:p>0.496963</text:p>
              </table:table-cell>
              <table:table-cell office:value-type="float" office:value="0.522228">
                <text:p>0.522228</text:p>
              </table:table-cell>
              <table:table-cell office:value-type="float" office:value="0.496732">
                <text:p>0.496732</text:p>
              </table:table-cell>
              <table:table-cell office:value-type="float" office:value="0.652631">
                <text:p>0.652631</text:p>
              </table:table-cell>
              <table:table-cell office:value-type="float" office:value="0.496504">
                <text:p>0.496504</text:p>
              </table:table-cell>
              <table:table-cell office:value-type="float" office:value="0.842594">
                <text:p>0.842594</text:p>
              </table:table-cell>
              <table:table-cell office:value-type="float" office:value="0.496168">
                <text:p>0.496168</text:p>
              </table:table-cell>
              <table:table-cell office:value-type="float" office:value="1.1613">
                <text:p>1.1613</text:p>
              </table:table-cell>
              <table:table-cell office:value-type="float" office:value="0.495947">
                <text:p>0.495947</text:p>
              </table:table-cell>
              <table:table-cell office:value-type="float" office:value="1.37752">
                <text:p>1.37752</text:p>
              </table:table-cell>
              <table:table-cell office:value-type="float" office:value="0.49573">
                <text:p>0.49573</text:p>
              </table:table-cell>
              <table:table-cell office:value-type="float" office:value="1.74847">
                <text:p>1.74847</text:p>
              </table:table-cell>
              <table:table-cell office:value-type="float" office:value="0.495517">
                <text:p>0.495517</text:p>
              </table:table-cell>
              <table:table-cell office:value-type="float" office:value="2.09507">
                <text:p>2.09507</text:p>
              </table:table-cell>
              <table:table-cell office:value-type="float" office:value="0.495203">
                <text:p>0.495203</text:p>
              </table:table-cell>
              <table:table-cell office:value-type="float" office:value="2.92356">
                <text:p>2.9235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09558">
                <text:p>0.509558</text:p>
              </table:table-cell>
              <table:table-cell office:value-type="float" office:value="-0.0762842">
                <text:p>-0.0762842</text:p>
              </table:table-cell>
              <table:table-cell office:value-type="float" office:value="0.509339">
                <text:p>0.509339</text:p>
              </table:table-cell>
              <table:table-cell office:value-type="float" office:value="-0.0482625">
                <text:p>-0.0482625</text:p>
              </table:table-cell>
              <table:table-cell office:value-type="float" office:value="0.509122">
                <text:p>0.509122</text:p>
              </table:table-cell>
              <table:table-cell office:value-type="float" office:value="-0.00248109">
                <text:p>-0.00248109</text:p>
              </table:table-cell>
              <table:table-cell office:value-type="float" office:value="0.508907">
                <text:p>0.508907</text:p>
              </table:table-cell>
              <table:table-cell office:value-type="float" office:value="0.0659145">
                <text:p>0.0659145</text:p>
              </table:table-cell>
              <table:table-cell office:value-type="float" office:value="0.508589">
                <text:p>0.508589</text:p>
              </table:table-cell>
              <table:table-cell office:value-type="float" office:value="0.198892">
                <text:p>0.198892</text:p>
              </table:table-cell>
              <table:table-cell office:value-type="float" office:value="0.508379">
                <text:p>0.508379</text:p>
              </table:table-cell>
              <table:table-cell office:value-type="float" office:value="0.282587">
                <text:p>0.282587</text:p>
              </table:table-cell>
              <table:table-cell office:value-type="float" office:value="0.508172">
                <text:p>0.508172</text:p>
              </table:table-cell>
              <table:table-cell office:value-type="float" office:value="0.397958">
                <text:p>0.397958</text:p>
              </table:table-cell>
              <table:table-cell office:value-type="float" office:value="0.507968">
                <text:p>0.507968</text:p>
              </table:table-cell>
              <table:table-cell office:value-type="float" office:value="0.520104">
                <text:p>0.520104</text:p>
              </table:table-cell>
              <table:table-cell office:value-type="float" office:value="0.507766">
                <text:p>0.507766</text:p>
              </table:table-cell>
              <table:table-cell office:value-type="float" office:value="0.651123">
                <text:p>0.651123</text:p>
              </table:table-cell>
              <table:table-cell office:value-type="float" office:value="0.507566">
                <text:p>0.507566</text:p>
              </table:table-cell>
              <table:table-cell office:value-type="float" office:value="0.841518">
                <text:p>0.841518</text:p>
              </table:table-cell>
              <table:table-cell office:value-type="float" office:value="0.507272">
                <text:p>0.507272</text:p>
              </table:table-cell>
              <table:table-cell office:value-type="float" office:value="1.16068">
                <text:p>1.16068</text:p>
              </table:table-cell>
              <table:table-cell office:value-type="float" office:value="0.507079">
                <text:p>0.507079</text:p>
              </table:table-cell>
              <table:table-cell office:value-type="float" office:value="1.37712">
                <text:p>1.37712</text:p>
              </table:table-cell>
              <table:table-cell office:value-type="float" office:value="0.506889">
                <text:p>0.506889</text:p>
              </table:table-cell>
              <table:table-cell office:value-type="float" office:value="1.74819">
                <text:p>1.74819</text:p>
              </table:table-cell>
              <table:table-cell office:value-type="float" office:value="0.506702">
                <text:p>0.506702</text:p>
              </table:table-cell>
              <table:table-cell office:value-type="float" office:value="2.09489">
                <text:p>2.09489</text:p>
              </table:table-cell>
              <table:table-cell office:value-type="float" office:value="0.506427">
                <text:p>0.506427</text:p>
              </table:table-cell>
              <table:table-cell office:value-type="float" office:value="2.92348">
                <text:p>2.923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20336">
                <text:p>0.520336</text:p>
              </table:table-cell>
              <table:table-cell office:value-type="float" office:value="-0.0891193">
                <text:p>-0.0891193</text:p>
              </table:table-cell>
              <table:table-cell office:value-type="float" office:value="0.520148">
                <text:p>0.520148</text:p>
              </table:table-cell>
              <table:table-cell office:value-type="float" office:value="-0.0581449">
                <text:p>-0.0581449</text:p>
              </table:table-cell>
              <table:table-cell office:value-type="float" office:value="0.519962">
                <text:p>0.519962</text:p>
              </table:table-cell>
              <table:table-cell office:value-type="float" office:value="-0.0100874">
                <text:p>-0.0100874</text:p>
              </table:table-cell>
              <table:table-cell office:value-type="float" office:value="0.519777">
                <text:p>0.519777</text:p>
              </table:table-cell>
              <table:table-cell office:value-type="float" office:value="0.060051">
                <text:p>0.060051</text:p>
              </table:table-cell>
              <table:table-cell office:value-type="float" office:value="0.519505">
                <text:p>0.519505</text:p>
              </table:table-cell>
              <table:table-cell office:value-type="float" office:value="0.194984">
                <text:p>0.194984</text:p>
              </table:table-cell>
              <table:table-cell office:value-type="float" office:value="0.519325">
                <text:p>0.519325</text:p>
              </table:table-cell>
              <table:table-cell office:value-type="float" office:value="0.279706">
                <text:p>0.279706</text:p>
              </table:table-cell>
              <table:table-cell office:value-type="float" office:value="0.519148">
                <text:p>0.519148</text:p>
              </table:table-cell>
              <table:table-cell office:value-type="float" office:value="0.395836">
                <text:p>0.395836</text:p>
              </table:table-cell>
              <table:table-cell office:value-type="float" office:value="0.518972">
                <text:p>0.518972</text:p>
              </table:table-cell>
              <table:table-cell office:value-type="float" office:value="0.518576">
                <text:p>0.518576</text:p>
              </table:table-cell>
              <table:table-cell office:value-type="float" office:value="0.518799">
                <text:p>0.518799</text:p>
              </table:table-cell>
              <table:table-cell office:value-type="float" office:value="0.650047">
                <text:p>0.650047</text:p>
              </table:table-cell>
              <table:table-cell office:value-type="float" office:value="0.518628">
                <text:p>0.518628</text:p>
              </table:table-cell>
              <table:table-cell office:value-type="float" office:value="0.840759">
                <text:p>0.840759</text:p>
              </table:table-cell>
              <table:table-cell office:value-type="float" office:value="0.518376">
                <text:p>0.518376</text:p>
              </table:table-cell>
              <table:table-cell office:value-type="float" office:value="1.16026">
                <text:p>1.16026</text:p>
              </table:table-cell>
              <table:table-cell office:value-type="float" office:value="0.51821">
                <text:p>0.51821</text:p>
              </table:table-cell>
              <table:table-cell office:value-type="float" office:value="1.37684">
                <text:p>1.37684</text:p>
              </table:table-cell>
              <table:table-cell office:value-type="float" office:value="0.518048">
                <text:p>0.518048</text:p>
              </table:table-cell>
              <table:table-cell office:value-type="float" office:value="1.74801">
                <text:p>1.74801</text:p>
              </table:table-cell>
              <table:table-cell office:value-type="float" office:value="0.517887">
                <text:p>0.517887</text:p>
              </table:table-cell>
              <table:table-cell office:value-type="float" office:value="2.09478">
                <text:p>2.09478</text:p>
              </table:table-cell>
              <table:table-cell office:value-type="float" office:value="0.517652">
                <text:p>0.517652</text:p>
              </table:table-cell>
              <table:table-cell office:value-type="float" office:value="2.92342">
                <text:p>2.923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31113">
                <text:p>0.531113</text:p>
              </table:table-cell>
              <table:table-cell office:value-type="float" office:value="-0.0989161">
                <text:p>-0.0989161</text:p>
              </table:table-cell>
              <table:table-cell office:value-type="float" office:value="0.530957">
                <text:p>0.530957</text:p>
              </table:table-cell>
              <table:table-cell office:value-type="float" office:value="-0.065637">
                <text:p>-0.065637</text:p>
              </table:table-cell>
              <table:table-cell office:value-type="float" office:value="0.530801">
                <text:p>0.530801</text:p>
              </table:table-cell>
              <table:table-cell office:value-type="float" office:value="-0.0158126">
                <text:p>-0.0158126</text:p>
              </table:table-cell>
              <table:table-cell office:value-type="float" office:value="0.530648">
                <text:p>0.530648</text:p>
              </table:table-cell>
              <table:table-cell office:value-type="float" office:value="0.0556695">
                <text:p>0.0556695</text:p>
              </table:table-cell>
              <table:table-cell office:value-type="float" office:value="0.530421">
                <text:p>0.530421</text:p>
              </table:table-cell>
              <table:table-cell office:value-type="float" office:value="0.192098">
                <text:p>0.192098</text:p>
              </table:table-cell>
              <table:table-cell office:value-type="float" office:value="0.530271">
                <text:p>0.530271</text:p>
              </table:table-cell>
              <table:table-cell office:value-type="float" office:value="0.277595">
                <text:p>0.277595</text:p>
              </table:table-cell>
              <table:table-cell office:value-type="float" office:value="0.530123">
                <text:p>0.530123</text:p>
              </table:table-cell>
              <table:table-cell office:value-type="float" office:value="0.394294">
                <text:p>0.394294</text:p>
              </table:table-cell>
              <table:table-cell office:value-type="float" office:value="0.529977">
                <text:p>0.529977</text:p>
              </table:table-cell>
              <table:table-cell office:value-type="float" office:value="0.517476">
                <text:p>0.517476</text:p>
              </table:table-cell>
              <table:table-cell office:value-type="float" office:value="0.529833">
                <text:p>0.529833</text:p>
              </table:table-cell>
              <table:table-cell office:value-type="float" office:value="0.649281">
                <text:p>0.649281</text:p>
              </table:table-cell>
              <table:table-cell office:value-type="float" office:value="0.52969">
                <text:p>0.52969</text:p>
              </table:table-cell>
              <table:table-cell office:value-type="float" office:value="0.840224">
                <text:p>0.840224</text:p>
              </table:table-cell>
              <table:table-cell office:value-type="float" office:value="0.52948">
                <text:p>0.52948</text:p>
              </table:table-cell>
              <table:table-cell office:value-type="float" office:value="1.15996">
                <text:p>1.15996</text:p>
              </table:table-cell>
              <table:table-cell office:value-type="float" office:value="0.529342">
                <text:p>0.529342</text:p>
              </table:table-cell>
              <table:table-cell office:value-type="float" office:value="1.37665">
                <text:p>1.37665</text:p>
              </table:table-cell>
              <table:table-cell office:value-type="float" office:value="0.529206">
                <text:p>0.529206</text:p>
              </table:table-cell>
              <table:table-cell office:value-type="float" office:value="1.74788">
                <text:p>1.74788</text:p>
              </table:table-cell>
              <table:table-cell office:value-type="float" office:value="0.529073">
                <text:p>0.529073</text:p>
              </table:table-cell>
              <table:table-cell office:value-type="float" office:value="2.0947">
                <text:p>2.0947</text:p>
              </table:table-cell>
              <table:table-cell office:value-type="float" office:value="0.528877">
                <text:p>0.528877</text:p>
              </table:table-cell>
              <table:table-cell office:value-type="float" office:value="2.92338">
                <text:p>2.923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41891">
                <text:p>0.541891</text:p>
              </table:table-cell>
              <table:table-cell office:value-type="float" office:value="-0.106394">
                <text:p>-0.106394</text:p>
              </table:table-cell>
              <table:table-cell office:value-type="float" office:value="0.541765">
                <text:p>0.541765</text:p>
              </table:table-cell>
              <table:table-cell office:value-type="float" office:value="-0.0713172">
                <text:p>-0.0713172</text:p>
              </table:table-cell>
              <table:table-cell office:value-type="float" office:value="0.541641">
                <text:p>0.541641</text:p>
              </table:table-cell>
              <table:table-cell office:value-type="float" office:value="-0.0201227">
                <text:p>-0.0201227</text:p>
              </table:table-cell>
              <table:table-cell office:value-type="float" office:value="0.541518">
                <text:p>0.541518</text:p>
              </table:table-cell>
              <table:table-cell office:value-type="float" office:value="0.0523953">
                <text:p>0.0523953</text:p>
              </table:table-cell>
              <table:table-cell office:value-type="float" office:value="0.541336">
                <text:p>0.541336</text:p>
              </table:table-cell>
              <table:table-cell office:value-type="float" office:value="0.189966">
                <text:p>0.189966</text:p>
              </table:table-cell>
              <table:table-cell office:value-type="float" office:value="0.541217">
                <text:p>0.541217</text:p>
              </table:table-cell>
              <table:table-cell office:value-type="float" office:value="0.276049">
                <text:p>0.276049</text:p>
              </table:table-cell>
              <table:table-cell office:value-type="float" office:value="0.541098">
                <text:p>0.541098</text:p>
              </table:table-cell>
              <table:table-cell office:value-type="float" office:value="0.393175">
                <text:p>0.393175</text:p>
              </table:table-cell>
              <table:table-cell office:value-type="float" office:value="0.540982">
                <text:p>0.540982</text:p>
              </table:table-cell>
              <table:table-cell office:value-type="float" office:value="0.516685">
                <text:p>0.516685</text:p>
              </table:table-cell>
              <table:table-cell office:value-type="float" office:value="0.540866">
                <text:p>0.540866</text:p>
              </table:table-cell>
              <table:table-cell office:value-type="float" office:value="0.648735">
                <text:p>0.648735</text:p>
              </table:table-cell>
              <table:table-cell office:value-type="float" office:value="0.540752">
                <text:p>0.540752</text:p>
              </table:table-cell>
              <table:table-cell office:value-type="float" office:value="0.839846">
                <text:p>0.839846</text:p>
              </table:table-cell>
              <table:table-cell office:value-type="float" office:value="0.540584">
                <text:p>0.540584</text:p>
              </table:table-cell>
              <table:table-cell office:value-type="float" office:value="1.15975">
                <text:p>1.15975</text:p>
              </table:table-cell>
              <table:table-cell office:value-type="float" office:value="0.540474">
                <text:p>0.540474</text:p>
              </table:table-cell>
              <table:table-cell office:value-type="float" office:value="1.37652">
                <text:p>1.37652</text:p>
              </table:table-cell>
              <table:table-cell office:value-type="float" office:value="0.540365">
                <text:p>0.540365</text:p>
              </table:table-cell>
              <table:table-cell office:value-type="float" office:value="1.7478">
                <text:p>1.7478</text:p>
              </table:table-cell>
              <table:table-cell office:value-type="float" office:value="0.540258">
                <text:p>0.540258</text:p>
              </table:table-cell>
              <table:table-cell office:value-type="float" office:value="2.09465">
                <text:p>2.09465</text:p>
              </table:table-cell>
              <table:table-cell office:value-type="float" office:value="0.540101">
                <text:p>0.540101</text:p>
              </table:table-cell>
              <table:table-cell office:value-type="float" office:value="2.92336">
                <text:p>2.9233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2668">
                <text:p>0.552668</text:p>
              </table:table-cell>
              <table:table-cell office:value-type="float" office:value="-0.112102">
                <text:p>-0.112102</text:p>
              </table:table-cell>
              <table:table-cell office:value-type="float" office:value="0.552574">
                <text:p>0.552574</text:p>
              </table:table-cell>
              <table:table-cell office:value-type="float" office:value="-0.0756235">
                <text:p>-0.0756235</text:p>
              </table:table-cell>
              <table:table-cell office:value-type="float" office:value="0.552481">
                <text:p>0.552481</text:p>
              </table:table-cell>
              <table:table-cell office:value-type="float" office:value="-0.0233673">
                <text:p>-0.0233673</text:p>
              </table:table-cell>
              <table:table-cell office:value-type="float" office:value="0.552389">
                <text:p>0.552389</text:p>
              </table:table-cell>
              <table:table-cell office:value-type="float" office:value="0.0499486">
                <text:p>0.0499486</text:p>
              </table:table-cell>
              <table:table-cell office:value-type="float" office:value="0.552252">
                <text:p>0.552252</text:p>
              </table:table-cell>
              <table:table-cell office:value-type="float" office:value="0.188392">
                <text:p>0.188392</text:p>
              </table:table-cell>
              <table:table-cell office:value-type="float" office:value="0.552163">
                <text:p>0.552163</text:p>
              </table:table-cell>
              <table:table-cell office:value-type="float" office:value="0.274917">
                <text:p>0.274917</text:p>
              </table:table-cell>
              <table:table-cell office:value-type="float" office:value="0.552074">
                <text:p>0.552074</text:p>
              </table:table-cell>
              <table:table-cell office:value-type="float" office:value="0.392362">
                <text:p>0.392362</text:p>
              </table:table-cell>
              <table:table-cell office:value-type="float" office:value="0.551986">
                <text:p>0.551986</text:p>
              </table:table-cell>
              <table:table-cell office:value-type="float" office:value="0.516116">
                <text:p>0.516116</text:p>
              </table:table-cell>
              <table:table-cell office:value-type="float" office:value="0.5519">
                <text:p>0.5519</text:p>
              </table:table-cell>
              <table:table-cell office:value-type="float" office:value="0.648346">
                <text:p>0.648346</text:p>
              </table:table-cell>
              <table:table-cell office:value-type="float" office:value="0.551814">
                <text:p>0.551814</text:p>
              </table:table-cell>
              <table:table-cell office:value-type="float" office:value="0.83958">
                <text:p>0.83958</text:p>
              </table:table-cell>
              <table:table-cell office:value-type="float" office:value="0.551688">
                <text:p>0.551688</text:p>
              </table:table-cell>
              <table:table-cell office:value-type="float" office:value="1.15961">
                <text:p>1.15961</text:p>
              </table:table-cell>
              <table:table-cell office:value-type="float" office:value="0.551605">
                <text:p>0.551605</text:p>
              </table:table-cell>
              <table:table-cell office:value-type="float" office:value="1.37643">
                <text:p>1.37643</text:p>
              </table:table-cell>
              <table:table-cell office:value-type="float" office:value="0.551524">
                <text:p>0.551524</text:p>
              </table:table-cell>
              <table:table-cell office:value-type="float" office:value="1.74774">
                <text:p>1.74774</text:p>
              </table:table-cell>
              <table:table-cell office:value-type="float" office:value="0.551444">
                <text:p>0.551444</text:p>
              </table:table-cell>
              <table:table-cell office:value-type="float" office:value="2.09461">
                <text:p>2.09461</text:p>
              </table:table-cell>
              <table:table-cell office:value-type="float" office:value="0.551326">
                <text:p>0.551326</text:p>
              </table:table-cell>
              <table:table-cell office:value-type="float" office:value="2.92334">
                <text:p>2.923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63445">
                <text:p>0.563445</text:p>
              </table:table-cell>
              <table:table-cell office:value-type="float" office:value="-0.116459">
                <text:p>-0.116459</text:p>
              </table:table-cell>
              <table:table-cell office:value-type="float" office:value="0.563383">
                <text:p>0.563383</text:p>
              </table:table-cell>
              <table:table-cell office:value-type="float" office:value="-0.0788884">
                <text:p>-0.0788884</text:p>
              </table:table-cell>
              <table:table-cell office:value-type="float" office:value="0.563321">
                <text:p>0.563321</text:p>
              </table:table-cell>
              <table:table-cell office:value-type="float" office:value="-0.02581">
                <text:p>-0.02581</text:p>
              </table:table-cell>
              <table:table-cell office:value-type="float" office:value="0.563259">
                <text:p>0.563259</text:p>
              </table:table-cell>
              <table:table-cell office:value-type="float" office:value="0.0481202">
                <text:p>0.0481202</text:p>
              </table:table-cell>
              <table:table-cell office:value-type="float" office:value="0.563168">
                <text:p>0.563168</text:p>
              </table:table-cell>
              <table:table-cell office:value-type="float" office:value="0.18723">
                <text:p>0.18723</text:p>
              </table:table-cell>
              <table:table-cell office:value-type="float" office:value="0.563108">
                <text:p>0.563108</text:p>
              </table:table-cell>
              <table:table-cell office:value-type="float" office:value="0.274088">
                <text:p>0.274088</text:p>
              </table:table-cell>
              <table:table-cell office:value-type="float" office:value="0.563049">
                <text:p>0.563049</text:p>
              </table:table-cell>
              <table:table-cell office:value-type="float" office:value="0.391772">
                <text:p>0.391772</text:p>
              </table:table-cell>
              <table:table-cell office:value-type="float" office:value="0.562991">
                <text:p>0.562991</text:p>
              </table:table-cell>
              <table:table-cell office:value-type="float" office:value="0.515706">
                <text:p>0.515706</text:p>
              </table:table-cell>
              <table:table-cell office:value-type="float" office:value="0.562933">
                <text:p>0.562933</text:p>
              </table:table-cell>
              <table:table-cell office:value-type="float" office:value="0.648068">
                <text:p>0.648068</text:p>
              </table:table-cell>
              <table:table-cell office:value-type="float" office:value="0.562876">
                <text:p>0.562876</text:p>
              </table:table-cell>
              <table:table-cell office:value-type="float" office:value="0.839392">
                <text:p>0.839392</text:p>
              </table:table-cell>
              <table:table-cell office:value-type="float" office:value="0.562792">
                <text:p>0.562792</text:p>
              </table:table-cell>
              <table:table-cell office:value-type="float" office:value="1.15951">
                <text:p>1.15951</text:p>
              </table:table-cell>
              <table:table-cell office:value-type="float" office:value="0.562737">
                <text:p>0.562737</text:p>
              </table:table-cell>
              <table:table-cell office:value-type="float" office:value="1.37636">
                <text:p>1.37636</text:p>
              </table:table-cell>
              <table:table-cell office:value-type="float" office:value="0.562683">
                <text:p>0.562683</text:p>
              </table:table-cell>
              <table:table-cell office:value-type="float" office:value="1.7477">
                <text:p>1.7477</text:p>
              </table:table-cell>
              <table:table-cell office:value-type="float" office:value="0.562629">
                <text:p>0.562629</text:p>
              </table:table-cell>
              <table:table-cell office:value-type="float" office:value="2.09459">
                <text:p>2.09459</text:p>
              </table:table-cell>
              <table:table-cell office:value-type="float" office:value="0.562551">
                <text:p>0.562551</text:p>
              </table:table-cell>
              <table:table-cell office:value-type="float" office:value="2.92333">
                <text:p>2.92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74223">
                <text:p>0.574223</text:p>
              </table:table-cell>
              <table:table-cell office:value-type="float" office:value="-0.119784">
                <text:p>-0.119784</text:p>
              </table:table-cell>
              <table:table-cell office:value-type="float" office:value="0.574191">
                <text:p>0.574191</text:p>
              </table:table-cell>
              <table:table-cell office:value-type="float" office:value="-0.0813637">
                <text:p>-0.0813637</text:p>
              </table:table-cell>
              <table:table-cell office:value-type="float" office:value="0.57416">
                <text:p>0.57416</text:p>
              </table:table-cell>
              <table:table-cell office:value-type="float" office:value="-0.027649">
                <text:p>-0.027649</text:p>
              </table:table-cell>
              <table:table-cell office:value-type="float" office:value="0.57413">
                <text:p>0.57413</text:p>
              </table:table-cell>
              <table:table-cell office:value-type="float" office:value="0.046754">
                <text:p>0.046754</text:p>
              </table:table-cell>
              <table:table-cell office:value-type="float" office:value="0.574084">
                <text:p>0.574084</text:p>
              </table:table-cell>
              <table:table-cell office:value-type="float" office:value="0.186371">
                <text:p>0.186371</text:p>
              </table:table-cell>
              <table:table-cell office:value-type="float" office:value="0.574054">
                <text:p>0.574054</text:p>
              </table:table-cell>
              <table:table-cell office:value-type="float" office:value="0.27348">
                <text:p>0.27348</text:p>
              </table:table-cell>
              <table:table-cell office:value-type="float" office:value="0.574025">
                <text:p>0.574025</text:p>
              </table:table-cell>
              <table:table-cell office:value-type="float" office:value="0.391344">
                <text:p>0.391344</text:p>
              </table:table-cell>
              <table:table-cell office:value-type="float" office:value="0.573995">
                <text:p>0.573995</text:p>
              </table:table-cell>
              <table:table-cell office:value-type="float" office:value="0.515412">
                <text:p>0.515412</text:p>
              </table:table-cell>
              <table:table-cell office:value-type="float" office:value="0.573967">
                <text:p>0.573967</text:p>
              </table:table-cell>
              <table:table-cell office:value-type="float" office:value="0.647871">
                <text:p>0.647871</text:p>
              </table:table-cell>
              <table:table-cell office:value-type="float" office:value="0.573938">
                <text:p>0.573938</text:p>
              </table:table-cell>
              <table:table-cell office:value-type="float" office:value="0.839259">
                <text:p>0.839259</text:p>
              </table:table-cell>
              <table:table-cell office:value-type="float" office:value="0.573896">
                <text:p>0.573896</text:p>
              </table:table-cell>
              <table:table-cell office:value-type="float" office:value="1.15944">
                <text:p>1.15944</text:p>
              </table:table-cell>
              <table:table-cell office:value-type="float" office:value="0.573868">
                <text:p>0.573868</text:p>
              </table:table-cell>
              <table:table-cell office:value-type="float" office:value="1.37632">
                <text:p>1.37632</text:p>
              </table:table-cell>
              <table:table-cell office:value-type="float" office:value="0.573841">
                <text:p>0.573841</text:p>
              </table:table-cell>
              <table:table-cell office:value-type="float" office:value="1.74768">
                <text:p>1.74768</text:p>
              </table:table-cell>
              <table:table-cell office:value-type="float" office:value="0.573815">
                <text:p>0.573815</text:p>
              </table:table-cell>
              <table:table-cell office:value-type="float" office:value="2.09457">
                <text:p>2.09457</text:p>
              </table:table-cell>
              <table:table-cell office:value-type="float" office:value="0.573775">
                <text:p>0.573775</text:p>
              </table:table-cell>
              <table:table-cell office:value-type="float" office:value="2.92333">
                <text:p>2.923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85">
                <text:p>0.585</text:p>
              </table:table-cell>
              <table:table-cell office:value-type="float" office:value="-0.122323">
                <text:p>-0.122323</text:p>
              </table:table-cell>
              <table:table-cell office:value-type="float" office:value="0.585">
                <text:p>0.585</text:p>
              </table:table-cell>
              <table:table-cell office:value-type="float" office:value="-0.0832403">
                <text:p>-0.0832403</text:p>
              </table:table-cell>
              <table:table-cell office:value-type="float" office:value="0.585">
                <text:p>0.585</text:p>
              </table:table-cell>
              <table:table-cell office:value-type="float" office:value="-0.0290333">
                <text:p>-0.0290333</text:p>
              </table:table-cell>
              <table:table-cell office:value-type="float" office:value="0.585">
                <text:p>0.585</text:p>
              </table:table-cell>
              <table:table-cell office:value-type="float" office:value="0.0457329">
                <text:p>0.0457329</text:p>
              </table:table-cell>
              <table:table-cell office:value-type="float" office:value="0.585">
                <text:p>0.585</text:p>
              </table:table-cell>
              <table:table-cell office:value-type="float" office:value="0.185737">
                <text:p>0.185737</text:p>
              </table:table-cell>
              <table:table-cell office:value-type="float" office:value="0.585">
                <text:p>0.585</text:p>
              </table:table-cell>
              <table:table-cell office:value-type="float" office:value="0.273035">
                <text:p>0.273035</text:p>
              </table:table-cell>
              <table:table-cell office:value-type="float" office:value="0.585">
                <text:p>0.585</text:p>
              </table:table-cell>
              <table:table-cell office:value-type="float" office:value="0.391033">
                <text:p>0.391033</text:p>
              </table:table-cell>
              <table:table-cell office:value-type="float" office:value="0.585">
                <text:p>0.585</text:p>
              </table:table-cell>
              <table:table-cell office:value-type="float" office:value="0.5152">
                <text:p>0.5152</text:p>
              </table:table-cell>
              <table:table-cell office:value-type="float" office:value="0.585">
                <text:p>0.585</text:p>
              </table:table-cell>
              <table:table-cell office:value-type="float" office:value="0.64773">
                <text:p>0.64773</text:p>
              </table:table-cell>
              <table:table-cell office:value-type="float" office:value="0.585">
                <text:p>0.585</text:p>
              </table:table-cell>
              <table:table-cell office:value-type="float" office:value="0.839166">
                <text:p>0.839166</text:p>
              </table:table-cell>
              <table:table-cell office:value-type="float" office:value="0.585">
                <text:p>0.585</text:p>
              </table:table-cell>
              <table:table-cell office:value-type="float" office:value="1.1594">
                <text:p>1.1594</text:p>
              </table:table-cell>
              <table:table-cell office:value-type="float" office:value="0.585">
                <text:p>0.585</text:p>
              </table:table-cell>
              <table:table-cell office:value-type="float" office:value="1.37629">
                <text:p>1.37629</text:p>
              </table:table-cell>
              <table:table-cell office:value-type="float" office:value="0.585">
                <text:p>0.585</text:p>
              </table:table-cell>
              <table:table-cell office:value-type="float" office:value="1.74766">
                <text:p>1.74766</text:p>
              </table:table-cell>
              <table:table-cell office:value-type="float" office:value="0.585">
                <text:p>0.585</text:p>
              </table:table-cell>
              <table:table-cell office:value-type="float" office:value="2.09456">
                <text:p>2.09456</text:p>
              </table:table-cell>
              <table:table-cell office:value-type="float" office:value="0.585">
                <text:p>0.585</text:p>
              </table:table-cell>
              <table:table-cell office:value-type="float" office:value="2.92332">
                <text:p>2.923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95777">
                <text:p>0.595777</text:p>
              </table:table-cell>
              <table:table-cell office:value-type="float" office:value="-0.12426">
                <text:p>-0.12426</text:p>
              </table:table-cell>
              <table:table-cell office:value-type="float" office:value="0.595809">
                <text:p>0.595809</text:p>
              </table:table-cell>
              <table:table-cell office:value-type="float" office:value="-0.0846631">
                <text:p>-0.0846631</text:p>
              </table:table-cell>
              <table:table-cell office:value-type="float" office:value="0.59584">
                <text:p>0.59584</text:p>
              </table:table-cell>
              <table:table-cell office:value-type="float" office:value="-0.0300753">
                <text:p>-0.0300753</text:p>
              </table:table-cell>
              <table:table-cell office:value-type="float" office:value="0.59587">
                <text:p>0.59587</text:p>
              </table:table-cell>
              <table:table-cell office:value-type="float" office:value="0.0449701">
                <text:p>0.0449701</text:p>
              </table:table-cell>
              <table:table-cell office:value-type="float" office:value="0.595916">
                <text:p>0.595916</text:p>
              </table:table-cell>
              <table:table-cell office:value-type="float" office:value="0.185268">
                <text:p>0.185268</text:p>
              </table:table-cell>
              <table:table-cell office:value-type="float" office:value="0.595946">
                <text:p>0.595946</text:p>
              </table:table-cell>
              <table:table-cell office:value-type="float" office:value="0.27271">
                <text:p>0.27271</text:p>
              </table:table-cell>
              <table:table-cell office:value-type="float" office:value="0.595975">
                <text:p>0.595975</text:p>
              </table:table-cell>
              <table:table-cell office:value-type="float" office:value="0.390807">
                <text:p>0.390807</text:p>
              </table:table-cell>
              <table:table-cell office:value-type="float" office:value="0.596005">
                <text:p>0.596005</text:p>
              </table:table-cell>
              <table:table-cell office:value-type="float" office:value="0.515047">
                <text:p>0.515047</text:p>
              </table:table-cell>
              <table:table-cell office:value-type="float" office:value="0.596033">
                <text:p>0.596033</text:p>
              </table:table-cell>
              <table:table-cell office:value-type="float" office:value="0.64763">
                <text:p>0.64763</text:p>
              </table:table-cell>
              <table:table-cell office:value-type="float" office:value="0.596062">
                <text:p>0.596062</text:p>
              </table:table-cell>
              <table:table-cell office:value-type="float" office:value="0.8391">
                <text:p>0.8391</text:p>
              </table:table-cell>
              <table:table-cell office:value-type="float" office:value="0.596104">
                <text:p>0.596104</text:p>
              </table:table-cell>
              <table:table-cell office:value-type="float" office:value="1.15936">
                <text:p>1.15936</text:p>
              </table:table-cell>
              <table:table-cell office:value-type="float" office:value="0.596132">
                <text:p>0.596132</text:p>
              </table:table-cell>
              <table:table-cell office:value-type="float" office:value="1.37627">
                <text:p>1.37627</text:p>
              </table:table-cell>
              <table:table-cell office:value-type="float" office:value="0.596159">
                <text:p>0.596159</text:p>
              </table:table-cell>
              <table:table-cell office:value-type="float" office:value="1.74765">
                <text:p>1.74765</text:p>
              </table:table-cell>
              <table:table-cell office:value-type="float" office:value="0.596185">
                <text:p>0.596185</text:p>
              </table:table-cell>
              <table:table-cell office:value-type="float" office:value="2.09456">
                <text:p>2.09456</text:p>
              </table:table-cell>
              <table:table-cell office:value-type="float" office:value="0.596225">
                <text:p>0.596225</text:p>
              </table:table-cell>
              <table:table-cell office:value-type="float" office:value="2.92332">
                <text:p>2.9233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06555">
                <text:p>0.606555</text:p>
              </table:table-cell>
              <table:table-cell office:value-type="float" office:value="-0.12574">
                <text:p>-0.12574</text:p>
              </table:table-cell>
              <table:table-cell office:value-type="float" office:value="0.606617">
                <text:p>0.606617</text:p>
              </table:table-cell>
              <table:table-cell office:value-type="float" office:value="-0.085742">
                <text:p>-0.085742</text:p>
              </table:table-cell>
              <table:table-cell office:value-type="float" office:value="0.606679">
                <text:p>0.606679</text:p>
              </table:table-cell>
              <table:table-cell office:value-type="float" office:value="-0.0308599">
                <text:p>-0.0308599</text:p>
              </table:table-cell>
              <table:table-cell office:value-type="float" office:value="0.606741">
                <text:p>0.606741</text:p>
              </table:table-cell>
              <table:table-cell office:value-type="float" office:value="0.0444001">
                <text:p>0.0444001</text:p>
              </table:table-cell>
              <table:table-cell office:value-type="float" office:value="0.606832">
                <text:p>0.606832</text:p>
              </table:table-cell>
              <table:table-cell office:value-type="float" office:value="0.184923">
                <text:p>0.184923</text:p>
              </table:table-cell>
              <table:table-cell office:value-type="float" office:value="0.606892">
                <text:p>0.606892</text:p>
              </table:table-cell>
              <table:table-cell office:value-type="float" office:value="0.272471">
                <text:p>0.272471</text:p>
              </table:table-cell>
              <table:table-cell office:value-type="float" office:value="0.606951">
                <text:p>0.606951</text:p>
              </table:table-cell>
              <table:table-cell office:value-type="float" office:value="0.390643">
                <text:p>0.390643</text:p>
              </table:table-cell>
              <table:table-cell office:value-type="float" office:value="0.607009">
                <text:p>0.607009</text:p>
              </table:table-cell>
              <table:table-cell office:value-type="float" office:value="0.514938">
                <text:p>0.514938</text:p>
              </table:table-cell>
              <table:table-cell office:value-type="float" office:value="0.607067">
                <text:p>0.607067</text:p>
              </table:table-cell>
              <table:table-cell office:value-type="float" office:value="0.647558">
                <text:p>0.647558</text:p>
              </table:table-cell>
              <table:table-cell office:value-type="float" office:value="0.607124">
                <text:p>0.607124</text:p>
              </table:table-cell>
              <table:table-cell office:value-type="float" office:value="0.839053">
                <text:p>0.839053</text:p>
              </table:table-cell>
              <table:table-cell office:value-type="float" office:value="0.607208">
                <text:p>0.607208</text:p>
              </table:table-cell>
              <table:table-cell office:value-type="float" office:value="1.15934">
                <text:p>1.15934</text:p>
              </table:table-cell>
              <table:table-cell office:value-type="float" office:value="0.607263">
                <text:p>0.607263</text:p>
              </table:table-cell>
              <table:table-cell office:value-type="float" office:value="1.37626">
                <text:p>1.37626</text:p>
              </table:table-cell>
              <table:table-cell office:value-type="float" office:value="0.607317">
                <text:p>0.607317</text:p>
              </table:table-cell>
              <table:table-cell office:value-type="float" office:value="1.74764">
                <text:p>1.74764</text:p>
              </table:table-cell>
              <table:table-cell office:value-type="float" office:value="0.607371">
                <text:p>0.607371</text:p>
              </table:table-cell>
              <table:table-cell office:value-type="float" office:value="2.09455">
                <text:p>2.09455</text:p>
              </table:table-cell>
              <table:table-cell office:value-type="float" office:value="0.607449">
                <text:p>0.607449</text:p>
              </table:table-cell>
              <table:table-cell office:value-type="float" office:value="2.92332">
                <text:p>2.923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617332">
                <text:p>0.617332</text:p>
              </table:table-cell>
              <table:table-cell office:value-type="float" office:value="-0.126869">
                <text:p>-0.126869</text:p>
              </table:table-cell>
              <table:table-cell office:value-type="float" office:value="0.617426">
                <text:p>0.617426</text:p>
              </table:table-cell>
              <table:table-cell office:value-type="float" office:value="-0.08656">
                <text:p>-0.08656</text:p>
              </table:table-cell>
              <table:table-cell office:value-type="float" office:value="0.617519">
                <text:p>0.617519</text:p>
              </table:table-cell>
              <table:table-cell office:value-type="float" office:value="-0.0314506">
                <text:p>-0.0314506</text:p>
              </table:table-cell>
              <table:table-cell office:value-type="float" office:value="0.617611">
                <text:p>0.617611</text:p>
              </table:table-cell>
              <table:table-cell office:value-type="float" office:value="0.0439742">
                <text:p>0.0439742</text:p>
              </table:table-cell>
              <table:table-cell office:value-type="float" office:value="0.617748">
                <text:p>0.617748</text:p>
              </table:table-cell>
              <table:table-cell office:value-type="float" office:value="0.184667">
                <text:p>0.184667</text:p>
              </table:table-cell>
              <table:table-cell office:value-type="float" office:value="0.617837">
                <text:p>0.617837</text:p>
              </table:table-cell>
              <table:table-cell office:value-type="float" office:value="0.272297">
                <text:p>0.272297</text:p>
              </table:table-cell>
              <table:table-cell office:value-type="float" office:value="0.617926">
                <text:p>0.617926</text:p>
              </table:table-cell>
              <table:table-cell office:value-type="float" office:value="0.390524">
                <text:p>0.390524</text:p>
              </table:table-cell>
              <table:table-cell office:value-type="float" office:value="0.618014">
                <text:p>0.618014</text:p>
              </table:table-cell>
              <table:table-cell office:value-type="float" office:value="0.514859">
                <text:p>0.514859</text:p>
              </table:table-cell>
              <table:table-cell office:value-type="float" office:value="0.6181">
                <text:p>0.6181</text:p>
              </table:table-cell>
              <table:table-cell office:value-type="float" office:value="0.647508">
                <text:p>0.647508</text:p>
              </table:table-cell>
              <table:table-cell office:value-type="float" office:value="0.618186">
                <text:p>0.618186</text:p>
              </table:table-cell>
              <table:table-cell office:value-type="float" office:value="0.839021">
                <text:p>0.839021</text:p>
              </table:table-cell>
              <table:table-cell office:value-type="float" office:value="0.618312">
                <text:p>0.618312</text:p>
              </table:table-cell>
              <table:table-cell office:value-type="float" office:value="1.15932">
                <text:p>1.15932</text:p>
              </table:table-cell>
              <table:table-cell office:value-type="float" office:value="0.618395">
                <text:p>0.618395</text:p>
              </table:table-cell>
              <table:table-cell office:value-type="float" office:value="1.37625">
                <text:p>1.37625</text:p>
              </table:table-cell>
              <table:table-cell office:value-type="float" office:value="0.618476">
                <text:p>0.618476</text:p>
              </table:table-cell>
              <table:table-cell office:value-type="float" office:value="1.74763">
                <text:p>1.74763</text:p>
              </table:table-cell>
              <table:table-cell office:value-type="float" office:value="0.618556">
                <text:p>0.618556</text:p>
              </table:table-cell>
              <table:table-cell office:value-type="float" office:value="2.09455">
                <text:p>2.09455</text:p>
              </table:table-cell>
              <table:table-cell office:value-type="float" office:value="0.618674">
                <text:p>0.618674</text:p>
              </table:table-cell>
              <table:table-cell office:value-type="float" office:value="2.92332">
                <text:p>2.923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628109">
                <text:p>0.628109</text:p>
              </table:table-cell>
              <table:table-cell office:value-type="float" office:value="-0.127731">
                <text:p>-0.127731</text:p>
              </table:table-cell>
              <table:table-cell office:value-type="float" office:value="0.628235">
                <text:p>0.628235</text:p>
              </table:table-cell>
              <table:table-cell office:value-type="float" office:value="-0.0871804">
                <text:p>-0.0871804</text:p>
              </table:table-cell>
              <table:table-cell office:value-type="float" office:value="0.628359">
                <text:p>0.628359</text:p>
              </table:table-cell>
              <table:table-cell office:value-type="float" office:value="-0.0318953">
                <text:p>-0.0318953</text:p>
              </table:table-cell>
              <table:table-cell office:value-type="float" office:value="0.628482">
                <text:p>0.628482</text:p>
              </table:table-cell>
              <table:table-cell office:value-type="float" office:value="0.0436559">
                <text:p>0.0436559</text:p>
              </table:table-cell>
              <table:table-cell office:value-type="float" office:value="0.628664">
                <text:p>0.628664</text:p>
              </table:table-cell>
              <table:table-cell office:value-type="float" office:value="0.184479">
                <text:p>0.184479</text:p>
              </table:table-cell>
              <table:table-cell office:value-type="float" office:value="0.628783">
                <text:p>0.628783</text:p>
              </table:table-cell>
              <table:table-cell office:value-type="float" office:value="0.272169">
                <text:p>0.272169</text:p>
              </table:table-cell>
              <table:table-cell office:value-type="float" office:value="0.628902">
                <text:p>0.628902</text:p>
              </table:table-cell>
              <table:table-cell office:value-type="float" office:value="0.390438">
                <text:p>0.390438</text:p>
              </table:table-cell>
              <table:table-cell office:value-type="float" office:value="0.629018">
                <text:p>0.629018</text:p>
              </table:table-cell>
              <table:table-cell office:value-type="float" office:value="0.514802">
                <text:p>0.514802</text:p>
              </table:table-cell>
              <table:table-cell office:value-type="float" office:value="0.629134">
                <text:p>0.629134</text:p>
              </table:table-cell>
              <table:table-cell office:value-type="float" office:value="0.647471">
                <text:p>0.647471</text:p>
              </table:table-cell>
              <table:table-cell office:value-type="float" office:value="0.629248">
                <text:p>0.629248</text:p>
              </table:table-cell>
              <table:table-cell office:value-type="float" office:value="0.838998">
                <text:p>0.838998</text:p>
              </table:table-cell>
              <table:table-cell office:value-type="float" office:value="0.629416">
                <text:p>0.629416</text:p>
              </table:table-cell>
              <table:table-cell office:value-type="float" office:value="1.15931">
                <text:p>1.15931</text:p>
              </table:table-cell>
              <table:table-cell office:value-type="float" office:value="0.629526">
                <text:p>0.629526</text:p>
              </table:table-cell>
              <table:table-cell office:value-type="float" office:value="1.37624">
                <text:p>1.37624</text:p>
              </table:table-cell>
              <table:table-cell office:value-type="float" office:value="0.629635">
                <text:p>0.629635</text:p>
              </table:table-cell>
              <table:table-cell office:value-type="float" office:value="1.74763">
                <text:p>1.74763</text:p>
              </table:table-cell>
              <table:table-cell office:value-type="float" office:value="0.629742">
                <text:p>0.629742</text:p>
              </table:table-cell>
              <table:table-cell office:value-type="float" office:value="2.09455">
                <text:p>2.09455</text:p>
              </table:table-cell>
              <table:table-cell office:value-type="float" office:value="0.629899">
                <text:p>0.629899</text:p>
              </table:table-cell>
              <table:table-cell office:value-type="float" office:value="2.92332">
                <text:p>2.923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638887">
                <text:p>0.638887</text:p>
              </table:table-cell>
              <table:table-cell office:value-type="float" office:value="-0.12839">
                <text:p>-0.12839</text:p>
              </table:table-cell>
              <table:table-cell office:value-type="float" office:value="0.639043">
                <text:p>0.639043</text:p>
              </table:table-cell>
              <table:table-cell office:value-type="float" office:value="-0.087651">
                <text:p>-0.087651</text:p>
              </table:table-cell>
              <table:table-cell office:value-type="float" office:value="0.639199">
                <text:p>0.639199</text:p>
              </table:table-cell>
              <table:table-cell office:value-type="float" office:value="-0.0322301">
                <text:p>-0.0322301</text:p>
              </table:table-cell>
              <table:table-cell office:value-type="float" office:value="0.639352">
                <text:p>0.639352</text:p>
              </table:table-cell>
              <table:table-cell office:value-type="float" office:value="0.0434183">
                <text:p>0.0434183</text:p>
              </table:table-cell>
              <table:table-cell office:value-type="float" office:value="0.639579">
                <text:p>0.639579</text:p>
              </table:table-cell>
              <table:table-cell office:value-type="float" office:value="0.18434">
                <text:p>0.18434</text:p>
              </table:table-cell>
              <table:table-cell office:value-type="float" office:value="0.639729">
                <text:p>0.639729</text:p>
              </table:table-cell>
              <table:table-cell office:value-type="float" office:value="0.272076">
                <text:p>0.272076</text:p>
              </table:table-cell>
              <table:table-cell office:value-type="float" office:value="0.639877">
                <text:p>0.639877</text:p>
              </table:table-cell>
              <table:table-cell office:value-type="float" office:value="0.390376">
                <text:p>0.390376</text:p>
              </table:table-cell>
              <table:table-cell office:value-type="float" office:value="0.640023">
                <text:p>0.640023</text:p>
              </table:table-cell>
              <table:table-cell office:value-type="float" office:value="0.514762">
                <text:p>0.514762</text:p>
              </table:table-cell>
              <table:table-cell office:value-type="float" office:value="0.640167">
                <text:p>0.640167</text:p>
              </table:table-cell>
              <table:table-cell office:value-type="float" office:value="0.647446">
                <text:p>0.647446</text:p>
              </table:table-cell>
              <table:table-cell office:value-type="float" office:value="0.64031">
                <text:p>0.64031</text:p>
              </table:table-cell>
              <table:table-cell office:value-type="float" office:value="0.838982">
                <text:p>0.838982</text:p>
              </table:table-cell>
              <table:table-cell office:value-type="float" office:value="0.64052">
                <text:p>0.64052</text:p>
              </table:table-cell>
              <table:table-cell office:value-type="float" office:value="1.15931">
                <text:p>1.15931</text:p>
              </table:table-cell>
              <table:table-cell office:value-type="float" office:value="0.640658">
                <text:p>0.640658</text:p>
              </table:table-cell>
              <table:table-cell office:value-type="float" office:value="1.37624">
                <text:p>1.37624</text:p>
              </table:table-cell>
              <table:table-cell office:value-type="float" office:value="0.640794">
                <text:p>0.640794</text:p>
              </table:table-cell>
              <table:table-cell office:value-type="float" office:value="1.74763">
                <text:p>1.74763</text:p>
              </table:table-cell>
              <table:table-cell office:value-type="float" office:value="0.640927">
                <text:p>0.640927</text:p>
              </table:table-cell>
              <table:table-cell office:value-type="float" office:value="2.09455">
                <text:p>2.09455</text:p>
              </table:table-cell>
              <table:table-cell office:value-type="float" office:value="0.641123">
                <text:p>0.641123</text:p>
              </table:table-cell>
              <table:table-cell office:value-type="float" office:value="2.92331">
                <text:p>2.923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49664">
                <text:p>0.649664</text:p>
              </table:table-cell>
              <table:table-cell office:value-type="float" office:value="-0.128893">
                <text:p>-0.128893</text:p>
              </table:table-cell>
              <table:table-cell office:value-type="float" office:value="0.649852">
                <text:p>0.649852</text:p>
              </table:table-cell>
              <table:table-cell office:value-type="float" office:value="-0.0880081">
                <text:p>-0.0880081</text:p>
              </table:table-cell>
              <table:table-cell office:value-type="float" office:value="0.650038">
                <text:p>0.650038</text:p>
              </table:table-cell>
              <table:table-cell office:value-type="float" office:value="-0.0324823">
                <text:p>-0.0324823</text:p>
              </table:table-cell>
              <table:table-cell office:value-type="float" office:value="0.650223">
                <text:p>0.650223</text:p>
              </table:table-cell>
              <table:table-cell office:value-type="float" office:value="0.0432407">
                <text:p>0.0432407</text:p>
              </table:table-cell>
              <table:table-cell office:value-type="float" office:value="0.650495">
                <text:p>0.650495</text:p>
              </table:table-cell>
              <table:table-cell office:value-type="float" office:value="0.184238">
                <text:p>0.184238</text:p>
              </table:table-cell>
              <table:table-cell office:value-type="float" office:value="0.650675">
                <text:p>0.650675</text:p>
              </table:table-cell>
              <table:table-cell office:value-type="float" office:value="0.272007">
                <text:p>0.272007</text:p>
              </table:table-cell>
              <table:table-cell office:value-type="float" office:value="0.650852">
                <text:p>0.650852</text:p>
              </table:table-cell>
              <table:table-cell office:value-type="float" office:value="0.390331">
                <text:p>0.390331</text:p>
              </table:table-cell>
              <table:table-cell office:value-type="float" office:value="0.651028">
                <text:p>0.651028</text:p>
              </table:table-cell>
              <table:table-cell office:value-type="float" office:value="0.514733">
                <text:p>0.514733</text:p>
              </table:table-cell>
              <table:table-cell office:value-type="float" office:value="0.651201">
                <text:p>0.651201</text:p>
              </table:table-cell>
              <table:table-cell office:value-type="float" office:value="0.647428">
                <text:p>0.647428</text:p>
              </table:table-cell>
              <table:table-cell office:value-type="float" office:value="0.651372">
                <text:p>0.651372</text:p>
              </table:table-cell>
              <table:table-cell office:value-type="float" office:value="0.838971">
                <text:p>0.838971</text:p>
              </table:table-cell>
              <table:table-cell office:value-type="float" office:value="0.651624">
                <text:p>0.651624</text:p>
              </table:table-cell>
              <table:table-cell office:value-type="float" office:value="1.1593">
                <text:p>1.1593</text:p>
              </table:table-cell>
              <table:table-cell office:value-type="float" office:value="0.65179">
                <text:p>0.65179</text:p>
              </table:table-cell>
              <table:table-cell office:value-type="float" office:value="1.37624">
                <text:p>1.37624</text:p>
              </table:table-cell>
              <table:table-cell office:value-type="float" office:value="0.651952">
                <text:p>0.651952</text:p>
              </table:table-cell>
              <table:table-cell office:value-type="float" office:value="1.74762">
                <text:p>1.74762</text:p>
              </table:table-cell>
              <table:table-cell office:value-type="float" office:value="0.652113">
                <text:p>0.652113</text:p>
              </table:table-cell>
              <table:table-cell office:value-type="float" office:value="2.09455">
                <text:p>2.09455</text:p>
              </table:table-cell>
              <table:table-cell office:value-type="float" office:value="0.652348">
                <text:p>0.652348</text:p>
              </table:table-cell>
              <table:table-cell office:value-type="float" office:value="2.92331">
                <text:p>2.923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60442">
                <text:p>0.660442</text:p>
              </table:table-cell>
              <table:table-cell office:value-type="float" office:value="-0.129279">
                <text:p>-0.129279</text:p>
              </table:table-cell>
              <table:table-cell office:value-type="float" office:value="0.660661">
                <text:p>0.660661</text:p>
              </table:table-cell>
              <table:table-cell office:value-type="float" office:value="-0.0882793">
                <text:p>-0.0882793</text:p>
              </table:table-cell>
              <table:table-cell office:value-type="float" office:value="0.660878">
                <text:p>0.660878</text:p>
              </table:table-cell>
              <table:table-cell office:value-type="float" office:value="-0.0326724">
                <text:p>-0.0326724</text:p>
              </table:table-cell>
              <table:table-cell office:value-type="float" office:value="0.661093">
                <text:p>0.661093</text:p>
              </table:table-cell>
              <table:table-cell office:value-type="float" office:value="0.043108">
                <text:p>0.043108</text:p>
              </table:table-cell>
              <table:table-cell office:value-type="float" office:value="0.661411">
                <text:p>0.661411</text:p>
              </table:table-cell>
              <table:table-cell office:value-type="float" office:value="0.184163">
                <text:p>0.184163</text:p>
              </table:table-cell>
              <table:table-cell office:value-type="float" office:value="0.661621">
                <text:p>0.661621</text:p>
              </table:table-cell>
              <table:table-cell office:value-type="float" office:value="0.271958">
                <text:p>0.271958</text:p>
              </table:table-cell>
              <table:table-cell office:value-type="float" office:value="0.661828">
                <text:p>0.661828</text:p>
              </table:table-cell>
              <table:table-cell office:value-type="float" office:value="0.390299">
                <text:p>0.390299</text:p>
              </table:table-cell>
              <table:table-cell office:value-type="float" office:value="0.662032">
                <text:p>0.662032</text:p>
              </table:table-cell>
              <table:table-cell office:value-type="float" office:value="0.514713">
                <text:p>0.514713</text:p>
              </table:table-cell>
              <table:table-cell office:value-type="float" office:value="0.662234">
                <text:p>0.662234</text:p>
              </table:table-cell>
              <table:table-cell office:value-type="float" office:value="0.647416">
                <text:p>0.647416</text:p>
              </table:table-cell>
              <table:table-cell office:value-type="float" office:value="0.662434">
                <text:p>0.662434</text:p>
              </table:table-cell>
              <table:table-cell office:value-type="float" office:value="0.838963">
                <text:p>0.838963</text:p>
              </table:table-cell>
              <table:table-cell office:value-type="float" office:value="0.662728">
                <text:p>0.662728</text:p>
              </table:table-cell>
              <table:table-cell office:value-type="float" office:value="1.1593">
                <text:p>1.1593</text:p>
              </table:table-cell>
              <table:table-cell office:value-type="float" office:value="0.662921">
                <text:p>0.662921</text:p>
              </table:table-cell>
              <table:table-cell office:value-type="float" office:value="1.37624">
                <text:p>1.37624</text:p>
              </table:table-cell>
              <table:table-cell office:value-type="float" office:value="0.663111">
                <text:p>0.663111</text:p>
              </table:table-cell>
              <table:table-cell office:value-type="float" office:value="1.74762">
                <text:p>1.74762</text:p>
              </table:table-cell>
              <table:table-cell office:value-type="float" office:value="0.663298">
                <text:p>0.663298</text:p>
              </table:table-cell>
              <table:table-cell office:value-type="float" office:value="2.09455">
                <text:p>2.09455</text:p>
              </table:table-cell>
              <table:table-cell office:value-type="float" office:value="0.663573">
                <text:p>0.663573</text:p>
              </table:table-cell>
              <table:table-cell office:value-type="float" office:value="2.92331">
                <text:p>2.9233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671219">
                <text:p>0.671219</text:p>
              </table:table-cell>
              <table:table-cell office:value-type="float" office:value="-0.129574">
                <text:p>-0.129574</text:p>
              </table:table-cell>
              <table:table-cell office:value-type="float" office:value="0.67147">
                <text:p>0.67147</text:p>
              </table:table-cell>
              <table:table-cell office:value-type="float" office:value="-0.0884855">
                <text:p>-0.0884855</text:p>
              </table:table-cell>
              <table:table-cell office:value-type="float" office:value="0.671718">
                <text:p>0.671718</text:p>
              </table:table-cell>
              <table:table-cell office:value-type="float" office:value="-0.0328154">
                <text:p>-0.0328154</text:p>
              </table:table-cell>
              <table:table-cell office:value-type="float" office:value="0.671963">
                <text:p>0.671963</text:p>
              </table:table-cell>
              <table:table-cell office:value-type="float" office:value="0.0430092">
                <text:p>0.0430092</text:p>
              </table:table-cell>
              <table:table-cell office:value-type="float" office:value="0.672327">
                <text:p>0.672327</text:p>
              </table:table-cell>
              <table:table-cell office:value-type="float" office:value="0.184108">
                <text:p>0.184108</text:p>
              </table:table-cell>
              <table:table-cell office:value-type="float" office:value="0.672566">
                <text:p>0.672566</text:p>
              </table:table-cell>
              <table:table-cell office:value-type="float" office:value="0.271922">
                <text:p>0.271922</text:p>
              </table:table-cell>
              <table:table-cell office:value-type="float" office:value="0.672803">
                <text:p>0.672803</text:p>
              </table:table-cell>
              <table:table-cell office:value-type="float" office:value="0.390276">
                <text:p>0.390276</text:p>
              </table:table-cell>
              <table:table-cell office:value-type="float" office:value="0.673037">
                <text:p>0.673037</text:p>
              </table:table-cell>
              <table:table-cell office:value-type="float" office:value="0.514699">
                <text:p>0.514699</text:p>
              </table:table-cell>
              <table:table-cell office:value-type="float" office:value="0.673268">
                <text:p>0.673268</text:p>
              </table:table-cell>
              <table:table-cell office:value-type="float" office:value="0.647408">
                <text:p>0.647408</text:p>
              </table:table-cell>
              <table:table-cell office:value-type="float" office:value="0.673496">
                <text:p>0.673496</text:p>
              </table:table-cell>
              <table:table-cell office:value-type="float" office:value="0.838959">
                <text:p>0.838959</text:p>
              </table:table-cell>
              <table:table-cell office:value-type="float" office:value="0.673832">
                <text:p>0.673832</text:p>
              </table:table-cell>
              <table:table-cell office:value-type="float" office:value="1.1593">
                <text:p>1.1593</text:p>
              </table:table-cell>
              <table:table-cell office:value-type="float" office:value="0.674053">
                <text:p>0.674053</text:p>
              </table:table-cell>
              <table:table-cell office:value-type="float" office:value="1.37623">
                <text:p>1.37623</text:p>
              </table:table-cell>
              <table:table-cell office:value-type="float" office:value="0.67427">
                <text:p>0.67427</text:p>
              </table:table-cell>
              <table:table-cell office:value-type="float" office:value="1.74762">
                <text:p>1.74762</text:p>
              </table:table-cell>
              <table:table-cell office:value-type="float" office:value="0.674483">
                <text:p>0.674483</text:p>
              </table:table-cell>
              <table:table-cell office:value-type="float" office:value="2.09455">
                <text:p>2.09455</text:p>
              </table:table-cell>
              <table:table-cell office:value-type="float" office:value="0.674797">
                <text:p>0.674797</text:p>
              </table:table-cell>
              <table:table-cell office:value-type="float" office:value="2.92331">
                <text:p>2.923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681996">
                <text:p>0.681996</text:p>
              </table:table-cell>
              <table:table-cell office:value-type="float" office:value="-0.1298">
                <text:p>-0.1298</text:p>
              </table:table-cell>
              <table:table-cell office:value-type="float" office:value="0.682278">
                <text:p>0.682278</text:p>
              </table:table-cell>
              <table:table-cell office:value-type="float" office:value="-0.0886426">
                <text:p>-0.0886426</text:p>
              </table:table-cell>
              <table:table-cell office:value-type="float" office:value="0.682557">
                <text:p>0.682557</text:p>
              </table:table-cell>
              <table:table-cell office:value-type="float" office:value="-0.0329234">
                <text:p>-0.0329234</text:p>
              </table:table-cell>
              <table:table-cell office:value-type="float" office:value="0.682834">
                <text:p>0.682834</text:p>
              </table:table-cell>
              <table:table-cell office:value-type="float" office:value="0.0429356">
                <text:p>0.0429356</text:p>
              </table:table-cell>
              <table:table-cell office:value-type="float" office:value="0.683243">
                <text:p>0.683243</text:p>
              </table:table-cell>
              <table:table-cell office:value-type="float" office:value="0.184068">
                <text:p>0.184068</text:p>
              </table:table-cell>
              <table:table-cell office:value-type="float" office:value="0.683512">
                <text:p>0.683512</text:p>
              </table:table-cell>
              <table:table-cell office:value-type="float" office:value="0.271897">
                <text:p>0.271897</text:p>
              </table:table-cell>
              <table:table-cell office:value-type="float" office:value="0.683778">
                <text:p>0.683778</text:p>
              </table:table-cell>
              <table:table-cell office:value-type="float" office:value="0.390261">
                <text:p>0.390261</text:p>
              </table:table-cell>
              <table:table-cell office:value-type="float" office:value="0.684042">
                <text:p>0.684042</text:p>
              </table:table-cell>
              <table:table-cell office:value-type="float" office:value="0.51469">
                <text:p>0.51469</text:p>
              </table:table-cell>
              <table:table-cell office:value-type="float" office:value="0.684301">
                <text:p>0.684301</text:p>
              </table:table-cell>
              <table:table-cell office:value-type="float" office:value="0.647403">
                <text:p>0.647403</text:p>
              </table:table-cell>
              <table:table-cell office:value-type="float" office:value="0.684558">
                <text:p>0.684558</text:p>
              </table:table-cell>
              <table:table-cell office:value-type="float" office:value="0.838956">
                <text:p>0.838956</text:p>
              </table:table-cell>
              <table:table-cell office:value-type="float" office:value="0.684936">
                <text:p>0.684936</text:p>
              </table:table-cell>
              <table:table-cell office:value-type="float" office:value="1.15929">
                <text:p>1.15929</text:p>
              </table:table-cell>
              <table:table-cell office:value-type="float" office:value="0.685184">
                <text:p>0.685184</text:p>
              </table:table-cell>
              <table:table-cell office:value-type="float" office:value="1.37623">
                <text:p>1.37623</text:p>
              </table:table-cell>
              <table:table-cell office:value-type="float" office:value="0.685428">
                <text:p>0.685428</text:p>
              </table:table-cell>
              <table:table-cell office:value-type="float" office:value="1.74762">
                <text:p>1.74762</text:p>
              </table:table-cell>
              <table:table-cell office:value-type="float" office:value="0.685669">
                <text:p>0.685669</text:p>
              </table:table-cell>
              <table:table-cell office:value-type="float" office:value="2.09455">
                <text:p>2.09455</text:p>
              </table:table-cell>
              <table:table-cell office:value-type="float" office:value="0.686022">
                <text:p>0.686022</text:p>
              </table:table-cell>
              <table:table-cell office:value-type="float" office:value="2.92331">
                <text:p>2.9233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692774">
                <text:p>0.692774</text:p>
              </table:table-cell>
              <table:table-cell office:value-type="float" office:value="-0.129975">
                <text:p>-0.129975</text:p>
              </table:table-cell>
              <table:table-cell office:value-type="float" office:value="0.693087">
                <text:p>0.693087</text:p>
              </table:table-cell>
              <table:table-cell office:value-type="float" office:value="-0.0887626">
                <text:p>-0.0887626</text:p>
              </table:table-cell>
              <table:table-cell office:value-type="float" office:value="0.693397">
                <text:p>0.693397</text:p>
              </table:table-cell>
              <table:table-cell office:value-type="float" office:value="-0.0330051">
                <text:p>-0.0330051</text:p>
              </table:table-cell>
              <table:table-cell office:value-type="float" office:value="0.693704">
                <text:p>0.693704</text:p>
              </table:table-cell>
              <table:table-cell office:value-type="float" office:value="0.0428808">
                <text:p>0.0428808</text:p>
              </table:table-cell>
              <table:table-cell office:value-type="float" office:value="0.694159">
                <text:p>0.694159</text:p>
              </table:table-cell>
              <table:table-cell office:value-type="float" office:value="0.184039">
                <text:p>0.184039</text:p>
              </table:table-cell>
              <table:table-cell office:value-type="float" office:value="0.694458">
                <text:p>0.694458</text:p>
              </table:table-cell>
              <table:table-cell office:value-type="float" office:value="0.27188">
                <text:p>0.27188</text:p>
              </table:table-cell>
              <table:table-cell office:value-type="float" office:value="0.694754">
                <text:p>0.694754</text:p>
              </table:table-cell>
              <table:table-cell office:value-type="float" office:value="0.39025">
                <text:p>0.39025</text:p>
              </table:table-cell>
              <table:table-cell office:value-type="float" office:value="0.695046">
                <text:p>0.695046</text:p>
              </table:table-cell>
              <table:table-cell office:value-type="float" office:value="0.514685">
                <text:p>0.514685</text:p>
              </table:table-cell>
              <table:table-cell office:value-type="float" office:value="0.695335">
                <text:p>0.695335</text:p>
              </table:table-cell>
              <table:table-cell office:value-type="float" office:value="0.6474">
                <text:p>0.6474</text:p>
              </table:table-cell>
              <table:table-cell office:value-type="float" office:value="0.69562">
                <text:p>0.69562</text:p>
              </table:table-cell>
              <table:table-cell office:value-type="float" office:value="0.838956">
                <text:p>0.838956</text:p>
              </table:table-cell>
              <table:table-cell office:value-type="float" office:value="0.69604">
                <text:p>0.69604</text:p>
              </table:table-cell>
              <table:table-cell office:value-type="float" office:value="1.1593">
                <text:p>1.1593</text:p>
              </table:table-cell>
              <table:table-cell office:value-type="float" office:value="0.696316">
                <text:p>0.696316</text:p>
              </table:table-cell>
              <table:table-cell office:value-type="float" office:value="1.37624">
                <text:p>1.37624</text:p>
              </table:table-cell>
              <table:table-cell office:value-type="float" office:value="0.696587">
                <text:p>0.696587</text:p>
              </table:table-cell>
              <table:table-cell office:value-type="float" office:value="1.74763">
                <text:p>1.74763</text:p>
              </table:table-cell>
              <table:table-cell office:value-type="float" office:value="0.696854">
                <text:p>0.696854</text:p>
              </table:table-cell>
              <table:table-cell office:value-type="float" office:value="2.09455">
                <text:p>2.09455</text:p>
              </table:table-cell>
              <table:table-cell office:value-type="float" office:value="0.697247">
                <text:p>0.697247</text:p>
              </table:table-cell>
              <table:table-cell office:value-type="float" office:value="2.92332">
                <text:p>2.92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703551">
                <text:p>0.703551</text:p>
              </table:table-cell>
              <table:table-cell office:value-type="float" office:value="-0.130111">
                <text:p>-0.130111</text:p>
              </table:table-cell>
              <table:table-cell office:value-type="float" office:value="0.703896">
                <text:p>0.703896</text:p>
              </table:table-cell>
              <table:table-cell office:value-type="float" office:value="-0.088855">
                <text:p>-0.088855</text:p>
              </table:table-cell>
              <table:table-cell office:value-type="float" office:value="0.704237">
                <text:p>0.704237</text:p>
              </table:table-cell>
              <table:table-cell office:value-type="float" office:value="-0.0330669">
                <text:p>-0.0330669</text:p>
              </table:table-cell>
              <table:table-cell office:value-type="float" office:value="0.704575">
                <text:p>0.704575</text:p>
              </table:table-cell>
              <table:table-cell office:value-type="float" office:value="0.0428403">
                <text:p>0.0428403</text:p>
              </table:table-cell>
              <table:table-cell office:value-type="float" office:value="0.705075">
                <text:p>0.705075</text:p>
              </table:table-cell>
              <table:table-cell office:value-type="float" office:value="0.18402">
                <text:p>0.18402</text:p>
              </table:table-cell>
              <table:table-cell office:value-type="float" office:value="0.705404">
                <text:p>0.705404</text:p>
              </table:table-cell>
              <table:table-cell office:value-type="float" office:value="0.271869">
                <text:p>0.271869</text:p>
              </table:table-cell>
              <table:table-cell office:value-type="float" office:value="0.705729">
                <text:p>0.705729</text:p>
              </table:table-cell>
              <table:table-cell office:value-type="float" office:value="0.390245">
                <text:p>0.390245</text:p>
              </table:table-cell>
              <table:table-cell office:value-type="float" office:value="0.706051">
                <text:p>0.706051</text:p>
              </table:table-cell>
              <table:table-cell office:value-type="float" office:value="0.514682">
                <text:p>0.514682</text:p>
              </table:table-cell>
              <table:table-cell office:value-type="float" office:value="0.706368">
                <text:p>0.706368</text:p>
              </table:table-cell>
              <table:table-cell office:value-type="float" office:value="0.6474">
                <text:p>0.6474</text:p>
              </table:table-cell>
              <table:table-cell office:value-type="float" office:value="0.706682">
                <text:p>0.706682</text:p>
              </table:table-cell>
              <table:table-cell office:value-type="float" office:value="0.838957">
                <text:p>0.838957</text:p>
              </table:table-cell>
              <table:table-cell office:value-type="float" office:value="0.707144">
                <text:p>0.707144</text:p>
              </table:table-cell>
              <table:table-cell office:value-type="float" office:value="1.1593">
                <text:p>1.1593</text:p>
              </table:table-cell>
              <table:table-cell office:value-type="float" office:value="0.707447">
                <text:p>0.707447</text:p>
              </table:table-cell>
              <table:table-cell office:value-type="float" office:value="1.37624">
                <text:p>1.37624</text:p>
              </table:table-cell>
              <table:table-cell office:value-type="float" office:value="0.707746">
                <text:p>0.707746</text:p>
              </table:table-cell>
              <table:table-cell office:value-type="float" office:value="1.74763">
                <text:p>1.74763</text:p>
              </table:table-cell>
              <table:table-cell office:value-type="float" office:value="0.70804">
                <text:p>0.70804</text:p>
              </table:table-cell>
              <table:table-cell office:value-type="float" office:value="2.09455">
                <text:p>2.09455</text:p>
              </table:table-cell>
              <table:table-cell office:value-type="float" office:value="0.708471">
                <text:p>0.708471</text:p>
              </table:table-cell>
              <table:table-cell office:value-type="float" office:value="2.92332">
                <text:p>2.923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714328">
                <text:p>0.714328</text:p>
              </table:table-cell>
              <table:table-cell office:value-type="float" office:value="-0.130218">
                <text:p>-0.130218</text:p>
              </table:table-cell>
              <table:table-cell office:value-type="float" office:value="0.714704">
                <text:p>0.714704</text:p>
              </table:table-cell>
              <table:table-cell office:value-type="float" office:value="-0.0889268">
                <text:p>-0.0889268</text:p>
              </table:table-cell>
              <table:table-cell office:value-type="float" office:value="0.715076">
                <text:p>0.715076</text:p>
              </table:table-cell>
              <table:table-cell office:value-type="float" office:value="-0.0331141">
                <text:p>-0.0331141</text:p>
              </table:table-cell>
              <table:table-cell office:value-type="float" office:value="0.715445">
                <text:p>0.715445</text:p>
              </table:table-cell>
              <table:table-cell office:value-type="float" office:value="0.0428107">
                <text:p>0.0428107</text:p>
              </table:table-cell>
              <table:table-cell office:value-type="float" office:value="0.715991">
                <text:p>0.715991</text:p>
              </table:table-cell>
              <table:table-cell office:value-type="float" office:value="0.184007">
                <text:p>0.184007</text:p>
              </table:table-cell>
              <table:table-cell office:value-type="float" office:value="0.71635">
                <text:p>0.71635</text:p>
              </table:table-cell>
              <table:table-cell office:value-type="float" office:value="0.271862">
                <text:p>0.271862</text:p>
              </table:table-cell>
              <table:table-cell office:value-type="float" office:value="0.716705">
                <text:p>0.716705</text:p>
              </table:table-cell>
              <table:table-cell office:value-type="float" office:value="0.390243">
                <text:p>0.390243</text:p>
              </table:table-cell>
              <table:table-cell office:value-type="float" office:value="0.717055">
                <text:p>0.717055</text:p>
              </table:table-cell>
              <table:table-cell office:value-type="float" office:value="0.514683">
                <text:p>0.514683</text:p>
              </table:table-cell>
              <table:table-cell office:value-type="float" office:value="0.717402">
                <text:p>0.717402</text:p>
              </table:table-cell>
              <table:table-cell office:value-type="float" office:value="0.647402">
                <text:p>0.647402</text:p>
              </table:table-cell>
              <table:table-cell office:value-type="float" office:value="0.717744">
                <text:p>0.717744</text:p>
              </table:table-cell>
              <table:table-cell office:value-type="float" office:value="0.83896">
                <text:p>0.83896</text:p>
              </table:table-cell>
              <table:table-cell office:value-type="float" office:value="0.718249">
                <text:p>0.718249</text:p>
              </table:table-cell>
              <table:table-cell office:value-type="float" office:value="1.1593">
                <text:p>1.1593</text:p>
              </table:table-cell>
              <table:table-cell office:value-type="float" office:value="0.718579">
                <text:p>0.718579</text:p>
              </table:table-cell>
              <table:table-cell office:value-type="float" office:value="1.37624">
                <text:p>1.37624</text:p>
              </table:table-cell>
              <table:table-cell office:value-type="float" office:value="0.718905">
                <text:p>0.718905</text:p>
              </table:table-cell>
              <table:table-cell office:value-type="float" office:value="1.74763">
                <text:p>1.74763</text:p>
              </table:table-cell>
              <table:table-cell office:value-type="float" office:value="0.719225">
                <text:p>0.719225</text:p>
              </table:table-cell>
              <table:table-cell office:value-type="float" office:value="2.09455">
                <text:p>2.09455</text:p>
              </table:table-cell>
              <table:table-cell office:value-type="float" office:value="0.719696">
                <text:p>0.719696</text:p>
              </table:table-cell>
              <table:table-cell office:value-type="float" office:value="2.92332">
                <text:p>2.923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725106">
                <text:p>0.725106</text:p>
              </table:table-cell>
              <table:table-cell office:value-type="float" office:value="-0.130303">
                <text:p>-0.130303</text:p>
              </table:table-cell>
              <table:table-cell office:value-type="float" office:value="0.725513">
                <text:p>0.725513</text:p>
              </table:table-cell>
              <table:table-cell office:value-type="float" office:value="-0.0889836">
                <text:p>-0.0889836</text:p>
              </table:table-cell>
              <table:table-cell office:value-type="float" office:value="0.725916">
                <text:p>0.725916</text:p>
              </table:table-cell>
              <table:table-cell office:value-type="float" office:value="-0.0331503">
                <text:p>-0.0331503</text:p>
              </table:table-cell>
              <table:table-cell office:value-type="float" office:value="0.726315">
                <text:p>0.726315</text:p>
              </table:table-cell>
              <table:table-cell office:value-type="float" office:value="0.0427893">
                <text:p>0.0427893</text:p>
              </table:table-cell>
              <table:table-cell office:value-type="float" office:value="0.726907">
                <text:p>0.726907</text:p>
              </table:table-cell>
              <table:table-cell office:value-type="float" office:value="0.184">
                <text:p>0.184</text:p>
              </table:table-cell>
              <table:table-cell office:value-type="float" office:value="0.727296">
                <text:p>0.727296</text:p>
              </table:table-cell>
              <table:table-cell office:value-type="float" office:value="0.271861">
                <text:p>0.271861</text:p>
              </table:table-cell>
              <table:table-cell office:value-type="float" office:value="0.72768">
                <text:p>0.72768</text:p>
              </table:table-cell>
              <table:table-cell office:value-type="float" office:value="0.390245">
                <text:p>0.390245</text:p>
              </table:table-cell>
              <table:table-cell office:value-type="float" office:value="0.72806">
                <text:p>0.72806</text:p>
              </table:table-cell>
              <table:table-cell office:value-type="float" office:value="0.514687">
                <text:p>0.514687</text:p>
              </table:table-cell>
              <table:table-cell office:value-type="float" office:value="0.728435">
                <text:p>0.728435</text:p>
              </table:table-cell>
              <table:table-cell office:value-type="float" office:value="0.647407">
                <text:p>0.647407</text:p>
              </table:table-cell>
              <table:table-cell office:value-type="float" office:value="0.728806">
                <text:p>0.728806</text:p>
              </table:table-cell>
              <table:table-cell office:value-type="float" office:value="0.838965">
                <text:p>0.838965</text:p>
              </table:table-cell>
              <table:table-cell office:value-type="float" office:value="0.729353">
                <text:p>0.729353</text:p>
              </table:table-cell>
              <table:table-cell office:value-type="float" office:value="1.15931">
                <text:p>1.15931</text:p>
              </table:table-cell>
              <table:table-cell office:value-type="float" office:value="0.729711">
                <text:p>0.729711</text:p>
              </table:table-cell>
              <table:table-cell office:value-type="float" office:value="1.37624">
                <text:p>1.37624</text:p>
              </table:table-cell>
              <table:table-cell office:value-type="float" office:value="0.730063">
                <text:p>0.730063</text:p>
              </table:table-cell>
              <table:table-cell office:value-type="float" office:value="1.74763">
                <text:p>1.74763</text:p>
              </table:table-cell>
              <table:table-cell office:value-type="float" office:value="0.730411">
                <text:p>0.730411</text:p>
              </table:table-cell>
              <table:table-cell office:value-type="float" office:value="2.09455">
                <text:p>2.09455</text:p>
              </table:table-cell>
              <table:table-cell office:value-type="float" office:value="0.730921">
                <text:p>0.730921</text:p>
              </table:table-cell>
              <table:table-cell office:value-type="float" office:value="2.92332">
                <text:p>2.9233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735883">
                <text:p>0.735883</text:p>
              </table:table-cell>
              <table:table-cell office:value-type="float" office:value="-0.130374">
                <text:p>-0.130374</text:p>
              </table:table-cell>
              <table:table-cell office:value-type="float" office:value="0.736322">
                <text:p>0.736322</text:p>
              </table:table-cell>
              <table:table-cell office:value-type="float" office:value="-0.0890297">
                <text:p>-0.0890297</text:p>
              </table:table-cell>
              <table:table-cell office:value-type="float" office:value="0.736756">
                <text:p>0.736756</text:p>
              </table:table-cell>
              <table:table-cell office:value-type="float" office:value="-0.0331783">
                <text:p>-0.0331783</text:p>
              </table:table-cell>
              <table:table-cell office:value-type="float" office:value="0.737186">
                <text:p>0.737186</text:p>
              </table:table-cell>
              <table:table-cell office:value-type="float" office:value="0.0427742">
                <text:p>0.0427742</text:p>
              </table:table-cell>
              <table:table-cell office:value-type="float" office:value="0.737823">
                <text:p>0.737823</text:p>
              </table:table-cell>
              <table:table-cell office:value-type="float" office:value="0.183998">
                <text:p>0.183998</text:p>
              </table:table-cell>
              <table:table-cell office:value-type="float" office:value="0.738241">
                <text:p>0.738241</text:p>
              </table:table-cell>
              <table:table-cell office:value-type="float" office:value="0.271863">
                <text:p>0.271863</text:p>
              </table:table-cell>
              <table:table-cell office:value-type="float" office:value="0.738655">
                <text:p>0.738655</text:p>
              </table:table-cell>
              <table:table-cell office:value-type="float" office:value="0.390251">
                <text:p>0.390251</text:p>
              </table:table-cell>
              <table:table-cell office:value-type="float" office:value="0.739065">
                <text:p>0.739065</text:p>
              </table:table-cell>
              <table:table-cell office:value-type="float" office:value="0.514695">
                <text:p>0.514695</text:p>
              </table:table-cell>
              <table:table-cell office:value-type="float" office:value="0.739469">
                <text:p>0.739469</text:p>
              </table:table-cell>
              <table:table-cell office:value-type="float" office:value="0.647415">
                <text:p>0.647415</text:p>
              </table:table-cell>
              <table:table-cell office:value-type="float" office:value="0.739868">
                <text:p>0.739868</text:p>
              </table:table-cell>
              <table:table-cell office:value-type="float" office:value="0.838973">
                <text:p>0.838973</text:p>
              </table:table-cell>
              <table:table-cell office:value-type="float" office:value="0.740457">
                <text:p>0.740457</text:p>
              </table:table-cell>
              <table:table-cell office:value-type="float" office:value="1.15931">
                <text:p>1.15931</text:p>
              </table:table-cell>
              <table:table-cell office:value-type="float" office:value="0.740842">
                <text:p>0.740842</text:p>
              </table:table-cell>
              <table:table-cell office:value-type="float" office:value="1.37625">
                <text:p>1.37625</text:p>
              </table:table-cell>
              <table:table-cell office:value-type="float" office:value="0.741222">
                <text:p>0.741222</text:p>
              </table:table-cell>
              <table:table-cell office:value-type="float" office:value="1.74764">
                <text:p>1.74764</text:p>
              </table:table-cell>
              <table:table-cell office:value-type="float" office:value="0.741596">
                <text:p>0.741596</text:p>
              </table:table-cell>
              <table:table-cell office:value-type="float" office:value="2.09456">
                <text:p>2.09456</text:p>
              </table:table-cell>
              <table:table-cell office:value-type="float" office:value="0.742145">
                <text:p>0.742145</text:p>
              </table:table-cell>
              <table:table-cell office:value-type="float" office:value="2.92333">
                <text:p>2.92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46661">
                <text:p>0.746661</text:p>
              </table:table-cell>
              <table:table-cell office:value-type="float" office:value="-0.130435">
                <text:p>-0.130435</text:p>
              </table:table-cell>
              <table:table-cell office:value-type="float" office:value="0.74713">
                <text:p>0.74713</text:p>
              </table:table-cell>
              <table:table-cell office:value-type="float" office:value="-0.0890686">
                <text:p>-0.0890686</text:p>
              </table:table-cell>
              <table:table-cell office:value-type="float" office:value="0.747596">
                <text:p>0.747596</text:p>
              </table:table-cell>
              <table:table-cell office:value-type="float" office:value="-0.0332009">
                <text:p>-0.0332009</text:p>
              </table:table-cell>
              <table:table-cell office:value-type="float" office:value="0.748056">
                <text:p>0.748056</text:p>
              </table:table-cell>
              <table:table-cell office:value-type="float" office:value="0.0427644">
                <text:p>0.0427644</text:p>
              </table:table-cell>
              <table:table-cell office:value-type="float" office:value="0.748738">
                <text:p>0.748738</text:p>
              </table:table-cell>
              <table:table-cell office:value-type="float" office:value="0.184001">
                <text:p>0.184001</text:p>
              </table:table-cell>
              <table:table-cell office:value-type="float" office:value="0.749187">
                <text:p>0.749187</text:p>
              </table:table-cell>
              <table:table-cell office:value-type="float" office:value="0.27187">
                <text:p>0.27187</text:p>
              </table:table-cell>
              <table:table-cell office:value-type="float" office:value="0.749631">
                <text:p>0.749631</text:p>
              </table:table-cell>
              <table:table-cell office:value-type="float" office:value="0.390261">
                <text:p>0.390261</text:p>
              </table:table-cell>
              <table:table-cell office:value-type="float" office:value="0.750069">
                <text:p>0.750069</text:p>
              </table:table-cell>
              <table:table-cell office:value-type="float" office:value="0.514706">
                <text:p>0.514706</text:p>
              </table:table-cell>
              <table:table-cell office:value-type="float" office:value="0.750502">
                <text:p>0.750502</text:p>
              </table:table-cell>
              <table:table-cell office:value-type="float" office:value="0.647427">
                <text:p>0.647427</text:p>
              </table:table-cell>
              <table:table-cell office:value-type="float" office:value="0.75093">
                <text:p>0.75093</text:p>
              </table:table-cell>
              <table:table-cell office:value-type="float" office:value="0.838985">
                <text:p>0.838985</text:p>
              </table:table-cell>
              <table:table-cell office:value-type="float" office:value="0.751561">
                <text:p>0.751561</text:p>
              </table:table-cell>
              <table:table-cell office:value-type="float" office:value="1.15932">
                <text:p>1.15932</text:p>
              </table:table-cell>
              <table:table-cell office:value-type="float" office:value="0.751974">
                <text:p>0.751974</text:p>
              </table:table-cell>
              <table:table-cell office:value-type="float" office:value="1.37626">
                <text:p>1.37626</text:p>
              </table:table-cell>
              <table:table-cell office:value-type="float" office:value="0.752381">
                <text:p>0.752381</text:p>
              </table:table-cell>
              <table:table-cell office:value-type="float" office:value="1.74765">
                <text:p>1.74765</text:p>
              </table:table-cell>
              <table:table-cell office:value-type="float" office:value="0.752781">
                <text:p>0.752781</text:p>
              </table:table-cell>
              <table:table-cell office:value-type="float" office:value="2.09457">
                <text:p>2.09457</text:p>
              </table:table-cell>
              <table:table-cell office:value-type="float" office:value="0.75337">
                <text:p>0.75337</text:p>
              </table:table-cell>
              <table:table-cell office:value-type="float" office:value="2.92333">
                <text:p>2.92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7438">
                <text:p>0.757438</text:p>
              </table:table-cell>
              <table:table-cell office:value-type="float" office:value="-0.130491">
                <text:p>-0.130491</text:p>
              </table:table-cell>
              <table:table-cell office:value-type="float" office:value="0.757939">
                <text:p>0.757939</text:p>
              </table:table-cell>
              <table:table-cell office:value-type="float" office:value="-0.0891035">
                <text:p>-0.0891035</text:p>
              </table:table-cell>
              <table:table-cell office:value-type="float" office:value="0.758435">
                <text:p>0.758435</text:p>
              </table:table-cell>
              <table:table-cell office:value-type="float" office:value="-0.0332194">
                <text:p>-0.0332194</text:p>
              </table:table-cell>
              <table:table-cell office:value-type="float" office:value="0.758927">
                <text:p>0.758927</text:p>
              </table:table-cell>
              <table:table-cell office:value-type="float" office:value="0.0427588">
                <text:p>0.0427588</text:p>
              </table:table-cell>
              <table:table-cell office:value-type="float" office:value="0.759654">
                <text:p>0.759654</text:p>
              </table:table-cell>
              <table:table-cell office:value-type="float" office:value="0.184009">
                <text:p>0.184009</text:p>
              </table:table-cell>
              <table:table-cell office:value-type="float" office:value="0.760133">
                <text:p>0.760133</text:p>
              </table:table-cell>
              <table:table-cell office:value-type="float" office:value="0.271883">
                <text:p>0.271883</text:p>
              </table:table-cell>
              <table:table-cell office:value-type="float" office:value="0.760606">
                <text:p>0.760606</text:p>
              </table:table-cell>
              <table:table-cell office:value-type="float" office:value="0.390277">
                <text:p>0.390277</text:p>
              </table:table-cell>
              <table:table-cell office:value-type="float" office:value="0.761074">
                <text:p>0.761074</text:p>
              </table:table-cell>
              <table:table-cell office:value-type="float" office:value="0.514724">
                <text:p>0.514724</text:p>
              </table:table-cell>
              <table:table-cell office:value-type="float" office:value="0.761536">
                <text:p>0.761536</text:p>
              </table:table-cell>
              <table:table-cell office:value-type="float" office:value="0.647444">
                <text:p>0.647444</text:p>
              </table:table-cell>
              <table:table-cell office:value-type="float" office:value="0.761992">
                <text:p>0.761992</text:p>
              </table:table-cell>
              <table:table-cell office:value-type="float" office:value="0.839003">
                <text:p>0.839003</text:p>
              </table:table-cell>
              <table:table-cell office:value-type="float" office:value="0.762665">
                <text:p>0.762665</text:p>
              </table:table-cell>
              <table:table-cell office:value-type="float" office:value="1.15934">
                <text:p>1.15934</text:p>
              </table:table-cell>
              <table:table-cell office:value-type="float" office:value="0.763105">
                <text:p>0.763105</text:p>
              </table:table-cell>
              <table:table-cell office:value-type="float" office:value="1.37627">
                <text:p>1.37627</text:p>
              </table:table-cell>
              <table:table-cell office:value-type="float" office:value="0.763539">
                <text:p>0.763539</text:p>
              </table:table-cell>
              <table:table-cell office:value-type="float" office:value="1.74766">
                <text:p>1.74766</text:p>
              </table:table-cell>
              <table:table-cell office:value-type="float" office:value="0.763967">
                <text:p>0.763967</text:p>
              </table:table-cell>
              <table:table-cell office:value-type="float" office:value="2.09458">
                <text:p>2.09458</text:p>
              </table:table-cell>
              <table:table-cell office:value-type="float" office:value="0.764595">
                <text:p>0.764595</text:p>
              </table:table-cell>
              <table:table-cell office:value-type="float" office:value="2.92334">
                <text:p>2.9233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68215">
                <text:p>0.768215</text:p>
              </table:table-cell>
              <table:table-cell office:value-type="float" office:value="-0.130546">
                <text:p>-0.130546</text:p>
              </table:table-cell>
              <table:table-cell office:value-type="float" office:value="0.768748">
                <text:p>0.768748</text:p>
              </table:table-cell>
              <table:table-cell office:value-type="float" office:value="-0.089137">
                <text:p>-0.089137</text:p>
              </table:table-cell>
              <table:table-cell office:value-type="float" office:value="0.769275">
                <text:p>0.769275</text:p>
              </table:table-cell>
              <table:table-cell office:value-type="float" office:value="-0.0332356">
                <text:p>-0.0332356</text:p>
              </table:table-cell>
              <table:table-cell office:value-type="float" office:value="0.769797">
                <text:p>0.769797</text:p>
              </table:table-cell>
              <table:table-cell office:value-type="float" office:value="0.042757">
                <text:p>0.042757</text:p>
              </table:table-cell>
              <table:table-cell office:value-type="float" office:value="0.77057">
                <text:p>0.77057</text:p>
              </table:table-cell>
              <table:table-cell office:value-type="float" office:value="0.184023">
                <text:p>0.184023</text:p>
              </table:table-cell>
              <table:table-cell office:value-type="float" office:value="0.771079">
                <text:p>0.771079</text:p>
              </table:table-cell>
              <table:table-cell office:value-type="float" office:value="0.271902">
                <text:p>0.271902</text:p>
              </table:table-cell>
              <table:table-cell office:value-type="float" office:value="0.771582">
                <text:p>0.771582</text:p>
              </table:table-cell>
              <table:table-cell office:value-type="float" office:value="0.3903">
                <text:p>0.3903</text:p>
              </table:table-cell>
              <table:table-cell office:value-type="float" office:value="0.772078">
                <text:p>0.772078</text:p>
              </table:table-cell>
              <table:table-cell office:value-type="float" office:value="0.514748">
                <text:p>0.514748</text:p>
              </table:table-cell>
              <table:table-cell office:value-type="float" office:value="0.772569">
                <text:p>0.772569</text:p>
              </table:table-cell>
              <table:table-cell office:value-type="float" office:value="0.647468">
                <text:p>0.647468</text:p>
              </table:table-cell>
              <table:table-cell office:value-type="float" office:value="0.773054">
                <text:p>0.773054</text:p>
              </table:table-cell>
              <table:table-cell office:value-type="float" office:value="0.839028">
                <text:p>0.839028</text:p>
              </table:table-cell>
              <table:table-cell office:value-type="float" office:value="0.773769">
                <text:p>0.773769</text:p>
              </table:table-cell>
              <table:table-cell office:value-type="float" office:value="1.15936">
                <text:p>1.15936</text:p>
              </table:table-cell>
              <table:table-cell office:value-type="float" office:value="0.774237">
                <text:p>0.774237</text:p>
              </table:table-cell>
              <table:table-cell office:value-type="float" office:value="1.3763">
                <text:p>1.3763</text:p>
              </table:table-cell>
              <table:table-cell office:value-type="float" office:value="0.774698">
                <text:p>0.774698</text:p>
              </table:table-cell>
              <table:table-cell office:value-type="float" office:value="1.74768">
                <text:p>1.74768</text:p>
              </table:table-cell>
              <table:table-cell office:value-type="float" office:value="0.775152">
                <text:p>0.775152</text:p>
              </table:table-cell>
              <table:table-cell office:value-type="float" office:value="2.09459">
                <text:p>2.09459</text:p>
              </table:table-cell>
              <table:table-cell office:value-type="float" office:value="0.775819">
                <text:p>0.775819</text:p>
              </table:table-cell>
              <table:table-cell office:value-type="float" office:value="2.92336">
                <text:p>2.923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78993">
                <text:p>0.778993</text:p>
              </table:table-cell>
              <table:table-cell office:value-type="float" office:value="-0.130604">
                <text:p>-0.130604</text:p>
              </table:table-cell>
              <table:table-cell office:value-type="float" office:value="0.779556">
                <text:p>0.779556</text:p>
              </table:table-cell>
              <table:table-cell office:value-type="float" office:value="-0.0891716">
                <text:p>-0.0891716</text:p>
              </table:table-cell>
              <table:table-cell office:value-type="float" office:value="0.780115">
                <text:p>0.780115</text:p>
              </table:table-cell>
              <table:table-cell office:value-type="float" office:value="-0.0332506">
                <text:p>-0.0332506</text:p>
              </table:table-cell>
              <table:table-cell office:value-type="float" office:value="0.780668">
                <text:p>0.780668</text:p>
              </table:table-cell>
              <table:table-cell office:value-type="float" office:value="0.042759">
                <text:p>0.042759</text:p>
              </table:table-cell>
              <table:table-cell office:value-type="float" office:value="0.781486">
                <text:p>0.781486</text:p>
              </table:table-cell>
              <table:table-cell office:value-type="float" office:value="0.184044">
                <text:p>0.184044</text:p>
              </table:table-cell>
              <table:table-cell office:value-type="float" office:value="0.782025">
                <text:p>0.782025</text:p>
              </table:table-cell>
              <table:table-cell office:value-type="float" office:value="0.271929">
                <text:p>0.271929</text:p>
              </table:table-cell>
              <table:table-cell office:value-type="float" office:value="0.782557">
                <text:p>0.782557</text:p>
              </table:table-cell>
              <table:table-cell office:value-type="float" office:value="0.390333">
                <text:p>0.390333</text:p>
              </table:table-cell>
              <table:table-cell office:value-type="float" office:value="0.783083">
                <text:p>0.783083</text:p>
              </table:table-cell>
              <table:table-cell office:value-type="float" office:value="0.514783">
                <text:p>0.514783</text:p>
              </table:table-cell>
              <table:table-cell office:value-type="float" office:value="0.783603">
                <text:p>0.783603</text:p>
              </table:table-cell>
              <table:table-cell office:value-type="float" office:value="0.647503">
                <text:p>0.647503</text:p>
              </table:table-cell>
              <table:table-cell office:value-type="float" office:value="0.784116">
                <text:p>0.784116</text:p>
              </table:table-cell>
              <table:table-cell office:value-type="float" office:value="0.839064">
                <text:p>0.839064</text:p>
              </table:table-cell>
              <table:table-cell office:value-type="float" office:value="0.784873">
                <text:p>0.784873</text:p>
              </table:table-cell>
              <table:table-cell office:value-type="float" office:value="1.1594">
                <text:p>1.1594</text:p>
              </table:table-cell>
              <table:table-cell office:value-type="float" office:value="0.785369">
                <text:p>0.785369</text:p>
              </table:table-cell>
              <table:table-cell office:value-type="float" office:value="1.37632">
                <text:p>1.37632</text:p>
              </table:table-cell>
              <table:table-cell office:value-type="float" office:value="0.785857">
                <text:p>0.785857</text:p>
              </table:table-cell>
              <table:table-cell office:value-type="float" office:value="1.74771">
                <text:p>1.74771</text:p>
              </table:table-cell>
              <table:table-cell office:value-type="float" office:value="0.786338">
                <text:p>0.786338</text:p>
              </table:table-cell>
              <table:table-cell office:value-type="float" office:value="2.09462">
                <text:p>2.09462</text:p>
              </table:table-cell>
              <table:table-cell office:value-type="float" office:value="0.787044">
                <text:p>0.787044</text:p>
              </table:table-cell>
              <table:table-cell office:value-type="float" office:value="2.92338">
                <text:p>2.923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8977">
                <text:p>0.78977</text:p>
              </table:table-cell>
              <table:table-cell office:value-type="float" office:value="-0.13067">
                <text:p>-0.13067</text:p>
              </table:table-cell>
              <table:table-cell office:value-type="float" office:value="0.790365">
                <text:p>0.790365</text:p>
              </table:table-cell>
              <table:table-cell office:value-type="float" office:value="-0.0892102">
                <text:p>-0.0892102</text:p>
              </table:table-cell>
              <table:table-cell office:value-type="float" office:value="0.790954">
                <text:p>0.790954</text:p>
              </table:table-cell>
              <table:table-cell office:value-type="float" office:value="-0.033266">
                <text:p>-0.033266</text:p>
              </table:table-cell>
              <table:table-cell office:value-type="float" office:value="0.791538">
                <text:p>0.791538</text:p>
              </table:table-cell>
              <table:table-cell office:value-type="float" office:value="0.0427647">
                <text:p>0.0427647</text:p>
              </table:table-cell>
              <table:table-cell office:value-type="float" office:value="0.792402">
                <text:p>0.792402</text:p>
              </table:table-cell>
              <table:table-cell office:value-type="float" office:value="0.184075">
                <text:p>0.184075</text:p>
              </table:table-cell>
              <table:table-cell office:value-type="float" office:value="0.79297">
                <text:p>0.79297</text:p>
              </table:table-cell>
              <table:table-cell office:value-type="float" office:value="0.271967">
                <text:p>0.271967</text:p>
              </table:table-cell>
              <table:table-cell office:value-type="float" office:value="0.793532">
                <text:p>0.793532</text:p>
              </table:table-cell>
              <table:table-cell office:value-type="float" office:value="0.390378">
                <text:p>0.390378</text:p>
              </table:table-cell>
              <table:table-cell office:value-type="float" office:value="0.794088">
                <text:p>0.794088</text:p>
              </table:table-cell>
              <table:table-cell office:value-type="float" office:value="0.514832">
                <text:p>0.514832</text:p>
              </table:table-cell>
              <table:table-cell office:value-type="float" office:value="0.794636">
                <text:p>0.794636</text:p>
              </table:table-cell>
              <table:table-cell office:value-type="float" office:value="0.647552">
                <text:p>0.647552</text:p>
              </table:table-cell>
              <table:table-cell office:value-type="float" office:value="0.795178">
                <text:p>0.795178</text:p>
              </table:table-cell>
              <table:table-cell office:value-type="float" office:value="0.839115">
                <text:p>0.839115</text:p>
              </table:table-cell>
              <table:table-cell office:value-type="float" office:value="0.795977">
                <text:p>0.795977</text:p>
              </table:table-cell>
              <table:table-cell office:value-type="float" office:value="1.15945">
                <text:p>1.15945</text:p>
              </table:table-cell>
              <table:table-cell office:value-type="float" office:value="0.7965">
                <text:p>0.7965</text:p>
              </table:table-cell>
              <table:table-cell office:value-type="float" office:value="1.37637">
                <text:p>1.37637</text:p>
              </table:table-cell>
              <table:table-cell office:value-type="float" office:value="0.797016">
                <text:p>0.797016</text:p>
              </table:table-cell>
              <table:table-cell office:value-type="float" office:value="1.74775">
                <text:p>1.74775</text:p>
              </table:table-cell>
              <table:table-cell office:value-type="float" office:value="0.797523">
                <text:p>0.797523</text:p>
              </table:table-cell>
              <table:table-cell office:value-type="float" office:value="2.09466">
                <text:p>2.09466</text:p>
              </table:table-cell>
              <table:table-cell office:value-type="float" office:value="0.798269">
                <text:p>0.798269</text:p>
              </table:table-cell>
              <table:table-cell office:value-type="float" office:value="2.92341">
                <text:p>2.9234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00547">
                <text:p>0.800547</text:p>
              </table:table-cell>
              <table:table-cell office:value-type="float" office:value="-0.130747">
                <text:p>-0.130747</text:p>
              </table:table-cell>
              <table:table-cell office:value-type="float" office:value="0.801174">
                <text:p>0.801174</text:p>
              </table:table-cell>
              <table:table-cell office:value-type="float" office:value="-0.0892555">
                <text:p>-0.0892555</text:p>
              </table:table-cell>
              <table:table-cell office:value-type="float" office:value="0.801794">
                <text:p>0.801794</text:p>
              </table:table-cell>
              <table:table-cell office:value-type="float" office:value="-0.0332826">
                <text:p>-0.0332826</text:p>
              </table:table-cell>
              <table:table-cell office:value-type="float" office:value="0.802408">
                <text:p>0.802408</text:p>
              </table:table-cell>
              <table:table-cell office:value-type="float" office:value="0.0427748">
                <text:p>0.0427748</text:p>
              </table:table-cell>
              <table:table-cell office:value-type="float" office:value="0.803318">
                <text:p>0.803318</text:p>
              </table:table-cell>
              <table:table-cell office:value-type="float" office:value="0.184117">
                <text:p>0.184117</text:p>
              </table:table-cell>
              <table:table-cell office:value-type="float" office:value="0.803916">
                <text:p>0.803916</text:p>
              </table:table-cell>
              <table:table-cell office:value-type="float" office:value="0.27202">
                <text:p>0.27202</text:p>
              </table:table-cell>
              <table:table-cell office:value-type="float" office:value="0.804508">
                <text:p>0.804508</text:p>
              </table:table-cell>
              <table:table-cell office:value-type="float" office:value="0.390442">
                <text:p>0.390442</text:p>
              </table:table-cell>
              <table:table-cell office:value-type="float" office:value="0.805092">
                <text:p>0.805092</text:p>
              </table:table-cell>
              <table:table-cell office:value-type="float" office:value="0.5149">
                <text:p>0.5149</text:p>
              </table:table-cell>
              <table:table-cell office:value-type="float" office:value="0.80567">
                <text:p>0.80567</text:p>
              </table:table-cell>
              <table:table-cell office:value-type="float" office:value="0.647621">
                <text:p>0.647621</text:p>
              </table:table-cell>
              <table:table-cell office:value-type="float" office:value="0.80624">
                <text:p>0.80624</text:p>
              </table:table-cell>
              <table:table-cell office:value-type="float" office:value="0.839187">
                <text:p>0.839187</text:p>
              </table:table-cell>
              <table:table-cell office:value-type="float" office:value="0.807081">
                <text:p>0.807081</text:p>
              </table:table-cell>
              <table:table-cell office:value-type="float" office:value="1.15952">
                <text:p>1.15952</text:p>
              </table:table-cell>
              <table:table-cell office:value-type="float" office:value="0.807632">
                <text:p>0.807632</text:p>
              </table:table-cell>
              <table:table-cell office:value-type="float" office:value="1.37643">
                <text:p>1.37643</text:p>
              </table:table-cell>
              <table:table-cell office:value-type="float" office:value="0.808174">
                <text:p>0.808174</text:p>
              </table:table-cell>
              <table:table-cell office:value-type="float" office:value="1.74782">
                <text:p>1.74782</text:p>
              </table:table-cell>
              <table:table-cell office:value-type="float" office:value="0.808709">
                <text:p>0.808709</text:p>
              </table:table-cell>
              <table:table-cell office:value-type="float" office:value="2.09471">
                <text:p>2.09471</text:p>
              </table:table-cell>
              <table:table-cell office:value-type="float" office:value="0.809494">
                <text:p>0.809494</text:p>
              </table:table-cell>
              <table:table-cell office:value-type="float" office:value="2.92346">
                <text:p>2.923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11325">
                <text:p>0.811325</text:p>
              </table:table-cell>
              <table:table-cell office:value-type="float" office:value="-0.130842">
                <text:p>-0.130842</text:p>
              </table:table-cell>
              <table:table-cell office:value-type="float" office:value="0.811982">
                <text:p>0.811982</text:p>
              </table:table-cell>
              <table:table-cell office:value-type="float" office:value="-0.0893113">
                <text:p>-0.0893113</text:p>
              </table:table-cell>
              <table:table-cell office:value-type="float" office:value="0.812634">
                <text:p>0.812634</text:p>
              </table:table-cell>
              <table:table-cell office:value-type="float" office:value="-0.0333021">
                <text:p>-0.0333021</text:p>
              </table:table-cell>
              <table:table-cell office:value-type="float" office:value="0.813279">
                <text:p>0.813279</text:p>
              </table:table-cell>
              <table:table-cell office:value-type="float" office:value="0.0427901">
                <text:p>0.0427901</text:p>
              </table:table-cell>
              <table:table-cell office:value-type="float" office:value="0.814234">
                <text:p>0.814234</text:p>
              </table:table-cell>
              <table:table-cell office:value-type="float" office:value="0.184176">
                <text:p>0.184176</text:p>
              </table:table-cell>
              <table:table-cell office:value-type="float" office:value="0.814862">
                <text:p>0.814862</text:p>
              </table:table-cell>
              <table:table-cell office:value-type="float" office:value="0.272092">
                <text:p>0.272092</text:p>
              </table:table-cell>
              <table:table-cell office:value-type="float" office:value="0.815483">
                <text:p>0.815483</text:p>
              </table:table-cell>
              <table:table-cell office:value-type="float" office:value="0.390529">
                <text:p>0.390529</text:p>
              </table:table-cell>
              <table:table-cell office:value-type="float" office:value="0.816097">
                <text:p>0.816097</text:p>
              </table:table-cell>
              <table:table-cell office:value-type="float" office:value="0.514995">
                <text:p>0.514995</text:p>
              </table:table-cell>
              <table:table-cell office:value-type="float" office:value="0.816703">
                <text:p>0.816703</text:p>
              </table:table-cell>
              <table:table-cell office:value-type="float" office:value="0.647718">
                <text:p>0.647718</text:p>
              </table:table-cell>
              <table:table-cell office:value-type="float" office:value="0.817302">
                <text:p>0.817302</text:p>
              </table:table-cell>
              <table:table-cell office:value-type="float" office:value="0.83929">
                <text:p>0.83929</text:p>
              </table:table-cell>
              <table:table-cell office:value-type="float" office:value="0.818185">
                <text:p>0.818185</text:p>
              </table:table-cell>
              <table:table-cell office:value-type="float" office:value="1.15962">
                <text:p>1.15962</text:p>
              </table:table-cell>
              <table:table-cell office:value-type="float" office:value="0.818763">
                <text:p>0.818763</text:p>
              </table:table-cell>
              <table:table-cell office:value-type="float" office:value="1.37652">
                <text:p>1.37652</text:p>
              </table:table-cell>
              <table:table-cell office:value-type="float" office:value="0.819333">
                <text:p>0.819333</text:p>
              </table:table-cell>
              <table:table-cell office:value-type="float" office:value="1.74791">
                <text:p>1.74791</text:p>
              </table:table-cell>
              <table:table-cell office:value-type="float" office:value="0.819894">
                <text:p>0.819894</text:p>
              </table:table-cell>
              <table:table-cell office:value-type="float" office:value="2.0948">
                <text:p>2.0948</text:p>
              </table:table-cell>
              <table:table-cell office:value-type="float" office:value="0.820718">
                <text:p>0.820718</text:p>
              </table:table-cell>
              <table:table-cell office:value-type="float" office:value="2.92354">
                <text:p>2.923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22102">
                <text:p>0.822102</text:p>
              </table:table-cell>
              <table:table-cell office:value-type="float" office:value="-0.130963">
                <text:p>-0.130963</text:p>
              </table:table-cell>
              <table:table-cell office:value-type="float" office:value="0.822791">
                <text:p>0.822791</text:p>
              </table:table-cell>
              <table:table-cell office:value-type="float" office:value="-0.0893818">
                <text:p>-0.0893818</text:p>
              </table:table-cell>
              <table:table-cell office:value-type="float" office:value="0.823474">
                <text:p>0.823474</text:p>
              </table:table-cell>
              <table:table-cell office:value-type="float" office:value="-0.033326">
                <text:p>-0.033326</text:p>
              </table:table-cell>
              <table:table-cell office:value-type="float" office:value="0.824149">
                <text:p>0.824149</text:p>
              </table:table-cell>
              <table:table-cell office:value-type="float" office:value="0.0428119">
                <text:p>0.0428119</text:p>
              </table:table-cell>
              <table:table-cell office:value-type="float" office:value="0.82515">
                <text:p>0.82515</text:p>
              </table:table-cell>
              <table:table-cell office:value-type="float" office:value="0.184256">
                <text:p>0.184256</text:p>
              </table:table-cell>
              <table:table-cell office:value-type="float" office:value="0.825808">
                <text:p>0.825808</text:p>
              </table:table-cell>
              <table:table-cell office:value-type="float" office:value="0.272192">
                <text:p>0.272192</text:p>
              </table:table-cell>
              <table:table-cell office:value-type="float" office:value="0.826458">
                <text:p>0.826458</text:p>
              </table:table-cell>
              <table:table-cell office:value-type="float" office:value="0.39065">
                <text:p>0.39065</text:p>
              </table:table-cell>
              <table:table-cell office:value-type="float" office:value="0.827102">
                <text:p>0.827102</text:p>
              </table:table-cell>
              <table:table-cell office:value-type="float" office:value="0.515128">
                <text:p>0.515128</text:p>
              </table:table-cell>
              <table:table-cell office:value-type="float" office:value="0.827737">
                <text:p>0.827737</text:p>
              </table:table-cell>
              <table:table-cell office:value-type="float" office:value="0.647854">
                <text:p>0.647854</text:p>
              </table:table-cell>
              <table:table-cell office:value-type="float" office:value="0.828364">
                <text:p>0.828364</text:p>
              </table:table-cell>
              <table:table-cell office:value-type="float" office:value="0.839436">
                <text:p>0.839436</text:p>
              </table:table-cell>
              <table:table-cell office:value-type="float" office:value="0.829289">
                <text:p>0.829289</text:p>
              </table:table-cell>
              <table:table-cell office:value-type="float" office:value="1.15976">
                <text:p>1.15976</text:p>
              </table:table-cell>
              <table:table-cell office:value-type="float" office:value="0.829895">
                <text:p>0.829895</text:p>
              </table:table-cell>
              <table:table-cell office:value-type="float" office:value="1.37666">
                <text:p>1.37666</text:p>
              </table:table-cell>
              <table:table-cell office:value-type="float" office:value="0.830492">
                <text:p>0.830492</text:p>
              </table:table-cell>
              <table:table-cell office:value-type="float" office:value="1.74805">
                <text:p>1.74805</text:p>
              </table:table-cell>
              <table:table-cell office:value-type="float" office:value="0.831079">
                <text:p>0.831079</text:p>
              </table:table-cell>
              <table:table-cell office:value-type="float" office:value="2.09493">
                <text:p>2.09493</text:p>
              </table:table-cell>
              <table:table-cell office:value-type="float" office:value="0.831943">
                <text:p>0.831943</text:p>
              </table:table-cell>
              <table:table-cell office:value-type="float" office:value="2.92366">
                <text:p>2.923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3288">
                <text:p>0.83288</text:p>
              </table:table-cell>
              <table:table-cell office:value-type="float" office:value="-0.131117">
                <text:p>-0.131117</text:p>
              </table:table-cell>
              <table:table-cell office:value-type="float" office:value="0.8336">
                <text:p>0.8336</text:p>
              </table:table-cell>
              <table:table-cell office:value-type="float" office:value="-0.0894725">
                <text:p>-0.0894725</text:p>
              </table:table-cell>
              <table:table-cell office:value-type="float" office:value="0.834313">
                <text:p>0.834313</text:p>
              </table:table-cell>
              <table:table-cell office:value-type="float" office:value="-0.0333563">
                <text:p>-0.0333563</text:p>
              </table:table-cell>
              <table:table-cell office:value-type="float" office:value="0.83502">
                <text:p>0.83502</text:p>
              </table:table-cell>
              <table:table-cell office:value-type="float" office:value="0.0428422">
                <text:p>0.0428422</text:p>
              </table:table-cell>
              <table:table-cell office:value-type="float" office:value="0.836066">
                <text:p>0.836066</text:p>
              </table:table-cell>
              <table:table-cell office:value-type="float" office:value="0.184365">
                <text:p>0.184365</text:p>
              </table:table-cell>
              <table:table-cell office:value-type="float" office:value="0.836754">
                <text:p>0.836754</text:p>
              </table:table-cell>
              <table:table-cell office:value-type="float" office:value="0.272328">
                <text:p>0.272328</text:p>
              </table:table-cell>
              <table:table-cell office:value-type="float" office:value="0.837434">
                <text:p>0.837434</text:p>
              </table:table-cell>
              <table:table-cell office:value-type="float" office:value="0.390817">
                <text:p>0.390817</text:p>
              </table:table-cell>
              <table:table-cell office:value-type="float" office:value="0.838106">
                <text:p>0.838106</text:p>
              </table:table-cell>
              <table:table-cell office:value-type="float" office:value="0.515312">
                <text:p>0.515312</text:p>
              </table:table-cell>
              <table:table-cell office:value-type="float" office:value="0.83877">
                <text:p>0.83877</text:p>
              </table:table-cell>
              <table:table-cell office:value-type="float" office:value="0.648045">
                <text:p>0.648045</text:p>
              </table:table-cell>
              <table:table-cell office:value-type="float" office:value="0.839426">
                <text:p>0.839426</text:p>
              </table:table-cell>
              <table:table-cell office:value-type="float" office:value="0.839642">
                <text:p>0.839642</text:p>
              </table:table-cell>
              <table:table-cell office:value-type="float" office:value="0.840393">
                <text:p>0.840393</text:p>
              </table:table-cell>
              <table:table-cell office:value-type="float" office:value="1.15997">
                <text:p>1.15997</text:p>
              </table:table-cell>
              <table:table-cell office:value-type="float" office:value="0.841026">
                <text:p>0.841026</text:p>
              </table:table-cell>
              <table:table-cell office:value-type="float" office:value="1.37686">
                <text:p>1.37686</text:p>
              </table:table-cell>
              <table:table-cell office:value-type="float" office:value="0.84165">
                <text:p>0.84165</text:p>
              </table:table-cell>
              <table:table-cell office:value-type="float" office:value="1.74825">
                <text:p>1.74825</text:p>
              </table:table-cell>
              <table:table-cell office:value-type="float" office:value="0.842265">
                <text:p>0.842265</text:p>
              </table:table-cell>
              <table:table-cell office:value-type="float" office:value="2.09512">
                <text:p>2.09512</text:p>
              </table:table-cell>
              <table:table-cell office:value-type="float" office:value="0.843168">
                <text:p>0.843168</text:p>
              </table:table-cell>
              <table:table-cell office:value-type="float" office:value="2.92385">
                <text:p>2.9238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43657">
                <text:p>0.843657</text:p>
              </table:table-cell>
              <table:table-cell office:value-type="float" office:value="-0.131317">
                <text:p>-0.131317</text:p>
              </table:table-cell>
              <table:table-cell office:value-type="float" office:value="0.844409">
                <text:p>0.844409</text:p>
              </table:table-cell>
              <table:table-cell office:value-type="float" office:value="-0.0895906">
                <text:p>-0.0895906</text:p>
              </table:table-cell>
              <table:table-cell office:value-type="float" office:value="0.845153">
                <text:p>0.845153</text:p>
              </table:table-cell>
              <table:table-cell office:value-type="float" office:value="-0.0333953">
                <text:p>-0.0333953</text:p>
              </table:table-cell>
              <table:table-cell office:value-type="float" office:value="0.84589">
                <text:p>0.84589</text:p>
              </table:table-cell>
              <table:table-cell office:value-type="float" office:value="0.0428835">
                <text:p>0.0428835</text:p>
              </table:table-cell>
              <table:table-cell office:value-type="float" office:value="0.846982">
                <text:p>0.846982</text:p>
              </table:table-cell>
              <table:table-cell office:value-type="float" office:value="0.184513">
                <text:p>0.184513</text:p>
              </table:table-cell>
              <table:table-cell office:value-type="float" office:value="0.847699">
                <text:p>0.847699</text:p>
              </table:table-cell>
              <table:table-cell office:value-type="float" office:value="0.272515">
                <text:p>0.272515</text:p>
              </table:table-cell>
              <table:table-cell office:value-type="float" office:value="0.848409">
                <text:p>0.848409</text:p>
              </table:table-cell>
              <table:table-cell office:value-type="float" office:value="0.391046">
                <text:p>0.391046</text:p>
              </table:table-cell>
              <table:table-cell office:value-type="float" office:value="0.849111">
                <text:p>0.849111</text:p>
              </table:table-cell>
              <table:table-cell office:value-type="float" office:value="0.515568">
                <text:p>0.515568</text:p>
              </table:table-cell>
              <table:table-cell office:value-type="float" office:value="0.849804">
                <text:p>0.849804</text:p>
              </table:table-cell>
              <table:table-cell office:value-type="float" office:value="0.648313">
                <text:p>0.648313</text:p>
              </table:table-cell>
              <table:table-cell office:value-type="float" office:value="0.850488">
                <text:p>0.850488</text:p>
              </table:table-cell>
              <table:table-cell office:value-type="float" office:value="0.839935">
                <text:p>0.839935</text:p>
              </table:table-cell>
              <table:table-cell office:value-type="float" office:value="0.851497">
                <text:p>0.851497</text:p>
              </table:table-cell>
              <table:table-cell office:value-type="float" office:value="1.16028">
                <text:p>1.16028</text:p>
              </table:table-cell>
              <table:table-cell office:value-type="float" office:value="0.852158">
                <text:p>0.852158</text:p>
              </table:table-cell>
              <table:table-cell office:value-type="float" office:value="1.37714">
                <text:p>1.37714</text:p>
              </table:table-cell>
              <table:table-cell office:value-type="float" office:value="0.852809">
                <text:p>0.852809</text:p>
              </table:table-cell>
              <table:table-cell office:value-type="float" office:value="1.74855">
                <text:p>1.74855</text:p>
              </table:table-cell>
              <table:table-cell office:value-type="float" office:value="0.85345">
                <text:p>0.85345</text:p>
              </table:table-cell>
              <table:table-cell office:value-type="float" office:value="2.0954">
                <text:p>2.0954</text:p>
              </table:table-cell>
              <table:table-cell office:value-type="float" office:value="0.854392">
                <text:p>0.854392</text:p>
              </table:table-cell>
              <table:table-cell office:value-type="float" office:value="2.92413">
                <text:p>2.924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4434">
                <text:p>0.854434</text:p>
              </table:table-cell>
              <table:table-cell office:value-type="float" office:value="-0.131577">
                <text:p>-0.131577</text:p>
              </table:table-cell>
              <table:table-cell office:value-type="float" office:value="0.855217">
                <text:p>0.855217</text:p>
              </table:table-cell>
              <table:table-cell office:value-type="float" office:value="-0.0897455">
                <text:p>-0.0897455</text:p>
              </table:table-cell>
              <table:table-cell office:value-type="float" office:value="0.855993">
                <text:p>0.855993</text:p>
              </table:table-cell>
              <table:table-cell office:value-type="float" office:value="-0.0334464">
                <text:p>-0.0334464</text:p>
              </table:table-cell>
              <table:table-cell office:value-type="float" office:value="0.85676">
                <text:p>0.85676</text:p>
              </table:table-cell>
              <table:table-cell office:value-type="float" office:value="0.0429394">
                <text:p>0.0429394</text:p>
              </table:table-cell>
              <table:table-cell office:value-type="float" office:value="0.857897">
                <text:p>0.857897</text:p>
              </table:table-cell>
              <table:table-cell office:value-type="float" office:value="0.184714">
                <text:p>0.184714</text:p>
              </table:table-cell>
              <table:table-cell office:value-type="float" office:value="0.858645">
                <text:p>0.858645</text:p>
              </table:table-cell>
              <table:table-cell office:value-type="float" office:value="0.27277">
                <text:p>0.27277</text:p>
              </table:table-cell>
              <table:table-cell office:value-type="float" office:value="0.859385">
                <text:p>0.859385</text:p>
              </table:table-cell>
              <table:table-cell office:value-type="float" office:value="0.391364">
                <text:p>0.391364</text:p>
              </table:table-cell>
              <table:table-cell office:value-type="float" office:value="0.860115">
                <text:p>0.860115</text:p>
              </table:table-cell>
              <table:table-cell office:value-type="float" office:value="0.515924">
                <text:p>0.515924</text:p>
              </table:table-cell>
              <table:table-cell office:value-type="float" office:value="0.860837">
                <text:p>0.860837</text:p>
              </table:table-cell>
              <table:table-cell office:value-type="float" office:value="0.64869">
                <text:p>0.64869</text:p>
              </table:table-cell>
              <table:table-cell office:value-type="float" office:value="0.86155">
                <text:p>0.86155</text:p>
              </table:table-cell>
              <table:table-cell office:value-type="float" office:value="0.84035">
                <text:p>0.84035</text:p>
              </table:table-cell>
              <table:table-cell office:value-type="float" office:value="0.862601">
                <text:p>0.862601</text:p>
              </table:table-cell>
              <table:table-cell office:value-type="float" office:value="1.16071">
                <text:p>1.16071</text:p>
              </table:table-cell>
              <table:table-cell office:value-type="float" office:value="0.86329">
                <text:p>0.86329</text:p>
              </table:table-cell>
              <table:table-cell office:value-type="float" office:value="1.37756">
                <text:p>1.37756</text:p>
              </table:table-cell>
              <table:table-cell office:value-type="float" office:value="0.863968">
                <text:p>0.863968</text:p>
              </table:table-cell>
              <table:table-cell office:value-type="float" office:value="1.749">
                <text:p>1.749</text:p>
              </table:table-cell>
              <table:table-cell office:value-type="float" office:value="0.864636">
                <text:p>0.864636</text:p>
              </table:table-cell>
              <table:table-cell office:value-type="float" office:value="2.09582">
                <text:p>2.09582</text:p>
              </table:table-cell>
              <table:table-cell office:value-type="float" office:value="0.865617">
                <text:p>0.865617</text:p>
              </table:table-cell>
              <table:table-cell office:value-type="float" office:value="2.92455">
                <text:p>2.924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5212">
                <text:p>0.865212</text:p>
              </table:table-cell>
              <table:table-cell office:value-type="float" office:value="-0.131918">
                <text:p>-0.131918</text:p>
              </table:table-cell>
              <table:table-cell office:value-type="float" office:value="0.866026">
                <text:p>0.866026</text:p>
              </table:table-cell>
              <table:table-cell office:value-type="float" office:value="-0.0899496">
                <text:p>-0.0899496</text:p>
              </table:table-cell>
              <table:table-cell office:value-type="float" office:value="0.866832">
                <text:p>0.866832</text:p>
              </table:table-cell>
              <table:table-cell office:value-type="float" office:value="-0.0335139">
                <text:p>-0.0335139</text:p>
              </table:table-cell>
              <table:table-cell office:value-type="float" office:value="0.867631">
                <text:p>0.867631</text:p>
              </table:table-cell>
              <table:table-cell office:value-type="float" office:value="0.043015">
                <text:p>0.043015</text:p>
              </table:table-cell>
              <table:table-cell office:value-type="float" office:value="0.868813">
                <text:p>0.868813</text:p>
              </table:table-cell>
              <table:table-cell office:value-type="float" office:value="0.184987">
                <text:p>0.184987</text:p>
              </table:table-cell>
              <table:table-cell office:value-type="float" office:value="0.869591">
                <text:p>0.869591</text:p>
              </table:table-cell>
              <table:table-cell office:value-type="float" office:value="0.27312">
                <text:p>0.27312</text:p>
              </table:table-cell>
              <table:table-cell office:value-type="float" office:value="0.87036">
                <text:p>0.87036</text:p>
              </table:table-cell>
              <table:table-cell office:value-type="float" office:value="0.391801">
                <text:p>0.391801</text:p>
              </table:table-cell>
              <table:table-cell office:value-type="float" office:value="0.87112">
                <text:p>0.87112</text:p>
              </table:table-cell>
              <table:table-cell office:value-type="float" office:value="0.51642">
                <text:p>0.51642</text:p>
              </table:table-cell>
              <table:table-cell office:value-type="float" office:value="0.871871">
                <text:p>0.871871</text:p>
              </table:table-cell>
              <table:table-cell office:value-type="float" office:value="0.649219">
                <text:p>0.649219</text:p>
              </table:table-cell>
              <table:table-cell office:value-type="float" office:value="0.872612">
                <text:p>0.872612</text:p>
              </table:table-cell>
              <table:table-cell office:value-type="float" office:value="0.84094">
                <text:p>0.84094</text:p>
              </table:table-cell>
              <table:table-cell office:value-type="float" office:value="0.873705">
                <text:p>0.873705</text:p>
              </table:table-cell>
              <table:table-cell office:value-type="float" office:value="1.16134">
                <text:p>1.16134</text:p>
              </table:table-cell>
              <table:table-cell office:value-type="float" office:value="0.874421">
                <text:p>0.874421</text:p>
              </table:table-cell>
              <table:table-cell office:value-type="float" office:value="1.37817">
                <text:p>1.37817</text:p>
              </table:table-cell>
              <table:table-cell office:value-type="float" office:value="0.875127">
                <text:p>0.875127</text:p>
              </table:table-cell>
              <table:table-cell office:value-type="float" office:value="1.74965">
                <text:p>1.74965</text:p>
              </table:table-cell>
              <table:table-cell office:value-type="float" office:value="0.875821">
                <text:p>0.875821</text:p>
              </table:table-cell>
              <table:table-cell office:value-type="float" office:value="2.09645">
                <text:p>2.09645</text:p>
              </table:table-cell>
              <table:table-cell office:value-type="float" office:value="0.876842">
                <text:p>0.876842</text:p>
              </table:table-cell>
              <table:table-cell office:value-type="float" office:value="2.92521">
                <text:p>2.925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75989">
                <text:p>0.875989</text:p>
              </table:table-cell>
              <table:table-cell office:value-type="float" office:value="-0.132367">
                <text:p>-0.132367</text:p>
              </table:table-cell>
              <table:table-cell office:value-type="float" office:value="0.876835">
                <text:p>0.876835</text:p>
              </table:table-cell>
              <table:table-cell office:value-type="float" office:value="-0.0902194">
                <text:p>-0.0902194</text:p>
              </table:table-cell>
              <table:table-cell office:value-type="float" office:value="0.877672">
                <text:p>0.877672</text:p>
              </table:table-cell>
              <table:table-cell office:value-type="float" office:value="-0.0336034">
                <text:p>-0.0336034</text:p>
              </table:table-cell>
              <table:table-cell office:value-type="float" office:value="0.878501">
                <text:p>0.878501</text:p>
              </table:table-cell>
              <table:table-cell office:value-type="float" office:value="0.0431167">
                <text:p>0.0431167</text:p>
              </table:table-cell>
              <table:table-cell office:value-type="float" office:value="0.879729">
                <text:p>0.879729</text:p>
              </table:table-cell>
              <table:table-cell office:value-type="float" office:value="0.185359">
                <text:p>0.185359</text:p>
              </table:table-cell>
              <table:table-cell office:value-type="float" office:value="0.880537">
                <text:p>0.880537</text:p>
              </table:table-cell>
              <table:table-cell office:value-type="float" office:value="0.273599">
                <text:p>0.273599</text:p>
              </table:table-cell>
              <table:table-cell office:value-type="float" office:value="0.881335">
                <text:p>0.881335</text:p>
              </table:table-cell>
              <table:table-cell office:value-type="float" office:value="0.392406">
                <text:p>0.392406</text:p>
              </table:table-cell>
              <table:table-cell office:value-type="float" office:value="0.882125">
                <text:p>0.882125</text:p>
              </table:table-cell>
              <table:table-cell office:value-type="float" office:value="0.517112">
                <text:p>0.517112</text:p>
              </table:table-cell>
              <table:table-cell office:value-type="float" office:value="0.882904">
                <text:p>0.882904</text:p>
              </table:table-cell>
              <table:table-cell office:value-type="float" office:value="0.649963">
                <text:p>0.649963</text:p>
              </table:table-cell>
              <table:table-cell office:value-type="float" office:value="0.883674">
                <text:p>0.883674</text:p>
              </table:table-cell>
              <table:table-cell office:value-type="float" office:value="0.841777">
                <text:p>0.841777</text:p>
              </table:table-cell>
              <table:table-cell office:value-type="float" office:value="0.884809">
                <text:p>0.884809</text:p>
              </table:table-cell>
              <table:table-cell office:value-type="float" office:value="1.16225">
                <text:p>1.16225</text:p>
              </table:table-cell>
              <table:table-cell office:value-type="float" office:value="0.885553">
                <text:p>0.885553</text:p>
              </table:table-cell>
              <table:table-cell office:value-type="float" office:value="1.37907">
                <text:p>1.37907</text:p>
              </table:table-cell>
              <table:table-cell office:value-type="float" office:value="0.886285">
                <text:p>0.886285</text:p>
              </table:table-cell>
              <table:table-cell office:value-type="float" office:value="1.75062">
                <text:p>1.75062</text:p>
              </table:table-cell>
              <table:table-cell office:value-type="float" office:value="0.887007">
                <text:p>0.887007</text:p>
              </table:table-cell>
              <table:table-cell office:value-type="float" office:value="2.0974">
                <text:p>2.0974</text:p>
              </table:table-cell>
              <table:table-cell office:value-type="float" office:value="0.888066">
                <text:p>0.888066</text:p>
              </table:table-cell>
              <table:table-cell office:value-type="float" office:value="2.92621">
                <text:p>2.926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86766">
                <text:p>0.886766</text:p>
              </table:table-cell>
              <table:table-cell office:value-type="float" office:value="-0.132958">
                <text:p>-0.132958</text:p>
              </table:table-cell>
              <table:table-cell office:value-type="float" office:value="0.887643">
                <text:p>0.887643</text:p>
              </table:table-cell>
              <table:table-cell office:value-type="float" office:value="-0.0905772">
                <text:p>-0.0905772</text:p>
              </table:table-cell>
              <table:table-cell office:value-type="float" office:value="0.888512">
                <text:p>0.888512</text:p>
              </table:table-cell>
              <table:table-cell office:value-type="float" office:value="-0.0337227">
                <text:p>-0.0337227</text:p>
              </table:table-cell>
              <table:table-cell office:value-type="float" office:value="0.889372">
                <text:p>0.889372</text:p>
              </table:table-cell>
              <table:table-cell office:value-type="float" office:value="0.0432538">
                <text:p>0.0432538</text:p>
              </table:table-cell>
              <table:table-cell office:value-type="float" office:value="0.890645">
                <text:p>0.890645</text:p>
              </table:table-cell>
              <table:table-cell office:value-type="float" office:value="0.185864">
                <text:p>0.185864</text:p>
              </table:table-cell>
              <table:table-cell office:value-type="float" office:value="0.891483">
                <text:p>0.891483</text:p>
              </table:table-cell>
              <table:table-cell office:value-type="float" office:value="0.274255">
                <text:p>0.274255</text:p>
              </table:table-cell>
              <table:table-cell office:value-type="float" office:value="0.892311">
                <text:p>0.892311</text:p>
              </table:table-cell>
              <table:table-cell office:value-type="float" office:value="0.393241">
                <text:p>0.393241</text:p>
              </table:table-cell>
              <table:table-cell office:value-type="float" office:value="0.893129">
                <text:p>0.893129</text:p>
              </table:table-cell>
              <table:table-cell office:value-type="float" office:value="0.518075">
                <text:p>0.518075</text:p>
              </table:table-cell>
              <table:table-cell office:value-type="float" office:value="0.893938">
                <text:p>0.893938</text:p>
              </table:table-cell>
              <table:table-cell office:value-type="float" office:value="0.65101">
                <text:p>0.65101</text:p>
              </table:table-cell>
              <table:table-cell office:value-type="float" office:value="0.894736">
                <text:p>0.894736</text:p>
              </table:table-cell>
              <table:table-cell office:value-type="float" office:value="0.842966">
                <text:p>0.842966</text:p>
              </table:table-cell>
              <table:table-cell office:value-type="float" office:value="0.895913">
                <text:p>0.895913</text:p>
              </table:table-cell>
              <table:table-cell office:value-type="float" office:value="1.16356">
                <text:p>1.16356</text:p>
              </table:table-cell>
              <table:table-cell office:value-type="float" office:value="0.896684">
                <text:p>0.896684</text:p>
              </table:table-cell>
              <table:table-cell office:value-type="float" office:value="1.38037">
                <text:p>1.38037</text:p>
              </table:table-cell>
              <table:table-cell office:value-type="float" office:value="0.897444">
                <text:p>0.897444</text:p>
              </table:table-cell>
              <table:table-cell office:value-type="float" office:value="1.75205">
                <text:p>1.75205</text:p>
              </table:table-cell>
              <table:table-cell office:value-type="float" office:value="0.898192">
                <text:p>0.898192</text:p>
              </table:table-cell>
              <table:table-cell office:value-type="float" office:value="2.09882">
                <text:p>2.09882</text:p>
              </table:table-cell>
              <table:table-cell office:value-type="float" office:value="0.899291">
                <text:p>0.899291</text:p>
              </table:table-cell>
              <table:table-cell office:value-type="float" office:value="2.92773">
                <text:p>2.9277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97544">
                <text:p>0.897544</text:p>
              </table:table-cell>
              <table:table-cell office:value-type="float" office:value="-0.13374">
                <text:p>-0.13374</text:p>
              </table:table-cell>
              <table:table-cell office:value-type="float" office:value="0.898452">
                <text:p>0.898452</text:p>
              </table:table-cell>
              <table:table-cell office:value-type="float" office:value="-0.0910529">
                <text:p>-0.0910529</text:p>
              </table:table-cell>
              <table:table-cell office:value-type="float" office:value="0.899351">
                <text:p>0.899351</text:p>
              </table:table-cell>
              <table:table-cell office:value-type="float" office:value="-0.0338823">
                <text:p>-0.0338823</text:p>
              </table:table-cell>
              <table:table-cell office:value-type="float" office:value="0.900242">
                <text:p>0.900242</text:p>
              </table:table-cell>
              <table:table-cell office:value-type="float" office:value="0.043439">
                <text:p>0.043439</text:p>
              </table:table-cell>
              <table:table-cell office:value-type="float" office:value="0.901561">
                <text:p>0.901561</text:p>
              </table:table-cell>
              <table:table-cell office:value-type="float" office:value="0.186553">
                <text:p>0.186553</text:p>
              </table:table-cell>
              <table:table-cell office:value-type="float" office:value="0.902428">
                <text:p>0.902428</text:p>
              </table:table-cell>
              <table:table-cell office:value-type="float" office:value="0.275157">
                <text:p>0.275157</text:p>
              </table:table-cell>
              <table:table-cell office:value-type="float" office:value="0.903286">
                <text:p>0.903286</text:p>
              </table:table-cell>
              <table:table-cell office:value-type="float" office:value="0.394397">
                <text:p>0.394397</text:p>
              </table:table-cell>
              <table:table-cell office:value-type="float" office:value="0.904134">
                <text:p>0.904134</text:p>
              </table:table-cell>
              <table:table-cell office:value-type="float" office:value="0.519421">
                <text:p>0.519421</text:p>
              </table:table-cell>
              <table:table-cell office:value-type="float" office:value="0.904971">
                <text:p>0.904971</text:p>
              </table:table-cell>
              <table:table-cell office:value-type="float" office:value="0.652485">
                <text:p>0.652485</text:p>
              </table:table-cell>
              <table:table-cell office:value-type="float" office:value="0.905798">
                <text:p>0.905798</text:p>
              </table:table-cell>
              <table:table-cell office:value-type="float" office:value="0.844658">
                <text:p>0.844658</text:p>
              </table:table-cell>
              <table:table-cell office:value-type="float" office:value="0.907017">
                <text:p>0.907017</text:p>
              </table:table-cell>
              <table:table-cell office:value-type="float" office:value="1.16545">
                <text:p>1.16545</text:p>
              </table:table-cell>
              <table:table-cell office:value-type="float" office:value="0.907816">
                <text:p>0.907816</text:p>
              </table:table-cell>
              <table:table-cell office:value-type="float" office:value="1.38227">
                <text:p>1.38227</text:p>
              </table:table-cell>
              <table:table-cell office:value-type="float" office:value="0.908603">
                <text:p>0.908603</text:p>
              </table:table-cell>
              <table:table-cell office:value-type="float" office:value="1.75416">
                <text:p>1.75416</text:p>
              </table:table-cell>
              <table:table-cell office:value-type="float" office:value="0.909377">
                <text:p>0.909377</text:p>
              </table:table-cell>
              <table:table-cell office:value-type="float" office:value="2.10094">
                <text:p>2.10094</text:p>
              </table:table-cell>
              <table:table-cell office:value-type="float" office:value="0.910516">
                <text:p>0.910516</text:p>
              </table:table-cell>
              <table:table-cell office:value-type="float" office:value="2.93006">
                <text:p>2.9300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908321">
                <text:p>0.908321</text:p>
              </table:table-cell>
              <table:table-cell office:value-type="float" office:value="-0.134777">
                <text:p>-0.134777</text:p>
              </table:table-cell>
              <table:table-cell office:value-type="float" office:value="0.909261">
                <text:p>0.909261</text:p>
              </table:table-cell>
              <table:table-cell office:value-type="float" office:value="-0.0916878">
                <text:p>-0.0916878</text:p>
              </table:table-cell>
              <table:table-cell office:value-type="float" office:value="0.910191">
                <text:p>0.910191</text:p>
              </table:table-cell>
              <table:table-cell office:value-type="float" office:value="-0.0340963">
                <text:p>-0.0340963</text:p>
              </table:table-cell>
              <table:table-cell office:value-type="float" office:value="0.911113">
                <text:p>0.911113</text:p>
              </table:table-cell>
              <table:table-cell office:value-type="float" office:value="0.0436894">
                <text:p>0.0436894</text:p>
              </table:table-cell>
              <table:table-cell office:value-type="float" office:value="0.912477">
                <text:p>0.912477</text:p>
              </table:table-cell>
              <table:table-cell office:value-type="float" office:value="0.187494">
                <text:p>0.187494</text:p>
              </table:table-cell>
              <table:table-cell office:value-type="float" office:value="0.913374">
                <text:p>0.913374</text:p>
              </table:table-cell>
              <table:table-cell office:value-type="float" office:value="0.276397">
                <text:p>0.276397</text:p>
              </table:table-cell>
              <table:table-cell office:value-type="float" office:value="0.914262">
                <text:p>0.914262</text:p>
              </table:table-cell>
              <table:table-cell office:value-type="float" office:value="0.396001">
                <text:p>0.396001</text:p>
              </table:table-cell>
              <table:table-cell office:value-type="float" office:value="0.915138">
                <text:p>0.915138</text:p>
              </table:table-cell>
              <table:table-cell office:value-type="float" office:value="0.521302">
                <text:p>0.521302</text:p>
              </table:table-cell>
              <table:table-cell office:value-type="float" office:value="0.916005">
                <text:p>0.916005</text:p>
              </table:table-cell>
              <table:table-cell office:value-type="float" office:value="0.654566">
                <text:p>0.654566</text:p>
              </table:table-cell>
              <table:table-cell office:value-type="float" office:value="0.91686">
                <text:p>0.91686</text:p>
              </table:table-cell>
              <table:table-cell office:value-type="float" office:value="0.847067">
                <text:p>0.847067</text:p>
              </table:table-cell>
              <table:table-cell office:value-type="float" office:value="0.918121">
                <text:p>0.918121</text:p>
              </table:table-cell>
              <table:table-cell office:value-type="float" office:value="1.16819">
                <text:p>1.16819</text:p>
              </table:table-cell>
              <table:table-cell office:value-type="float" office:value="0.918948">
                <text:p>0.918948</text:p>
              </table:table-cell>
              <table:table-cell office:value-type="float" office:value="1.38505">
                <text:p>1.38505</text:p>
              </table:table-cell>
              <table:table-cell office:value-type="float" office:value="0.919761">
                <text:p>0.919761</text:p>
              </table:table-cell>
              <table:table-cell office:value-type="float" office:value="1.75728">
                <text:p>1.75728</text:p>
              </table:table-cell>
              <table:table-cell office:value-type="float" office:value="0.920563">
                <text:p>0.920563</text:p>
              </table:table-cell>
              <table:table-cell office:value-type="float" office:value="2.10412">
                <text:p>2.10412</text:p>
              </table:table-cell>
              <table:table-cell office:value-type="float" office:value="0.92174">
                <text:p>0.92174</text:p>
              </table:table-cell>
              <table:table-cell office:value-type="float" office:value="2.93362">
                <text:p>2.933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9099">
                <text:p>0.919099</text:p>
              </table:table-cell>
              <table:table-cell office:value-type="float" office:value="-0.136161">
                <text:p>-0.136161</text:p>
              </table:table-cell>
              <table:table-cell office:value-type="float" office:value="0.920069">
                <text:p>0.920069</text:p>
              </table:table-cell>
              <table:table-cell office:value-type="float" office:value="-0.0925386">
                <text:p>-0.0925386</text:p>
              </table:table-cell>
              <table:table-cell office:value-type="float" office:value="0.921031">
                <text:p>0.921031</text:p>
              </table:table-cell>
              <table:table-cell office:value-type="float" office:value="-0.0343847">
                <text:p>-0.0343847</text:p>
              </table:table-cell>
              <table:table-cell office:value-type="float" office:value="0.921983">
                <text:p>0.921983</text:p>
              </table:table-cell>
              <table:table-cell office:value-type="float" office:value="0.044029">
                <text:p>0.044029</text:p>
              </table:table-cell>
              <table:table-cell office:value-type="float" office:value="0.923393">
                <text:p>0.923393</text:p>
              </table:table-cell>
              <table:table-cell office:value-type="float" office:value="0.188784">
                <text:p>0.188784</text:p>
              </table:table-cell>
              <table:table-cell office:value-type="float" office:value="0.92432">
                <text:p>0.92432</text:p>
              </table:table-cell>
              <table:table-cell office:value-type="float" office:value="0.278109">
                <text:p>0.278109</text:p>
              </table:table-cell>
              <table:table-cell office:value-type="float" office:value="0.925237">
                <text:p>0.925237</text:p>
              </table:table-cell>
              <table:table-cell office:value-type="float" office:value="0.398231">
                <text:p>0.398231</text:p>
              </table:table-cell>
              <table:table-cell office:value-type="float" office:value="0.926143">
                <text:p>0.926143</text:p>
              </table:table-cell>
              <table:table-cell office:value-type="float" office:value="0.52394">
                <text:p>0.52394</text:p>
              </table:table-cell>
              <table:table-cell office:value-type="float" office:value="0.927038">
                <text:p>0.927038</text:p>
              </table:table-cell>
              <table:table-cell office:value-type="float" office:value="0.657509">
                <text:p>0.657509</text:p>
              </table:table-cell>
              <table:table-cell office:value-type="float" office:value="0.927922">
                <text:p>0.927922</text:p>
              </table:table-cell>
              <table:table-cell office:value-type="float" office:value="0.850506">
                <text:p>0.850506</text:p>
              </table:table-cell>
              <table:table-cell office:value-type="float" office:value="0.929225">
                <text:p>0.929225</text:p>
              </table:table-cell>
              <table:table-cell office:value-type="float" office:value="1.17216">
                <text:p>1.17216</text:p>
              </table:table-cell>
              <table:table-cell office:value-type="float" office:value="0.930079">
                <text:p>0.930079</text:p>
              </table:table-cell>
              <table:table-cell office:value-type="float" office:value="1.38912">
                <text:p>1.38912</text:p>
              </table:table-cell>
              <table:table-cell office:value-type="float" office:value="0.93092">
                <text:p>0.93092</text:p>
              </table:table-cell>
              <table:table-cell office:value-type="float" office:value="1.76191">
                <text:p>1.76191</text:p>
              </table:table-cell>
              <table:table-cell office:value-type="float" office:value="0.931748">
                <text:p>0.931748</text:p>
              </table:table-cell>
              <table:table-cell office:value-type="float" office:value="2.10889">
                <text:p>2.10889</text:p>
              </table:table-cell>
              <table:table-cell office:value-type="float" office:value="0.932965">
                <text:p>0.932965</text:p>
              </table:table-cell>
              <table:table-cell office:value-type="float" office:value="2.93908">
                <text:p>2.939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929876">
                <text:p>0.929876</text:p>
              </table:table-cell>
              <table:table-cell office:value-type="float" office:value="-0.138017">
                <text:p>-0.138017</text:p>
              </table:table-cell>
              <table:table-cell office:value-type="float" office:value="0.930878">
                <text:p>0.930878</text:p>
              </table:table-cell>
              <table:table-cell office:value-type="float" office:value="-0.0936851">
                <text:p>-0.0936851</text:p>
              </table:table-cell>
              <table:table-cell office:value-type="float" office:value="0.931871">
                <text:p>0.931871</text:p>
              </table:table-cell>
              <table:table-cell office:value-type="float" office:value="-0.034775">
                <text:p>-0.034775</text:p>
              </table:table-cell>
              <table:table-cell office:value-type="float" office:value="0.932853">
                <text:p>0.932853</text:p>
              </table:table-cell>
              <table:table-cell office:value-type="float" office:value="0.0444921">
                <text:p>0.0444921</text:p>
              </table:table-cell>
              <table:table-cell office:value-type="float" office:value="0.934309">
                <text:p>0.934309</text:p>
              </table:table-cell>
              <table:table-cell office:value-type="float" office:value="0.190558">
                <text:p>0.190558</text:p>
              </table:table-cell>
              <table:table-cell office:value-type="float" office:value="0.935266">
                <text:p>0.935266</text:p>
              </table:table-cell>
              <table:table-cell office:value-type="float" office:value="0.28048">
                <text:p>0.28048</text:p>
              </table:table-cell>
              <table:table-cell office:value-type="float" office:value="0.936212">
                <text:p>0.936212</text:p>
              </table:table-cell>
              <table:table-cell office:value-type="float" office:value="0.401344">
                <text:p>0.401344</text:p>
              </table:table-cell>
              <table:table-cell office:value-type="float" office:value="0.937148">
                <text:p>0.937148</text:p>
              </table:table-cell>
              <table:table-cell office:value-type="float" office:value="0.52765">
                <text:p>0.52765</text:p>
              </table:table-cell>
              <table:table-cell office:value-type="float" office:value="0.938072">
                <text:p>0.938072</text:p>
              </table:table-cell>
              <table:table-cell office:value-type="float" office:value="0.661682">
                <text:p>0.661682</text:p>
              </table:table-cell>
              <table:table-cell office:value-type="float" office:value="0.938984">
                <text:p>0.938984</text:p>
              </table:table-cell>
              <table:table-cell office:value-type="float" office:value="0.855428">
                <text:p>0.855428</text:p>
              </table:table-cell>
              <table:table-cell office:value-type="float" office:value="0.940329">
                <text:p>0.940329</text:p>
              </table:table-cell>
              <table:table-cell office:value-type="float" office:value="1.17792">
                <text:p>1.17792</text:p>
              </table:table-cell>
              <table:table-cell office:value-type="float" office:value="0.941211">
                <text:p>0.941211</text:p>
              </table:table-cell>
              <table:table-cell office:value-type="float" office:value="1.39509">
                <text:p>1.39509</text:p>
              </table:table-cell>
              <table:table-cell office:value-type="float" office:value="0.942079">
                <text:p>0.942079</text:p>
              </table:table-cell>
              <table:table-cell office:value-type="float" office:value="1.76878">
                <text:p>1.76878</text:p>
              </table:table-cell>
              <table:table-cell office:value-type="float" office:value="0.942934">
                <text:p>0.942934</text:p>
              </table:table-cell>
              <table:table-cell office:value-type="float" office:value="2.11605">
                <text:p>2.11605</text:p>
              </table:table-cell>
              <table:table-cell office:value-type="float" office:value="0.94419">
                <text:p>0.94419</text:p>
              </table:table-cell>
              <table:table-cell office:value-type="float" office:value="2.94745">
                <text:p>2.9474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940653">
                <text:p>0.940653</text:p>
              </table:table-cell>
              <table:table-cell office:value-type="float" office:value="-0.140526">
                <text:p>-0.140526</text:p>
              </table:table-cell>
              <table:table-cell office:value-type="float" office:value="0.941687">
                <text:p>0.941687</text:p>
              </table:table-cell>
              <table:table-cell office:value-type="float" office:value="-0.0952414">
                <text:p>-0.0952414</text:p>
              </table:table-cell>
              <table:table-cell office:value-type="float" office:value="0.94271">
                <text:p>0.94271</text:p>
              </table:table-cell>
              <table:table-cell office:value-type="float" office:value="-0.0353077">
                <text:p>-0.0353077</text:p>
              </table:table-cell>
              <table:table-cell office:value-type="float" office:value="0.943724">
                <text:p>0.943724</text:p>
              </table:table-cell>
              <table:table-cell office:value-type="float" office:value="0.0451273">
                <text:p>0.0451273</text:p>
              </table:table-cell>
              <table:table-cell office:value-type="float" office:value="0.945225">
                <text:p>0.945225</text:p>
              </table:table-cell>
              <table:table-cell office:value-type="float" office:value="0.193014">
                <text:p>0.193014</text:p>
              </table:table-cell>
              <table:table-cell office:value-type="float" office:value="0.946212">
                <text:p>0.946212</text:p>
              </table:table-cell>
              <table:table-cell office:value-type="float" office:value="0.283784">
                <text:p>0.283784</text:p>
              </table:table-cell>
              <table:table-cell office:value-type="float" office:value="0.947188">
                <text:p>0.947188</text:p>
              </table:table-cell>
              <table:table-cell office:value-type="float" office:value="0.40571">
                <text:p>0.40571</text:p>
              </table:table-cell>
              <table:table-cell office:value-type="float" office:value="0.948152">
                <text:p>0.948152</text:p>
              </table:table-cell>
              <table:table-cell office:value-type="float" office:value="0.532894">
                <text:p>0.532894</text:p>
              </table:table-cell>
              <table:table-cell office:value-type="float" office:value="0.949105">
                <text:p>0.949105</text:p>
              </table:table-cell>
              <table:table-cell office:value-type="float" office:value="0.667629">
                <text:p>0.667629</text:p>
              </table:table-cell>
              <table:table-cell office:value-type="float" office:value="0.950046">
                <text:p>0.950046</text:p>
              </table:table-cell>
              <table:table-cell office:value-type="float" office:value="0.862503">
                <text:p>0.862503</text:p>
              </table:table-cell>
              <table:table-cell office:value-type="float" office:value="0.951433">
                <text:p>0.951433</text:p>
              </table:table-cell>
              <table:table-cell office:value-type="float" office:value="1.18633">
                <text:p>1.18633</text:p>
              </table:table-cell>
              <table:table-cell office:value-type="float" office:value="0.952342">
                <text:p>0.952342</text:p>
              </table:table-cell>
              <table:table-cell office:value-type="float" office:value="1.40389">
                <text:p>1.40389</text:p>
              </table:table-cell>
              <table:table-cell office:value-type="float" office:value="0.953238">
                <text:p>0.953238</text:p>
              </table:table-cell>
              <table:table-cell office:value-type="float" office:value="1.77902">
                <text:p>1.77902</text:p>
              </table:table-cell>
              <table:table-cell office:value-type="float" office:value="0.954119">
                <text:p>0.954119</text:p>
              </table:table-cell>
              <table:table-cell office:value-type="float" office:value="2.12686">
                <text:p>2.12686</text:p>
              </table:table-cell>
              <table:table-cell office:value-type="float" office:value="0.955414">
                <text:p>0.955414</text:p>
              </table:table-cell>
              <table:table-cell office:value-type="float" office:value="2.96031">
                <text:p>2.9603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951431">
                <text:p>0.951431</text:p>
              </table:table-cell>
              <table:table-cell office:value-type="float" office:value="-0.143954">
                <text:p>-0.143954</text:p>
              </table:table-cell>
              <table:table-cell office:value-type="float" office:value="0.952495">
                <text:p>0.952495</text:p>
              </table:table-cell>
              <table:table-cell office:value-type="float" office:value="-0.0973748">
                <text:p>-0.0973748</text:p>
              </table:table-cell>
              <table:table-cell office:value-type="float" office:value="0.95355">
                <text:p>0.95355</text:p>
              </table:table-cell>
              <table:table-cell office:value-type="float" office:value="-0.0360408">
                <text:p>-0.0360408</text:p>
              </table:table-cell>
              <table:table-cell office:value-type="float" office:value="0.954594">
                <text:p>0.954594</text:p>
              </table:table-cell>
              <table:table-cell office:value-type="float" office:value="0.0460062">
                <text:p>0.0460062</text:p>
              </table:table-cell>
              <table:table-cell office:value-type="float" office:value="0.95614">
                <text:p>0.95614</text:p>
              </table:table-cell>
              <table:table-cell office:value-type="float" office:value="0.196443">
                <text:p>0.196443</text:p>
              </table:table-cell>
              <table:table-cell office:value-type="float" office:value="0.957158">
                <text:p>0.957158</text:p>
              </table:table-cell>
              <table:table-cell office:value-type="float" office:value="0.288422">
                <text:p>0.288422</text:p>
              </table:table-cell>
              <table:table-cell office:value-type="float" office:value="0.958163">
                <text:p>0.958163</text:p>
              </table:table-cell>
              <table:table-cell office:value-type="float" office:value="0.411882">
                <text:p>0.411882</text:p>
              </table:table-cell>
              <table:table-cell office:value-type="float" office:value="0.959157">
                <text:p>0.959157</text:p>
              </table:table-cell>
              <table:table-cell office:value-type="float" office:value="0.540358">
                <text:p>0.540358</text:p>
              </table:table-cell>
              <table:table-cell office:value-type="float" office:value="0.960139">
                <text:p>0.960139</text:p>
              </table:table-cell>
              <table:table-cell office:value-type="float" office:value="0.676155">
                <text:p>0.676155</text:p>
              </table:table-cell>
              <table:table-cell office:value-type="float" office:value="0.961108">
                <text:p>0.961108</text:p>
              </table:table-cell>
              <table:table-cell office:value-type="float" office:value="0.872734">
                <text:p>0.872734</text:p>
              </table:table-cell>
              <table:table-cell office:value-type="float" office:value="0.962537">
                <text:p>0.962537</text:p>
              </table:table-cell>
              <table:table-cell office:value-type="float" office:value="1.19864">
                <text:p>1.19864</text:p>
              </table:table-cell>
              <table:table-cell office:value-type="float" office:value="0.963474">
                <text:p>0.963474</text:p>
              </table:table-cell>
              <table:table-cell office:value-type="float" office:value="1.41691">
                <text:p>1.41691</text:p>
              </table:table-cell>
              <table:table-cell office:value-type="float" office:value="0.964396">
                <text:p>0.964396</text:p>
              </table:table-cell>
              <table:table-cell office:value-type="float" office:value="1.79435">
                <text:p>1.79435</text:p>
              </table:table-cell>
              <table:table-cell office:value-type="float" office:value="0.965304">
                <text:p>0.965304</text:p>
              </table:table-cell>
              <table:table-cell office:value-type="float" office:value="2.14321">
                <text:p>2.14321</text:p>
              </table:table-cell>
              <table:table-cell office:value-type="float" office:value="0.966639">
                <text:p>0.966639</text:p>
              </table:table-cell>
              <table:table-cell office:value-type="float" office:value="2.98017">
                <text:p>2.980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962208">
                <text:p>0.962208</text:p>
              </table:table-cell>
              <table:table-cell office:value-type="float" office:value="-0.148708">
                <text:p>-0.148708</text:p>
              </table:table-cell>
              <table:table-cell office:value-type="float" office:value="0.963304">
                <text:p>0.963304</text:p>
              </table:table-cell>
              <table:table-cell office:value-type="float" office:value="-0.100339">
                <text:p>-0.100339</text:p>
              </table:table-cell>
              <table:table-cell office:value-type="float" office:value="0.96439">
                <text:p>0.96439</text:p>
              </table:table-cell>
              <table:table-cell office:value-type="float" office:value="-0.037063">
                <text:p>-0.037063</text:p>
              </table:table-cell>
              <table:table-cell office:value-type="float" office:value="0.965465">
                <text:p>0.965465</text:p>
              </table:table-cell>
              <table:table-cell office:value-type="float" office:value="0.0472374">
                <text:p>0.0472374</text:p>
              </table:table-cell>
              <table:table-cell office:value-type="float" office:value="0.967056">
                <text:p>0.967056</text:p>
              </table:table-cell>
              <table:table-cell office:value-type="float" office:value="0.201284">
                <text:p>0.201284</text:p>
              </table:table-cell>
              <table:table-cell office:value-type="float" office:value="0.968103">
                <text:p>0.968103</text:p>
              </table:table-cell>
              <table:table-cell office:value-type="float" office:value="0.295004">
                <text:p>0.295004</text:p>
              </table:table-cell>
              <table:table-cell office:value-type="float" office:value="0.969139">
                <text:p>0.969139</text:p>
              </table:table-cell>
              <table:table-cell office:value-type="float" office:value="0.420695">
                <text:p>0.420695</text:p>
              </table:table-cell>
              <table:table-cell office:value-type="float" office:value="0.970162">
                <text:p>0.970162</text:p>
              </table:table-cell>
              <table:table-cell office:value-type="float" office:value="0.551085">
                <text:p>0.551085</text:p>
              </table:table-cell>
              <table:table-cell office:value-type="float" office:value="0.971172">
                <text:p>0.971172</text:p>
              </table:table-cell>
              <table:table-cell office:value-type="float" office:value="0.688493">
                <text:p>0.688493</text:p>
              </table:table-cell>
              <table:table-cell office:value-type="float" office:value="0.97217">
                <text:p>0.97217</text:p>
              </table:table-cell>
              <table:table-cell office:value-type="float" office:value="0.887659">
                <text:p>0.887659</text:p>
              </table:table-cell>
              <table:table-cell office:value-type="float" office:value="0.973642">
                <text:p>0.973642</text:p>
              </table:table-cell>
              <table:table-cell office:value-type="float" office:value="1.21684">
                <text:p>1.21684</text:p>
              </table:table-cell>
              <table:table-cell office:value-type="float" office:value="0.974605">
                <text:p>0.974605</text:p>
              </table:table-cell>
              <table:table-cell office:value-type="float" office:value="1.43633">
                <text:p>1.43633</text:p>
              </table:table-cell>
              <table:table-cell office:value-type="float" office:value="0.975555">
                <text:p>0.975555</text:p>
              </table:table-cell>
              <table:table-cell office:value-type="float" office:value="1.81745">
                <text:p>1.81745</text:p>
              </table:table-cell>
              <table:table-cell office:value-type="float" office:value="0.97649">
                <text:p>0.97649</text:p>
              </table:table-cell>
              <table:table-cell office:value-type="float" office:value="2.16812">
                <text:p>2.16812</text:p>
              </table:table-cell>
              <table:table-cell office:value-type="float" office:value="0.977864">
                <text:p>0.977864</text:p>
              </table:table-cell>
              <table:table-cell office:value-type="float" office:value="3.011">
                <text:p>3.01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72985">
                <text:p>0.972985</text:p>
              </table:table-cell>
              <table:table-cell office:value-type="float" office:value="-0.155431">
                <text:p>-0.155431</text:p>
              </table:table-cell>
              <table:table-cell office:value-type="float" office:value="0.974113">
                <text:p>0.974113</text:p>
              </table:table-cell>
              <table:table-cell office:value-type="float" office:value="-0.104537">
                <text:p>-0.104537</text:p>
              </table:table-cell>
              <table:table-cell office:value-type="float" office:value="0.975229">
                <text:p>0.975229</text:p>
              </table:table-cell>
              <table:table-cell office:value-type="float" office:value="-0.038514">
                <text:p>-0.038514</text:p>
              </table:table-cell>
              <table:table-cell office:value-type="float" office:value="0.976335">
                <text:p>0.976335</text:p>
              </table:table-cell>
              <table:table-cell office:value-type="float" office:value="0.0489921">
                <text:p>0.0489921</text:p>
              </table:table-cell>
              <table:table-cell office:value-type="float" office:value="0.977972">
                <text:p>0.977972</text:p>
              </table:table-cell>
              <table:table-cell office:value-type="float" office:value="0.208232">
                <text:p>0.208232</text:p>
              </table:table-cell>
              <table:table-cell office:value-type="float" office:value="0.979049">
                <text:p>0.979049</text:p>
              </table:table-cell>
              <table:table-cell office:value-type="float" office:value="0.304491">
                <text:p>0.304491</text:p>
              </table:table-cell>
              <table:table-cell office:value-type="float" office:value="0.980114">
                <text:p>0.980114</text:p>
              </table:table-cell>
              <table:table-cell office:value-type="float" office:value="0.433468">
                <text:p>0.433468</text:p>
              </table:table-cell>
              <table:table-cell office:value-type="float" office:value="0.981166">
                <text:p>0.981166</text:p>
              </table:table-cell>
              <table:table-cell office:value-type="float" office:value="0.56672">
                <text:p>0.56672</text:p>
              </table:table-cell>
              <table:table-cell office:value-type="float" office:value="0.982206">
                <text:p>0.982206</text:p>
              </table:table-cell>
              <table:table-cell office:value-type="float" office:value="0.706583">
                <text:p>0.706583</text:p>
              </table:table-cell>
              <table:table-cell office:value-type="float" office:value="0.983232">
                <text:p>0.983232</text:p>
              </table:table-cell>
              <table:table-cell office:value-type="float" office:value="0.90971">
                <text:p>0.90971</text:p>
              </table:table-cell>
              <table:table-cell office:value-type="float" office:value="0.984746">
                <text:p>0.984746</text:p>
              </table:table-cell>
              <table:table-cell office:value-type="float" office:value="1.24405">
                <text:p>1.24405</text:p>
              </table:table-cell>
              <table:table-cell office:value-type="float" office:value="0.985737">
                <text:p>0.985737</text:p>
              </table:table-cell>
              <table:table-cell office:value-type="float" office:value="1.4656">
                <text:p>1.4656</text:p>
              </table:table-cell>
              <table:table-cell office:value-type="float" office:value="0.986714">
                <text:p>0.986714</text:p>
              </table:table-cell>
              <table:table-cell office:value-type="float" office:value="1.85263">
                <text:p>1.85263</text:p>
              </table:table-cell>
              <table:table-cell office:value-type="float" office:value="0.987675">
                <text:p>0.987675</text:p>
              </table:table-cell>
              <table:table-cell office:value-type="float" office:value="2.20646">
                <text:p>2.20646</text:p>
              </table:table-cell>
              <table:table-cell office:value-type="float" office:value="0.989088">
                <text:p>0.989088</text:p>
              </table:table-cell>
              <table:table-cell office:value-type="float" office:value="3.0593">
                <text:p>3.05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983763">
                <text:p>0.983763</text:p>
              </table:table-cell>
              <table:table-cell office:value-type="float" office:value="-0.165217">
                <text:p>-0.165217</text:p>
              </table:table-cell>
              <table:table-cell office:value-type="float" office:value="0.984921">
                <text:p>0.984921</text:p>
              </table:table-cell>
              <table:table-cell office:value-type="float" office:value="-0.110643">
                <text:p>-0.110643</text:p>
              </table:table-cell>
              <table:table-cell office:value-type="float" office:value="0.986069">
                <text:p>0.986069</text:p>
              </table:table-cell>
              <table:table-cell office:value-type="float" office:value="-0.0406267">
                <text:p>-0.0406267</text:p>
              </table:table-cell>
              <table:table-cell office:value-type="float" office:value="0.987205">
                <text:p>0.987205</text:p>
              </table:table-cell>
              <table:table-cell office:value-type="float" office:value="0.0515547">
                <text:p>0.0515547</text:p>
              </table:table-cell>
              <table:table-cell office:value-type="float" office:value="0.988888">
                <text:p>0.988888</text:p>
              </table:table-cell>
              <table:table-cell office:value-type="float" office:value="0.218441">
                <text:p>0.218441</text:p>
              </table:table-cell>
              <table:table-cell office:value-type="float" office:value="0.989995">
                <text:p>0.989995</text:p>
              </table:table-cell>
              <table:table-cell office:value-type="float" office:value="0.318472">
                <text:p>0.318472</text:p>
              </table:table-cell>
              <table:table-cell office:value-type="float" office:value="0.991089">
                <text:p>0.991089</text:p>
              </table:table-cell>
              <table:table-cell office:value-type="float" office:value="0.452384">
                <text:p>0.452384</text:p>
              </table:table-cell>
              <table:table-cell office:value-type="float" office:value="0.992171">
                <text:p>0.992171</text:p>
              </table:table-cell>
              <table:table-cell office:value-type="float" office:value="0.589984">
                <text:p>0.589984</text:p>
              </table:table-cell>
              <table:table-cell office:value-type="float" office:value="0.993239">
                <text:p>0.993239</text:p>
              </table:table-cell>
              <table:table-cell office:value-type="float" office:value="0.733632">
                <text:p>0.733632</text:p>
              </table:table-cell>
              <table:table-cell office:value-type="float" office:value="0.994294">
                <text:p>0.994294</text:p>
              </table:table-cell>
              <table:table-cell office:value-type="float" office:value="0.94291">
                <text:p>0.94291</text:p>
              </table:table-cell>
              <table:table-cell office:value-type="float" office:value="0.99585">
                <text:p>0.99585</text:p>
              </table:table-cell>
              <table:table-cell office:value-type="float" office:value="1.28547">
                <text:p>1.28547</text:p>
              </table:table-cell>
              <table:table-cell office:value-type="float" office:value="0.996869">
                <text:p>0.996869</text:p>
              </table:table-cell>
              <table:table-cell office:value-type="float" office:value="1.51046">
                <text:p>1.51046</text:p>
              </table:table-cell>
              <table:table-cell office:value-type="float" office:value="0.997872">
                <text:p>0.997872</text:p>
              </table:table-cell>
              <table:table-cell office:value-type="float" office:value="1.9071">
                <text:p>1.9071</text:p>
              </table:table-cell>
              <table:table-cell office:value-type="float" office:value="0.998861">
                <text:p>0.998861</text:p>
              </table:table-cell>
              <table:table-cell office:value-type="float" office:value="2.26636">
                <text:p>2.26636</text:p>
              </table:table-cell>
              <table:table-cell office:value-type="float" office:value="1.00031">
                <text:p>1.00031</text:p>
              </table:table-cell>
              <table:table-cell office:value-type="float" office:value="3.1361">
                <text:p>3.13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99454">
                <text:p>0.99454</text:p>
              </table:table-cell>
              <table:table-cell office:value-type="float" office:value="-0.180071">
                <text:p>-0.180071</text:p>
              </table:table-cell>
              <table:table-cell office:value-type="float" office:value="0.99573">
                <text:p>0.99573</text:p>
              </table:table-cell>
              <table:table-cell office:value-type="float" office:value="-0.119878">
                <text:p>-0.119878</text:p>
              </table:table-cell>
              <table:table-cell office:value-type="float" office:value="0.996909">
                <text:p>0.996909</text:p>
              </table:table-cell>
              <table:table-cell office:value-type="float" office:value="-0.0438197">
                <text:p>-0.0438197</text:p>
              </table:table-cell>
              <table:table-cell office:value-type="float" office:value="0.998076">
                <text:p>0.998076</text:p>
              </table:table-cell>
              <table:table-cell office:value-type="float" office:value="0.055435">
                <text:p>0.055435</text:p>
              </table:table-cell>
              <table:table-cell office:value-type="float" office:value="0.999804">
                <text:p>0.999804</text:p>
              </table:table-cell>
              <table:table-cell office:value-type="float" office:value="0.233973">
                <text:p>0.233973</text:p>
              </table:table-cell>
              <table:table-cell office:value-type="float" office:value="1.00094">
                <text:p>1.00094</text:p>
              </table:table-cell>
              <table:table-cell office:value-type="float" office:value="0.339773">
                <text:p>0.339773</text:p>
              </table:table-cell>
              <table:table-cell office:value-type="float" office:value="1.00206">
                <text:p>1.00206</text:p>
              </table:table-cell>
              <table:table-cell office:value-type="float" office:value="0.481308">
                <text:p>0.481308</text:p>
              </table:table-cell>
              <table:table-cell office:value-type="float" office:value="1.00318">
                <text:p>1.00318</text:p>
              </table:table-cell>
              <table:table-cell office:value-type="float" office:value="0.625678">
                <text:p>0.625678</text:p>
              </table:table-cell>
              <table:table-cell office:value-type="float" office:value="1.00427">
                <text:p>1.00427</text:p>
              </table:table-cell>
              <table:table-cell office:value-type="float" office:value="0.775274">
                <text:p>0.775274</text:p>
              </table:table-cell>
              <table:table-cell office:value-type="float" office:value="1.00536">
                <text:p>1.00536</text:p>
              </table:table-cell>
              <table:table-cell office:value-type="float" office:value="0.994346">
                <text:p>0.994346</text:p>
              </table:table-cell>
              <table:table-cell office:value-type="float" office:value="1.00695">
                <text:p>1.00695</text:p>
              </table:table-cell>
              <table:table-cell office:value-type="float" office:value="1.35021">
                <text:p>1.35021</text:p>
              </table:table-cell>
              <table:table-cell office:value-type="float" office:value="1.008">
                <text:p>1.008</text:p>
              </table:table-cell>
              <table:table-cell office:value-type="float" office:value="1.58098">
                <text:p>1.58098</text:p>
              </table:table-cell>
              <table:table-cell office:value-type="float" office:value="1.00903">
                <text:p>1.00903</text:p>
              </table:table-cell>
              <table:table-cell office:value-type="float" office:value="1.99357">
                <text:p>1.99357</text:p>
              </table:table-cell>
              <table:table-cell office:value-type="float" office:value="1.01005">
                <text:p>1.01005</text:p>
              </table:table-cell>
              <table:table-cell office:value-type="float" office:value="2.3622">
                <text:p>2.3622</text:p>
              </table:table-cell>
              <table:table-cell office:value-type="float" office:value="1.01154">
                <text:p>1.01154</text:p>
              </table:table-cell>
              <table:table-cell office:value-type="float" office:value="3.26105">
                <text:p>3.261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00532">
                <text:p>1.00532</text:p>
              </table:table-cell>
              <table:table-cell office:value-type="float" office:value="-0.204112">
                <text:p>-0.204112</text:p>
              </table:table-cell>
              <table:table-cell office:value-type="float" office:value="1.00654">
                <text:p>1.00654</text:p>
              </table:table-cell>
              <table:table-cell office:value-type="float" office:value="-0.134708">
                <text:p>-0.134708</text:p>
              </table:table-cell>
              <table:table-cell office:value-type="float" office:value="1.00775">
                <text:p>1.00775</text:p>
              </table:table-cell>
              <table:table-cell office:value-type="float" office:value="-0.0489278">
                <text:p>-0.0489278</text:p>
              </table:table-cell>
              <table:table-cell office:value-type="float" office:value="1.00895">
                <text:p>1.00895</text:p>
              </table:table-cell>
              <table:table-cell office:value-type="float" office:value="0.0616439">
                <text:p>0.0616439</text:p>
              </table:table-cell>
              <table:table-cell office:value-type="float" office:value="1.01072">
                <text:p>1.01072</text:p>
              </table:table-cell>
              <table:table-cell office:value-type="float" office:value="0.258899">
                <text:p>0.258899</text:p>
              </table:table-cell>
              <table:table-cell office:value-type="float" office:value="1.01189">
                <text:p>1.01189</text:p>
              </table:table-cell>
              <table:table-cell office:value-type="float" office:value="0.373916">
                <text:p>0.373916</text:p>
              </table:table-cell>
              <table:table-cell office:value-type="float" office:value="1.01304">
                <text:p>1.01304</text:p>
              </table:table-cell>
              <table:table-cell office:value-type="float" office:value="0.527779">
                <text:p>0.527779</text:p>
              </table:table-cell>
              <table:table-cell office:value-type="float" office:value="1.01418">
                <text:p>1.01418</text:p>
              </table:table-cell>
              <table:table-cell office:value-type="float" office:value="0.683114">
                <text:p>0.683114</text:p>
              </table:table-cell>
              <table:table-cell office:value-type="float" office:value="1.01531">
                <text:p>1.01531</text:p>
              </table:table-cell>
              <table:table-cell office:value-type="float" office:value="0.842366">
                <text:p>0.842366</text:p>
              </table:table-cell>
              <table:table-cell office:value-type="float" office:value="1.01642">
                <text:p>1.01642</text:p>
              </table:table-cell>
              <table:table-cell office:value-type="float" office:value="1.07767">
                <text:p>1.07767</text:p>
              </table:table-cell>
              <table:table-cell office:value-type="float" office:value="1.01806">
                <text:p>1.01806</text:p>
              </table:table-cell>
              <table:table-cell office:value-type="float" office:value="1.45584">
                <text:p>1.45584</text:p>
              </table:table-cell>
              <table:table-cell office:value-type="float" office:value="1.01913">
                <text:p>1.01913</text:p>
              </table:table-cell>
              <table:table-cell office:value-type="float" office:value="1.69641">
                <text:p>1.69641</text:p>
              </table:table-cell>
              <table:table-cell office:value-type="float" office:value="1.02019">
                <text:p>1.02019</text:p>
              </table:table-cell>
              <table:table-cell office:value-type="float" office:value="2.13648">
                <text:p>2.13648</text:p>
              </table:table-cell>
              <table:table-cell office:value-type="float" office:value="1.02123">
                <text:p>1.02123</text:p>
              </table:table-cell>
              <table:table-cell office:value-type="float" office:value="2.52158">
                <text:p>2.52158</text:p>
              </table:table-cell>
              <table:table-cell office:value-type="float" office:value="1.02276">
                <text:p>1.02276</text:p>
              </table:table-cell>
              <table:table-cell office:value-type="float" office:value="3.47222">
                <text:p>3.472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01609">
                <text:p>1.01609</text:p>
              </table:table-cell>
              <table:table-cell office:value-type="float" office:value="-0.247383">
                <text:p>-0.247383</text:p>
              </table:table-cell>
              <table:table-cell office:value-type="float" office:value="1.01735">
                <text:p>1.01735</text:p>
              </table:table-cell>
              <table:table-cell office:value-type="float" office:value="-0.160976">
                <text:p>-0.160976</text:p>
              </table:table-cell>
              <table:table-cell office:value-type="float" office:value="1.01859">
                <text:p>1.01859</text:p>
              </table:table-cell>
              <table:table-cell office:value-type="float" office:value="-0.0578924">
                <text:p>-0.0578924</text:p>
              </table:table-cell>
              <table:table-cell office:value-type="float" office:value="1.01982">
                <text:p>1.01982</text:p>
              </table:table-cell>
              <table:table-cell office:value-type="float" office:value="0.0725123">
                <text:p>0.0725123</text:p>
              </table:table-cell>
              <table:table-cell office:value-type="float" office:value="1.02164">
                <text:p>1.02164</text:p>
              </table:table-cell>
              <table:table-cell office:value-type="float" office:value="0.302537">
                <text:p>0.302537</text:p>
              </table:table-cell>
              <table:table-cell office:value-type="float" office:value="1.02283">
                <text:p>1.02283</text:p>
              </table:table-cell>
              <table:table-cell office:value-type="float" office:value="0.433369">
                <text:p>0.433369</text:p>
              </table:table-cell>
              <table:table-cell office:value-type="float" office:value="1.02402">
                <text:p>1.02402</text:p>
              </table:table-cell>
              <table:table-cell office:value-type="float" office:value="0.608718">
                <text:p>0.608718</text:p>
              </table:table-cell>
              <table:table-cell office:value-type="float" office:value="1.02518">
                <text:p>1.02518</text:p>
              </table:table-cell>
              <table:table-cell office:value-type="float" office:value="0.78301">
                <text:p>0.78301</text:p>
              </table:table-cell>
              <table:table-cell office:value-type="float" office:value="1.02634">
                <text:p>1.02634</text:p>
              </table:table-cell>
              <table:table-cell office:value-type="float" office:value="0.958791">
                <text:p>0.958791</text:p>
              </table:table-cell>
              <table:table-cell office:value-type="float" office:value="1.02748">
                <text:p>1.02748</text:p>
              </table:table-cell>
              <table:table-cell office:value-type="float" office:value="1.22293">
                <text:p>1.22293</text:p>
              </table:table-cell>
              <table:table-cell office:value-type="float" office:value="1.02916">
                <text:p>1.02916</text:p>
              </table:table-cell>
              <table:table-cell office:value-type="float" office:value="1.64076">
                <text:p>1.64076</text:p>
              </table:table-cell>
              <table:table-cell office:value-type="float" office:value="1.03026">
                <text:p>1.03026</text:p>
              </table:table-cell>
              <table:table-cell office:value-type="float" office:value="1.89839">
                <text:p>1.89839</text:p>
              </table:table-cell>
              <table:table-cell office:value-type="float" office:value="1.03135">
                <text:p>1.03135</text:p>
              </table:table-cell>
              <table:table-cell office:value-type="float" office:value="2.38916">
                <text:p>2.38916</text:p>
              </table:table-cell>
              <table:table-cell office:value-type="float" office:value="1.03242">
                <text:p>1.03242</text:p>
              </table:table-cell>
              <table:table-cell office:value-type="float" office:value="2.80438">
                <text:p>2.80438</text:p>
              </table:table-cell>
              <table:table-cell office:value-type="float" office:value="1.03399">
                <text:p>1.03399</text:p>
              </table:table-cell>
              <table:table-cell office:value-type="float" office:value="3.85307">
                <text:p>3.8530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02687">
                <text:p>1.02687</text:p>
              </table:table-cell>
              <table:table-cell office:value-type="float" office:value="-0.342514">
                <text:p>-0.342514</text:p>
              </table:table-cell>
              <table:table-cell office:value-type="float" office:value="1.02816">
                <text:p>1.02816</text:p>
              </table:table-cell>
              <table:table-cell office:value-type="float" office:value="-0.216717">
                <text:p>-0.216717</text:p>
              </table:table-cell>
              <table:table-cell office:value-type="float" office:value="1.02943">
                <text:p>1.02943</text:p>
              </table:table-cell>
              <table:table-cell office:value-type="float" office:value="-0.0765151">
                <text:p>-0.0765151</text:p>
              </table:table-cell>
              <table:table-cell office:value-type="float" office:value="1.03069">
                <text:p>1.03069</text:p>
              </table:table-cell>
              <table:table-cell office:value-type="float" office:value="0.0949041">
                <text:p>0.0949041</text:p>
              </table:table-cell>
              <table:table-cell office:value-type="float" office:value="1.03255">
                <text:p>1.03255</text:p>
              </table:table-cell>
              <table:table-cell office:value-type="float" office:value="0.391997">
                <text:p>0.391997</text:p>
              </table:table-cell>
              <table:table-cell office:value-type="float" office:value="1.03378">
                <text:p>1.03378</text:p>
              </table:table-cell>
              <table:table-cell office:value-type="float" office:value="0.553526">
                <text:p>0.553526</text:p>
              </table:table-cell>
              <table:table-cell office:value-type="float" office:value="1.03499">
                <text:p>1.03499</text:p>
              </table:table-cell>
              <table:table-cell office:value-type="float" office:value="0.771696">
                <text:p>0.771696</text:p>
              </table:table-cell>
              <table:table-cell office:value-type="float" office:value="1.03619">
                <text:p>1.03619</text:p>
              </table:table-cell>
              <table:table-cell office:value-type="float" office:value="0.982734">
                <text:p>0.982734</text:p>
              </table:table-cell>
              <table:table-cell office:value-type="float" office:value="1.03737">
                <text:p>1.03737</text:p>
              </table:table-cell>
              <table:table-cell office:value-type="float" office:value="1.18947">
                <text:p>1.18947</text:p>
              </table:table-cell>
              <table:table-cell office:value-type="float" office:value="1.03854">
                <text:p>1.03854</text:p>
              </table:table-cell>
              <table:table-cell office:value-type="float" office:value="1.51175">
                <text:p>1.51175</text:p>
              </table:table-cell>
              <table:table-cell office:value-type="float" office:value="1.04027">
                <text:p>1.04027</text:p>
              </table:table-cell>
              <table:table-cell office:value-type="float" office:value="2.00821">
                <text:p>2.00821</text:p>
              </table:table-cell>
              <table:table-cell office:value-type="float" office:value="1.04139">
                <text:p>1.04139</text:p>
              </table:table-cell>
              <table:table-cell office:value-type="float" office:value="2.29696">
                <text:p>2.29696</text:p>
              </table:table-cell>
              <table:table-cell office:value-type="float" office:value="1.04251">
                <text:p>1.04251</text:p>
              </table:table-cell>
              <table:table-cell office:value-type="float" office:value="2.89413">
                <text:p>2.89413</text:p>
              </table:table-cell>
              <table:table-cell office:value-type="float" office:value="1.0436">
                <text:p>1.0436</text:p>
              </table:table-cell>
              <table:table-cell office:value-type="float" office:value="3.36911">
                <text:p>3.36911</text:p>
              </table:table-cell>
              <table:table-cell office:value-type="float" office:value="1.04521">
                <text:p>1.04521</text:p>
              </table:table-cell>
              <table:table-cell office:value-type="float" office:value="4.62788">
                <text:p>4.627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03765">
                <text:p>1.03765</text:p>
              </table:table-cell>
              <table:table-cell office:value-type="float" office:value="-0.690277">
                <text:p>-0.690277</text:p>
              </table:table-cell>
              <table:table-cell office:value-type="float" office:value="1.03896">
                <text:p>1.03896</text:p>
              </table:table-cell>
              <table:table-cell office:value-type="float" office:value="-0.398917">
                <text:p>-0.398917</text:p>
              </table:table-cell>
              <table:table-cell office:value-type="float" office:value="1.04027">
                <text:p>1.04027</text:p>
              </table:table-cell>
              <table:table-cell office:value-type="float" office:value="-0.133605">
                <text:p>-0.133605</text:p>
              </table:table-cell>
              <table:table-cell office:value-type="float" office:value="1.04156">
                <text:p>1.04156</text:p>
              </table:table-cell>
              <table:table-cell office:value-type="float" office:value="0.161742">
                <text:p>0.161742</text:p>
              </table:table-cell>
              <table:table-cell office:value-type="float" office:value="1.04347">
                <text:p>1.04347</text:p>
              </table:table-cell>
              <table:table-cell office:value-type="float" office:value="0.653735">
                <text:p>0.653735</text:p>
              </table:table-cell>
              <table:table-cell office:value-type="float" office:value="1.04472">
                <text:p>1.04472</text:p>
              </table:table-cell>
              <table:table-cell office:value-type="float" office:value="0.890668">
                <text:p>0.890668</text:p>
              </table:table-cell>
              <table:table-cell office:value-type="float" office:value="1.04597">
                <text:p>1.04597</text:p>
              </table:table-cell>
              <table:table-cell office:value-type="float" office:value="1.22242">
                <text:p>1.22242</text:p>
              </table:table-cell>
              <table:table-cell office:value-type="float" office:value="1.04719">
                <text:p>1.04719</text:p>
              </table:table-cell>
              <table:table-cell office:value-type="float" office:value="1.52241">
                <text:p>1.52241</text:p>
              </table:table-cell>
              <table:table-cell office:value-type="float" office:value="1.04841">
                <text:p>1.04841</text:p>
              </table:table-cell>
              <table:table-cell office:value-type="float" office:value="1.79566">
                <text:p>1.79566</text:p>
              </table:table-cell>
              <table:table-cell office:value-type="float" office:value="1.0496">
                <text:p>1.0496</text:p>
              </table:table-cell>
              <table:table-cell office:value-type="float" office:value="2.27247">
                <text:p>2.27247</text:p>
              </table:table-cell>
              <table:table-cell office:value-type="float" office:value="1.05137">
                <text:p>1.05137</text:p>
              </table:table-cell>
              <table:table-cell office:value-type="float" office:value="2.96465">
                <text:p>2.96465</text:p>
              </table:table-cell>
              <table:table-cell office:value-type="float" office:value="1.05253">
                <text:p>1.05253</text:p>
              </table:table-cell>
              <table:table-cell office:value-type="float" office:value="3.30958">
                <text:p>3.30958</text:p>
              </table:table-cell>
              <table:table-cell office:value-type="float" office:value="1.05367">
                <text:p>1.05367</text:p>
              </table:table-cell>
              <table:table-cell office:value-type="float" office:value="4.20549">
                <text:p>4.20549</text:p>
              </table:table-cell>
              <table:table-cell office:value-type="float" office:value="1.05479">
                <text:p>1.05479</text:p>
              </table:table-cell>
              <table:table-cell office:value-type="float" office:value="4.81974">
                <text:p>4.81974</text:p>
              </table:table-cell>
              <table:table-cell office:value-type="float" office:value="1.05644">
                <text:p>1.05644</text:p>
              </table:table-cell>
              <table:table-cell office:value-type="float" office:value="6.67747">
                <text:p>6.6774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04843">
                <text:p>1.04843</text:p>
              </table:table-cell>
              <table:table-cell office:value-type="float" office:value="2.09046">
                <text:p>2.09046</text:p>
              </table:table-cell>
              <table:table-cell office:value-type="float" office:value="1.04977">
                <text:p>1.04977</text:p>
              </table:table-cell>
              <table:table-cell office:value-type="float" office:value="3.662">
                <text:p>3.662</text:p>
              </table:table-cell>
              <table:table-cell office:value-type="float" office:value="1.05111">
                <text:p>1.05111</text:p>
              </table:table-cell>
              <table:table-cell office:value-type="float" office:value="22.9633">
                <text:p>22.9633</text:p>
              </table:table-cell>
              <table:table-cell office:value-type="float" office:value="1.05243">
                <text:p>1.05243</text:p>
              </table:table-cell>
              <table:table-cell office:value-type="float" office:value="2.81073">
                <text:p>2.81073</text:p>
              </table:table-cell>
              <table:table-cell office:value-type="float" office:value="1.05438">
                <text:p>1.05438</text:p>
              </table:table-cell>
              <table:table-cell office:value-type="float" office:value="6.81371">
                <text:p>6.81371</text:p>
              </table:table-cell>
              <table:table-cell office:value-type="float" office:value="1.05567">
                <text:p>1.05567</text:p>
              </table:table-cell>
              <table:table-cell office:value-type="float" office:value="5.28712">
                <text:p>5.28712</text:p>
              </table:table-cell>
              <table:table-cell office:value-type="float" office:value="1.05694">
                <text:p>1.05694</text:p>
              </table:table-cell>
              <table:table-cell office:value-type="float" office:value="6.24816">
                <text:p>6.24816</text:p>
              </table:table-cell>
              <table:table-cell office:value-type="float" office:value="1.0582">
                <text:p>1.0582</text:p>
              </table:table-cell>
              <table:table-cell office:value-type="float" office:value="6.42921">
                <text:p>6.42921</text:p>
              </table:table-cell>
              <table:table-cell office:value-type="float" office:value="1.05944">
                <text:p>1.05944</text:p>
              </table:table-cell>
              <table:table-cell office:value-type="float" office:value="6.3028">
                <text:p>6.3028</text:p>
              </table:table-cell>
              <table:table-cell office:value-type="float" office:value="1.06067">
                <text:p>1.06067</text:p>
              </table:table-cell>
              <table:table-cell office:value-type="float" office:value="7.92471">
                <text:p>7.92471</text:p>
              </table:table-cell>
              <table:table-cell office:value-type="float" office:value="1.06247">
                <text:p>1.06247</text:p>
              </table:table-cell>
              <table:table-cell office:value-type="float" office:value="9.44442">
                <text:p>9.44442</text:p>
              </table:table-cell>
              <table:table-cell office:value-type="float" office:value="1.06366">
                <text:p>1.06366</text:p>
              </table:table-cell>
              <table:table-cell office:value-type="float" office:value="9.25681">
                <text:p>9.25681</text:p>
              </table:table-cell>
              <table:table-cell office:value-type="float" office:value="1.06482">
                <text:p>1.06482</text:p>
              </table:table-cell>
              <table:table-cell office:value-type="float" office:value="12.6853">
                <text:p>12.6853</text:p>
              </table:table-cell>
              <table:table-cell office:value-type="float" office:value="1.06597">
                <text:p>1.06597</text:p>
              </table:table-cell>
              <table:table-cell office:value-type="float" office:value="13.5208">
                <text:p>13.5208</text:p>
              </table:table-cell>
              <table:table-cell office:value-type="float" office:value="1.06766">
                <text:p>1.06766</text:p>
              </table:table-cell>
              <table:table-cell office:value-type="float" office:value="20.6103">
                <text:p>20.61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0592">
                <text:p>1.0592</text:p>
              </table:table-cell>
              <table:table-cell office:value-type="float" office:value="0.332995">
                <text:p>0.332995</text:p>
              </table:table-cell>
              <table:table-cell office:value-type="float" office:value="1.06058">
                <text:p>1.06058</text:p>
              </table:table-cell>
              <table:table-cell office:value-type="float" office:value="0.253822">
                <text:p>0.253822</text:p>
              </table:table-cell>
              <table:table-cell office:value-type="float" office:value="1.06195">
                <text:p>1.06195</text:p>
              </table:table-cell>
              <table:table-cell office:value-type="float" office:value="0.102167">
                <text:p>0.102167</text:p>
              </table:table-cell>
              <table:table-cell office:value-type="float" office:value="1.0633">
                <text:p>1.0633</text:p>
              </table:table-cell>
              <table:table-cell office:value-type="float" office:value="-0.134375">
                <text:p>-0.134375</text:p>
              </table:table-cell>
              <table:table-cell office:value-type="float" office:value="1.0653">
                <text:p>1.0653</text:p>
              </table:table-cell>
              <table:table-cell office:value-type="float" office:value="-0.579485">
                <text:p>-0.579485</text:p>
              </table:table-cell>
              <table:table-cell office:value-type="float" office:value="1.06662">
                <text:p>1.06662</text:p>
              </table:table-cell>
              <table:table-cell office:value-type="float" office:value="-0.921266">
                <text:p>-0.921266</text:p>
              </table:table-cell>
              <table:table-cell office:value-type="float" office:value="1.06792">
                <text:p>1.06792</text:p>
              </table:table-cell>
              <table:table-cell office:value-type="float" office:value="-1.34028">
                <text:p>-1.34028</text:p>
              </table:table-cell>
              <table:table-cell office:value-type="float" office:value="1.0692">
                <text:p>1.0692</text:p>
              </table:table-cell>
              <table:table-cell office:value-type="float" office:value="-1.84787">
                <text:p>-1.84787</text:p>
              </table:table-cell>
              <table:table-cell office:value-type="float" office:value="1.07047">
                <text:p>1.07047</text:p>
              </table:table-cell>
              <table:table-cell office:value-type="float" office:value="-2.49918">
                <text:p>-2.49918</text:p>
              </table:table-cell>
              <table:table-cell office:value-type="float" office:value="1.07173">
                <text:p>1.07173</text:p>
              </table:table-cell>
              <table:table-cell office:value-type="float" office:value="-3.13791">
                <text:p>-3.13791</text:p>
              </table:table-cell>
              <table:table-cell office:value-type="float" office:value="1.07358">
                <text:p>1.07358</text:p>
              </table:table-cell>
              <table:table-cell office:value-type="float" office:value="-4.39559">
                <text:p>-4.39559</text:p>
              </table:table-cell>
              <table:table-cell office:value-type="float" office:value="1.07479">
                <text:p>1.07479</text:p>
              </table:table-cell>
              <table:table-cell office:value-type="float" office:value="-5.71832">
                <text:p>-5.71832</text:p>
              </table:table-cell>
              <table:table-cell office:value-type="float" office:value="1.07598">
                <text:p>1.07598</text:p>
              </table:table-cell>
              <table:table-cell office:value-type="float" office:value="-6.42376">
                <text:p>-6.42376</text:p>
              </table:table-cell>
              <table:table-cell office:value-type="float" office:value="1.07716">
                <text:p>1.07716</text:p>
              </table:table-cell>
              <table:table-cell office:value-type="float" office:value="-7.96179">
                <text:p>-7.96179</text:p>
              </table:table-cell>
              <table:table-cell office:value-type="float" office:value="1.07889">
                <text:p>1.07889</text:p>
              </table:table-cell>
              <table:table-cell office:value-type="float" office:value="-9.43305">
                <text:p>-9.433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06998">
                <text:p>1.06998</text:p>
              </table:table-cell>
              <table:table-cell office:value-type="float" office:value="0.158461">
                <text:p>0.158461</text:p>
              </table:table-cell>
              <table:table-cell office:value-type="float" office:value="1.07139">
                <text:p>1.07139</text:p>
              </table:table-cell>
              <table:table-cell office:value-type="float" office:value="0.113945">
                <text:p>0.113945</text:p>
              </table:table-cell>
              <table:table-cell office:value-type="float" office:value="1.07279">
                <text:p>1.07279</text:p>
              </table:table-cell>
              <table:table-cell office:value-type="float" office:value="0.0437101">
                <text:p>0.0437101</text:p>
              </table:table-cell>
              <table:table-cell office:value-type="float" office:value="1.07417">
                <text:p>1.07417</text:p>
              </table:table-cell>
              <table:table-cell office:value-type="float" office:value="-0.0559387">
                <text:p>-0.0559387</text:p>
              </table:table-cell>
              <table:table-cell office:value-type="float" office:value="1.07622">
                <text:p>1.07622</text:p>
              </table:table-cell>
              <table:table-cell office:value-type="float" office:value="-0.234692">
                <text:p>-0.234692</text:p>
              </table:table-cell>
              <table:table-cell office:value-type="float" office:value="1.07756">
                <text:p>1.07756</text:p>
              </table:table-cell>
              <table:table-cell office:value-type="float" office:value="-0.353908">
                <text:p>-0.353908</text:p>
              </table:table-cell>
              <table:table-cell office:value-type="float" office:value="1.07889">
                <text:p>1.07889</text:p>
              </table:table-cell>
              <table:table-cell office:value-type="float" office:value="-0.501498">
                <text:p>-0.501498</text:p>
              </table:table-cell>
              <table:table-cell office:value-type="float" office:value="1.08021">
                <text:p>1.08021</text:p>
              </table:table-cell>
              <table:table-cell office:value-type="float" office:value="-0.662506">
                <text:p>-0.662506</text:p>
              </table:table-cell>
              <table:table-cell office:value-type="float" office:value="1.08151">
                <text:p>1.08151</text:p>
              </table:table-cell>
              <table:table-cell office:value-type="float" office:value="-0.844448">
                <text:p>-0.844448</text:p>
              </table:table-cell>
              <table:table-cell office:value-type="float" office:value="1.08279">
                <text:p>1.08279</text:p>
              </table:table-cell>
              <table:table-cell office:value-type="float" office:value="-1.05347">
                <text:p>-1.05347</text:p>
              </table:table-cell>
              <table:table-cell office:value-type="float" office:value="1.08468">
                <text:p>1.08468</text:p>
              </table:table-cell>
              <table:table-cell office:value-type="float" office:value="-1.41291">
                <text:p>-1.41291</text:p>
              </table:table-cell>
              <table:table-cell office:value-type="float" office:value="1.08592">
                <text:p>1.08592</text:p>
              </table:table-cell>
              <table:table-cell office:value-type="float" office:value="-1.7031">
                <text:p>-1.7031</text:p>
              </table:table-cell>
              <table:table-cell office:value-type="float" office:value="1.08714">
                <text:p>1.08714</text:p>
              </table:table-cell>
              <table:table-cell office:value-type="float" office:value="-1.99347">
                <text:p>-1.99347</text:p>
              </table:table-cell>
              <table:table-cell office:value-type="float" office:value="1.08834">
                <text:p>1.08834</text:p>
              </table:table-cell>
              <table:table-cell office:value-type="float" office:value="-2.35925">
                <text:p>-2.35925</text:p>
              </table:table-cell>
              <table:table-cell office:value-type="float" office:value="1.09011">
                <text:p>1.09011</text:p>
              </table:table-cell>
              <table:table-cell office:value-type="float" office:value="-2.92496">
                <text:p>-2.9249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08076">
                <text:p>1.08076</text:p>
              </table:table-cell>
              <table:table-cell office:value-type="float" office:value="0.0939484">
                <text:p>0.0939484</text:p>
              </table:table-cell>
              <table:table-cell office:value-type="float" office:value="1.0822">
                <text:p>1.0822</text:p>
              </table:table-cell>
              <table:table-cell office:value-type="float" office:value="0.0659825">
                <text:p>0.0659825</text:p>
              </table:table-cell>
              <table:table-cell office:value-type="float" office:value="1.08363">
                <text:p>1.08363</text:p>
              </table:table-cell>
              <table:table-cell office:value-type="float" office:value="0.0248347">
                <text:p>0.0248347</text:p>
              </table:table-cell>
              <table:table-cell office:value-type="float" office:value="1.08504">
                <text:p>1.08504</text:p>
              </table:table-cell>
              <table:table-cell office:value-type="float" office:value="-0.0314064">
                <text:p>-0.0314064</text:p>
              </table:table-cell>
              <table:table-cell office:value-type="float" office:value="1.08713">
                <text:p>1.08713</text:p>
              </table:table-cell>
              <table:table-cell office:value-type="float" office:value="-0.129979">
                <text:p>-0.129979</text:p>
              </table:table-cell>
              <table:table-cell office:value-type="float" office:value="1.08851">
                <text:p>1.08851</text:p>
              </table:table-cell>
              <table:table-cell office:value-type="float" office:value="-0.19226">
                <text:p>-0.19226</text:p>
              </table:table-cell>
              <table:table-cell office:value-type="float" office:value="1.08987">
                <text:p>1.08987</text:p>
              </table:table-cell>
              <table:table-cell office:value-type="float" office:value="-0.269355">
                <text:p>-0.269355</text:p>
              </table:table-cell>
              <table:table-cell office:value-type="float" office:value="1.09121">
                <text:p>1.09121</text:p>
              </table:table-cell>
              <table:table-cell office:value-type="float" office:value="-0.350255">
                <text:p>-0.350255</text:p>
              </table:table-cell>
              <table:table-cell office:value-type="float" office:value="1.09254">
                <text:p>1.09254</text:p>
              </table:table-cell>
              <table:table-cell office:value-type="float" office:value="-0.437754">
                <text:p>-0.437754</text:p>
              </table:table-cell>
              <table:table-cell office:value-type="float" office:value="1.09385">
                <text:p>1.09385</text:p>
              </table:table-cell>
              <table:table-cell office:value-type="float" office:value="-0.54259">
                <text:p>-0.54259</text:p>
              </table:table-cell>
              <table:table-cell office:value-type="float" office:value="1.09579">
                <text:p>1.09579</text:p>
              </table:table-cell>
              <table:table-cell office:value-type="float" office:value="-0.714486">
                <text:p>-0.714486</text:p>
              </table:table-cell>
              <table:table-cell office:value-type="float" office:value="1.09705">
                <text:p>1.09705</text:p>
              </table:table-cell>
              <table:table-cell office:value-type="float" office:value="-0.841746">
                <text:p>-0.841746</text:p>
              </table:table-cell>
              <table:table-cell office:value-type="float" office:value="1.0983">
                <text:p>1.0983</text:p>
              </table:table-cell>
              <table:table-cell office:value-type="float" office:value="-0.988103">
                <text:p>-0.988103</text:p>
              </table:table-cell>
              <table:table-cell office:value-type="float" office:value="1.09953">
                <text:p>1.09953</text:p>
              </table:table-cell>
              <table:table-cell office:value-type="float" office:value="-1.14989">
                <text:p>-1.14989</text:p>
              </table:table-cell>
              <table:table-cell office:value-type="float" office:value="1.10134">
                <text:p>1.10134</text:p>
              </table:table-cell>
              <table:table-cell office:value-type="float" office:value="-1.42465">
                <text:p>-1.4246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09154">
                <text:p>1.09154</text:p>
              </table:table-cell>
              <table:table-cell office:value-type="float" office:value="0.0612689">
                <text:p>0.0612689</text:p>
              </table:table-cell>
              <table:table-cell office:value-type="float" office:value="1.09301">
                <text:p>1.09301</text:p>
              </table:table-cell>
              <table:table-cell office:value-type="float" office:value="0.0424268">
                <text:p>0.0424268</text:p>
              </table:table-cell>
              <table:table-cell office:value-type="float" office:value="1.09447">
                <text:p>1.09447</text:p>
              </table:table-cell>
              <table:table-cell office:value-type="float" office:value="0.0157817">
                <text:p>0.0157817</text:p>
              </table:table-cell>
              <table:table-cell office:value-type="float" office:value="1.09591">
                <text:p>1.09591</text:p>
              </table:table-cell>
              <table:table-cell office:value-type="float" office:value="-0.0197913">
                <text:p>-0.0197913</text:p>
              </table:table-cell>
              <table:table-cell office:value-type="float" office:value="1.09805">
                <text:p>1.09805</text:p>
              </table:table-cell>
              <table:table-cell office:value-type="float" office:value="-0.0810287">
                <text:p>-0.0810287</text:p>
              </table:table-cell>
              <table:table-cell office:value-type="float" office:value="1.09945">
                <text:p>1.09945</text:p>
              </table:table-cell>
              <table:table-cell office:value-type="float" office:value="-0.118418">
                <text:p>-0.118418</text:p>
              </table:table-cell>
              <table:table-cell office:value-type="float" office:value="1.10084">
                <text:p>1.10084</text:p>
              </table:table-cell>
              <table:table-cell office:value-type="float" office:value="-0.164493">
                <text:p>-0.164493</text:p>
              </table:table-cell>
              <table:table-cell office:value-type="float" office:value="1.10222">
                <text:p>1.10222</text:p>
              </table:table-cell>
              <table:table-cell office:value-type="float" office:value="-0.211632">
                <text:p>-0.211632</text:p>
              </table:table-cell>
              <table:table-cell office:value-type="float" office:value="1.10357">
                <text:p>1.10357</text:p>
              </table:table-cell>
              <table:table-cell office:value-type="float" office:value="-0.261225">
                <text:p>-0.261225</text:p>
              </table:table-cell>
              <table:table-cell office:value-type="float" office:value="1.10491">
                <text:p>1.10491</text:p>
              </table:table-cell>
              <table:table-cell office:value-type="float" office:value="-0.321559">
                <text:p>-0.321559</text:p>
              </table:table-cell>
              <table:table-cell office:value-type="float" office:value="1.10689">
                <text:p>1.10689</text:p>
              </table:table-cell>
              <table:table-cell office:value-type="float" office:value="-0.417318">
                <text:p>-0.417318</text:p>
              </table:table-cell>
              <table:table-cell office:value-type="float" office:value="1.10818">
                <text:p>1.10818</text:p>
              </table:table-cell>
              <table:table-cell office:value-type="float" office:value="-0.484582">
                <text:p>-0.484582</text:p>
              </table:table-cell>
              <table:table-cell office:value-type="float" office:value="1.10946">
                <text:p>1.10946</text:p>
              </table:table-cell>
              <table:table-cell office:value-type="float" office:value="-0.566559">
                <text:p>-0.566559</text:p>
              </table:table-cell>
              <table:table-cell office:value-type="float" office:value="1.11072">
                <text:p>1.11072</text:p>
              </table:table-cell>
              <table:table-cell office:value-type="float" office:value="-0.651072">
                <text:p>-0.651072</text:p>
              </table:table-cell>
              <table:table-cell office:value-type="float" office:value="1.11256">
                <text:p>1.11256</text:p>
              </table:table-cell>
              <table:table-cell office:value-type="float" office:value="-0.799047">
                <text:p>-0.7990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10231">
                <text:p>1.10231</text:p>
              </table:table-cell>
              <table:table-cell office:value-type="float" office:value="0.0420884">
                <text:p>0.0420884</text:p>
              </table:table-cell>
              <table:table-cell office:value-type="float" office:value="1.10382">
                <text:p>1.10382</text:p>
              </table:table-cell>
              <table:table-cell office:value-type="float" office:value="0.0288444">
                <text:p>0.0288444</text:p>
              </table:table-cell>
              <table:table-cell office:value-type="float" office:value="1.10531">
                <text:p>1.10531</text:p>
              </table:table-cell>
              <table:table-cell office:value-type="float" office:value="0.0106329">
                <text:p>0.0106329</text:p>
              </table:table-cell>
              <table:table-cell office:value-type="float" office:value="1.10678">
                <text:p>1.10678</text:p>
              </table:table-cell>
              <table:table-cell office:value-type="float" office:value="-0.0132391">
                <text:p>-0.0132391</text:p>
              </table:table-cell>
              <table:table-cell office:value-type="float" office:value="1.10896">
                <text:p>1.10896</text:p>
              </table:table-cell>
              <table:table-cell office:value-type="float" office:value="-0.0536646">
                <text:p>-0.0536646</text:p>
              </table:table-cell>
              <table:table-cell office:value-type="float" office:value="1.1104">
                <text:p>1.1104</text:p>
              </table:table-cell>
              <table:table-cell office:value-type="float" office:value="-0.0776842">
                <text:p>-0.0776842</text:p>
              </table:table-cell>
              <table:table-cell office:value-type="float" office:value="1.11182">
                <text:p>1.11182</text:p>
              </table:table-cell>
              <table:table-cell office:value-type="float" office:value="-0.107083">
                <text:p>-0.107083</text:p>
              </table:table-cell>
              <table:table-cell office:value-type="float" office:value="1.11322">
                <text:p>1.11322</text:p>
              </table:table-cell>
              <table:table-cell office:value-type="float" office:value="-0.136533">
                <text:p>-0.136533</text:p>
              </table:table-cell>
              <table:table-cell office:value-type="float" office:value="1.11461">
                <text:p>1.11461</text:p>
              </table:table-cell>
              <table:table-cell office:value-type="float" office:value="-0.166827">
                <text:p>-0.166827</text:p>
              </table:table-cell>
              <table:table-cell office:value-type="float" office:value="1.11598">
                <text:p>1.11598</text:p>
              </table:table-cell>
              <table:table-cell office:value-type="float" office:value="-0.203854">
                <text:p>-0.203854</text:p>
              </table:table-cell>
              <table:table-cell office:value-type="float" office:value="1.11799">
                <text:p>1.11799</text:p>
              </table:table-cell>
              <table:table-cell office:value-type="float" office:value="-0.260961">
                <text:p>-0.260961</text:p>
              </table:table-cell>
              <table:table-cell office:value-type="float" office:value="1.11932">
                <text:p>1.11932</text:p>
              </table:table-cell>
              <table:table-cell office:value-type="float" office:value="-0.299426">
                <text:p>-0.299426</text:p>
              </table:table-cell>
              <table:table-cell office:value-type="float" office:value="1.12062">
                <text:p>1.12062</text:p>
              </table:table-cell>
              <table:table-cell office:value-type="float" office:value="-0.347712">
                <text:p>-0.347712</text:p>
              </table:table-cell>
              <table:table-cell office:value-type="float" office:value="1.1219">
                <text:p>1.1219</text:p>
              </table:table-cell>
              <table:table-cell office:value-type="float" office:value="-0.394984">
                <text:p>-0.394984</text:p>
              </table:table-cell>
              <table:table-cell office:value-type="float" office:value="1.12378">
                <text:p>1.12378</text:p>
              </table:table-cell>
              <table:table-cell office:value-type="float" office:value="-0.478389">
                <text:p>-0.47838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11309">
                <text:p>1.11309</text:p>
              </table:table-cell>
              <table:table-cell office:value-type="float" office:value="0.0298469">
                <text:p>0.0298469</text:p>
              </table:table-cell>
              <table:table-cell office:value-type="float" office:value="1.11463">
                <text:p>1.11463</text:p>
              </table:table-cell>
              <table:table-cell office:value-type="float" office:value="0.0202805">
                <text:p>0.0202805</text:p>
              </table:table-cell>
              <table:table-cell office:value-type="float" office:value="1.11615">
                <text:p>1.11615</text:p>
              </table:table-cell>
              <table:table-cell office:value-type="float" office:value="0.00741808">
                <text:p>0.00741808</text:p>
              </table:table-cell>
              <table:table-cell office:value-type="float" office:value="1.11765">
                <text:p>1.11765</text:p>
              </table:table-cell>
              <table:table-cell office:value-type="float" office:value="-0.00917446">
                <text:p>-0.00917446</text:p>
              </table:table-cell>
              <table:table-cell office:value-type="float" office:value="1.11988">
                <text:p>1.11988</text:p>
              </table:table-cell>
              <table:table-cell office:value-type="float" office:value="-0.0368259">
                <text:p>-0.0368259</text:p>
              </table:table-cell>
              <table:table-cell office:value-type="float" office:value="1.12134">
                <text:p>1.12134</text:p>
              </table:table-cell>
              <table:table-cell office:value-type="float" office:value="-0.0528601">
                <text:p>-0.0528601</text:p>
              </table:table-cell>
              <table:table-cell office:value-type="float" office:value="1.12279">
                <text:p>1.12279</text:p>
              </table:table-cell>
              <table:table-cell office:value-type="float" office:value="-0.072322">
                <text:p>-0.072322</text:p>
              </table:table-cell>
              <table:table-cell office:value-type="float" office:value="1.12423">
                <text:p>1.12423</text:p>
              </table:table-cell>
              <table:table-cell office:value-type="float" office:value="-0.0914388">
                <text:p>-0.0914388</text:p>
              </table:table-cell>
              <table:table-cell office:value-type="float" office:value="1.12564">
                <text:p>1.12564</text:p>
              </table:table-cell>
              <table:table-cell office:value-type="float" office:value="-0.110698">
                <text:p>-0.110698</text:p>
              </table:table-cell>
              <table:table-cell office:value-type="float" office:value="1.12704">
                <text:p>1.12704</text:p>
              </table:table-cell>
              <table:table-cell office:value-type="float" office:value="-0.134217">
                <text:p>-0.134217</text:p>
              </table:table-cell>
              <table:table-cell office:value-type="float" office:value="1.1291">
                <text:p>1.1291</text:p>
              </table:table-cell>
              <table:table-cell office:value-type="float" office:value="-0.169484">
                <text:p>-0.169484</text:p>
              </table:table-cell>
              <table:table-cell office:value-type="float" office:value="1.13045">
                <text:p>1.13045</text:p>
              </table:table-cell>
              <table:table-cell office:value-type="float" office:value="-0.19233">
                <text:p>-0.19233</text:p>
              </table:table-cell>
              <table:table-cell office:value-type="float" office:value="1.13178">
                <text:p>1.13178</text:p>
              </table:table-cell>
              <table:table-cell office:value-type="float" office:value="-0.22149">
                <text:p>-0.22149</text:p>
              </table:table-cell>
              <table:table-cell office:value-type="float" office:value="1.13309">
                <text:p>1.13309</text:p>
              </table:table-cell>
              <table:table-cell office:value-type="float" office:value="-0.248749">
                <text:p>-0.248749</text:p>
              </table:table-cell>
              <table:table-cell office:value-type="float" office:value="1.13501">
                <text:p>1.13501</text:p>
              </table:table-cell>
              <table:table-cell office:value-type="float" office:value="-0.296667">
                <text:p>-0.29666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.12387">
                <text:p>1.12387</text:p>
              </table:table-cell>
              <table:table-cell office:value-type="float" office:value="0.0216118">
                <text:p>0.0216118</text:p>
              </table:table-cell>
              <table:table-cell office:value-type="float" office:value="1.12543">
                <text:p>1.12543</text:p>
              </table:table-cell>
              <table:table-cell office:value-type="float" office:value="0.0145734">
                <text:p>0.0145734</text:p>
              </table:table-cell>
              <table:table-cell office:value-type="float" office:value="1.12699">
                <text:p>1.12699</text:p>
              </table:table-cell>
              <table:table-cell office:value-type="float" office:value="0.00529247">
                <text:p>0.00529247</text:p>
              </table:table-cell>
              <table:table-cell office:value-type="float" office:value="1.12852">
                <text:p>1.12852</text:p>
              </table:table-cell>
              <table:table-cell office:value-type="float" office:value="-0.00650278">
                <text:p>-0.00650278</text:p>
              </table:table-cell>
              <table:table-cell office:value-type="float" office:value="1.13079">
                <text:p>1.13079</text:p>
              </table:table-cell>
              <table:table-cell office:value-type="float" office:value="-0.0258455">
                <text:p>-0.0258455</text:p>
              </table:table-cell>
              <table:table-cell office:value-type="float" office:value="1.13229">
                <text:p>1.13229</text:p>
              </table:table-cell>
              <table:table-cell office:value-type="float" office:value="-0.0368039">
                <text:p>-0.0368039</text:p>
              </table:table-cell>
              <table:table-cell office:value-type="float" office:value="1.13377">
                <text:p>1.13377</text:p>
              </table:table-cell>
              <table:table-cell office:value-type="float" office:value="-0.0499791">
                <text:p>-0.0499791</text:p>
              </table:table-cell>
              <table:table-cell office:value-type="float" office:value="1.13523">
                <text:p>1.13523</text:p>
              </table:table-cell>
              <table:table-cell office:value-type="float" office:value="-0.0626717">
                <text:p>-0.0626717</text:p>
              </table:table-cell>
              <table:table-cell office:value-type="float" office:value="1.13667">
                <text:p>1.13667</text:p>
              </table:table-cell>
              <table:table-cell office:value-type="float" office:value="-0.0751973">
                <text:p>-0.0751973</text:p>
              </table:table-cell>
              <table:table-cell office:value-type="float" office:value="1.1381">
                <text:p>1.1381</text:p>
              </table:table-cell>
              <table:table-cell office:value-type="float" office:value="-0.0904316">
                <text:p>-0.0904316</text:p>
              </table:table-cell>
              <table:table-cell office:value-type="float" office:value="1.1402">
                <text:p>1.1402</text:p>
              </table:table-cell>
              <table:table-cell office:value-type="float" office:value="-0.112616">
                <text:p>-0.112616</text:p>
              </table:table-cell>
              <table:table-cell office:value-type="float" office:value="1.14158">
                <text:p>1.14158</text:p>
              </table:table-cell>
              <table:table-cell office:value-type="float" office:value="-0.126429">
                <text:p>-0.126429</text:p>
              </table:table-cell>
              <table:table-cell office:value-type="float" office:value="1.14294">
                <text:p>1.14294</text:p>
              </table:table-cell>
              <table:table-cell office:value-type="float" office:value="-0.144242">
                <text:p>-0.144242</text:p>
              </table:table-cell>
              <table:table-cell office:value-type="float" office:value="1.14427">
                <text:p>1.14427</text:p>
              </table:table-cell>
              <table:table-cell office:value-type="float" office:value="-0.160137">
                <text:p>-0.160137</text:p>
              </table:table-cell>
              <table:table-cell office:value-type="float" office:value="1.14623">
                <text:p>1.14623</text:p>
              </table:table-cell>
              <table:table-cell office:value-type="float" office:value="-0.187785">
                <text:p>-0.1877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MacOSX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